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-3.639">
            <text:p>-3.639</text:p>
          </table:table-cell>
          <table:table-cell office:value-type="float" office:value="0.418">
            <text:p>0.418</text:p>
          </table:table-cell>
          <table:table-cell office:value-type="float" office:value="-0.67">
            <text:p>-0.67</text:p>
          </table:table-cell>
          <table:table-cell office:value-type="float" office:value="1.779">
            <text:p>1.779</text:p>
          </table:table-cell>
          <table:table-cell office:value-type="float" office:value="-0.168">
            <text:p>-0.168</text:p>
          </table:table-cell>
          <table:table-cell office:value-type="float" office:value="1.627">
            <text:p>1.627</text:p>
          </table:table-cell>
          <table:table-cell office:value-type="float" office:value="-0.388">
            <text:p>-0.388</text:p>
          </table:table-cell>
          <table:table-cell office:value-type="float" office:value="0.529">
            <text:p>0.529</text:p>
          </table:table-cell>
          <table:table-cell office:value-type="float" office:value="-0.874">
            <text:p>-0.874</text:p>
          </table:table-cell>
          <table:table-cell office:value-type="float" office:value="-0.814">
            <text:p>-0.814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327">
            <text:p>-3.327</text:p>
          </table:table-cell>
          <table:table-cell office:value-type="float" office:value="0.496">
            <text:p>0.496</text:p>
          </table:table-cell>
          <table:table-cell office:value-type="float" office:value="-0.694">
            <text:p>-0.694</text:p>
          </table:table-cell>
          <table:table-cell office:value-type="float" office:value="1.365">
            <text:p>1.365</text:p>
          </table:table-cell>
          <table:table-cell office:value-type="float" office:value="-0.265">
            <text:p>-0.265</text:p>
          </table:table-cell>
          <table:table-cell office:value-type="float" office:value="1.933">
            <text:p>1.933</text:p>
          </table:table-cell>
          <table:table-cell office:value-type="float" office:value="-0.363">
            <text:p>-0.363</text:p>
          </table:table-cell>
          <table:table-cell office:value-type="float" office:value="0.51">
            <text:p>0.51</text:p>
          </table:table-cell>
          <table:table-cell office:value-type="float" office:value="-0.621">
            <text:p>-0.621</text:p>
          </table:table-cell>
          <table:table-cell office:value-type="float" office:value="-0.488">
            <text:p>-0.488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12">
            <text:p>-2.12</text:p>
          </table:table-cell>
          <table:table-cell office:value-type="float" office:value="0.894">
            <text:p>0.894</text:p>
          </table:table-cell>
          <table:table-cell office:value-type="float" office:value="-1.576">
            <text:p>-1.576</text:p>
          </table:table-cell>
          <table:table-cell office:value-type="float" office:value="0.147">
            <text:p>0.147</text:p>
          </table:table-cell>
          <table:table-cell office:value-type="float" office:value="-0.707">
            <text:p>-0.707</text:p>
          </table:table-cell>
          <table:table-cell office:value-type="float" office:value="1.559">
            <text:p>1.559</text:p>
          </table:table-cell>
          <table:table-cell office:value-type="float" office:value="-0.579">
            <text:p>-0.579</text:p>
          </table:table-cell>
          <table:table-cell office:value-type="float" office:value="0.676">
            <text:p>0.676</text:p>
          </table:table-cell>
          <table:table-cell office:value-type="float" office:value="-0.809">
            <text:p>-0.809</text:p>
          </table:table-cell>
          <table:table-cell office:value-type="float" office:value="-0.049">
            <text:p>-0.049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287">
            <text:p>-2.287</text:p>
          </table:table-cell>
          <table:table-cell office:value-type="float" office:value="1.809">
            <text:p>1.809</text:p>
          </table:table-cell>
          <table:table-cell office:value-type="float" office:value="-1.498">
            <text:p>-1.498</text:p>
          </table:table-cell>
          <table:table-cell office:value-type="float" office:value="1.012">
            <text:p>1.012</text:p>
          </table:table-cell>
          <table:table-cell office:value-type="float" office:value="-1.053">
            <text:p>-1.053</text:p>
          </table:table-cell>
          <table:table-cell office:value-type="float" office:value="1.06">
            <text:p>1.06</text:p>
          </table:table-cell>
          <table:table-cell office:value-type="float" office:value="-0.567">
            <text:p>-0.567</text:p>
          </table:table-cell>
          <table:table-cell office:value-type="float" office:value="0.235">
            <text:p>0.235</text:p>
          </table:table-cell>
          <table:table-cell office:value-type="float" office:value="-0.091">
            <text:p>-0.091</text:p>
          </table:table-cell>
          <table:table-cell office:value-type="float" office:value="-0.795">
            <text:p>-0.79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598">
            <text:p>-2.598</text:p>
          </table:table-cell>
          <table:table-cell office:value-type="float" office:value="1.938">
            <text:p>1.938</text:p>
          </table:table-cell>
          <table:table-cell office:value-type="float" office:value="-0.846">
            <text:p>-0.846</text:p>
          </table:table-cell>
          <table:table-cell office:value-type="float" office:value="1.062">
            <text:p>1.062</text:p>
          </table:table-cell>
          <table:table-cell office:value-type="float" office:value="-1.633">
            <text:p>-1.633</text:p>
          </table:table-cell>
          <table:table-cell office:value-type="float" office:value="0.764">
            <text:p>0.764</text:p>
          </table:table-cell>
          <table:table-cell office:value-type="float" office:value="0.394">
            <text:p>0.394</text:p>
          </table:table-cell>
          <table:table-cell office:value-type="float" office:value="-0.15">
            <text:p>-0.15</text:p>
          </table:table-cell>
          <table:table-cell office:value-type="float" office:value="0.277">
            <text:p>0.277</text:p>
          </table:table-cell>
          <table:table-cell office:value-type="float" office:value="-0.396">
            <text:p>-0.396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852">
            <text:p>-2.852</text:p>
          </table:table-cell>
          <table:table-cell office:value-type="float" office:value="1.914">
            <text:p>1.914</text:p>
          </table:table-cell>
          <table:table-cell office:value-type="float" office:value="-0.755">
            <text:p>-0.755</text:p>
          </table:table-cell>
          <table:table-cell office:value-type="float" office:value="0.825">
            <text:p>0.825</text:p>
          </table:table-cell>
          <table:table-cell office:value-type="float" office:value="-1.588">
            <text:p>-1.588</text:p>
          </table:table-cell>
          <table:table-cell office:value-type="float" office:value="0.855">
            <text:p>0.855</text:p>
          </table:table-cell>
          <table:table-cell office:value-type="float" office:value="0.217">
            <text:p>0.217</text:p>
          </table:table-cell>
          <table:table-cell office:value-type="float" office:value="-0.246">
            <text:p>-0.246</text:p>
          </table:table-cell>
          <table:table-cell office:value-type="float" office:value="0.238">
            <text:p>0.238</text:p>
          </table:table-cell>
          <table:table-cell office:value-type="float" office:value="-0.365">
            <text:p>-0.36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482">
            <text:p>-3.482</text:p>
          </table:table-cell>
          <table:table-cell office:value-type="float" office:value="2.524">
            <text:p>2.524</text:p>
          </table:table-cell>
          <table:table-cell office:value-type="float" office:value="-0.433">
            <text:p>-0.433</text:p>
          </table:table-cell>
          <table:table-cell office:value-type="float" office:value="1.048">
            <text:p>1.048</text:p>
          </table:table-cell>
          <table:table-cell office:value-type="float" office:value="-1.995">
            <text:p>-1.995</text:p>
          </table:table-cell>
          <table:table-cell office:value-type="float" office:value="0.902">
            <text:p>0.902</text:p>
          </table:table-cell>
          <table:table-cell office:value-type="float" office:value="0.322">
            <text:p>0.322</text:p>
          </table:table-cell>
          <table:table-cell office:value-type="float" office:value="0.45">
            <text:p>0.45</text:p>
          </table:table-cell>
          <table:table-cell office:value-type="float" office:value="0.377">
            <text:p>0.377</text:p>
          </table:table-cell>
          <table:table-cell office:value-type="float" office:value="-0.366">
            <text:p>-0.366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941">
            <text:p>-3.941</text:p>
          </table:table-cell>
          <table:table-cell office:value-type="float" office:value="2.305">
            <text:p>2.305</text:p>
          </table:table-cell>
          <table:table-cell office:value-type="float" office:value="0.124">
            <text:p>0.124</text:p>
          </table:table-cell>
          <table:table-cell office:value-type="float" office:value="1.771">
            <text:p>1.771</text:p>
          </table:table-cell>
          <table:table-cell office:value-type="float" office:value="-1.815">
            <text:p>-1.815</text:p>
          </table:table-cell>
          <table:table-cell office:value-type="float" office:value="0.593">
            <text:p>0.593</text:p>
          </table:table-cell>
          <table:table-cell office:value-type="float" office:value="-0.435">
            <text:p>-0.435</text:p>
          </table:table-cell>
          <table:table-cell office:value-type="float" office:value="0.992">
            <text:p>0.992</text:p>
          </table:table-cell>
          <table:table-cell office:value-type="float" office:value="0.575">
            <text:p>0.575</text:p>
          </table:table-cell>
          <table:table-cell office:value-type="float" office:value="-0.301">
            <text:p>-0.301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86">
            <text:p>-3.86</text:p>
          </table:table-cell>
          <table:table-cell office:value-type="float" office:value="2.116">
            <text:p>2.116</text:p>
          </table:table-cell>
          <table:table-cell office:value-type="float" office:value="-0.939">
            <text:p>-0.939</text:p>
          </table:table-cell>
          <table:table-cell office:value-type="float" office:value="0.688">
            <text:p>0.688</text:p>
          </table:table-cell>
          <table:table-cell office:value-type="float" office:value="-0.675">
            <text:p>-0.675</text:p>
          </table:table-cell>
          <table:table-cell office:value-type="float" office:value="1.679">
            <text:p>1.679</text:p>
          </table:table-cell>
          <table:table-cell office:value-type="float" office:value="-0.512">
            <text:p>-0.512</text:p>
          </table:table-cell>
          <table:table-cell office:value-type="float" office:value="0.928">
            <text:p>0.928</text:p>
          </table:table-cell>
          <table:table-cell office:value-type="float" office:value="-0.167">
            <text:p>-0.167</text:p>
          </table:table-cell>
          <table:table-cell office:value-type="float" office:value="-0.434">
            <text:p>-0.434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648">
            <text:p>-3.648</text:p>
          </table:table-cell>
          <table:table-cell office:value-type="float" office:value="1.812">
            <text:p>1.812</text:p>
          </table:table-cell>
          <table:table-cell office:value-type="float" office:value="-1.378">
            <text:p>-1.378</text:p>
          </table:table-cell>
          <table:table-cell office:value-type="float" office:value="1.578">
            <text:p>1.578</text:p>
          </table:table-cell>
          <table:table-cell office:value-type="float" office:value="0.065">
            <text:p>0.065</text:p>
          </table:table-cell>
          <table:table-cell office:value-type="float" office:value="1.577">
            <text:p>1.577</text:p>
          </table:table-cell>
          <table:table-cell office:value-type="float" office:value="-0.466">
            <text:p>-0.466</text:p>
          </table:table-cell>
          <table:table-cell office:value-type="float" office:value="0.702">
            <text:p>0.702</text:p>
          </table:table-cell>
          <table:table-cell office:value-type="float" office:value="0.06">
            <text:p>0.06</text:p>
          </table:table-cell>
          <table:table-cell office:value-type="float" office:value="-0.836">
            <text:p>-0.836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032">
            <text:p>-3.032</text:p>
          </table:table-cell>
          <table:table-cell office:value-type="float" office:value="1.739">
            <text:p>1.739</text:p>
          </table:table-cell>
          <table:table-cell office:value-type="float" office:value="-1.141">
            <text:p>-1.141</text:p>
          </table:table-cell>
          <table:table-cell office:value-type="float" office:value="0.737">
            <text:p>0.737</text:p>
          </table:table-cell>
          <table:table-cell office:value-type="float" office:value="-0.834">
            <text:p>-0.834</text:p>
          </table:table-cell>
          <table:table-cell office:value-type="float" office:value="1.386">
            <text:p>1.386</text:p>
          </table:table-cell>
          <table:table-cell office:value-type="float" office:value="-0.575">
            <text:p>-0.575</text:p>
          </table:table-cell>
          <table:table-cell office:value-type="float" office:value="0.679">
            <text:p>0.679</text:p>
          </table:table-cell>
          <table:table-cell office:value-type="float" office:value="-0.018">
            <text:p>-0.018</text:p>
          </table:table-cell>
          <table:table-cell office:value-type="float" office:value="-0.823">
            <text:p>-0.823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653">
            <text:p>-3.653</text:p>
          </table:table-cell>
          <table:table-cell office:value-type="float" office:value="0.373">
            <text:p>0.373</text:p>
          </table:table-cell>
          <table:table-cell office:value-type="float" office:value="-0.6">
            <text:p>-0.6</text:p>
          </table:table-cell>
          <table:table-cell office:value-type="float" office:value="1.705">
            <text:p>1.705</text:p>
          </table:table-cell>
          <table:table-cell office:value-type="float" office:value="-0.222">
            <text:p>-0.222</text:p>
          </table:table-cell>
          <table:table-cell office:value-type="float" office:value="1.765">
            <text:p>1.765</text:p>
          </table:table-cell>
          <table:table-cell office:value-type="float" office:value="-0.353">
            <text:p>-0.353</text:p>
          </table:table-cell>
          <table:table-cell office:value-type="float" office:value="0.537">
            <text:p>0.537</text:p>
          </table:table-cell>
          <table:table-cell office:value-type="float" office:value="-0.797">
            <text:p>-0.797</text:p>
          </table:table-cell>
          <table:table-cell office:value-type="float" office:value="-0.813">
            <text:p>-0.813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237">
            <text:p>-3.237</text:p>
          </table:table-cell>
          <table:table-cell office:value-type="float" office:value="0.436">
            <text:p>0.436</text:p>
          </table:table-cell>
          <table:table-cell office:value-type="float" office:value="-0.86">
            <text:p>-0.86</text:p>
          </table:table-cell>
          <table:table-cell office:value-type="float" office:value="1.363">
            <text:p>1.363</text:p>
          </table:table-cell>
          <table:table-cell office:value-type="float" office:value="-0.251">
            <text:p>-0.251</text:p>
          </table:table-cell>
          <table:table-cell office:value-type="float" office:value="1.915">
            <text:p>1.915</text:p>
          </table:table-cell>
          <table:table-cell office:value-type="float" office:value="-0.395">
            <text:p>-0.395</text:p>
          </table:table-cell>
          <table:table-cell office:value-type="float" office:value="0.751">
            <text:p>0.751</text:p>
          </table:table-cell>
          <table:table-cell office:value-type="float" office:value="-0.774">
            <text:p>-0.774</text:p>
          </table:table-cell>
          <table:table-cell office:value-type="float" office:value="-0.327">
            <text:p>-0.327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135">
            <text:p>-2.135</text:p>
          </table:table-cell>
          <table:table-cell office:value-type="float" office:value="0.954">
            <text:p>0.954</text:p>
          </table:table-cell>
          <table:table-cell office:value-type="float" office:value="-1.632">
            <text:p>-1.632</text:p>
          </table:table-cell>
          <table:table-cell office:value-type="float" office:value="0.121">
            <text:p>0.121</text:p>
          </table:table-cell>
          <table:table-cell office:value-type="float" office:value="-0.704">
            <text:p>-0.704</text:p>
          </table:table-cell>
          <table:table-cell office:value-type="float" office:value="1.6">
            <text:p>1.6</text:p>
          </table:table-cell>
          <table:table-cell office:value-type="float" office:value="-0.628">
            <text:p>-0.628</text:p>
          </table:table-cell>
          <table:table-cell office:value-type="float" office:value="0.713">
            <text:p>0.713</text:p>
          </table:table-cell>
          <table:table-cell office:value-type="float" office:value="-0.903">
            <text:p>-0.903</text:p>
          </table:table-cell>
          <table:table-cell office:value-type="float" office:value="-0.027">
            <text:p>-0.027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304">
            <text:p>-2.304</text:p>
          </table:table-cell>
          <table:table-cell office:value-type="float" office:value="1.784">
            <text:p>1.784</text:p>
          </table:table-cell>
          <table:table-cell office:value-type="float" office:value="-1.506">
            <text:p>-1.506</text:p>
          </table:table-cell>
          <table:table-cell office:value-type="float" office:value="0.981">
            <text:p>0.981</text:p>
          </table:table-cell>
          <table:table-cell office:value-type="float" office:value="-0.961">
            <text:p>-0.961</text:p>
          </table:table-cell>
          <table:table-cell office:value-type="float" office:value="0.806">
            <text:p>0.806</text:p>
          </table:table-cell>
          <table:table-cell office:value-type="float" office:value="-0.294">
            <text:p>-0.294</text:p>
          </table:table-cell>
          <table:table-cell office:value-type="float" office:value="-0.002">
            <text:p>-0.002</text:p>
          </table:table-cell>
          <table:table-cell office:value-type="float" office:value="0.119">
            <text:p>0.119</text:p>
          </table:table-cell>
          <table:table-cell office:value-type="float" office:value="-0.76">
            <text:p>-0.76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54">
            <text:p>-2.54</text:p>
          </table:table-cell>
          <table:table-cell office:value-type="float" office:value="2.144">
            <text:p>2.144</text:p>
          </table:table-cell>
          <table:table-cell office:value-type="float" office:value="-1.024">
            <text:p>-1.024</text:p>
          </table:table-cell>
          <table:table-cell office:value-type="float" office:value="0.933">
            <text:p>0.933</text:p>
          </table:table-cell>
          <table:table-cell office:value-type="float" office:value="-1.567">
            <text:p>-1.567</text:p>
          </table:table-cell>
          <table:table-cell office:value-type="float" office:value="1.024">
            <text:p>1.024</text:p>
          </table:table-cell>
          <table:table-cell office:value-type="float" office:value="0.188">
            <text:p>0.188</text:p>
          </table:table-cell>
          <table:table-cell office:value-type="float" office:value="-0.047">
            <text:p>-0.047</text:p>
          </table:table-cell>
          <table:table-cell office:value-type="float" office:value="0.309">
            <text:p>0.309</text:p>
          </table:table-cell>
          <table:table-cell office:value-type="float" office:value="-0.633">
            <text:p>-0.633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826">
            <text:p>-2.826</text:p>
          </table:table-cell>
          <table:table-cell office:value-type="float" office:value="2.003">
            <text:p>2.003</text:p>
          </table:table-cell>
          <table:table-cell office:value-type="float" office:value="-0.738">
            <text:p>-0.738</text:p>
          </table:table-cell>
          <table:table-cell office:value-type="float" office:value="0.801">
            <text:p>0.801</text:p>
          </table:table-cell>
          <table:table-cell office:value-type="float" office:value="-1.669">
            <text:p>-1.669</text:p>
          </table:table-cell>
          <table:table-cell office:value-type="float" office:value="0.939">
            <text:p>0.939</text:p>
          </table:table-cell>
          <table:table-cell office:value-type="float" office:value="0.245">
            <text:p>0.245</text:p>
          </table:table-cell>
          <table:table-cell office:value-type="float" office:value="-0.257">
            <text:p>-0.257</text:p>
          </table:table-cell>
          <table:table-cell office:value-type="float" office:value="0.256">
            <text:p>0.256</text:p>
          </table:table-cell>
          <table:table-cell office:value-type="float" office:value="-0.458">
            <text:p>-0.458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582">
            <text:p>-3.582</text:p>
          </table:table-cell>
          <table:table-cell office:value-type="float" office:value="2.374">
            <text:p>2.374</text:p>
          </table:table-cell>
          <table:table-cell office:value-type="float" office:value="-0.358">
            <text:p>-0.358</text:p>
          </table:table-cell>
          <table:table-cell office:value-type="float" office:value="1.162">
            <text:p>1.162</text:p>
          </table:table-cell>
          <table:table-cell office:value-type="float" office:value="-1.953">
            <text:p>-1.953</text:p>
          </table:table-cell>
          <table:table-cell office:value-type="float" office:value="0.621">
            <text:p>0.621</text:p>
          </table:table-cell>
          <table:table-cell office:value-type="float" office:value="0.339">
            <text:p>0.339</text:p>
          </table:table-cell>
          <table:table-cell office:value-type="float" office:value="0.355">
            <text:p>0.355</text:p>
          </table:table-cell>
          <table:table-cell office:value-type="float" office:value="0.415">
            <text:p>0.415</text:p>
          </table:table-cell>
          <table:table-cell office:value-type="float" office:value="-0.259">
            <text:p>-0.259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951">
            <text:p>-3.951</text:p>
          </table:table-cell>
          <table:table-cell office:value-type="float" office:value="2.25">
            <text:p>2.25</text:p>
          </table:table-cell>
          <table:table-cell office:value-type="float" office:value="0.127">
            <text:p>0.127</text:p>
          </table:table-cell>
          <table:table-cell office:value-type="float" office:value="1.772">
            <text:p>1.772</text:p>
          </table:table-cell>
          <table:table-cell office:value-type="float" office:value="-1.906">
            <text:p>-1.906</text:p>
          </table:table-cell>
          <table:table-cell office:value-type="float" office:value="0.567">
            <text:p>0.567</text:p>
          </table:table-cell>
          <table:table-cell office:value-type="float" office:value="-0.432">
            <text:p>-0.432</text:p>
          </table:table-cell>
          <table:table-cell office:value-type="float" office:value="1.045">
            <text:p>1.045</text:p>
          </table:table-cell>
          <table:table-cell office:value-type="float" office:value="0.598">
            <text:p>0.598</text:p>
          </table:table-cell>
          <table:table-cell office:value-type="float" office:value="-0.293">
            <text:p>-0.293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783">
            <text:p>-3.783</text:p>
          </table:table-cell>
          <table:table-cell office:value-type="float" office:value="1.974">
            <text:p>1.974</text:p>
          </table:table-cell>
          <table:table-cell office:value-type="float" office:value="-1.2">
            <text:p>-1.2</text:p>
          </table:table-cell>
          <table:table-cell office:value-type="float" office:value="0.606">
            <text:p>0.606</text:p>
          </table:table-cell>
          <table:table-cell office:value-type="float" office:value="-0.65">
            <text:p>-0.65</text:p>
          </table:table-cell>
          <table:table-cell office:value-type="float" office:value="1.504">
            <text:p>1.504</text:p>
          </table:table-cell>
          <table:table-cell office:value-type="float" office:value="-0.134">
            <text:p>-0.134</text:p>
          </table:table-cell>
          <table:table-cell office:value-type="float" office:value="0.528">
            <text:p>0.528</text:p>
          </table:table-cell>
          <table:table-cell office:value-type="float" office:value="0.392">
            <text:p>0.392</text:p>
          </table:table-cell>
          <table:table-cell office:value-type="float" office:value="-0.58">
            <text:p>-0.58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673">
            <text:p>-3.673</text:p>
          </table:table-cell>
          <table:table-cell office:value-type="float" office:value="1.811">
            <text:p>1.811</text:p>
          </table:table-cell>
          <table:table-cell office:value-type="float" office:value="-1.405">
            <text:p>-1.405</text:p>
          </table:table-cell>
          <table:table-cell office:value-type="float" office:value="1.621">
            <text:p>1.621</text:p>
          </table:table-cell>
          <table:table-cell office:value-type="float" office:value="0.044">
            <text:p>0.044</text:p>
          </table:table-cell>
          <table:table-cell office:value-type="float" office:value="1.572">
            <text:p>1.572</text:p>
          </table:table-cell>
          <table:table-cell office:value-type="float" office:value="-0.453">
            <text:p>-0.453</text:p>
          </table:table-cell>
          <table:table-cell office:value-type="float" office:value="0.745">
            <text:p>0.745</text:p>
          </table:table-cell>
          <table:table-cell office:value-type="float" office:value="-0.066">
            <text:p>-0.066</text:p>
          </table:table-cell>
          <table:table-cell office:value-type="float" office:value="-0.733">
            <text:p>-0.733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946">
            <text:p>-2.946</text:p>
          </table:table-cell>
          <table:table-cell office:value-type="float" office:value="1.649">
            <text:p>1.649</text:p>
          </table:table-cell>
          <table:table-cell office:value-type="float" office:value="-1.167">
            <text:p>-1.167</text:p>
          </table:table-cell>
          <table:table-cell office:value-type="float" office:value="0.788">
            <text:p>0.788</text:p>
          </table:table-cell>
          <table:table-cell office:value-type="float" office:value="-0.909">
            <text:p>-0.909</text:p>
          </table:table-cell>
          <table:table-cell office:value-type="float" office:value="1.3">
            <text:p>1.3</text:p>
          </table:table-cell>
          <table:table-cell office:value-type="float" office:value="-0.562">
            <text:p>-0.562</text:p>
          </table:table-cell>
          <table:table-cell office:value-type="float" office:value="0.902">
            <text:p>0.902</text:p>
          </table:table-cell>
          <table:table-cell office:value-type="float" office:value="-0.07">
            <text:p>-0.07</text:p>
          </table:table-cell>
          <table:table-cell office:value-type="float" office:value="-0.842">
            <text:p>-0.842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665">
            <text:p>-3.665</text:p>
          </table:table-cell>
          <table:table-cell office:value-type="float" office:value="0.337">
            <text:p>0.337</text:p>
          </table:table-cell>
          <table:table-cell office:value-type="float" office:value="-0.641">
            <text:p>-0.641</text:p>
          </table:table-cell>
          <table:table-cell office:value-type="float" office:value="1.791">
            <text:p>1.791</text:p>
          </table:table-cell>
          <table:table-cell office:value-type="float" office:value="-0.194">
            <text:p>-0.194</text:p>
          </table:table-cell>
          <table:table-cell office:value-type="float" office:value="1.686">
            <text:p>1.686</text:p>
          </table:table-cell>
          <table:table-cell office:value-type="float" office:value="-0.359">
            <text:p>-0.359</text:p>
          </table:table-cell>
          <table:table-cell office:value-type="float" office:value="0.57">
            <text:p>0.57</text:p>
          </table:table-cell>
          <table:table-cell office:value-type="float" office:value="-0.676">
            <text:p>-0.676</text:p>
          </table:table-cell>
          <table:table-cell office:value-type="float" office:value="-0.841">
            <text:p>-0.841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165">
            <text:p>-3.165</text:p>
          </table:table-cell>
          <table:table-cell office:value-type="float" office:value="0.408">
            <text:p>0.408</text:p>
          </table:table-cell>
          <table:table-cell office:value-type="float" office:value="-0.971">
            <text:p>-0.971</text:p>
          </table:table-cell>
          <table:table-cell office:value-type="float" office:value="1.207">
            <text:p>1.207</text:p>
          </table:table-cell>
          <table:table-cell office:value-type="float" office:value="-0.298">
            <text:p>-0.298</text:p>
          </table:table-cell>
          <table:table-cell office:value-type="float" office:value="1.921">
            <text:p>1.921</text:p>
          </table:table-cell>
          <table:table-cell office:value-type="float" office:value="-0.215">
            <text:p>-0.215</text:p>
          </table:table-cell>
          <table:table-cell office:value-type="float" office:value="0.723">
            <text:p>0.723</text:p>
          </table:table-cell>
          <table:table-cell office:value-type="float" office:value="-0.492">
            <text:p>-0.492</text:p>
          </table:table-cell>
          <table:table-cell office:value-type="float" office:value="-0.425">
            <text:p>-0.425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105">
            <text:p>-2.105</text:p>
          </table:table-cell>
          <table:table-cell office:value-type="float" office:value="1.035">
            <text:p>1.035</text:p>
          </table:table-cell>
          <table:table-cell office:value-type="float" office:value="-1.705">
            <text:p>-1.705</text:p>
          </table:table-cell>
          <table:table-cell office:value-type="float" office:value="0.231">
            <text:p>0.231</text:p>
          </table:table-cell>
          <table:table-cell office:value-type="float" office:value="-0.558">
            <text:p>-0.558</text:p>
          </table:table-cell>
          <table:table-cell office:value-type="float" office:value="1.554">
            <text:p>1.554</text:p>
          </table:table-cell>
          <table:table-cell office:value-type="float" office:value="-0.649">
            <text:p>-0.649</text:p>
          </table:table-cell>
          <table:table-cell office:value-type="float" office:value="0.71">
            <text:p>0.71</text:p>
          </table:table-cell>
          <table:table-cell office:value-type="float" office:value="-0.855">
            <text:p>-0.855</text:p>
          </table:table-cell>
          <table:table-cell office:value-type="float" office:value="-0.151">
            <text:p>-0.151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312">
            <text:p>-2.312</text:p>
          </table:table-cell>
          <table:table-cell office:value-type="float" office:value="1.746">
            <text:p>1.746</text:p>
          </table:table-cell>
          <table:table-cell office:value-type="float" office:value="-1.51">
            <text:p>-1.51</text:p>
          </table:table-cell>
          <table:table-cell office:value-type="float" office:value="1.019">
            <text:p>1.019</text:p>
          </table:table-cell>
          <table:table-cell office:value-type="float" office:value="-0.99">
            <text:p>-0.99</text:p>
          </table:table-cell>
          <table:table-cell office:value-type="float" office:value="0.941">
            <text:p>0.941</text:p>
          </table:table-cell>
          <table:table-cell office:value-type="float" office:value="-0.488">
            <text:p>-0.488</text:p>
          </table:table-cell>
          <table:table-cell office:value-type="float" office:value="0.208">
            <text:p>0.208</text:p>
          </table:table-cell>
          <table:table-cell office:value-type="float" office:value="0.033">
            <text:p>0.033</text:p>
          </table:table-cell>
          <table:table-cell office:value-type="float" office:value="-0.847">
            <text:p>-0.847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635">
            <text:p>-2.635</text:p>
          </table:table-cell>
          <table:table-cell office:value-type="float" office:value="2.147">
            <text:p>2.147</text:p>
          </table:table-cell>
          <table:table-cell office:value-type="float" office:value="-1.129">
            <text:p>-1.129</text:p>
          </table:table-cell>
          <table:table-cell office:value-type="float" office:value="0.911">
            <text:p>0.911</text:p>
          </table:table-cell>
          <table:table-cell office:value-type="float" office:value="-1.407">
            <text:p>-1.407</text:p>
          </table:table-cell>
          <table:table-cell office:value-type="float" office:value="1.095">
            <text:p>1.095</text:p>
          </table:table-cell>
          <table:table-cell office:value-type="float" office:value="-0.071">
            <text:p>-0.071</text:p>
          </table:table-cell>
          <table:table-cell office:value-type="float" office:value="0.118">
            <text:p>0.118</text:p>
          </table:table-cell>
          <table:table-cell office:value-type="float" office:value="0.139">
            <text:p>0.139</text:p>
          </table:table-cell>
          <table:table-cell office:value-type="float" office:value="-0.685">
            <text:p>-0.685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887">
            <text:p>-2.887</text:p>
          </table:table-cell>
          <table:table-cell office:value-type="float" office:value="2.131">
            <text:p>2.131</text:p>
          </table:table-cell>
          <table:table-cell office:value-type="float" office:value="-0.83">
            <text:p>-0.83</text:p>
          </table:table-cell>
          <table:table-cell office:value-type="float" office:value="0.682">
            <text:p>0.682</text:p>
          </table:table-cell>
          <table:table-cell office:value-type="float" office:value="-1.557">
            <text:p>-1.557</text:p>
          </table:table-cell>
          <table:table-cell office:value-type="float" office:value="0.818">
            <text:p>0.818</text:p>
          </table:table-cell>
          <table:table-cell office:value-type="float" office:value="0.448">
            <text:p>0.448</text:p>
          </table:table-cell>
          <table:table-cell office:value-type="float" office:value="-0.382">
            <text:p>-0.382</text:p>
          </table:table-cell>
          <table:table-cell office:value-type="float" office:value="0.207">
            <text:p>0.207</text:p>
          </table:table-cell>
          <table:table-cell office:value-type="float" office:value="-0.402">
            <text:p>-0.40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635">
            <text:p>-3.635</text:p>
          </table:table-cell>
          <table:table-cell office:value-type="float" office:value="2.25">
            <text:p>2.25</text:p>
          </table:table-cell>
          <table:table-cell office:value-type="float" office:value="-0.394">
            <text:p>-0.394</text:p>
          </table:table-cell>
          <table:table-cell office:value-type="float" office:value="1.012">
            <text:p>1.012</text:p>
          </table:table-cell>
          <table:table-cell office:value-type="float" office:value="-1.693">
            <text:p>-1.693</text:p>
          </table:table-cell>
          <table:table-cell office:value-type="float" office:value="0.117">
            <text:p>0.117</text:p>
          </table:table-cell>
          <table:table-cell office:value-type="float" office:value="0.665">
            <text:p>0.665</text:p>
          </table:table-cell>
          <table:table-cell office:value-type="float" office:value="0.281">
            <text:p>0.281</text:p>
          </table:table-cell>
          <table:table-cell office:value-type="float" office:value="0.343">
            <text:p>0.343</text:p>
          </table:table-cell>
          <table:table-cell office:value-type="float" office:value="-0.003">
            <text:p>-0.003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986">
            <text:p>-3.986</text:p>
          </table:table-cell>
          <table:table-cell office:value-type="float" office:value="2.325">
            <text:p>2.325</text:p>
          </table:table-cell>
          <table:table-cell office:value-type="float" office:value="0.102">
            <text:p>0.102</text:p>
          </table:table-cell>
          <table:table-cell office:value-type="float" office:value="1.633">
            <text:p>1.633</text:p>
          </table:table-cell>
          <table:table-cell office:value-type="float" office:value="-2.014">
            <text:p>-2.014</text:p>
          </table:table-cell>
          <table:table-cell office:value-type="float" office:value="0.576">
            <text:p>0.576</text:p>
          </table:table-cell>
          <table:table-cell office:value-type="float" office:value="-0.344">
            <text:p>-0.344</text:p>
          </table:table-cell>
          <table:table-cell office:value-type="float" office:value="1.003">
            <text:p>1.003</text:p>
          </table:table-cell>
          <table:table-cell office:value-type="float" office:value="0.566">
            <text:p>0.566</text:p>
          </table:table-cell>
          <table:table-cell office:value-type="float" office:value="-0.245">
            <text:p>-0.245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712">
            <text:p>-3.712</text:p>
          </table:table-cell>
          <table:table-cell office:value-type="float" office:value="1.816">
            <text:p>1.816</text:p>
          </table:table-cell>
          <table:table-cell office:value-type="float" office:value="-1.171">
            <text:p>-1.171</text:p>
          </table:table-cell>
          <table:table-cell office:value-type="float" office:value="0.647">
            <text:p>0.647</text:p>
          </table:table-cell>
          <table:table-cell office:value-type="float" office:value="-0.767">
            <text:p>-0.767</text:p>
          </table:table-cell>
          <table:table-cell office:value-type="float" office:value="1.698">
            <text:p>1.698</text:p>
          </table:table-cell>
          <table:table-cell office:value-type="float" office:value="-0.347">
            <text:p>-0.347</text:p>
          </table:table-cell>
          <table:table-cell office:value-type="float" office:value="0.92">
            <text:p>0.92</text:p>
          </table:table-cell>
          <table:table-cell office:value-type="float" office:value="0.159">
            <text:p>0.159</text:p>
          </table:table-cell>
          <table:table-cell office:value-type="float" office:value="-0.359">
            <text:p>-0.35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74">
            <text:p>-3.74</text:p>
          </table:table-cell>
          <table:table-cell office:value-type="float" office:value="1.832">
            <text:p>1.832</text:p>
          </table:table-cell>
          <table:table-cell office:value-type="float" office:value="-1.384">
            <text:p>-1.384</text:p>
          </table:table-cell>
          <table:table-cell office:value-type="float" office:value="1.587">
            <text:p>1.587</text:p>
          </table:table-cell>
          <table:table-cell office:value-type="float" office:value="0.049">
            <text:p>0.049</text:p>
          </table:table-cell>
          <table:table-cell office:value-type="float" office:value="1.642">
            <text:p>1.642</text:p>
          </table:table-cell>
          <table:table-cell office:value-type="float" office:value="-0.516">
            <text:p>-0.516</text:p>
          </table:table-cell>
          <table:table-cell office:value-type="float" office:value="0.707">
            <text:p>0.707</text:p>
          </table:table-cell>
          <table:table-cell office:value-type="float" office:value="-0.169">
            <text:p>-0.169</text:p>
          </table:table-cell>
          <table:table-cell office:value-type="float" office:value="-0.522">
            <text:p>-0.522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859">
            <text:p>-2.859</text:p>
          </table:table-cell>
          <table:table-cell office:value-type="float" office:value="1.627">
            <text:p>1.627</text:p>
          </table:table-cell>
          <table:table-cell office:value-type="float" office:value="-1.14">
            <text:p>-1.14</text:p>
          </table:table-cell>
          <table:table-cell office:value-type="float" office:value="0.769">
            <text:p>0.769</text:p>
          </table:table-cell>
          <table:table-cell office:value-type="float" office:value="-0.948">
            <text:p>-0.948</text:p>
          </table:table-cell>
          <table:table-cell office:value-type="float" office:value="1.39">
            <text:p>1.39</text:p>
          </table:table-cell>
          <table:table-cell office:value-type="float" office:value="-0.608">
            <text:p>-0.608</text:p>
          </table:table-cell>
          <table:table-cell office:value-type="float" office:value="0.956">
            <text:p>0.956</text:p>
          </table:table-cell>
          <table:table-cell office:value-type="float" office:value="-0.204">
            <text:p>-0.204</text:p>
          </table:table-cell>
          <table:table-cell office:value-type="float" office:value="-0.727">
            <text:p>-0.727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624">
            <text:p>-3.624</text:p>
          </table:table-cell>
          <table:table-cell office:value-type="float" office:value="0.305">
            <text:p>0.305</text:p>
          </table:table-cell>
          <table:table-cell office:value-type="float" office:value="-0.708">
            <text:p>-0.708</text:p>
          </table:table-cell>
          <table:table-cell office:value-type="float" office:value="1.758">
            <text:p>1.758</text:p>
          </table:table-cell>
          <table:table-cell office:value-type="float" office:value="-0.194">
            <text:p>-0.194</text:p>
          </table:table-cell>
          <table:table-cell office:value-type="float" office:value="1.675">
            <text:p>1.675</text:p>
          </table:table-cell>
          <table:table-cell office:value-type="float" office:value="-0.273">
            <text:p>-0.273</text:p>
          </table:table-cell>
          <table:table-cell office:value-type="float" office:value="0.561">
            <text:p>0.561</text:p>
          </table:table-cell>
          <table:table-cell office:value-type="float" office:value="-0.577">
            <text:p>-0.577</text:p>
          </table:table-cell>
          <table:table-cell office:value-type="float" office:value="-0.843">
            <text:p>-0.843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062">
            <text:p>-3.062</text:p>
          </table:table-cell>
          <table:table-cell office:value-type="float" office:value="0.351">
            <text:p>0.351</text:p>
          </table:table-cell>
          <table:table-cell office:value-type="float" office:value="-1.071">
            <text:p>-1.071</text:p>
          </table:table-cell>
          <table:table-cell office:value-type="float" office:value="1.061">
            <text:p>1.061</text:p>
          </table:table-cell>
          <table:table-cell office:value-type="float" office:value="-0.355">
            <text:p>-0.355</text:p>
          </table:table-cell>
          <table:table-cell office:value-type="float" office:value="1.99">
            <text:p>1.99</text:p>
          </table:table-cell>
          <table:table-cell office:value-type="float" office:value="-0.21">
            <text:p>-0.21</text:p>
          </table:table-cell>
          <table:table-cell office:value-type="float" office:value="0.796">
            <text:p>0.796</text:p>
          </table:table-cell>
          <table:table-cell office:value-type="float" office:value="-0.358">
            <text:p>-0.358</text:p>
          </table:table-cell>
          <table:table-cell office:value-type="float" office:value="-0.299">
            <text:p>-0.299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081">
            <text:p>-2.081</text:p>
          </table:table-cell>
          <table:table-cell office:value-type="float" office:value="1.05">
            <text:p>1.05</text:p>
          </table:table-cell>
          <table:table-cell office:value-type="float" office:value="-1.778">
            <text:p>-1.778</text:p>
          </table:table-cell>
          <table:table-cell office:value-type="float" office:value="0.411">
            <text:p>0.411</text:p>
          </table:table-cell>
          <table:table-cell office:value-type="float" office:value="-0.518">
            <text:p>-0.518</text:p>
          </table:table-cell>
          <table:table-cell office:value-type="float" office:value="1.46">
            <text:p>1.46</text:p>
          </table:table-cell>
          <table:table-cell office:value-type="float" office:value="-0.576">
            <text:p>-0.576</text:p>
          </table:table-cell>
          <table:table-cell office:value-type="float" office:value="0.735">
            <text:p>0.735</text:p>
          </table:table-cell>
          <table:table-cell office:value-type="float" office:value="-0.866">
            <text:p>-0.866</text:p>
          </table:table-cell>
          <table:table-cell office:value-type="float" office:value="-0.172">
            <text:p>-0.172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289">
            <text:p>-2.289</text:p>
          </table:table-cell>
          <table:table-cell office:value-type="float" office:value="1.845">
            <text:p>1.845</text:p>
          </table:table-cell>
          <table:table-cell office:value-type="float" office:value="-1.616">
            <text:p>-1.616</text:p>
          </table:table-cell>
          <table:table-cell office:value-type="float" office:value="0.987">
            <text:p>0.987</text:p>
          </table:table-cell>
          <table:table-cell office:value-type="float" office:value="-0.876">
            <text:p>-0.876</text:p>
          </table:table-cell>
          <table:table-cell office:value-type="float" office:value="1.044">
            <text:p>1.044</text:p>
          </table:table-cell>
          <table:table-cell office:value-type="float" office:value="-0.549">
            <text:p>-0.549</text:p>
          </table:table-cell>
          <table:table-cell office:value-type="float" office:value="0.196">
            <text:p>0.196</text:p>
          </table:table-cell>
          <table:table-cell office:value-type="float" office:value="-0.07">
            <text:p>-0.07</text:p>
          </table:table-cell>
          <table:table-cell office:value-type="float" office:value="-0.814">
            <text:p>-0.814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24">
            <text:p>-2.724</text:p>
          </table:table-cell>
          <table:table-cell office:value-type="float" office:value="2.067">
            <text:p>2.067</text:p>
          </table:table-cell>
          <table:table-cell office:value-type="float" office:value="-1.142">
            <text:p>-1.142</text:p>
          </table:table-cell>
          <table:table-cell office:value-type="float" office:value="0.923">
            <text:p>0.923</text:p>
          </table:table-cell>
          <table:table-cell office:value-type="float" office:value="-1.157">
            <text:p>-1.157</text:p>
          </table:table-cell>
          <table:table-cell office:value-type="float" office:value="1.17">
            <text:p>1.17</text:p>
          </table:table-cell>
          <table:table-cell office:value-type="float" office:value="-0.276">
            <text:p>-0.276</text:p>
          </table:table-cell>
          <table:table-cell office:value-type="float" office:value="0.172">
            <text:p>0.172</text:p>
          </table:table-cell>
          <table:table-cell office:value-type="float" office:value="-0.008">
            <text:p>-0.008</text:p>
          </table:table-cell>
          <table:table-cell office:value-type="float" office:value="-0.649">
            <text:p>-0.649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3.015">
            <text:p>-3.015</text:p>
          </table:table-cell>
          <table:table-cell office:value-type="float" office:value="2.232">
            <text:p>2.232</text:p>
          </table:table-cell>
          <table:table-cell office:value-type="float" office:value="-0.899">
            <text:p>-0.899</text:p>
          </table:table-cell>
          <table:table-cell office:value-type="float" office:value="0.574">
            <text:p>0.574</text:p>
          </table:table-cell>
          <table:table-cell office:value-type="float" office:value="-1.331">
            <text:p>-1.331</text:p>
          </table:table-cell>
          <table:table-cell office:value-type="float" office:value="0.546">
            <text:p>0.546</text:p>
          </table:table-cell>
          <table:table-cell office:value-type="float" office:value="0.61">
            <text:p>0.61</text:p>
          </table:table-cell>
          <table:table-cell office:value-type="float" office:value="-0.452">
            <text:p>-0.452</text:p>
          </table:table-cell>
          <table:table-cell office:value-type="float" office:value="0.035">
            <text:p>0.035</text:p>
          </table:table-cell>
          <table:table-cell office:value-type="float" office:value="-0.156">
            <text:p>-0.156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559">
            <text:p>-3.559</text:p>
          </table:table-cell>
          <table:table-cell office:value-type="float" office:value="2.126">
            <text:p>2.126</text:p>
          </table:table-cell>
          <table:table-cell office:value-type="float" office:value="-0.445">
            <text:p>-0.445</text:p>
          </table:table-cell>
          <table:table-cell office:value-type="float" office:value="1.053">
            <text:p>1.053</text:p>
          </table:table-cell>
          <table:table-cell office:value-type="float" office:value="-1.765">
            <text:p>-1.765</text:p>
          </table:table-cell>
          <table:table-cell office:value-type="float" office:value="0.349">
            <text:p>0.349</text:p>
          </table:table-cell>
          <table:table-cell office:value-type="float" office:value="0.546">
            <text:p>0.546</text:p>
          </table:table-cell>
          <table:table-cell office:value-type="float" office:value="0.321">
            <text:p>0.321</text:p>
          </table:table-cell>
          <table:table-cell office:value-type="float" office:value="0.443">
            <text:p>0.443</text:p>
          </table:table-cell>
          <table:table-cell office:value-type="float" office:value="-0.118">
            <text:p>-0.118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074">
            <text:p>-4.074</text:p>
          </table:table-cell>
          <table:table-cell office:value-type="float" office:value="2.281">
            <text:p>2.281</text:p>
          </table:table-cell>
          <table:table-cell office:value-type="float" office:value="0.152">
            <text:p>0.152</text:p>
          </table:table-cell>
          <table:table-cell office:value-type="float" office:value="1.556">
            <text:p>1.556</text:p>
          </table:table-cell>
          <table:table-cell office:value-type="float" office:value="-1.613">
            <text:p>-1.613</text:p>
          </table:table-cell>
          <table:table-cell office:value-type="float" office:value="-0.047">
            <text:p>-0.047</text:p>
          </table:table-cell>
          <table:table-cell office:value-type="float" office:value="0.222">
            <text:p>0.222</text:p>
          </table:table-cell>
          <table:table-cell office:value-type="float" office:value="0.252">
            <text:p>0.252</text:p>
          </table:table-cell>
          <table:table-cell office:value-type="float" office:value="0.775">
            <text:p>0.775</text:p>
          </table:table-cell>
          <table:table-cell office:value-type="float" office:value="0.125">
            <text:p>0.125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618">
            <text:p>-3.618</text:p>
          </table:table-cell>
          <table:table-cell office:value-type="float" office:value="1.576">
            <text:p>1.576</text:p>
          </table:table-cell>
          <table:table-cell office:value-type="float" office:value="-1.14">
            <text:p>-1.14</text:p>
          </table:table-cell>
          <table:table-cell office:value-type="float" office:value="0.699">
            <text:p>0.699</text:p>
          </table:table-cell>
          <table:table-cell office:value-type="float" office:value="-0.741">
            <text:p>-0.741</text:p>
          </table:table-cell>
          <table:table-cell office:value-type="float" office:value="1.633">
            <text:p>1.633</text:p>
          </table:table-cell>
          <table:table-cell office:value-type="float" office:value="-0.387">
            <text:p>-0.387</text:p>
          </table:table-cell>
          <table:table-cell office:value-type="float" office:value="1.086">
            <text:p>1.086</text:p>
          </table:table-cell>
          <table:table-cell office:value-type="float" office:value="0.235">
            <text:p>0.235</text:p>
          </table:table-cell>
          <table:table-cell office:value-type="float" office:value="-0.388">
            <text:p>-0.388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687">
            <text:p>-3.687</text:p>
          </table:table-cell>
          <table:table-cell office:value-type="float" office:value="1.784">
            <text:p>1.784</text:p>
          </table:table-cell>
          <table:table-cell office:value-type="float" office:value="-1.593">
            <text:p>-1.593</text:p>
          </table:table-cell>
          <table:table-cell office:value-type="float" office:value="1.603">
            <text:p>1.603</text:p>
          </table:table-cell>
          <table:table-cell office:value-type="float" office:value="0.123">
            <text:p>0.123</text:p>
          </table:table-cell>
          <table:table-cell office:value-type="float" office:value="1.424">
            <text:p>1.424</text:p>
          </table:table-cell>
          <table:table-cell office:value-type="float" office:value="-0.225">
            <text:p>-0.225</text:p>
          </table:table-cell>
          <table:table-cell office:value-type="float" office:value="0.441">
            <text:p>0.441</text:p>
          </table:table-cell>
          <table:table-cell office:value-type="float" office:value="0.206">
            <text:p>0.206</text:p>
          </table:table-cell>
          <table:table-cell office:value-type="float" office:value="-0.714">
            <text:p>-0.714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69">
            <text:p>-2.69</text:p>
          </table:table-cell>
          <table:table-cell office:value-type="float" office:value="1.652">
            <text:p>1.652</text:p>
          </table:table-cell>
          <table:table-cell office:value-type="float" office:value="-1.261">
            <text:p>-1.261</text:p>
          </table:table-cell>
          <table:table-cell office:value-type="float" office:value="0.674">
            <text:p>0.674</text:p>
          </table:table-cell>
          <table:table-cell office:value-type="float" office:value="-0.964">
            <text:p>-0.964</text:p>
          </table:table-cell>
          <table:table-cell office:value-type="float" office:value="1.449">
            <text:p>1.449</text:p>
          </table:table-cell>
          <table:table-cell office:value-type="float" office:value="-0.593">
            <text:p>-0.593</text:p>
          </table:table-cell>
          <table:table-cell office:value-type="float" office:value="1.005">
            <text:p>1.005</text:p>
          </table:table-cell>
          <table:table-cell office:value-type="float" office:value="-0.303">
            <text:p>-0.303</text:p>
          </table:table-cell>
          <table:table-cell office:value-type="float" office:value="-0.541">
            <text:p>-0.541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593">
            <text:p>-3.593</text:p>
          </table:table-cell>
          <table:table-cell office:value-type="float" office:value="0.29">
            <text:p>0.29</text:p>
          </table:table-cell>
          <table:table-cell office:value-type="float" office:value="-0.782">
            <text:p>-0.782</text:p>
          </table:table-cell>
          <table:table-cell office:value-type="float" office:value="1.707">
            <text:p>1.707</text:p>
          </table:table-cell>
          <table:table-cell office:value-type="float" office:value="-0.175">
            <text:p>-0.175</text:p>
          </table:table-cell>
          <table:table-cell office:value-type="float" office:value="1.662">
            <text:p>1.662</text:p>
          </table:table-cell>
          <table:table-cell office:value-type="float" office:value="-0.137">
            <text:p>-0.137</text:p>
          </table:table-cell>
          <table:table-cell office:value-type="float" office:value="0.493">
            <text:p>0.493</text:p>
          </table:table-cell>
          <table:table-cell office:value-type="float" office:value="-0.492">
            <text:p>-0.492</text:p>
          </table:table-cell>
          <table:table-cell office:value-type="float" office:value="-0.926">
            <text:p>-0.92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046">
            <text:p>-3.046</text:p>
          </table:table-cell>
          <table:table-cell office:value-type="float" office:value="0.387">
            <text:p>0.387</text:p>
          </table:table-cell>
          <table:table-cell office:value-type="float" office:value="-1.165">
            <text:p>-1.165</text:p>
          </table:table-cell>
          <table:table-cell office:value-type="float" office:value="0.94">
            <text:p>0.94</text:p>
          </table:table-cell>
          <table:table-cell office:value-type="float" office:value="-0.386">
            <text:p>-0.386</text:p>
          </table:table-cell>
          <table:table-cell office:value-type="float" office:value="1.978">
            <text:p>1.978</text:p>
          </table:table-cell>
          <table:table-cell office:value-type="float" office:value="-0.186">
            <text:p>-0.186</text:p>
          </table:table-cell>
          <table:table-cell office:value-type="float" office:value="0.811">
            <text:p>0.811</text:p>
          </table:table-cell>
          <table:table-cell office:value-type="float" office:value="-0.394">
            <text:p>-0.394</text:p>
          </table:table-cell>
          <table:table-cell office:value-type="float" office:value="-0.198">
            <text:p>-0.198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255">
            <text:p>-2.255</text:p>
          </table:table-cell>
          <table:table-cell office:value-type="float" office:value="0.902">
            <text:p>0.902</text:p>
          </table:table-cell>
          <table:table-cell office:value-type="float" office:value="-1.723">
            <text:p>-1.723</text:p>
          </table:table-cell>
          <table:table-cell office:value-type="float" office:value="0.454">
            <text:p>0.454</text:p>
          </table:table-cell>
          <table:table-cell office:value-type="float" office:value="-0.524">
            <text:p>-0.524</text:p>
          </table:table-cell>
          <table:table-cell office:value-type="float" office:value="1.453">
            <text:p>1.453</text:p>
          </table:table-cell>
          <table:table-cell office:value-type="float" office:value="-0.614">
            <text:p>-0.614</text:p>
          </table:table-cell>
          <table:table-cell office:value-type="float" office:value="0.761">
            <text:p>0.761</text:p>
          </table:table-cell>
          <table:table-cell office:value-type="float" office:value="-0.885">
            <text:p>-0.885</text:p>
          </table:table-cell>
          <table:table-cell office:value-type="float" office:value="-0.118">
            <text:p>-0.118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299">
            <text:p>-2.299</text:p>
          </table:table-cell>
          <table:table-cell office:value-type="float" office:value="1.848">
            <text:p>1.848</text:p>
          </table:table-cell>
          <table:table-cell office:value-type="float" office:value="-1.695">
            <text:p>-1.695</text:p>
          </table:table-cell>
          <table:table-cell office:value-type="float" office:value="1.065">
            <text:p>1.065</text:p>
          </table:table-cell>
          <table:table-cell office:value-type="float" office:value="-0.861">
            <text:p>-0.861</text:p>
          </table:table-cell>
          <table:table-cell office:value-type="float" office:value="1.047">
            <text:p>1.047</text:p>
          </table:table-cell>
          <table:table-cell office:value-type="float" office:value="-0.607">
            <text:p>-0.607</text:p>
          </table:table-cell>
          <table:table-cell office:value-type="float" office:value="0.313">
            <text:p>0.313</text:p>
          </table:table-cell>
          <table:table-cell office:value-type="float" office:value="-0.253">
            <text:p>-0.253</text:p>
          </table:table-cell>
          <table:table-cell office:value-type="float" office:value="-0.759">
            <text:p>-0.759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911">
            <text:p>-2.911</text:p>
          </table:table-cell>
          <table:table-cell office:value-type="float" office:value="1.928">
            <text:p>1.928</text:p>
          </table:table-cell>
          <table:table-cell office:value-type="float" office:value="-1.131">
            <text:p>-1.131</text:p>
          </table:table-cell>
          <table:table-cell office:value-type="float" office:value="0.899">
            <text:p>0.899</text:p>
          </table:table-cell>
          <table:table-cell office:value-type="float" office:value="-0.911">
            <text:p>-0.911</text:p>
          </table:table-cell>
          <table:table-cell office:value-type="float" office:value="1.111">
            <text:p>1.111</text:p>
          </table:table-cell>
          <table:table-cell office:value-type="float" office:value="-0.208">
            <text:p>-0.208</text:p>
          </table:table-cell>
          <table:table-cell office:value-type="float" office:value="-0.047">
            <text:p>-0.047</text:p>
          </table:table-cell>
          <table:table-cell office:value-type="float" office:value="-0.029">
            <text:p>-0.029</text:p>
          </table:table-cell>
          <table:table-cell office:value-type="float" office:value="-0.539">
            <text:p>-0.539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3.089">
            <text:p>-3.089</text:p>
          </table:table-cell>
          <table:table-cell office:value-type="float" office:value="2.339">
            <text:p>2.339</text:p>
          </table:table-cell>
          <table:table-cell office:value-type="float" office:value="-0.973">
            <text:p>-0.973</text:p>
          </table:table-cell>
          <table:table-cell office:value-type="float" office:value="0.463">
            <text:p>0.463</text:p>
          </table:table-cell>
          <table:table-cell office:value-type="float" office:value="-1.169">
            <text:p>-1.169</text:p>
          </table:table-cell>
          <table:table-cell office:value-type="float" office:value="0.543">
            <text:p>0.543</text:p>
          </table:table-cell>
          <table:table-cell office:value-type="float" office:value="0.598">
            <text:p>0.598</text:p>
          </table:table-cell>
          <table:table-cell office:value-type="float" office:value="-0.45">
            <text:p>-0.45</text:p>
          </table:table-cell>
          <table:table-cell office:value-type="float" office:value="-0.08">
            <text:p>-0.08</text:p>
          </table:table-cell>
          <table:table-cell office:value-type="float" office:value="-0.039">
            <text:p>-0.039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459">
            <text:p>-3.459</text:p>
          </table:table-cell>
          <table:table-cell office:value-type="float" office:value="2.086">
            <text:p>2.086</text:p>
          </table:table-cell>
          <table:table-cell office:value-type="float" office:value="-0.595">
            <text:p>-0.595</text:p>
          </table:table-cell>
          <table:table-cell office:value-type="float" office:value="0.937">
            <text:p>0.937</text:p>
          </table:table-cell>
          <table:table-cell office:value-type="float" office:value="-1.841">
            <text:p>-1.841</text:p>
          </table:table-cell>
          <table:table-cell office:value-type="float" office:value="0.6">
            <text:p>0.6</text:p>
          </table:table-cell>
          <table:table-cell office:value-type="float" office:value="0.457">
            <text:p>0.457</text:p>
          </table:table-cell>
          <table:table-cell office:value-type="float" office:value="0.4">
            <text:p>0.4</text:p>
          </table:table-cell>
          <table:table-cell office:value-type="float" office:value="0.473">
            <text:p>0.473</text:p>
          </table:table-cell>
          <table:table-cell office:value-type="float" office:value="-0.211">
            <text:p>-0.211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208">
            <text:p>-4.208</text:p>
          </table:table-cell>
          <table:table-cell office:value-type="float" office:value="2.447">
            <text:p>2.447</text:p>
          </table:table-cell>
          <table:table-cell office:value-type="float" office:value="0.049">
            <text:p>0.049</text:p>
          </table:table-cell>
          <table:table-cell office:value-type="float" office:value="1.331">
            <text:p>1.331</text:p>
          </table:table-cell>
          <table:table-cell office:value-type="float" office:value="-2.088">
            <text:p>-2.088</text:p>
          </table:table-cell>
          <table:table-cell office:value-type="float" office:value="0.585">
            <text:p>0.585</text:p>
          </table:table-cell>
          <table:table-cell office:value-type="float" office:value="-0.05">
            <text:p>-0.05</text:p>
          </table:table-cell>
          <table:table-cell office:value-type="float" office:value="0.82">
            <text:p>0.82</text:p>
          </table:table-cell>
          <table:table-cell office:value-type="float" office:value="0.606">
            <text:p>0.606</text:p>
          </table:table-cell>
          <table:table-cell office:value-type="float" office:value="-0.302">
            <text:p>-0.302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543">
            <text:p>-3.543</text:p>
          </table:table-cell>
          <table:table-cell office:value-type="float" office:value="1.391">
            <text:p>1.391</text:p>
          </table:table-cell>
          <table:table-cell office:value-type="float" office:value="-1.22">
            <text:p>-1.22</text:p>
          </table:table-cell>
          <table:table-cell office:value-type="float" office:value="0.699">
            <text:p>0.699</text:p>
          </table:table-cell>
          <table:table-cell office:value-type="float" office:value="-0.769">
            <text:p>-0.769</text:p>
          </table:table-cell>
          <table:table-cell office:value-type="float" office:value="1.579">
            <text:p>1.579</text:p>
          </table:table-cell>
          <table:table-cell office:value-type="float" office:value="-0.379">
            <text:p>-0.379</text:p>
          </table:table-cell>
          <table:table-cell office:value-type="float" office:value="1.158">
            <text:p>1.158</text:p>
          </table:table-cell>
          <table:table-cell office:value-type="float" office:value="0.181">
            <text:p>0.181</text:p>
          </table:table-cell>
          <table:table-cell office:value-type="float" office:value="-0.178">
            <text:p>-0.178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684">
            <text:p>-3.684</text:p>
          </table:table-cell>
          <table:table-cell office:value-type="float" office:value="1.774">
            <text:p>1.774</text:p>
          </table:table-cell>
          <table:table-cell office:value-type="float" office:value="-1.728">
            <text:p>-1.728</text:p>
          </table:table-cell>
          <table:table-cell office:value-type="float" office:value="1.611">
            <text:p>1.611</text:p>
          </table:table-cell>
          <table:table-cell office:value-type="float" office:value="0.1">
            <text:p>0.1</text:p>
          </table:table-cell>
          <table:table-cell office:value-type="float" office:value="1.393">
            <text:p>1.393</text:p>
          </table:table-cell>
          <table:table-cell office:value-type="float" office:value="-0.193">
            <text:p>-0.193</text:p>
          </table:table-cell>
          <table:table-cell office:value-type="float" office:value="0.554">
            <text:p>0.554</text:p>
          </table:table-cell>
          <table:table-cell office:value-type="float" office:value="0.245">
            <text:p>0.245</text:p>
          </table:table-cell>
          <table:table-cell office:value-type="float" office:value="-0.919">
            <text:p>-0.91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596">
            <text:p>-2.596</text:p>
          </table:table-cell>
          <table:table-cell office:value-type="float" office:value="1.56">
            <text:p>1.56</text:p>
          </table:table-cell>
          <table:table-cell office:value-type="float" office:value="-1.249">
            <text:p>-1.249</text:p>
          </table:table-cell>
          <table:table-cell office:value-type="float" office:value="0.656">
            <text:p>0.656</text:p>
          </table:table-cell>
          <table:table-cell office:value-type="float" office:value="-1.095">
            <text:p>-1.095</text:p>
          </table:table-cell>
          <table:table-cell office:value-type="float" office:value="1.292">
            <text:p>1.292</text:p>
          </table:table-cell>
          <table:table-cell office:value-type="float" office:value="-0.55">
            <text:p>-0.55</text:p>
          </table:table-cell>
          <table:table-cell office:value-type="float" office:value="1.006">
            <text:p>1.006</text:p>
          </table:table-cell>
          <table:table-cell office:value-type="float" office:value="-0.15">
            <text:p>-0.15</text:p>
          </table:table-cell>
          <table:table-cell office:value-type="float" office:value="-0.553">
            <text:p>-0.553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604">
            <text:p>-3.604</text:p>
          </table:table-cell>
          <table:table-cell office:value-type="float" office:value="0.235">
            <text:p>0.235</text:p>
          </table:table-cell>
          <table:table-cell office:value-type="float" office:value="-0.836">
            <text:p>-0.836</text:p>
          </table:table-cell>
          <table:table-cell office:value-type="float" office:value="1.786">
            <text:p>1.786</text:p>
          </table:table-cell>
          <table:table-cell office:value-type="float" office:value="-0.153">
            <text:p>-0.153</text:p>
          </table:table-cell>
          <table:table-cell office:value-type="float" office:value="1.642">
            <text:p>1.642</text:p>
          </table:table-cell>
          <table:table-cell office:value-type="float" office:value="-0.096">
            <text:p>-0.096</text:p>
          </table:table-cell>
          <table:table-cell office:value-type="float" office:value="0.488">
            <text:p>0.488</text:p>
          </table:table-cell>
          <table:table-cell office:value-type="float" office:value="-0.524">
            <text:p>-0.524</text:p>
          </table:table-cell>
          <table:table-cell office:value-type="float" office:value="-1.003">
            <text:p>-1.003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171">
            <text:p>-3.171</text:p>
          </table:table-cell>
          <table:table-cell office:value-type="float" office:value="0.49">
            <text:p>0.49</text:p>
          </table:table-cell>
          <table:table-cell office:value-type="float" office:value="-1.128">
            <text:p>-1.128</text:p>
          </table:table-cell>
          <table:table-cell office:value-type="float" office:value="0.911">
            <text:p>0.911</text:p>
          </table:table-cell>
          <table:table-cell office:value-type="float" office:value="-0.388">
            <text:p>-0.388</text:p>
          </table:table-cell>
          <table:table-cell office:value-type="float" office:value="2.014">
            <text:p>2.014</text:p>
          </table:table-cell>
          <table:table-cell office:value-type="float" office:value="-0.212">
            <text:p>-0.212</text:p>
          </table:table-cell>
          <table:table-cell office:value-type="float" office:value="0.707">
            <text:p>0.707</text:p>
          </table:table-cell>
          <table:table-cell office:value-type="float" office:value="-0.551">
            <text:p>-0.551</text:p>
          </table:table-cell>
          <table:table-cell office:value-type="float" office:value="-0.187">
            <text:p>-0.187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302">
            <text:p>-2.302</text:p>
          </table:table-cell>
          <table:table-cell office:value-type="float" office:value="0.85">
            <text:p>0.85</text:p>
          </table:table-cell>
          <table:table-cell office:value-type="float" office:value="-1.646">
            <text:p>-1.646</text:p>
          </table:table-cell>
          <table:table-cell office:value-type="float" office:value="0.455">
            <text:p>0.455</text:p>
          </table:table-cell>
          <table:table-cell office:value-type="float" office:value="-0.488">
            <text:p>-0.488</text:p>
          </table:table-cell>
          <table:table-cell office:value-type="float" office:value="1.491">
            <text:p>1.491</text:p>
          </table:table-cell>
          <table:table-cell office:value-type="float" office:value="-0.617">
            <text:p>-0.617</text:p>
          </table:table-cell>
          <table:table-cell office:value-type="float" office:value="0.819">
            <text:p>0.819</text:p>
          </table:table-cell>
          <table:table-cell office:value-type="float" office:value="-0.887">
            <text:p>-0.887</text:p>
          </table:table-cell>
          <table:table-cell office:value-type="float" office:value="-0.08">
            <text:p>-0.08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368">
            <text:p>-2.368</text:p>
          </table:table-cell>
          <table:table-cell office:value-type="float" office:value="1.727">
            <text:p>1.727</text:p>
          </table:table-cell>
          <table:table-cell office:value-type="float" office:value="-1.556">
            <text:p>-1.556</text:p>
          </table:table-cell>
          <table:table-cell office:value-type="float" office:value="1.162">
            <text:p>1.162</text:p>
          </table:table-cell>
          <table:table-cell office:value-type="float" office:value="-0.819">
            <text:p>-0.819</text:p>
          </table:table-cell>
          <table:table-cell office:value-type="float" office:value="0.941">
            <text:p>0.941</text:p>
          </table:table-cell>
          <table:table-cell office:value-type="float" office:value="-0.572">
            <text:p>-0.572</text:p>
          </table:table-cell>
          <table:table-cell office:value-type="float" office:value="0.345">
            <text:p>0.345</text:p>
          </table:table-cell>
          <table:table-cell office:value-type="float" office:value="-0.279">
            <text:p>-0.279</text:p>
          </table:table-cell>
          <table:table-cell office:value-type="float" office:value="-0.736">
            <text:p>-0.736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141">
            <text:p>-3.141</text:p>
          </table:table-cell>
          <table:table-cell office:value-type="float" office:value="1.873">
            <text:p>1.873</text:p>
          </table:table-cell>
          <table:table-cell office:value-type="float" office:value="-1.131">
            <text:p>-1.131</text:p>
          </table:table-cell>
          <table:table-cell office:value-type="float" office:value="0.941">
            <text:p>0.941</text:p>
          </table:table-cell>
          <table:table-cell office:value-type="float" office:value="-0.759">
            <text:p>-0.759</text:p>
          </table:table-cell>
          <table:table-cell office:value-type="float" office:value="1.224">
            <text:p>1.224</text:p>
          </table:table-cell>
          <table:table-cell office:value-type="float" office:value="-0.354">
            <text:p>-0.354</text:p>
          </table:table-cell>
          <table:table-cell office:value-type="float" office:value="0.016">
            <text:p>0.016</text:p>
          </table:table-cell>
          <table:table-cell office:value-type="float" office:value="-0.218">
            <text:p>-0.218</text:p>
          </table:table-cell>
          <table:table-cell office:value-type="float" office:value="-0.568">
            <text:p>-0.568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3.065">
            <text:p>-3.065</text:p>
          </table:table-cell>
          <table:table-cell office:value-type="float" office:value="2.372">
            <text:p>2.372</text:p>
          </table:table-cell>
          <table:table-cell office:value-type="float" office:value="-1.002">
            <text:p>-1.002</text:p>
          </table:table-cell>
          <table:table-cell office:value-type="float" office:value="0.496">
            <text:p>0.496</text:p>
          </table:table-cell>
          <table:table-cell office:value-type="float" office:value="-1.295">
            <text:p>-1.295</text:p>
          </table:table-cell>
          <table:table-cell office:value-type="float" office:value="0.86">
            <text:p>0.86</text:p>
          </table:table-cell>
          <table:table-cell office:value-type="float" office:value="0.327">
            <text:p>0.327</text:p>
          </table:table-cell>
          <table:table-cell office:value-type="float" office:value="-0.404">
            <text:p>-0.404</text:p>
          </table:table-cell>
          <table:table-cell office:value-type="float" office:value="0.067">
            <text:p>0.067</text:p>
          </table:table-cell>
          <table:table-cell office:value-type="float" office:value="-0.155">
            <text:p>-0.15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473">
            <text:p>-3.473</text:p>
          </table:table-cell>
          <table:table-cell office:value-type="float" office:value="2.178">
            <text:p>2.178</text:p>
          </table:table-cell>
          <table:table-cell office:value-type="float" office:value="-0.82">
            <text:p>-0.82</text:p>
          </table:table-cell>
          <table:table-cell office:value-type="float" office:value="0.706">
            <text:p>0.706</text:p>
          </table:table-cell>
          <table:table-cell office:value-type="float" office:value="-1.71">
            <text:p>-1.71</text:p>
          </table:table-cell>
          <table:table-cell office:value-type="float" office:value="0.779">
            <text:p>0.779</text:p>
          </table:table-cell>
          <table:table-cell office:value-type="float" office:value="0.422">
            <text:p>0.422</text:p>
          </table:table-cell>
          <table:table-cell office:value-type="float" office:value="0.351">
            <text:p>0.351</text:p>
          </table:table-cell>
          <table:table-cell office:value-type="float" office:value="0.426">
            <text:p>0.426</text:p>
          </table:table-cell>
          <table:table-cell office:value-type="float" office:value="-0.267">
            <text:p>-0.267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238">
            <text:p>-4.238</text:p>
          </table:table-cell>
          <table:table-cell office:value-type="float" office:value="2.437">
            <text:p>2.437</text:p>
          </table:table-cell>
          <table:table-cell office:value-type="float" office:value="0.036">
            <text:p>0.036</text:p>
          </table:table-cell>
          <table:table-cell office:value-type="float" office:value="1.158">
            <text:p>1.158</text:p>
          </table:table-cell>
          <table:table-cell office:value-type="float" office:value="-2.127">
            <text:p>-2.127</text:p>
          </table:table-cell>
          <table:table-cell office:value-type="float" office:value="0.554">
            <text:p>0.554</text:p>
          </table:table-cell>
          <table:table-cell office:value-type="float" office:value="0.12">
            <text:p>0.12</text:p>
          </table:table-cell>
          <table:table-cell office:value-type="float" office:value="0.823">
            <text:p>0.823</text:p>
          </table:table-cell>
          <table:table-cell office:value-type="float" office:value="0.565">
            <text:p>0.565</text:p>
          </table:table-cell>
          <table:table-cell office:value-type="float" office:value="-0.293">
            <text:p>-0.293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546">
            <text:p>-3.546</text:p>
          </table:table-cell>
          <table:table-cell office:value-type="float" office:value="1.258">
            <text:p>1.258</text:p>
          </table:table-cell>
          <table:table-cell office:value-type="float" office:value="-1.227">
            <text:p>-1.227</text:p>
          </table:table-cell>
          <table:table-cell office:value-type="float" office:value="0.823">
            <text:p>0.823</text:p>
          </table:table-cell>
          <table:table-cell office:value-type="float" office:value="-0.702">
            <text:p>-0.702</text:p>
          </table:table-cell>
          <table:table-cell office:value-type="float" office:value="1.734">
            <text:p>1.734</text:p>
          </table:table-cell>
          <table:table-cell office:value-type="float" office:value="-0.397">
            <text:p>-0.397</text:p>
          </table:table-cell>
          <table:table-cell office:value-type="float" office:value="1.333">
            <text:p>1.333</text:p>
          </table:table-cell>
          <table:table-cell office:value-type="float" office:value="-0.277">
            <text:p>-0.277</text:p>
          </table:table-cell>
          <table:table-cell office:value-type="float" office:value="0.013">
            <text:p>0.013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869">
            <text:p>-3.869</text:p>
          </table:table-cell>
          <table:table-cell office:value-type="float" office:value="1.86">
            <text:p>1.86</text:p>
          </table:table-cell>
          <table:table-cell office:value-type="float" office:value="-1.646">
            <text:p>-1.646</text:p>
          </table:table-cell>
          <table:table-cell office:value-type="float" office:value="1.612">
            <text:p>1.612</text:p>
          </table:table-cell>
          <table:table-cell office:value-type="float" office:value="0.044">
            <text:p>0.044</text:p>
          </table:table-cell>
          <table:table-cell office:value-type="float" office:value="1.531">
            <text:p>1.531</text:p>
          </table:table-cell>
          <table:table-cell office:value-type="float" office:value="-0.493">
            <text:p>-0.493</text:p>
          </table:table-cell>
          <table:table-cell office:value-type="float" office:value="0.862">
            <text:p>0.862</text:p>
          </table:table-cell>
          <table:table-cell office:value-type="float" office:value="-0.106">
            <text:p>-0.106</text:p>
          </table:table-cell>
          <table:table-cell office:value-type="float" office:value="-1.001">
            <text:p>-1.001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666">
            <text:p>-2.666</text:p>
          </table:table-cell>
          <table:table-cell office:value-type="float" office:value="1.516">
            <text:p>1.516</text:p>
          </table:table-cell>
          <table:table-cell office:value-type="float" office:value="-1.198">
            <text:p>-1.198</text:p>
          </table:table-cell>
          <table:table-cell office:value-type="float" office:value="0.741">
            <text:p>0.741</text:p>
          </table:table-cell>
          <table:table-cell office:value-type="float" office:value="-1.066">
            <text:p>-1.066</text:p>
          </table:table-cell>
          <table:table-cell office:value-type="float" office:value="1.24">
            <text:p>1.24</text:p>
          </table:table-cell>
          <table:table-cell office:value-type="float" office:value="-0.574">
            <text:p>-0.574</text:p>
          </table:table-cell>
          <table:table-cell office:value-type="float" office:value="0.965">
            <text:p>0.965</text:p>
          </table:table-cell>
          <table:table-cell office:value-type="float" office:value="-0.13">
            <text:p>-0.13</text:p>
          </table:table-cell>
          <table:table-cell office:value-type="float" office:value="-0.711">
            <text:p>-0.711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4.102">
            <text:p>-4.102</text:p>
          </table:table-cell>
          <table:table-cell office:value-type="float" office:value="0.209">
            <text:p>0.209</text:p>
          </table:table-cell>
          <table:table-cell office:value-type="float" office:value="0.414">
            <text:p>0.414</text:p>
          </table:table-cell>
          <table:table-cell office:value-type="float" office:value="0.423">
            <text:p>0.423</text:p>
          </table:table-cell>
          <table:table-cell office:value-type="float" office:value="0.985">
            <text:p>0.985</text:p>
          </table:table-cell>
          <table:table-cell office:value-type="float" office:value="1.434">
            <text:p>1.434</text:p>
          </table:table-cell>
          <table:table-cell office:value-type="float" office:value="0.663">
            <text:p>0.663</text:p>
          </table:table-cell>
          <table:table-cell office:value-type="float" office:value="0.036">
            <text:p>0.036</text:p>
          </table:table-cell>
          <table:table-cell office:value-type="float" office:value="-0.784">
            <text:p>-0.784</text:p>
          </table:table-cell>
          <table:table-cell office:value-type="float" office:value="-0.668">
            <text:p>-0.668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372">
            <text:p>-1.372</text:p>
          </table:table-cell>
          <table:table-cell office:value-type="float" office:value="-0.03">
            <text:p>-0.03</text:p>
          </table:table-cell>
          <table:table-cell office:value-type="float" office:value="-1.003">
            <text:p>-1.003</text:p>
          </table:table-cell>
          <table:table-cell office:value-type="float" office:value="-0.388">
            <text:p>-0.388</text:p>
          </table:table-cell>
          <table:table-cell office:value-type="float" office:value="-0.471">
            <text:p>-0.471</text:p>
          </table:table-cell>
          <table:table-cell office:value-type="float" office:value="1.141">
            <text:p>1.141</text:p>
          </table:table-cell>
          <table:table-cell office:value-type="float" office:value="0.654">
            <text:p>0.654</text:p>
          </table:table-cell>
          <table:table-cell office:value-type="float" office:value="0.823">
            <text:p>0.823</text:p>
          </table:table-cell>
          <table:table-cell office:value-type="float" office:value="0.558">
            <text:p>0.558</text:p>
          </table:table-cell>
          <table:table-cell office:value-type="float" office:value="0.043">
            <text:p>0.043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816">
            <text:p>-1.816</text:p>
          </table:table-cell>
          <table:table-cell office:value-type="float" office:value="0.458">
            <text:p>0.458</text:p>
          </table:table-cell>
          <table:table-cell office:value-type="float" office:value="-0.947">
            <text:p>-0.947</text:p>
          </table:table-cell>
          <table:table-cell office:value-type="float" office:value="-0.341">
            <text:p>-0.341</text:p>
          </table:table-cell>
          <table:table-cell office:value-type="float" office:value="0.085">
            <text:p>0.085</text:p>
          </table:table-cell>
          <table:table-cell office:value-type="float" office:value="0.75">
            <text:p>0.75</text:p>
          </table:table-cell>
          <table:table-cell office:value-type="float" office:value="0.144">
            <text:p>0.144</text:p>
          </table:table-cell>
          <table:table-cell office:value-type="float" office:value="0.462">
            <text:p>0.462</text:p>
          </table:table-cell>
          <table:table-cell office:value-type="float" office:value="-0.24">
            <text:p>-0.24</text:p>
          </table:table-cell>
          <table:table-cell office:value-type="float" office:value="-0.266">
            <text:p>-0.266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954">
            <text:p>-1.954</text:p>
          </table:table-cell>
          <table:table-cell office:value-type="float" office:value="1.595">
            <text:p>1.595</text:p>
          </table:table-cell>
          <table:table-cell office:value-type="float" office:value="-1.593">
            <text:p>-1.593</text:p>
          </table:table-cell>
          <table:table-cell office:value-type="float" office:value="0.37">
            <text:p>0.37</text:p>
          </table:table-cell>
          <table:table-cell office:value-type="float" office:value="-0.136">
            <text:p>-0.136</text:p>
          </table:table-cell>
          <table:table-cell office:value-type="float" office:value="0.022">
            <text:p>0.022</text:p>
          </table:table-cell>
          <table:table-cell office:value-type="float" office:value="0.034">
            <text:p>0.034</text:p>
          </table:table-cell>
          <table:table-cell office:value-type="float" office:value="0.321">
            <text:p>0.321</text:p>
          </table:table-cell>
          <table:table-cell office:value-type="float" office:value="-0.19">
            <text:p>-0.19</text:p>
          </table:table-cell>
          <table:table-cell office:value-type="float" office:value="-0.491">
            <text:p>-0.491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654">
            <text:p>-2.654</text:p>
          </table:table-cell>
          <table:table-cell office:value-type="float" office:value="2.39">
            <text:p>2.39</text:p>
          </table:table-cell>
          <table:table-cell office:value-type="float" office:value="-0.008">
            <text:p>-0.008</text:p>
          </table:table-cell>
          <table:table-cell office:value-type="float" office:value="0.07">
            <text:p>0.07</text:p>
          </table:table-cell>
          <table:table-cell office:value-type="float" office:value="-1.063">
            <text:p>-1.063</text:p>
          </table:table-cell>
          <table:table-cell office:value-type="float" office:value="0.304">
            <text:p>0.304</text:p>
          </table:table-cell>
          <table:table-cell office:value-type="float" office:value="-0.105">
            <text:p>-0.105</text:p>
          </table:table-cell>
          <table:table-cell office:value-type="float" office:value="0.281">
            <text:p>0.281</text:p>
          </table:table-cell>
          <table:table-cell office:value-type="float" office:value="0.488">
            <text:p>0.488</text:p>
          </table:table-cell>
          <table:table-cell office:value-type="float" office:value="-0.382">
            <text:p>-0.382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321">
            <text:p>-2.321</text:p>
          </table:table-cell>
          <table:table-cell office:value-type="float" office:value="1.303">
            <text:p>1.303</text:p>
          </table:table-cell>
          <table:table-cell office:value-type="float" office:value="0.32">
            <text:p>0.32</text:p>
          </table:table-cell>
          <table:table-cell office:value-type="float" office:value="-0.085">
            <text:p>-0.085</text:p>
          </table:table-cell>
          <table:table-cell office:value-type="float" office:value="-0.278">
            <text:p>-0.278</text:p>
          </table:table-cell>
          <table:table-cell office:value-type="float" office:value="0.001">
            <text:p>0.001</text:p>
          </table:table-cell>
          <table:table-cell office:value-type="float" office:value="-0.094">
            <text:p>-0.094</text:p>
          </table:table-cell>
          <table:table-cell office:value-type="float" office:value="-0.283">
            <text:p>-0.283</text:p>
          </table:table-cell>
          <table:table-cell office:value-type="float" office:value="0.852">
            <text:p>0.852</text:p>
          </table:table-cell>
          <table:table-cell office:value-type="float" office:value="0.022">
            <text:p>0.02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141">
            <text:p>-3.141</text:p>
          </table:table-cell>
          <table:table-cell office:value-type="float" office:value="3.314">
            <text:p>3.314</text:p>
          </table:table-cell>
          <table:table-cell office:value-type="float" office:value="-0.996">
            <text:p>-0.996</text:p>
          </table:table-cell>
          <table:table-cell office:value-type="float" office:value="-0.394">
            <text:p>-0.394</text:p>
          </table:table-cell>
          <table:table-cell office:value-type="float" office:value="-0.19">
            <text:p>-0.19</text:p>
          </table:table-cell>
          <table:table-cell office:value-type="float" office:value="-0.312">
            <text:p>-0.312</text:p>
          </table:table-cell>
          <table:table-cell office:value-type="float" office:value="0.137">
            <text:p>0.137</text:p>
          </table:table-cell>
          <table:table-cell office:value-type="float" office:value="0.631">
            <text:p>0.631</text:p>
          </table:table-cell>
          <table:table-cell office:value-type="float" office:value="0.547">
            <text:p>0.547</text:p>
          </table:table-cell>
          <table:table-cell office:value-type="float" office:value="-0.247">
            <text:p>-0.247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941">
            <text:p>-3.941</text:p>
          </table:table-cell>
          <table:table-cell office:value-type="float" office:value="3.353">
            <text:p>3.353</text:p>
          </table:table-cell>
          <table:table-cell office:value-type="float" office:value="0.486">
            <text:p>0.486</text:p>
          </table:table-cell>
          <table:table-cell office:value-type="float" office:value="-0.506">
            <text:p>-0.506</text:p>
          </table:table-cell>
          <table:table-cell office:value-type="float" office:value="-1.12">
            <text:p>-1.12</text:p>
          </table:table-cell>
          <table:table-cell office:value-type="float" office:value="0.101">
            <text:p>0.101</text:p>
          </table:table-cell>
          <table:table-cell office:value-type="float" office:value="0.297">
            <text:p>0.297</text:p>
          </table:table-cell>
          <table:table-cell office:value-type="float" office:value="0.711">
            <text:p>0.711</text:p>
          </table:table-cell>
          <table:table-cell office:value-type="float" office:value="-0.078">
            <text:p>-0.078</text:p>
          </table:table-cell>
          <table:table-cell office:value-type="float" office:value="0.648">
            <text:p>0.648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161">
            <text:p>-4.161</text:p>
          </table:table-cell>
          <table:table-cell office:value-type="float" office:value="2.937">
            <text:p>2.937</text:p>
          </table:table-cell>
          <table:table-cell office:value-type="float" office:value="0.157">
            <text:p>0.157</text:p>
          </table:table-cell>
          <table:table-cell office:value-type="float" office:value="0.336">
            <text:p>0.336</text:p>
          </table:table-cell>
          <table:table-cell office:value-type="float" office:value="-0.968">
            <text:p>-0.968</text:p>
          </table:table-cell>
          <table:table-cell office:value-type="float" office:value="0.641">
            <text:p>0.641</text:p>
          </table:table-cell>
          <table:table-cell office:value-type="float" office:value="0.088">
            <text:p>0.088</text:p>
          </table:table-cell>
          <table:table-cell office:value-type="float" office:value="0.237">
            <text:p>0.237</text:p>
          </table:table-cell>
          <table:table-cell office:value-type="float" office:value="0.565">
            <text:p>0.565</text:p>
          </table:table-cell>
          <table:table-cell office:value-type="float" office:value="0.823">
            <text:p>0.823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52">
            <text:p>-4.52</text:p>
          </table:table-cell>
          <table:table-cell office:value-type="float" office:value="2.231">
            <text:p>2.231</text:p>
          </table:table-cell>
          <table:table-cell office:value-type="float" office:value="-0.088">
            <text:p>-0.088</text:p>
          </table:table-cell>
          <table:table-cell office:value-type="float" office:value="0.513">
            <text:p>0.513</text:p>
          </table:table-cell>
          <table:table-cell office:value-type="float" office:value="-0.528">
            <text:p>-0.528</text:p>
          </table:table-cell>
          <table:table-cell office:value-type="float" office:value="1.246">
            <text:p>1.246</text:p>
          </table:table-cell>
          <table:table-cell office:value-type="float" office:value="0.198">
            <text:p>0.198</text:p>
          </table:table-cell>
          <table:table-cell office:value-type="float" office:value="0.242">
            <text:p>0.242</text:p>
          </table:table-cell>
          <table:table-cell office:value-type="float" office:value="0.161">
            <text:p>0.161</text:p>
          </table:table-cell>
          <table:table-cell office:value-type="float" office:value="0.769">
            <text:p>0.76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088">
            <text:p>-3.088</text:p>
          </table:table-cell>
          <table:table-cell office:value-type="float" office:value="1.389">
            <text:p>1.389</text:p>
          </table:table-cell>
          <table:table-cell office:value-type="float" office:value="0.048">
            <text:p>0.048</text:p>
          </table:table-cell>
          <table:table-cell office:value-type="float" office:value="-0.216">
            <text:p>-0.216</text:p>
          </table:table-cell>
          <table:table-cell office:value-type="float" office:value="-0.329">
            <text:p>-0.329</text:p>
          </table:table-cell>
          <table:table-cell office:value-type="float" office:value="0.91">
            <text:p>0.91</text:p>
          </table:table-cell>
          <table:table-cell office:value-type="float" office:value="0.045">
            <text:p>0.045</text:p>
          </table:table-cell>
          <table:table-cell office:value-type="float" office:value="-0.075">
            <text:p>-0.075</text:p>
          </table:table-cell>
          <table:table-cell office:value-type="float" office:value="0.101">
            <text:p>0.101</text:p>
          </table:table-cell>
          <table:table-cell office:value-type="float" office:value="-0.134">
            <text:p>-0.134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4.275">
            <text:p>-4.275</text:p>
          </table:table-cell>
          <table:table-cell office:value-type="float" office:value="0.162">
            <text:p>0.162</text:p>
          </table:table-cell>
          <table:table-cell office:value-type="float" office:value="0.728">
            <text:p>0.728</text:p>
          </table:table-cell>
          <table:table-cell office:value-type="float" office:value="0.662">
            <text:p>0.662</text:p>
          </table:table-cell>
          <table:table-cell office:value-type="float" office:value="0.94">
            <text:p>0.94</text:p>
          </table:table-cell>
          <table:table-cell office:value-type="float" office:value="1.269">
            <text:p>1.269</text:p>
          </table:table-cell>
          <table:table-cell office:value-type="float" office:value="0.711">
            <text:p>0.711</text:p>
          </table:table-cell>
          <table:table-cell office:value-type="float" office:value="0.073">
            <text:p>0.073</text:p>
          </table:table-cell>
          <table:table-cell office:value-type="float" office:value="-0.827">
            <text:p>-0.827</text:p>
          </table:table-cell>
          <table:table-cell office:value-type="float" office:value="-0.655">
            <text:p>-0.655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657">
            <text:p>-1.657</text:p>
          </table:table-cell>
          <table:table-cell office:value-type="float" office:value="0.056">
            <text:p>0.056</text:p>
          </table:table-cell>
          <table:table-cell office:value-type="float" office:value="-1.044">
            <text:p>-1.044</text:p>
          </table:table-cell>
          <table:table-cell office:value-type="float" office:value="-0.32">
            <text:p>-0.32</text:p>
          </table:table-cell>
          <table:table-cell office:value-type="float" office:value="-0.316">
            <text:p>-0.316</text:p>
          </table:table-cell>
          <table:table-cell office:value-type="float" office:value="1.321">
            <text:p>1.321</text:p>
          </table:table-cell>
          <table:table-cell office:value-type="float" office:value="0.638">
            <text:p>0.638</text:p>
          </table:table-cell>
          <table:table-cell office:value-type="float" office:value="0.8">
            <text:p>0.8</text:p>
          </table:table-cell>
          <table:table-cell office:value-type="float" office:value="0.298">
            <text:p>0.298</text:p>
          </table:table-cell>
          <table:table-cell office:value-type="float" office:value="-0.159">
            <text:p>-0.159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709">
            <text:p>-1.709</text:p>
          </table:table-cell>
          <table:table-cell office:value-type="float" office:value="0.486">
            <text:p>0.486</text:p>
          </table:table-cell>
          <table:table-cell office:value-type="float" office:value="-0.953">
            <text:p>-0.953</text:p>
          </table:table-cell>
          <table:table-cell office:value-type="float" office:value="-0.346">
            <text:p>-0.346</text:p>
          </table:table-cell>
          <table:table-cell office:value-type="float" office:value="0.02">
            <text:p>0.02</text:p>
          </table:table-cell>
          <table:table-cell office:value-type="float" office:value="0.786">
            <text:p>0.786</text:p>
          </table:table-cell>
          <table:table-cell office:value-type="float" office:value="0.145">
            <text:p>0.145</text:p>
          </table:table-cell>
          <table:table-cell office:value-type="float" office:value="0.564">
            <text:p>0.564</text:p>
          </table:table-cell>
          <table:table-cell office:value-type="float" office:value="-0.229">
            <text:p>-0.229</text:p>
          </table:table-cell>
          <table:table-cell office:value-type="float" office:value="-0.322">
            <text:p>-0.322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952">
            <text:p>-1.952</text:p>
          </table:table-cell>
          <table:table-cell office:value-type="float" office:value="1.469">
            <text:p>1.469</text:p>
          </table:table-cell>
          <table:table-cell office:value-type="float" office:value="-1.375">
            <text:p>-1.375</text:p>
          </table:table-cell>
          <table:table-cell office:value-type="float" office:value="0.105">
            <text:p>0.105</text:p>
          </table:table-cell>
          <table:table-cell office:value-type="float" office:value="-0.154">
            <text:p>-0.154</text:p>
          </table:table-cell>
          <table:table-cell office:value-type="float" office:value="0.17">
            <text:p>0.17</text:p>
          </table:table-cell>
          <table:table-cell office:value-type="float" office:value="-0.047">
            <text:p>-0.047</text:p>
          </table:table-cell>
          <table:table-cell office:value-type="float" office:value="0.336">
            <text:p>0.336</text:p>
          </table:table-cell>
          <table:table-cell office:value-type="float" office:value="-0.098">
            <text:p>-0.098</text:p>
          </table:table-cell>
          <table:table-cell office:value-type="float" office:value="-0.41">
            <text:p>-0.41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67">
            <text:p>-2.67</text:p>
          </table:table-cell>
          <table:table-cell office:value-type="float" office:value="2.696">
            <text:p>2.696</text:p>
          </table:table-cell>
          <table:table-cell office:value-type="float" office:value="-0.231">
            <text:p>-0.231</text:p>
          </table:table-cell>
          <table:table-cell office:value-type="float" office:value="-0.028">
            <text:p>-0.028</text:p>
          </table:table-cell>
          <table:table-cell office:value-type="float" office:value="-1.014">
            <text:p>-1.014</text:p>
          </table:table-cell>
          <table:table-cell office:value-type="float" office:value="0.486">
            <text:p>0.486</text:p>
          </table:table-cell>
          <table:table-cell office:value-type="float" office:value="-0.137">
            <text:p>-0.137</text:p>
          </table:table-cell>
          <table:table-cell office:value-type="float" office:value="0.448">
            <text:p>0.448</text:p>
          </table:table-cell>
          <table:table-cell office:value-type="float" office:value="0.285">
            <text:p>0.285</text:p>
          </table:table-cell>
          <table:table-cell office:value-type="float" office:value="-0.482">
            <text:p>-0.482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441">
            <text:p>-2.441</text:p>
          </table:table-cell>
          <table:table-cell office:value-type="float" office:value="1.415">
            <text:p>1.415</text:p>
          </table:table-cell>
          <table:table-cell office:value-type="float" office:value="0.386">
            <text:p>0.386</text:p>
          </table:table-cell>
          <table:table-cell office:value-type="float" office:value="-0.335">
            <text:p>-0.335</text:p>
          </table:table-cell>
          <table:table-cell office:value-type="float" office:value="-0.187">
            <text:p>-0.187</text:p>
          </table:table-cell>
          <table:table-cell office:value-type="float" office:value="-0.079">
            <text:p>-0.079</text:p>
          </table:table-cell>
          <table:table-cell office:value-type="float" office:value="0">
            <text:p>0</text:p>
          </table:table-cell>
          <table:table-cell office:value-type="float" office:value="-0.175">
            <text:p>-0.175</text:p>
          </table:table-cell>
          <table:table-cell office:value-type="float" office:value="0.792">
            <text:p>0.792</text:p>
          </table:table-cell>
          <table:table-cell office:value-type="float" office:value="-0.026">
            <text:p>-0.026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146">
            <text:p>-3.146</text:p>
          </table:table-cell>
          <table:table-cell office:value-type="float" office:value="3.076">
            <text:p>3.076</text:p>
          </table:table-cell>
          <table:table-cell office:value-type="float" office:value="-0.683">
            <text:p>-0.683</text:p>
          </table:table-cell>
          <table:table-cell office:value-type="float" office:value="-0.032">
            <text:p>-0.032</text:p>
          </table:table-cell>
          <table:table-cell office:value-type="float" office:value="-0.693">
            <text:p>-0.693</text:p>
          </table:table-cell>
          <table:table-cell office:value-type="float" office:value="-0.06">
            <text:p>-0.06</text:p>
          </table:table-cell>
          <table:table-cell office:value-type="float" office:value="-0.267">
            <text:p>-0.267</text:p>
          </table:table-cell>
          <table:table-cell office:value-type="float" office:value="0.476">
            <text:p>0.476</text:p>
          </table:table-cell>
          <table:table-cell office:value-type="float" office:value="0.982">
            <text:p>0.982</text:p>
          </table:table-cell>
          <table:table-cell office:value-type="float" office:value="-0.352">
            <text:p>-0.352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902">
            <text:p>-3.902</text:p>
          </table:table-cell>
          <table:table-cell office:value-type="float" office:value="3.586">
            <text:p>3.586</text:p>
          </table:table-cell>
          <table:table-cell office:value-type="float" office:value="0.334">
            <text:p>0.334</text:p>
          </table:table-cell>
          <table:table-cell office:value-type="float" office:value="-0.669">
            <text:p>-0.669</text:p>
          </table:table-cell>
          <table:table-cell office:value-type="float" office:value="-1.087">
            <text:p>-1.087</text:p>
          </table:table-cell>
          <table:table-cell office:value-type="float" office:value="0.255">
            <text:p>0.255</text:p>
          </table:table-cell>
          <table:table-cell office:value-type="float" office:value="0.461">
            <text:p>0.461</text:p>
          </table:table-cell>
          <table:table-cell office:value-type="float" office:value="0.812">
            <text:p>0.812</text:p>
          </table:table-cell>
          <table:table-cell office:value-type="float" office:value="-0.185">
            <text:p>-0.185</text:p>
          </table:table-cell>
          <table:table-cell office:value-type="float" office:value="0.535">
            <text:p>0.535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267">
            <text:p>-4.267</text:p>
          </table:table-cell>
          <table:table-cell office:value-type="float" office:value="3.01">
            <text:p>3.01</text:p>
          </table:table-cell>
          <table:table-cell office:value-type="float" office:value="0.172">
            <text:p>0.172</text:p>
          </table:table-cell>
          <table:table-cell office:value-type="float" office:value="0.028">
            <text:p>0.028</text:p>
          </table:table-cell>
          <table:table-cell office:value-type="float" office:value="-0.827">
            <text:p>-0.827</text:p>
          </table:table-cell>
          <table:table-cell office:value-type="float" office:value="0.532">
            <text:p>0.532</text:p>
          </table:table-cell>
          <table:table-cell office:value-type="float" office:value="0.099">
            <text:p>0.099</text:p>
          </table:table-cell>
          <table:table-cell office:value-type="float" office:value="0.326">
            <text:p>0.326</text:p>
          </table:table-cell>
          <table:table-cell office:value-type="float" office:value="0.34">
            <text:p>0.34</text:p>
          </table:table-cell>
          <table:table-cell office:value-type="float" office:value="0.696">
            <text:p>0.696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65">
            <text:p>-4.65</text:p>
          </table:table-cell>
          <table:table-cell office:value-type="float" office:value="2.455">
            <text:p>2.455</text:p>
          </table:table-cell>
          <table:table-cell office:value-type="float" office:value="0.013">
            <text:p>0.013</text:p>
          </table:table-cell>
          <table:table-cell office:value-type="float" office:value="0.681">
            <text:p>0.681</text:p>
          </table:table-cell>
          <table:table-cell office:value-type="float" office:value="-0.8">
            <text:p>-0.8</text:p>
          </table:table-cell>
          <table:table-cell office:value-type="float" office:value="1.434">
            <text:p>1.434</text:p>
          </table:table-cell>
          <table:table-cell office:value-type="float" office:value="0.126">
            <text:p>0.126</text:p>
          </table:table-cell>
          <table:table-cell office:value-type="float" office:value="0.036">
            <text:p>0.036</text:p>
          </table:table-cell>
          <table:table-cell office:value-type="float" office:value="0.382">
            <text:p>0.382</text:p>
          </table:table-cell>
          <table:table-cell office:value-type="float" office:value="0.278">
            <text:p>0.278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03">
            <text:p>-3.03</text:p>
          </table:table-cell>
          <table:table-cell office:value-type="float" office:value="1.185">
            <text:p>1.185</text:p>
          </table:table-cell>
          <table:table-cell office:value-type="float" office:value="0.314">
            <text:p>0.314</text:p>
          </table:table-cell>
          <table:table-cell office:value-type="float" office:value="-0.121">
            <text:p>-0.121</text:p>
          </table:table-cell>
          <table:table-cell office:value-type="float" office:value="-0.591">
            <text:p>-0.591</text:p>
          </table:table-cell>
          <table:table-cell office:value-type="float" office:value="0.965">
            <text:p>0.965</text:p>
          </table:table-cell>
          <table:table-cell office:value-type="float" office:value="0.353">
            <text:p>0.353</text:p>
          </table:table-cell>
          <table:table-cell office:value-type="float" office:value="-0.137">
            <text:p>-0.137</text:p>
          </table:table-cell>
          <table:table-cell office:value-type="float" office:value="-0.221">
            <text:p>-0.221</text:p>
          </table:table-cell>
          <table:table-cell office:value-type="float" office:value="0.075">
            <text:p>0.075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4.473">
            <text:p>-4.473</text:p>
          </table:table-cell>
          <table:table-cell office:value-type="float" office:value="0.373">
            <text:p>0.373</text:p>
          </table:table-cell>
          <table:table-cell office:value-type="float" office:value="0.858">
            <text:p>0.858</text:p>
          </table:table-cell>
          <table:table-cell office:value-type="float" office:value="0.919">
            <text:p>0.919</text:p>
          </table:table-cell>
          <table:table-cell office:value-type="float" office:value="0.778">
            <text:p>0.778</text:p>
          </table:table-cell>
          <table:table-cell office:value-type="float" office:value="1.272">
            <text:p>1.272</text:p>
          </table:table-cell>
          <table:table-cell office:value-type="float" office:value="0.653">
            <text:p>0.653</text:p>
          </table:table-cell>
          <table:table-cell office:value-type="float" office:value="-0.216">
            <text:p>-0.216</text:p>
          </table:table-cell>
          <table:table-cell office:value-type="float" office:value="-0.891">
            <text:p>-0.891</text:p>
          </table:table-cell>
          <table:table-cell office:value-type="float" office:value="-0.627">
            <text:p>-0.627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856">
            <text:p>-1.856</text:p>
          </table:table-cell>
          <table:table-cell office:value-type="float" office:value="0.063">
            <text:p>0.063</text:p>
          </table:table-cell>
          <table:table-cell office:value-type="float" office:value="-1.011">
            <text:p>-1.011</text:p>
          </table:table-cell>
          <table:table-cell office:value-type="float" office:value="-0.238">
            <text:p>-0.238</text:p>
          </table:table-cell>
          <table:table-cell office:value-type="float" office:value="-0.152">
            <text:p>-0.152</text:p>
          </table:table-cell>
          <table:table-cell office:value-type="float" office:value="1.461">
            <text:p>1.461</text:p>
          </table:table-cell>
          <table:table-cell office:value-type="float" office:value="0.572">
            <text:p>0.572</text:p>
          </table:table-cell>
          <table:table-cell office:value-type="float" office:value="0.775">
            <text:p>0.775</text:p>
          </table:table-cell>
          <table:table-cell office:value-type="float" office:value="0.154">
            <text:p>0.154</text:p>
          </table:table-cell>
          <table:table-cell office:value-type="float" office:value="-0.31">
            <text:p>-0.31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976">
            <text:p>-1.976</text:p>
          </table:table-cell>
          <table:table-cell office:value-type="float" office:value="0.389">
            <text:p>0.389</text:p>
          </table:table-cell>
          <table:table-cell office:value-type="float" office:value="-0.947">
            <text:p>-0.947</text:p>
          </table:table-cell>
          <table:table-cell office:value-type="float" office:value="-0.25">
            <text:p>-0.25</text:p>
          </table:table-cell>
          <table:table-cell office:value-type="float" office:value="-0.065">
            <text:p>-0.065</text:p>
          </table:table-cell>
          <table:table-cell office:value-type="float" office:value="0.949">
            <text:p>0.949</text:p>
          </table:table-cell>
          <table:table-cell office:value-type="float" office:value="0.127">
            <text:p>0.127</text:p>
          </table:table-cell>
          <table:table-cell office:value-type="float" office:value="0.478">
            <text:p>0.478</text:p>
          </table:table-cell>
          <table:table-cell office:value-type="float" office:value="-0.323">
            <text:p>-0.323</text:p>
          </table:table-cell>
          <table:table-cell office:value-type="float" office:value="-0.345">
            <text:p>-0.345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914">
            <text:p>-1.914</text:p>
          </table:table-cell>
          <table:table-cell office:value-type="float" office:value="1.473">
            <text:p>1.473</text:p>
          </table:table-cell>
          <table:table-cell office:value-type="float" office:value="-1.342">
            <text:p>-1.342</text:p>
          </table:table-cell>
          <table:table-cell office:value-type="float" office:value="-0.013">
            <text:p>-0.013</text:p>
          </table:table-cell>
          <table:table-cell office:value-type="float" office:value="-0.213">
            <text:p>-0.213</text:p>
          </table:table-cell>
          <table:table-cell office:value-type="float" office:value="0.253">
            <text:p>0.253</text:p>
          </table:table-cell>
          <table:table-cell office:value-type="float" office:value="0.005">
            <text:p>0.005</text:p>
          </table:table-cell>
          <table:table-cell office:value-type="float" office:value="0.229">
            <text:p>0.229</text:p>
          </table:table-cell>
          <table:table-cell office:value-type="float" office:value="-0.009">
            <text:p>-0.009</text:p>
          </table:table-cell>
          <table:table-cell office:value-type="float" office:value="-0.445">
            <text:p>-0.44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">
            <text:p>-2.7</text:p>
          </table:table-cell>
          <table:table-cell office:value-type="float" office:value="2.83">
            <text:p>2.83</text:p>
          </table:table-cell>
          <table:table-cell office:value-type="float" office:value="-0.389">
            <text:p>-0.389</text:p>
          </table:table-cell>
          <table:table-cell office:value-type="float" office:value="0.032">
            <text:p>0.032</text:p>
          </table:table-cell>
          <table:table-cell office:value-type="float" office:value="-0.958">
            <text:p>-0.958</text:p>
          </table:table-cell>
          <table:table-cell office:value-type="float" office:value="0.44">
            <text:p>0.44</text:p>
          </table:table-cell>
          <table:table-cell office:value-type="float" office:value="-0.168">
            <text:p>-0.168</text:p>
          </table:table-cell>
          <table:table-cell office:value-type="float" office:value="0.519">
            <text:p>0.519</text:p>
          </table:table-cell>
          <table:table-cell office:value-type="float" office:value="0.169">
            <text:p>0.169</text:p>
          </table:table-cell>
          <table:table-cell office:value-type="float" office:value="-0.525">
            <text:p>-0.525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554">
            <text:p>-2.554</text:p>
          </table:table-cell>
          <table:table-cell office:value-type="float" office:value="1.117">
            <text:p>1.117</text:p>
          </table:table-cell>
          <table:table-cell office:value-type="float" office:value="0.42">
            <text:p>0.42</text:p>
          </table:table-cell>
          <table:table-cell office:value-type="float" office:value="-0.022">
            <text:p>-0.022</text:p>
          </table:table-cell>
          <table:table-cell office:value-type="float" office:value="-0.645">
            <text:p>-0.645</text:p>
          </table:table-cell>
          <table:table-cell office:value-type="float" office:value="0.02">
            <text:p>0.02</text:p>
          </table:table-cell>
          <table:table-cell office:value-type="float" office:value="0.145">
            <text:p>0.145</text:p>
          </table:table-cell>
          <table:table-cell office:value-type="float" office:value="-0.327">
            <text:p>-0.327</text:p>
          </table:table-cell>
          <table:table-cell office:value-type="float" office:value="0.66">
            <text:p>0.66</text:p>
          </table:table-cell>
          <table:table-cell office:value-type="float" office:value="0.073">
            <text:p>0.073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054">
            <text:p>-3.054</text:p>
          </table:table-cell>
          <table:table-cell office:value-type="float" office:value="3.104">
            <text:p>3.104</text:p>
          </table:table-cell>
          <table:table-cell office:value-type="float" office:value="-0.513">
            <text:p>-0.513</text:p>
          </table:table-cell>
          <table:table-cell office:value-type="float" office:value="-0.085">
            <text:p>-0.085</text:p>
          </table:table-cell>
          <table:table-cell office:value-type="float" office:value="-0.952">
            <text:p>-0.952</text:p>
          </table:table-cell>
          <table:table-cell office:value-type="float" office:value="0.299">
            <text:p>0.299</text:p>
          </table:table-cell>
          <table:table-cell office:value-type="float" office:value="-0.269">
            <text:p>-0.269</text:p>
          </table:table-cell>
          <table:table-cell office:value-type="float" office:value="0.459">
            <text:p>0.459</text:p>
          </table:table-cell>
          <table:table-cell office:value-type="float" office:value="0.892">
            <text:p>0.892</text:p>
          </table:table-cell>
          <table:table-cell office:value-type="float" office:value="-0.308">
            <text:p>-0.308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84">
            <text:p>-3.84</text:p>
          </table:table-cell>
          <table:table-cell office:value-type="float" office:value="3.745">
            <text:p>3.745</text:p>
          </table:table-cell>
          <table:table-cell office:value-type="float" office:value="0.121">
            <text:p>0.121</text:p>
          </table:table-cell>
          <table:table-cell office:value-type="float" office:value="-0.656">
            <text:p>-0.656</text:p>
          </table:table-cell>
          <table:table-cell office:value-type="float" office:value="-1.066">
            <text:p>-1.066</text:p>
          </table:table-cell>
          <table:table-cell office:value-type="float" office:value="0.329">
            <text:p>0.329</text:p>
          </table:table-cell>
          <table:table-cell office:value-type="float" office:value="0.734">
            <text:p>0.734</text:p>
          </table:table-cell>
          <table:table-cell office:value-type="float" office:value="0.875">
            <text:p>0.875</text:p>
          </table:table-cell>
          <table:table-cell office:value-type="float" office:value="-0.295">
            <text:p>-0.295</text:p>
          </table:table-cell>
          <table:table-cell office:value-type="float" office:value="0.418">
            <text:p>0.418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323">
            <text:p>-4.323</text:p>
          </table:table-cell>
          <table:table-cell office:value-type="float" office:value="2.853">
            <text:p>2.853</text:p>
          </table:table-cell>
          <table:table-cell office:value-type="float" office:value="0.385">
            <text:p>0.385</text:p>
          </table:table-cell>
          <table:table-cell office:value-type="float" office:value="0.209">
            <text:p>0.209</text:p>
          </table:table-cell>
          <table:table-cell office:value-type="float" office:value="-1.096">
            <text:p>-1.096</text:p>
          </table:table-cell>
          <table:table-cell office:value-type="float" office:value="0.431">
            <text:p>0.431</text:p>
          </table:table-cell>
          <table:table-cell office:value-type="float" office:value="0.119">
            <text:p>0.119</text:p>
          </table:table-cell>
          <table:table-cell office:value-type="float" office:value="0.268">
            <text:p>0.268</text:p>
          </table:table-cell>
          <table:table-cell office:value-type="float" office:value="0.131">
            <text:p>0.131</text:p>
          </table:table-cell>
          <table:table-cell office:value-type="float" office:value="0.654">
            <text:p>0.654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676">
            <text:p>-4.676</text:p>
          </table:table-cell>
          <table:table-cell office:value-type="float" office:value="2.537">
            <text:p>2.537</text:p>
          </table:table-cell>
          <table:table-cell office:value-type="float" office:value="0.075">
            <text:p>0.075</text:p>
          </table:table-cell>
          <table:table-cell office:value-type="float" office:value="0.73">
            <text:p>0.73</text:p>
          </table:table-cell>
          <table:table-cell office:value-type="float" office:value="-0.933">
            <text:p>-0.933</text:p>
          </table:table-cell>
          <table:table-cell office:value-type="float" office:value="1.493">
            <text:p>1.493</text:p>
          </table:table-cell>
          <table:table-cell office:value-type="float" office:value="0.049">
            <text:p>0.049</text:p>
          </table:table-cell>
          <table:table-cell office:value-type="float" office:value="0.076">
            <text:p>0.076</text:p>
          </table:table-cell>
          <table:table-cell office:value-type="float" office:value="0.254">
            <text:p>0.254</text:p>
          </table:table-cell>
          <table:table-cell office:value-type="float" office:value="0.276">
            <text:p>0.276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922">
            <text:p>-2.922</text:p>
          </table:table-cell>
          <table:table-cell office:value-type="float" office:value="1.516">
            <text:p>1.516</text:p>
          </table:table-cell>
          <table:table-cell office:value-type="float" office:value="-0.002">
            <text:p>-0.002</text:p>
          </table:table-cell>
          <table:table-cell office:value-type="float" office:value="-0.353">
            <text:p>-0.353</text:p>
          </table:table-cell>
          <table:table-cell office:value-type="float" office:value="-0.464">
            <text:p>-0.464</text:p>
          </table:table-cell>
          <table:table-cell office:value-type="float" office:value="1.184">
            <text:p>1.184</text:p>
          </table:table-cell>
          <table:table-cell office:value-type="float" office:value="0.383">
            <text:p>0.383</text:p>
          </table:table-cell>
          <table:table-cell office:value-type="float" office:value="-0.175">
            <text:p>-0.175</text:p>
          </table:table-cell>
          <table:table-cell office:value-type="float" office:value="-0.346">
            <text:p>-0.346</text:p>
          </table:table-cell>
          <table:table-cell office:value-type="float" office:value="-0.033">
            <text:p>-0.033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4.477">
            <text:p>-4.477</text:p>
          </table:table-cell>
          <table:table-cell office:value-type="float" office:value="0.246">
            <text:p>0.246</text:p>
          </table:table-cell>
          <table:table-cell office:value-type="float" office:value="1.087">
            <text:p>1.087</text:p>
          </table:table-cell>
          <table:table-cell office:value-type="float" office:value="1.108">
            <text:p>1.108</text:p>
          </table:table-cell>
          <table:table-cell office:value-type="float" office:value="0.682">
            <text:p>0.682</text:p>
          </table:table-cell>
          <table:table-cell office:value-type="float" office:value="1.057">
            <text:p>1.057</text:p>
          </table:table-cell>
          <table:table-cell office:value-type="float" office:value="0.424">
            <text:p>0.424</text:p>
          </table:table-cell>
          <table:table-cell office:value-type="float" office:value="-0.264">
            <text:p>-0.264</text:p>
          </table:table-cell>
          <table:table-cell office:value-type="float" office:value="-1.195">
            <text:p>-1.195</text:p>
          </table:table-cell>
          <table:table-cell office:value-type="float" office:value="-0.52">
            <text:p>-0.52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895">
            <text:p>-1.895</text:p>
          </table:table-cell>
          <table:table-cell office:value-type="float" office:value="-0.012">
            <text:p>-0.012</text:p>
          </table:table-cell>
          <table:table-cell office:value-type="float" office:value="-0.97">
            <text:p>-0.97</text:p>
          </table:table-cell>
          <table:table-cell office:value-type="float" office:value="-0.152">
            <text:p>-0.152</text:p>
          </table:table-cell>
          <table:table-cell office:value-type="float" office:value="-0.161">
            <text:p>-0.161</text:p>
          </table:table-cell>
          <table:table-cell office:value-type="float" office:value="1.509">
            <text:p>1.509</text:p>
          </table:table-cell>
          <table:table-cell office:value-type="float" office:value="0.487">
            <text:p>0.487</text:p>
          </table:table-cell>
          <table:table-cell office:value-type="float" office:value="0.809">
            <text:p>0.809</text:p>
          </table:table-cell>
          <table:table-cell office:value-type="float" office:value="0.044">
            <text:p>0.044</text:p>
          </table:table-cell>
          <table:table-cell office:value-type="float" office:value="-0.264">
            <text:p>-0.264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945">
            <text:p>-1.945</text:p>
          </table:table-cell>
          <table:table-cell office:value-type="float" office:value="0.352">
            <text:p>0.352</text:p>
          </table:table-cell>
          <table:table-cell office:value-type="float" office:value="-1.053">
            <text:p>-1.053</text:p>
          </table:table-cell>
          <table:table-cell office:value-type="float" office:value="-0.228">
            <text:p>-0.228</text:p>
          </table:table-cell>
          <table:table-cell office:value-type="float" office:value="-0.12">
            <text:p>-0.12</text:p>
          </table:table-cell>
          <table:table-cell office:value-type="float" office:value="0.927">
            <text:p>0.927</text:p>
          </table:table-cell>
          <table:table-cell office:value-type="float" office:value="0.088">
            <text:p>0.088</text:p>
          </table:table-cell>
          <table:table-cell office:value-type="float" office:value="0.509">
            <text:p>0.509</text:p>
          </table:table-cell>
          <table:table-cell office:value-type="float" office:value="-0.279">
            <text:p>-0.279</text:p>
          </table:table-cell>
          <table:table-cell office:value-type="float" office:value="-0.246">
            <text:p>-0.246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912">
            <text:p>-1.912</text:p>
          </table:table-cell>
          <table:table-cell office:value-type="float" office:value="1.554">
            <text:p>1.554</text:p>
          </table:table-cell>
          <table:table-cell office:value-type="float" office:value="-1.455">
            <text:p>-1.455</text:p>
          </table:table-cell>
          <table:table-cell office:value-type="float" office:value="-0.017">
            <text:p>-0.017</text:p>
          </table:table-cell>
          <table:table-cell office:value-type="float" office:value="-0.118">
            <text:p>-0.118</text:p>
          </table:table-cell>
          <table:table-cell office:value-type="float" office:value="0.27">
            <text:p>0.27</text:p>
          </table:table-cell>
          <table:table-cell office:value-type="float" office:value="-0.037">
            <text:p>-0.037</text:p>
          </table:table-cell>
          <table:table-cell office:value-type="float" office:value="0.163">
            <text:p>0.163</text:p>
          </table:table-cell>
          <table:table-cell office:value-type="float" office:value="-0.027">
            <text:p>-0.027</text:p>
          </table:table-cell>
          <table:table-cell office:value-type="float" office:value="-0.474">
            <text:p>-0.474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24">
            <text:p>-2.724</text:p>
          </table:table-cell>
          <table:table-cell office:value-type="float" office:value="2.998">
            <text:p>2.998</text:p>
          </table:table-cell>
          <table:table-cell office:value-type="float" office:value="-0.56">
            <text:p>-0.56</text:p>
          </table:table-cell>
          <table:table-cell office:value-type="float" office:value="-0.077">
            <text:p>-0.077</text:p>
          </table:table-cell>
          <table:table-cell office:value-type="float" office:value="-0.944">
            <text:p>-0.944</text:p>
          </table:table-cell>
          <table:table-cell office:value-type="float" office:value="0.548">
            <text:p>0.548</text:p>
          </table:table-cell>
          <table:table-cell office:value-type="float" office:value="-0.08">
            <text:p>-0.08</text:p>
          </table:table-cell>
          <table:table-cell office:value-type="float" office:value="0.4">
            <text:p>0.4</text:p>
          </table:table-cell>
          <table:table-cell office:value-type="float" office:value="0.144">
            <text:p>0.144</text:p>
          </table:table-cell>
          <table:table-cell office:value-type="float" office:value="-0.63">
            <text:p>-0.63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385">
            <text:p>-2.385</text:p>
          </table:table-cell>
          <table:table-cell office:value-type="float" office:value="1.241">
            <text:p>1.241</text:p>
          </table:table-cell>
          <table:table-cell office:value-type="float" office:value="0.272">
            <text:p>0.272</text:p>
          </table:table-cell>
          <table:table-cell office:value-type="float" office:value="-0.04">
            <text:p>-0.04</text:p>
          </table:table-cell>
          <table:table-cell office:value-type="float" office:value="-0.692">
            <text:p>-0.692</text:p>
          </table:table-cell>
          <table:table-cell office:value-type="float" office:value="0.16">
            <text:p>0.16</text:p>
          </table:table-cell>
          <table:table-cell office:value-type="float" office:value="-0.061">
            <text:p>-0.061</text:p>
          </table:table-cell>
          <table:table-cell office:value-type="float" office:value="-0.189">
            <text:p>-0.189</text:p>
          </table:table-cell>
          <table:table-cell office:value-type="float" office:value="0.744">
            <text:p>0.744</text:p>
          </table:table-cell>
          <table:table-cell office:value-type="float" office:value="0.088">
            <text:p>0.088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092">
            <text:p>-3.092</text:p>
          </table:table-cell>
          <table:table-cell office:value-type="float" office:value="3.014">
            <text:p>3.014</text:p>
          </table:table-cell>
          <table:table-cell office:value-type="float" office:value="-0.307">
            <text:p>-0.307</text:p>
          </table:table-cell>
          <table:table-cell office:value-type="float" office:value="-0.016">
            <text:p>-0.016</text:p>
          </table:table-cell>
          <table:table-cell office:value-type="float" office:value="-0.956">
            <text:p>-0.956</text:p>
          </table:table-cell>
          <table:table-cell office:value-type="float" office:value="0.195">
            <text:p>0.195</text:p>
          </table:table-cell>
          <table:table-cell office:value-type="float" office:value="-0.227">
            <text:p>-0.227</text:p>
          </table:table-cell>
          <table:table-cell office:value-type="float" office:value="0.367">
            <text:p>0.367</text:p>
          </table:table-cell>
          <table:table-cell office:value-type="float" office:value="0.958">
            <text:p>0.958</text:p>
          </table:table-cell>
          <table:table-cell office:value-type="float" office:value="-0.092">
            <text:p>-0.092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917">
            <text:p>-3.917</text:p>
          </table:table-cell>
          <table:table-cell office:value-type="float" office:value="3.496">
            <text:p>3.496</text:p>
          </table:table-cell>
          <table:table-cell office:value-type="float" office:value="0.409">
            <text:p>0.409</text:p>
          </table:table-cell>
          <table:table-cell office:value-type="float" office:value="-0.531">
            <text:p>-0.531</text:p>
          </table:table-cell>
          <table:table-cell office:value-type="float" office:value="-1.15">
            <text:p>-1.15</text:p>
          </table:table-cell>
          <table:table-cell office:value-type="float" office:value="0.017">
            <text:p>0.017</text:p>
          </table:table-cell>
          <table:table-cell office:value-type="float" office:value="0.605">
            <text:p>0.605</text:p>
          </table:table-cell>
          <table:table-cell office:value-type="float" office:value="0.977">
            <text:p>0.977</text:p>
          </table:table-cell>
          <table:table-cell office:value-type="float" office:value="-0.328">
            <text:p>-0.328</text:p>
          </table:table-cell>
          <table:table-cell office:value-type="float" office:value="0.447">
            <text:p>0.447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232">
            <text:p>-4.232</text:p>
          </table:table-cell>
          <table:table-cell office:value-type="float" office:value="3.035">
            <text:p>3.035</text:p>
          </table:table-cell>
          <table:table-cell office:value-type="float" office:value="0.428">
            <text:p>0.428</text:p>
          </table:table-cell>
          <table:table-cell office:value-type="float" office:value="0.497">
            <text:p>0.497</text:p>
          </table:table-cell>
          <table:table-cell office:value-type="float" office:value="-1.374">
            <text:p>-1.374</text:p>
          </table:table-cell>
          <table:table-cell office:value-type="float" office:value="0.549">
            <text:p>0.549</text:p>
          </table:table-cell>
          <table:table-cell office:value-type="float" office:value="0.133">
            <text:p>0.133</text:p>
          </table:table-cell>
          <table:table-cell office:value-type="float" office:value="0.232">
            <text:p>0.232</text:p>
          </table:table-cell>
          <table:table-cell office:value-type="float" office:value="0.129">
            <text:p>0.129</text:p>
          </table:table-cell>
          <table:table-cell office:value-type="float" office:value="0.487">
            <text:p>0.487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759">
            <text:p>-4.759</text:p>
          </table:table-cell>
          <table:table-cell office:value-type="float" office:value="2.696">
            <text:p>2.696</text:p>
          </table:table-cell>
          <table:table-cell office:value-type="float" office:value="0.104">
            <text:p>0.104</text:p>
          </table:table-cell>
          <table:table-cell office:value-type="float" office:value="0.697">
            <text:p>0.697</text:p>
          </table:table-cell>
          <table:table-cell office:value-type="float" office:value="-0.787">
            <text:p>-0.787</text:p>
          </table:table-cell>
          <table:table-cell office:value-type="float" office:value="1.114">
            <text:p>1.114</text:p>
          </table:table-cell>
          <table:table-cell office:value-type="float" office:value="0.205">
            <text:p>0.205</text:p>
          </table:table-cell>
          <table:table-cell office:value-type="float" office:value="-0.066">
            <text:p>-0.066</text:p>
          </table:table-cell>
          <table:table-cell office:value-type="float" office:value="0.369">
            <text:p>0.369</text:p>
          </table:table-cell>
          <table:table-cell office:value-type="float" office:value="0.306">
            <text:p>0.306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945">
            <text:p>-2.945</text:p>
          </table:table-cell>
          <table:table-cell office:value-type="float" office:value="1.724">
            <text:p>1.724</text:p>
          </table:table-cell>
          <table:table-cell office:value-type="float" office:value="-0.312">
            <text:p>-0.312</text:p>
          </table:table-cell>
          <table:table-cell office:value-type="float" office:value="-0.239">
            <text:p>-0.239</text:p>
          </table:table-cell>
          <table:table-cell office:value-type="float" office:value="-0.447">
            <text:p>-0.447</text:p>
          </table:table-cell>
          <table:table-cell office:value-type="float" office:value="1.36">
            <text:p>1.36</text:p>
          </table:table-cell>
          <table:table-cell office:value-type="float" office:value="0.014">
            <text:p>0.014</text:p>
          </table:table-cell>
          <table:table-cell office:value-type="float" office:value="-0.102">
            <text:p>-0.102</text:p>
          </table:table-cell>
          <table:table-cell office:value-type="float" office:value="0.021">
            <text:p>0.021</text:p>
          </table:table-cell>
          <table:table-cell office:value-type="float" office:value="-0.564">
            <text:p>-0.564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4.314">
            <text:p>-4.314</text:p>
          </table:table-cell>
          <table:table-cell office:value-type="float" office:value="-0.106">
            <text:p>-0.106</text:p>
          </table:table-cell>
          <table:table-cell office:value-type="float" office:value="1.044">
            <text:p>1.044</text:p>
          </table:table-cell>
          <table:table-cell office:value-type="float" office:value="1.192">
            <text:p>1.192</text:p>
          </table:table-cell>
          <table:table-cell office:value-type="float" office:value="0.687">
            <text:p>0.687</text:p>
          </table:table-cell>
          <table:table-cell office:value-type="float" office:value="0.763">
            <text:p>0.763</text:p>
          </table:table-cell>
          <table:table-cell office:value-type="float" office:value="0.158">
            <text:p>0.158</text:p>
          </table:table-cell>
          <table:table-cell office:value-type="float" office:value="-0.193">
            <text:p>-0.193</text:p>
          </table:table-cell>
          <table:table-cell office:value-type="float" office:value="-1.342">
            <text:p>-1.342</text:p>
          </table:table-cell>
          <table:table-cell office:value-type="float" office:value="-0.447">
            <text:p>-0.447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05">
            <text:p>-2.05</text:p>
          </table:table-cell>
          <table:table-cell office:value-type="float" office:value="0.065">
            <text:p>0.065</text:p>
          </table:table-cell>
          <table:table-cell office:value-type="float" office:value="-0.938">
            <text:p>-0.938</text:p>
          </table:table-cell>
          <table:table-cell office:value-type="float" office:value="-0.037">
            <text:p>-0.037</text:p>
          </table:table-cell>
          <table:table-cell office:value-type="float" office:value="0.082">
            <text:p>0.082</text:p>
          </table:table-cell>
          <table:table-cell office:value-type="float" office:value="1.561">
            <text:p>1.561</text:p>
          </table:table-cell>
          <table:table-cell office:value-type="float" office:value="0.393">
            <text:p>0.393</text:p>
          </table:table-cell>
          <table:table-cell office:value-type="float" office:value="0.835">
            <text:p>0.835</text:p>
          </table:table-cell>
          <table:table-cell office:value-type="float" office:value="-0.029">
            <text:p>-0.029</text:p>
          </table:table-cell>
          <table:table-cell office:value-type="float" office:value="-0.394">
            <text:p>-0.394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804">
            <text:p>-1.804</text:p>
          </table:table-cell>
          <table:table-cell office:value-type="float" office:value="0.431">
            <text:p>0.431</text:p>
          </table:table-cell>
          <table:table-cell office:value-type="float" office:value="-1">
            <text:p>-1</text:p>
          </table:table-cell>
          <table:table-cell office:value-type="float" office:value="-0.427">
            <text:p>-0.427</text:p>
          </table:table-cell>
          <table:table-cell office:value-type="float" office:value="-0.094">
            <text:p>-0.094</text:p>
          </table:table-cell>
          <table:table-cell office:value-type="float" office:value="0.848">
            <text:p>0.848</text:p>
          </table:table-cell>
          <table:table-cell office:value-type="float" office:value="0.084">
            <text:p>0.084</text:p>
          </table:table-cell>
          <table:table-cell office:value-type="float" office:value="0.636">
            <text:p>0.636</text:p>
          </table:table-cell>
          <table:table-cell office:value-type="float" office:value="-0.275">
            <text:p>-0.275</text:p>
          </table:table-cell>
          <table:table-cell office:value-type="float" office:value="-0.214">
            <text:p>-0.214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978">
            <text:p>-1.978</text:p>
          </table:table-cell>
          <table:table-cell office:value-type="float" office:value="1.542">
            <text:p>1.542</text:p>
          </table:table-cell>
          <table:table-cell office:value-type="float" office:value="-1.487">
            <text:p>-1.487</text:p>
          </table:table-cell>
          <table:table-cell office:value-type="float" office:value="-0.096">
            <text:p>-0.096</text:p>
          </table:table-cell>
          <table:table-cell office:value-type="float" office:value="-0.025">
            <text:p>-0.025</text:p>
          </table:table-cell>
          <table:table-cell office:value-type="float" office:value="0.32">
            <text:p>0.32</text:p>
          </table:table-cell>
          <table:table-cell office:value-type="float" office:value="-0.063">
            <text:p>-0.063</text:p>
          </table:table-cell>
          <table:table-cell office:value-type="float" office:value="0.097">
            <text:p>0.097</text:p>
          </table:table-cell>
          <table:table-cell office:value-type="float" office:value="-0.073">
            <text:p>-0.073</text:p>
          </table:table-cell>
          <table:table-cell office:value-type="float" office:value="-0.381">
            <text:p>-0.381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48">
            <text:p>-2.748</text:p>
          </table:table-cell>
          <table:table-cell office:value-type="float" office:value="3.217">
            <text:p>3.217</text:p>
          </table:table-cell>
          <table:table-cell office:value-type="float" office:value="-0.976">
            <text:p>-0.976</text:p>
          </table:table-cell>
          <table:table-cell office:value-type="float" office:value="-0.213">
            <text:p>-0.213</text:p>
          </table:table-cell>
          <table:table-cell office:value-type="float" office:value="-0.792">
            <text:p>-0.792</text:p>
          </table:table-cell>
          <table:table-cell office:value-type="float" office:value="0.771">
            <text:p>0.771</text:p>
          </table:table-cell>
          <table:table-cell office:value-type="float" office:value="-0.032">
            <text:p>-0.032</text:p>
          </table:table-cell>
          <table:table-cell office:value-type="float" office:value="0.223">
            <text:p>0.223</text:p>
          </table:table-cell>
          <table:table-cell office:value-type="float" office:value="0.043">
            <text:p>0.043</text:p>
          </table:table-cell>
          <table:table-cell office:value-type="float" office:value="-0.825">
            <text:p>-0.825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351">
            <text:p>-2.351</text:p>
          </table:table-cell>
          <table:table-cell office:value-type="float" office:value="1.53">
            <text:p>1.53</text:p>
          </table:table-cell>
          <table:table-cell office:value-type="float" office:value="0.086">
            <text:p>0.086</text:p>
          </table:table-cell>
          <table:table-cell office:value-type="float" office:value="-0.075">
            <text:p>-0.075</text:p>
          </table:table-cell>
          <table:table-cell office:value-type="float" office:value="-0.426">
            <text:p>-0.426</text:p>
          </table:table-cell>
          <table:table-cell office:value-type="float" office:value="0.125">
            <text:p>0.125</text:p>
          </table:table-cell>
          <table:table-cell office:value-type="float" office:value="-0.197">
            <text:p>-0.197</text:p>
          </table:table-cell>
          <table:table-cell office:value-type="float" office:value="0.033">
            <text:p>0.033</text:p>
          </table:table-cell>
          <table:table-cell office:value-type="float" office:value="0.848">
            <text:p>0.848</text:p>
          </table:table-cell>
          <table:table-cell office:value-type="float" office:value="-0.038">
            <text:p>-0.038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105">
            <text:p>-3.105</text:p>
          </table:table-cell>
          <table:table-cell office:value-type="float" office:value="2.916">
            <text:p>2.916</text:p>
          </table:table-cell>
          <table:table-cell office:value-type="float" office:value="-0.207">
            <text:p>-0.207</text:p>
          </table:table-cell>
          <table:table-cell office:value-type="float" office:value="0.031">
            <text:p>0.031</text:p>
          </table:table-cell>
          <table:table-cell office:value-type="float" office:value="-0.897">
            <text:p>-0.897</text:p>
          </table:table-cell>
          <table:table-cell office:value-type="float" office:value="0.021">
            <text:p>0.021</text:p>
          </table:table-cell>
          <table:table-cell office:value-type="float" office:value="-0.229">
            <text:p>-0.229</text:p>
          </table:table-cell>
          <table:table-cell office:value-type="float" office:value="0.256">
            <text:p>0.256</text:p>
          </table:table-cell>
          <table:table-cell office:value-type="float" office:value="1.073">
            <text:p>1.073</text:p>
          </table:table-cell>
          <table:table-cell office:value-type="float" office:value="-0.065">
            <text:p>-0.065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985">
            <text:p>-3.985</text:p>
          </table:table-cell>
          <table:table-cell office:value-type="float" office:value="3.614">
            <text:p>3.614</text:p>
          </table:table-cell>
          <table:table-cell office:value-type="float" office:value="0.584">
            <text:p>0.584</text:p>
          </table:table-cell>
          <table:table-cell office:value-type="float" office:value="-0.42">
            <text:p>-0.42</text:p>
          </table:table-cell>
          <table:table-cell office:value-type="float" office:value="-1.105">
            <text:p>-1.105</text:p>
          </table:table-cell>
          <table:table-cell office:value-type="float" office:value="-0.174">
            <text:p>-0.174</text:p>
          </table:table-cell>
          <table:table-cell office:value-type="float" office:value="0.348">
            <text:p>0.348</text:p>
          </table:table-cell>
          <table:table-cell office:value-type="float" office:value="0.885">
            <text:p>0.885</text:p>
          </table:table-cell>
          <table:table-cell office:value-type="float" office:value="-0.165">
            <text:p>-0.165</text:p>
          </table:table-cell>
          <table:table-cell office:value-type="float" office:value="0.65">
            <text:p>0.65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16">
            <text:p>-4.16</text:p>
          </table:table-cell>
          <table:table-cell office:value-type="float" office:value="3.329">
            <text:p>3.329</text:p>
          </table:table-cell>
          <table:table-cell office:value-type="float" office:value="0.275">
            <text:p>0.275</text:p>
          </table:table-cell>
          <table:table-cell office:value-type="float" office:value="0.394">
            <text:p>0.394</text:p>
          </table:table-cell>
          <table:table-cell office:value-type="float" office:value="-1.287">
            <text:p>-1.287</text:p>
          </table:table-cell>
          <table:table-cell office:value-type="float" office:value="0.693">
            <text:p>0.693</text:p>
          </table:table-cell>
          <table:table-cell office:value-type="float" office:value="0.483">
            <text:p>0.483</text:p>
          </table:table-cell>
          <table:table-cell office:value-type="float" office:value="0.121">
            <text:p>0.121</text:p>
          </table:table-cell>
          <table:table-cell office:value-type="float" office:value="0.286">
            <text:p>0.286</text:p>
          </table:table-cell>
          <table:table-cell office:value-type="float" office:value="0.153">
            <text:p>0.153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88">
            <text:p>-4.88</text:p>
          </table:table-cell>
          <table:table-cell office:value-type="float" office:value="3.064">
            <text:p>3.064</text:p>
          </table:table-cell>
          <table:table-cell office:value-type="float" office:value="0.06">
            <text:p>0.06</text:p>
          </table:table-cell>
          <table:table-cell office:value-type="float" office:value="0.434">
            <text:p>0.434</text:p>
          </table:table-cell>
          <table:table-cell office:value-type="float" office:value="-0.575">
            <text:p>-0.575</text:p>
          </table:table-cell>
          <table:table-cell office:value-type="float" office:value="0.897">
            <text:p>0.897</text:p>
          </table:table-cell>
          <table:table-cell office:value-type="float" office:value="0.25">
            <text:p>0.25</text:p>
          </table:table-cell>
          <table:table-cell office:value-type="float" office:value="0.085">
            <text:p>0.085</text:p>
          </table:table-cell>
          <table:table-cell office:value-type="float" office:value="0.093">
            <text:p>0.093</text:p>
          </table:table-cell>
          <table:table-cell office:value-type="float" office:value="0.445">
            <text:p>0.445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082">
            <text:p>-3.082</text:p>
          </table:table-cell>
          <table:table-cell office:value-type="float" office:value="1.633">
            <text:p>1.633</text:p>
          </table:table-cell>
          <table:table-cell office:value-type="float" office:value="-0.118">
            <text:p>-0.118</text:p>
          </table:table-cell>
          <table:table-cell office:value-type="float" office:value="-0.147">
            <text:p>-0.147</text:p>
          </table:table-cell>
          <table:table-cell office:value-type="float" office:value="-0.484">
            <text:p>-0.484</text:p>
          </table:table-cell>
          <table:table-cell office:value-type="float" office:value="1.176">
            <text:p>1.176</text:p>
          </table:table-cell>
          <table:table-cell office:value-type="float" office:value="-0.086">
            <text:p>-0.086</text:p>
          </table:table-cell>
          <table:table-cell office:value-type="float" office:value="-0.072">
            <text:p>-0.072</text:p>
          </table:table-cell>
          <table:table-cell office:value-type="float" office:value="0.086">
            <text:p>0.086</text:p>
          </table:table-cell>
          <table:table-cell office:value-type="float" office:value="-0.564">
            <text:p>-0.564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4.158">
            <text:p>-4.158</text:p>
          </table:table-cell>
          <table:table-cell office:value-type="float" office:value="-0.342">
            <text:p>-0.342</text:p>
          </table:table-cell>
          <table:table-cell office:value-type="float" office:value="0.9">
            <text:p>0.9</text:p>
          </table:table-cell>
          <table:table-cell office:value-type="float" office:value="1.09">
            <text:p>1.09</text:p>
          </table:table-cell>
          <table:table-cell office:value-type="float" office:value="0.56">
            <text:p>0.56</text:p>
          </table:table-cell>
          <table:table-cell office:value-type="float" office:value="0.955">
            <text:p>0.955</text:p>
          </table:table-cell>
          <table:table-cell office:value-type="float" office:value="0.395">
            <text:p>0.395</text:p>
          </table:table-cell>
          <table:table-cell office:value-type="float" office:value="-0.328">
            <text:p>-0.328</text:p>
          </table:table-cell>
          <table:table-cell office:value-type="float" office:value="-1.52">
            <text:p>-1.52</text:p>
          </table:table-cell>
          <table:table-cell office:value-type="float" office:value="-0.498">
            <text:p>-0.498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441">
            <text:p>-2.441</text:p>
          </table:table-cell>
          <table:table-cell office:value-type="float" office:value="0.191">
            <text:p>0.191</text:p>
          </table:table-cell>
          <table:table-cell office:value-type="float" office:value="-0.814">
            <text:p>-0.814</text:p>
          </table:table-cell>
          <table:table-cell office:value-type="float" office:value="0.255">
            <text:p>0.255</text:p>
          </table:table-cell>
          <table:table-cell office:value-type="float" office:value="0.411">
            <text:p>0.411</text:p>
          </table:table-cell>
          <table:table-cell office:value-type="float" office:value="1.636">
            <text:p>1.636</text:p>
          </table:table-cell>
          <table:table-cell office:value-type="float" office:value="0.395">
            <text:p>0.395</text:p>
          </table:table-cell>
          <table:table-cell office:value-type="float" office:value="0.761">
            <text:p>0.761</text:p>
          </table:table-cell>
          <table:table-cell office:value-type="float" office:value="-0.005">
            <text:p>-0.005</text:p>
          </table:table-cell>
          <table:table-cell office:value-type="float" office:value="-0.564">
            <text:p>-0.564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672">
            <text:p>-1.672</text:p>
          </table:table-cell>
          <table:table-cell office:value-type="float" office:value="0.328">
            <text:p>0.328</text:p>
          </table:table-cell>
          <table:table-cell office:value-type="float" office:value="-0.833">
            <text:p>-0.833</text:p>
          </table:table-cell>
          <table:table-cell office:value-type="float" office:value="-0.577">
            <text:p>-0.577</text:p>
          </table:table-cell>
          <table:table-cell office:value-type="float" office:value="-0.363">
            <text:p>-0.363</text:p>
          </table:table-cell>
          <table:table-cell office:value-type="float" office:value="0.84">
            <text:p>0.84</text:p>
          </table:table-cell>
          <table:table-cell office:value-type="float" office:value="0.18">
            <text:p>0.18</text:p>
          </table:table-cell>
          <table:table-cell office:value-type="float" office:value="0.682">
            <text:p>0.682</text:p>
          </table:table-cell>
          <table:table-cell office:value-type="float" office:value="-0.124">
            <text:p>-0.124</text:p>
          </table:table-cell>
          <table:table-cell office:value-type="float" office:value="-0.109">
            <text:p>-0.109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051">
            <text:p>-2.051</text:p>
          </table:table-cell>
          <table:table-cell office:value-type="float" office:value="1.508">
            <text:p>1.508</text:p>
          </table:table-cell>
          <table:table-cell office:value-type="float" office:value="-1.641">
            <text:p>-1.641</text:p>
          </table:table-cell>
          <table:table-cell office:value-type="float" office:value="-0.058">
            <text:p>-0.058</text:p>
          </table:table-cell>
          <table:table-cell office:value-type="float" office:value="-0.102">
            <text:p>-0.102</text:p>
          </table:table-cell>
          <table:table-cell office:value-type="float" office:value="0.346">
            <text:p>0.346</text:p>
          </table:table-cell>
          <table:table-cell office:value-type="float" office:value="-0.021">
            <text:p>-0.021</text:p>
          </table:table-cell>
          <table:table-cell office:value-type="float" office:value="0.109">
            <text:p>0.109</text:p>
          </table:table-cell>
          <table:table-cell office:value-type="float" office:value="-0.147">
            <text:p>-0.147</text:p>
          </table:table-cell>
          <table:table-cell office:value-type="float" office:value="-0.298">
            <text:p>-0.298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88">
            <text:p>-2.788</text:p>
          </table:table-cell>
          <table:table-cell office:value-type="float" office:value="3.194">
            <text:p>3.194</text:p>
          </table:table-cell>
          <table:table-cell office:value-type="float" office:value="-1.142">
            <text:p>-1.142</text:p>
          </table:table-cell>
          <table:table-cell office:value-type="float" office:value="-0.313">
            <text:p>-0.313</text:p>
          </table:table-cell>
          <table:table-cell office:value-type="float" office:value="-0.58">
            <text:p>-0.58</text:p>
          </table:table-cell>
          <table:table-cell office:value-type="float" office:value="0.357">
            <text:p>0.357</text:p>
          </table:table-cell>
          <table:table-cell office:value-type="float" office:value="0.281">
            <text:p>0.281</text:p>
          </table:table-cell>
          <table:table-cell office:value-type="float" office:value="0.082">
            <text:p>0.082</text:p>
          </table:table-cell>
          <table:table-cell office:value-type="float" office:value="0.109">
            <text:p>0.109</text:p>
          </table:table-cell>
          <table:table-cell office:value-type="float" office:value="-0.858">
            <text:p>-0.858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489">
            <text:p>-2.489</text:p>
          </table:table-cell>
          <table:table-cell office:value-type="float" office:value="1.773">
            <text:p>1.773</text:p>
          </table:table-cell>
          <table:table-cell office:value-type="float" office:value="-0.18">
            <text:p>-0.18</text:p>
          </table:table-cell>
          <table:table-cell office:value-type="float" office:value="-0.152">
            <text:p>-0.152</text:p>
          </table:table-cell>
          <table:table-cell office:value-type="float" office:value="-0.353">
            <text:p>-0.353</text:p>
          </table:table-cell>
          <table:table-cell office:value-type="float" office:value="0.133">
            <text:p>0.133</text:p>
          </table:table-cell>
          <table:table-cell office:value-type="float" office:value="-0.186">
            <text:p>-0.186</text:p>
          </table:table-cell>
          <table:table-cell office:value-type="float" office:value="0.207">
            <text:p>0.207</text:p>
          </table:table-cell>
          <table:table-cell office:value-type="float" office:value="0.788">
            <text:p>0.788</text:p>
          </table:table-cell>
          <table:table-cell office:value-type="float" office:value="-0.285">
            <text:p>-0.28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065">
            <text:p>-3.065</text:p>
          </table:table-cell>
          <table:table-cell office:value-type="float" office:value="3.139">
            <text:p>3.139</text:p>
          </table:table-cell>
          <table:table-cell office:value-type="float" office:value="-0.461">
            <text:p>-0.461</text:p>
          </table:table-cell>
          <table:table-cell office:value-type="float" office:value="-0.221">
            <text:p>-0.221</text:p>
          </table:table-cell>
          <table:table-cell office:value-type="float" office:value="-0.759">
            <text:p>-0.759</text:p>
          </table:table-cell>
          <table:table-cell office:value-type="float" office:value="-0.045">
            <text:p>-0.045</text:p>
          </table:table-cell>
          <table:table-cell office:value-type="float" office:value="0.068">
            <text:p>0.068</text:p>
          </table:table-cell>
          <table:table-cell office:value-type="float" office:value="0.274">
            <text:p>0.274</text:p>
          </table:table-cell>
          <table:table-cell office:value-type="float" office:value="0.999">
            <text:p>0.999</text:p>
          </table:table-cell>
          <table:table-cell office:value-type="float" office:value="-0.331">
            <text:p>-0.331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963">
            <text:p>-3.963</text:p>
          </table:table-cell>
          <table:table-cell office:value-type="float" office:value="3.938">
            <text:p>3.938</text:p>
          </table:table-cell>
          <table:table-cell office:value-type="float" office:value="0.466">
            <text:p>0.466</text:p>
          </table:table-cell>
          <table:table-cell office:value-type="float" office:value="-0.564">
            <text:p>-0.564</text:p>
          </table:table-cell>
          <table:table-cell office:value-type="float" office:value="-1.042">
            <text:p>-1.042</text:p>
          </table:table-cell>
          <table:table-cell office:value-type="float" office:value="-0.064">
            <text:p>-0.064</text:p>
          </table:table-cell>
          <table:table-cell office:value-type="float" office:value="0.241">
            <text:p>0.241</text:p>
          </table:table-cell>
          <table:table-cell office:value-type="float" office:value="0.888">
            <text:p>0.888</text:p>
          </table:table-cell>
          <table:table-cell office:value-type="float" office:value="-0.032">
            <text:p>-0.032</text:p>
          </table:table-cell>
          <table:table-cell office:value-type="float" office:value="0.798">
            <text:p>0.798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136">
            <text:p>-4.136</text:p>
          </table:table-cell>
          <table:table-cell office:value-type="float" office:value="3.582">
            <text:p>3.582</text:p>
          </table:table-cell>
          <table:table-cell office:value-type="float" office:value="-0.407">
            <text:p>-0.407</text:p>
          </table:table-cell>
          <table:table-cell office:value-type="float" office:value="-0.038">
            <text:p>-0.038</text:p>
          </table:table-cell>
          <table:table-cell office:value-type="float" office:value="-0.687">
            <text:p>-0.687</text:p>
          </table:table-cell>
          <table:table-cell office:value-type="float" office:value="1.031">
            <text:p>1.031</text:p>
          </table:table-cell>
          <table:table-cell office:value-type="float" office:value="0.491">
            <text:p>0.491</text:p>
          </table:table-cell>
          <table:table-cell office:value-type="float" office:value="0.157">
            <text:p>0.157</text:p>
          </table:table-cell>
          <table:table-cell office:value-type="float" office:value="0.305">
            <text:p>0.305</text:p>
          </table:table-cell>
          <table:table-cell office:value-type="float" office:value="0.028">
            <text:p>0.028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944">
            <text:p>-4.944</text:p>
          </table:table-cell>
          <table:table-cell office:value-type="float" office:value="3.325">
            <text:p>3.325</text:p>
          </table:table-cell>
          <table:table-cell office:value-type="float" office:value="0.015">
            <text:p>0.015</text:p>
          </table:table-cell>
          <table:table-cell office:value-type="float" office:value="0.079">
            <text:p>0.079</text:p>
          </table:table-cell>
          <table:table-cell office:value-type="float" office:value="-0.593">
            <text:p>-0.593</text:p>
          </table:table-cell>
          <table:table-cell office:value-type="float" office:value="1.047">
            <text:p>1.047</text:p>
          </table:table-cell>
          <table:table-cell office:value-type="float" office:value="0.337">
            <text:p>0.337</text:p>
          </table:table-cell>
          <table:table-cell office:value-type="float" office:value="0.296">
            <text:p>0.296</text:p>
          </table:table-cell>
          <table:table-cell office:value-type="float" office:value="-0.453">
            <text:p>-0.453</text:p>
          </table:table-cell>
          <table:table-cell office:value-type="float" office:value="0.371">
            <text:p>0.371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058">
            <text:p>-3.058</text:p>
          </table:table-cell>
          <table:table-cell office:value-type="float" office:value="1.678">
            <text:p>1.678</text:p>
          </table:table-cell>
          <table:table-cell office:value-type="float" office:value="-0.351">
            <text:p>-0.351</text:p>
          </table:table-cell>
          <table:table-cell office:value-type="float" office:value="-0.255">
            <text:p>-0.255</text:p>
          </table:table-cell>
          <table:table-cell office:value-type="float" office:value="0.038">
            <text:p>0.038</text:p>
          </table:table-cell>
          <table:table-cell office:value-type="float" office:value="0.692">
            <text:p>0.692</text:p>
          </table:table-cell>
          <table:table-cell office:value-type="float" office:value="-0.173">
            <text:p>-0.173</text:p>
          </table:table-cell>
          <table:table-cell office:value-type="float" office:value="0.226">
            <text:p>0.226</text:p>
          </table:table-cell>
          <table:table-cell office:value-type="float" office:value="0.202">
            <text:p>0.202</text:p>
          </table:table-cell>
          <table:table-cell office:value-type="float" office:value="-0.593">
            <text:p>-0.593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1.202">
            <text:p>-1.202</text:p>
          </table:table-cell>
          <table:table-cell office:value-type="float" office:value="-0.253">
            <text:p>-0.253</text:p>
          </table:table-cell>
          <table:table-cell office:value-type="float" office:value="-2.487">
            <text:p>-2.487</text:p>
          </table:table-cell>
          <table:table-cell office:value-type="float" office:value="0.809">
            <text:p>0.809</text:p>
          </table:table-cell>
          <table:table-cell office:value-type="float" office:value="-0.367">
            <text:p>-0.367</text:p>
          </table:table-cell>
          <table:table-cell office:value-type="float" office:value="2.169">
            <text:p>2.169</text:p>
          </table:table-cell>
          <table:table-cell office:value-type="float" office:value="0.32">
            <text:p>0.32</text:p>
          </table:table-cell>
          <table:table-cell office:value-type="float" office:value="1.034">
            <text:p>1.034</text:p>
          </table:table-cell>
          <table:table-cell office:value-type="float" office:value="-1.385">
            <text:p>-1.385</text:p>
          </table:table-cell>
          <table:table-cell office:value-type="float" office:value="-0.706">
            <text:p>-0.70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077">
            <text:p>-1.077</text:p>
          </table:table-cell>
          <table:table-cell office:value-type="float" office:value="0.511">
            <text:p>0.511</text:p>
          </table:table-cell>
          <table:table-cell office:value-type="float" office:value="-2.006">
            <text:p>-2.006</text:p>
          </table:table-cell>
          <table:table-cell office:value-type="float" office:value="0.305">
            <text:p>0.305</text:p>
          </table:table-cell>
          <table:table-cell office:value-type="float" office:value="-0.584">
            <text:p>-0.584</text:p>
          </table:table-cell>
          <table:table-cell office:value-type="float" office:value="1.962">
            <text:p>1.962</text:p>
          </table:table-cell>
          <table:table-cell office:value-type="float" office:value="0.089">
            <text:p>0.089</text:p>
          </table:table-cell>
          <table:table-cell office:value-type="float" office:value="1.406">
            <text:p>1.406</text:p>
          </table:table-cell>
          <table:table-cell office:value-type="float" office:value="-0.669">
            <text:p>-0.669</text:p>
          </table:table-cell>
          <table:table-cell office:value-type="float" office:value="-0.027">
            <text:p>-0.027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768">
            <text:p>-1.768</text:p>
          </table:table-cell>
          <table:table-cell office:value-type="float" office:value="0.786">
            <text:p>0.786</text:p>
          </table:table-cell>
          <table:table-cell office:value-type="float" office:value="-1.468">
            <text:p>-1.468</text:p>
          </table:table-cell>
          <table:table-cell office:value-type="float" office:value="1.077">
            <text:p>1.077</text:p>
          </table:table-cell>
          <table:table-cell office:value-type="float" office:value="-0.347">
            <text:p>-0.347</text:p>
          </table:table-cell>
          <table:table-cell office:value-type="float" office:value="1.704">
            <text:p>1.704</text:p>
          </table:table-cell>
          <table:table-cell office:value-type="float" office:value="-0.171">
            <text:p>-0.171</text:p>
          </table:table-cell>
          <table:table-cell office:value-type="float" office:value="1.076">
            <text:p>1.076</text:p>
          </table:table-cell>
          <table:table-cell office:value-type="float" office:value="-0.691">
            <text:p>-0.691</text:p>
          </table:table-cell>
          <table:table-cell office:value-type="float" office:value="-0.06">
            <text:p>-0.06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737">
            <text:p>-1.737</text:p>
          </table:table-cell>
          <table:table-cell office:value-type="float" office:value="1.789">
            <text:p>1.789</text:p>
          </table:table-cell>
          <table:table-cell office:value-type="float" office:value="-1.046">
            <text:p>-1.046</text:p>
          </table:table-cell>
          <table:table-cell office:value-type="float" office:value="1.071">
            <text:p>1.071</text:p>
          </table:table-cell>
          <table:table-cell office:value-type="float" office:value="-0.775">
            <text:p>-0.775</text:p>
          </table:table-cell>
          <table:table-cell office:value-type="float" office:value="1.041">
            <text:p>1.041</text:p>
          </table:table-cell>
          <table:table-cell office:value-type="float" office:value="-0.025">
            <text:p>-0.025</text:p>
          </table:table-cell>
          <table:table-cell office:value-type="float" office:value="0.925">
            <text:p>0.925</text:p>
          </table:table-cell>
          <table:table-cell office:value-type="float" office:value="-0.452">
            <text:p>-0.452</text:p>
          </table:table-cell>
          <table:table-cell office:value-type="float" office:value="0.007">
            <text:p>0.007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432">
            <text:p>-2.432</text:p>
          </table:table-cell>
          <table:table-cell office:value-type="float" office:value="2.126">
            <text:p>2.126</text:p>
          </table:table-cell>
          <table:table-cell office:value-type="float" office:value="-0.218">
            <text:p>-0.218</text:p>
          </table:table-cell>
          <table:table-cell office:value-type="float" office:value="1.422">
            <text:p>1.422</text:p>
          </table:table-cell>
          <table:table-cell office:value-type="float" office:value="-1.169">
            <text:p>-1.169</text:p>
          </table:table-cell>
          <table:table-cell office:value-type="float" office:value="0.41">
            <text:p>0.41</text:p>
          </table:table-cell>
          <table:table-cell office:value-type="float" office:value="-0.393">
            <text:p>-0.393</text:p>
          </table:table-cell>
          <table:table-cell office:value-type="float" office:value="1.326">
            <text:p>1.326</text:p>
          </table:table-cell>
          <table:table-cell office:value-type="float" office:value="-0.067">
            <text:p>-0.067</text:p>
          </table:table-cell>
          <table:table-cell office:value-type="float" office:value="0.225">
            <text:p>0.225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125">
            <text:p>-2.125</text:p>
          </table:table-cell>
          <table:table-cell office:value-type="float" office:value="1.952">
            <text:p>1.952</text:p>
          </table:table-cell>
          <table:table-cell office:value-type="float" office:value="-0.415">
            <text:p>-0.415</text:p>
          </table:table-cell>
          <table:table-cell office:value-type="float" office:value="1.458">
            <text:p>1.458</text:p>
          </table:table-cell>
          <table:table-cell office:value-type="float" office:value="-0.985">
            <text:p>-0.985</text:p>
          </table:table-cell>
          <table:table-cell office:value-type="float" office:value="0.52">
            <text:p>0.52</text:p>
          </table:table-cell>
          <table:table-cell office:value-type="float" office:value="-0.344">
            <text:p>-0.344</text:p>
          </table:table-cell>
          <table:table-cell office:value-type="float" office:value="1.249">
            <text:p>1.249</text:p>
          </table:table-cell>
          <table:table-cell office:value-type="float" office:value="-0.37">
            <text:p>-0.37</text:p>
          </table:table-cell>
          <table:table-cell office:value-type="float" office:value="0.145">
            <text:p>0.14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607">
            <text:p>-2.607</text:p>
          </table:table-cell>
          <table:table-cell office:value-type="float" office:value="2.406">
            <text:p>2.406</text:p>
          </table:table-cell>
          <table:table-cell office:value-type="float" office:value="-0.088">
            <text:p>-0.088</text:p>
          </table:table-cell>
          <table:table-cell office:value-type="float" office:value="1.586">
            <text:p>1.586</text:p>
          </table:table-cell>
          <table:table-cell office:value-type="float" office:value="-1.477">
            <text:p>-1.477</text:p>
          </table:table-cell>
          <table:table-cell office:value-type="float" office:value="0.164">
            <text:p>0.164</text:p>
          </table:table-cell>
          <table:table-cell office:value-type="float" office:value="-0.527">
            <text:p>-0.527</text:p>
          </table:table-cell>
          <table:table-cell office:value-type="float" office:value="1.551">
            <text:p>1.551</text:p>
          </table:table-cell>
          <table:table-cell office:value-type="float" office:value="0.033">
            <text:p>0.033</text:p>
          </table:table-cell>
          <table:table-cell office:value-type="float" office:value="0.522">
            <text:p>0.522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813">
            <text:p>-3.813</text:p>
          </table:table-cell>
          <table:table-cell office:value-type="float" office:value="3.705">
            <text:p>3.705</text:p>
          </table:table-cell>
          <table:table-cell office:value-type="float" office:value="-0.157">
            <text:p>-0.157</text:p>
          </table:table-cell>
          <table:table-cell office:value-type="float" office:value="1.561">
            <text:p>1.561</text:p>
          </table:table-cell>
          <table:table-cell office:value-type="float" office:value="-1.503">
            <text:p>-1.503</text:p>
          </table:table-cell>
          <table:table-cell office:value-type="float" office:value="-0.366">
            <text:p>-0.366</text:p>
          </table:table-cell>
          <table:table-cell office:value-type="float" office:value="-0.581">
            <text:p>-0.581</text:p>
          </table:table-cell>
          <table:table-cell office:value-type="float" office:value="1.412">
            <text:p>1.412</text:p>
          </table:table-cell>
          <table:table-cell office:value-type="float" office:value="0.29">
            <text:p>0.29</text:p>
          </table:table-cell>
          <table:table-cell office:value-type="float" office:value="-0.099">
            <text:p>-0.099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05">
            <text:p>-3.05</text:p>
          </table:table-cell>
          <table:table-cell office:value-type="float" office:value="1.6">
            <text:p>1.6</text:p>
          </table:table-cell>
          <table:table-cell office:value-type="float" office:value="-0.686">
            <text:p>-0.686</text:p>
          </table:table-cell>
          <table:table-cell office:value-type="float" office:value="1.543">
            <text:p>1.543</text:p>
          </table:table-cell>
          <table:table-cell office:value-type="float" office:value="-1.149">
            <text:p>-1.149</text:p>
          </table:table-cell>
          <table:table-cell office:value-type="float" office:value="-0.043">
            <text:p>-0.043</text:p>
          </table:table-cell>
          <table:table-cell office:value-type="float" office:value="0.297">
            <text:p>0.297</text:p>
          </table:table-cell>
          <table:table-cell office:value-type="float" office:value="0.727">
            <text:p>0.727</text:p>
          </table:table-cell>
          <table:table-cell office:value-type="float" office:value="0.598">
            <text:p>0.598</text:p>
          </table:table-cell>
          <table:table-cell office:value-type="float" office:value="0.458">
            <text:p>0.458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972">
            <text:p>-3.972</text:p>
          </table:table-cell>
          <table:table-cell office:value-type="float" office:value="2.279">
            <text:p>2.279</text:p>
          </table:table-cell>
          <table:table-cell office:value-type="float" office:value="-0.62">
            <text:p>-0.62</text:p>
          </table:table-cell>
          <table:table-cell office:value-type="float" office:value="0.954">
            <text:p>0.954</text:p>
          </table:table-cell>
          <table:table-cell office:value-type="float" office:value="-1.09">
            <text:p>-1.09</text:p>
          </table:table-cell>
          <table:table-cell office:value-type="float" office:value="0.719">
            <text:p>0.719</text:p>
          </table:table-cell>
          <table:table-cell office:value-type="float" office:value="0.717">
            <text:p>0.717</text:p>
          </table:table-cell>
          <table:table-cell office:value-type="float" office:value="0.3">
            <text:p>0.3</text:p>
          </table:table-cell>
          <table:table-cell office:value-type="float" office:value="1.309">
            <text:p>1.309</text:p>
          </table:table-cell>
          <table:table-cell office:value-type="float" office:value="0.171">
            <text:p>0.171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979">
            <text:p>-2.979</text:p>
          </table:table-cell>
          <table:table-cell office:value-type="float" office:value="1.795">
            <text:p>1.795</text:p>
          </table:table-cell>
          <table:table-cell office:value-type="float" office:value="-0.87">
            <text:p>-0.87</text:p>
          </table:table-cell>
          <table:table-cell office:value-type="float" office:value="1.427">
            <text:p>1.427</text:p>
          </table:table-cell>
          <table:table-cell office:value-type="float" office:value="-0.93">
            <text:p>-0.93</text:p>
          </table:table-cell>
          <table:table-cell office:value-type="float" office:value="1.323">
            <text:p>1.323</text:p>
          </table:table-cell>
          <table:table-cell office:value-type="float" office:value="-0.212">
            <text:p>-0.212</text:p>
          </table:table-cell>
          <table:table-cell office:value-type="float" office:value="1.286">
            <text:p>1.286</text:p>
          </table:table-cell>
          <table:table-cell office:value-type="float" office:value="-0.135">
            <text:p>-0.135</text:p>
          </table:table-cell>
          <table:table-cell office:value-type="float" office:value="-0.496">
            <text:p>-0.496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1.298">
            <text:p>-1.298</text:p>
          </table:table-cell>
          <table:table-cell office:value-type="float" office:value="-0.295">
            <text:p>-0.295</text:p>
          </table:table-cell>
          <table:table-cell office:value-type="float" office:value="-2.433">
            <text:p>-2.433</text:p>
          </table:table-cell>
          <table:table-cell office:value-type="float" office:value="0.955">
            <text:p>0.955</text:p>
          </table:table-cell>
          <table:table-cell office:value-type="float" office:value="-0.278">
            <text:p>-0.278</text:p>
          </table:table-cell>
          <table:table-cell office:value-type="float" office:value="2.252">
            <text:p>2.252</text:p>
          </table:table-cell>
          <table:table-cell office:value-type="float" office:value="0.285">
            <text:p>0.285</text:p>
          </table:table-cell>
          <table:table-cell office:value-type="float" office:value="0.915">
            <text:p>0.915</text:p>
          </table:table-cell>
          <table:table-cell office:value-type="float" office:value="-1.569">
            <text:p>-1.569</text:p>
          </table:table-cell>
          <table:table-cell office:value-type="float" office:value="-0.562">
            <text:p>-0.562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012">
            <text:p>-1.012</text:p>
          </table:table-cell>
          <table:table-cell office:value-type="float" office:value="0.516">
            <text:p>0.516</text:p>
          </table:table-cell>
          <table:table-cell office:value-type="float" office:value="-2.041">
            <text:p>-2.041</text:p>
          </table:table-cell>
          <table:table-cell office:value-type="float" office:value="0.32">
            <text:p>0.32</text:p>
          </table:table-cell>
          <table:table-cell office:value-type="float" office:value="-0.634">
            <text:p>-0.634</text:p>
          </table:table-cell>
          <table:table-cell office:value-type="float" office:value="1.969">
            <text:p>1.969</text:p>
          </table:table-cell>
          <table:table-cell office:value-type="float" office:value="0.041">
            <text:p>0.041</text:p>
          </table:table-cell>
          <table:table-cell office:value-type="float" office:value="1.414">
            <text:p>1.414</text:p>
          </table:table-cell>
          <table:table-cell office:value-type="float" office:value="-0.687">
            <text:p>-0.687</text:p>
          </table:table-cell>
          <table:table-cell office:value-type="float" office:value="0.047">
            <text:p>0.047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501">
            <text:p>-1.501</text:p>
          </table:table-cell>
          <table:table-cell office:value-type="float" office:value="0.847">
            <text:p>0.847</text:p>
          </table:table-cell>
          <table:table-cell office:value-type="float" office:value="-1.619">
            <text:p>-1.619</text:p>
          </table:table-cell>
          <table:table-cell office:value-type="float" office:value="0.92">
            <text:p>0.92</text:p>
          </table:table-cell>
          <table:table-cell office:value-type="float" office:value="-0.488">
            <text:p>-0.488</text:p>
          </table:table-cell>
          <table:table-cell office:value-type="float" office:value="1.616">
            <text:p>1.616</text:p>
          </table:table-cell>
          <table:table-cell office:value-type="float" office:value="-0.161">
            <text:p>-0.161</text:p>
          </table:table-cell>
          <table:table-cell office:value-type="float" office:value="1.127">
            <text:p>1.127</text:p>
          </table:table-cell>
          <table:table-cell office:value-type="float" office:value="-0.613">
            <text:p>-0.613</text:p>
          </table:table-cell>
          <table:table-cell office:value-type="float" office:value="-0.051">
            <text:p>-0.051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674">
            <text:p>-1.674</text:p>
          </table:table-cell>
          <table:table-cell office:value-type="float" office:value="1.711">
            <text:p>1.711</text:p>
          </table:table-cell>
          <table:table-cell office:value-type="float" office:value="-1.04">
            <text:p>-1.04</text:p>
          </table:table-cell>
          <table:table-cell office:value-type="float" office:value="1.136">
            <text:p>1.136</text:p>
          </table:table-cell>
          <table:table-cell office:value-type="float" office:value="-0.869">
            <text:p>-0.869</text:p>
          </table:table-cell>
          <table:table-cell office:value-type="float" office:value="1.036">
            <text:p>1.036</text:p>
          </table:table-cell>
          <table:table-cell office:value-type="float" office:value="-0.157">
            <text:p>-0.157</text:p>
          </table:table-cell>
          <table:table-cell office:value-type="float" office:value="0.946">
            <text:p>0.946</text:p>
          </table:table-cell>
          <table:table-cell office:value-type="float" office:value="-0.361">
            <text:p>-0.361</text:p>
          </table:table-cell>
          <table:table-cell office:value-type="float" office:value="0.02">
            <text:p>0.0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308">
            <text:p>-2.308</text:p>
          </table:table-cell>
          <table:table-cell office:value-type="float" office:value="2.023">
            <text:p>2.023</text:p>
          </table:table-cell>
          <table:table-cell office:value-type="float" office:value="-0.203">
            <text:p>-0.203</text:p>
          </table:table-cell>
          <table:table-cell office:value-type="float" office:value="1.493">
            <text:p>1.493</text:p>
          </table:table-cell>
          <table:table-cell office:value-type="float" office:value="-1.223">
            <text:p>-1.223</text:p>
          </table:table-cell>
          <table:table-cell office:value-type="float" office:value="0.379">
            <text:p>0.379</text:p>
          </table:table-cell>
          <table:table-cell office:value-type="float" office:value="-0.481">
            <text:p>-0.481</text:p>
          </table:table-cell>
          <table:table-cell office:value-type="float" office:value="1.403">
            <text:p>1.403</text:p>
          </table:table-cell>
          <table:table-cell office:value-type="float" office:value="-0.045">
            <text:p>-0.045</text:p>
          </table:table-cell>
          <table:table-cell office:value-type="float" office:value="0.402">
            <text:p>0.402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155">
            <text:p>-2.155</text:p>
          </table:table-cell>
          <table:table-cell office:value-type="float" office:value="2.027">
            <text:p>2.027</text:p>
          </table:table-cell>
          <table:table-cell office:value-type="float" office:value="-0.393">
            <text:p>-0.393</text:p>
          </table:table-cell>
          <table:table-cell office:value-type="float" office:value="1.354">
            <text:p>1.354</text:p>
          </table:table-cell>
          <table:table-cell office:value-type="float" office:value="-1.045">
            <text:p>-1.045</text:p>
          </table:table-cell>
          <table:table-cell office:value-type="float" office:value="0.646">
            <text:p>0.646</text:p>
          </table:table-cell>
          <table:table-cell office:value-type="float" office:value="-0.246">
            <text:p>-0.246</text:p>
          </table:table-cell>
          <table:table-cell office:value-type="float" office:value="1.279">
            <text:p>1.279</text:p>
          </table:table-cell>
          <table:table-cell office:value-type="float" office:value="-0.396">
            <text:p>-0.396</text:p>
          </table:table-cell>
          <table:table-cell office:value-type="float" office:value="0.177">
            <text:p>0.177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652">
            <text:p>-2.652</text:p>
          </table:table-cell>
          <table:table-cell office:value-type="float" office:value="2.156">
            <text:p>2.156</text:p>
          </table:table-cell>
          <table:table-cell office:value-type="float" office:value="-0.053">
            <text:p>-0.053</text:p>
          </table:table-cell>
          <table:table-cell office:value-type="float" office:value="1.694">
            <text:p>1.694</text:p>
          </table:table-cell>
          <table:table-cell office:value-type="float" office:value="-1.258">
            <text:p>-1.258</text:p>
          </table:table-cell>
          <table:table-cell office:value-type="float" office:value="0.062">
            <text:p>0.062</text:p>
          </table:table-cell>
          <table:table-cell office:value-type="float" office:value="-0.61">
            <text:p>-0.61</text:p>
          </table:table-cell>
          <table:table-cell office:value-type="float" office:value="1.397">
            <text:p>1.397</text:p>
          </table:table-cell>
          <table:table-cell office:value-type="float" office:value="0.133">
            <text:p>0.133</text:p>
          </table:table-cell>
          <table:table-cell office:value-type="float" office:value="0.602">
            <text:p>0.602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834">
            <text:p>-3.834</text:p>
          </table:table-cell>
          <table:table-cell office:value-type="float" office:value="3.749">
            <text:p>3.749</text:p>
          </table:table-cell>
          <table:table-cell office:value-type="float" office:value="-0.183">
            <text:p>-0.183</text:p>
          </table:table-cell>
          <table:table-cell office:value-type="float" office:value="1.518">
            <text:p>1.518</text:p>
          </table:table-cell>
          <table:table-cell office:value-type="float" office:value="-1.585">
            <text:p>-1.585</text:p>
          </table:table-cell>
          <table:table-cell office:value-type="float" office:value="-0.281">
            <text:p>-0.281</text:p>
          </table:table-cell>
          <table:table-cell office:value-type="float" office:value="-0.334">
            <text:p>-0.334</text:p>
          </table:table-cell>
          <table:table-cell office:value-type="float" office:value="1.191">
            <text:p>1.191</text:p>
          </table:table-cell>
          <table:table-cell office:value-type="float" office:value="0.425">
            <text:p>0.425</text:p>
          </table:table-cell>
          <table:table-cell office:value-type="float" office:value="-0.104">
            <text:p>-0.104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33">
            <text:p>-3.33</text:p>
          </table:table-cell>
          <table:table-cell office:value-type="float" office:value="1.529">
            <text:p>1.529</text:p>
          </table:table-cell>
          <table:table-cell office:value-type="float" office:value="-0.552">
            <text:p>-0.552</text:p>
          </table:table-cell>
          <table:table-cell office:value-type="float" office:value="2.023">
            <text:p>2.023</text:p>
          </table:table-cell>
          <table:table-cell office:value-type="float" office:value="-0.845">
            <text:p>-0.845</text:p>
          </table:table-cell>
          <table:table-cell office:value-type="float" office:value="0.016">
            <text:p>0.016</text:p>
          </table:table-cell>
          <table:table-cell office:value-type="float" office:value="0.049">
            <text:p>0.049</text:p>
          </table:table-cell>
          <table:table-cell office:value-type="float" office:value="0.512">
            <text:p>0.512</text:p>
          </table:table-cell>
          <table:table-cell office:value-type="float" office:value="0.396">
            <text:p>0.396</text:p>
          </table:table-cell>
          <table:table-cell office:value-type="float" office:value="0.386">
            <text:p>0.386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17">
            <text:p>-4.17</text:p>
          </table:table-cell>
          <table:table-cell office:value-type="float" office:value="2.232">
            <text:p>2.232</text:p>
          </table:table-cell>
          <table:table-cell office:value-type="float" office:value="-0.389">
            <text:p>-0.389</text:p>
          </table:table-cell>
          <table:table-cell office:value-type="float" office:value="1.211">
            <text:p>1.211</text:p>
          </table:table-cell>
          <table:table-cell office:value-type="float" office:value="-1.011">
            <text:p>-1.011</text:p>
          </table:table-cell>
          <table:table-cell office:value-type="float" office:value="0.57">
            <text:p>0.57</text:p>
          </table:table-cell>
          <table:table-cell office:value-type="float" office:value="0.543">
            <text:p>0.543</text:p>
          </table:table-cell>
          <table:table-cell office:value-type="float" office:value="0.218">
            <text:p>0.218</text:p>
          </table:table-cell>
          <table:table-cell office:value-type="float" office:value="1.206">
            <text:p>1.206</text:p>
          </table:table-cell>
          <table:table-cell office:value-type="float" office:value="0.044">
            <text:p>0.044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867">
            <text:p>-2.867</text:p>
          </table:table-cell>
          <table:table-cell office:value-type="float" office:value="1.391">
            <text:p>1.391</text:p>
          </table:table-cell>
          <table:table-cell office:value-type="float" office:value="-0.817">
            <text:p>-0.817</text:p>
          </table:table-cell>
          <table:table-cell office:value-type="float" office:value="1.595">
            <text:p>1.595</text:p>
          </table:table-cell>
          <table:table-cell office:value-type="float" office:value="-0.883">
            <text:p>-0.883</text:p>
          </table:table-cell>
          <table:table-cell office:value-type="float" office:value="1.143">
            <text:p>1.143</text:p>
          </table:table-cell>
          <table:table-cell office:value-type="float" office:value="-0.427">
            <text:p>-0.427</text:p>
          </table:table-cell>
          <table:table-cell office:value-type="float" office:value="1.159">
            <text:p>1.159</text:p>
          </table:table-cell>
          <table:table-cell office:value-type="float" office:value="0.17">
            <text:p>0.17</text:p>
          </table:table-cell>
          <table:table-cell office:value-type="float" office:value="-0.456">
            <text:p>-0.456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1.393">
            <text:p>-1.393</text:p>
          </table:table-cell>
          <table:table-cell office:value-type="float" office:value="-0.305">
            <text:p>-0.305</text:p>
          </table:table-cell>
          <table:table-cell office:value-type="float" office:value="-2.29">
            <text:p>-2.29</text:p>
          </table:table-cell>
          <table:table-cell office:value-type="float" office:value="1.1">
            <text:p>1.1</text:p>
          </table:table-cell>
          <table:table-cell office:value-type="float" office:value="-0.254">
            <text:p>-0.254</text:p>
          </table:table-cell>
          <table:table-cell office:value-type="float" office:value="2.327">
            <text:p>2.327</text:p>
          </table:table-cell>
          <table:table-cell office:value-type="float" office:value="0.363">
            <text:p>0.363</text:p>
          </table:table-cell>
          <table:table-cell office:value-type="float" office:value="0.795">
            <text:p>0.795</text:p>
          </table:table-cell>
          <table:table-cell office:value-type="float" office:value="-1.521">
            <text:p>-1.521</text:p>
          </table:table-cell>
          <table:table-cell office:value-type="float" office:value="-0.756">
            <text:p>-0.75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0.941">
            <text:p>-0.941</text:p>
          </table:table-cell>
          <table:table-cell office:value-type="float" office:value="0.539">
            <text:p>0.539</text:p>
          </table:table-cell>
          <table:table-cell office:value-type="float" office:value="-2.02">
            <text:p>-2.02</text:p>
          </table:table-cell>
          <table:table-cell office:value-type="float" office:value="0.314">
            <text:p>0.314</text:p>
          </table:table-cell>
          <table:table-cell office:value-type="float" office:value="-0.679">
            <text:p>-0.679</text:p>
          </table:table-cell>
          <table:table-cell office:value-type="float" office:value="1.897">
            <text:p>1.897</text:p>
          </table:table-cell>
          <table:table-cell office:value-type="float" office:value="0.028">
            <text:p>0.028</text:p>
          </table:table-cell>
          <table:table-cell office:value-type="float" office:value="1.504">
            <text:p>1.504</text:p>
          </table:table-cell>
          <table:table-cell office:value-type="float" office:value="-0.632">
            <text:p>-0.632</text:p>
          </table:table-cell>
          <table:table-cell office:value-type="float" office:value="0.111">
            <text:p>0.111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332">
            <text:p>-1.332</text:p>
          </table:table-cell>
          <table:table-cell office:value-type="float" office:value="0.848">
            <text:p>0.848</text:p>
          </table:table-cell>
          <table:table-cell office:value-type="float" office:value="-1.665">
            <text:p>-1.665</text:p>
          </table:table-cell>
          <table:table-cell office:value-type="float" office:value="0.97">
            <text:p>0.97</text:p>
          </table:table-cell>
          <table:table-cell office:value-type="float" office:value="-0.463">
            <text:p>-0.463</text:p>
          </table:table-cell>
          <table:table-cell office:value-type="float" office:value="1.522">
            <text:p>1.522</text:p>
          </table:table-cell>
          <table:table-cell office:value-type="float" office:value="-0.159">
            <text:p>-0.159</text:p>
          </table:table-cell>
          <table:table-cell office:value-type="float" office:value="1.101">
            <text:p>1.101</text:p>
          </table:table-cell>
          <table:table-cell office:value-type="float" office:value="-0.541">
            <text:p>-0.541</text:p>
          </table:table-cell>
          <table:table-cell office:value-type="float" office:value="-0.05">
            <text:p>-0.05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57">
            <text:p>-1.57</text:p>
          </table:table-cell>
          <table:table-cell office:value-type="float" office:value="1.655">
            <text:p>1.655</text:p>
          </table:table-cell>
          <table:table-cell office:value-type="float" office:value="-1.04">
            <text:p>-1.04</text:p>
          </table:table-cell>
          <table:table-cell office:value-type="float" office:value="1.16">
            <text:p>1.16</text:p>
          </table:table-cell>
          <table:table-cell office:value-type="float" office:value="-0.923">
            <text:p>-0.923</text:p>
          </table:table-cell>
          <table:table-cell office:value-type="float" office:value="0.961">
            <text:p>0.961</text:p>
          </table:table-cell>
          <table:table-cell office:value-type="float" office:value="-0.231">
            <text:p>-0.231</text:p>
          </table:table-cell>
          <table:table-cell office:value-type="float" office:value="0.955">
            <text:p>0.955</text:p>
          </table:table-cell>
          <table:table-cell office:value-type="float" office:value="-0.273">
            <text:p>-0.273</text:p>
          </table:table-cell>
          <table:table-cell office:value-type="float" office:value="0.065">
            <text:p>0.06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227">
            <text:p>-2.227</text:p>
          </table:table-cell>
          <table:table-cell office:value-type="float" office:value="1.993">
            <text:p>1.993</text:p>
          </table:table-cell>
          <table:table-cell office:value-type="float" office:value="-0.156">
            <text:p>-0.156</text:p>
          </table:table-cell>
          <table:table-cell office:value-type="float" office:value="1.554">
            <text:p>1.554</text:p>
          </table:table-cell>
          <table:table-cell office:value-type="float" office:value="-1.19">
            <text:p>-1.19</text:p>
          </table:table-cell>
          <table:table-cell office:value-type="float" office:value="0.332">
            <text:p>0.332</text:p>
          </table:table-cell>
          <table:table-cell office:value-type="float" office:value="-0.548">
            <text:p>-0.548</text:p>
          </table:table-cell>
          <table:table-cell office:value-type="float" office:value="1.362">
            <text:p>1.362</text:p>
          </table:table-cell>
          <table:table-cell office:value-type="float" office:value="-0.013">
            <text:p>-0.013</text:p>
          </table:table-cell>
          <table:table-cell office:value-type="float" office:value="0.369">
            <text:p>0.369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043">
            <text:p>-2.043</text:p>
          </table:table-cell>
          <table:table-cell office:value-type="float" office:value="1.95">
            <text:p>1.95</text:p>
          </table:table-cell>
          <table:table-cell office:value-type="float" office:value="-0.435">
            <text:p>-0.435</text:p>
          </table:table-cell>
          <table:table-cell office:value-type="float" office:value="1.341">
            <text:p>1.341</text:p>
          </table:table-cell>
          <table:table-cell office:value-type="float" office:value="-1.049">
            <text:p>-1.049</text:p>
          </table:table-cell>
          <table:table-cell office:value-type="float" office:value="0.558">
            <text:p>0.558</text:p>
          </table:table-cell>
          <table:table-cell office:value-type="float" office:value="-0.237">
            <text:p>-0.237</text:p>
          </table:table-cell>
          <table:table-cell office:value-type="float" office:value="1.237">
            <text:p>1.237</text:p>
          </table:table-cell>
          <table:table-cell office:value-type="float" office:value="-0.283">
            <text:p>-0.283</text:p>
          </table:table-cell>
          <table:table-cell office:value-type="float" office:value="0.306">
            <text:p>0.306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679">
            <text:p>-2.679</text:p>
          </table:table-cell>
          <table:table-cell office:value-type="float" office:value="1.731">
            <text:p>1.731</text:p>
          </table:table-cell>
          <table:table-cell office:value-type="float" office:value="-0.09">
            <text:p>-0.09</text:p>
          </table:table-cell>
          <table:table-cell office:value-type="float" office:value="2.003">
            <text:p>2.003</text:p>
          </table:table-cell>
          <table:table-cell office:value-type="float" office:value="-1.009">
            <text:p>-1.009</text:p>
          </table:table-cell>
          <table:table-cell office:value-type="float" office:value="0.038">
            <text:p>0.038</text:p>
          </table:table-cell>
          <table:table-cell office:value-type="float" office:value="-0.822">
            <text:p>-0.822</text:p>
          </table:table-cell>
          <table:table-cell office:value-type="float" office:value="1.232">
            <text:p>1.232</text:p>
          </table:table-cell>
          <table:table-cell office:value-type="float" office:value="0.128">
            <text:p>0.128</text:p>
          </table:table-cell>
          <table:table-cell office:value-type="float" office:value="0.72">
            <text:p>0.72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836">
            <text:p>-3.836</text:p>
          </table:table-cell>
          <table:table-cell office:value-type="float" office:value="3.699">
            <text:p>3.699</text:p>
          </table:table-cell>
          <table:table-cell office:value-type="float" office:value="-0.225">
            <text:p>-0.225</text:p>
          </table:table-cell>
          <table:table-cell office:value-type="float" office:value="1.52">
            <text:p>1.52</text:p>
          </table:table-cell>
          <table:table-cell office:value-type="float" office:value="-1.729">
            <text:p>-1.729</text:p>
          </table:table-cell>
          <table:table-cell office:value-type="float" office:value="-0.184">
            <text:p>-0.184</text:p>
          </table:table-cell>
          <table:table-cell office:value-type="float" office:value="0.064">
            <text:p>0.064</text:p>
          </table:table-cell>
          <table:table-cell office:value-type="float" office:value="0.97">
            <text:p>0.97</text:p>
          </table:table-cell>
          <table:table-cell office:value-type="float" office:value="0.5">
            <text:p>0.5</text:p>
          </table:table-cell>
          <table:table-cell office:value-type="float" office:value="-0.13">
            <text:p>-0.13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478">
            <text:p>-3.478</text:p>
          </table:table-cell>
          <table:table-cell office:value-type="float" office:value="1.703">
            <text:p>1.703</text:p>
          </table:table-cell>
          <table:table-cell office:value-type="float" office:value="-0.557">
            <text:p>-0.557</text:p>
          </table:table-cell>
          <table:table-cell office:value-type="float" office:value="2.191">
            <text:p>2.191</text:p>
          </table:table-cell>
          <table:table-cell office:value-type="float" office:value="-1.043">
            <text:p>-1.043</text:p>
          </table:table-cell>
          <table:table-cell office:value-type="float" office:value="0.339">
            <text:p>0.339</text:p>
          </table:table-cell>
          <table:table-cell office:value-type="float" office:value="-0.004">
            <text:p>-0.004</text:p>
          </table:table-cell>
          <table:table-cell office:value-type="float" office:value="0.587">
            <text:p>0.587</text:p>
          </table:table-cell>
          <table:table-cell office:value-type="float" office:value="0.45">
            <text:p>0.45</text:p>
          </table:table-cell>
          <table:table-cell office:value-type="float" office:value="0.006">
            <text:p>0.006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333">
            <text:p>-4.333</text:p>
          </table:table-cell>
          <table:table-cell office:value-type="float" office:value="2.438">
            <text:p>2.438</text:p>
          </table:table-cell>
          <table:table-cell office:value-type="float" office:value="-0.219">
            <text:p>-0.219</text:p>
          </table:table-cell>
          <table:table-cell office:value-type="float" office:value="1.372">
            <text:p>1.372</text:p>
          </table:table-cell>
          <table:table-cell office:value-type="float" office:value="-0.761">
            <text:p>-0.761</text:p>
          </table:table-cell>
          <table:table-cell office:value-type="float" office:value="0.306">
            <text:p>0.306</text:p>
          </table:table-cell>
          <table:table-cell office:value-type="float" office:value="0.594">
            <text:p>0.594</text:p>
          </table:table-cell>
          <table:table-cell office:value-type="float" office:value="-0.022">
            <text:p>-0.022</text:p>
          </table:table-cell>
          <table:table-cell office:value-type="float" office:value="1.103">
            <text:p>1.103</text:p>
          </table:table-cell>
          <table:table-cell office:value-type="float" office:value="0.19">
            <text:p>0.1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704">
            <text:p>-2.704</text:p>
          </table:table-cell>
          <table:table-cell office:value-type="float" office:value="1.285">
            <text:p>1.285</text:p>
          </table:table-cell>
          <table:table-cell office:value-type="float" office:value="-0.908">
            <text:p>-0.908</text:p>
          </table:table-cell>
          <table:table-cell office:value-type="float" office:value="1.57">
            <text:p>1.57</text:p>
          </table:table-cell>
          <table:table-cell office:value-type="float" office:value="-0.84">
            <text:p>-0.84</text:p>
          </table:table-cell>
          <table:table-cell office:value-type="float" office:value="1.044">
            <text:p>1.044</text:p>
          </table:table-cell>
          <table:table-cell office:value-type="float" office:value="-0.399">
            <text:p>-0.399</text:p>
          </table:table-cell>
          <table:table-cell office:value-type="float" office:value="0.951">
            <text:p>0.951</text:p>
          </table:table-cell>
          <table:table-cell office:value-type="float" office:value="0.345">
            <text:p>0.345</text:p>
          </table:table-cell>
          <table:table-cell office:value-type="float" office:value="-0.695">
            <text:p>-0.695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1.417">
            <text:p>-1.417</text:p>
          </table:table-cell>
          <table:table-cell office:value-type="float" office:value="-0.319">
            <text:p>-0.319</text:p>
          </table:table-cell>
          <table:table-cell office:value-type="float" office:value="-2.254">
            <text:p>-2.254</text:p>
          </table:table-cell>
          <table:table-cell office:value-type="float" office:value="1.072">
            <text:p>1.072</text:p>
          </table:table-cell>
          <table:table-cell office:value-type="float" office:value="-0.221">
            <text:p>-0.221</text:p>
          </table:table-cell>
          <table:table-cell office:value-type="float" office:value="2.268">
            <text:p>2.268</text:p>
          </table:table-cell>
          <table:table-cell office:value-type="float" office:value="0.43">
            <text:p>0.43</text:p>
          </table:table-cell>
          <table:table-cell office:value-type="float" office:value="0.923">
            <text:p>0.923</text:p>
          </table:table-cell>
          <table:table-cell office:value-type="float" office:value="-1.486">
            <text:p>-1.486</text:p>
          </table:table-cell>
          <table:table-cell office:value-type="float" office:value="-0.698">
            <text:p>-0.698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0.961">
            <text:p>-0.961</text:p>
          </table:table-cell>
          <table:table-cell office:value-type="float" office:value="0.514">
            <text:p>0.514</text:p>
          </table:table-cell>
          <table:table-cell office:value-type="float" office:value="-1.951">
            <text:p>-1.951</text:p>
          </table:table-cell>
          <table:table-cell office:value-type="float" office:value="0.364">
            <text:p>0.364</text:p>
          </table:table-cell>
          <table:table-cell office:value-type="float" office:value="-0.68">
            <text:p>-0.68</text:p>
          </table:table-cell>
          <table:table-cell office:value-type="float" office:value="1.895">
            <text:p>1.895</text:p>
          </table:table-cell>
          <table:table-cell office:value-type="float" office:value="0.047">
            <text:p>0.047</text:p>
          </table:table-cell>
          <table:table-cell office:value-type="float" office:value="1.539">
            <text:p>1.539</text:p>
          </table:table-cell>
          <table:table-cell office:value-type="float" office:value="-0.63">
            <text:p>-0.63</text:p>
          </table:table-cell>
          <table:table-cell office:value-type="float" office:value="0.094">
            <text:p>0.094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22">
            <text:p>-1.22</text:p>
          </table:table-cell>
          <table:table-cell office:value-type="float" office:value="0.831">
            <text:p>0.831</text:p>
          </table:table-cell>
          <table:table-cell office:value-type="float" office:value="-1.674">
            <text:p>-1.674</text:p>
          </table:table-cell>
          <table:table-cell office:value-type="float" office:value="0.94">
            <text:p>0.94</text:p>
          </table:table-cell>
          <table:table-cell office:value-type="float" office:value="-0.425">
            <text:p>-0.425</text:p>
          </table:table-cell>
          <table:table-cell office:value-type="float" office:value="1.463">
            <text:p>1.463</text:p>
          </table:table-cell>
          <table:table-cell office:value-type="float" office:value="-0.063">
            <text:p>-0.063</text:p>
          </table:table-cell>
          <table:table-cell office:value-type="float" office:value="1.135">
            <text:p>1.135</text:p>
          </table:table-cell>
          <table:table-cell office:value-type="float" office:value="-0.422">
            <text:p>-0.422</text:p>
          </table:table-cell>
          <table:table-cell office:value-type="float" office:value="0.06">
            <text:p>0.06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501">
            <text:p>-1.501</text:p>
          </table:table-cell>
          <table:table-cell office:value-type="float" office:value="1.611">
            <text:p>1.611</text:p>
          </table:table-cell>
          <table:table-cell office:value-type="float" office:value="-1.003">
            <text:p>-1.003</text:p>
          </table:table-cell>
          <table:table-cell office:value-type="float" office:value="1.156">
            <text:p>1.156</text:p>
          </table:table-cell>
          <table:table-cell office:value-type="float" office:value="-0.883">
            <text:p>-0.883</text:p>
          </table:table-cell>
          <table:table-cell office:value-type="float" office:value="0.901">
            <text:p>0.901</text:p>
          </table:table-cell>
          <table:table-cell office:value-type="float" office:value="-0.169">
            <text:p>-0.169</text:p>
          </table:table-cell>
          <table:table-cell office:value-type="float" office:value="0.862">
            <text:p>0.862</text:p>
          </table:table-cell>
          <table:table-cell office:value-type="float" office:value="-0.151">
            <text:p>-0.151</text:p>
          </table:table-cell>
          <table:table-cell office:value-type="float" office:value="0.164">
            <text:p>0.164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176">
            <text:p>-2.176</text:p>
          </table:table-cell>
          <table:table-cell office:value-type="float" office:value="1.952">
            <text:p>1.952</text:p>
          </table:table-cell>
          <table:table-cell office:value-type="float" office:value="-0.144">
            <text:p>-0.144</text:p>
          </table:table-cell>
          <table:table-cell office:value-type="float" office:value="1.659">
            <text:p>1.659</text:p>
          </table:table-cell>
          <table:table-cell office:value-type="float" office:value="-1.128">
            <text:p>-1.128</text:p>
          </table:table-cell>
          <table:table-cell office:value-type="float" office:value="0.28">
            <text:p>0.28</text:p>
          </table:table-cell>
          <table:table-cell office:value-type="float" office:value="-0.658">
            <text:p>-0.658</text:p>
          </table:table-cell>
          <table:table-cell office:value-type="float" office:value="1.346">
            <text:p>1.346</text:p>
          </table:table-cell>
          <table:table-cell office:value-type="float" office:value="0.008">
            <text:p>0.008</text:p>
          </table:table-cell>
          <table:table-cell office:value-type="float" office:value="0.505">
            <text:p>0.505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1.891">
            <text:p>-1.891</text:p>
          </table:table-cell>
          <table:table-cell office:value-type="float" office:value="1.776">
            <text:p>1.776</text:p>
          </table:table-cell>
          <table:table-cell office:value-type="float" office:value="-0.518">
            <text:p>-0.518</text:p>
          </table:table-cell>
          <table:table-cell office:value-type="float" office:value="1.461">
            <text:p>1.461</text:p>
          </table:table-cell>
          <table:table-cell office:value-type="float" office:value="-1.05">
            <text:p>-1.05</text:p>
          </table:table-cell>
          <table:table-cell office:value-type="float" office:value="0.567">
            <text:p>0.567</text:p>
          </table:table-cell>
          <table:table-cell office:value-type="float" office:value="-0.307">
            <text:p>-0.307</text:p>
          </table:table-cell>
          <table:table-cell office:value-type="float" office:value="1.152">
            <text:p>1.152</text:p>
          </table:table-cell>
          <table:table-cell office:value-type="float" office:value="-0.239">
            <text:p>-0.239</text:p>
          </table:table-cell>
          <table:table-cell office:value-type="float" office:value="0.325">
            <text:p>0.32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624">
            <text:p>-2.624</text:p>
          </table:table-cell>
          <table:table-cell office:value-type="float" office:value="1.653">
            <text:p>1.653</text:p>
          </table:table-cell>
          <table:table-cell office:value-type="float" office:value="-0.156">
            <text:p>-0.156</text:p>
          </table:table-cell>
          <table:table-cell office:value-type="float" office:value="2.023">
            <text:p>2.023</text:p>
          </table:table-cell>
          <table:table-cell office:value-type="float" office:value="-1.052">
            <text:p>-1.052</text:p>
          </table:table-cell>
          <table:table-cell office:value-type="float" office:value="0.086">
            <text:p>0.086</text:p>
          </table:table-cell>
          <table:table-cell office:value-type="float" office:value="-0.752">
            <text:p>-0.752</text:p>
          </table:table-cell>
          <table:table-cell office:value-type="float" office:value="1.341">
            <text:p>1.341</text:p>
          </table:table-cell>
          <table:table-cell office:value-type="float" office:value="0.196">
            <text:p>0.196</text:p>
          </table:table-cell>
          <table:table-cell office:value-type="float" office:value="0.71">
            <text:p>0.71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763">
            <text:p>-3.763</text:p>
          </table:table-cell>
          <table:table-cell office:value-type="float" office:value="3.252">
            <text:p>3.252</text:p>
          </table:table-cell>
          <table:table-cell office:value-type="float" office:value="-0.262">
            <text:p>-0.262</text:p>
          </table:table-cell>
          <table:table-cell office:value-type="float" office:value="1.52">
            <text:p>1.52</text:p>
          </table:table-cell>
          <table:table-cell office:value-type="float" office:value="-1.684">
            <text:p>-1.684</text:p>
          </table:table-cell>
          <table:table-cell office:value-type="float" office:value="-0.225">
            <text:p>-0.225</text:p>
          </table:table-cell>
          <table:table-cell office:value-type="float" office:value="0.235">
            <text:p>0.235</text:p>
          </table:table-cell>
          <table:table-cell office:value-type="float" office:value="0.989">
            <text:p>0.989</text:p>
          </table:table-cell>
          <table:table-cell office:value-type="float" office:value="0.616">
            <text:p>0.616</text:p>
          </table:table-cell>
          <table:table-cell office:value-type="float" office:value="0.046">
            <text:p>0.046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549">
            <text:p>-3.549</text:p>
          </table:table-cell>
          <table:table-cell office:value-type="float" office:value="1.905">
            <text:p>1.905</text:p>
          </table:table-cell>
          <table:table-cell office:value-type="float" office:value="-0.509">
            <text:p>-0.509</text:p>
          </table:table-cell>
          <table:table-cell office:value-type="float" office:value="1.963">
            <text:p>1.963</text:p>
          </table:table-cell>
          <table:table-cell office:value-type="float" office:value="-1.2">
            <text:p>-1.2</text:p>
          </table:table-cell>
          <table:table-cell office:value-type="float" office:value="0.847">
            <text:p>0.847</text:p>
          </table:table-cell>
          <table:table-cell office:value-type="float" office:value="-0.157">
            <text:p>-0.157</text:p>
          </table:table-cell>
          <table:table-cell office:value-type="float" office:value="0.842">
            <text:p>0.842</text:p>
          </table:table-cell>
          <table:table-cell office:value-type="float" office:value="0.625">
            <text:p>0.625</text:p>
          </table:table-cell>
          <table:table-cell office:value-type="float" office:value="-0.586">
            <text:p>-0.586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373">
            <text:p>-4.373</text:p>
          </table:table-cell>
          <table:table-cell office:value-type="float" office:value="2.463">
            <text:p>2.463</text:p>
          </table:table-cell>
          <table:table-cell office:value-type="float" office:value="-0.171">
            <text:p>-0.171</text:p>
          </table:table-cell>
          <table:table-cell office:value-type="float" office:value="1.501">
            <text:p>1.501</text:p>
          </table:table-cell>
          <table:table-cell office:value-type="float" office:value="-0.639">
            <text:p>-0.639</text:p>
          </table:table-cell>
          <table:table-cell office:value-type="float" office:value="0.292">
            <text:p>0.292</text:p>
          </table:table-cell>
          <table:table-cell office:value-type="float" office:value="0.518">
            <text:p>0.518</text:p>
          </table:table-cell>
          <table:table-cell office:value-type="float" office:value="-0.114">
            <text:p>-0.114</text:p>
          </table:table-cell>
          <table:table-cell office:value-type="float" office:value="1.127">
            <text:p>1.127</text:p>
          </table:table-cell>
          <table:table-cell office:value-type="float" office:value="0.332">
            <text:p>0.332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562">
            <text:p>-2.562</text:p>
          </table:table-cell>
          <table:table-cell office:value-type="float" office:value="1.361">
            <text:p>1.361</text:p>
          </table:table-cell>
          <table:table-cell office:value-type="float" office:value="-0.94">
            <text:p>-0.94</text:p>
          </table:table-cell>
          <table:table-cell office:value-type="float" office:value="1.333">
            <text:p>1.333</text:p>
          </table:table-cell>
          <table:table-cell office:value-type="float" office:value="-1.047">
            <text:p>-1.047</text:p>
          </table:table-cell>
          <table:table-cell office:value-type="float" office:value="1.208">
            <text:p>1.208</text:p>
          </table:table-cell>
          <table:table-cell office:value-type="float" office:value="-0.316">
            <text:p>-0.316</text:p>
          </table:table-cell>
          <table:table-cell office:value-type="float" office:value="1.055">
            <text:p>1.055</text:p>
          </table:table-cell>
          <table:table-cell office:value-type="float" office:value="0.354">
            <text:p>0.354</text:p>
          </table:table-cell>
          <table:table-cell office:value-type="float" office:value="-0.77">
            <text:p>-0.77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1.384">
            <text:p>-1.384</text:p>
          </table:table-cell>
          <table:table-cell office:value-type="float" office:value="-0.321">
            <text:p>-0.321</text:p>
          </table:table-cell>
          <table:table-cell office:value-type="float" office:value="-2.266">
            <text:p>-2.266</text:p>
          </table:table-cell>
          <table:table-cell office:value-type="float" office:value="0.937">
            <text:p>0.937</text:p>
          </table:table-cell>
          <table:table-cell office:value-type="float" office:value="-0.289">
            <text:p>-0.289</text:p>
          </table:table-cell>
          <table:table-cell office:value-type="float" office:value="2.29">
            <text:p>2.29</text:p>
          </table:table-cell>
          <table:table-cell office:value-type="float" office:value="0.463">
            <text:p>0.463</text:p>
          </table:table-cell>
          <table:table-cell office:value-type="float" office:value="1.096">
            <text:p>1.096</text:p>
          </table:table-cell>
          <table:table-cell office:value-type="float" office:value="-1.436">
            <text:p>-1.436</text:p>
          </table:table-cell>
          <table:table-cell office:value-type="float" office:value="-0.701">
            <text:p>-0.701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123">
            <text:p>-1.123</text:p>
          </table:table-cell>
          <table:table-cell office:value-type="float" office:value="0.415">
            <text:p>0.415</text:p>
          </table:table-cell>
          <table:table-cell office:value-type="float" office:value="-1.954">
            <text:p>-1.954</text:p>
          </table:table-cell>
          <table:table-cell office:value-type="float" office:value="0.563">
            <text:p>0.563</text:p>
          </table:table-cell>
          <table:table-cell office:value-type="float" office:value="-0.465">
            <text:p>-0.465</text:p>
          </table:table-cell>
          <table:table-cell office:value-type="float" office:value="1.983">
            <text:p>1.983</text:p>
          </table:table-cell>
          <table:table-cell office:value-type="float" office:value="0.027">
            <text:p>0.027</text:p>
          </table:table-cell>
          <table:table-cell office:value-type="float" office:value="1.614">
            <text:p>1.614</text:p>
          </table:table-cell>
          <table:table-cell office:value-type="float" office:value="-0.568">
            <text:p>-0.568</text:p>
          </table:table-cell>
          <table:table-cell office:value-type="float" office:value="0.007">
            <text:p>0.007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28">
            <text:p>-1.28</text:p>
          </table:table-cell>
          <table:table-cell office:value-type="float" office:value="0.798">
            <text:p>0.798</text:p>
          </table:table-cell>
          <table:table-cell office:value-type="float" office:value="-1.647">
            <text:p>-1.647</text:p>
          </table:table-cell>
          <table:table-cell office:value-type="float" office:value="0.968">
            <text:p>0.968</text:p>
          </table:table-cell>
          <table:table-cell office:value-type="float" office:value="-0.418">
            <text:p>-0.418</text:p>
          </table:table-cell>
          <table:table-cell office:value-type="float" office:value="1.609">
            <text:p>1.609</text:p>
          </table:table-cell>
          <table:table-cell office:value-type="float" office:value="-0.031">
            <text:p>-0.031</text:p>
          </table:table-cell>
          <table:table-cell office:value-type="float" office:value="1.224">
            <text:p>1.224</text:p>
          </table:table-cell>
          <table:table-cell office:value-type="float" office:value="-0.374">
            <text:p>-0.374</text:p>
          </table:table-cell>
          <table:table-cell office:value-type="float" office:value="0.044">
            <text:p>0.044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475">
            <text:p>-1.475</text:p>
          </table:table-cell>
          <table:table-cell office:value-type="float" office:value="1.557">
            <text:p>1.557</text:p>
          </table:table-cell>
          <table:table-cell office:value-type="float" office:value="-1.009">
            <text:p>-1.009</text:p>
          </table:table-cell>
          <table:table-cell office:value-type="float" office:value="1.202">
            <text:p>1.202</text:p>
          </table:table-cell>
          <table:table-cell office:value-type="float" office:value="-0.846">
            <text:p>-0.846</text:p>
          </table:table-cell>
          <table:table-cell office:value-type="float" office:value="0.883">
            <text:p>0.883</text:p>
          </table:table-cell>
          <table:table-cell office:value-type="float" office:value="-0.138">
            <text:p>-0.138</text:p>
          </table:table-cell>
          <table:table-cell office:value-type="float" office:value="0.822">
            <text:p>0.822</text:p>
          </table:table-cell>
          <table:table-cell office:value-type="float" office:value="-0.165">
            <text:p>-0.165</text:p>
          </table:table-cell>
          <table:table-cell office:value-type="float" office:value="0.198">
            <text:p>0.198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205">
            <text:p>-2.205</text:p>
          </table:table-cell>
          <table:table-cell office:value-type="float" office:value="1.804">
            <text:p>1.804</text:p>
          </table:table-cell>
          <table:table-cell office:value-type="float" office:value="-0.199">
            <text:p>-0.199</text:p>
          </table:table-cell>
          <table:table-cell office:value-type="float" office:value="1.773">
            <text:p>1.773</text:p>
          </table:table-cell>
          <table:table-cell office:value-type="float" office:value="-1.089">
            <text:p>-1.089</text:p>
          </table:table-cell>
          <table:table-cell office:value-type="float" office:value="0.312">
            <text:p>0.312</text:p>
          </table:table-cell>
          <table:table-cell office:value-type="float" office:value="-0.621">
            <text:p>-0.621</text:p>
          </table:table-cell>
          <table:table-cell office:value-type="float" office:value="1.247">
            <text:p>1.247</text:p>
          </table:table-cell>
          <table:table-cell office:value-type="float" office:value="0.137">
            <text:p>0.137</text:p>
          </table:table-cell>
          <table:table-cell office:value-type="float" office:value="0.406">
            <text:p>0.406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1.824">
            <text:p>-1.824</text:p>
          </table:table-cell>
          <table:table-cell office:value-type="float" office:value="1.682">
            <text:p>1.682</text:p>
          </table:table-cell>
          <table:table-cell office:value-type="float" office:value="-0.669">
            <text:p>-0.669</text:p>
          </table:table-cell>
          <table:table-cell office:value-type="float" office:value="1.483">
            <text:p>1.483</text:p>
          </table:table-cell>
          <table:table-cell office:value-type="float" office:value="-1.036">
            <text:p>-1.036</text:p>
          </table:table-cell>
          <table:table-cell office:value-type="float" office:value="0.711">
            <text:p>0.711</text:p>
          </table:table-cell>
          <table:table-cell office:value-type="float" office:value="-0.249">
            <text:p>-0.249</text:p>
          </table:table-cell>
          <table:table-cell office:value-type="float" office:value="1.193">
            <text:p>1.193</text:p>
          </table:table-cell>
          <table:table-cell office:value-type="float" office:value="-0.274">
            <text:p>-0.274</text:p>
          </table:table-cell>
          <table:table-cell office:value-type="float" office:value="0.224">
            <text:p>0.224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574">
            <text:p>-2.574</text:p>
          </table:table-cell>
          <table:table-cell office:value-type="float" office:value="1.814">
            <text:p>1.814</text:p>
          </table:table-cell>
          <table:table-cell office:value-type="float" office:value="-0.167">
            <text:p>-0.167</text:p>
          </table:table-cell>
          <table:table-cell office:value-type="float" office:value="1.826">
            <text:p>1.826</text:p>
          </table:table-cell>
          <table:table-cell office:value-type="float" office:value="-1.156">
            <text:p>-1.156</text:p>
          </table:table-cell>
          <table:table-cell office:value-type="float" office:value="0.12">
            <text:p>0.12</text:p>
          </table:table-cell>
          <table:table-cell office:value-type="float" office:value="-0.609">
            <text:p>-0.609</text:p>
          </table:table-cell>
          <table:table-cell office:value-type="float" office:value="1.543">
            <text:p>1.543</text:p>
          </table:table-cell>
          <table:table-cell office:value-type="float" office:value="0.11">
            <text:p>0.11</text:p>
          </table:table-cell>
          <table:table-cell office:value-type="float" office:value="0.75">
            <text:p>0.75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693">
            <text:p>-3.693</text:p>
          </table:table-cell>
          <table:table-cell office:value-type="float" office:value="3.067">
            <text:p>3.067</text:p>
          </table:table-cell>
          <table:table-cell office:value-type="float" office:value="-0.273">
            <text:p>-0.273</text:p>
          </table:table-cell>
          <table:table-cell office:value-type="float" office:value="1.619">
            <text:p>1.619</text:p>
          </table:table-cell>
          <table:table-cell office:value-type="float" office:value="-1.905">
            <text:p>-1.905</text:p>
          </table:table-cell>
          <table:table-cell office:value-type="float" office:value="0.045">
            <text:p>0.045</text:p>
          </table:table-cell>
          <table:table-cell office:value-type="float" office:value="0.006">
            <text:p>0.006</text:p>
          </table:table-cell>
          <table:table-cell office:value-type="float" office:value="1.347">
            <text:p>1.347</text:p>
          </table:table-cell>
          <table:table-cell office:value-type="float" office:value="0.346">
            <text:p>0.346</text:p>
          </table:table-cell>
          <table:table-cell office:value-type="float" office:value="0.36">
            <text:p>0.36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545">
            <text:p>-3.545</text:p>
          </table:table-cell>
          <table:table-cell office:value-type="float" office:value="1.926">
            <text:p>1.926</text:p>
          </table:table-cell>
          <table:table-cell office:value-type="float" office:value="-0.512">
            <text:p>-0.512</text:p>
          </table:table-cell>
          <table:table-cell office:value-type="float" office:value="1.732">
            <text:p>1.732</text:p>
          </table:table-cell>
          <table:table-cell office:value-type="float" office:value="-1.109">
            <text:p>-1.109</text:p>
          </table:table-cell>
          <table:table-cell office:value-type="float" office:value="1.006">
            <text:p>1.006</text:p>
          </table:table-cell>
          <table:table-cell office:value-type="float" office:value="0.021">
            <text:p>0.021</text:p>
          </table:table-cell>
          <table:table-cell office:value-type="float" office:value="0.82">
            <text:p>0.82</text:p>
          </table:table-cell>
          <table:table-cell office:value-type="float" office:value="0.731">
            <text:p>0.731</text:p>
          </table:table-cell>
          <table:table-cell office:value-type="float" office:value="-0.639">
            <text:p>-0.63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386">
            <text:p>-4.386</text:p>
          </table:table-cell>
          <table:table-cell office:value-type="float" office:value="2.271">
            <text:p>2.271</text:p>
          </table:table-cell>
          <table:table-cell office:value-type="float" office:value="-0.157">
            <text:p>-0.157</text:p>
          </table:table-cell>
          <table:table-cell office:value-type="float" office:value="1.536">
            <text:p>1.536</text:p>
          </table:table-cell>
          <table:table-cell office:value-type="float" office:value="-0.614">
            <text:p>-0.614</text:p>
          </table:table-cell>
          <table:table-cell office:value-type="float" office:value="0.23">
            <text:p>0.23</text:p>
          </table:table-cell>
          <table:table-cell office:value-type="float" office:value="0.57">
            <text:p>0.57</text:p>
          </table:table-cell>
          <table:table-cell office:value-type="float" office:value="-0.117">
            <text:p>-0.117</text:p>
          </table:table-cell>
          <table:table-cell office:value-type="float" office:value="1.074">
            <text:p>1.074</text:p>
          </table:table-cell>
          <table:table-cell office:value-type="float" office:value="0.397">
            <text:p>0.397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53">
            <text:p>-2.53</text:p>
          </table:table-cell>
          <table:table-cell office:value-type="float" office:value="1.492">
            <text:p>1.492</text:p>
          </table:table-cell>
          <table:table-cell office:value-type="float" office:value="-0.936">
            <text:p>-0.936</text:p>
          </table:table-cell>
          <table:table-cell office:value-type="float" office:value="1.21">
            <text:p>1.21</text:p>
          </table:table-cell>
          <table:table-cell office:value-type="float" office:value="-1.154">
            <text:p>-1.154</text:p>
          </table:table-cell>
          <table:table-cell office:value-type="float" office:value="1.316">
            <text:p>1.316</text:p>
          </table:table-cell>
          <table:table-cell office:value-type="float" office:value="-0.267">
            <text:p>-0.267</text:p>
          </table:table-cell>
          <table:table-cell office:value-type="float" office:value="1.149">
            <text:p>1.149</text:p>
          </table:table-cell>
          <table:table-cell office:value-type="float" office:value="0.226">
            <text:p>0.226</text:p>
          </table:table-cell>
          <table:table-cell office:value-type="float" office:value="-0.77">
            <text:p>-0.77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1.215">
            <text:p>-1.215</text:p>
          </table:table-cell>
          <table:table-cell office:value-type="float" office:value="-0.288">
            <text:p>-0.288</text:p>
          </table:table-cell>
          <table:table-cell office:value-type="float" office:value="-2.423">
            <text:p>-2.423</text:p>
          </table:table-cell>
          <table:table-cell office:value-type="float" office:value="0.834">
            <text:p>0.834</text:p>
          </table:table-cell>
          <table:table-cell office:value-type="float" office:value="-0.379">
            <text:p>-0.379</text:p>
          </table:table-cell>
          <table:table-cell office:value-type="float" office:value="2.266">
            <text:p>2.266</text:p>
          </table:table-cell>
          <table:table-cell office:value-type="float" office:value="0.503">
            <text:p>0.503</text:p>
          </table:table-cell>
          <table:table-cell office:value-type="float" office:value="1.337">
            <text:p>1.337</text:p>
          </table:table-cell>
          <table:table-cell office:value-type="float" office:value="-1.36">
            <text:p>-1.36</text:p>
          </table:table-cell>
          <table:table-cell office:value-type="float" office:value="-0.682">
            <text:p>-0.682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4">
            <text:p>-1.4</text:p>
          </table:table-cell>
          <table:table-cell office:value-type="float" office:value="0.316">
            <text:p>0.316</text:p>
          </table:table-cell>
          <table:table-cell office:value-type="float" office:value="-1.894">
            <text:p>-1.894</text:p>
          </table:table-cell>
          <table:table-cell office:value-type="float" office:value="0.83">
            <text:p>0.83</text:p>
          </table:table-cell>
          <table:table-cell office:value-type="float" office:value="-0.242">
            <text:p>-0.242</text:p>
          </table:table-cell>
          <table:table-cell office:value-type="float" office:value="2.038">
            <text:p>2.038</text:p>
          </table:table-cell>
          <table:table-cell office:value-type="float" office:value="0.003">
            <text:p>0.003</text:p>
          </table:table-cell>
          <table:table-cell office:value-type="float" office:value="1.667">
            <text:p>1.667</text:p>
          </table:table-cell>
          <table:table-cell office:value-type="float" office:value="-0.515">
            <text:p>-0.515</text:p>
          </table:table-cell>
          <table:table-cell office:value-type="float" office:value="-0.087">
            <text:p>-0.087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494">
            <text:p>-1.494</text:p>
          </table:table-cell>
          <table:table-cell office:value-type="float" office:value="0.663">
            <text:p>0.663</text:p>
          </table:table-cell>
          <table:table-cell office:value-type="float" office:value="-1.58">
            <text:p>-1.58</text:p>
          </table:table-cell>
          <table:table-cell office:value-type="float" office:value="1.191">
            <text:p>1.191</text:p>
          </table:table-cell>
          <table:table-cell office:value-type="float" office:value="-0.252">
            <text:p>-0.252</text:p>
          </table:table-cell>
          <table:table-cell office:value-type="float" office:value="1.777">
            <text:p>1.777</text:p>
          </table:table-cell>
          <table:table-cell office:value-type="float" office:value="-0.072">
            <text:p>-0.072</text:p>
          </table:table-cell>
          <table:table-cell office:value-type="float" office:value="1.189">
            <text:p>1.189</text:p>
          </table:table-cell>
          <table:table-cell office:value-type="float" office:value="-0.409">
            <text:p>-0.409</text:p>
          </table:table-cell>
          <table:table-cell office:value-type="float" office:value="0.09">
            <text:p>0.09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512">
            <text:p>-1.512</text:p>
          </table:table-cell>
          <table:table-cell office:value-type="float" office:value="1.492">
            <text:p>1.492</text:p>
          </table:table-cell>
          <table:table-cell office:value-type="float" office:value="-1.053">
            <text:p>-1.053</text:p>
          </table:table-cell>
          <table:table-cell office:value-type="float" office:value="1.262">
            <text:p>1.262</text:p>
          </table:table-cell>
          <table:table-cell office:value-type="float" office:value="-0.809">
            <text:p>-0.809</text:p>
          </table:table-cell>
          <table:table-cell office:value-type="float" office:value="0.941">
            <text:p>0.941</text:p>
          </table:table-cell>
          <table:table-cell office:value-type="float" office:value="-0.122">
            <text:p>-0.122</text:p>
          </table:table-cell>
          <table:table-cell office:value-type="float" office:value="0.807">
            <text:p>0.807</text:p>
          </table:table-cell>
          <table:table-cell office:value-type="float" office:value="-0.206">
            <text:p>-0.206</text:p>
          </table:table-cell>
          <table:table-cell office:value-type="float" office:value="0.145">
            <text:p>0.14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274">
            <text:p>-2.274</text:p>
          </table:table-cell>
          <table:table-cell office:value-type="float" office:value="1.653">
            <text:p>1.653</text:p>
          </table:table-cell>
          <table:table-cell office:value-type="float" office:value="-0.226">
            <text:p>-0.226</text:p>
          </table:table-cell>
          <table:table-cell office:value-type="float" office:value="1.857">
            <text:p>1.857</text:p>
          </table:table-cell>
          <table:table-cell office:value-type="float" office:value="-0.971">
            <text:p>-0.971</text:p>
          </table:table-cell>
          <table:table-cell office:value-type="float" office:value="0.327">
            <text:p>0.327</text:p>
          </table:table-cell>
          <table:table-cell office:value-type="float" office:value="-0.605">
            <text:p>-0.605</text:p>
          </table:table-cell>
          <table:table-cell office:value-type="float" office:value="1.121">
            <text:p>1.121</text:p>
          </table:table-cell>
          <table:table-cell office:value-type="float" office:value="0.121">
            <text:p>0.121</text:p>
          </table:table-cell>
          <table:table-cell office:value-type="float" office:value="0.291">
            <text:p>0.291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1.804">
            <text:p>-1.804</text:p>
          </table:table-cell>
          <table:table-cell office:value-type="float" office:value="1.556">
            <text:p>1.556</text:p>
          </table:table-cell>
          <table:table-cell office:value-type="float" office:value="-0.803">
            <text:p>-0.803</text:p>
          </table:table-cell>
          <table:table-cell office:value-type="float" office:value="1.388">
            <text:p>1.388</text:p>
          </table:table-cell>
          <table:table-cell office:value-type="float" office:value="-0.989">
            <text:p>-0.989</text:p>
          </table:table-cell>
          <table:table-cell office:value-type="float" office:value="0.751">
            <text:p>0.751</text:p>
          </table:table-cell>
          <table:table-cell office:value-type="float" office:value="-0.029">
            <text:p>-0.029</text:p>
          </table:table-cell>
          <table:table-cell office:value-type="float" office:value="0.963">
            <text:p>0.963</text:p>
          </table:table-cell>
          <table:table-cell office:value-type="float" office:value="-0.228">
            <text:p>-0.228</text:p>
          </table:table-cell>
          <table:table-cell office:value-type="float" office:value="0.297">
            <text:p>0.297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447">
            <text:p>-2.447</text:p>
          </table:table-cell>
          <table:table-cell office:value-type="float" office:value="1.914">
            <text:p>1.914</text:p>
          </table:table-cell>
          <table:table-cell office:value-type="float" office:value="-0.208">
            <text:p>-0.208</text:p>
          </table:table-cell>
          <table:table-cell office:value-type="float" office:value="1.641">
            <text:p>1.641</text:p>
          </table:table-cell>
          <table:table-cell office:value-type="float" office:value="-1.159">
            <text:p>-1.159</text:p>
          </table:table-cell>
          <table:table-cell office:value-type="float" office:value="0.104">
            <text:p>0.104</text:p>
          </table:table-cell>
          <table:table-cell office:value-type="float" office:value="-0.539">
            <text:p>-0.539</text:p>
          </table:table-cell>
          <table:table-cell office:value-type="float" office:value="1.58">
            <text:p>1.58</text:p>
          </table:table-cell>
          <table:table-cell office:value-type="float" office:value="0.058">
            <text:p>0.058</text:p>
          </table:table-cell>
          <table:table-cell office:value-type="float" office:value="0.786">
            <text:p>0.786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675">
            <text:p>-3.675</text:p>
          </table:table-cell>
          <table:table-cell office:value-type="float" office:value="3.132">
            <text:p>3.132</text:p>
          </table:table-cell>
          <table:table-cell office:value-type="float" office:value="-0.241">
            <text:p>-0.241</text:p>
          </table:table-cell>
          <table:table-cell office:value-type="float" office:value="1.587">
            <text:p>1.587</text:p>
          </table:table-cell>
          <table:table-cell office:value-type="float" office:value="-1.75">
            <text:p>-1.75</text:p>
          </table:table-cell>
          <table:table-cell office:value-type="float" office:value="-0.222">
            <text:p>-0.222</text:p>
          </table:table-cell>
          <table:table-cell office:value-type="float" office:value="0.039">
            <text:p>0.039</text:p>
          </table:table-cell>
          <table:table-cell office:value-type="float" office:value="1.052">
            <text:p>1.052</text:p>
          </table:table-cell>
          <table:table-cell office:value-type="float" office:value="0.545">
            <text:p>0.545</text:p>
          </table:table-cell>
          <table:table-cell office:value-type="float" office:value="0.233">
            <text:p>0.233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425">
            <text:p>-3.425</text:p>
          </table:table-cell>
          <table:table-cell office:value-type="float" office:value="1.724">
            <text:p>1.724</text:p>
          </table:table-cell>
          <table:table-cell office:value-type="float" office:value="-0.638">
            <text:p>-0.638</text:p>
          </table:table-cell>
          <table:table-cell office:value-type="float" office:value="1.573">
            <text:p>1.573</text:p>
          </table:table-cell>
          <table:table-cell office:value-type="float" office:value="-1.041">
            <text:p>-1.041</text:p>
          </table:table-cell>
          <table:table-cell office:value-type="float" office:value="1.204">
            <text:p>1.204</text:p>
          </table:table-cell>
          <table:table-cell office:value-type="float" office:value="-0.124">
            <text:p>-0.124</text:p>
          </table:table-cell>
          <table:table-cell office:value-type="float" office:value="1.258">
            <text:p>1.258</text:p>
          </table:table-cell>
          <table:table-cell office:value-type="float" office:value="0.548">
            <text:p>0.548</text:p>
          </table:table-cell>
          <table:table-cell office:value-type="float" office:value="-0.507">
            <text:p>-0.507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376">
            <text:p>-4.376</text:p>
          </table:table-cell>
          <table:table-cell office:value-type="float" office:value="2.216">
            <text:p>2.216</text:p>
          </table:table-cell>
          <table:table-cell office:value-type="float" office:value="-0.269">
            <text:p>-0.269</text:p>
          </table:table-cell>
          <table:table-cell office:value-type="float" office:value="1.32">
            <text:p>1.32</text:p>
          </table:table-cell>
          <table:table-cell office:value-type="float" office:value="-0.66">
            <text:p>-0.66</text:p>
          </table:table-cell>
          <table:table-cell office:value-type="float" office:value="0.159">
            <text:p>0.159</text:p>
          </table:table-cell>
          <table:table-cell office:value-type="float" office:value="0.719">
            <text:p>0.719</text:p>
          </table:table-cell>
          <table:table-cell office:value-type="float" office:value="0.008">
            <text:p>0.008</text:p>
          </table:table-cell>
          <table:table-cell office:value-type="float" office:value="1.058">
            <text:p>1.058</text:p>
          </table:table-cell>
          <table:table-cell office:value-type="float" office:value="0.472">
            <text:p>0.472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52">
            <text:p>-2.52</text:p>
          </table:table-cell>
          <table:table-cell office:value-type="float" office:value="1.52">
            <text:p>1.52</text:p>
          </table:table-cell>
          <table:table-cell office:value-type="float" office:value="-0.959">
            <text:p>-0.959</text:p>
          </table:table-cell>
          <table:table-cell office:value-type="float" office:value="1.296">
            <text:p>1.296</text:p>
          </table:table-cell>
          <table:table-cell office:value-type="float" office:value="-1.103">
            <text:p>-1.103</text:p>
          </table:table-cell>
          <table:table-cell office:value-type="float" office:value="1.149">
            <text:p>1.149</text:p>
          </table:table-cell>
          <table:table-cell office:value-type="float" office:value="-0.268">
            <text:p>-0.268</text:p>
          </table:table-cell>
          <table:table-cell office:value-type="float" office:value="1.249">
            <text:p>1.249</text:p>
          </table:table-cell>
          <table:table-cell office:value-type="float" office:value="0.092">
            <text:p>0.092</text:p>
          </table:table-cell>
          <table:table-cell office:value-type="float" office:value="-0.682">
            <text:p>-0.682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1.548">
            <text:p>-1.548</text:p>
          </table:table-cell>
          <table:table-cell office:value-type="float" office:value="-0.4">
            <text:p>-0.4</text:p>
          </table:table-cell>
          <table:table-cell office:value-type="float" office:value="-1.659">
            <text:p>-1.659</text:p>
          </table:table-cell>
          <table:table-cell office:value-type="float" office:value="0.244">
            <text:p>0.244</text:p>
          </table:table-cell>
          <table:table-cell office:value-type="float" office:value="-0.101">
            <text:p>-0.101</text:p>
          </table:table-cell>
          <table:table-cell office:value-type="float" office:value="1.562">
            <text:p>1.562</text:p>
          </table:table-cell>
          <table:table-cell office:value-type="float" office:value="0.551">
            <text:p>0.551</text:p>
          </table:table-cell>
          <table:table-cell office:value-type="float" office:value="1.248">
            <text:p>1.248</text:p>
          </table:table-cell>
          <table:table-cell office:value-type="float" office:value="0.129">
            <text:p>0.129</text:p>
          </table:table-cell>
          <table:table-cell office:value-type="float" office:value="-0.456">
            <text:p>-0.45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614">
            <text:p>-1.614</text:p>
          </table:table-cell>
          <table:table-cell office:value-type="float" office:value="0.287">
            <text:p>0.287</text:p>
          </table:table-cell>
          <table:table-cell office:value-type="float" office:value="-1.195">
            <text:p>-1.195</text:p>
          </table:table-cell>
          <table:table-cell office:value-type="float" office:value="-0.252">
            <text:p>-0.252</text:p>
          </table:table-cell>
          <table:table-cell office:value-type="float" office:value="-0.257">
            <text:p>-0.257</text:p>
          </table:table-cell>
          <table:table-cell office:value-type="float" office:value="1.251">
            <text:p>1.251</text:p>
          </table:table-cell>
          <table:table-cell office:value-type="float" office:value="0.281">
            <text:p>0.281</text:p>
          </table:table-cell>
          <table:table-cell office:value-type="float" office:value="0.898">
            <text:p>0.898</text:p>
          </table:table-cell>
          <table:table-cell office:value-type="float" office:value="0.188">
            <text:p>0.188</text:p>
          </table:table-cell>
          <table:table-cell office:value-type="float" office:value="-0.423">
            <text:p>-0.423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891">
            <text:p>-1.891</text:p>
          </table:table-cell>
          <table:table-cell office:value-type="float" office:value="0.988">
            <text:p>0.988</text:p>
          </table:table-cell>
          <table:table-cell office:value-type="float" office:value="-1.06">
            <text:p>-1.06</text:p>
          </table:table-cell>
          <table:table-cell office:value-type="float" office:value="0.119">
            <text:p>0.119</text:p>
          </table:table-cell>
          <table:table-cell office:value-type="float" office:value="0.59">
            <text:p>0.59</text:p>
          </table:table-cell>
          <table:table-cell office:value-type="float" office:value="0.263">
            <text:p>0.263</text:p>
          </table:table-cell>
          <table:table-cell office:value-type="float" office:value="0.372">
            <text:p>0.372</text:p>
          </table:table-cell>
          <table:table-cell office:value-type="float" office:value="0.39">
            <text:p>0.39</text:p>
          </table:table-cell>
          <table:table-cell office:value-type="float" office:value="-0.376">
            <text:p>-0.376</text:p>
          </table:table-cell>
          <table:table-cell office:value-type="float" office:value="-0.655">
            <text:p>-0.655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03">
            <text:p>-2.03</text:p>
          </table:table-cell>
          <table:table-cell office:value-type="float" office:value="1.764">
            <text:p>1.764</text:p>
          </table:table-cell>
          <table:table-cell office:value-type="float" office:value="-0.386">
            <text:p>-0.386</text:p>
          </table:table-cell>
          <table:table-cell office:value-type="float" office:value="-0.249">
            <text:p>-0.249</text:p>
          </table:table-cell>
          <table:table-cell office:value-type="float" office:value="0.18">
            <text:p>0.18</text:p>
          </table:table-cell>
          <table:table-cell office:value-type="float" office:value="0.117">
            <text:p>0.117</text:p>
          </table:table-cell>
          <table:table-cell office:value-type="float" office:value="0.096">
            <text:p>0.096</text:p>
          </table:table-cell>
          <table:table-cell office:value-type="float" office:value="-0.121">
            <text:p>-0.121</text:p>
          </table:table-cell>
          <table:table-cell office:value-type="float" office:value="0.067">
            <text:p>0.067</text:p>
          </table:table-cell>
          <table:table-cell office:value-type="float" office:value="-0.552">
            <text:p>-0.55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55">
            <text:p>-2.55</text:p>
          </table:table-cell>
          <table:table-cell office:value-type="float" office:value="2.629">
            <text:p>2.629</text:p>
          </table:table-cell>
          <table:table-cell office:value-type="float" office:value="0.084">
            <text:p>0.084</text:p>
          </table:table-cell>
          <table:table-cell office:value-type="float" office:value="-0.159">
            <text:p>-0.159</text:p>
          </table:table-cell>
          <table:table-cell office:value-type="float" office:value="-0.882">
            <text:p>-0.882</text:p>
          </table:table-cell>
          <table:table-cell office:value-type="float" office:value="0.093">
            <text:p>0.093</text:p>
          </table:table-cell>
          <table:table-cell office:value-type="float" office:value="-0.19">
            <text:p>-0.19</text:p>
          </table:table-cell>
          <table:table-cell office:value-type="float" office:value="0.961">
            <text:p>0.961</text:p>
          </table:table-cell>
          <table:table-cell office:value-type="float" office:value="0.032">
            <text:p>0.032</text:p>
          </table:table-cell>
          <table:table-cell office:value-type="float" office:value="-0.589">
            <text:p>-0.589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464">
            <text:p>-2.464</text:p>
          </table:table-cell>
          <table:table-cell office:value-type="float" office:value="1.968">
            <text:p>1.968</text:p>
          </table:table-cell>
          <table:table-cell office:value-type="float" office:value="0.026">
            <text:p>0.026</text:p>
          </table:table-cell>
          <table:table-cell office:value-type="float" office:value="0.078">
            <text:p>0.078</text:p>
          </table:table-cell>
          <table:table-cell office:value-type="float" office:value="-0.542">
            <text:p>-0.542</text:p>
          </table:table-cell>
          <table:table-cell office:value-type="float" office:value="0.074">
            <text:p>0.074</text:p>
          </table:table-cell>
          <table:table-cell office:value-type="float" office:value="0.051">
            <text:p>0.051</text:p>
          </table:table-cell>
          <table:table-cell office:value-type="float" office:value="0.596">
            <text:p>0.596</text:p>
          </table:table-cell>
          <table:table-cell office:value-type="float" office:value="0.26">
            <text:p>0.26</text:p>
          </table:table-cell>
          <table:table-cell office:value-type="float" office:value="-0.437">
            <text:p>-0.437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193">
            <text:p>-3.193</text:p>
          </table:table-cell>
          <table:table-cell office:value-type="float" office:value="2.026">
            <text:p>2.026</text:p>
          </table:table-cell>
          <table:table-cell office:value-type="float" office:value="0.83">
            <text:p>0.83</text:p>
          </table:table-cell>
          <table:table-cell office:value-type="float" office:value="0.813">
            <text:p>0.813</text:p>
          </table:table-cell>
          <table:table-cell office:value-type="float" office:value="-1.205">
            <text:p>-1.205</text:p>
          </table:table-cell>
          <table:table-cell office:value-type="float" office:value="0.036">
            <text:p>0.036</text:p>
          </table:table-cell>
          <table:table-cell office:value-type="float" office:value="-0.95">
            <text:p>-0.95</text:p>
          </table:table-cell>
          <table:table-cell office:value-type="float" office:value="0.786">
            <text:p>0.786</text:p>
          </table:table-cell>
          <table:table-cell office:value-type="float" office:value="1.045">
            <text:p>1.045</text:p>
          </table:table-cell>
          <table:table-cell office:value-type="float" office:value="0.21">
            <text:p>0.21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566">
            <text:p>-3.566</text:p>
          </table:table-cell>
          <table:table-cell office:value-type="float" office:value="1.504">
            <text:p>1.504</text:p>
          </table:table-cell>
          <table:table-cell office:value-type="float" office:value="0.94">
            <text:p>0.94</text:p>
          </table:table-cell>
          <table:table-cell office:value-type="float" office:value="1.829">
            <text:p>1.829</text:p>
          </table:table-cell>
          <table:table-cell office:value-type="float" office:value="-1.224">
            <text:p>-1.224</text:p>
          </table:table-cell>
          <table:table-cell office:value-type="float" office:value="0.178">
            <text:p>0.178</text:p>
          </table:table-cell>
          <table:table-cell office:value-type="float" office:value="-1.454">
            <text:p>-1.454</text:p>
          </table:table-cell>
          <table:table-cell office:value-type="float" office:value="0.92">
            <text:p>0.92</text:p>
          </table:table-cell>
          <table:table-cell office:value-type="float" office:value="0.767">
            <text:p>0.767</text:p>
          </table:table-cell>
          <table:table-cell office:value-type="float" office:value="1.059">
            <text:p>1.059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299">
            <text:p>-3.299</text:p>
          </table:table-cell>
          <table:table-cell office:value-type="float" office:value="1.73">
            <text:p>1.73</text:p>
          </table:table-cell>
          <table:table-cell office:value-type="float" office:value="0.187">
            <text:p>0.187</text:p>
          </table:table-cell>
          <table:table-cell office:value-type="float" office:value="0.121">
            <text:p>0.121</text:p>
          </table:table-cell>
          <table:table-cell office:value-type="float" office:value="-1.251">
            <text:p>-1.251</text:p>
          </table:table-cell>
          <table:table-cell office:value-type="float" office:value="0.796">
            <text:p>0.796</text:p>
          </table:table-cell>
          <table:table-cell office:value-type="float" office:value="-0.366">
            <text:p>-0.366</text:p>
          </table:table-cell>
          <table:table-cell office:value-type="float" office:value="1.091">
            <text:p>1.091</text:p>
          </table:table-cell>
          <table:table-cell office:value-type="float" office:value="0.493">
            <text:p>0.493</text:p>
          </table:table-cell>
          <table:table-cell office:value-type="float" office:value="0.436">
            <text:p>0.436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601">
            <text:p>-3.601</text:p>
          </table:table-cell>
          <table:table-cell office:value-type="float" office:value="0.742">
            <text:p>0.742</text:p>
          </table:table-cell>
          <table:table-cell office:value-type="float" office:value="-0.238">
            <text:p>-0.238</text:p>
          </table:table-cell>
          <table:table-cell office:value-type="float" office:value="0.332">
            <text:p>0.332</text:p>
          </table:table-cell>
          <table:table-cell office:value-type="float" office:value="-0.561">
            <text:p>-0.561</text:p>
          </table:table-cell>
          <table:table-cell office:value-type="float" office:value="1.275">
            <text:p>1.275</text:p>
          </table:table-cell>
          <table:table-cell office:value-type="float" office:value="-0.014">
            <text:p>-0.014</text:p>
          </table:table-cell>
          <table:table-cell office:value-type="float" office:value="0.844">
            <text:p>0.844</text:p>
          </table:table-cell>
          <table:table-cell office:value-type="float" office:value="0.558">
            <text:p>0.558</text:p>
          </table:table-cell>
          <table:table-cell office:value-type="float" office:value="0.659">
            <text:p>0.65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439">
            <text:p>-2.439</text:p>
          </table:table-cell>
          <table:table-cell office:value-type="float" office:value="0.789">
            <text:p>0.789</text:p>
          </table:table-cell>
          <table:table-cell office:value-type="float" office:value="0.082">
            <text:p>0.082</text:p>
          </table:table-cell>
          <table:table-cell office:value-type="float" office:value="0.242">
            <text:p>0.242</text:p>
          </table:table-cell>
          <table:table-cell office:value-type="float" office:value="-0.693">
            <text:p>-0.693</text:p>
          </table:table-cell>
          <table:table-cell office:value-type="float" office:value="0.595">
            <text:p>0.595</text:p>
          </table:table-cell>
          <table:table-cell office:value-type="float" office:value="-0.353">
            <text:p>-0.353</text:p>
          </table:table-cell>
          <table:table-cell office:value-type="float" office:value="0.702">
            <text:p>0.702</text:p>
          </table:table-cell>
          <table:table-cell office:value-type="float" office:value="0.413">
            <text:p>0.413</text:p>
          </table:table-cell>
          <table:table-cell office:value-type="float" office:value="0.098">
            <text:p>0.098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1.507">
            <text:p>-1.507</text:p>
          </table:table-cell>
          <table:table-cell office:value-type="float" office:value="-0.457">
            <text:p>-0.457</text:p>
          </table:table-cell>
          <table:table-cell office:value-type="float" office:value="-1.728">
            <text:p>-1.728</text:p>
          </table:table-cell>
          <table:table-cell office:value-type="float" office:value="0.256">
            <text:p>0.256</text:p>
          </table:table-cell>
          <table:table-cell office:value-type="float" office:value="-0.081">
            <text:p>-0.081</text:p>
          </table:table-cell>
          <table:table-cell office:value-type="float" office:value="1.571">
            <text:p>1.571</text:p>
          </table:table-cell>
          <table:table-cell office:value-type="float" office:value="0.556">
            <text:p>0.556</text:p>
          </table:table-cell>
          <table:table-cell office:value-type="float" office:value="1.291">
            <text:p>1.291</text:p>
          </table:table-cell>
          <table:table-cell office:value-type="float" office:value="0.121">
            <text:p>0.121</text:p>
          </table:table-cell>
          <table:table-cell office:value-type="float" office:value="-0.456">
            <text:p>-0.45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425">
            <text:p>-1.425</text:p>
          </table:table-cell>
          <table:table-cell office:value-type="float" office:value="0.256">
            <text:p>0.256</text:p>
          </table:table-cell>
          <table:table-cell office:value-type="float" office:value="-1.13">
            <text:p>-1.13</text:p>
          </table:table-cell>
          <table:table-cell office:value-type="float" office:value="-0.284">
            <text:p>-0.284</text:p>
          </table:table-cell>
          <table:table-cell office:value-type="float" office:value="-0.394">
            <text:p>-0.394</text:p>
          </table:table-cell>
          <table:table-cell office:value-type="float" office:value="1.253">
            <text:p>1.253</text:p>
          </table:table-cell>
          <table:table-cell office:value-type="float" office:value="0.306">
            <text:p>0.306</text:p>
          </table:table-cell>
          <table:table-cell office:value-type="float" office:value="0.893">
            <text:p>0.893</text:p>
          </table:table-cell>
          <table:table-cell office:value-type="float" office:value="0.272">
            <text:p>0.272</text:p>
          </table:table-cell>
          <table:table-cell office:value-type="float" office:value="-0.378">
            <text:p>-0.378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814">
            <text:p>-1.814</text:p>
          </table:table-cell>
          <table:table-cell office:value-type="float" office:value="0.923">
            <text:p>0.923</text:p>
          </table:table-cell>
          <table:table-cell office:value-type="float" office:value="-0.931">
            <text:p>-0.931</text:p>
          </table:table-cell>
          <table:table-cell office:value-type="float" office:value="0.12">
            <text:p>0.12</text:p>
          </table:table-cell>
          <table:table-cell office:value-type="float" office:value="0.425">
            <text:p>0.425</text:p>
          </table:table-cell>
          <table:table-cell office:value-type="float" office:value="0.554">
            <text:p>0.554</text:p>
          </table:table-cell>
          <table:table-cell office:value-type="float" office:value="0.237">
            <text:p>0.237</text:p>
          </table:table-cell>
          <table:table-cell office:value-type="float" office:value="0.426">
            <text:p>0.426</text:p>
          </table:table-cell>
          <table:table-cell office:value-type="float" office:value="-0.184">
            <text:p>-0.184</text:p>
          </table:table-cell>
          <table:table-cell office:value-type="float" office:value="-0.727">
            <text:p>-0.727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007">
            <text:p>-2.007</text:p>
          </table:table-cell>
          <table:table-cell office:value-type="float" office:value="1.814">
            <text:p>1.814</text:p>
          </table:table-cell>
          <table:table-cell office:value-type="float" office:value="-0.581">
            <text:p>-0.581</text:p>
          </table:table-cell>
          <table:table-cell office:value-type="float" office:value="-0.027">
            <text:p>-0.027</text:p>
          </table:table-cell>
          <table:table-cell office:value-type="float" office:value="0.127">
            <text:p>0.127</text:p>
          </table:table-cell>
          <table:table-cell office:value-type="float" office:value="0.081">
            <text:p>0.081</text:p>
          </table:table-cell>
          <table:table-cell office:value-type="float" office:value="0.089">
            <text:p>0.089</text:p>
          </table:table-cell>
          <table:table-cell office:value-type="float" office:value="-0.016">
            <text:p>-0.016</text:p>
          </table:table-cell>
          <table:table-cell office:value-type="float" office:value="0.115">
            <text:p>0.115</text:p>
          </table:table-cell>
          <table:table-cell office:value-type="float" office:value="-0.719">
            <text:p>-0.719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559">
            <text:p>-2.559</text:p>
          </table:table-cell>
          <table:table-cell office:value-type="float" office:value="2.3">
            <text:p>2.3</text:p>
          </table:table-cell>
          <table:table-cell office:value-type="float" office:value="0.408">
            <text:p>0.408</text:p>
          </table:table-cell>
          <table:table-cell office:value-type="float" office:value="-0.001">
            <text:p>-0.001</text:p>
          </table:table-cell>
          <table:table-cell office:value-type="float" office:value="-1.077">
            <text:p>-1.077</text:p>
          </table:table-cell>
          <table:table-cell office:value-type="float" office:value="0.125">
            <text:p>0.125</text:p>
          </table:table-cell>
          <table:table-cell office:value-type="float" office:value="-0.254">
            <text:p>-0.254</text:p>
          </table:table-cell>
          <table:table-cell office:value-type="float" office:value="0.975">
            <text:p>0.975</text:p>
          </table:table-cell>
          <table:table-cell office:value-type="float" office:value="0.07">
            <text:p>0.07</text:p>
          </table:table-cell>
          <table:table-cell office:value-type="float" office:value="-0.47">
            <text:p>-0.47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431">
            <text:p>-2.431</text:p>
          </table:table-cell>
          <table:table-cell office:value-type="float" office:value="1.873">
            <text:p>1.873</text:p>
          </table:table-cell>
          <table:table-cell office:value-type="float" office:value="0.208">
            <text:p>0.208</text:p>
          </table:table-cell>
          <table:table-cell office:value-type="float" office:value="0.123">
            <text:p>0.123</text:p>
          </table:table-cell>
          <table:table-cell office:value-type="float" office:value="-0.634">
            <text:p>-0.634</text:p>
          </table:table-cell>
          <table:table-cell office:value-type="float" office:value="0.178">
            <text:p>0.178</text:p>
          </table:table-cell>
          <table:table-cell office:value-type="float" office:value="0.04">
            <text:p>0.04</text:p>
          </table:table-cell>
          <table:table-cell office:value-type="float" office:value="0.612">
            <text:p>0.612</text:p>
          </table:table-cell>
          <table:table-cell office:value-type="float" office:value="0.446">
            <text:p>0.446</text:p>
          </table:table-cell>
          <table:table-cell office:value-type="float" office:value="-0.562">
            <text:p>-0.56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24">
            <text:p>-3.24</text:p>
          </table:table-cell>
          <table:table-cell office:value-type="float" office:value="1.749">
            <text:p>1.749</text:p>
          </table:table-cell>
          <table:table-cell office:value-type="float" office:value="0.959">
            <text:p>0.959</text:p>
          </table:table-cell>
          <table:table-cell office:value-type="float" office:value="1.071">
            <text:p>1.071</text:p>
          </table:table-cell>
          <table:table-cell office:value-type="float" office:value="-1.188">
            <text:p>-1.188</text:p>
          </table:table-cell>
          <table:table-cell office:value-type="float" office:value="0.018">
            <text:p>0.018</text:p>
          </table:table-cell>
          <table:table-cell office:value-type="float" office:value="-1.024">
            <text:p>-1.024</text:p>
          </table:table-cell>
          <table:table-cell office:value-type="float" office:value="0.664">
            <text:p>0.664</text:p>
          </table:table-cell>
          <table:table-cell office:value-type="float" office:value="1.007">
            <text:p>1.007</text:p>
          </table:table-cell>
          <table:table-cell office:value-type="float" office:value="0.443">
            <text:p>0.443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565">
            <text:p>-3.565</text:p>
          </table:table-cell>
          <table:table-cell office:value-type="float" office:value="1.363">
            <text:p>1.363</text:p>
          </table:table-cell>
          <table:table-cell office:value-type="float" office:value="0.958">
            <text:p>0.958</text:p>
          </table:table-cell>
          <table:table-cell office:value-type="float" office:value="1.976">
            <text:p>1.976</text:p>
          </table:table-cell>
          <table:table-cell office:value-type="float" office:value="-1.268">
            <text:p>-1.268</text:p>
          </table:table-cell>
          <table:table-cell office:value-type="float" office:value="0.091">
            <text:p>0.091</text:p>
          </table:table-cell>
          <table:table-cell office:value-type="float" office:value="-1.363">
            <text:p>-1.363</text:p>
          </table:table-cell>
          <table:table-cell office:value-type="float" office:value="0.72">
            <text:p>0.72</text:p>
          </table:table-cell>
          <table:table-cell office:value-type="float" office:value="0.738">
            <text:p>0.738</text:p>
          </table:table-cell>
          <table:table-cell office:value-type="float" office:value="1.145">
            <text:p>1.145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198">
            <text:p>-3.198</text:p>
          </table:table-cell>
          <table:table-cell office:value-type="float" office:value="1.373">
            <text:p>1.373</text:p>
          </table:table-cell>
          <table:table-cell office:value-type="float" office:value="0.392">
            <text:p>0.392</text:p>
          </table:table-cell>
          <table:table-cell office:value-type="float" office:value="0.423">
            <text:p>0.423</text:p>
          </table:table-cell>
          <table:table-cell office:value-type="float" office:value="-1.203">
            <text:p>-1.203</text:p>
          </table:table-cell>
          <table:table-cell office:value-type="float" office:value="0.656">
            <text:p>0.656</text:p>
          </table:table-cell>
          <table:table-cell office:value-type="float" office:value="-0.428">
            <text:p>-0.428</text:p>
          </table:table-cell>
          <table:table-cell office:value-type="float" office:value="0.994">
            <text:p>0.994</text:p>
          </table:table-cell>
          <table:table-cell office:value-type="float" office:value="0.576">
            <text:p>0.576</text:p>
          </table:table-cell>
          <table:table-cell office:value-type="float" office:value="0.865">
            <text:p>0.865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772">
            <text:p>-3.772</text:p>
          </table:table-cell>
          <table:table-cell office:value-type="float" office:value="0.904">
            <text:p>0.904</text:p>
          </table:table-cell>
          <table:table-cell office:value-type="float" office:value="-0.195">
            <text:p>-0.195</text:p>
          </table:table-cell>
          <table:table-cell office:value-type="float" office:value="0.317">
            <text:p>0.317</text:p>
          </table:table-cell>
          <table:table-cell office:value-type="float" office:value="-0.473">
            <text:p>-0.473</text:p>
          </table:table-cell>
          <table:table-cell office:value-type="float" office:value="1.31">
            <text:p>1.31</text:p>
          </table:table-cell>
          <table:table-cell office:value-type="float" office:value="-0.043">
            <text:p>-0.043</text:p>
          </table:table-cell>
          <table:table-cell office:value-type="float" office:value="0.898">
            <text:p>0.898</text:p>
          </table:table-cell>
          <table:table-cell office:value-type="float" office:value="0.536">
            <text:p>0.536</text:p>
          </table:table-cell>
          <table:table-cell office:value-type="float" office:value="0.503">
            <text:p>0.503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434">
            <text:p>-2.434</text:p>
          </table:table-cell>
          <table:table-cell office:value-type="float" office:value="0.87">
            <text:p>0.87</text:p>
          </table:table-cell>
          <table:table-cell office:value-type="float" office:value="0.127">
            <text:p>0.127</text:p>
          </table:table-cell>
          <table:table-cell office:value-type="float" office:value="0.224">
            <text:p>0.224</text:p>
          </table:table-cell>
          <table:table-cell office:value-type="float" office:value="-0.811">
            <text:p>-0.811</text:p>
          </table:table-cell>
          <table:table-cell office:value-type="float" office:value="0.666">
            <text:p>0.666</text:p>
          </table:table-cell>
          <table:table-cell office:value-type="float" office:value="-0.233">
            <text:p>-0.233</text:p>
          </table:table-cell>
          <table:table-cell office:value-type="float" office:value="0.705">
            <text:p>0.705</text:p>
          </table:table-cell>
          <table:table-cell office:value-type="float" office:value="0.408">
            <text:p>0.408</text:p>
          </table:table-cell>
          <table:table-cell office:value-type="float" office:value="0.136">
            <text:p>0.136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1.656">
            <text:p>-1.656</text:p>
          </table:table-cell>
          <table:table-cell office:value-type="float" office:value="-0.496">
            <text:p>-0.496</text:p>
          </table:table-cell>
          <table:table-cell office:value-type="float" office:value="-1.719">
            <text:p>-1.719</text:p>
          </table:table-cell>
          <table:table-cell office:value-type="float" office:value="0.363">
            <text:p>0.363</text:p>
          </table:table-cell>
          <table:table-cell office:value-type="float" office:value="-0.002">
            <text:p>-0.002</text:p>
          </table:table-cell>
          <table:table-cell office:value-type="float" office:value="1.637">
            <text:p>1.637</text:p>
          </table:table-cell>
          <table:table-cell office:value-type="float" office:value="0.535">
            <text:p>0.535</text:p>
          </table:table-cell>
          <table:table-cell office:value-type="float" office:value="1.319">
            <text:p>1.319</text:p>
          </table:table-cell>
          <table:table-cell office:value-type="float" office:value="-0.012">
            <text:p>-0.012</text:p>
          </table:table-cell>
          <table:table-cell office:value-type="float" office:value="-0.49">
            <text:p>-0.49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388">
            <text:p>-1.388</text:p>
          </table:table-cell>
          <table:table-cell office:value-type="float" office:value="0.215">
            <text:p>0.215</text:p>
          </table:table-cell>
          <table:table-cell office:value-type="float" office:value="-1.105">
            <text:p>-1.105</text:p>
          </table:table-cell>
          <table:table-cell office:value-type="float" office:value="-0.295">
            <text:p>-0.295</text:p>
          </table:table-cell>
          <table:table-cell office:value-type="float" office:value="-0.39">
            <text:p>-0.39</text:p>
          </table:table-cell>
          <table:table-cell office:value-type="float" office:value="1.282">
            <text:p>1.282</text:p>
          </table:table-cell>
          <table:table-cell office:value-type="float" office:value="0.356">
            <text:p>0.356</text:p>
          </table:table-cell>
          <table:table-cell office:value-type="float" office:value="0.816">
            <text:p>0.816</text:p>
          </table:table-cell>
          <table:table-cell office:value-type="float" office:value="0.292">
            <text:p>0.292</text:p>
          </table:table-cell>
          <table:table-cell office:value-type="float" office:value="-0.376">
            <text:p>-0.37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764">
            <text:p>-1.764</text:p>
          </table:table-cell>
          <table:table-cell office:value-type="float" office:value="0.888">
            <text:p>0.888</text:p>
          </table:table-cell>
          <table:table-cell office:value-type="float" office:value="-1.001">
            <text:p>-1.001</text:p>
          </table:table-cell>
          <table:table-cell office:value-type="float" office:value="0.197">
            <text:p>0.197</text:p>
          </table:table-cell>
          <table:table-cell office:value-type="float" office:value="0.3">
            <text:p>0.3</text:p>
          </table:table-cell>
          <table:table-cell office:value-type="float" office:value="0.66">
            <text:p>0.66</text:p>
          </table:table-cell>
          <table:table-cell office:value-type="float" office:value="0.159">
            <text:p>0.159</text:p>
          </table:table-cell>
          <table:table-cell office:value-type="float" office:value="0.557">
            <text:p>0.557</text:p>
          </table:table-cell>
          <table:table-cell office:value-type="float" office:value="-0.301">
            <text:p>-0.301</text:p>
          </table:table-cell>
          <table:table-cell office:value-type="float" office:value="-0.65">
            <text:p>-0.65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026">
            <text:p>-2.026</text:p>
          </table:table-cell>
          <table:table-cell office:value-type="float" office:value="1.75">
            <text:p>1.75</text:p>
          </table:table-cell>
          <table:table-cell office:value-type="float" office:value="-0.526">
            <text:p>-0.526</text:p>
          </table:table-cell>
          <table:table-cell office:value-type="float" office:value="-0.131">
            <text:p>-0.131</text:p>
          </table:table-cell>
          <table:table-cell office:value-type="float" office:value="0.266">
            <text:p>0.266</text:p>
          </table:table-cell>
          <table:table-cell office:value-type="float" office:value="-0.055">
            <text:p>-0.055</text:p>
          </table:table-cell>
          <table:table-cell office:value-type="float" office:value="0.084">
            <text:p>0.084</text:p>
          </table:table-cell>
          <table:table-cell office:value-type="float" office:value="0.063">
            <text:p>0.063</text:p>
          </table:table-cell>
          <table:table-cell office:value-type="float" office:value="0.047">
            <text:p>0.047</text:p>
          </table:table-cell>
          <table:table-cell office:value-type="float" office:value="-0.691">
            <text:p>-0.691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531">
            <text:p>-2.531</text:p>
          </table:table-cell>
          <table:table-cell office:value-type="float" office:value="1.802">
            <text:p>1.802</text:p>
          </table:table-cell>
          <table:table-cell office:value-type="float" office:value="0.739">
            <text:p>0.739</text:p>
          </table:table-cell>
          <table:table-cell office:value-type="float" office:value="0.236">
            <text:p>0.236</text:p>
          </table:table-cell>
          <table:table-cell office:value-type="float" office:value="-1.169">
            <text:p>-1.169</text:p>
          </table:table-cell>
          <table:table-cell office:value-type="float" office:value="-0.069">
            <text:p>-0.069</text:p>
          </table:table-cell>
          <table:table-cell office:value-type="float" office:value="-0.349">
            <text:p>-0.349</text:p>
          </table:table-cell>
          <table:table-cell office:value-type="float" office:value="0.903">
            <text:p>0.903</text:p>
          </table:table-cell>
          <table:table-cell office:value-type="float" office:value="0.123">
            <text:p>0.123</text:p>
          </table:table-cell>
          <table:table-cell office:value-type="float" office:value="-0.119">
            <text:p>-0.119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375">
            <text:p>-2.375</text:p>
          </table:table-cell>
          <table:table-cell office:value-type="float" office:value="1.642">
            <text:p>1.642</text:p>
          </table:table-cell>
          <table:table-cell office:value-type="float" office:value="0.308">
            <text:p>0.308</text:p>
          </table:table-cell>
          <table:table-cell office:value-type="float" office:value="0.255">
            <text:p>0.255</text:p>
          </table:table-cell>
          <table:table-cell office:value-type="float" office:value="-0.82">
            <text:p>-0.82</text:p>
          </table:table-cell>
          <table:table-cell office:value-type="float" office:value="0.225">
            <text:p>0.225</text:p>
          </table:table-cell>
          <table:table-cell office:value-type="float" office:value="-0.092">
            <text:p>-0.092</text:p>
          </table:table-cell>
          <table:table-cell office:value-type="float" office:value="0.874">
            <text:p>0.874</text:p>
          </table:table-cell>
          <table:table-cell office:value-type="float" office:value="0.367">
            <text:p>0.367</text:p>
          </table:table-cell>
          <table:table-cell office:value-type="float" office:value="-0.525">
            <text:p>-0.52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179">
            <text:p>-3.179</text:p>
          </table:table-cell>
          <table:table-cell office:value-type="float" office:value="1.346">
            <text:p>1.346</text:p>
          </table:table-cell>
          <table:table-cell office:value-type="float" office:value="0.988">
            <text:p>0.988</text:p>
          </table:table-cell>
          <table:table-cell office:value-type="float" office:value="1.32">
            <text:p>1.32</text:p>
          </table:table-cell>
          <table:table-cell office:value-type="float" office:value="-0.852">
            <text:p>-0.852</text:p>
          </table:table-cell>
          <table:table-cell office:value-type="float" office:value="-0.008">
            <text:p>-0.008</text:p>
          </table:table-cell>
          <table:table-cell office:value-type="float" office:value="-1.234">
            <text:p>-1.234</text:p>
          </table:table-cell>
          <table:table-cell office:value-type="float" office:value="0.347">
            <text:p>0.347</text:p>
          </table:table-cell>
          <table:table-cell office:value-type="float" office:value="1.02">
            <text:p>1.02</text:p>
          </table:table-cell>
          <table:table-cell office:value-type="float" office:value="0.771">
            <text:p>0.771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57">
            <text:p>-3.57</text:p>
          </table:table-cell>
          <table:table-cell office:value-type="float" office:value="1.366">
            <text:p>1.366</text:p>
          </table:table-cell>
          <table:table-cell office:value-type="float" office:value="0.97">
            <text:p>0.97</text:p>
          </table:table-cell>
          <table:table-cell office:value-type="float" office:value="1.957">
            <text:p>1.957</text:p>
          </table:table-cell>
          <table:table-cell office:value-type="float" office:value="-1.262">
            <text:p>-1.262</text:p>
          </table:table-cell>
          <table:table-cell office:value-type="float" office:value="0.002">
            <text:p>0.002</text:p>
          </table:table-cell>
          <table:table-cell office:value-type="float" office:value="-1.275">
            <text:p>-1.275</text:p>
          </table:table-cell>
          <table:table-cell office:value-type="float" office:value="0.585">
            <text:p>0.585</text:p>
          </table:table-cell>
          <table:table-cell office:value-type="float" office:value="0.754">
            <text:p>0.754</text:p>
          </table:table-cell>
          <table:table-cell office:value-type="float" office:value="0.993">
            <text:p>0.993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169">
            <text:p>-3.169</text:p>
          </table:table-cell>
          <table:table-cell office:value-type="float" office:value="1.041">
            <text:p>1.041</text:p>
          </table:table-cell>
          <table:table-cell office:value-type="float" office:value="0.509">
            <text:p>0.509</text:p>
          </table:table-cell>
          <table:table-cell office:value-type="float" office:value="0.693">
            <text:p>0.693</text:p>
          </table:table-cell>
          <table:table-cell office:value-type="float" office:value="-1.185">
            <text:p>-1.185</text:p>
          </table:table-cell>
          <table:table-cell office:value-type="float" office:value="0.673">
            <text:p>0.673</text:p>
          </table:table-cell>
          <table:table-cell office:value-type="float" office:value="-0.352">
            <text:p>-0.352</text:p>
          </table:table-cell>
          <table:table-cell office:value-type="float" office:value="0.877">
            <text:p>0.877</text:p>
          </table:table-cell>
          <table:table-cell office:value-type="float" office:value="0.434">
            <text:p>0.434</text:p>
          </table:table-cell>
          <table:table-cell office:value-type="float" office:value="1.009">
            <text:p>1.00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066">
            <text:p>-4.066</text:p>
          </table:table-cell>
          <table:table-cell office:value-type="float" office:value="1.05">
            <text:p>1.05</text:p>
          </table:table-cell>
          <table:table-cell office:value-type="float" office:value="-0.049">
            <text:p>-0.049</text:p>
          </table:table-cell>
          <table:table-cell office:value-type="float" office:value="0.458">
            <text:p>0.458</text:p>
          </table:table-cell>
          <table:table-cell office:value-type="float" office:value="-0.357">
            <text:p>-0.357</text:p>
          </table:table-cell>
          <table:table-cell office:value-type="float" office:value="1.331">
            <text:p>1.331</text:p>
          </table:table-cell>
          <table:table-cell office:value-type="float" office:value="-0.129">
            <text:p>-0.129</text:p>
          </table:table-cell>
          <table:table-cell office:value-type="float" office:value="0.848">
            <text:p>0.848</text:p>
          </table:table-cell>
          <table:table-cell office:value-type="float" office:value="0.509">
            <text:p>0.509</text:p>
          </table:table-cell>
          <table:table-cell office:value-type="float" office:value="0.317">
            <text:p>0.317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483">
            <text:p>-2.483</text:p>
          </table:table-cell>
          <table:table-cell office:value-type="float" office:value="0.81">
            <text:p>0.81</text:p>
          </table:table-cell>
          <table:table-cell office:value-type="float" office:value="0.185">
            <text:p>0.185</text:p>
          </table:table-cell>
          <table:table-cell office:value-type="float" office:value="0.284">
            <text:p>0.284</text:p>
          </table:table-cell>
          <table:table-cell office:value-type="float" office:value="-0.917">
            <text:p>-0.917</text:p>
          </table:table-cell>
          <table:table-cell office:value-type="float" office:value="0.73">
            <text:p>0.73</text:p>
          </table:table-cell>
          <table:table-cell office:value-type="float" office:value="-0.111">
            <text:p>-0.111</text:p>
          </table:table-cell>
          <table:table-cell office:value-type="float" office:value="0.613">
            <text:p>0.613</text:p>
          </table:table-cell>
          <table:table-cell office:value-type="float" office:value="0.373">
            <text:p>0.373</text:p>
          </table:table-cell>
          <table:table-cell office:value-type="float" office:value="0.184">
            <text:p>0.184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1.823">
            <text:p>-1.823</text:p>
          </table:table-cell>
          <table:table-cell office:value-type="float" office:value="-0.578">
            <text:p>-0.578</text:p>
          </table:table-cell>
          <table:table-cell office:value-type="float" office:value="-1.624">
            <text:p>-1.624</text:p>
          </table:table-cell>
          <table:table-cell office:value-type="float" office:value="0.52">
            <text:p>0.52</text:p>
          </table:table-cell>
          <table:table-cell office:value-type="float" office:value="0.052">
            <text:p>0.052</text:p>
          </table:table-cell>
          <table:table-cell office:value-type="float" office:value="1.711">
            <text:p>1.711</text:p>
          </table:table-cell>
          <table:table-cell office:value-type="float" office:value="0.535">
            <text:p>0.535</text:p>
          </table:table-cell>
          <table:table-cell office:value-type="float" office:value="1.318">
            <text:p>1.318</text:p>
          </table:table-cell>
          <table:table-cell office:value-type="float" office:value="-0.115">
            <text:p>-0.115</text:p>
          </table:table-cell>
          <table:table-cell office:value-type="float" office:value="-0.505">
            <text:p>-0.505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45">
            <text:p>-1.45</text:p>
          </table:table-cell>
          <table:table-cell office:value-type="float" office:value="0.199">
            <text:p>0.199</text:p>
          </table:table-cell>
          <table:table-cell office:value-type="float" office:value="-1.127">
            <text:p>-1.127</text:p>
          </table:table-cell>
          <table:table-cell office:value-type="float" office:value="-0.281">
            <text:p>-0.281</text:p>
          </table:table-cell>
          <table:table-cell office:value-type="float" office:value="-0.372">
            <text:p>-0.372</text:p>
          </table:table-cell>
          <table:table-cell office:value-type="float" office:value="1.287">
            <text:p>1.287</text:p>
          </table:table-cell>
          <table:table-cell office:value-type="float" office:value="0.369">
            <text:p>0.369</text:p>
          </table:table-cell>
          <table:table-cell office:value-type="float" office:value="0.855">
            <text:p>0.855</text:p>
          </table:table-cell>
          <table:table-cell office:value-type="float" office:value="0.303">
            <text:p>0.303</text:p>
          </table:table-cell>
          <table:table-cell office:value-type="float" office:value="-0.385">
            <text:p>-0.385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79">
            <text:p>-1.79</text:p>
          </table:table-cell>
          <table:table-cell office:value-type="float" office:value="0.793">
            <text:p>0.793</text:p>
          </table:table-cell>
          <table:table-cell office:value-type="float" office:value="-1.041">
            <text:p>-1.041</text:p>
          </table:table-cell>
          <table:table-cell office:value-type="float" office:value="0.214">
            <text:p>0.214</text:p>
          </table:table-cell>
          <table:table-cell office:value-type="float" office:value="0.215">
            <text:p>0.215</text:p>
          </table:table-cell>
          <table:table-cell office:value-type="float" office:value="0.694">
            <text:p>0.694</text:p>
          </table:table-cell>
          <table:table-cell office:value-type="float" office:value="0.121">
            <text:p>0.121</text:p>
          </table:table-cell>
          <table:table-cell office:value-type="float" office:value="0.583">
            <text:p>0.583</text:p>
          </table:table-cell>
          <table:table-cell office:value-type="float" office:value="-0.403">
            <text:p>-0.403</text:p>
          </table:table-cell>
          <table:table-cell office:value-type="float" office:value="-0.487">
            <text:p>-0.487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089">
            <text:p>-2.089</text:p>
          </table:table-cell>
          <table:table-cell office:value-type="float" office:value="1.695">
            <text:p>1.695</text:p>
          </table:table-cell>
          <table:table-cell office:value-type="float" office:value="-0.528">
            <text:p>-0.528</text:p>
          </table:table-cell>
          <table:table-cell office:value-type="float" office:value="-0.232">
            <text:p>-0.232</text:p>
          </table:table-cell>
          <table:table-cell office:value-type="float" office:value="0.385">
            <text:p>0.385</text:p>
          </table:table-cell>
          <table:table-cell office:value-type="float" office:value="-0.137">
            <text:p>-0.137</text:p>
          </table:table-cell>
          <table:table-cell office:value-type="float" office:value="0.033">
            <text:p>0.033</text:p>
          </table:table-cell>
          <table:table-cell office:value-type="float" office:value="0.071">
            <text:p>0.071</text:p>
          </table:table-cell>
          <table:table-cell office:value-type="float" office:value="0.033">
            <text:p>0.033</text:p>
          </table:table-cell>
          <table:table-cell office:value-type="float" office:value="-0.744">
            <text:p>-0.744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475">
            <text:p>-2.475</text:p>
          </table:table-cell>
          <table:table-cell office:value-type="float" office:value="1.498">
            <text:p>1.498</text:p>
          </table:table-cell>
          <table:table-cell office:value-type="float" office:value="0.864">
            <text:p>0.864</text:p>
          </table:table-cell>
          <table:table-cell office:value-type="float" office:value="0.397">
            <text:p>0.397</text:p>
          </table:table-cell>
          <table:table-cell office:value-type="float" office:value="-1.17">
            <text:p>-1.17</text:p>
          </table:table-cell>
          <table:table-cell office:value-type="float" office:value="-0.234">
            <text:p>-0.234</text:p>
          </table:table-cell>
          <table:table-cell office:value-type="float" office:value="-0.388">
            <text:p>-0.388</text:p>
          </table:table-cell>
          <table:table-cell office:value-type="float" office:value="0.825">
            <text:p>0.825</text:p>
          </table:table-cell>
          <table:table-cell office:value-type="float" office:value="0.16">
            <text:p>0.16</text:p>
          </table:table-cell>
          <table:table-cell office:value-type="float" office:value="0.057">
            <text:p>0.057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314">
            <text:p>-2.314</text:p>
          </table:table-cell>
          <table:table-cell office:value-type="float" office:value="1.494">
            <text:p>1.494</text:p>
          </table:table-cell>
          <table:table-cell office:value-type="float" office:value="0.294">
            <text:p>0.294</text:p>
          </table:table-cell>
          <table:table-cell office:value-type="float" office:value="0.245">
            <text:p>0.245</text:p>
          </table:table-cell>
          <table:table-cell office:value-type="float" office:value="-0.769">
            <text:p>-0.769</text:p>
          </table:table-cell>
          <table:table-cell office:value-type="float" office:value="0.05">
            <text:p>0.05</text:p>
          </table:table-cell>
          <table:table-cell office:value-type="float" office:value="-0.068">
            <text:p>-0.068</text:p>
          </table:table-cell>
          <table:table-cell office:value-type="float" office:value="0.819">
            <text:p>0.819</text:p>
          </table:table-cell>
          <table:table-cell office:value-type="float" office:value="0.618">
            <text:p>0.618</text:p>
          </table:table-cell>
          <table:table-cell office:value-type="float" office:value="-0.572">
            <text:p>-0.57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062">
            <text:p>-3.062</text:p>
          </table:table-cell>
          <table:table-cell office:value-type="float" office:value="1.008">
            <text:p>1.008</text:p>
          </table:table-cell>
          <table:table-cell office:value-type="float" office:value="0.935">
            <text:p>0.935</text:p>
          </table:table-cell>
          <table:table-cell office:value-type="float" office:value="1.443">
            <text:p>1.443</text:p>
          </table:table-cell>
          <table:table-cell office:value-type="float" office:value="-0.579">
            <text:p>-0.579</text:p>
          </table:table-cell>
          <table:table-cell office:value-type="float" office:value="0.068">
            <text:p>0.068</text:p>
          </table:table-cell>
          <table:table-cell office:value-type="float" office:value="-1.333">
            <text:p>-1.333</text:p>
          </table:table-cell>
          <table:table-cell office:value-type="float" office:value="0.106">
            <text:p>0.106</text:p>
          </table:table-cell>
          <table:table-cell office:value-type="float" office:value="0.958">
            <text:p>0.958</text:p>
          </table:table-cell>
          <table:table-cell office:value-type="float" office:value="0.979">
            <text:p>0.979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576">
            <text:p>-3.576</text:p>
          </table:table-cell>
          <table:table-cell office:value-type="float" office:value="1.357">
            <text:p>1.357</text:p>
          </table:table-cell>
          <table:table-cell office:value-type="float" office:value="0.912">
            <text:p>0.912</text:p>
          </table:table-cell>
          <table:table-cell office:value-type="float" office:value="1.878">
            <text:p>1.878</text:p>
          </table:table-cell>
          <table:table-cell office:value-type="float" office:value="-1.166">
            <text:p>-1.166</text:p>
          </table:table-cell>
          <table:table-cell office:value-type="float" office:value="0.039">
            <text:p>0.039</text:p>
          </table:table-cell>
          <table:table-cell office:value-type="float" office:value="-1.537">
            <text:p>-1.537</text:p>
          </table:table-cell>
          <table:table-cell office:value-type="float" office:value="0.658">
            <text:p>0.658</text:p>
          </table:table-cell>
          <table:table-cell office:value-type="float" office:value="0.843">
            <text:p>0.843</text:p>
          </table:table-cell>
          <table:table-cell office:value-type="float" office:value="1.087">
            <text:p>1.087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155">
            <text:p>-3.155</text:p>
          </table:table-cell>
          <table:table-cell office:value-type="float" office:value="1.021">
            <text:p>1.021</text:p>
          </table:table-cell>
          <table:table-cell office:value-type="float" office:value="0.455">
            <text:p>0.455</text:p>
          </table:table-cell>
          <table:table-cell office:value-type="float" office:value="0.624">
            <text:p>0.624</text:p>
          </table:table-cell>
          <table:table-cell office:value-type="float" office:value="-1.306">
            <text:p>-1.306</text:p>
          </table:table-cell>
          <table:table-cell office:value-type="float" office:value="0.842">
            <text:p>0.842</text:p>
          </table:table-cell>
          <table:table-cell office:value-type="float" office:value="-0.123">
            <text:p>-0.123</text:p>
          </table:table-cell>
          <table:table-cell office:value-type="float" office:value="0.909">
            <text:p>0.909</text:p>
          </table:table-cell>
          <table:table-cell office:value-type="float" office:value="0.328">
            <text:p>0.328</text:p>
          </table:table-cell>
          <table:table-cell office:value-type="float" office:value="0.876">
            <text:p>0.876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316">
            <text:p>-4.316</text:p>
          </table:table-cell>
          <table:table-cell office:value-type="float" office:value="1.147">
            <text:p>1.147</text:p>
          </table:table-cell>
          <table:table-cell office:value-type="float" office:value="0.088">
            <text:p>0.088</text:p>
          </table:table-cell>
          <table:table-cell office:value-type="float" office:value="0.593">
            <text:p>0.593</text:p>
          </table:table-cell>
          <table:table-cell office:value-type="float" office:value="-0.314">
            <text:p>-0.314</text:p>
          </table:table-cell>
          <table:table-cell office:value-type="float" office:value="1.316">
            <text:p>1.316</text:p>
          </table:table-cell>
          <table:table-cell office:value-type="float" office:value="-0.255">
            <text:p>-0.255</text:p>
          </table:table-cell>
          <table:table-cell office:value-type="float" office:value="0.761">
            <text:p>0.761</text:p>
          </table:table-cell>
          <table:table-cell office:value-type="float" office:value="0.492">
            <text:p>0.492</text:p>
          </table:table-cell>
          <table:table-cell office:value-type="float" office:value="0.133">
            <text:p>0.133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608">
            <text:p>-2.608</text:p>
          </table:table-cell>
          <table:table-cell office:value-type="float" office:value="0.839">
            <text:p>0.839</text:p>
          </table:table-cell>
          <table:table-cell office:value-type="float" office:value="0.203">
            <text:p>0.203</text:p>
          </table:table-cell>
          <table:table-cell office:value-type="float" office:value="0.305">
            <text:p>0.305</text:p>
          </table:table-cell>
          <table:table-cell office:value-type="float" office:value="-0.851">
            <text:p>-0.851</text:p>
          </table:table-cell>
          <table:table-cell office:value-type="float" office:value="0.78">
            <text:p>0.78</text:p>
          </table:table-cell>
          <table:table-cell office:value-type="float" office:value="-0.143">
            <text:p>-0.143</text:p>
          </table:table-cell>
          <table:table-cell office:value-type="float" office:value="0.607">
            <text:p>0.607</text:p>
          </table:table-cell>
          <table:table-cell office:value-type="float" office:value="0.344">
            <text:p>0.344</text:p>
          </table:table-cell>
          <table:table-cell office:value-type="float" office:value="0.106">
            <text:p>0.106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1.953">
            <text:p>-1.953</text:p>
          </table:table-cell>
          <table:table-cell office:value-type="float" office:value="-0.596">
            <text:p>-0.596</text:p>
          </table:table-cell>
          <table:table-cell office:value-type="float" office:value="-1.543">
            <text:p>-1.543</text:p>
          </table:table-cell>
          <table:table-cell office:value-type="float" office:value="0.619">
            <text:p>0.619</text:p>
          </table:table-cell>
          <table:table-cell office:value-type="float" office:value="0.056">
            <text:p>0.056</text:p>
          </table:table-cell>
          <table:table-cell office:value-type="float" office:value="1.742">
            <text:p>1.742</text:p>
          </table:table-cell>
          <table:table-cell office:value-type="float" office:value="0.592">
            <text:p>0.592</text:p>
          </table:table-cell>
          <table:table-cell office:value-type="float" office:value="1.289">
            <text:p>1.289</text:p>
          </table:table-cell>
          <table:table-cell office:value-type="float" office:value="-0.163">
            <text:p>-0.163</text:p>
          </table:table-cell>
          <table:table-cell office:value-type="float" office:value="-0.523">
            <text:p>-0.523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495">
            <text:p>-1.495</text:p>
          </table:table-cell>
          <table:table-cell office:value-type="float" office:value="0.117">
            <text:p>0.117</text:p>
          </table:table-cell>
          <table:table-cell office:value-type="float" office:value="-1.134">
            <text:p>-1.134</text:p>
          </table:table-cell>
          <table:table-cell office:value-type="float" office:value="-0.249">
            <text:p>-0.249</text:p>
          </table:table-cell>
          <table:table-cell office:value-type="float" office:value="-0.37">
            <text:p>-0.37</text:p>
          </table:table-cell>
          <table:table-cell office:value-type="float" office:value="1.286">
            <text:p>1.286</text:p>
          </table:table-cell>
          <table:table-cell office:value-type="float" office:value="0.348">
            <text:p>0.348</text:p>
          </table:table-cell>
          <table:table-cell office:value-type="float" office:value="0.854">
            <text:p>0.854</text:p>
          </table:table-cell>
          <table:table-cell office:value-type="float" office:value="0.313">
            <text:p>0.313</text:p>
          </table:table-cell>
          <table:table-cell office:value-type="float" office:value="-0.376">
            <text:p>-0.37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921">
            <text:p>-1.921</text:p>
          </table:table-cell>
          <table:table-cell office:value-type="float" office:value="0.719">
            <text:p>0.719</text:p>
          </table:table-cell>
          <table:table-cell office:value-type="float" office:value="-0.95">
            <text:p>-0.95</text:p>
          </table:table-cell>
          <table:table-cell office:value-type="float" office:value="0.299">
            <text:p>0.299</text:p>
          </table:table-cell>
          <table:table-cell office:value-type="float" office:value="0.222">
            <text:p>0.222</text:p>
          </table:table-cell>
          <table:table-cell office:value-type="float" office:value="0.786">
            <text:p>0.786</text:p>
          </table:table-cell>
          <table:table-cell office:value-type="float" office:value="0.128">
            <text:p>0.128</text:p>
          </table:table-cell>
          <table:table-cell office:value-type="float" office:value="0.588">
            <text:p>0.588</text:p>
          </table:table-cell>
          <table:table-cell office:value-type="float" office:value="-0.462">
            <text:p>-0.462</text:p>
          </table:table-cell>
          <table:table-cell office:value-type="float" office:value="-0.491">
            <text:p>-0.491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052">
            <text:p>-2.052</text:p>
          </table:table-cell>
          <table:table-cell office:value-type="float" office:value="1.483">
            <text:p>1.483</text:p>
          </table:table-cell>
          <table:table-cell office:value-type="float" office:value="-0.488">
            <text:p>-0.488</text:p>
          </table:table-cell>
          <table:table-cell office:value-type="float" office:value="0.041">
            <text:p>0.041</text:p>
          </table:table-cell>
          <table:table-cell office:value-type="float" office:value="-0.131">
            <text:p>-0.131</text:p>
          </table:table-cell>
          <table:table-cell office:value-type="float" office:value="0.273">
            <text:p>0.273</text:p>
          </table:table-cell>
          <table:table-cell office:value-type="float" office:value="-0.112">
            <text:p>-0.112</text:p>
          </table:table-cell>
          <table:table-cell office:value-type="float" office:value="-0.064">
            <text:p>-0.064</text:p>
          </table:table-cell>
          <table:table-cell office:value-type="float" office:value="0.307">
            <text:p>0.307</text:p>
          </table:table-cell>
          <table:table-cell office:value-type="float" office:value="-0.8">
            <text:p>-0.8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507">
            <text:p>-2.507</text:p>
          </table:table-cell>
          <table:table-cell office:value-type="float" office:value="1.528">
            <text:p>1.528</text:p>
          </table:table-cell>
          <table:table-cell office:value-type="float" office:value="0.852">
            <text:p>0.852</text:p>
          </table:table-cell>
          <table:table-cell office:value-type="float" office:value="0.331">
            <text:p>0.331</text:p>
          </table:table-cell>
          <table:table-cell office:value-type="float" office:value="-1.231">
            <text:p>-1.231</text:p>
          </table:table-cell>
          <table:table-cell office:value-type="float" office:value="-0.259">
            <text:p>-0.259</text:p>
          </table:table-cell>
          <table:table-cell office:value-type="float" office:value="-0.265">
            <text:p>-0.265</text:p>
          </table:table-cell>
          <table:table-cell office:value-type="float" office:value="0.856">
            <text:p>0.856</text:p>
          </table:table-cell>
          <table:table-cell office:value-type="float" office:value="0.07">
            <text:p>0.07</text:p>
          </table:table-cell>
          <table:table-cell office:value-type="float" office:value="0.069">
            <text:p>0.069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291">
            <text:p>-2.291</text:p>
          </table:table-cell>
          <table:table-cell office:value-type="float" office:value="1.146">
            <text:p>1.146</text:p>
          </table:table-cell>
          <table:table-cell office:value-type="float" office:value="0.352">
            <text:p>0.352</text:p>
          </table:table-cell>
          <table:table-cell office:value-type="float" office:value="0.354">
            <text:p>0.354</text:p>
          </table:table-cell>
          <table:table-cell office:value-type="float" office:value="-0.714">
            <text:p>-0.714</text:p>
          </table:table-cell>
          <table:table-cell office:value-type="float" office:value="0.08">
            <text:p>0.08</text:p>
          </table:table-cell>
          <table:table-cell office:value-type="float" office:value="-0.181">
            <text:p>-0.181</text:p>
          </table:table-cell>
          <table:table-cell office:value-type="float" office:value="0.787">
            <text:p>0.787</text:p>
          </table:table-cell>
          <table:table-cell office:value-type="float" office:value="0.709">
            <text:p>0.709</text:p>
          </table:table-cell>
          <table:table-cell office:value-type="float" office:value="-0.409">
            <text:p>-0.409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933">
            <text:p>-2.933</text:p>
          </table:table-cell>
          <table:table-cell office:value-type="float" office:value="0.717">
            <text:p>0.717</text:p>
          </table:table-cell>
          <table:table-cell office:value-type="float" office:value="0.829">
            <text:p>0.829</text:p>
          </table:table-cell>
          <table:table-cell office:value-type="float" office:value="1.508">
            <text:p>1.508</text:p>
          </table:table-cell>
          <table:table-cell office:value-type="float" office:value="-0.517">
            <text:p>-0.517</text:p>
          </table:table-cell>
          <table:table-cell office:value-type="float" office:value="0.069">
            <text:p>0.069</text:p>
          </table:table-cell>
          <table:table-cell office:value-type="float" office:value="-1.163">
            <text:p>-1.163</text:p>
          </table:table-cell>
          <table:table-cell office:value-type="float" office:value="0.021">
            <text:p>0.021</text:p>
          </table:table-cell>
          <table:table-cell office:value-type="float" office:value="0.866">
            <text:p>0.866</text:p>
          </table:table-cell>
          <table:table-cell office:value-type="float" office:value="1.066">
            <text:p>1.066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53">
            <text:p>-3.53</text:p>
          </table:table-cell>
          <table:table-cell office:value-type="float" office:value="1.268">
            <text:p>1.268</text:p>
          </table:table-cell>
          <table:table-cell office:value-type="float" office:value="0.903">
            <text:p>0.903</text:p>
          </table:table-cell>
          <table:table-cell office:value-type="float" office:value="1.887">
            <text:p>1.887</text:p>
          </table:table-cell>
          <table:table-cell office:value-type="float" office:value="-1.279">
            <text:p>-1.279</text:p>
          </table:table-cell>
          <table:table-cell office:value-type="float" office:value="0.008">
            <text:p>0.008</text:p>
          </table:table-cell>
          <table:table-cell office:value-type="float" office:value="-1.441">
            <text:p>-1.441</text:p>
          </table:table-cell>
          <table:table-cell office:value-type="float" office:value="0.657">
            <text:p>0.657</text:p>
          </table:table-cell>
          <table:table-cell office:value-type="float" office:value="0.873">
            <text:p>0.873</text:p>
          </table:table-cell>
          <table:table-cell office:value-type="float" office:value="1.042">
            <text:p>1.042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145">
            <text:p>-3.145</text:p>
          </table:table-cell>
          <table:table-cell office:value-type="float" office:value="0.863">
            <text:p>0.863</text:p>
          </table:table-cell>
          <table:table-cell office:value-type="float" office:value="0.416">
            <text:p>0.416</text:p>
          </table:table-cell>
          <table:table-cell office:value-type="float" office:value="0.699">
            <text:p>0.699</text:p>
          </table:table-cell>
          <table:table-cell office:value-type="float" office:value="-1.378">
            <text:p>-1.378</text:p>
          </table:table-cell>
          <table:table-cell office:value-type="float" office:value="0.892">
            <text:p>0.892</text:p>
          </table:table-cell>
          <table:table-cell office:value-type="float" office:value="0.02">
            <text:p>0.02</text:p>
          </table:table-cell>
          <table:table-cell office:value-type="float" office:value="0.89">
            <text:p>0.89</text:p>
          </table:table-cell>
          <table:table-cell office:value-type="float" office:value="0.221">
            <text:p>0.221</text:p>
          </table:table-cell>
          <table:table-cell office:value-type="float" office:value="0.834">
            <text:p>0.834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394">
            <text:p>-4.394</text:p>
          </table:table-cell>
          <table:table-cell office:value-type="float" office:value="1.162">
            <text:p>1.162</text:p>
          </table:table-cell>
          <table:table-cell office:value-type="float" office:value="0.157">
            <text:p>0.157</text:p>
          </table:table-cell>
          <table:table-cell office:value-type="float" office:value="0.608">
            <text:p>0.608</text:p>
          </table:table-cell>
          <table:table-cell office:value-type="float" office:value="-0.409">
            <text:p>-0.409</text:p>
          </table:table-cell>
          <table:table-cell office:value-type="float" office:value="1.352">
            <text:p>1.352</text:p>
          </table:table-cell>
          <table:table-cell office:value-type="float" office:value="-0.243">
            <text:p>-0.243</text:p>
          </table:table-cell>
          <table:table-cell office:value-type="float" office:value="0.758">
            <text:p>0.758</text:p>
          </table:table-cell>
          <table:table-cell office:value-type="float" office:value="0.447">
            <text:p>0.447</text:p>
          </table:table-cell>
          <table:table-cell office:value-type="float" office:value="0.096">
            <text:p>0.096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704">
            <text:p>-2.704</text:p>
          </table:table-cell>
          <table:table-cell office:value-type="float" office:value="0.917">
            <text:p>0.917</text:p>
          </table:table-cell>
          <table:table-cell office:value-type="float" office:value="0.267">
            <text:p>0.267</text:p>
          </table:table-cell>
          <table:table-cell office:value-type="float" office:value="0.314">
            <text:p>0.314</text:p>
          </table:table-cell>
          <table:table-cell office:value-type="float" office:value="-0.756">
            <text:p>-0.756</text:p>
          </table:table-cell>
          <table:table-cell office:value-type="float" office:value="0.818">
            <text:p>0.818</text:p>
          </table:table-cell>
          <table:table-cell office:value-type="float" office:value="-0.114">
            <text:p>-0.114</text:p>
          </table:table-cell>
          <table:table-cell office:value-type="float" office:value="0.673">
            <text:p>0.673</text:p>
          </table:table-cell>
          <table:table-cell office:value-type="float" office:value="0.261">
            <text:p>0.261</text:p>
          </table:table-cell>
          <table:table-cell office:value-type="float" office:value="0.056">
            <text:p>0.056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2.058">
            <text:p>-2.058</text:p>
          </table:table-cell>
          <table:table-cell office:value-type="float" office:value="-0.61">
            <text:p>-0.61</text:p>
          </table:table-cell>
          <table:table-cell office:value-type="float" office:value="-1.497">
            <text:p>-1.497</text:p>
          </table:table-cell>
          <table:table-cell office:value-type="float" office:value="0.696">
            <text:p>0.696</text:p>
          </table:table-cell>
          <table:table-cell office:value-type="float" office:value="0.072">
            <text:p>0.072</text:p>
          </table:table-cell>
          <table:table-cell office:value-type="float" office:value="1.802">
            <text:p>1.802</text:p>
          </table:table-cell>
          <table:table-cell office:value-type="float" office:value="0.626">
            <text:p>0.626</text:p>
          </table:table-cell>
          <table:table-cell office:value-type="float" office:value="1.303">
            <text:p>1.303</text:p>
          </table:table-cell>
          <table:table-cell office:value-type="float" office:value="-0.192">
            <text:p>-0.192</text:p>
          </table:table-cell>
          <table:table-cell office:value-type="float" office:value="-0.538">
            <text:p>-0.538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537">
            <text:p>-1.537</text:p>
          </table:table-cell>
          <table:table-cell office:value-type="float" office:value="0.043">
            <text:p>0.043</text:p>
          </table:table-cell>
          <table:table-cell office:value-type="float" office:value="-1.125">
            <text:p>-1.125</text:p>
          </table:table-cell>
          <table:table-cell office:value-type="float" office:value="-0.213">
            <text:p>-0.213</text:p>
          </table:table-cell>
          <table:table-cell office:value-type="float" office:value="-0.378">
            <text:p>-0.378</text:p>
          </table:table-cell>
          <table:table-cell office:value-type="float" office:value="1.265">
            <text:p>1.265</text:p>
          </table:table-cell>
          <table:table-cell office:value-type="float" office:value="0.33">
            <text:p>0.33</text:p>
          </table:table-cell>
          <table:table-cell office:value-type="float" office:value="0.87">
            <text:p>0.87</text:p>
          </table:table-cell>
          <table:table-cell office:value-type="float" office:value="0.293">
            <text:p>0.293</text:p>
          </table:table-cell>
          <table:table-cell office:value-type="float" office:value="-0.393">
            <text:p>-0.393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933">
            <text:p>-1.933</text:p>
          </table:table-cell>
          <table:table-cell office:value-type="float" office:value="0.728">
            <text:p>0.728</text:p>
          </table:table-cell>
          <table:table-cell office:value-type="float" office:value="-1.015">
            <text:p>-1.015</text:p>
          </table:table-cell>
          <table:table-cell office:value-type="float" office:value="0.27">
            <text:p>0.27</text:p>
          </table:table-cell>
          <table:table-cell office:value-type="float" office:value="0.199">
            <text:p>0.199</text:p>
          </table:table-cell>
          <table:table-cell office:value-type="float" office:value="0.78">
            <text:p>0.78</text:p>
          </table:table-cell>
          <table:table-cell office:value-type="float" office:value="0.192">
            <text:p>0.192</text:p>
          </table:table-cell>
          <table:table-cell office:value-type="float" office:value="0.706">
            <text:p>0.706</text:p>
          </table:table-cell>
          <table:table-cell office:value-type="float" office:value="-0.446">
            <text:p>-0.446</text:p>
          </table:table-cell>
          <table:table-cell office:value-type="float" office:value="-0.595">
            <text:p>-0.595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076">
            <text:p>-2.076</text:p>
          </table:table-cell>
          <table:table-cell office:value-type="float" office:value="1.413">
            <text:p>1.413</text:p>
          </table:table-cell>
          <table:table-cell office:value-type="float" office:value="-0.584">
            <text:p>-0.584</text:p>
          </table:table-cell>
          <table:table-cell office:value-type="float" office:value="0.19">
            <text:p>0.19</text:p>
          </table:table-cell>
          <table:table-cell office:value-type="float" office:value="-0.35">
            <text:p>-0.35</text:p>
          </table:table-cell>
          <table:table-cell office:value-type="float" office:value="0.518">
            <text:p>0.518</text:p>
          </table:table-cell>
          <table:table-cell office:value-type="float" office:value="-0.406">
            <text:p>-0.406</text:p>
          </table:table-cell>
          <table:table-cell office:value-type="float" office:value="0.313">
            <text:p>0.313</text:p>
          </table:table-cell>
          <table:table-cell office:value-type="float" office:value="0.027">
            <text:p>0.027</text:p>
          </table:table-cell>
          <table:table-cell office:value-type="float" office:value="-0.724">
            <text:p>-0.724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554">
            <text:p>-2.554</text:p>
          </table:table-cell>
          <table:table-cell office:value-type="float" office:value="1.532">
            <text:p>1.532</text:p>
          </table:table-cell>
          <table:table-cell office:value-type="float" office:value="0.812">
            <text:p>0.812</text:p>
          </table:table-cell>
          <table:table-cell office:value-type="float" office:value="0.367">
            <text:p>0.367</text:p>
          </table:table-cell>
          <table:table-cell office:value-type="float" office:value="-1.208">
            <text:p>-1.208</text:p>
          </table:table-cell>
          <table:table-cell office:value-type="float" office:value="-0.352">
            <text:p>-0.352</text:p>
          </table:table-cell>
          <table:table-cell office:value-type="float" office:value="-0.252">
            <text:p>-0.252</text:p>
          </table:table-cell>
          <table:table-cell office:value-type="float" office:value="0.894">
            <text:p>0.894</text:p>
          </table:table-cell>
          <table:table-cell office:value-type="float" office:value="0.05">
            <text:p>0.05</text:p>
          </table:table-cell>
          <table:table-cell office:value-type="float" office:value="0.084">
            <text:p>0.084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343">
            <text:p>-2.343</text:p>
          </table:table-cell>
          <table:table-cell office:value-type="float" office:value="0.788">
            <text:p>0.788</text:p>
          </table:table-cell>
          <table:table-cell office:value-type="float" office:value="0.373">
            <text:p>0.373</text:p>
          </table:table-cell>
          <table:table-cell office:value-type="float" office:value="0.492">
            <text:p>0.492</text:p>
          </table:table-cell>
          <table:table-cell office:value-type="float" office:value="-0.667">
            <text:p>-0.667</text:p>
          </table:table-cell>
          <table:table-cell office:value-type="float" office:value="0.279">
            <text:p>0.279</text:p>
          </table:table-cell>
          <table:table-cell office:value-type="float" office:value="-0.24">
            <text:p>-0.24</text:p>
          </table:table-cell>
          <table:table-cell office:value-type="float" office:value="0.827">
            <text:p>0.827</text:p>
          </table:table-cell>
          <table:table-cell office:value-type="float" office:value="0.589">
            <text:p>0.589</text:p>
          </table:table-cell>
          <table:table-cell office:value-type="float" office:value="-0.267">
            <text:p>-0.267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834">
            <text:p>-2.834</text:p>
          </table:table-cell>
          <table:table-cell office:value-type="float" office:value="0.654">
            <text:p>0.654</text:p>
          </table:table-cell>
          <table:table-cell office:value-type="float" office:value="0.733">
            <text:p>0.733</text:p>
          </table:table-cell>
          <table:table-cell office:value-type="float" office:value="1.434">
            <text:p>1.434</text:p>
          </table:table-cell>
          <table:table-cell office:value-type="float" office:value="-0.716">
            <text:p>-0.716</text:p>
          </table:table-cell>
          <table:table-cell office:value-type="float" office:value="-0.028">
            <text:p>-0.028</text:p>
          </table:table-cell>
          <table:table-cell office:value-type="float" office:value="-0.841">
            <text:p>-0.841</text:p>
          </table:table-cell>
          <table:table-cell office:value-type="float" office:value="0.239">
            <text:p>0.239</text:p>
          </table:table-cell>
          <table:table-cell office:value-type="float" office:value="0.92">
            <text:p>0.92</text:p>
          </table:table-cell>
          <table:table-cell office:value-type="float" office:value="0.885">
            <text:p>0.885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482">
            <text:p>-3.482</text:p>
          </table:table-cell>
          <table:table-cell office:value-type="float" office:value="1.127">
            <text:p>1.127</text:p>
          </table:table-cell>
          <table:table-cell office:value-type="float" office:value="0.899">
            <text:p>0.899</text:p>
          </table:table-cell>
          <table:table-cell office:value-type="float" office:value="1.993">
            <text:p>1.993</text:p>
          </table:table-cell>
          <table:table-cell office:value-type="float" office:value="-1.385">
            <text:p>-1.385</text:p>
          </table:table-cell>
          <table:table-cell office:value-type="float" office:value="-0.05">
            <text:p>-0.05</text:p>
          </table:table-cell>
          <table:table-cell office:value-type="float" office:value="-1.273">
            <text:p>-1.273</text:p>
          </table:table-cell>
          <table:table-cell office:value-type="float" office:value="0.647">
            <text:p>0.647</text:p>
          </table:table-cell>
          <table:table-cell office:value-type="float" office:value="0.844">
            <text:p>0.844</text:p>
          </table:table-cell>
          <table:table-cell office:value-type="float" office:value="1.044">
            <text:p>1.044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246">
            <text:p>-3.246</text:p>
          </table:table-cell>
          <table:table-cell office:value-type="float" office:value="0.712">
            <text:p>0.712</text:p>
          </table:table-cell>
          <table:table-cell office:value-type="float" office:value="0.39">
            <text:p>0.39</text:p>
          </table:table-cell>
          <table:table-cell office:value-type="float" office:value="0.82">
            <text:p>0.82</text:p>
          </table:table-cell>
          <table:table-cell office:value-type="float" office:value="-1.352">
            <text:p>-1.352</text:p>
          </table:table-cell>
          <table:table-cell office:value-type="float" office:value="1.074">
            <text:p>1.074</text:p>
          </table:table-cell>
          <table:table-cell office:value-type="float" office:value="0.197">
            <text:p>0.197</text:p>
          </table:table-cell>
          <table:table-cell office:value-type="float" office:value="0.857">
            <text:p>0.857</text:p>
          </table:table-cell>
          <table:table-cell office:value-type="float" office:value="-0.056">
            <text:p>-0.056</text:p>
          </table:table-cell>
          <table:table-cell office:value-type="float" office:value="0.485">
            <text:p>0.485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521">
            <text:p>-4.521</text:p>
          </table:table-cell>
          <table:table-cell office:value-type="float" office:value="1.43">
            <text:p>1.43</text:p>
          </table:table-cell>
          <table:table-cell office:value-type="float" office:value="0.162">
            <text:p>0.162</text:p>
          </table:table-cell>
          <table:table-cell office:value-type="float" office:value="0.58">
            <text:p>0.58</text:p>
          </table:table-cell>
          <table:table-cell office:value-type="float" office:value="-0.351">
            <text:p>-0.351</text:p>
          </table:table-cell>
          <table:table-cell office:value-type="float" office:value="1.339">
            <text:p>1.339</text:p>
          </table:table-cell>
          <table:table-cell office:value-type="float" office:value="-0.259">
            <text:p>-0.259</text:p>
          </table:table-cell>
          <table:table-cell office:value-type="float" office:value="0.81">
            <text:p>0.81</text:p>
          </table:table-cell>
          <table:table-cell office:value-type="float" office:value="0.431">
            <text:p>0.431</text:p>
          </table:table-cell>
          <table:table-cell office:value-type="float" office:value="-0.102">
            <text:p>-0.102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804">
            <text:p>-2.804</text:p>
          </table:table-cell>
          <table:table-cell office:value-type="float" office:value="1.021">
            <text:p>1.021</text:p>
          </table:table-cell>
          <table:table-cell office:value-type="float" office:value="0.254">
            <text:p>0.254</text:p>
          </table:table-cell>
          <table:table-cell office:value-type="float" office:value="0.331">
            <text:p>0.331</text:p>
          </table:table-cell>
          <table:table-cell office:value-type="float" office:value="-0.654">
            <text:p>-0.654</text:p>
          </table:table-cell>
          <table:table-cell office:value-type="float" office:value="0.854">
            <text:p>0.854</text:p>
          </table:table-cell>
          <table:table-cell office:value-type="float" office:value="-0.085">
            <text:p>-0.085</text:p>
          </table:table-cell>
          <table:table-cell office:value-type="float" office:value="0.678">
            <text:p>0.678</text:p>
          </table:table-cell>
          <table:table-cell office:value-type="float" office:value="0.259">
            <text:p>0.259</text:p>
          </table:table-cell>
          <table:table-cell office:value-type="float" office:value="-0.031">
            <text:p>-0.031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034">
            <text:p>-3.034</text:p>
          </table:table-cell>
          <table:table-cell office:value-type="float" office:value="-1.274">
            <text:p>-1.274</text:p>
          </table:table-cell>
          <table:table-cell office:value-type="float" office:value="0.263">
            <text:p>0.263</text:p>
          </table:table-cell>
          <table:table-cell office:value-type="float" office:value="1.521">
            <text:p>1.521</text:p>
          </table:table-cell>
          <table:table-cell office:value-type="float" office:value="0.66">
            <text:p>0.66</text:p>
          </table:table-cell>
          <table:table-cell office:value-type="float" office:value="1.622">
            <text:p>1.622</text:p>
          </table:table-cell>
          <table:table-cell office:value-type="float" office:value="-0.361">
            <text:p>-0.361</text:p>
          </table:table-cell>
          <table:table-cell office:value-type="float" office:value="-0.468">
            <text:p>-0.468</text:p>
          </table:table-cell>
          <table:table-cell office:value-type="float" office:value="-0.74">
            <text:p>-0.74</text:p>
          </table:table-cell>
          <table:table-cell office:value-type="float" office:value="0.517">
            <text:p>0.517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118">
            <text:p>-3.118</text:p>
          </table:table-cell>
          <table:table-cell office:value-type="float" office:value="0.356">
            <text:p>0.356</text:p>
          </table:table-cell>
          <table:table-cell office:value-type="float" office:value="0.377">
            <text:p>0.377</text:p>
          </table:table-cell>
          <table:table-cell office:value-type="float" office:value="1.447">
            <text:p>1.447</text:p>
          </table:table-cell>
          <table:table-cell office:value-type="float" office:value="0.868">
            <text:p>0.868</text:p>
          </table:table-cell>
          <table:table-cell office:value-type="float" office:value="0.407">
            <text:p>0.407</text:p>
          </table:table-cell>
          <table:table-cell office:value-type="float" office:value="-0.915">
            <text:p>-0.915</text:p>
          </table:table-cell>
          <table:table-cell office:value-type="float" office:value="-0.546">
            <text:p>-0.546</text:p>
          </table:table-cell>
          <table:table-cell office:value-type="float" office:value="-0.637">
            <text:p>-0.637</text:p>
          </table:table-cell>
          <table:table-cell office:value-type="float" office:value="0.169">
            <text:p>0.169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611">
            <text:p>-2.611</text:p>
          </table:table-cell>
          <table:table-cell office:value-type="float" office:value="0.434">
            <text:p>0.434</text:p>
          </table:table-cell>
          <table:table-cell office:value-type="float" office:value="0.231">
            <text:p>0.231</text:p>
          </table:table-cell>
          <table:table-cell office:value-type="float" office:value="1.343">
            <text:p>1.343</text:p>
          </table:table-cell>
          <table:table-cell office:value-type="float" office:value="0.323">
            <text:p>0.323</text:p>
          </table:table-cell>
          <table:table-cell office:value-type="float" office:value="-0.378">
            <text:p>-0.378</text:p>
          </table:table-cell>
          <table:table-cell office:value-type="float" office:value="-0.618">
            <text:p>-0.618</text:p>
          </table:table-cell>
          <table:table-cell office:value-type="float" office:value="-0.219">
            <text:p>-0.219</text:p>
          </table:table-cell>
          <table:table-cell office:value-type="float" office:value="-0.285">
            <text:p>-0.285</text:p>
          </table:table-cell>
          <table:table-cell office:value-type="float" office:value="0.347">
            <text:p>0.347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566">
            <text:p>-1.566</text:p>
          </table:table-cell>
          <table:table-cell office:value-type="float" office:value="0.93">
            <text:p>0.93</text:p>
          </table:table-cell>
          <table:table-cell office:value-type="float" office:value="-0.181">
            <text:p>-0.181</text:p>
          </table:table-cell>
          <table:table-cell office:value-type="float" office:value="-0.155">
            <text:p>-0.155</text:p>
          </table:table-cell>
          <table:table-cell office:value-type="float" office:value="-0.164">
            <text:p>-0.164</text:p>
          </table:table-cell>
          <table:table-cell office:value-type="float" office:value="-0.277">
            <text:p>-0.277</text:p>
          </table:table-cell>
          <table:table-cell office:value-type="float" office:value="0.144">
            <text:p>0.144</text:p>
          </table:table-cell>
          <table:table-cell office:value-type="float" office:value="-0.047">
            <text:p>-0.047</text:p>
          </table:table-cell>
          <table:table-cell office:value-type="float" office:value="-0.694">
            <text:p>-0.694</text:p>
          </table:table-cell>
          <table:table-cell office:value-type="float" office:value="0.282">
            <text:p>0.28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58">
            <text:p>-2.758</text:p>
          </table:table-cell>
          <table:table-cell office:value-type="float" office:value="2.067">
            <text:p>2.067</text:p>
          </table:table-cell>
          <table:table-cell office:value-type="float" office:value="-0.31">
            <text:p>-0.31</text:p>
          </table:table-cell>
          <table:table-cell office:value-type="float" office:value="-0.543">
            <text:p>-0.543</text:p>
          </table:table-cell>
          <table:table-cell office:value-type="float" office:value="-0.687">
            <text:p>-0.687</text:p>
          </table:table-cell>
          <table:table-cell office:value-type="float" office:value="0.091">
            <text:p>0.091</text:p>
          </table:table-cell>
          <table:table-cell office:value-type="float" office:value="0.881">
            <text:p>0.881</text:p>
          </table:table-cell>
          <table:table-cell office:value-type="float" office:value="0.172">
            <text:p>0.172</text:p>
          </table:table-cell>
          <table:table-cell office:value-type="float" office:value="-0.454">
            <text:p>-0.454</text:p>
          </table:table-cell>
          <table:table-cell office:value-type="float" office:value="-0.093">
            <text:p>-0.093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497">
            <text:p>-2.497</text:p>
          </table:table-cell>
          <table:table-cell office:value-type="float" office:value="1.607">
            <text:p>1.607</text:p>
          </table:table-cell>
          <table:table-cell office:value-type="float" office:value="-0.621">
            <text:p>-0.621</text:p>
          </table:table-cell>
          <table:table-cell office:value-type="float" office:value="-0.446">
            <text:p>-0.446</text:p>
          </table:table-cell>
          <table:table-cell office:value-type="float" office:value="-0.226">
            <text:p>-0.226</text:p>
          </table:table-cell>
          <table:table-cell office:value-type="float" office:value="-0.152">
            <text:p>-0.152</text:p>
          </table:table-cell>
          <table:table-cell office:value-type="float" office:value="1.16">
            <text:p>1.16</text:p>
          </table:table-cell>
          <table:table-cell office:value-type="float" office:value="0.122">
            <text:p>0.122</text:p>
          </table:table-cell>
          <table:table-cell office:value-type="float" office:value="-0.809">
            <text:p>-0.809</text:p>
          </table:table-cell>
          <table:table-cell office:value-type="float" office:value="0.495">
            <text:p>0.49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533">
            <text:p>-3.533</text:p>
          </table:table-cell>
          <table:table-cell office:value-type="float" office:value="2.319">
            <text:p>2.319</text:p>
          </table:table-cell>
          <table:table-cell office:value-type="float" office:value="1.085">
            <text:p>1.085</text:p>
          </table:table-cell>
          <table:table-cell office:value-type="float" office:value="0.247">
            <text:p>0.247</text:p>
          </table:table-cell>
          <table:table-cell office:value-type="float" office:value="-1.053">
            <text:p>-1.053</text:p>
          </table:table-cell>
          <table:table-cell office:value-type="float" office:value="-0.429">
            <text:p>-0.429</text:p>
          </table:table-cell>
          <table:table-cell office:value-type="float" office:value="-0.026">
            <text:p>-0.026</text:p>
          </table:table-cell>
          <table:table-cell office:value-type="float" office:value="1.305">
            <text:p>1.305</text:p>
          </table:table-cell>
          <table:table-cell office:value-type="float" office:value="-0.243">
            <text:p>-0.243</text:p>
          </table:table-cell>
          <table:table-cell office:value-type="float" office:value="-0.671">
            <text:p>-0.671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893">
            <text:p>-3.893</text:p>
          </table:table-cell>
          <table:table-cell office:value-type="float" office:value="3.69">
            <text:p>3.69</text:p>
          </table:table-cell>
          <table:table-cell office:value-type="float" office:value="0.079">
            <text:p>0.079</text:p>
          </table:table-cell>
          <table:table-cell office:value-type="float" office:value="-0.151">
            <text:p>-0.151</text:p>
          </table:table-cell>
          <table:table-cell office:value-type="float" office:value="-1.093">
            <text:p>-1.093</text:p>
          </table:table-cell>
          <table:table-cell office:value-type="float" office:value="-0.518">
            <text:p>-0.518</text:p>
          </table:table-cell>
          <table:table-cell office:value-type="float" office:value="0.198">
            <text:p>0.198</text:p>
          </table:table-cell>
          <table:table-cell office:value-type="float" office:value="1.583">
            <text:p>1.583</text:p>
          </table:table-cell>
          <table:table-cell office:value-type="float" office:value="-0.257">
            <text:p>-0.257</text:p>
          </table:table-cell>
          <table:table-cell office:value-type="float" office:value="-0.169">
            <text:p>-0.169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079">
            <text:p>-4.079</text:p>
          </table:table-cell>
          <table:table-cell office:value-type="float" office:value="2.663">
            <text:p>2.663</text:p>
          </table:table-cell>
          <table:table-cell office:value-type="float" office:value="-0.048">
            <text:p>-0.048</text:p>
          </table:table-cell>
          <table:table-cell office:value-type="float" office:value="-0.315">
            <text:p>-0.315</text:p>
          </table:table-cell>
          <table:table-cell office:value-type="float" office:value="0.234">
            <text:p>0.234</text:p>
          </table:table-cell>
          <table:table-cell office:value-type="float" office:value="0.861">
            <text:p>0.861</text:p>
          </table:table-cell>
          <table:table-cell office:value-type="float" office:value="0.335">
            <text:p>0.335</text:p>
          </table:table-cell>
          <table:table-cell office:value-type="float" office:value="0.435">
            <text:p>0.435</text:p>
          </table:table-cell>
          <table:table-cell office:value-type="float" office:value="-0.546">
            <text:p>-0.546</text:p>
          </table:table-cell>
          <table:table-cell office:value-type="float" office:value="-0.928">
            <text:p>-0.928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16">
            <text:p>-4.16</text:p>
          </table:table-cell>
          <table:table-cell office:value-type="float" office:value="2.814">
            <text:p>2.814</text:p>
          </table:table-cell>
          <table:table-cell office:value-type="float" office:value="0.557">
            <text:p>0.557</text:p>
          </table:table-cell>
          <table:table-cell office:value-type="float" office:value="0.604">
            <text:p>0.604</text:p>
          </table:table-cell>
          <table:table-cell office:value-type="float" office:value="0.584">
            <text:p>0.584</text:p>
          </table:table-cell>
          <table:table-cell office:value-type="float" office:value="0.477">
            <text:p>0.477</text:p>
          </table:table-cell>
          <table:table-cell office:value-type="float" office:value="-0.272">
            <text:p>-0.272</text:p>
          </table:table-cell>
          <table:table-cell office:value-type="float" office:value="0.784">
            <text:p>0.784</text:p>
          </table:table-cell>
          <table:table-cell office:value-type="float" office:value="-0.999">
            <text:p>-0.999</text:p>
          </table:table-cell>
          <table:table-cell office:value-type="float" office:value="-0.781">
            <text:p>-0.781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91">
            <text:p>-2.91</text:p>
          </table:table-cell>
          <table:table-cell office:value-type="float" office:value="0.918">
            <text:p>0.918</text:p>
          </table:table-cell>
          <table:table-cell office:value-type="float" office:value="-0.138">
            <text:p>-0.138</text:p>
          </table:table-cell>
          <table:table-cell office:value-type="float" office:value="-0.382">
            <text:p>-0.382</text:p>
          </table:table-cell>
          <table:table-cell office:value-type="float" office:value="0.115">
            <text:p>0.115</text:p>
          </table:table-cell>
          <table:table-cell office:value-type="float" office:value="0.29">
            <text:p>0.29</text:p>
          </table:table-cell>
          <table:table-cell office:value-type="float" office:value="0.418">
            <text:p>0.418</text:p>
          </table:table-cell>
          <table:table-cell office:value-type="float" office:value="0.757">
            <text:p>0.757</text:p>
          </table:table-cell>
          <table:table-cell office:value-type="float" office:value="-0.898">
            <text:p>-0.898</text:p>
          </table:table-cell>
          <table:table-cell office:value-type="float" office:value="-0.189">
            <text:p>-0.189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162">
            <text:p>-3.162</text:p>
          </table:table-cell>
          <table:table-cell office:value-type="float" office:value="-1.137">
            <text:p>-1.137</text:p>
          </table:table-cell>
          <table:table-cell office:value-type="float" office:value="0.3">
            <text:p>0.3</text:p>
          </table:table-cell>
          <table:table-cell office:value-type="float" office:value="1.44">
            <text:p>1.44</text:p>
          </table:table-cell>
          <table:table-cell office:value-type="float" office:value="0.688">
            <text:p>0.688</text:p>
          </table:table-cell>
          <table:table-cell office:value-type="float" office:value="1.645">
            <text:p>1.645</text:p>
          </table:table-cell>
          <table:table-cell office:value-type="float" office:value="-0.447">
            <text:p>-0.447</text:p>
          </table:table-cell>
          <table:table-cell office:value-type="float" office:value="-0.518">
            <text:p>-0.518</text:p>
          </table:table-cell>
          <table:table-cell office:value-type="float" office:value="-0.52">
            <text:p>-0.52</text:p>
          </table:table-cell>
          <table:table-cell office:value-type="float" office:value="0.641">
            <text:p>0.641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224">
            <text:p>-3.224</text:p>
          </table:table-cell>
          <table:table-cell office:value-type="float" office:value="0.487">
            <text:p>0.487</text:p>
          </table:table-cell>
          <table:table-cell office:value-type="float" office:value="0.822">
            <text:p>0.822</text:p>
          </table:table-cell>
          <table:table-cell office:value-type="float" office:value="1.324">
            <text:p>1.324</text:p>
          </table:table-cell>
          <table:table-cell office:value-type="float" office:value="0.753">
            <text:p>0.753</text:p>
          </table:table-cell>
          <table:table-cell office:value-type="float" office:value="0.352">
            <text:p>0.352</text:p>
          </table:table-cell>
          <table:table-cell office:value-type="float" office:value="-0.976">
            <text:p>-0.976</text:p>
          </table:table-cell>
          <table:table-cell office:value-type="float" office:value="-0.562">
            <text:p>-0.562</text:p>
          </table:table-cell>
          <table:table-cell office:value-type="float" office:value="-0.489">
            <text:p>-0.489</text:p>
          </table:table-cell>
          <table:table-cell office:value-type="float" office:value="0.172">
            <text:p>0.172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681">
            <text:p>-2.681</text:p>
          </table:table-cell>
          <table:table-cell office:value-type="float" office:value="0.531">
            <text:p>0.531</text:p>
          </table:table-cell>
          <table:table-cell office:value-type="float" office:value="0.252">
            <text:p>0.252</text:p>
          </table:table-cell>
          <table:table-cell office:value-type="float" office:value="1.239">
            <text:p>1.239</text:p>
          </table:table-cell>
          <table:table-cell office:value-type="float" office:value="0.469">
            <text:p>0.469</text:p>
          </table:table-cell>
          <table:table-cell office:value-type="float" office:value="-0.339">
            <text:p>-0.339</text:p>
          </table:table-cell>
          <table:table-cell office:value-type="float" office:value="-0.652">
            <text:p>-0.652</text:p>
          </table:table-cell>
          <table:table-cell office:value-type="float" office:value="-0.417">
            <text:p>-0.417</text:p>
          </table:table-cell>
          <table:table-cell office:value-type="float" office:value="-0.246">
            <text:p>-0.246</text:p>
          </table:table-cell>
          <table:table-cell office:value-type="float" office:value="0.412">
            <text:p>0.412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577">
            <text:p>-1.577</text:p>
          </table:table-cell>
          <table:table-cell office:value-type="float" office:value="0.907">
            <text:p>0.907</text:p>
          </table:table-cell>
          <table:table-cell office:value-type="float" office:value="-0.291">
            <text:p>-0.291</text:p>
          </table:table-cell>
          <table:table-cell office:value-type="float" office:value="0.007">
            <text:p>0.007</text:p>
          </table:table-cell>
          <table:table-cell office:value-type="float" office:value="-0.256">
            <text:p>-0.256</text:p>
          </table:table-cell>
          <table:table-cell office:value-type="float" office:value="-0.233">
            <text:p>-0.233</text:p>
          </table:table-cell>
          <table:table-cell office:value-type="float" office:value="0.187">
            <text:p>0.187</text:p>
          </table:table-cell>
          <table:table-cell office:value-type="float" office:value="-0.052">
            <text:p>-0.052</text:p>
          </table:table-cell>
          <table:table-cell office:value-type="float" office:value="-0.627">
            <text:p>-0.627</text:p>
          </table:table-cell>
          <table:table-cell office:value-type="float" office:value="0.238">
            <text:p>0.238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861">
            <text:p>-2.861</text:p>
          </table:table-cell>
          <table:table-cell office:value-type="float" office:value="2.091">
            <text:p>2.091</text:p>
          </table:table-cell>
          <table:table-cell office:value-type="float" office:value="-0.411">
            <text:p>-0.411</text:p>
          </table:table-cell>
          <table:table-cell office:value-type="float" office:value="-0.438">
            <text:p>-0.438</text:p>
          </table:table-cell>
          <table:table-cell office:value-type="float" office:value="-0.643">
            <text:p>-0.643</text:p>
          </table:table-cell>
          <table:table-cell office:value-type="float" office:value="0.317">
            <text:p>0.317</text:p>
          </table:table-cell>
          <table:table-cell office:value-type="float" office:value="0.817">
            <text:p>0.817</text:p>
          </table:table-cell>
          <table:table-cell office:value-type="float" office:value="0.104">
            <text:p>0.104</text:p>
          </table:table-cell>
          <table:table-cell office:value-type="float" office:value="-0.481">
            <text:p>-0.481</text:p>
          </table:table-cell>
          <table:table-cell office:value-type="float" office:value="-0.252">
            <text:p>-0.252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445">
            <text:p>-2.445</text:p>
          </table:table-cell>
          <table:table-cell office:value-type="float" office:value="1.503">
            <text:p>1.503</text:p>
          </table:table-cell>
          <table:table-cell office:value-type="float" office:value="-0.677">
            <text:p>-0.677</text:p>
          </table:table-cell>
          <table:table-cell office:value-type="float" office:value="-0.46">
            <text:p>-0.46</text:p>
          </table:table-cell>
          <table:table-cell office:value-type="float" office:value="-0.14">
            <text:p>-0.14</text:p>
          </table:table-cell>
          <table:table-cell office:value-type="float" office:value="-0.002">
            <text:p>-0.002</text:p>
          </table:table-cell>
          <table:table-cell office:value-type="float" office:value="1.014">
            <text:p>1.014</text:p>
          </table:table-cell>
          <table:table-cell office:value-type="float" office:value="0.061">
            <text:p>0.061</text:p>
          </table:table-cell>
          <table:table-cell office:value-type="float" office:value="-0.599">
            <text:p>-0.599</text:p>
          </table:table-cell>
          <table:table-cell office:value-type="float" office:value="0.175">
            <text:p>0.17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406">
            <text:p>-3.406</text:p>
          </table:table-cell>
          <table:table-cell office:value-type="float" office:value="2.403">
            <text:p>2.403</text:p>
          </table:table-cell>
          <table:table-cell office:value-type="float" office:value="1.025">
            <text:p>1.025</text:p>
          </table:table-cell>
          <table:table-cell office:value-type="float" office:value="0.108">
            <text:p>0.108</text:p>
          </table:table-cell>
          <table:table-cell office:value-type="float" office:value="-1.1">
            <text:p>-1.1</text:p>
          </table:table-cell>
          <table:table-cell office:value-type="float" office:value="-0.316">
            <text:p>-0.316</text:p>
          </table:table-cell>
          <table:table-cell office:value-type="float" office:value="0.099">
            <text:p>0.099</text:p>
          </table:table-cell>
          <table:table-cell office:value-type="float" office:value="1.541">
            <text:p>1.541</text:p>
          </table:table-cell>
          <table:table-cell office:value-type="float" office:value="-0.304">
            <text:p>-0.304</text:p>
          </table:table-cell>
          <table:table-cell office:value-type="float" office:value="-0.671">
            <text:p>-0.671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958">
            <text:p>-3.958</text:p>
          </table:table-cell>
          <table:table-cell office:value-type="float" office:value="3.922">
            <text:p>3.922</text:p>
          </table:table-cell>
          <table:table-cell office:value-type="float" office:value="0.15">
            <text:p>0.15</text:p>
          </table:table-cell>
          <table:table-cell office:value-type="float" office:value="-0.265">
            <text:p>-0.265</text:p>
          </table:table-cell>
          <table:table-cell office:value-type="float" office:value="-1.201">
            <text:p>-1.201</text:p>
          </table:table-cell>
          <table:table-cell office:value-type="float" office:value="-0.249">
            <text:p>-0.249</text:p>
          </table:table-cell>
          <table:table-cell office:value-type="float" office:value="0.202">
            <text:p>0.202</text:p>
          </table:table-cell>
          <table:table-cell office:value-type="float" office:value="1.163">
            <text:p>1.163</text:p>
          </table:table-cell>
          <table:table-cell office:value-type="float" office:value="-0.049">
            <text:p>-0.049</text:p>
          </table:table-cell>
          <table:table-cell office:value-type="float" office:value="-0.039">
            <text:p>-0.039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071">
            <text:p>-4.071</text:p>
          </table:table-cell>
          <table:table-cell office:value-type="float" office:value="2.754">
            <text:p>2.754</text:p>
          </table:table-cell>
          <table:table-cell office:value-type="float" office:value="-0.232">
            <text:p>-0.232</text:p>
          </table:table-cell>
          <table:table-cell office:value-type="float" office:value="-0.262">
            <text:p>-0.262</text:p>
          </table:table-cell>
          <table:table-cell office:value-type="float" office:value="0.356">
            <text:p>0.356</text:p>
          </table:table-cell>
          <table:table-cell office:value-type="float" office:value="0.694">
            <text:p>0.694</text:p>
          </table:table-cell>
          <table:table-cell office:value-type="float" office:value="0.381">
            <text:p>0.381</text:p>
          </table:table-cell>
          <table:table-cell office:value-type="float" office:value="0.5">
            <text:p>0.5</text:p>
          </table:table-cell>
          <table:table-cell office:value-type="float" office:value="-0.721">
            <text:p>-0.721</text:p>
          </table:table-cell>
          <table:table-cell office:value-type="float" office:value="-0.859">
            <text:p>-0.85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188">
            <text:p>-4.188</text:p>
          </table:table-cell>
          <table:table-cell office:value-type="float" office:value="2.637">
            <text:p>2.637</text:p>
          </table:table-cell>
          <table:table-cell office:value-type="float" office:value="0.502">
            <text:p>0.502</text:p>
          </table:table-cell>
          <table:table-cell office:value-type="float" office:value="0.552">
            <text:p>0.552</text:p>
          </table:table-cell>
          <table:table-cell office:value-type="float" office:value="0.735">
            <text:p>0.735</text:p>
          </table:table-cell>
          <table:table-cell office:value-type="float" office:value="0.395">
            <text:p>0.395</text:p>
          </table:table-cell>
          <table:table-cell office:value-type="float" office:value="-0.026">
            <text:p>-0.026</text:p>
          </table:table-cell>
          <table:table-cell office:value-type="float" office:value="0.803">
            <text:p>0.803</text:p>
          </table:table-cell>
          <table:table-cell office:value-type="float" office:value="-0.874">
            <text:p>-0.874</text:p>
          </table:table-cell>
          <table:table-cell office:value-type="float" office:value="-0.913">
            <text:p>-0.913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923">
            <text:p>-2.923</text:p>
          </table:table-cell>
          <table:table-cell office:value-type="float" office:value="0.919">
            <text:p>0.919</text:p>
          </table:table-cell>
          <table:table-cell office:value-type="float" office:value="-0.231">
            <text:p>-0.231</text:p>
          </table:table-cell>
          <table:table-cell office:value-type="float" office:value="-0.307">
            <text:p>-0.307</text:p>
          </table:table-cell>
          <table:table-cell office:value-type="float" office:value="0.075">
            <text:p>0.075</text:p>
          </table:table-cell>
          <table:table-cell office:value-type="float" office:value="0.265">
            <text:p>0.265</text:p>
          </table:table-cell>
          <table:table-cell office:value-type="float" office:value="0.403">
            <text:p>0.403</text:p>
          </table:table-cell>
          <table:table-cell office:value-type="float" office:value="0.691">
            <text:p>0.691</text:p>
          </table:table-cell>
          <table:table-cell office:value-type="float" office:value="-1.012">
            <text:p>-1.012</text:p>
          </table:table-cell>
          <table:table-cell office:value-type="float" office:value="-0.157">
            <text:p>-0.157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39">
            <text:p>-3.39</text:p>
          </table:table-cell>
          <table:table-cell office:value-type="float" office:value="-0.956">
            <text:p>-0.956</text:p>
          </table:table-cell>
          <table:table-cell office:value-type="float" office:value="0.476">
            <text:p>0.476</text:p>
          </table:table-cell>
          <table:table-cell office:value-type="float" office:value="1.547">
            <text:p>1.547</text:p>
          </table:table-cell>
          <table:table-cell office:value-type="float" office:value="0.658">
            <text:p>0.658</text:p>
          </table:table-cell>
          <table:table-cell office:value-type="float" office:value="1.504">
            <text:p>1.504</text:p>
          </table:table-cell>
          <table:table-cell office:value-type="float" office:value="-0.65">
            <text:p>-0.65</text:p>
          </table:table-cell>
          <table:table-cell office:value-type="float" office:value="-0.604">
            <text:p>-0.604</text:p>
          </table:table-cell>
          <table:table-cell office:value-type="float" office:value="-0.295">
            <text:p>-0.295</text:p>
          </table:table-cell>
          <table:table-cell office:value-type="float" office:value="0.616">
            <text:p>0.61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128">
            <text:p>-3.128</text:p>
          </table:table-cell>
          <table:table-cell office:value-type="float" office:value="0.28">
            <text:p>0.28</text:p>
          </table:table-cell>
          <table:table-cell office:value-type="float" office:value="0.955">
            <text:p>0.955</text:p>
          </table:table-cell>
          <table:table-cell office:value-type="float" office:value="1.264">
            <text:p>1.264</text:p>
          </table:table-cell>
          <table:table-cell office:value-type="float" office:value="0.753">
            <text:p>0.753</text:p>
          </table:table-cell>
          <table:table-cell office:value-type="float" office:value="0.437">
            <text:p>0.437</text:p>
          </table:table-cell>
          <table:table-cell office:value-type="float" office:value="-0.841">
            <text:p>-0.841</text:p>
          </table:table-cell>
          <table:table-cell office:value-type="float" office:value="-0.517">
            <text:p>-0.517</text:p>
          </table:table-cell>
          <table:table-cell office:value-type="float" office:value="-0.473">
            <text:p>-0.473</text:p>
          </table:table-cell>
          <table:table-cell office:value-type="float" office:value="0">
            <text:p>0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689">
            <text:p>-2.689</text:p>
          </table:table-cell>
          <table:table-cell office:value-type="float" office:value="0.528">
            <text:p>0.528</text:p>
          </table:table-cell>
          <table:table-cell office:value-type="float" office:value="0.157">
            <text:p>0.157</text:p>
          </table:table-cell>
          <table:table-cell office:value-type="float" office:value="1.501">
            <text:p>1.501</text:p>
          </table:table-cell>
          <table:table-cell office:value-type="float" office:value="0.349">
            <text:p>0.349</text:p>
          </table:table-cell>
          <table:table-cell office:value-type="float" office:value="-0.412">
            <text:p>-0.412</text:p>
          </table:table-cell>
          <table:table-cell office:value-type="float" office:value="-0.49">
            <text:p>-0.49</text:p>
          </table:table-cell>
          <table:table-cell office:value-type="float" office:value="-0.512">
            <text:p>-0.512</text:p>
          </table:table-cell>
          <table:table-cell office:value-type="float" office:value="-0.277">
            <text:p>-0.277</text:p>
          </table:table-cell>
          <table:table-cell office:value-type="float" office:value="0.422">
            <text:p>0.422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693">
            <text:p>-1.693</text:p>
          </table:table-cell>
          <table:table-cell office:value-type="float" office:value="0.807">
            <text:p>0.807</text:p>
          </table:table-cell>
          <table:table-cell office:value-type="float" office:value="-0.038">
            <text:p>-0.038</text:p>
          </table:table-cell>
          <table:table-cell office:value-type="float" office:value="-0.051">
            <text:p>-0.051</text:p>
          </table:table-cell>
          <table:table-cell office:value-type="float" office:value="-0.174">
            <text:p>-0.174</text:p>
          </table:table-cell>
          <table:table-cell office:value-type="float" office:value="-0.372">
            <text:p>-0.372</text:p>
          </table:table-cell>
          <table:table-cell office:value-type="float" office:value="0.117">
            <text:p>0.117</text:p>
          </table:table-cell>
          <table:table-cell office:value-type="float" office:value="0.053">
            <text:p>0.053</text:p>
          </table:table-cell>
          <table:table-cell office:value-type="float" office:value="-0.611">
            <text:p>-0.611</text:p>
          </table:table-cell>
          <table:table-cell office:value-type="float" office:value="0.3">
            <text:p>0.3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927">
            <text:p>-2.927</text:p>
          </table:table-cell>
          <table:table-cell office:value-type="float" office:value="2.202">
            <text:p>2.202</text:p>
          </table:table-cell>
          <table:table-cell office:value-type="float" office:value="-0.532">
            <text:p>-0.532</text:p>
          </table:table-cell>
          <table:table-cell office:value-type="float" office:value="-0.486">
            <text:p>-0.486</text:p>
          </table:table-cell>
          <table:table-cell office:value-type="float" office:value="-0.519">
            <text:p>-0.519</text:p>
          </table:table-cell>
          <table:table-cell office:value-type="float" office:value="0.585">
            <text:p>0.585</text:p>
          </table:table-cell>
          <table:table-cell office:value-type="float" office:value="0.813">
            <text:p>0.813</text:p>
          </table:table-cell>
          <table:table-cell office:value-type="float" office:value="-0.133">
            <text:p>-0.133</text:p>
          </table:table-cell>
          <table:table-cell office:value-type="float" office:value="-0.475">
            <text:p>-0.475</text:p>
          </table:table-cell>
          <table:table-cell office:value-type="float" office:value="-0.349">
            <text:p>-0.349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555">
            <text:p>-2.555</text:p>
          </table:table-cell>
          <table:table-cell office:value-type="float" office:value="1.421">
            <text:p>1.421</text:p>
          </table:table-cell>
          <table:table-cell office:value-type="float" office:value="-0.8">
            <text:p>-0.8</text:p>
          </table:table-cell>
          <table:table-cell office:value-type="float" office:value="-0.233">
            <text:p>-0.233</text:p>
          </table:table-cell>
          <table:table-cell office:value-type="float" office:value="-0.078">
            <text:p>-0.078</text:p>
          </table:table-cell>
          <table:table-cell office:value-type="float" office:value="0.244">
            <text:p>0.244</text:p>
          </table:table-cell>
          <table:table-cell office:value-type="float" office:value="0.771">
            <text:p>0.771</text:p>
          </table:table-cell>
          <table:table-cell office:value-type="float" office:value="-0.112">
            <text:p>-0.112</text:p>
          </table:table-cell>
          <table:table-cell office:value-type="float" office:value="-0.707">
            <text:p>-0.707</text:p>
          </table:table-cell>
          <table:table-cell office:value-type="float" office:value="0.165">
            <text:p>0.16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439">
            <text:p>-3.439</text:p>
          </table:table-cell>
          <table:table-cell office:value-type="float" office:value="2.711">
            <text:p>2.711</text:p>
          </table:table-cell>
          <table:table-cell office:value-type="float" office:value="1.067">
            <text:p>1.067</text:p>
          </table:table-cell>
          <table:table-cell office:value-type="float" office:value="0.029">
            <text:p>0.029</text:p>
          </table:table-cell>
          <table:table-cell office:value-type="float" office:value="-1.12">
            <text:p>-1.12</text:p>
          </table:table-cell>
          <table:table-cell office:value-type="float" office:value="-0.212">
            <text:p>-0.212</text:p>
          </table:table-cell>
          <table:table-cell office:value-type="float" office:value="0.062">
            <text:p>0.062</text:p>
          </table:table-cell>
          <table:table-cell office:value-type="float" office:value="1.44">
            <text:p>1.44</text:p>
          </table:table-cell>
          <table:table-cell office:value-type="float" office:value="-0.353">
            <text:p>-0.353</text:p>
          </table:table-cell>
          <table:table-cell office:value-type="float" office:value="-0.42">
            <text:p>-0.42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067">
            <text:p>-4.067</text:p>
          </table:table-cell>
          <table:table-cell office:value-type="float" office:value="3.908">
            <text:p>3.908</text:p>
          </table:table-cell>
          <table:table-cell office:value-type="float" office:value="-0.065">
            <text:p>-0.065</text:p>
          </table:table-cell>
          <table:table-cell office:value-type="float" office:value="-0.378">
            <text:p>-0.378</text:p>
          </table:table-cell>
          <table:table-cell office:value-type="float" office:value="-1.163">
            <text:p>-1.163</text:p>
          </table:table-cell>
          <table:table-cell office:value-type="float" office:value="0.065">
            <text:p>0.065</text:p>
          </table:table-cell>
          <table:table-cell office:value-type="float" office:value="0.508">
            <text:p>0.508</text:p>
          </table:table-cell>
          <table:table-cell office:value-type="float" office:value="1.003">
            <text:p>1.003</text:p>
          </table:table-cell>
          <table:table-cell office:value-type="float" office:value="0.03">
            <text:p>0.03</text:p>
          </table:table-cell>
          <table:table-cell office:value-type="float" office:value="-0.187">
            <text:p>-0.187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068">
            <text:p>-4.068</text:p>
          </table:table-cell>
          <table:table-cell office:value-type="float" office:value="2.566">
            <text:p>2.566</text:p>
          </table:table-cell>
          <table:table-cell office:value-type="float" office:value="-0.068">
            <text:p>-0.068</text:p>
          </table:table-cell>
          <table:table-cell office:value-type="float" office:value="-0.152">
            <text:p>-0.152</text:p>
          </table:table-cell>
          <table:table-cell office:value-type="float" office:value="0.126">
            <text:p>0.126</text:p>
          </table:table-cell>
          <table:table-cell office:value-type="float" office:value="0.548">
            <text:p>0.548</text:p>
          </table:table-cell>
          <table:table-cell office:value-type="float" office:value="0.453">
            <text:p>0.453</text:p>
          </table:table-cell>
          <table:table-cell office:value-type="float" office:value="0.577">
            <text:p>0.577</text:p>
          </table:table-cell>
          <table:table-cell office:value-type="float" office:value="-0.543">
            <text:p>-0.543</text:p>
          </table:table-cell>
          <table:table-cell office:value-type="float" office:value="-0.896">
            <text:p>-0.896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314">
            <text:p>-4.314</text:p>
          </table:table-cell>
          <table:table-cell office:value-type="float" office:value="2.322">
            <text:p>2.322</text:p>
          </table:table-cell>
          <table:table-cell office:value-type="float" office:value="0.58">
            <text:p>0.58</text:p>
          </table:table-cell>
          <table:table-cell office:value-type="float" office:value="0.279">
            <text:p>0.279</text:p>
          </table:table-cell>
          <table:table-cell office:value-type="float" office:value="0.702">
            <text:p>0.702</text:p>
          </table:table-cell>
          <table:table-cell office:value-type="float" office:value="0.532">
            <text:p>0.532</text:p>
          </table:table-cell>
          <table:table-cell office:value-type="float" office:value="-0.068">
            <text:p>-0.068</text:p>
          </table:table-cell>
          <table:table-cell office:value-type="float" office:value="0.814">
            <text:p>0.814</text:p>
          </table:table-cell>
          <table:table-cell office:value-type="float" office:value="-0.917">
            <text:p>-0.917</text:p>
          </table:table-cell>
          <table:table-cell office:value-type="float" office:value="-1.109">
            <text:p>-1.10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02">
            <text:p>-3.02</text:p>
          </table:table-cell>
          <table:table-cell office:value-type="float" office:value="1.033">
            <text:p>1.033</text:p>
          </table:table-cell>
          <table:table-cell office:value-type="float" office:value="-0.238">
            <text:p>-0.238</text:p>
          </table:table-cell>
          <table:table-cell office:value-type="float" office:value="-0.286">
            <text:p>-0.286</text:p>
          </table:table-cell>
          <table:table-cell office:value-type="float" office:value="0.088">
            <text:p>0.088</text:p>
          </table:table-cell>
          <table:table-cell office:value-type="float" office:value="0.235">
            <text:p>0.235</text:p>
          </table:table-cell>
          <table:table-cell office:value-type="float" office:value="0.372">
            <text:p>0.372</text:p>
          </table:table-cell>
          <table:table-cell office:value-type="float" office:value="0.563">
            <text:p>0.563</text:p>
          </table:table-cell>
          <table:table-cell office:value-type="float" office:value="-1.027">
            <text:p>-1.027</text:p>
          </table:table-cell>
          <table:table-cell office:value-type="float" office:value="-0.151">
            <text:p>-0.151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485">
            <text:p>-3.485</text:p>
          </table:table-cell>
          <table:table-cell office:value-type="float" office:value="-0.86">
            <text:p>-0.86</text:p>
          </table:table-cell>
          <table:table-cell office:value-type="float" office:value="0.582">
            <text:p>0.582</text:p>
          </table:table-cell>
          <table:table-cell office:value-type="float" office:value="1.501">
            <text:p>1.501</text:p>
          </table:table-cell>
          <table:table-cell office:value-type="float" office:value="0.578">
            <text:p>0.578</text:p>
          </table:table-cell>
          <table:table-cell office:value-type="float" office:value="1.48">
            <text:p>1.48</text:p>
          </table:table-cell>
          <table:table-cell office:value-type="float" office:value="-0.663">
            <text:p>-0.663</text:p>
          </table:table-cell>
          <table:table-cell office:value-type="float" office:value="-0.602">
            <text:p>-0.602</text:p>
          </table:table-cell>
          <table:table-cell office:value-type="float" office:value="-0.318">
            <text:p>-0.318</text:p>
          </table:table-cell>
          <table:table-cell office:value-type="float" office:value="0.575">
            <text:p>0.575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049">
            <text:p>-3.049</text:p>
          </table:table-cell>
          <table:table-cell office:value-type="float" office:value="0.084">
            <text:p>0.084</text:p>
          </table:table-cell>
          <table:table-cell office:value-type="float" office:value="0.981">
            <text:p>0.981</text:p>
          </table:table-cell>
          <table:table-cell office:value-type="float" office:value="1.193">
            <text:p>1.193</text:p>
          </table:table-cell>
          <table:table-cell office:value-type="float" office:value="0.761">
            <text:p>0.761</text:p>
          </table:table-cell>
          <table:table-cell office:value-type="float" office:value="0.495">
            <text:p>0.495</text:p>
          </table:table-cell>
          <table:table-cell office:value-type="float" office:value="-0.714">
            <text:p>-0.714</text:p>
          </table:table-cell>
          <table:table-cell office:value-type="float" office:value="-0.466">
            <text:p>-0.466</text:p>
          </table:table-cell>
          <table:table-cell office:value-type="float" office:value="-0.568">
            <text:p>-0.568</text:p>
          </table:table-cell>
          <table:table-cell office:value-type="float" office:value="-0.149">
            <text:p>-0.149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837">
            <text:p>-2.837</text:p>
          </table:table-cell>
          <table:table-cell office:value-type="float" office:value="0.528">
            <text:p>0.528</text:p>
          </table:table-cell>
          <table:table-cell office:value-type="float" office:value="0.241">
            <text:p>0.241</text:p>
          </table:table-cell>
          <table:table-cell office:value-type="float" office:value="1.629">
            <text:p>1.629</text:p>
          </table:table-cell>
          <table:table-cell office:value-type="float" office:value="0.23">
            <text:p>0.23</text:p>
          </table:table-cell>
          <table:table-cell office:value-type="float" office:value="-0.545">
            <text:p>-0.545</text:p>
          </table:table-cell>
          <table:table-cell office:value-type="float" office:value="-0.643">
            <text:p>-0.643</text:p>
          </table:table-cell>
          <table:table-cell office:value-type="float" office:value="-0.231">
            <text:p>-0.231</text:p>
          </table:table-cell>
          <table:table-cell office:value-type="float" office:value="-0.186">
            <text:p>-0.186</text:p>
          </table:table-cell>
          <table:table-cell office:value-type="float" office:value="0.45">
            <text:p>0.45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611">
            <text:p>-1.611</text:p>
          </table:table-cell>
          <table:table-cell office:value-type="float" office:value="0.831">
            <text:p>0.831</text:p>
          </table:table-cell>
          <table:table-cell office:value-type="float" office:value="-0.056">
            <text:p>-0.056</text:p>
          </table:table-cell>
          <table:table-cell office:value-type="float" office:value="-0.048">
            <text:p>-0.048</text:p>
          </table:table-cell>
          <table:table-cell office:value-type="float" office:value="-0.044">
            <text:p>-0.044</text:p>
          </table:table-cell>
          <table:table-cell office:value-type="float" office:value="-0.423">
            <text:p>-0.423</text:p>
          </table:table-cell>
          <table:table-cell office:value-type="float" office:value="0.289">
            <text:p>0.289</text:p>
          </table:table-cell>
          <table:table-cell office:value-type="float" office:value="-0.092">
            <text:p>-0.092</text:p>
          </table:table-cell>
          <table:table-cell office:value-type="float" office:value="-0.633">
            <text:p>-0.633</text:p>
          </table:table-cell>
          <table:table-cell office:value-type="float" office:value="0.221">
            <text:p>0.221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939">
            <text:p>-2.939</text:p>
          </table:table-cell>
          <table:table-cell office:value-type="float" office:value="2.157">
            <text:p>2.157</text:p>
          </table:table-cell>
          <table:table-cell office:value-type="float" office:value="-0.451">
            <text:p>-0.451</text:p>
          </table:table-cell>
          <table:table-cell office:value-type="float" office:value="-0.209">
            <text:p>-0.209</text:p>
          </table:table-cell>
          <table:table-cell office:value-type="float" office:value="-0.88">
            <text:p>-0.88</text:p>
          </table:table-cell>
          <table:table-cell office:value-type="float" office:value="0.697">
            <text:p>0.697</text:p>
          </table:table-cell>
          <table:table-cell office:value-type="float" office:value="0.823">
            <text:p>0.823</text:p>
          </table:table-cell>
          <table:table-cell office:value-type="float" office:value="-0.035">
            <text:p>-0.035</text:p>
          </table:table-cell>
          <table:table-cell office:value-type="float" office:value="-0.744">
            <text:p>-0.744</text:p>
          </table:table-cell>
          <table:table-cell office:value-type="float" office:value="-0.193">
            <text:p>-0.193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842">
            <text:p>-2.842</text:p>
          </table:table-cell>
          <table:table-cell office:value-type="float" office:value="1.343">
            <text:p>1.343</text:p>
          </table:table-cell>
          <table:table-cell office:value-type="float" office:value="-0.713">
            <text:p>-0.713</text:p>
          </table:table-cell>
          <table:table-cell office:value-type="float" office:value="0.003">
            <text:p>0.003</text:p>
          </table:table-cell>
          <table:table-cell office:value-type="float" office:value="0.126">
            <text:p>0.126</text:p>
          </table:table-cell>
          <table:table-cell office:value-type="float" office:value="0.411">
            <text:p>0.411</text:p>
          </table:table-cell>
          <table:table-cell office:value-type="float" office:value="0.538">
            <text:p>0.538</text:p>
          </table:table-cell>
          <table:table-cell office:value-type="float" office:value="-0.077">
            <text:p>-0.077</text:p>
          </table:table-cell>
          <table:table-cell office:value-type="float" office:value="-0.995">
            <text:p>-0.995</text:p>
          </table:table-cell>
          <table:table-cell office:value-type="float" office:value="0.092">
            <text:p>0.09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587">
            <text:p>-3.587</text:p>
          </table:table-cell>
          <table:table-cell office:value-type="float" office:value="3.128">
            <text:p>3.128</text:p>
          </table:table-cell>
          <table:table-cell office:value-type="float" office:value="0.885">
            <text:p>0.885</text:p>
          </table:table-cell>
          <table:table-cell office:value-type="float" office:value="-0.188">
            <text:p>-0.188</text:p>
          </table:table-cell>
          <table:table-cell office:value-type="float" office:value="-1.164">
            <text:p>-1.164</text:p>
          </table:table-cell>
          <table:table-cell office:value-type="float" office:value="-0.215">
            <text:p>-0.215</text:p>
          </table:table-cell>
          <table:table-cell office:value-type="float" office:value="0.051">
            <text:p>0.051</text:p>
          </table:table-cell>
          <table:table-cell office:value-type="float" office:value="1.344">
            <text:p>1.344</text:p>
          </table:table-cell>
          <table:table-cell office:value-type="float" office:value="-0.641">
            <text:p>-0.641</text:p>
          </table:table-cell>
          <table:table-cell office:value-type="float" office:value="-0.253">
            <text:p>-0.253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222">
            <text:p>-4.222</text:p>
          </table:table-cell>
          <table:table-cell office:value-type="float" office:value="3.886">
            <text:p>3.886</text:p>
          </table:table-cell>
          <table:table-cell office:value-type="float" office:value="0.016">
            <text:p>0.016</text:p>
          </table:table-cell>
          <table:table-cell office:value-type="float" office:value="-0.144">
            <text:p>-0.144</text:p>
          </table:table-cell>
          <table:table-cell office:value-type="float" office:value="-1.132">
            <text:p>-1.132</text:p>
          </table:table-cell>
          <table:table-cell office:value-type="float" office:value="-0.053">
            <text:p>-0.053</text:p>
          </table:table-cell>
          <table:table-cell office:value-type="float" office:value="0.519">
            <text:p>0.519</text:p>
          </table:table-cell>
          <table:table-cell office:value-type="float" office:value="1.024">
            <text:p>1.024</text:p>
          </table:table-cell>
          <table:table-cell office:value-type="float" office:value="0.075">
            <text:p>0.075</text:p>
          </table:table-cell>
          <table:table-cell office:value-type="float" office:value="-0.226">
            <text:p>-0.226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087">
            <text:p>-4.087</text:p>
          </table:table-cell>
          <table:table-cell office:value-type="float" office:value="2.555">
            <text:p>2.555</text:p>
          </table:table-cell>
          <table:table-cell office:value-type="float" office:value="0.123">
            <text:p>0.123</text:p>
          </table:table-cell>
          <table:table-cell office:value-type="float" office:value="-0.151">
            <text:p>-0.151</text:p>
          </table:table-cell>
          <table:table-cell office:value-type="float" office:value="0.118">
            <text:p>0.118</text:p>
          </table:table-cell>
          <table:table-cell office:value-type="float" office:value="0.474">
            <text:p>0.474</text:p>
          </table:table-cell>
          <table:table-cell office:value-type="float" office:value="0.365">
            <text:p>0.365</text:p>
          </table:table-cell>
          <table:table-cell office:value-type="float" office:value="0.495">
            <text:p>0.495</text:p>
          </table:table-cell>
          <table:table-cell office:value-type="float" office:value="-0.473">
            <text:p>-0.473</text:p>
          </table:table-cell>
          <table:table-cell office:value-type="float" office:value="-0.886">
            <text:p>-0.886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442">
            <text:p>-4.442</text:p>
          </table:table-cell>
          <table:table-cell office:value-type="float" office:value="2.607">
            <text:p>2.607</text:p>
          </table:table-cell>
          <table:table-cell office:value-type="float" office:value="0.596">
            <text:p>0.596</text:p>
          </table:table-cell>
          <table:table-cell office:value-type="float" office:value="0.191">
            <text:p>0.191</text:p>
          </table:table-cell>
          <table:table-cell office:value-type="float" office:value="0.636">
            <text:p>0.636</text:p>
          </table:table-cell>
          <table:table-cell office:value-type="float" office:value="0.679">
            <text:p>0.679</text:p>
          </table:table-cell>
          <table:table-cell office:value-type="float" office:value="-0.14">
            <text:p>-0.14</text:p>
          </table:table-cell>
          <table:table-cell office:value-type="float" office:value="0.774">
            <text:p>0.774</text:p>
          </table:table-cell>
          <table:table-cell office:value-type="float" office:value="-0.828">
            <text:p>-0.828</text:p>
          </table:table-cell>
          <table:table-cell office:value-type="float" office:value="-1.122">
            <text:p>-1.122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976">
            <text:p>-2.976</text:p>
          </table:table-cell>
          <table:table-cell office:value-type="float" office:value="1.033">
            <text:p>1.033</text:p>
          </table:table-cell>
          <table:table-cell office:value-type="float" office:value="-0.222">
            <text:p>-0.222</text:p>
          </table:table-cell>
          <table:table-cell office:value-type="float" office:value="-0.099">
            <text:p>-0.099</text:p>
          </table:table-cell>
          <table:table-cell office:value-type="float" office:value="0.081">
            <text:p>0.081</text:p>
          </table:table-cell>
          <table:table-cell office:value-type="float" office:value="0.052">
            <text:p>0.052</text:p>
          </table:table-cell>
          <table:table-cell office:value-type="float" office:value="0.479">
            <text:p>0.479</text:p>
          </table:table-cell>
          <table:table-cell office:value-type="float" office:value="0.517">
            <text:p>0.517</text:p>
          </table:table-cell>
          <table:table-cell office:value-type="float" office:value="-1.105">
            <text:p>-1.105</text:p>
          </table:table-cell>
          <table:table-cell office:value-type="float" office:value="-0.125">
            <text:p>-0.125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689">
            <text:p>-3.689</text:p>
          </table:table-cell>
          <table:table-cell office:value-type="float" office:value="-0.599">
            <text:p>-0.599</text:p>
          </table:table-cell>
          <table:table-cell office:value-type="float" office:value="0.692">
            <text:p>0.692</text:p>
          </table:table-cell>
          <table:table-cell office:value-type="float" office:value="1.307">
            <text:p>1.307</text:p>
          </table:table-cell>
          <table:table-cell office:value-type="float" office:value="0.605">
            <text:p>0.605</text:p>
          </table:table-cell>
          <table:table-cell office:value-type="float" office:value="1.514">
            <text:p>1.514</text:p>
          </table:table-cell>
          <table:table-cell office:value-type="float" office:value="-0.752">
            <text:p>-0.752</text:p>
          </table:table-cell>
          <table:table-cell office:value-type="float" office:value="-0.697">
            <text:p>-0.697</text:p>
          </table:table-cell>
          <table:table-cell office:value-type="float" office:value="-0.355">
            <text:p>-0.355</text:p>
          </table:table-cell>
          <table:table-cell office:value-type="float" office:value="0.702">
            <text:p>0.702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278">
            <text:p>-3.278</text:p>
          </table:table-cell>
          <table:table-cell office:value-type="float" office:value="0.324">
            <text:p>0.324</text:p>
          </table:table-cell>
          <table:table-cell office:value-type="float" office:value="1.047">
            <text:p>1.047</text:p>
          </table:table-cell>
          <table:table-cell office:value-type="float" office:value="1.152">
            <text:p>1.152</text:p>
          </table:table-cell>
          <table:table-cell office:value-type="float" office:value="0.725">
            <text:p>0.725</text:p>
          </table:table-cell>
          <table:table-cell office:value-type="float" office:value="0.168">
            <text:p>0.168</text:p>
          </table:table-cell>
          <table:table-cell office:value-type="float" office:value="-0.839">
            <text:p>-0.839</text:p>
          </table:table-cell>
          <table:table-cell office:value-type="float" office:value="-0.381">
            <text:p>-0.381</text:p>
          </table:table-cell>
          <table:table-cell office:value-type="float" office:value="-0.687">
            <text:p>-0.687</text:p>
          </table:table-cell>
          <table:table-cell office:value-type="float" office:value="0.013">
            <text:p>0.013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249">
            <text:p>-3.249</text:p>
          </table:table-cell>
          <table:table-cell office:value-type="float" office:value="1.042">
            <text:p>1.042</text:p>
          </table:table-cell>
          <table:table-cell office:value-type="float" office:value="0.589">
            <text:p>0.589</text:p>
          </table:table-cell>
          <table:table-cell office:value-type="float" office:value="1.408">
            <text:p>1.408</text:p>
          </table:table-cell>
          <table:table-cell office:value-type="float" office:value="0.023">
            <text:p>0.023</text:p>
          </table:table-cell>
          <table:table-cell office:value-type="float" office:value="-0.821">
            <text:p>-0.821</text:p>
          </table:table-cell>
          <table:table-cell office:value-type="float" office:value="-0.581">
            <text:p>-0.581</text:p>
          </table:table-cell>
          <table:table-cell office:value-type="float" office:value="0.031">
            <text:p>0.031</text:p>
          </table:table-cell>
          <table:table-cell office:value-type="float" office:value="0.068">
            <text:p>0.068</text:p>
          </table:table-cell>
          <table:table-cell office:value-type="float" office:value="0.325">
            <text:p>0.325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596">
            <text:p>-1.596</text:p>
          </table:table-cell>
          <table:table-cell office:value-type="float" office:value="0.885">
            <text:p>0.885</text:p>
          </table:table-cell>
          <table:table-cell office:value-type="float" office:value="-0.199">
            <text:p>-0.199</text:p>
          </table:table-cell>
          <table:table-cell office:value-type="float" office:value="0.199">
            <text:p>0.199</text:p>
          </table:table-cell>
          <table:table-cell office:value-type="float" office:value="-0.115">
            <text:p>-0.115</text:p>
          </table:table-cell>
          <table:table-cell office:value-type="float" office:value="-0.474">
            <text:p>-0.474</text:p>
          </table:table-cell>
          <table:table-cell office:value-type="float" office:value="0.428">
            <text:p>0.428</text:p>
          </table:table-cell>
          <table:table-cell office:value-type="float" office:value="-0.113">
            <text:p>-0.113</text:p>
          </table:table-cell>
          <table:table-cell office:value-type="float" office:value="-0.61">
            <text:p>-0.61</text:p>
          </table:table-cell>
          <table:table-cell office:value-type="float" office:value="0.131">
            <text:p>0.131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986">
            <text:p>-2.986</text:p>
          </table:table-cell>
          <table:table-cell office:value-type="float" office:value="2.072">
            <text:p>2.072</text:p>
          </table:table-cell>
          <table:table-cell office:value-type="float" office:value="-0.311">
            <text:p>-0.311</text:p>
          </table:table-cell>
          <table:table-cell office:value-type="float" office:value="-0.083">
            <text:p>-0.083</text:p>
          </table:table-cell>
          <table:table-cell office:value-type="float" office:value="-0.878">
            <text:p>-0.878</text:p>
          </table:table-cell>
          <table:table-cell office:value-type="float" office:value="0.449">
            <text:p>0.449</text:p>
          </table:table-cell>
          <table:table-cell office:value-type="float" office:value="0.916">
            <text:p>0.916</text:p>
          </table:table-cell>
          <table:table-cell office:value-type="float" office:value="0.082">
            <text:p>0.082</text:p>
          </table:table-cell>
          <table:table-cell office:value-type="float" office:value="-0.905">
            <text:p>-0.905</text:p>
          </table:table-cell>
          <table:table-cell office:value-type="float" office:value="-0.109">
            <text:p>-0.109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3.003">
            <text:p>-3.003</text:p>
          </table:table-cell>
          <table:table-cell office:value-type="float" office:value="1.163">
            <text:p>1.163</text:p>
          </table:table-cell>
          <table:table-cell office:value-type="float" office:value="-0.45">
            <text:p>-0.45</text:p>
          </table:table-cell>
          <table:table-cell office:value-type="float" office:value="0.328">
            <text:p>0.328</text:p>
          </table:table-cell>
          <table:table-cell office:value-type="float" office:value="0.097">
            <text:p>0.097</text:p>
          </table:table-cell>
          <table:table-cell office:value-type="float" office:value="0.574">
            <text:p>0.574</text:p>
          </table:table-cell>
          <table:table-cell office:value-type="float" office:value="0.427">
            <text:p>0.427</text:p>
          </table:table-cell>
          <table:table-cell office:value-type="float" office:value="-0.017">
            <text:p>-0.017</text:p>
          </table:table-cell>
          <table:table-cell office:value-type="float" office:value="-1.146">
            <text:p>-1.146</text:p>
          </table:table-cell>
          <table:table-cell office:value-type="float" office:value="-0.06">
            <text:p>-0.06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682">
            <text:p>-3.682</text:p>
          </table:table-cell>
          <table:table-cell office:value-type="float" office:value="3.672">
            <text:p>3.672</text:p>
          </table:table-cell>
          <table:table-cell office:value-type="float" office:value="0.041">
            <text:p>0.041</text:p>
          </table:table-cell>
          <table:table-cell office:value-type="float" office:value="-0.508">
            <text:p>-0.508</text:p>
          </table:table-cell>
          <table:table-cell office:value-type="float" office:value="-0.905">
            <text:p>-0.905</text:p>
          </table:table-cell>
          <table:table-cell office:value-type="float" office:value="0.028">
            <text:p>0.028</text:p>
          </table:table-cell>
          <table:table-cell office:value-type="float" office:value="0.492">
            <text:p>0.492</text:p>
          </table:table-cell>
          <table:table-cell office:value-type="float" office:value="0.654">
            <text:p>0.654</text:p>
          </table:table-cell>
          <table:table-cell office:value-type="float" office:value="-0.722">
            <text:p>-0.722</text:p>
          </table:table-cell>
          <table:table-cell office:value-type="float" office:value="-0.318">
            <text:p>-0.318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21">
            <text:p>-4.21</text:p>
          </table:table-cell>
          <table:table-cell office:value-type="float" office:value="3.869">
            <text:p>3.869</text:p>
          </table:table-cell>
          <table:table-cell office:value-type="float" office:value="0.164">
            <text:p>0.164</text:p>
          </table:table-cell>
          <table:table-cell office:value-type="float" office:value="-0.047">
            <text:p>-0.047</text:p>
          </table:table-cell>
          <table:table-cell office:value-type="float" office:value="-1.251">
            <text:p>-1.251</text:p>
          </table:table-cell>
          <table:table-cell office:value-type="float" office:value="-0.102">
            <text:p>-0.102</text:p>
          </table:table-cell>
          <table:table-cell office:value-type="float" office:value="0.276">
            <text:p>0.276</text:p>
          </table:table-cell>
          <table:table-cell office:value-type="float" office:value="0.919">
            <text:p>0.919</text:p>
          </table:table-cell>
          <table:table-cell office:value-type="float" office:value="0.091">
            <text:p>0.091</text:p>
          </table:table-cell>
          <table:table-cell office:value-type="float" office:value="-0.159">
            <text:p>-0.159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129">
            <text:p>-4.129</text:p>
          </table:table-cell>
          <table:table-cell office:value-type="float" office:value="2.686">
            <text:p>2.686</text:p>
          </table:table-cell>
          <table:table-cell office:value-type="float" office:value="0.308">
            <text:p>0.308</text:p>
          </table:table-cell>
          <table:table-cell office:value-type="float" office:value="-0.125">
            <text:p>-0.125</text:p>
          </table:table-cell>
          <table:table-cell office:value-type="float" office:value="0.117">
            <text:p>0.117</text:p>
          </table:table-cell>
          <table:table-cell office:value-type="float" office:value="0.393">
            <text:p>0.393</text:p>
          </table:table-cell>
          <table:table-cell office:value-type="float" office:value="0.199">
            <text:p>0.199</text:p>
          </table:table-cell>
          <table:table-cell office:value-type="float" office:value="0.308">
            <text:p>0.308</text:p>
          </table:table-cell>
          <table:table-cell office:value-type="float" office:value="-0.478">
            <text:p>-0.478</text:p>
          </table:table-cell>
          <table:table-cell office:value-type="float" office:value="-0.909">
            <text:p>-0.90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497">
            <text:p>-4.497</text:p>
          </table:table-cell>
          <table:table-cell office:value-type="float" office:value="3.018">
            <text:p>3.018</text:p>
          </table:table-cell>
          <table:table-cell office:value-type="float" office:value="0.609">
            <text:p>0.609</text:p>
          </table:table-cell>
          <table:table-cell office:value-type="float" office:value="0.115">
            <text:p>0.115</text:p>
          </table:table-cell>
          <table:table-cell office:value-type="float" office:value="0.673">
            <text:p>0.673</text:p>
          </table:table-cell>
          <table:table-cell office:value-type="float" office:value="0.709">
            <text:p>0.709</text:p>
          </table:table-cell>
          <table:table-cell office:value-type="float" office:value="-0.03">
            <text:p>-0.03</text:p>
          </table:table-cell>
          <table:table-cell office:value-type="float" office:value="0.861">
            <text:p>0.861</text:p>
          </table:table-cell>
          <table:table-cell office:value-type="float" office:value="-0.704">
            <text:p>-0.704</text:p>
          </table:table-cell>
          <table:table-cell office:value-type="float" office:value="-1.038">
            <text:p>-1.038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846">
            <text:p>-2.846</text:p>
          </table:table-cell>
          <table:table-cell office:value-type="float" office:value="1.01">
            <text:p>1.01</text:p>
          </table:table-cell>
          <table:table-cell office:value-type="float" office:value="-0.219">
            <text:p>-0.219</text:p>
          </table:table-cell>
          <table:table-cell office:value-type="float" office:value="-0.083">
            <text:p>-0.083</text:p>
          </table:table-cell>
          <table:table-cell office:value-type="float" office:value="0.091">
            <text:p>0.091</text:p>
          </table:table-cell>
          <table:table-cell office:value-type="float" office:value="0.076">
            <text:p>0.076</text:p>
          </table:table-cell>
          <table:table-cell office:value-type="float" office:value="0.442">
            <text:p>0.442</text:p>
          </table:table-cell>
          <table:table-cell office:value-type="float" office:value="0.509">
            <text:p>0.509</text:p>
          </table:table-cell>
          <table:table-cell office:value-type="float" office:value="-1.181">
            <text:p>-1.181</text:p>
          </table:table-cell>
          <table:table-cell office:value-type="float" office:value="-0.021">
            <text:p>-0.021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693">
            <text:p>-3.693</text:p>
          </table:table-cell>
          <table:table-cell office:value-type="float" office:value="-0.568">
            <text:p>-0.568</text:p>
          </table:table-cell>
          <table:table-cell office:value-type="float" office:value="0.727">
            <text:p>0.727</text:p>
          </table:table-cell>
          <table:table-cell office:value-type="float" office:value="1.236">
            <text:p>1.236</text:p>
          </table:table-cell>
          <table:table-cell office:value-type="float" office:value="0.612">
            <text:p>0.612</text:p>
          </table:table-cell>
          <table:table-cell office:value-type="float" office:value="1.502">
            <text:p>1.502</text:p>
          </table:table-cell>
          <table:table-cell office:value-type="float" office:value="-0.804">
            <text:p>-0.804</text:p>
          </table:table-cell>
          <table:table-cell office:value-type="float" office:value="-0.763">
            <text:p>-0.763</text:p>
          </table:table-cell>
          <table:table-cell office:value-type="float" office:value="-0.346">
            <text:p>-0.346</text:p>
          </table:table-cell>
          <table:table-cell office:value-type="float" office:value="0.788">
            <text:p>0.788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543">
            <text:p>-3.543</text:p>
          </table:table-cell>
          <table:table-cell office:value-type="float" office:value="0.624">
            <text:p>0.624</text:p>
          </table:table-cell>
          <table:table-cell office:value-type="float" office:value="0.674">
            <text:p>0.674</text:p>
          </table:table-cell>
          <table:table-cell office:value-type="float" office:value="1.413">
            <text:p>1.413</text:p>
          </table:table-cell>
          <table:table-cell office:value-type="float" office:value="0.653">
            <text:p>0.653</text:p>
          </table:table-cell>
          <table:table-cell office:value-type="float" office:value="-0.445">
            <text:p>-0.445</text:p>
          </table:table-cell>
          <table:table-cell office:value-type="float" office:value="-0.803">
            <text:p>-0.803</text:p>
          </table:table-cell>
          <table:table-cell office:value-type="float" office:value="-0.256">
            <text:p>-0.256</text:p>
          </table:table-cell>
          <table:table-cell office:value-type="float" office:value="-0.65">
            <text:p>-0.65</text:p>
          </table:table-cell>
          <table:table-cell office:value-type="float" office:value="0.423">
            <text:p>0.423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293">
            <text:p>-3.293</text:p>
          </table:table-cell>
          <table:table-cell office:value-type="float" office:value="0.93">
            <text:p>0.93</text:p>
          </table:table-cell>
          <table:table-cell office:value-type="float" office:value="0.522">
            <text:p>0.522</text:p>
          </table:table-cell>
          <table:table-cell office:value-type="float" office:value="1.48">
            <text:p>1.48</text:p>
          </table:table-cell>
          <table:table-cell office:value-type="float" office:value="0.249">
            <text:p>0.249</text:p>
          </table:table-cell>
          <table:table-cell office:value-type="float" office:value="-0.661">
            <text:p>-0.661</text:p>
          </table:table-cell>
          <table:table-cell office:value-type="float" office:value="-0.643">
            <text:p>-0.643</text:p>
          </table:table-cell>
          <table:table-cell office:value-type="float" office:value="-0.094">
            <text:p>-0.094</text:p>
          </table:table-cell>
          <table:table-cell office:value-type="float" office:value="-0.132">
            <text:p>-0.132</text:p>
          </table:table-cell>
          <table:table-cell office:value-type="float" office:value="0.198">
            <text:p>0.198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708">
            <text:p>-1.708</text:p>
          </table:table-cell>
          <table:table-cell office:value-type="float" office:value="0.944">
            <text:p>0.944</text:p>
          </table:table-cell>
          <table:table-cell office:value-type="float" office:value="-0.14">
            <text:p>-0.14</text:p>
          </table:table-cell>
          <table:table-cell office:value-type="float" office:value="0.151">
            <text:p>0.151</text:p>
          </table:table-cell>
          <table:table-cell office:value-type="float" office:value="-0.092">
            <text:p>-0.092</text:p>
          </table:table-cell>
          <table:table-cell office:value-type="float" office:value="-0.481">
            <text:p>-0.481</text:p>
          </table:table-cell>
          <table:table-cell office:value-type="float" office:value="0.22">
            <text:p>0.22</text:p>
          </table:table-cell>
          <table:table-cell office:value-type="float" office:value="0.034">
            <text:p>0.034</text:p>
          </table:table-cell>
          <table:table-cell office:value-type="float" office:value="-0.692">
            <text:p>-0.692</text:p>
          </table:table-cell>
          <table:table-cell office:value-type="float" office:value="0.19">
            <text:p>0.19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942">
            <text:p>-2.942</text:p>
          </table:table-cell>
          <table:table-cell office:value-type="float" office:value="2.091">
            <text:p>2.091</text:p>
          </table:table-cell>
          <table:table-cell office:value-type="float" office:value="-0.353">
            <text:p>-0.353</text:p>
          </table:table-cell>
          <table:table-cell office:value-type="float" office:value="-0.364">
            <text:p>-0.364</text:p>
          </table:table-cell>
          <table:table-cell office:value-type="float" office:value="-0.61">
            <text:p>-0.61</text:p>
          </table:table-cell>
          <table:table-cell office:value-type="float" office:value="0.401">
            <text:p>0.401</text:p>
          </table:table-cell>
          <table:table-cell office:value-type="float" office:value="0.864">
            <text:p>0.864</text:p>
          </table:table-cell>
          <table:table-cell office:value-type="float" office:value="0.191">
            <text:p>0.191</text:p>
          </table:table-cell>
          <table:table-cell office:value-type="float" office:value="-0.764">
            <text:p>-0.764</text:p>
          </table:table-cell>
          <table:table-cell office:value-type="float" office:value="-0.235">
            <text:p>-0.235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3.253">
            <text:p>-3.253</text:p>
          </table:table-cell>
          <table:table-cell office:value-type="float" office:value="1.025">
            <text:p>1.025</text:p>
          </table:table-cell>
          <table:table-cell office:value-type="float" office:value="-0.286">
            <text:p>-0.286</text:p>
          </table:table-cell>
          <table:table-cell office:value-type="float" office:value="0.713">
            <text:p>0.713</text:p>
          </table:table-cell>
          <table:table-cell office:value-type="float" office:value="-0.036">
            <text:p>-0.036</text:p>
          </table:table-cell>
          <table:table-cell office:value-type="float" office:value="0.539">
            <text:p>0.539</text:p>
          </table:table-cell>
          <table:table-cell office:value-type="float" office:value="0.476">
            <text:p>0.476</text:p>
          </table:table-cell>
          <table:table-cell office:value-type="float" office:value="-0.116">
            <text:p>-0.116</text:p>
          </table:table-cell>
          <table:table-cell office:value-type="float" office:value="-0.945">
            <text:p>-0.945</text:p>
          </table:table-cell>
          <table:table-cell office:value-type="float" office:value="-0.108">
            <text:p>-0.108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661">
            <text:p>-3.661</text:p>
          </table:table-cell>
          <table:table-cell office:value-type="float" office:value="3.266">
            <text:p>3.266</text:p>
          </table:table-cell>
          <table:table-cell office:value-type="float" office:value="-0.117">
            <text:p>-0.117</text:p>
          </table:table-cell>
          <table:table-cell office:value-type="float" office:value="-0.237">
            <text:p>-0.237</text:p>
          </table:table-cell>
          <table:table-cell office:value-type="float" office:value="-0.755">
            <text:p>-0.755</text:p>
          </table:table-cell>
          <table:table-cell office:value-type="float" office:value="0.092">
            <text:p>0.092</text:p>
          </table:table-cell>
          <table:table-cell office:value-type="float" office:value="0.686">
            <text:p>0.686</text:p>
          </table:table-cell>
          <table:table-cell office:value-type="float" office:value="0.381">
            <text:p>0.381</text:p>
          </table:table-cell>
          <table:table-cell office:value-type="float" office:value="-0.58">
            <text:p>-0.58</text:p>
          </table:table-cell>
          <table:table-cell office:value-type="float" office:value="-0.687">
            <text:p>-0.687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216">
            <text:p>-4.216</text:p>
          </table:table-cell>
          <table:table-cell office:value-type="float" office:value="3.638">
            <text:p>3.638</text:p>
          </table:table-cell>
          <table:table-cell office:value-type="float" office:value="0.192">
            <text:p>0.192</text:p>
          </table:table-cell>
          <table:table-cell office:value-type="float" office:value="-0.023">
            <text:p>-0.023</text:p>
          </table:table-cell>
          <table:table-cell office:value-type="float" office:value="-1.231">
            <text:p>-1.231</text:p>
          </table:table-cell>
          <table:table-cell office:value-type="float" office:value="-0.32">
            <text:p>-0.32</text:p>
          </table:table-cell>
          <table:table-cell office:value-type="float" office:value="0.128">
            <text:p>0.128</text:p>
          </table:table-cell>
          <table:table-cell office:value-type="float" office:value="1.03">
            <text:p>1.03</text:p>
          </table:table-cell>
          <table:table-cell office:value-type="float" office:value="0.061">
            <text:p>0.061</text:p>
          </table:table-cell>
          <table:table-cell office:value-type="float" office:value="-0.179">
            <text:p>-0.179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077">
            <text:p>-4.077</text:p>
          </table:table-cell>
          <table:table-cell office:value-type="float" office:value="2.542">
            <text:p>2.542</text:p>
          </table:table-cell>
          <table:table-cell office:value-type="float" office:value="0.039">
            <text:p>0.039</text:p>
          </table:table-cell>
          <table:table-cell office:value-type="float" office:value="0.082">
            <text:p>0.082</text:p>
          </table:table-cell>
          <table:table-cell office:value-type="float" office:value="0.218">
            <text:p>0.218</text:p>
          </table:table-cell>
          <table:table-cell office:value-type="float" office:value="0.393">
            <text:p>0.393</text:p>
          </table:table-cell>
          <table:table-cell office:value-type="float" office:value="0.324">
            <text:p>0.324</text:p>
          </table:table-cell>
          <table:table-cell office:value-type="float" office:value="0.399">
            <text:p>0.399</text:p>
          </table:table-cell>
          <table:table-cell office:value-type="float" office:value="-0.658">
            <text:p>-0.658</text:p>
          </table:table-cell>
          <table:table-cell office:value-type="float" office:value="-0.964">
            <text:p>-0.964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544">
            <text:p>-4.544</text:p>
          </table:table-cell>
          <table:table-cell office:value-type="float" office:value="3.046">
            <text:p>3.046</text:p>
          </table:table-cell>
          <table:table-cell office:value-type="float" office:value="1.028">
            <text:p>1.028</text:p>
          </table:table-cell>
          <table:table-cell office:value-type="float" office:value="-0.016">
            <text:p>-0.016</text:p>
          </table:table-cell>
          <table:table-cell office:value-type="float" office:value="0.447">
            <text:p>0.447</text:p>
          </table:table-cell>
          <table:table-cell office:value-type="float" office:value="0.884">
            <text:p>0.884</text:p>
          </table:table-cell>
          <table:table-cell office:value-type="float" office:value="-0.094">
            <text:p>-0.094</text:p>
          </table:table-cell>
          <table:table-cell office:value-type="float" office:value="0.885">
            <text:p>0.885</text:p>
          </table:table-cell>
          <table:table-cell office:value-type="float" office:value="-0.459">
            <text:p>-0.459</text:p>
          </table:table-cell>
          <table:table-cell office:value-type="float" office:value="-1.099">
            <text:p>-1.09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711">
            <text:p>-2.711</text:p>
          </table:table-cell>
          <table:table-cell office:value-type="float" office:value="0.971">
            <text:p>0.971</text:p>
          </table:table-cell>
          <table:table-cell office:value-type="float" office:value="-0.023">
            <text:p>-0.023</text:p>
          </table:table-cell>
          <table:table-cell office:value-type="float" office:value="0.053">
            <text:p>0.053</text:p>
          </table:table-cell>
          <table:table-cell office:value-type="float" office:value="0.101">
            <text:p>0.101</text:p>
          </table:table-cell>
          <table:table-cell office:value-type="float" office:value="-0.148">
            <text:p>-0.148</text:p>
          </table:table-cell>
          <table:table-cell office:value-type="float" office:value="0.382">
            <text:p>0.382</text:p>
          </table:table-cell>
          <table:table-cell office:value-type="float" office:value="0.476">
            <text:p>0.476</text:p>
          </table:table-cell>
          <table:table-cell office:value-type="float" office:value="-1.05">
            <text:p>-1.05</text:p>
          </table:table-cell>
          <table:table-cell office:value-type="float" office:value="-0.256">
            <text:p>-0.256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322">
            <text:p>-3.322</text:p>
          </table:table-cell>
          <table:table-cell office:value-type="float" office:value="-0.303">
            <text:p>-0.303</text:p>
          </table:table-cell>
          <table:table-cell office:value-type="float" office:value="-0.5">
            <text:p>-0.5</text:p>
          </table:table-cell>
          <table:table-cell office:value-type="float" office:value="0.963">
            <text:p>0.963</text:p>
          </table:table-cell>
          <table:table-cell office:value-type="float" office:value="0.921">
            <text:p>0.921</text:p>
          </table:table-cell>
          <table:table-cell office:value-type="float" office:value="0.981">
            <text:p>0.981</text:p>
          </table:table-cell>
          <table:table-cell office:value-type="float" office:value="1.059">
            <text:p>1.059</text:p>
          </table:table-cell>
          <table:table-cell office:value-type="float" office:value="-1.079">
            <text:p>-1.079</text:p>
          </table:table-cell>
          <table:table-cell office:value-type="float" office:value="-1.004">
            <text:p>-1.004</text:p>
          </table:table-cell>
          <table:table-cell office:value-type="float" office:value="0.112">
            <text:p>0.112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844">
            <text:p>-3.844</text:p>
          </table:table-cell>
          <table:table-cell office:value-type="float" office:value="1.056">
            <text:p>1.056</text:p>
          </table:table-cell>
          <table:table-cell office:value-type="float" office:value="-0.19">
            <text:p>-0.19</text:p>
          </table:table-cell>
          <table:table-cell office:value-type="float" office:value="1.685">
            <text:p>1.685</text:p>
          </table:table-cell>
          <table:table-cell office:value-type="float" office:value="0.617">
            <text:p>0.617</text:p>
          </table:table-cell>
          <table:table-cell office:value-type="float" office:value="1.245">
            <text:p>1.245</text:p>
          </table:table-cell>
          <table:table-cell office:value-type="float" office:value="-0.811">
            <text:p>-0.811</text:p>
          </table:table-cell>
          <table:table-cell office:value-type="float" office:value="-0.506">
            <text:p>-0.506</text:p>
          </table:table-cell>
          <table:table-cell office:value-type="float" office:value="-1.128">
            <text:p>-1.128</text:p>
          </table:table-cell>
          <table:table-cell office:value-type="float" office:value="0.076">
            <text:p>0.07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665">
            <text:p>-2.665</text:p>
          </table:table-cell>
          <table:table-cell office:value-type="float" office:value="0.772">
            <text:p>0.772</text:p>
          </table:table-cell>
          <table:table-cell office:value-type="float" office:value="-1.009">
            <text:p>-1.009</text:p>
          </table:table-cell>
          <table:table-cell office:value-type="float" office:value="1.307">
            <text:p>1.307</text:p>
          </table:table-cell>
          <table:table-cell office:value-type="float" office:value="0.287">
            <text:p>0.287</text:p>
          </table:table-cell>
          <table:table-cell office:value-type="float" office:value="0.855">
            <text:p>0.855</text:p>
          </table:table-cell>
          <table:table-cell office:value-type="float" office:value="-0.466">
            <text:p>-0.466</text:p>
          </table:table-cell>
          <table:table-cell office:value-type="float" office:value="-0.19">
            <text:p>-0.19</text:p>
          </table:table-cell>
          <table:table-cell office:value-type="float" office:value="-0.721">
            <text:p>-0.721</text:p>
          </table:table-cell>
          <table:table-cell office:value-type="float" office:value="0.407">
            <text:p>0.407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493">
            <text:p>-2.493</text:p>
          </table:table-cell>
          <table:table-cell office:value-type="float" office:value="1.382">
            <text:p>1.382</text:p>
          </table:table-cell>
          <table:table-cell office:value-type="float" office:value="-0.929">
            <text:p>-0.929</text:p>
          </table:table-cell>
          <table:table-cell office:value-type="float" office:value="0.465">
            <text:p>0.465</text:p>
          </table:table-cell>
          <table:table-cell office:value-type="float" office:value="-0.369">
            <text:p>-0.369</text:p>
          </table:table-cell>
          <table:table-cell office:value-type="float" office:value="0.002">
            <text:p>0.002</text:p>
          </table:table-cell>
          <table:table-cell office:value-type="float" office:value="0.187">
            <text:p>0.187</text:p>
          </table:table-cell>
          <table:table-cell office:value-type="float" office:value="-0.696">
            <text:p>-0.696</text:p>
          </table:table-cell>
          <table:table-cell office:value-type="float" office:value="-0.31">
            <text:p>-0.31</text:p>
          </table:table-cell>
          <table:table-cell office:value-type="float" office:value="0.348">
            <text:p>0.348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905">
            <text:p>-2.905</text:p>
          </table:table-cell>
          <table:table-cell office:value-type="float" office:value="2.311">
            <text:p>2.311</text:p>
          </table:table-cell>
          <table:table-cell office:value-type="float" office:value="-0.658">
            <text:p>-0.658</text:p>
          </table:table-cell>
          <table:table-cell office:value-type="float" office:value="0.022">
            <text:p>0.022</text:p>
          </table:table-cell>
          <table:table-cell office:value-type="float" office:value="-1.121">
            <text:p>-1.121</text:p>
          </table:table-cell>
          <table:table-cell office:value-type="float" office:value="0.25">
            <text:p>0.25</text:p>
          </table:table-cell>
          <table:table-cell office:value-type="float" office:value="0.467">
            <text:p>0.467</text:p>
          </table:table-cell>
          <table:table-cell office:value-type="float" office:value="0.484">
            <text:p>0.484</text:p>
          </table:table-cell>
          <table:table-cell office:value-type="float" office:value="-0.157">
            <text:p>-0.157</text:p>
          </table:table-cell>
          <table:table-cell office:value-type="float" office:value="-0.676">
            <text:p>-0.676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685">
            <text:p>-2.685</text:p>
          </table:table-cell>
          <table:table-cell office:value-type="float" office:value="1.971">
            <text:p>1.971</text:p>
          </table:table-cell>
          <table:table-cell office:value-type="float" office:value="-0.857">
            <text:p>-0.857</text:p>
          </table:table-cell>
          <table:table-cell office:value-type="float" office:value="0.033">
            <text:p>0.033</text:p>
          </table:table-cell>
          <table:table-cell office:value-type="float" office:value="-0.638">
            <text:p>-0.638</text:p>
          </table:table-cell>
          <table:table-cell office:value-type="float" office:value="0.484">
            <text:p>0.484</text:p>
          </table:table-cell>
          <table:table-cell office:value-type="float" office:value="0.143">
            <text:p>0.143</text:p>
          </table:table-cell>
          <table:table-cell office:value-type="float" office:value="0.159">
            <text:p>0.159</text:p>
          </table:table-cell>
          <table:table-cell office:value-type="float" office:value="-0.218">
            <text:p>-0.218</text:p>
          </table:table-cell>
          <table:table-cell office:value-type="float" office:value="-0.343">
            <text:p>-0.343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389">
            <text:p>-3.389</text:p>
          </table:table-cell>
          <table:table-cell office:value-type="float" office:value="2.762">
            <text:p>2.762</text:p>
          </table:table-cell>
          <table:table-cell office:value-type="float" office:value="-0.71">
            <text:p>-0.71</text:p>
          </table:table-cell>
          <table:table-cell office:value-type="float" office:value="-0.026">
            <text:p>-0.026</text:p>
          </table:table-cell>
          <table:table-cell office:value-type="float" office:value="-0.641">
            <text:p>-0.641</text:p>
          </table:table-cell>
          <table:table-cell office:value-type="float" office:value="0.112">
            <text:p>0.112</text:p>
          </table:table-cell>
          <table:table-cell office:value-type="float" office:value="0.775">
            <text:p>0.775</text:p>
          </table:table-cell>
          <table:table-cell office:value-type="float" office:value="0.443">
            <text:p>0.443</text:p>
          </table:table-cell>
          <table:table-cell office:value-type="float" office:value="-0.11">
            <text:p>-0.11</text:p>
          </table:table-cell>
          <table:table-cell office:value-type="float" office:value="-0.979">
            <text:p>-0.979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243">
            <text:p>-4.243</text:p>
          </table:table-cell>
          <table:table-cell office:value-type="float" office:value="3.354">
            <text:p>3.354</text:p>
          </table:table-cell>
          <table:table-cell office:value-type="float" office:value="-0.415">
            <text:p>-0.415</text:p>
          </table:table-cell>
          <table:table-cell office:value-type="float" office:value="0.898">
            <text:p>0.898</text:p>
          </table:table-cell>
          <table:table-cell office:value-type="float" office:value="-1.027">
            <text:p>-1.027</text:p>
          </table:table-cell>
          <table:table-cell office:value-type="float" office:value="-0.281">
            <text:p>-0.281</text:p>
          </table:table-cell>
          <table:table-cell office:value-type="float" office:value="0.576">
            <text:p>0.576</text:p>
          </table:table-cell>
          <table:table-cell office:value-type="float" office:value="0.48">
            <text:p>0.48</text:p>
          </table:table-cell>
          <table:table-cell office:value-type="float" office:value="0.564">
            <text:p>0.564</text:p>
          </table:table-cell>
          <table:table-cell office:value-type="float" office:value="-0.085">
            <text:p>-0.085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741">
            <text:p>-3.741</text:p>
          </table:table-cell>
          <table:table-cell office:value-type="float" office:value="2.7">
            <text:p>2.7</text:p>
          </table:table-cell>
          <table:table-cell office:value-type="float" office:value="-1.593">
            <text:p>-1.593</text:p>
          </table:table-cell>
          <table:table-cell office:value-type="float" office:value="0.782">
            <text:p>0.782</text:p>
          </table:table-cell>
          <table:table-cell office:value-type="float" office:value="-0.298">
            <text:p>-0.298</text:p>
          </table:table-cell>
          <table:table-cell office:value-type="float" office:value="1.378">
            <text:p>1.378</text:p>
          </table:table-cell>
          <table:table-cell office:value-type="float" office:value="0.184">
            <text:p>0.184</text:p>
          </table:table-cell>
          <table:table-cell office:value-type="float" office:value="1.458">
            <text:p>1.458</text:p>
          </table:table-cell>
          <table:table-cell office:value-type="float" office:value="-0.134">
            <text:p>-0.134</text:p>
          </table:table-cell>
          <table:table-cell office:value-type="float" office:value="-1.297">
            <text:p>-1.297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694">
            <text:p>-4.694</text:p>
          </table:table-cell>
          <table:table-cell office:value-type="float" office:value="3.229">
            <text:p>3.229</text:p>
          </table:table-cell>
          <table:table-cell office:value-type="float" office:value="-1.153">
            <text:p>-1.153</text:p>
          </table:table-cell>
          <table:table-cell office:value-type="float" office:value="0.702">
            <text:p>0.702</text:p>
          </table:table-cell>
          <table:table-cell office:value-type="float" office:value="0.452">
            <text:p>0.452</text:p>
          </table:table-cell>
          <table:table-cell office:value-type="float" office:value="0.298">
            <text:p>0.298</text:p>
          </table:table-cell>
          <table:table-cell office:value-type="float" office:value="0.454">
            <text:p>0.454</text:p>
          </table:table-cell>
          <table:table-cell office:value-type="float" office:value="0.001">
            <text:p>0.001</text:p>
          </table:table-cell>
          <table:table-cell office:value-type="float" office:value="-0.264">
            <text:p>-0.264</text:p>
          </table:table-cell>
          <table:table-cell office:value-type="float" office:value="-1.399">
            <text:p>-1.39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012">
            <text:p>-3.012</text:p>
          </table:table-cell>
          <table:table-cell office:value-type="float" office:value="1.628">
            <text:p>1.628</text:p>
          </table:table-cell>
          <table:table-cell office:value-type="float" office:value="-0.834">
            <text:p>-0.834</text:p>
          </table:table-cell>
          <table:table-cell office:value-type="float" office:value="0.975">
            <text:p>0.975</text:p>
          </table:table-cell>
          <table:table-cell office:value-type="float" office:value="-0.299">
            <text:p>-0.299</text:p>
          </table:table-cell>
          <table:table-cell office:value-type="float" office:value="0.926">
            <text:p>0.926</text:p>
          </table:table-cell>
          <table:table-cell office:value-type="float" office:value="0.174">
            <text:p>0.174</text:p>
          </table:table-cell>
          <table:table-cell office:value-type="float" office:value="0.836">
            <text:p>0.836</text:p>
          </table:table-cell>
          <table:table-cell office:value-type="float" office:value="-0.239">
            <text:p>-0.239</text:p>
          </table:table-cell>
          <table:table-cell office:value-type="float" office:value="-1.144">
            <text:p>-1.144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268">
            <text:p>-3.268</text:p>
          </table:table-cell>
          <table:table-cell office:value-type="float" office:value="-0.079">
            <text:p>-0.079</text:p>
          </table:table-cell>
          <table:table-cell office:value-type="float" office:value="-0.693">
            <text:p>-0.693</text:p>
          </table:table-cell>
          <table:table-cell office:value-type="float" office:value="0.763">
            <text:p>0.763</text:p>
          </table:table-cell>
          <table:table-cell office:value-type="float" office:value="1.043">
            <text:p>1.043</text:p>
          </table:table-cell>
          <table:table-cell office:value-type="float" office:value="1.194">
            <text:p>1.194</text:p>
          </table:table-cell>
          <table:table-cell office:value-type="float" office:value="0.892">
            <text:p>0.892</text:p>
          </table:table-cell>
          <table:table-cell office:value-type="float" office:value="-1.293">
            <text:p>-1.293</text:p>
          </table:table-cell>
          <table:table-cell office:value-type="float" office:value="-1.033">
            <text:p>-1.033</text:p>
          </table:table-cell>
          <table:table-cell office:value-type="float" office:value="0.199">
            <text:p>0.199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618">
            <text:p>-3.618</text:p>
          </table:table-cell>
          <table:table-cell office:value-type="float" office:value="0.916">
            <text:p>0.916</text:p>
          </table:table-cell>
          <table:table-cell office:value-type="float" office:value="-0.4">
            <text:p>-0.4</text:p>
          </table:table-cell>
          <table:table-cell office:value-type="float" office:value="1.771">
            <text:p>1.771</text:p>
          </table:table-cell>
          <table:table-cell office:value-type="float" office:value="0.666">
            <text:p>0.666</text:p>
          </table:table-cell>
          <table:table-cell office:value-type="float" office:value="1.535">
            <text:p>1.535</text:p>
          </table:table-cell>
          <table:table-cell office:value-type="float" office:value="-0.389">
            <text:p>-0.389</text:p>
          </table:table-cell>
          <table:table-cell office:value-type="float" office:value="-0.342">
            <text:p>-0.342</text:p>
          </table:table-cell>
          <table:table-cell office:value-type="float" office:value="-1.279">
            <text:p>-1.279</text:p>
          </table:table-cell>
          <table:table-cell office:value-type="float" office:value="-0.109">
            <text:p>-0.109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693">
            <text:p>-2.693</text:p>
          </table:table-cell>
          <table:table-cell office:value-type="float" office:value="0.771">
            <text:p>0.771</text:p>
          </table:table-cell>
          <table:table-cell office:value-type="float" office:value="-0.87">
            <text:p>-0.87</text:p>
          </table:table-cell>
          <table:table-cell office:value-type="float" office:value="1.341">
            <text:p>1.341</text:p>
          </table:table-cell>
          <table:table-cell office:value-type="float" office:value="0.317">
            <text:p>0.317</text:p>
          </table:table-cell>
          <table:table-cell office:value-type="float" office:value="0.925">
            <text:p>0.925</text:p>
          </table:table-cell>
          <table:table-cell office:value-type="float" office:value="-0.328">
            <text:p>-0.328</text:p>
          </table:table-cell>
          <table:table-cell office:value-type="float" office:value="-0.169">
            <text:p>-0.169</text:p>
          </table:table-cell>
          <table:table-cell office:value-type="float" office:value="-0.936">
            <text:p>-0.936</text:p>
          </table:table-cell>
          <table:table-cell office:value-type="float" office:value="0.399">
            <text:p>0.399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515">
            <text:p>-2.515</text:p>
          </table:table-cell>
          <table:table-cell office:value-type="float" office:value="1.34">
            <text:p>1.34</text:p>
          </table:table-cell>
          <table:table-cell office:value-type="float" office:value="-0.84">
            <text:p>-0.84</text:p>
          </table:table-cell>
          <table:table-cell office:value-type="float" office:value="0.511">
            <text:p>0.511</text:p>
          </table:table-cell>
          <table:table-cell office:value-type="float" office:value="-0.492">
            <text:p>-0.492</text:p>
          </table:table-cell>
          <table:table-cell office:value-type="float" office:value="0.098">
            <text:p>0.098</text:p>
          </table:table-cell>
          <table:table-cell office:value-type="float" office:value="0.047">
            <text:p>0.047</text:p>
          </table:table-cell>
          <table:table-cell office:value-type="float" office:value="-0.68">
            <text:p>-0.68</text:p>
          </table:table-cell>
          <table:table-cell office:value-type="float" office:value="-0.283">
            <text:p>-0.283</text:p>
          </table:table-cell>
          <table:table-cell office:value-type="float" office:value="0.168">
            <text:p>0.168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882">
            <text:p>-2.882</text:p>
          </table:table-cell>
          <table:table-cell office:value-type="float" office:value="2.165">
            <text:p>2.165</text:p>
          </table:table-cell>
          <table:table-cell office:value-type="float" office:value="-0.589">
            <text:p>-0.589</text:p>
          </table:table-cell>
          <table:table-cell office:value-type="float" office:value="0.173">
            <text:p>0.173</text:p>
          </table:table-cell>
          <table:table-cell office:value-type="float" office:value="-1.165">
            <text:p>-1.165</text:p>
          </table:table-cell>
          <table:table-cell office:value-type="float" office:value="0.014">
            <text:p>0.014</text:p>
          </table:table-cell>
          <table:table-cell office:value-type="float" office:value="0.571">
            <text:p>0.571</text:p>
          </table:table-cell>
          <table:table-cell office:value-type="float" office:value="0.502">
            <text:p>0.502</text:p>
          </table:table-cell>
          <table:table-cell office:value-type="float" office:value="-0.093">
            <text:p>-0.093</text:p>
          </table:table-cell>
          <table:table-cell office:value-type="float" office:value="-0.616">
            <text:p>-0.616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591">
            <text:p>-2.591</text:p>
          </table:table-cell>
          <table:table-cell office:value-type="float" office:value="1.809">
            <text:p>1.809</text:p>
          </table:table-cell>
          <table:table-cell office:value-type="float" office:value="-0.659">
            <text:p>-0.659</text:p>
          </table:table-cell>
          <table:table-cell office:value-type="float" office:value="-0.016">
            <text:p>-0.016</text:p>
          </table:table-cell>
          <table:table-cell office:value-type="float" office:value="-0.673">
            <text:p>-0.673</text:p>
          </table:table-cell>
          <table:table-cell office:value-type="float" office:value="0.588">
            <text:p>0.588</text:p>
          </table:table-cell>
          <table:table-cell office:value-type="float" office:value="0.084">
            <text:p>0.084</text:p>
          </table:table-cell>
          <table:table-cell office:value-type="float" office:value="0.182">
            <text:p>0.182</text:p>
          </table:table-cell>
          <table:table-cell office:value-type="float" office:value="-0.094">
            <text:p>-0.094</text:p>
          </table:table-cell>
          <table:table-cell office:value-type="float" office:value="-0.372">
            <text:p>-0.37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354">
            <text:p>-3.354</text:p>
          </table:table-cell>
          <table:table-cell office:value-type="float" office:value="2.85">
            <text:p>2.85</text:p>
          </table:table-cell>
          <table:table-cell office:value-type="float" office:value="-0.887">
            <text:p>-0.887</text:p>
          </table:table-cell>
          <table:table-cell office:value-type="float" office:value="0.01">
            <text:p>0.01</text:p>
          </table:table-cell>
          <table:table-cell office:value-type="float" office:value="-0.551">
            <text:p>-0.551</text:p>
          </table:table-cell>
          <table:table-cell office:value-type="float" office:value="0.293">
            <text:p>0.293</text:p>
          </table:table-cell>
          <table:table-cell office:value-type="float" office:value="0.901">
            <text:p>0.901</text:p>
          </table:table-cell>
          <table:table-cell office:value-type="float" office:value="0.32">
            <text:p>0.32</text:p>
          </table:table-cell>
          <table:table-cell office:value-type="float" office:value="-0.302">
            <text:p>-0.302</text:p>
          </table:table-cell>
          <table:table-cell office:value-type="float" office:value="-1.023">
            <text:p>-1.023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228">
            <text:p>-4.228</text:p>
          </table:table-cell>
          <table:table-cell office:value-type="float" office:value="3.111">
            <text:p>3.111</text:p>
          </table:table-cell>
          <table:table-cell office:value-type="float" office:value="-0.38">
            <text:p>-0.38</text:p>
          </table:table-cell>
          <table:table-cell office:value-type="float" office:value="1.16">
            <text:p>1.16</text:p>
          </table:table-cell>
          <table:table-cell office:value-type="float" office:value="-1.188">
            <text:p>-1.188</text:p>
          </table:table-cell>
          <table:table-cell office:value-type="float" office:value="-0.362">
            <text:p>-0.362</text:p>
          </table:table-cell>
          <table:table-cell office:value-type="float" office:value="0.516">
            <text:p>0.516</text:p>
          </table:table-cell>
          <table:table-cell office:value-type="float" office:value="0.507">
            <text:p>0.507</text:p>
          </table:table-cell>
          <table:table-cell office:value-type="float" office:value="0.669">
            <text:p>0.669</text:p>
          </table:table-cell>
          <table:table-cell office:value-type="float" office:value="-0.074">
            <text:p>-0.074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901">
            <text:p>-3.901</text:p>
          </table:table-cell>
          <table:table-cell office:value-type="float" office:value="2.485">
            <text:p>2.485</text:p>
          </table:table-cell>
          <table:table-cell office:value-type="float" office:value="-0.95">
            <text:p>-0.95</text:p>
          </table:table-cell>
          <table:table-cell office:value-type="float" office:value="0.702">
            <text:p>0.702</text:p>
          </table:table-cell>
          <table:table-cell office:value-type="float" office:value="-0.47">
            <text:p>-0.47</text:p>
          </table:table-cell>
          <table:table-cell office:value-type="float" office:value="1.146">
            <text:p>1.146</text:p>
          </table:table-cell>
          <table:table-cell office:value-type="float" office:value="-0.109">
            <text:p>-0.109</text:p>
          </table:table-cell>
          <table:table-cell office:value-type="float" office:value="1.597">
            <text:p>1.597</text:p>
          </table:table-cell>
          <table:table-cell office:value-type="float" office:value="0.146">
            <text:p>0.146</text:p>
          </table:table-cell>
          <table:table-cell office:value-type="float" office:value="-1.197">
            <text:p>-1.197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708">
            <text:p>-4.708</text:p>
          </table:table-cell>
          <table:table-cell office:value-type="float" office:value="3.269">
            <text:p>3.269</text:p>
          </table:table-cell>
          <table:table-cell office:value-type="float" office:value="-1.121">
            <text:p>-1.121</text:p>
          </table:table-cell>
          <table:table-cell office:value-type="float" office:value="0.701">
            <text:p>0.701</text:p>
          </table:table-cell>
          <table:table-cell office:value-type="float" office:value="0.437">
            <text:p>0.437</text:p>
          </table:table-cell>
          <table:table-cell office:value-type="float" office:value="0.176">
            <text:p>0.176</text:p>
          </table:table-cell>
          <table:table-cell office:value-type="float" office:value="0.552">
            <text:p>0.552</text:p>
          </table:table-cell>
          <table:table-cell office:value-type="float" office:value="0.004">
            <text:p>0.004</text:p>
          </table:table-cell>
          <table:table-cell office:value-type="float" office:value="-0.168">
            <text:p>-0.168</text:p>
          </table:table-cell>
          <table:table-cell office:value-type="float" office:value="-1.484">
            <text:p>-1.484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">
            <text:p>-3</text:p>
          </table:table-cell>
          <table:table-cell office:value-type="float" office:value="1.524">
            <text:p>1.524</text:p>
          </table:table-cell>
          <table:table-cell office:value-type="float" office:value="-0.866">
            <text:p>-0.866</text:p>
          </table:table-cell>
          <table:table-cell office:value-type="float" office:value="1.015">
            <text:p>1.015</text:p>
          </table:table-cell>
          <table:table-cell office:value-type="float" office:value="-0.4">
            <text:p>-0.4</text:p>
          </table:table-cell>
          <table:table-cell office:value-type="float" office:value="0.861">
            <text:p>0.861</text:p>
          </table:table-cell>
          <table:table-cell office:value-type="float" office:value="0.174">
            <text:p>0.174</text:p>
          </table:table-cell>
          <table:table-cell office:value-type="float" office:value="0.938">
            <text:p>0.938</text:p>
          </table:table-cell>
          <table:table-cell office:value-type="float" office:value="-0.216">
            <text:p>-0.216</text:p>
          </table:table-cell>
          <table:table-cell office:value-type="float" office:value="-1.01">
            <text:p>-1.01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347">
            <text:p>-3.347</text:p>
          </table:table-cell>
          <table:table-cell office:value-type="float" office:value="-0.159">
            <text:p>-0.159</text:p>
          </table:table-cell>
          <table:table-cell office:value-type="float" office:value="-0.414">
            <text:p>-0.414</text:p>
          </table:table-cell>
          <table:table-cell office:value-type="float" office:value="0.922">
            <text:p>0.922</text:p>
          </table:table-cell>
          <table:table-cell office:value-type="float" office:value="0.973">
            <text:p>0.973</text:p>
          </table:table-cell>
          <table:table-cell office:value-type="float" office:value="0.978">
            <text:p>0.978</text:p>
          </table:table-cell>
          <table:table-cell office:value-type="float" office:value="0.929">
            <text:p>0.929</text:p>
          </table:table-cell>
          <table:table-cell office:value-type="float" office:value="-1.211">
            <text:p>-1.211</text:p>
          </table:table-cell>
          <table:table-cell office:value-type="float" office:value="-1.268">
            <text:p>-1.268</text:p>
          </table:table-cell>
          <table:table-cell office:value-type="float" office:value="0.278">
            <text:p>0.278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518">
            <text:p>-3.518</text:p>
          </table:table-cell>
          <table:table-cell office:value-type="float" office:value="0.716">
            <text:p>0.716</text:p>
          </table:table-cell>
          <table:table-cell office:value-type="float" office:value="-0.365">
            <text:p>-0.365</text:p>
          </table:table-cell>
          <table:table-cell office:value-type="float" office:value="1.788">
            <text:p>1.788</text:p>
          </table:table-cell>
          <table:table-cell office:value-type="float" office:value="0.584">
            <text:p>0.584</text:p>
          </table:table-cell>
          <table:table-cell office:value-type="float" office:value="1.678">
            <text:p>1.678</text:p>
          </table:table-cell>
          <table:table-cell office:value-type="float" office:value="-0.109">
            <text:p>-0.109</text:p>
          </table:table-cell>
          <table:table-cell office:value-type="float" office:value="-0.016">
            <text:p>-0.016</text:p>
          </table:table-cell>
          <table:table-cell office:value-type="float" office:value="-1.501">
            <text:p>-1.501</text:p>
          </table:table-cell>
          <table:table-cell office:value-type="float" office:value="0.002">
            <text:p>0.002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875">
            <text:p>-2.875</text:p>
          </table:table-cell>
          <table:table-cell office:value-type="float" office:value="0.868">
            <text:p>0.868</text:p>
          </table:table-cell>
          <table:table-cell office:value-type="float" office:value="-0.728">
            <text:p>-0.728</text:p>
          </table:table-cell>
          <table:table-cell office:value-type="float" office:value="1.439">
            <text:p>1.439</text:p>
          </table:table-cell>
          <table:table-cell office:value-type="float" office:value="0.355">
            <text:p>0.355</text:p>
          </table:table-cell>
          <table:table-cell office:value-type="float" office:value="0.846">
            <text:p>0.846</text:p>
          </table:table-cell>
          <table:table-cell office:value-type="float" office:value="-0.378">
            <text:p>-0.378</text:p>
          </table:table-cell>
          <table:table-cell office:value-type="float" office:value="-0.233">
            <text:p>-0.233</text:p>
          </table:table-cell>
          <table:table-cell office:value-type="float" office:value="-1.072">
            <text:p>-1.072</text:p>
          </table:table-cell>
          <table:table-cell office:value-type="float" office:value="0.505">
            <text:p>0.505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612">
            <text:p>-2.612</text:p>
          </table:table-cell>
          <table:table-cell office:value-type="float" office:value="1.403">
            <text:p>1.403</text:p>
          </table:table-cell>
          <table:table-cell office:value-type="float" office:value="-0.87">
            <text:p>-0.87</text:p>
          </table:table-cell>
          <table:table-cell office:value-type="float" office:value="0.47">
            <text:p>0.47</text:p>
          </table:table-cell>
          <table:table-cell office:value-type="float" office:value="-0.448">
            <text:p>-0.448</text:p>
          </table:table-cell>
          <table:table-cell office:value-type="float" office:value="0.172">
            <text:p>0.172</text:p>
          </table:table-cell>
          <table:table-cell office:value-type="float" office:value="-0.06">
            <text:p>-0.06</text:p>
          </table:table-cell>
          <table:table-cell office:value-type="float" office:value="-0.656">
            <text:p>-0.656</text:p>
          </table:table-cell>
          <table:table-cell office:value-type="float" office:value="-0.334">
            <text:p>-0.334</text:p>
          </table:table-cell>
          <table:table-cell office:value-type="float" office:value="0.087">
            <text:p>0.087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859">
            <text:p>-2.859</text:p>
          </table:table-cell>
          <table:table-cell office:value-type="float" office:value="2.255">
            <text:p>2.255</text:p>
          </table:table-cell>
          <table:table-cell office:value-type="float" office:value="-0.676">
            <text:p>-0.676</text:p>
          </table:table-cell>
          <table:table-cell office:value-type="float" office:value="0.098">
            <text:p>0.098</text:p>
          </table:table-cell>
          <table:table-cell office:value-type="float" office:value="-1.086">
            <text:p>-1.086</text:p>
          </table:table-cell>
          <table:table-cell office:value-type="float" office:value="0.041">
            <text:p>0.041</text:p>
          </table:table-cell>
          <table:table-cell office:value-type="float" office:value="0.732">
            <text:p>0.732</text:p>
          </table:table-cell>
          <table:table-cell office:value-type="float" office:value="0.305">
            <text:p>0.305</text:p>
          </table:table-cell>
          <table:table-cell office:value-type="float" office:value="-0.141">
            <text:p>-0.141</text:p>
          </table:table-cell>
          <table:table-cell office:value-type="float" office:value="-0.636">
            <text:p>-0.636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497">
            <text:p>-2.497</text:p>
          </table:table-cell>
          <table:table-cell office:value-type="float" office:value="1.692">
            <text:p>1.692</text:p>
          </table:table-cell>
          <table:table-cell office:value-type="float" office:value="-0.607">
            <text:p>-0.607</text:p>
          </table:table-cell>
          <table:table-cell office:value-type="float" office:value="0.02">
            <text:p>0.02</text:p>
          </table:table-cell>
          <table:table-cell office:value-type="float" office:value="-0.71">
            <text:p>-0.71</text:p>
          </table:table-cell>
          <table:table-cell office:value-type="float" office:value="0.612">
            <text:p>0.612</text:p>
          </table:table-cell>
          <table:table-cell office:value-type="float" office:value="0.093">
            <text:p>0.093</text:p>
          </table:table-cell>
          <table:table-cell office:value-type="float" office:value="0.272">
            <text:p>0.272</text:p>
          </table:table-cell>
          <table:table-cell office:value-type="float" office:value="-0.06">
            <text:p>-0.06</text:p>
          </table:table-cell>
          <table:table-cell office:value-type="float" office:value="-0.507">
            <text:p>-0.507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236">
            <text:p>-3.236</text:p>
          </table:table-cell>
          <table:table-cell office:value-type="float" office:value="2.745">
            <text:p>2.745</text:p>
          </table:table-cell>
          <table:table-cell office:value-type="float" office:value="-0.806">
            <text:p>-0.806</text:p>
          </table:table-cell>
          <table:table-cell office:value-type="float" office:value="-0.2">
            <text:p>-0.2</text:p>
          </table:table-cell>
          <table:table-cell office:value-type="float" office:value="-0.386">
            <text:p>-0.386</text:p>
          </table:table-cell>
          <table:table-cell office:value-type="float" office:value="0.358">
            <text:p>0.358</text:p>
          </table:table-cell>
          <table:table-cell office:value-type="float" office:value="0.889">
            <text:p>0.889</text:p>
          </table:table-cell>
          <table:table-cell office:value-type="float" office:value="0.516">
            <text:p>0.516</text:p>
          </table:table-cell>
          <table:table-cell office:value-type="float" office:value="-0.297">
            <text:p>-0.297</text:p>
          </table:table-cell>
          <table:table-cell office:value-type="float" office:value="-1.075">
            <text:p>-1.075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188">
            <text:p>-4.188</text:p>
          </table:table-cell>
          <table:table-cell office:value-type="float" office:value="3.229">
            <text:p>3.229</text:p>
          </table:table-cell>
          <table:table-cell office:value-type="float" office:value="-0.456">
            <text:p>-0.456</text:p>
          </table:table-cell>
          <table:table-cell office:value-type="float" office:value="1.077">
            <text:p>1.077</text:p>
          </table:table-cell>
          <table:table-cell office:value-type="float" office:value="-1.385">
            <text:p>-1.385</text:p>
          </table:table-cell>
          <table:table-cell office:value-type="float" office:value="-0.104">
            <text:p>-0.104</text:p>
          </table:table-cell>
          <table:table-cell office:value-type="float" office:value="0.459">
            <text:p>0.459</text:p>
          </table:table-cell>
          <table:table-cell office:value-type="float" office:value="0.558">
            <text:p>0.558</text:p>
          </table:table-cell>
          <table:table-cell office:value-type="float" office:value="0.701">
            <text:p>0.701</text:p>
          </table:table-cell>
          <table:table-cell office:value-type="float" office:value="-0.32">
            <text:p>-0.32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775">
            <text:p>-3.775</text:p>
          </table:table-cell>
          <table:table-cell office:value-type="float" office:value="2.188">
            <text:p>2.188</text:p>
          </table:table-cell>
          <table:table-cell office:value-type="float" office:value="-1.017">
            <text:p>-1.017</text:p>
          </table:table-cell>
          <table:table-cell office:value-type="float" office:value="0.687">
            <text:p>0.687</text:p>
          </table:table-cell>
          <table:table-cell office:value-type="float" office:value="-0.464">
            <text:p>-0.464</text:p>
          </table:table-cell>
          <table:table-cell office:value-type="float" office:value="1.189">
            <text:p>1.189</text:p>
          </table:table-cell>
          <table:table-cell office:value-type="float" office:value="-0.157">
            <text:p>-0.157</text:p>
          </table:table-cell>
          <table:table-cell office:value-type="float" office:value="1.673">
            <text:p>1.673</text:p>
          </table:table-cell>
          <table:table-cell office:value-type="float" office:value="-0.024">
            <text:p>-0.024</text:p>
          </table:table-cell>
          <table:table-cell office:value-type="float" office:value="-1.144">
            <text:p>-1.144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744">
            <text:p>-4.744</text:p>
          </table:table-cell>
          <table:table-cell office:value-type="float" office:value="3.385">
            <text:p>3.385</text:p>
          </table:table-cell>
          <table:table-cell office:value-type="float" office:value="-0.886">
            <text:p>-0.886</text:p>
          </table:table-cell>
          <table:table-cell office:value-type="float" office:value="0.571">
            <text:p>0.571</text:p>
          </table:table-cell>
          <table:table-cell office:value-type="float" office:value="0.235">
            <text:p>0.235</text:p>
          </table:table-cell>
          <table:table-cell office:value-type="float" office:value="0.183">
            <text:p>0.183</text:p>
          </table:table-cell>
          <table:table-cell office:value-type="float" office:value="0.357">
            <text:p>0.357</text:p>
          </table:table-cell>
          <table:table-cell office:value-type="float" office:value="0.04">
            <text:p>0.04</text:p>
          </table:table-cell>
          <table:table-cell office:value-type="float" office:value="0.203">
            <text:p>0.203</text:p>
          </table:table-cell>
          <table:table-cell office:value-type="float" office:value="-1.68">
            <text:p>-1.68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046">
            <text:p>-3.046</text:p>
          </table:table-cell>
          <table:table-cell office:value-type="float" office:value="1.462">
            <text:p>1.462</text:p>
          </table:table-cell>
          <table:table-cell office:value-type="float" office:value="-0.823">
            <text:p>-0.823</text:p>
          </table:table-cell>
          <table:table-cell office:value-type="float" office:value="0.935">
            <text:p>0.935</text:p>
          </table:table-cell>
          <table:table-cell office:value-type="float" office:value="-0.44">
            <text:p>-0.44</text:p>
          </table:table-cell>
          <table:table-cell office:value-type="float" office:value="0.849">
            <text:p>0.849</text:p>
          </table:table-cell>
          <table:table-cell office:value-type="float" office:value="0.085">
            <text:p>0.085</text:p>
          </table:table-cell>
          <table:table-cell office:value-type="float" office:value="0.865">
            <text:p>0.865</text:p>
          </table:table-cell>
          <table:table-cell office:value-type="float" office:value="-0.178">
            <text:p>-0.178</text:p>
          </table:table-cell>
          <table:table-cell office:value-type="float" office:value="-0.954">
            <text:p>-0.954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594">
            <text:p>-3.594</text:p>
          </table:table-cell>
          <table:table-cell office:value-type="float" office:value="-0.137">
            <text:p>-0.137</text:p>
          </table:table-cell>
          <table:table-cell office:value-type="float" office:value="-0.028">
            <text:p>-0.028</text:p>
          </table:table-cell>
          <table:table-cell office:value-type="float" office:value="1.018">
            <text:p>1.018</text:p>
          </table:table-cell>
          <table:table-cell office:value-type="float" office:value="1.069">
            <text:p>1.069</text:p>
          </table:table-cell>
          <table:table-cell office:value-type="float" office:value="0.723">
            <text:p>0.723</text:p>
          </table:table-cell>
          <table:table-cell office:value-type="float" office:value="0.695">
            <text:p>0.695</text:p>
          </table:table-cell>
          <table:table-cell office:value-type="float" office:value="-0.982">
            <text:p>-0.982</text:p>
          </table:table-cell>
          <table:table-cell office:value-type="float" office:value="-1.433">
            <text:p>-1.433</text:p>
          </table:table-cell>
          <table:table-cell office:value-type="float" office:value="0.249">
            <text:p>0.249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426">
            <text:p>-3.426</text:p>
          </table:table-cell>
          <table:table-cell office:value-type="float" office:value="0.584">
            <text:p>0.584</text:p>
          </table:table-cell>
          <table:table-cell office:value-type="float" office:value="-0.469">
            <text:p>-0.469</text:p>
          </table:table-cell>
          <table:table-cell office:value-type="float" office:value="1.776">
            <text:p>1.776</text:p>
          </table:table-cell>
          <table:table-cell office:value-type="float" office:value="0.566">
            <text:p>0.566</text:p>
          </table:table-cell>
          <table:table-cell office:value-type="float" office:value="1.686">
            <text:p>1.686</text:p>
          </table:table-cell>
          <table:table-cell office:value-type="float" office:value="0.07">
            <text:p>0.07</text:p>
          </table:table-cell>
          <table:table-cell office:value-type="float" office:value="0.081">
            <text:p>0.081</text:p>
          </table:table-cell>
          <table:table-cell office:value-type="float" office:value="-1.483">
            <text:p>-1.483</text:p>
          </table:table-cell>
          <table:table-cell office:value-type="float" office:value="-0.141">
            <text:p>-0.141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086">
            <text:p>-3.086</text:p>
          </table:table-cell>
          <table:table-cell office:value-type="float" office:value="1.01">
            <text:p>1.01</text:p>
          </table:table-cell>
          <table:table-cell office:value-type="float" office:value="-0.627">
            <text:p>-0.627</text:p>
          </table:table-cell>
          <table:table-cell office:value-type="float" office:value="1.508">
            <text:p>1.508</text:p>
          </table:table-cell>
          <table:table-cell office:value-type="float" office:value="0.338">
            <text:p>0.338</text:p>
          </table:table-cell>
          <table:table-cell office:value-type="float" office:value="0.747">
            <text:p>0.747</text:p>
          </table:table-cell>
          <table:table-cell office:value-type="float" office:value="-0.479">
            <text:p>-0.479</text:p>
          </table:table-cell>
          <table:table-cell office:value-type="float" office:value="-0.323">
            <text:p>-0.323</text:p>
          </table:table-cell>
          <table:table-cell office:value-type="float" office:value="-1.087">
            <text:p>-1.087</text:p>
          </table:table-cell>
          <table:table-cell office:value-type="float" office:value="0.645">
            <text:p>0.645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75">
            <text:p>-2.75</text:p>
          </table:table-cell>
          <table:table-cell office:value-type="float" office:value="1.475">
            <text:p>1.475</text:p>
          </table:table-cell>
          <table:table-cell office:value-type="float" office:value="-0.848">
            <text:p>-0.848</text:p>
          </table:table-cell>
          <table:table-cell office:value-type="float" office:value="0.364">
            <text:p>0.364</text:p>
          </table:table-cell>
          <table:table-cell office:value-type="float" office:value="-0.275">
            <text:p>-0.275</text:p>
          </table:table-cell>
          <table:table-cell office:value-type="float" office:value="0.02">
            <text:p>0.02</text:p>
          </table:table-cell>
          <table:table-cell office:value-type="float" office:value="-0.003">
            <text:p>-0.003</text:p>
          </table:table-cell>
          <table:table-cell office:value-type="float" office:value="-0.782">
            <text:p>-0.782</text:p>
          </table:table-cell>
          <table:table-cell office:value-type="float" office:value="-0.291">
            <text:p>-0.291</text:p>
          </table:table-cell>
          <table:table-cell office:value-type="float" office:value="0.167">
            <text:p>0.167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846">
            <text:p>-2.846</text:p>
          </table:table-cell>
          <table:table-cell office:value-type="float" office:value="2.43">
            <text:p>2.43</text:p>
          </table:table-cell>
          <table:table-cell office:value-type="float" office:value="-0.78">
            <text:p>-0.78</text:p>
          </table:table-cell>
          <table:table-cell office:value-type="float" office:value="-0.153">
            <text:p>-0.153</text:p>
          </table:table-cell>
          <table:table-cell office:value-type="float" office:value="-0.905">
            <text:p>-0.905</text:p>
          </table:table-cell>
          <table:table-cell office:value-type="float" office:value="0.24">
            <text:p>0.24</text:p>
          </table:table-cell>
          <table:table-cell office:value-type="float" office:value="0.746">
            <text:p>0.746</text:p>
          </table:table-cell>
          <table:table-cell office:value-type="float" office:value="0.14">
            <text:p>0.14</text:p>
          </table:table-cell>
          <table:table-cell office:value-type="float" office:value="-0.114">
            <text:p>-0.114</text:p>
          </table:table-cell>
          <table:table-cell office:value-type="float" office:value="-0.746">
            <text:p>-0.746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511">
            <text:p>-2.511</text:p>
          </table:table-cell>
          <table:table-cell office:value-type="float" office:value="1.511">
            <text:p>1.511</text:p>
          </table:table-cell>
          <table:table-cell office:value-type="float" office:value="-0.555">
            <text:p>-0.555</text:p>
          </table:table-cell>
          <table:table-cell office:value-type="float" office:value="0.226">
            <text:p>0.226</text:p>
          </table:table-cell>
          <table:table-cell office:value-type="float" office:value="-0.735">
            <text:p>-0.735</text:p>
          </table:table-cell>
          <table:table-cell office:value-type="float" office:value="0.631">
            <text:p>0.631</text:p>
          </table:table-cell>
          <table:table-cell office:value-type="float" office:value="-0.006">
            <text:p>-0.006</text:p>
          </table:table-cell>
          <table:table-cell office:value-type="float" office:value="0.52">
            <text:p>0.52</text:p>
          </table:table-cell>
          <table:table-cell office:value-type="float" office:value="-0.138">
            <text:p>-0.138</text:p>
          </table:table-cell>
          <table:table-cell office:value-type="float" office:value="-0.651">
            <text:p>-0.651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124">
            <text:p>-3.124</text:p>
          </table:table-cell>
          <table:table-cell office:value-type="float" office:value="2.733">
            <text:p>2.733</text:p>
          </table:table-cell>
          <table:table-cell office:value-type="float" office:value="-0.857">
            <text:p>-0.857</text:p>
          </table:table-cell>
          <table:table-cell office:value-type="float" office:value="-0.334">
            <text:p>-0.334</text:p>
          </table:table-cell>
          <table:table-cell office:value-type="float" office:value="-0.312">
            <text:p>-0.312</text:p>
          </table:table-cell>
          <table:table-cell office:value-type="float" office:value="0.587">
            <text:p>0.587</text:p>
          </table:table-cell>
          <table:table-cell office:value-type="float" office:value="0.849">
            <text:p>0.849</text:p>
          </table:table-cell>
          <table:table-cell office:value-type="float" office:value="0.475">
            <text:p>0.475</text:p>
          </table:table-cell>
          <table:table-cell office:value-type="float" office:value="-0.174">
            <text:p>-0.174</text:p>
          </table:table-cell>
          <table:table-cell office:value-type="float" office:value="-0.899">
            <text:p>-0.899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175">
            <text:p>-4.175</text:p>
          </table:table-cell>
          <table:table-cell office:value-type="float" office:value="3.32">
            <text:p>3.32</text:p>
          </table:table-cell>
          <table:table-cell office:value-type="float" office:value="-0.446">
            <text:p>-0.446</text:p>
          </table:table-cell>
          <table:table-cell office:value-type="float" office:value="0.988">
            <text:p>0.988</text:p>
          </table:table-cell>
          <table:table-cell office:value-type="float" office:value="-1.48">
            <text:p>-1.48</text:p>
          </table:table-cell>
          <table:table-cell office:value-type="float" office:value="0.133">
            <text:p>0.133</text:p>
          </table:table-cell>
          <table:table-cell office:value-type="float" office:value="0.507">
            <text:p>0.507</text:p>
          </table:table-cell>
          <table:table-cell office:value-type="float" office:value="0.605">
            <text:p>0.605</text:p>
          </table:table-cell>
          <table:table-cell office:value-type="float" office:value="0.691">
            <text:p>0.691</text:p>
          </table:table-cell>
          <table:table-cell office:value-type="float" office:value="-0.462">
            <text:p>-0.462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777">
            <text:p>-3.777</text:p>
          </table:table-cell>
          <table:table-cell office:value-type="float" office:value="2.064">
            <text:p>2.064</text:p>
          </table:table-cell>
          <table:table-cell office:value-type="float" office:value="-0.983">
            <text:p>-0.983</text:p>
          </table:table-cell>
          <table:table-cell office:value-type="float" office:value="0.846">
            <text:p>0.846</text:p>
          </table:table-cell>
          <table:table-cell office:value-type="float" office:value="-0.373">
            <text:p>-0.373</text:p>
          </table:table-cell>
          <table:table-cell office:value-type="float" office:value="0.96">
            <text:p>0.96</text:p>
          </table:table-cell>
          <table:table-cell office:value-type="float" office:value="-0.04">
            <text:p>-0.04</text:p>
          </table:table-cell>
          <table:table-cell office:value-type="float" office:value="1.331">
            <text:p>1.331</text:p>
          </table:table-cell>
          <table:table-cell office:value-type="float" office:value="0.247">
            <text:p>0.247</text:p>
          </table:table-cell>
          <table:table-cell office:value-type="float" office:value="-1.09">
            <text:p>-1.0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788">
            <text:p>-4.788</text:p>
          </table:table-cell>
          <table:table-cell office:value-type="float" office:value="3.632">
            <text:p>3.632</text:p>
          </table:table-cell>
          <table:table-cell office:value-type="float" office:value="-0.71">
            <text:p>-0.71</text:p>
          </table:table-cell>
          <table:table-cell office:value-type="float" office:value="0.3">
            <text:p>0.3</text:p>
          </table:table-cell>
          <table:table-cell office:value-type="float" office:value="0.366">
            <text:p>0.366</text:p>
          </table:table-cell>
          <table:table-cell office:value-type="float" office:value="-0.121">
            <text:p>-0.121</text:p>
          </table:table-cell>
          <table:table-cell office:value-type="float" office:value="0.403">
            <text:p>0.403</text:p>
          </table:table-cell>
          <table:table-cell office:value-type="float" office:value="-0.016">
            <text:p>-0.016</text:p>
          </table:table-cell>
          <table:table-cell office:value-type="float" office:value="0.124">
            <text:p>0.124</text:p>
          </table:table-cell>
          <table:table-cell office:value-type="float" office:value="-1.32">
            <text:p>-1.32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006">
            <text:p>-3.006</text:p>
          </table:table-cell>
          <table:table-cell office:value-type="float" office:value="1.407">
            <text:p>1.407</text:p>
          </table:table-cell>
          <table:table-cell office:value-type="float" office:value="-0.875">
            <text:p>-0.875</text:p>
          </table:table-cell>
          <table:table-cell office:value-type="float" office:value="0.945">
            <text:p>0.945</text:p>
          </table:table-cell>
          <table:table-cell office:value-type="float" office:value="-0.495">
            <text:p>-0.495</text:p>
          </table:table-cell>
          <table:table-cell office:value-type="float" office:value="0.721">
            <text:p>0.721</text:p>
          </table:table-cell>
          <table:table-cell office:value-type="float" office:value="0.212">
            <text:p>0.212</text:p>
          </table:table-cell>
          <table:table-cell office:value-type="float" office:value="0.75">
            <text:p>0.75</text:p>
          </table:table-cell>
          <table:table-cell office:value-type="float" office:value="-0.037">
            <text:p>-0.037</text:p>
          </table:table-cell>
          <table:table-cell office:value-type="float" office:value="-1.054">
            <text:p>-1.054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781">
            <text:p>-3.781</text:p>
          </table:table-cell>
          <table:table-cell office:value-type="float" office:value="-0.011">
            <text:p>-0.011</text:p>
          </table:table-cell>
          <table:table-cell office:value-type="float" office:value="0.102">
            <text:p>0.102</text:p>
          </table:table-cell>
          <table:table-cell office:value-type="float" office:value="1.115">
            <text:p>1.115</text:p>
          </table:table-cell>
          <table:table-cell office:value-type="float" office:value="1.036">
            <text:p>1.036</text:p>
          </table:table-cell>
          <table:table-cell office:value-type="float" office:value="0.651">
            <text:p>0.651</text:p>
          </table:table-cell>
          <table:table-cell office:value-type="float" office:value="0.615">
            <text:p>0.615</text:p>
          </table:table-cell>
          <table:table-cell office:value-type="float" office:value="-1.082">
            <text:p>-1.082</text:p>
          </table:table-cell>
          <table:table-cell office:value-type="float" office:value="-1.272">
            <text:p>-1.272</text:p>
          </table:table-cell>
          <table:table-cell office:value-type="float" office:value="0.05">
            <text:p>0.05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394">
            <text:p>-3.394</text:p>
          </table:table-cell>
          <table:table-cell office:value-type="float" office:value="0.557">
            <text:p>0.557</text:p>
          </table:table-cell>
          <table:table-cell office:value-type="float" office:value="-0.573">
            <text:p>-0.573</text:p>
          </table:table-cell>
          <table:table-cell office:value-type="float" office:value="1.704">
            <text:p>1.704</text:p>
          </table:table-cell>
          <table:table-cell office:value-type="float" office:value="0.608">
            <text:p>0.608</text:p>
          </table:table-cell>
          <table:table-cell office:value-type="float" office:value="1.644">
            <text:p>1.644</text:p>
          </table:table-cell>
          <table:table-cell office:value-type="float" office:value="0.109">
            <text:p>0.109</text:p>
          </table:table-cell>
          <table:table-cell office:value-type="float" office:value="0.2">
            <text:p>0.2</text:p>
          </table:table-cell>
          <table:table-cell office:value-type="float" office:value="-1.507">
            <text:p>-1.507</text:p>
          </table:table-cell>
          <table:table-cell office:value-type="float" office:value="-0.225">
            <text:p>-0.225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091">
            <text:p>-3.091</text:p>
          </table:table-cell>
          <table:table-cell office:value-type="float" office:value="0.935">
            <text:p>0.935</text:p>
          </table:table-cell>
          <table:table-cell office:value-type="float" office:value="-0.574">
            <text:p>-0.574</text:p>
          </table:table-cell>
          <table:table-cell office:value-type="float" office:value="1.36">
            <text:p>1.36</text:p>
          </table:table-cell>
          <table:table-cell office:value-type="float" office:value="0.416">
            <text:p>0.416</text:p>
          </table:table-cell>
          <table:table-cell office:value-type="float" office:value="0.764">
            <text:p>0.764</text:p>
          </table:table-cell>
          <table:table-cell office:value-type="float" office:value="-0.48">
            <text:p>-0.48</text:p>
          </table:table-cell>
          <table:table-cell office:value-type="float" office:value="-0.144">
            <text:p>-0.144</text:p>
          </table:table-cell>
          <table:table-cell office:value-type="float" office:value="-1.295">
            <text:p>-1.295</text:p>
          </table:table-cell>
          <table:table-cell office:value-type="float" office:value="0.696">
            <text:p>0.696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85">
            <text:p>-2.85</text:p>
          </table:table-cell>
          <table:table-cell office:value-type="float" office:value="1.446">
            <text:p>1.446</text:p>
          </table:table-cell>
          <table:table-cell office:value-type="float" office:value="-0.792">
            <text:p>-0.792</text:p>
          </table:table-cell>
          <table:table-cell office:value-type="float" office:value="0.482">
            <text:p>0.482</text:p>
          </table:table-cell>
          <table:table-cell office:value-type="float" office:value="-0.365">
            <text:p>-0.365</text:p>
          </table:table-cell>
          <table:table-cell office:value-type="float" office:value="0.046">
            <text:p>0.046</text:p>
          </table:table-cell>
          <table:table-cell office:value-type="float" office:value="-0.029">
            <text:p>-0.029</text:p>
          </table:table-cell>
          <table:table-cell office:value-type="float" office:value="-0.761">
            <text:p>-0.761</text:p>
          </table:table-cell>
          <table:table-cell office:value-type="float" office:value="-0.251">
            <text:p>-0.251</text:p>
          </table:table-cell>
          <table:table-cell office:value-type="float" office:value="0.113">
            <text:p>0.113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884">
            <text:p>-2.884</text:p>
          </table:table-cell>
          <table:table-cell office:value-type="float" office:value="2.424">
            <text:p>2.424</text:p>
          </table:table-cell>
          <table:table-cell office:value-type="float" office:value="-0.764">
            <text:p>-0.764</text:p>
          </table:table-cell>
          <table:table-cell office:value-type="float" office:value="-0.108">
            <text:p>-0.108</text:p>
          </table:table-cell>
          <table:table-cell office:value-type="float" office:value="-1.015">
            <text:p>-1.015</text:p>
          </table:table-cell>
          <table:table-cell office:value-type="float" office:value="0.361">
            <text:p>0.361</text:p>
          </table:table-cell>
          <table:table-cell office:value-type="float" office:value="0.712">
            <text:p>0.712</text:p>
          </table:table-cell>
          <table:table-cell office:value-type="float" office:value="0.133">
            <text:p>0.133</text:p>
          </table:table-cell>
          <table:table-cell office:value-type="float" office:value="-0.017">
            <text:p>-0.017</text:p>
          </table:table-cell>
          <table:table-cell office:value-type="float" office:value="-0.847">
            <text:p>-0.847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656">
            <text:p>-2.656</text:p>
          </table:table-cell>
          <table:table-cell office:value-type="float" office:value="1.263">
            <text:p>1.263</text:p>
          </table:table-cell>
          <table:table-cell office:value-type="float" office:value="-0.527">
            <text:p>-0.527</text:p>
          </table:table-cell>
          <table:table-cell office:value-type="float" office:value="0.464">
            <text:p>0.464</text:p>
          </table:table-cell>
          <table:table-cell office:value-type="float" office:value="-0.612">
            <text:p>-0.612</text:p>
          </table:table-cell>
          <table:table-cell office:value-type="float" office:value="0.668">
            <text:p>0.668</text:p>
          </table:table-cell>
          <table:table-cell office:value-type="float" office:value="-0.16">
            <text:p>-0.16</text:p>
          </table:table-cell>
          <table:table-cell office:value-type="float" office:value="0.857">
            <text:p>0.857</text:p>
          </table:table-cell>
          <table:table-cell office:value-type="float" office:value="-0.416">
            <text:p>-0.416</text:p>
          </table:table-cell>
          <table:table-cell office:value-type="float" office:value="-0.596">
            <text:p>-0.596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246">
            <text:p>-3.246</text:p>
          </table:table-cell>
          <table:table-cell office:value-type="float" office:value="2.796">
            <text:p>2.796</text:p>
          </table:table-cell>
          <table:table-cell office:value-type="float" office:value="-0.867">
            <text:p>-0.867</text:p>
          </table:table-cell>
          <table:table-cell office:value-type="float" office:value="-0.205">
            <text:p>-0.205</text:p>
          </table:table-cell>
          <table:table-cell office:value-type="float" office:value="-0.316">
            <text:p>-0.316</text:p>
          </table:table-cell>
          <table:table-cell office:value-type="float" office:value="0.808">
            <text:p>0.808</text:p>
          </table:table-cell>
          <table:table-cell office:value-type="float" office:value="0.824">
            <text:p>0.824</text:p>
          </table:table-cell>
          <table:table-cell office:value-type="float" office:value="0.062">
            <text:p>0.062</text:p>
          </table:table-cell>
          <table:table-cell office:value-type="float" office:value="-0.118">
            <text:p>-0.118</text:p>
          </table:table-cell>
          <table:table-cell office:value-type="float" office:value="-0.749">
            <text:p>-0.749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172">
            <text:p>-4.172</text:p>
          </table:table-cell>
          <table:table-cell office:value-type="float" office:value="3.188">
            <text:p>3.188</text:p>
          </table:table-cell>
          <table:table-cell office:value-type="float" office:value="-0.375">
            <text:p>-0.375</text:p>
          </table:table-cell>
          <table:table-cell office:value-type="float" office:value="1.028">
            <text:p>1.028</text:p>
          </table:table-cell>
          <table:table-cell office:value-type="float" office:value="-1.41">
            <text:p>-1.41</text:p>
          </table:table-cell>
          <table:table-cell office:value-type="float" office:value="0.008">
            <text:p>0.008</text:p>
          </table:table-cell>
          <table:table-cell office:value-type="float" office:value="0.513">
            <text:p>0.513</text:p>
          </table:table-cell>
          <table:table-cell office:value-type="float" office:value="0.635">
            <text:p>0.635</text:p>
          </table:table-cell>
          <table:table-cell office:value-type="float" office:value="0.802">
            <text:p>0.802</text:p>
          </table:table-cell>
          <table:table-cell office:value-type="float" office:value="-0.28">
            <text:p>-0.28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862">
            <text:p>-3.862</text:p>
          </table:table-cell>
          <table:table-cell office:value-type="float" office:value="1.801">
            <text:p>1.801</text:p>
          </table:table-cell>
          <table:table-cell office:value-type="float" office:value="-0.717">
            <text:p>-0.717</text:p>
          </table:table-cell>
          <table:table-cell office:value-type="float" office:value="1.133">
            <text:p>1.133</text:p>
          </table:table-cell>
          <table:table-cell office:value-type="float" office:value="-0.23">
            <text:p>-0.23</text:p>
          </table:table-cell>
          <table:table-cell office:value-type="float" office:value="0.922">
            <text:p>0.922</text:p>
          </table:table-cell>
          <table:table-cell office:value-type="float" office:value="-0.223">
            <text:p>-0.223</text:p>
          </table:table-cell>
          <table:table-cell office:value-type="float" office:value="1.264">
            <text:p>1.264</text:p>
          </table:table-cell>
          <table:table-cell office:value-type="float" office:value="0.194">
            <text:p>0.194</text:p>
          </table:table-cell>
          <table:table-cell office:value-type="float" office:value="-0.935">
            <text:p>-0.935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836">
            <text:p>-4.836</text:p>
          </table:table-cell>
          <table:table-cell office:value-type="float" office:value="3.871">
            <text:p>3.871</text:p>
          </table:table-cell>
          <table:table-cell office:value-type="float" office:value="-0.684">
            <text:p>-0.684</text:p>
          </table:table-cell>
          <table:table-cell office:value-type="float" office:value="0.182">
            <text:p>0.182</text:p>
          </table:table-cell>
          <table:table-cell office:value-type="float" office:value="0.349">
            <text:p>0.349</text:p>
          </table:table-cell>
          <table:table-cell office:value-type="float" office:value="-0.176">
            <text:p>-0.176</text:p>
          </table:table-cell>
          <table:table-cell office:value-type="float" office:value="0.317">
            <text:p>0.317</text:p>
          </table:table-cell>
          <table:table-cell office:value-type="float" office:value="0.059">
            <text:p>0.059</text:p>
          </table:table-cell>
          <table:table-cell office:value-type="float" office:value="-0.024">
            <text:p>-0.024</text:p>
          </table:table-cell>
          <table:table-cell office:value-type="float" office:value="-1.13">
            <text:p>-1.13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973">
            <text:p>-2.973</text:p>
          </table:table-cell>
          <table:table-cell office:value-type="float" office:value="1.304">
            <text:p>1.304</text:p>
          </table:table-cell>
          <table:table-cell office:value-type="float" office:value="-0.849">
            <text:p>-0.849</text:p>
          </table:table-cell>
          <table:table-cell office:value-type="float" office:value="0.984">
            <text:p>0.984</text:p>
          </table:table-cell>
          <table:table-cell office:value-type="float" office:value="-0.508">
            <text:p>-0.508</text:p>
          </table:table-cell>
          <table:table-cell office:value-type="float" office:value="0.59">
            <text:p>0.59</text:p>
          </table:table-cell>
          <table:table-cell office:value-type="float" office:value="0.248">
            <text:p>0.248</text:p>
          </table:table-cell>
          <table:table-cell office:value-type="float" office:value="0.728">
            <text:p>0.728</text:p>
          </table:table-cell>
          <table:table-cell office:value-type="float" office:value="0.073">
            <text:p>0.073</text:p>
          </table:table-cell>
          <table:table-cell office:value-type="float" office:value="-1.107">
            <text:p>-1.107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858">
            <text:p>-3.858</text:p>
          </table:table-cell>
          <table:table-cell office:value-type="float" office:value="0.115">
            <text:p>0.115</text:p>
          </table:table-cell>
          <table:table-cell office:value-type="float" office:value="0.05">
            <text:p>0.05</text:p>
          </table:table-cell>
          <table:table-cell office:value-type="float" office:value="1.17">
            <text:p>1.17</text:p>
          </table:table-cell>
          <table:table-cell office:value-type="float" office:value="0.975">
            <text:p>0.975</text:p>
          </table:table-cell>
          <table:table-cell office:value-type="float" office:value="0.703">
            <text:p>0.703</text:p>
          </table:table-cell>
          <table:table-cell office:value-type="float" office:value="0.585">
            <text:p>0.585</text:p>
          </table:table-cell>
          <table:table-cell office:value-type="float" office:value="-1.191">
            <text:p>-1.191</text:p>
          </table:table-cell>
          <table:table-cell office:value-type="float" office:value="-1.172">
            <text:p>-1.172</text:p>
          </table:table-cell>
          <table:table-cell office:value-type="float" office:value="-0.076">
            <text:p>-0.07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404">
            <text:p>-3.404</text:p>
          </table:table-cell>
          <table:table-cell office:value-type="float" office:value="0.506">
            <text:p>0.506</text:p>
          </table:table-cell>
          <table:table-cell office:value-type="float" office:value="-0.591">
            <text:p>-0.591</text:p>
          </table:table-cell>
          <table:table-cell office:value-type="float" office:value="1.627">
            <text:p>1.627</text:p>
          </table:table-cell>
          <table:table-cell office:value-type="float" office:value="0.66">
            <text:p>0.66</text:p>
          </table:table-cell>
          <table:table-cell office:value-type="float" office:value="1.456">
            <text:p>1.456</text:p>
          </table:table-cell>
          <table:table-cell office:value-type="float" office:value="0.068">
            <text:p>0.068</text:p>
          </table:table-cell>
          <table:table-cell office:value-type="float" office:value="0.381">
            <text:p>0.381</text:p>
          </table:table-cell>
          <table:table-cell office:value-type="float" office:value="-1.494">
            <text:p>-1.494</text:p>
          </table:table-cell>
          <table:table-cell office:value-type="float" office:value="-0.453">
            <text:p>-0.453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952">
            <text:p>-2.952</text:p>
          </table:table-cell>
          <table:table-cell office:value-type="float" office:value="0.777">
            <text:p>0.777</text:p>
          </table:table-cell>
          <table:table-cell office:value-type="float" office:value="-0.74">
            <text:p>-0.74</text:p>
          </table:table-cell>
          <table:table-cell office:value-type="float" office:value="1.311">
            <text:p>1.311</text:p>
          </table:table-cell>
          <table:table-cell office:value-type="float" office:value="0.424">
            <text:p>0.424</text:p>
          </table:table-cell>
          <table:table-cell office:value-type="float" office:value="0.853">
            <text:p>0.853</text:p>
          </table:table-cell>
          <table:table-cell office:value-type="float" office:value="-0.319">
            <text:p>-0.319</text:p>
          </table:table-cell>
          <table:table-cell office:value-type="float" office:value="-0.082">
            <text:p>-0.082</text:p>
          </table:table-cell>
          <table:table-cell office:value-type="float" office:value="-1.456">
            <text:p>-1.456</text:p>
          </table:table-cell>
          <table:table-cell office:value-type="float" office:value="0.616">
            <text:p>0.616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3.005">
            <text:p>-3.005</text:p>
          </table:table-cell>
          <table:table-cell office:value-type="float" office:value="1.472">
            <text:p>1.472</text:p>
          </table:table-cell>
          <table:table-cell office:value-type="float" office:value="-0.716">
            <text:p>-0.716</text:p>
          </table:table-cell>
          <table:table-cell office:value-type="float" office:value="0.535">
            <text:p>0.535</text:p>
          </table:table-cell>
          <table:table-cell office:value-type="float" office:value="-0.392">
            <text:p>-0.392</text:p>
          </table:table-cell>
          <table:table-cell office:value-type="float" office:value="0.054">
            <text:p>0.054</text:p>
          </table:table-cell>
          <table:table-cell office:value-type="float" office:value="-0.054">
            <text:p>-0.054</text:p>
          </table:table-cell>
          <table:table-cell office:value-type="float" office:value="-0.686">
            <text:p>-0.686</text:p>
          </table:table-cell>
          <table:table-cell office:value-type="float" office:value="-0.29">
            <text:p>-0.29</text:p>
          </table:table-cell>
          <table:table-cell office:value-type="float" office:value="0.153">
            <text:p>0.153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898">
            <text:p>-2.898</text:p>
          </table:table-cell>
          <table:table-cell office:value-type="float" office:value="2.421">
            <text:p>2.421</text:p>
          </table:table-cell>
          <table:table-cell office:value-type="float" office:value="-0.81">
            <text:p>-0.81</text:p>
          </table:table-cell>
          <table:table-cell office:value-type="float" office:value="-0.043">
            <text:p>-0.043</text:p>
          </table:table-cell>
          <table:table-cell office:value-type="float" office:value="-1.164">
            <text:p>-1.164</text:p>
          </table:table-cell>
          <table:table-cell office:value-type="float" office:value="0.448">
            <text:p>0.448</text:p>
          </table:table-cell>
          <table:table-cell office:value-type="float" office:value="0.69">
            <text:p>0.69</text:p>
          </table:table-cell>
          <table:table-cell office:value-type="float" office:value="0.218">
            <text:p>0.218</text:p>
          </table:table-cell>
          <table:table-cell office:value-type="float" office:value="-0.078">
            <text:p>-0.078</text:p>
          </table:table-cell>
          <table:table-cell office:value-type="float" office:value="-0.876">
            <text:p>-0.876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906">
            <text:p>-2.906</text:p>
          </table:table-cell>
          <table:table-cell office:value-type="float" office:value="1.102">
            <text:p>1.102</text:p>
          </table:table-cell>
          <table:table-cell office:value-type="float" office:value="-0.491">
            <text:p>-0.491</text:p>
          </table:table-cell>
          <table:table-cell office:value-type="float" office:value="0.575">
            <text:p>0.575</text:p>
          </table:table-cell>
          <table:table-cell office:value-type="float" office:value="-0.386">
            <text:p>-0.386</text:p>
          </table:table-cell>
          <table:table-cell office:value-type="float" office:value="0.771">
            <text:p>0.771</text:p>
          </table:table-cell>
          <table:table-cell office:value-type="float" office:value="-0.134">
            <text:p>-0.134</text:p>
          </table:table-cell>
          <table:table-cell office:value-type="float" office:value="0.977">
            <text:p>0.977</text:p>
          </table:table-cell>
          <table:table-cell office:value-type="float" office:value="-0.54">
            <text:p>-0.54</text:p>
          </table:table-cell>
          <table:table-cell office:value-type="float" office:value="-0.604">
            <text:p>-0.604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462">
            <text:p>-3.462</text:p>
          </table:table-cell>
          <table:table-cell office:value-type="float" office:value="2.648">
            <text:p>2.648</text:p>
          </table:table-cell>
          <table:table-cell office:value-type="float" office:value="-0.447">
            <text:p>-0.447</text:p>
          </table:table-cell>
          <table:table-cell office:value-type="float" office:value="0">
            <text:p>0</text:p>
          </table:table-cell>
          <table:table-cell office:value-type="float" office:value="-0.416">
            <text:p>-0.416</text:p>
          </table:table-cell>
          <table:table-cell office:value-type="float" office:value="0.767">
            <text:p>0.767</text:p>
          </table:table-cell>
          <table:table-cell office:value-type="float" office:value="0.569">
            <text:p>0.569</text:p>
          </table:table-cell>
          <table:table-cell office:value-type="float" office:value="-0.072">
            <text:p>-0.072</text:p>
          </table:table-cell>
          <table:table-cell office:value-type="float" office:value="-0.08">
            <text:p>-0.08</text:p>
          </table:table-cell>
          <table:table-cell office:value-type="float" office:value="-0.798">
            <text:p>-0.798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076">
            <text:p>-4.076</text:p>
          </table:table-cell>
          <table:table-cell office:value-type="float" office:value="3.336">
            <text:p>3.336</text:p>
          </table:table-cell>
          <table:table-cell office:value-type="float" office:value="-0.688">
            <text:p>-0.688</text:p>
          </table:table-cell>
          <table:table-cell office:value-type="float" office:value="0.677">
            <text:p>0.677</text:p>
          </table:table-cell>
          <table:table-cell office:value-type="float" office:value="-1.472">
            <text:p>-1.472</text:p>
          </table:table-cell>
          <table:table-cell office:value-type="float" office:value="0.461">
            <text:p>0.461</text:p>
          </table:table-cell>
          <table:table-cell office:value-type="float" office:value="0.682">
            <text:p>0.682</text:p>
          </table:table-cell>
          <table:table-cell office:value-type="float" office:value="0.724">
            <text:p>0.724</text:p>
          </table:table-cell>
          <table:table-cell office:value-type="float" office:value="0.717">
            <text:p>0.717</text:p>
          </table:table-cell>
          <table:table-cell office:value-type="float" office:value="-0.409">
            <text:p>-0.409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846">
            <text:p>-3.846</text:p>
          </table:table-cell>
          <table:table-cell office:value-type="float" office:value="1.426">
            <text:p>1.426</text:p>
          </table:table-cell>
          <table:table-cell office:value-type="float" office:value="-0.607">
            <text:p>-0.607</text:p>
          </table:table-cell>
          <table:table-cell office:value-type="float" office:value="1.434">
            <text:p>1.434</text:p>
          </table:table-cell>
          <table:table-cell office:value-type="float" office:value="-0.072">
            <text:p>-0.072</text:p>
          </table:table-cell>
          <table:table-cell office:value-type="float" office:value="1.13">
            <text:p>1.13</text:p>
          </table:table-cell>
          <table:table-cell office:value-type="float" office:value="-0.535">
            <text:p>-0.535</text:p>
          </table:table-cell>
          <table:table-cell office:value-type="float" office:value="1.159">
            <text:p>1.159</text:p>
          </table:table-cell>
          <table:table-cell office:value-type="float" office:value="-0.123">
            <text:p>-0.123</text:p>
          </table:table-cell>
          <table:table-cell office:value-type="float" office:value="-0.385">
            <text:p>-0.385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885">
            <text:p>-4.885</text:p>
          </table:table-cell>
          <table:table-cell office:value-type="float" office:value="3.967">
            <text:p>3.967</text:p>
          </table:table-cell>
          <table:table-cell office:value-type="float" office:value="-0.948">
            <text:p>-0.948</text:p>
          </table:table-cell>
          <table:table-cell office:value-type="float" office:value="0.373">
            <text:p>0.373</text:p>
          </table:table-cell>
          <table:table-cell office:value-type="float" office:value="0.255">
            <text:p>0.255</text:p>
          </table:table-cell>
          <table:table-cell office:value-type="float" office:value="-0.121">
            <text:p>-0.121</text:p>
          </table:table-cell>
          <table:table-cell office:value-type="float" office:value="0.43">
            <text:p>0.43</text:p>
          </table:table-cell>
          <table:table-cell office:value-type="float" office:value="-0.013">
            <text:p>-0.013</text:p>
          </table:table-cell>
          <table:table-cell office:value-type="float" office:value="0.018">
            <text:p>0.018</text:p>
          </table:table-cell>
          <table:table-cell office:value-type="float" office:value="-1.518">
            <text:p>-1.518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98">
            <text:p>-2.98</text:p>
          </table:table-cell>
          <table:table-cell office:value-type="float" office:value="1.29">
            <text:p>1.29</text:p>
          </table:table-cell>
          <table:table-cell office:value-type="float" office:value="-0.842">
            <text:p>-0.842</text:p>
          </table:table-cell>
          <table:table-cell office:value-type="float" office:value="0.955">
            <text:p>0.955</text:p>
          </table:table-cell>
          <table:table-cell office:value-type="float" office:value="-0.491">
            <text:p>-0.491</text:p>
          </table:table-cell>
          <table:table-cell office:value-type="float" office:value="0.572">
            <text:p>0.572</text:p>
          </table:table-cell>
          <table:table-cell office:value-type="float" office:value="0.267">
            <text:p>0.267</text:p>
          </table:table-cell>
          <table:table-cell office:value-type="float" office:value="0.692">
            <text:p>0.692</text:p>
          </table:table-cell>
          <table:table-cell office:value-type="float" office:value="0.084">
            <text:p>0.084</text:p>
          </table:table-cell>
          <table:table-cell office:value-type="float" office:value="-1.1">
            <text:p>-1.1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208">
            <text:p>-3.208</text:p>
          </table:table-cell>
          <table:table-cell office:value-type="float" office:value="-0.608">
            <text:p>-0.608</text:p>
          </table:table-cell>
          <table:table-cell office:value-type="float" office:value="-0.516">
            <text:p>-0.516</text:p>
          </table:table-cell>
          <table:table-cell office:value-type="float" office:value="1.098">
            <text:p>1.098</text:p>
          </table:table-cell>
          <table:table-cell office:value-type="float" office:value="1.529">
            <text:p>1.529</text:p>
          </table:table-cell>
          <table:table-cell office:value-type="float" office:value="1.069">
            <text:p>1.069</text:p>
          </table:table-cell>
          <table:table-cell office:value-type="float" office:value="0.186">
            <text:p>0.186</text:p>
          </table:table-cell>
          <table:table-cell office:value-type="float" office:value="-0.947">
            <text:p>-0.947</text:p>
          </table:table-cell>
          <table:table-cell office:value-type="float" office:value="-0.248">
            <text:p>-0.248</text:p>
          </table:table-cell>
          <table:table-cell office:value-type="float" office:value="-0.059">
            <text:p>-0.059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569">
            <text:p>-2.569</text:p>
          </table:table-cell>
          <table:table-cell office:value-type="float" office:value="-0.11">
            <text:p>-0.11</text:p>
          </table:table-cell>
          <table:table-cell office:value-type="float" office:value="-0.841">
            <text:p>-0.841</text:p>
          </table:table-cell>
          <table:table-cell office:value-type="float" office:value="0.732">
            <text:p>0.732</text:p>
          </table:table-cell>
          <table:table-cell office:value-type="float" office:value="1.112">
            <text:p>1.112</text:p>
          </table:table-cell>
          <table:table-cell office:value-type="float" office:value="0.961">
            <text:p>0.961</text:p>
          </table:table-cell>
          <table:table-cell office:value-type="float" office:value="-0.075">
            <text:p>-0.075</text:p>
          </table:table-cell>
          <table:table-cell office:value-type="float" office:value="0.148">
            <text:p>0.148</text:p>
          </table:table-cell>
          <table:table-cell office:value-type="float" office:value="-0.893">
            <text:p>-0.893</text:p>
          </table:table-cell>
          <table:table-cell office:value-type="float" office:value="0.314">
            <text:p>0.314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21">
            <text:p>-2.21</text:p>
          </table:table-cell>
          <table:table-cell office:value-type="float" office:value="0.661">
            <text:p>0.661</text:p>
          </table:table-cell>
          <table:table-cell office:value-type="float" office:value="-0.581">
            <text:p>-0.581</text:p>
          </table:table-cell>
          <table:table-cell office:value-type="float" office:value="1.139">
            <text:p>1.139</text:p>
          </table:table-cell>
          <table:table-cell office:value-type="float" office:value="0.238">
            <text:p>0.238</text:p>
          </table:table-cell>
          <table:table-cell office:value-type="float" office:value="0.074">
            <text:p>0.074</text:p>
          </table:table-cell>
          <table:table-cell office:value-type="float" office:value="-0.625">
            <text:p>-0.625</text:p>
          </table:table-cell>
          <table:table-cell office:value-type="float" office:value="-0.366">
            <text:p>-0.366</text:p>
          </table:table-cell>
          <table:table-cell office:value-type="float" office:value="-0.326">
            <text:p>-0.326</text:p>
          </table:table-cell>
          <table:table-cell office:value-type="float" office:value="0.557">
            <text:p>0.557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885">
            <text:p>-1.885</text:p>
          </table:table-cell>
          <table:table-cell office:value-type="float" office:value="2.214">
            <text:p>2.214</text:p>
          </table:table-cell>
          <table:table-cell office:value-type="float" office:value="-0.673">
            <text:p>-0.673</text:p>
          </table:table-cell>
          <table:table-cell office:value-type="float" office:value="0.147">
            <text:p>0.147</text:p>
          </table:table-cell>
          <table:table-cell office:value-type="float" office:value="-0.148">
            <text:p>-0.148</text:p>
          </table:table-cell>
          <table:table-cell office:value-type="float" office:value="-0.4">
            <text:p>-0.4</text:p>
          </table:table-cell>
          <table:table-cell office:value-type="float" office:value="0.252">
            <text:p>0.252</text:p>
          </table:table-cell>
          <table:table-cell office:value-type="float" office:value="-0.098">
            <text:p>-0.098</text:p>
          </table:table-cell>
          <table:table-cell office:value-type="float" office:value="-0.874">
            <text:p>-0.874</text:p>
          </table:table-cell>
          <table:table-cell office:value-type="float" office:value="0.245">
            <text:p>0.24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488">
            <text:p>-2.488</text:p>
          </table:table-cell>
          <table:table-cell office:value-type="float" office:value="2.822">
            <text:p>2.822</text:p>
          </table:table-cell>
          <table:table-cell office:value-type="float" office:value="-0.239">
            <text:p>-0.239</text:p>
          </table:table-cell>
          <table:table-cell office:value-type="float" office:value="-0.33">
            <text:p>-0.33</text:p>
          </table:table-cell>
          <table:table-cell office:value-type="float" office:value="-1.355">
            <text:p>-1.355</text:p>
          </table:table-cell>
          <table:table-cell office:value-type="float" office:value="0.284">
            <text:p>0.284</text:p>
          </table:table-cell>
          <table:table-cell office:value-type="float" office:value="0.101">
            <text:p>0.101</text:p>
          </table:table-cell>
          <table:table-cell office:value-type="float" office:value="0.934">
            <text:p>0.934</text:p>
          </table:table-cell>
          <table:table-cell office:value-type="float" office:value="-0.966">
            <text:p>-0.966</text:p>
          </table:table-cell>
          <table:table-cell office:value-type="float" office:value="-0.31">
            <text:p>-0.31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335">
            <text:p>-2.335</text:p>
          </table:table-cell>
          <table:table-cell office:value-type="float" office:value="2.896">
            <text:p>2.896</text:p>
          </table:table-cell>
          <table:table-cell office:value-type="float" office:value="-0.295">
            <text:p>-0.295</text:p>
          </table:table-cell>
          <table:table-cell office:value-type="float" office:value="-0.42">
            <text:p>-0.42</text:p>
          </table:table-cell>
          <table:table-cell office:value-type="float" office:value="-0.645">
            <text:p>-0.645</text:p>
          </table:table-cell>
          <table:table-cell office:value-type="float" office:value="0.351">
            <text:p>0.351</text:p>
          </table:table-cell>
          <table:table-cell office:value-type="float" office:value="0.12">
            <text:p>0.12</text:p>
          </table:table-cell>
          <table:table-cell office:value-type="float" office:value="0.447">
            <text:p>0.447</text:p>
          </table:table-cell>
          <table:table-cell office:value-type="float" office:value="-1.126">
            <text:p>-1.126</text:p>
          </table:table-cell>
          <table:table-cell office:value-type="float" office:value="0.11">
            <text:p>0.11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15">
            <text:p>-2.715</text:p>
          </table:table-cell>
          <table:table-cell office:value-type="float" office:value="2.325">
            <text:p>2.325</text:p>
          </table:table-cell>
          <table:table-cell office:value-type="float" office:value="0.701">
            <text:p>0.701</text:p>
          </table:table-cell>
          <table:table-cell office:value-type="float" office:value="0.239">
            <text:p>0.239</text:p>
          </table:table-cell>
          <table:table-cell office:value-type="float" office:value="-1.426">
            <text:p>-1.426</text:p>
          </table:table-cell>
          <table:table-cell office:value-type="float" office:value="-0.218">
            <text:p>-0.218</text:p>
          </table:table-cell>
          <table:table-cell office:value-type="float" office:value="-0.317">
            <text:p>-0.317</text:p>
          </table:table-cell>
          <table:table-cell office:value-type="float" office:value="1.516">
            <text:p>1.516</text:p>
          </table:table-cell>
          <table:table-cell office:value-type="float" office:value="-0.162">
            <text:p>-0.162</text:p>
          </table:table-cell>
          <table:table-cell office:value-type="float" office:value="-0.703">
            <text:p>-0.703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21">
            <text:p>-4.21</text:p>
          </table:table-cell>
          <table:table-cell office:value-type="float" office:value="3.289">
            <text:p>3.289</text:p>
          </table:table-cell>
          <table:table-cell office:value-type="float" office:value="-0.106">
            <text:p>-0.106</text:p>
          </table:table-cell>
          <table:table-cell office:value-type="float" office:value="-1.247">
            <text:p>-1.247</text:p>
          </table:table-cell>
          <table:table-cell office:value-type="float" office:value="-0.683">
            <text:p>-0.683</text:p>
          </table:table-cell>
          <table:table-cell office:value-type="float" office:value="0.539">
            <text:p>0.539</text:p>
          </table:table-cell>
          <table:table-cell office:value-type="float" office:value="0.579">
            <text:p>0.579</text:p>
          </table:table-cell>
          <table:table-cell office:value-type="float" office:value="0.832">
            <text:p>0.832</text:p>
          </table:table-cell>
          <table:table-cell office:value-type="float" office:value="-0.035">
            <text:p>-0.035</text:p>
          </table:table-cell>
          <table:table-cell office:value-type="float" office:value="-0.764">
            <text:p>-0.764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984">
            <text:p>-3.984</text:p>
          </table:table-cell>
          <table:table-cell office:value-type="float" office:value="2.29">
            <text:p>2.29</text:p>
          </table:table-cell>
          <table:table-cell office:value-type="float" office:value="-0.103">
            <text:p>-0.103</text:p>
          </table:table-cell>
          <table:table-cell office:value-type="float" office:value="-0.707">
            <text:p>-0.707</text:p>
          </table:table-cell>
          <table:table-cell office:value-type="float" office:value="0.297">
            <text:p>0.297</text:p>
          </table:table-cell>
          <table:table-cell office:value-type="float" office:value="0.317">
            <text:p>0.317</text:p>
          </table:table-cell>
          <table:table-cell office:value-type="float" office:value="0.857">
            <text:p>0.857</text:p>
          </table:table-cell>
          <table:table-cell office:value-type="float" office:value="1.403">
            <text:p>1.403</text:p>
          </table:table-cell>
          <table:table-cell office:value-type="float" office:value="-1.253">
            <text:p>-1.253</text:p>
          </table:table-cell>
          <table:table-cell office:value-type="float" office:value="-0.298">
            <text:p>-0.298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964">
            <text:p>-4.964</text:p>
          </table:table-cell>
          <table:table-cell office:value-type="float" office:value="2.78">
            <text:p>2.78</text:p>
          </table:table-cell>
          <table:table-cell office:value-type="float" office:value="0.474">
            <text:p>0.474</text:p>
          </table:table-cell>
          <table:table-cell office:value-type="float" office:value="0.047">
            <text:p>0.047</text:p>
          </table:table-cell>
          <table:table-cell office:value-type="float" office:value="0.417">
            <text:p>0.417</text:p>
          </table:table-cell>
          <table:table-cell office:value-type="float" office:value="-0.328">
            <text:p>-0.328</text:p>
          </table:table-cell>
          <table:table-cell office:value-type="float" office:value="0.334">
            <text:p>0.334</text:p>
          </table:table-cell>
          <table:table-cell office:value-type="float" office:value="0.474">
            <text:p>0.474</text:p>
          </table:table-cell>
          <table:table-cell office:value-type="float" office:value="-1.26">
            <text:p>-1.26</text:p>
          </table:table-cell>
          <table:table-cell office:value-type="float" office:value="-0.221">
            <text:p>-0.221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528">
            <text:p>-2.528</text:p>
          </table:table-cell>
          <table:table-cell office:value-type="float" office:value="1.288">
            <text:p>1.288</text:p>
          </table:table-cell>
          <table:table-cell office:value-type="float" office:value="-0.144">
            <text:p>-0.144</text:p>
          </table:table-cell>
          <table:table-cell office:value-type="float" office:value="-0.171">
            <text:p>-0.171</text:p>
          </table:table-cell>
          <table:table-cell office:value-type="float" office:value="-0.077">
            <text:p>-0.077</text:p>
          </table:table-cell>
          <table:table-cell office:value-type="float" office:value="0.26">
            <text:p>0.26</text:p>
          </table:table-cell>
          <table:table-cell office:value-type="float" office:value="-0.045">
            <text:p>-0.045</text:p>
          </table:table-cell>
          <table:table-cell office:value-type="float" office:value="0.681">
            <text:p>0.681</text:p>
          </table:table-cell>
          <table:table-cell office:value-type="float" office:value="-1.399">
            <text:p>-1.399</text:p>
          </table:table-cell>
          <table:table-cell office:value-type="float" office:value="-0.066">
            <text:p>-0.066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431">
            <text:p>-3.431</text:p>
          </table:table-cell>
          <table:table-cell office:value-type="float" office:value="-0.5">
            <text:p>-0.5</text:p>
          </table:table-cell>
          <table:table-cell office:value-type="float" office:value="-0.362">
            <text:p>-0.362</text:p>
          </table:table-cell>
          <table:table-cell office:value-type="float" office:value="1.173">
            <text:p>1.173</text:p>
          </table:table-cell>
          <table:table-cell office:value-type="float" office:value="1.59">
            <text:p>1.59</text:p>
          </table:table-cell>
          <table:table-cell office:value-type="float" office:value="0.956">
            <text:p>0.956</text:p>
          </table:table-cell>
          <table:table-cell office:value-type="float" office:value="0.162">
            <text:p>0.162</text:p>
          </table:table-cell>
          <table:table-cell office:value-type="float" office:value="-0.853">
            <text:p>-0.853</text:p>
          </table:table-cell>
          <table:table-cell office:value-type="float" office:value="-0.364">
            <text:p>-0.364</text:p>
          </table:table-cell>
          <table:table-cell office:value-type="float" office:value="0.084">
            <text:p>0.084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659">
            <text:p>-2.659</text:p>
          </table:table-cell>
          <table:table-cell office:value-type="float" office:value="-0.101">
            <text:p>-0.101</text:p>
          </table:table-cell>
          <table:table-cell office:value-type="float" office:value="-0.687">
            <text:p>-0.687</text:p>
          </table:table-cell>
          <table:table-cell office:value-type="float" office:value="0.697">
            <text:p>0.697</text:p>
          </table:table-cell>
          <table:table-cell office:value-type="float" office:value="1.081">
            <text:p>1.081</text:p>
          </table:table-cell>
          <table:table-cell office:value-type="float" office:value="1.045">
            <text:p>1.045</text:p>
          </table:table-cell>
          <table:table-cell office:value-type="float" office:value="-0.149">
            <text:p>-0.149</text:p>
          </table:table-cell>
          <table:table-cell office:value-type="float" office:value="0.184">
            <text:p>0.184</text:p>
          </table:table-cell>
          <table:table-cell office:value-type="float" office:value="-0.927">
            <text:p>-0.927</text:p>
          </table:table-cell>
          <table:table-cell office:value-type="float" office:value="0.327">
            <text:p>0.327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103">
            <text:p>-2.103</text:p>
          </table:table-cell>
          <table:table-cell office:value-type="float" office:value="0.655">
            <text:p>0.655</text:p>
          </table:table-cell>
          <table:table-cell office:value-type="float" office:value="-0.84">
            <text:p>-0.84</text:p>
          </table:table-cell>
          <table:table-cell office:value-type="float" office:value="1.195">
            <text:p>1.195</text:p>
          </table:table-cell>
          <table:table-cell office:value-type="float" office:value="0.377">
            <text:p>0.377</text:p>
          </table:table-cell>
          <table:table-cell office:value-type="float" office:value="0.135">
            <text:p>0.135</text:p>
          </table:table-cell>
          <table:table-cell office:value-type="float" office:value="-0.504">
            <text:p>-0.504</text:p>
          </table:table-cell>
          <table:table-cell office:value-type="float" office:value="-0.549">
            <text:p>-0.549</text:p>
          </table:table-cell>
          <table:table-cell office:value-type="float" office:value="-0.404">
            <text:p>-0.404</text:p>
          </table:table-cell>
          <table:table-cell office:value-type="float" office:value="0.602">
            <text:p>0.602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926">
            <text:p>-1.926</text:p>
          </table:table-cell>
          <table:table-cell office:value-type="float" office:value="2.172">
            <text:p>2.172</text:p>
          </table:table-cell>
          <table:table-cell office:value-type="float" office:value="-0.571">
            <text:p>-0.571</text:p>
          </table:table-cell>
          <table:table-cell office:value-type="float" office:value="0.257">
            <text:p>0.257</text:p>
          </table:table-cell>
          <table:table-cell office:value-type="float" office:value="-0.159">
            <text:p>-0.159</text:p>
          </table:table-cell>
          <table:table-cell office:value-type="float" office:value="-0.493">
            <text:p>-0.493</text:p>
          </table:table-cell>
          <table:table-cell office:value-type="float" office:value="0.27">
            <text:p>0.27</text:p>
          </table:table-cell>
          <table:table-cell office:value-type="float" office:value="-0.153">
            <text:p>-0.153</text:p>
          </table:table-cell>
          <table:table-cell office:value-type="float" office:value="-0.673">
            <text:p>-0.673</text:p>
          </table:table-cell>
          <table:table-cell office:value-type="float" office:value="-0.005">
            <text:p>-0.00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512">
            <text:p>-2.512</text:p>
          </table:table-cell>
          <table:table-cell office:value-type="float" office:value="2.826">
            <text:p>2.826</text:p>
          </table:table-cell>
          <table:table-cell office:value-type="float" office:value="-0.171">
            <text:p>-0.171</text:p>
          </table:table-cell>
          <table:table-cell office:value-type="float" office:value="-0.385">
            <text:p>-0.385</text:p>
          </table:table-cell>
          <table:table-cell office:value-type="float" office:value="-1.495">
            <text:p>-1.495</text:p>
          </table:table-cell>
          <table:table-cell office:value-type="float" office:value="0.381">
            <text:p>0.381</text:p>
          </table:table-cell>
          <table:table-cell office:value-type="float" office:value="0.067">
            <text:p>0.067</text:p>
          </table:table-cell>
          <table:table-cell office:value-type="float" office:value="0.899">
            <text:p>0.899</text:p>
          </table:table-cell>
          <table:table-cell office:value-type="float" office:value="-0.902">
            <text:p>-0.902</text:p>
          </table:table-cell>
          <table:table-cell office:value-type="float" office:value="-0.412">
            <text:p>-0.412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353">
            <text:p>-2.353</text:p>
          </table:table-cell>
          <table:table-cell office:value-type="float" office:value="2.897">
            <text:p>2.897</text:p>
          </table:table-cell>
          <table:table-cell office:value-type="float" office:value="-0.433">
            <text:p>-0.433</text:p>
          </table:table-cell>
          <table:table-cell office:value-type="float" office:value="-0.193">
            <text:p>-0.193</text:p>
          </table:table-cell>
          <table:table-cell office:value-type="float" office:value="-0.715">
            <text:p>-0.715</text:p>
          </table:table-cell>
          <table:table-cell office:value-type="float" office:value="0.359">
            <text:p>0.359</text:p>
          </table:table-cell>
          <table:table-cell office:value-type="float" office:value="0.26">
            <text:p>0.26</text:p>
          </table:table-cell>
          <table:table-cell office:value-type="float" office:value="0.273">
            <text:p>0.273</text:p>
          </table:table-cell>
          <table:table-cell office:value-type="float" office:value="-1.206">
            <text:p>-1.206</text:p>
          </table:table-cell>
          <table:table-cell office:value-type="float" office:value="0.36">
            <text:p>0.36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08">
            <text:p>-2.708</text:p>
          </table:table-cell>
          <table:table-cell office:value-type="float" office:value="2.396">
            <text:p>2.396</text:p>
          </table:table-cell>
          <table:table-cell office:value-type="float" office:value="0.728">
            <text:p>0.728</text:p>
          </table:table-cell>
          <table:table-cell office:value-type="float" office:value="0.336">
            <text:p>0.336</text:p>
          </table:table-cell>
          <table:table-cell office:value-type="float" office:value="-1.437">
            <text:p>-1.437</text:p>
          </table:table-cell>
          <table:table-cell office:value-type="float" office:value="-0.344">
            <text:p>-0.344</text:p>
          </table:table-cell>
          <table:table-cell office:value-type="float" office:value="-0.411">
            <text:p>-0.411</text:p>
          </table:table-cell>
          <table:table-cell office:value-type="float" office:value="1.469">
            <text:p>1.469</text:p>
          </table:table-cell>
          <table:table-cell office:value-type="float" office:value="-0.022">
            <text:p>-0.022</text:p>
          </table:table-cell>
          <table:table-cell office:value-type="float" office:value="-0.717">
            <text:p>-0.717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341">
            <text:p>-4.341</text:p>
          </table:table-cell>
          <table:table-cell office:value-type="float" office:value="3.514">
            <text:p>3.514</text:p>
          </table:table-cell>
          <table:table-cell office:value-type="float" office:value="-0.453">
            <text:p>-0.453</text:p>
          </table:table-cell>
          <table:table-cell office:value-type="float" office:value="-1.047">
            <text:p>-1.047</text:p>
          </table:table-cell>
          <table:table-cell office:value-type="float" office:value="-0.469">
            <text:p>-0.469</text:p>
          </table:table-cell>
          <table:table-cell office:value-type="float" office:value="0.51">
            <text:p>0.51</text:p>
          </table:table-cell>
          <table:table-cell office:value-type="float" office:value="0.618">
            <text:p>0.618</text:p>
          </table:table-cell>
          <table:table-cell office:value-type="float" office:value="0.801">
            <text:p>0.801</text:p>
          </table:table-cell>
          <table:table-cell office:value-type="float" office:value="-0.399">
            <text:p>-0.399</text:p>
          </table:table-cell>
          <table:table-cell office:value-type="float" office:value="-0.777">
            <text:p>-0.777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045">
            <text:p>-4.045</text:p>
          </table:table-cell>
          <table:table-cell office:value-type="float" office:value="2.193">
            <text:p>2.193</text:p>
          </table:table-cell>
          <table:table-cell office:value-type="float" office:value="0.2">
            <text:p>0.2</text:p>
          </table:table-cell>
          <table:table-cell office:value-type="float" office:value="-0.745">
            <text:p>-0.745</text:p>
          </table:table-cell>
          <table:table-cell office:value-type="float" office:value="0.215">
            <text:p>0.215</text:p>
          </table:table-cell>
          <table:table-cell office:value-type="float" office:value="0.387">
            <text:p>0.387</text:p>
          </table:table-cell>
          <table:table-cell office:value-type="float" office:value="0.625">
            <text:p>0.625</text:p>
          </table:table-cell>
          <table:table-cell office:value-type="float" office:value="1.477">
            <text:p>1.477</text:p>
          </table:table-cell>
          <table:table-cell office:value-type="float" office:value="-1.207">
            <text:p>-1.207</text:p>
          </table:table-cell>
          <table:table-cell office:value-type="float" office:value="-0.27">
            <text:p>-0.27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5.02">
            <text:p>-5.02</text:p>
          </table:table-cell>
          <table:table-cell office:value-type="float" office:value="2.551">
            <text:p>2.551</text:p>
          </table:table-cell>
          <table:table-cell office:value-type="float" office:value="0.562">
            <text:p>0.562</text:p>
          </table:table-cell>
          <table:table-cell office:value-type="float" office:value="-0.136">
            <text:p>-0.136</text:p>
          </table:table-cell>
          <table:table-cell office:value-type="float" office:value="0.531">
            <text:p>0.531</text:p>
          </table:table-cell>
          <table:table-cell office:value-type="float" office:value="-0.064">
            <text:p>-0.064</text:p>
          </table:table-cell>
          <table:table-cell office:value-type="float" office:value="0.373">
            <text:p>0.373</text:p>
          </table:table-cell>
          <table:table-cell office:value-type="float" office:value="0.631">
            <text:p>0.631</text:p>
          </table:table-cell>
          <table:table-cell office:value-type="float" office:value="-1.407">
            <text:p>-1.407</text:p>
          </table:table-cell>
          <table:table-cell office:value-type="float" office:value="-0.267">
            <text:p>-0.267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665">
            <text:p>-2.665</text:p>
          </table:table-cell>
          <table:table-cell office:value-type="float" office:value="1.633">
            <text:p>1.633</text:p>
          </table:table-cell>
          <table:table-cell office:value-type="float" office:value="-0.384">
            <text:p>-0.384</text:p>
          </table:table-cell>
          <table:table-cell office:value-type="float" office:value="-0.111">
            <text:p>-0.111</text:p>
          </table:table-cell>
          <table:table-cell office:value-type="float" office:value="-0.001">
            <text:p>-0.001</text:p>
          </table:table-cell>
          <table:table-cell office:value-type="float" office:value="0.234">
            <text:p>0.234</text:p>
          </table:table-cell>
          <table:table-cell office:value-type="float" office:value="0.033">
            <text:p>0.033</text:p>
          </table:table-cell>
          <table:table-cell office:value-type="float" office:value="0.478">
            <text:p>0.478</text:p>
          </table:table-cell>
          <table:table-cell office:value-type="float" office:value="-1.558">
            <text:p>-1.558</text:p>
          </table:table-cell>
          <table:table-cell office:value-type="float" office:value="0.219">
            <text:p>0.219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586">
            <text:p>-3.586</text:p>
          </table:table-cell>
          <table:table-cell office:value-type="float" office:value="-0.38">
            <text:p>-0.38</text:p>
          </table:table-cell>
          <table:table-cell office:value-type="float" office:value="-0.359">
            <text:p>-0.359</text:p>
          </table:table-cell>
          <table:table-cell office:value-type="float" office:value="1.307">
            <text:p>1.307</text:p>
          </table:table-cell>
          <table:table-cell office:value-type="float" office:value="1.587">
            <text:p>1.587</text:p>
          </table:table-cell>
          <table:table-cell office:value-type="float" office:value="0.99">
            <text:p>0.99</text:p>
          </table:table-cell>
          <table:table-cell office:value-type="float" office:value="0.18">
            <text:p>0.18</text:p>
          </table:table-cell>
          <table:table-cell office:value-type="float" office:value="-0.831">
            <text:p>-0.831</text:p>
          </table:table-cell>
          <table:table-cell office:value-type="float" office:value="-0.471">
            <text:p>-0.471</text:p>
          </table:table-cell>
          <table:table-cell office:value-type="float" office:value="0.198">
            <text:p>0.198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889">
            <text:p>-2.889</text:p>
          </table:table-cell>
          <table:table-cell office:value-type="float" office:value="-0.039">
            <text:p>-0.039</text:p>
          </table:table-cell>
          <table:table-cell office:value-type="float" office:value="-0.494">
            <text:p>-0.494</text:p>
          </table:table-cell>
          <table:table-cell office:value-type="float" office:value="0.719">
            <text:p>0.719</text:p>
          </table:table-cell>
          <table:table-cell office:value-type="float" office:value="1.104">
            <text:p>1.104</text:p>
          </table:table-cell>
          <table:table-cell office:value-type="float" office:value="1.003">
            <text:p>1.003</text:p>
          </table:table-cell>
          <table:table-cell office:value-type="float" office:value="-0.415">
            <text:p>-0.415</text:p>
          </table:table-cell>
          <table:table-cell office:value-type="float" office:value="0.097">
            <text:p>0.097</text:p>
          </table:table-cell>
          <table:table-cell office:value-type="float" office:value="-0.855">
            <text:p>-0.855</text:p>
          </table:table-cell>
          <table:table-cell office:value-type="float" office:value="0.356">
            <text:p>0.35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282">
            <text:p>-2.282</text:p>
          </table:table-cell>
          <table:table-cell office:value-type="float" office:value="0.673">
            <text:p>0.673</text:p>
          </table:table-cell>
          <table:table-cell office:value-type="float" office:value="-0.798">
            <text:p>-0.798</text:p>
          </table:table-cell>
          <table:table-cell office:value-type="float" office:value="1.286">
            <text:p>1.286</text:p>
          </table:table-cell>
          <table:table-cell office:value-type="float" office:value="0.308">
            <text:p>0.308</text:p>
          </table:table-cell>
          <table:table-cell office:value-type="float" office:value="0.01">
            <text:p>0.01</text:p>
          </table:table-cell>
          <table:table-cell office:value-type="float" office:value="-0.411">
            <text:p>-0.411</text:p>
          </table:table-cell>
          <table:table-cell office:value-type="float" office:value="-0.61">
            <text:p>-0.61</text:p>
          </table:table-cell>
          <table:table-cell office:value-type="float" office:value="-0.266">
            <text:p>-0.266</text:p>
          </table:table-cell>
          <table:table-cell office:value-type="float" office:value="0.584">
            <text:p>0.584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985">
            <text:p>-1.985</text:p>
          </table:table-cell>
          <table:table-cell office:value-type="float" office:value="2.161">
            <text:p>2.161</text:p>
          </table:table-cell>
          <table:table-cell office:value-type="float" office:value="-0.601">
            <text:p>-0.601</text:p>
          </table:table-cell>
          <table:table-cell office:value-type="float" office:value="0.424">
            <text:p>0.424</text:p>
          </table:table-cell>
          <table:table-cell office:value-type="float" office:value="-0.295">
            <text:p>-0.295</text:p>
          </table:table-cell>
          <table:table-cell office:value-type="float" office:value="-0.489">
            <text:p>-0.489</text:p>
          </table:table-cell>
          <table:table-cell office:value-type="float" office:value="0.208">
            <text:p>0.208</text:p>
          </table:table-cell>
          <table:table-cell office:value-type="float" office:value="-0.216">
            <text:p>-0.216</text:p>
          </table:table-cell>
          <table:table-cell office:value-type="float" office:value="-0.562">
            <text:p>-0.562</text:p>
          </table:table-cell>
          <table:table-cell office:value-type="float" office:value="0.079">
            <text:p>0.079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563">
            <text:p>-2.563</text:p>
          </table:table-cell>
          <table:table-cell office:value-type="float" office:value="2.829">
            <text:p>2.829</text:p>
          </table:table-cell>
          <table:table-cell office:value-type="float" office:value="-0.283">
            <text:p>-0.283</text:p>
          </table:table-cell>
          <table:table-cell office:value-type="float" office:value="-0.368">
            <text:p>-0.368</text:p>
          </table:table-cell>
          <table:table-cell office:value-type="float" office:value="-1.593">
            <text:p>-1.593</text:p>
          </table:table-cell>
          <table:table-cell office:value-type="float" office:value="0.408">
            <text:p>0.408</text:p>
          </table:table-cell>
          <table:table-cell office:value-type="float" office:value="0.121">
            <text:p>0.121</text:p>
          </table:table-cell>
          <table:table-cell office:value-type="float" office:value="0.933">
            <text:p>0.933</text:p>
          </table:table-cell>
          <table:table-cell office:value-type="float" office:value="-0.946">
            <text:p>-0.946</text:p>
          </table:table-cell>
          <table:table-cell office:value-type="float" office:value="-0.356">
            <text:p>-0.356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415">
            <text:p>-2.415</text:p>
          </table:table-cell>
          <table:table-cell office:value-type="float" office:value="2.517">
            <text:p>2.517</text:p>
          </table:table-cell>
          <table:table-cell office:value-type="float" office:value="-0.285">
            <text:p>-0.285</text:p>
          </table:table-cell>
          <table:table-cell office:value-type="float" office:value="0.085">
            <text:p>0.085</text:p>
          </table:table-cell>
          <table:table-cell office:value-type="float" office:value="-0.902">
            <text:p>-0.902</text:p>
          </table:table-cell>
          <table:table-cell office:value-type="float" office:value="0.283">
            <text:p>0.283</text:p>
          </table:table-cell>
          <table:table-cell office:value-type="float" office:value="0.302">
            <text:p>0.302</text:p>
          </table:table-cell>
          <table:table-cell office:value-type="float" office:value="0.247">
            <text:p>0.247</text:p>
          </table:table-cell>
          <table:table-cell office:value-type="float" office:value="-1.207">
            <text:p>-1.207</text:p>
          </table:table-cell>
          <table:table-cell office:value-type="float" office:value="0.371">
            <text:p>0.371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76">
            <text:p>-2.776</text:p>
          </table:table-cell>
          <table:table-cell office:value-type="float" office:value="2.563">
            <text:p>2.563</text:p>
          </table:table-cell>
          <table:table-cell office:value-type="float" office:value="0.532">
            <text:p>0.532</text:p>
          </table:table-cell>
          <table:table-cell office:value-type="float" office:value="0.277">
            <text:p>0.277</text:p>
          </table:table-cell>
          <table:table-cell office:value-type="float" office:value="-1.47">
            <text:p>-1.47</text:p>
          </table:table-cell>
          <table:table-cell office:value-type="float" office:value="-0.368">
            <text:p>-0.368</text:p>
          </table:table-cell>
          <table:table-cell office:value-type="float" office:value="-0.278">
            <text:p>-0.278</text:p>
          </table:table-cell>
          <table:table-cell office:value-type="float" office:value="1.479">
            <text:p>1.479</text:p>
          </table:table-cell>
          <table:table-cell office:value-type="float" office:value="-0.164">
            <text:p>-0.164</text:p>
          </table:table-cell>
          <table:table-cell office:value-type="float" office:value="-0.797">
            <text:p>-0.797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384">
            <text:p>-4.384</text:p>
          </table:table-cell>
          <table:table-cell office:value-type="float" office:value="3.721">
            <text:p>3.721</text:p>
          </table:table-cell>
          <table:table-cell office:value-type="float" office:value="-0.905">
            <text:p>-0.905</text:p>
          </table:table-cell>
          <table:table-cell office:value-type="float" office:value="-0.965">
            <text:p>-0.965</text:p>
          </table:table-cell>
          <table:table-cell office:value-type="float" office:value="-0.16">
            <text:p>-0.16</text:p>
          </table:table-cell>
          <table:table-cell office:value-type="float" office:value="0.498">
            <text:p>0.498</text:p>
          </table:table-cell>
          <table:table-cell office:value-type="float" office:value="0.809">
            <text:p>0.809</text:p>
          </table:table-cell>
          <table:table-cell office:value-type="float" office:value="0.66">
            <text:p>0.66</text:p>
          </table:table-cell>
          <table:table-cell office:value-type="float" office:value="-0.613">
            <text:p>-0.613</text:p>
          </table:table-cell>
          <table:table-cell office:value-type="float" office:value="-0.831">
            <text:p>-0.831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107">
            <text:p>-4.107</text:p>
          </table:table-cell>
          <table:table-cell office:value-type="float" office:value="2.17">
            <text:p>2.17</text:p>
          </table:table-cell>
          <table:table-cell office:value-type="float" office:value="0.206">
            <text:p>0.206</text:p>
          </table:table-cell>
          <table:table-cell office:value-type="float" office:value="-0.811">
            <text:p>-0.811</text:p>
          </table:table-cell>
          <table:table-cell office:value-type="float" office:value="0.334">
            <text:p>0.334</text:p>
          </table:table-cell>
          <table:table-cell office:value-type="float" office:value="0.633">
            <text:p>0.633</text:p>
          </table:table-cell>
          <table:table-cell office:value-type="float" office:value="0.402">
            <text:p>0.402</text:p>
          </table:table-cell>
          <table:table-cell office:value-type="float" office:value="1.097">
            <text:p>1.097</text:p>
          </table:table-cell>
          <table:table-cell office:value-type="float" office:value="-1.327">
            <text:p>-1.327</text:p>
          </table:table-cell>
          <table:table-cell office:value-type="float" office:value="-0.04">
            <text:p>-0.04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5.069">
            <text:p>-5.069</text:p>
          </table:table-cell>
          <table:table-cell office:value-type="float" office:value="2.119">
            <text:p>2.119</text:p>
          </table:table-cell>
          <table:table-cell office:value-type="float" office:value="0.826">
            <text:p>0.826</text:p>
          </table:table-cell>
          <table:table-cell office:value-type="float" office:value="-0.274">
            <text:p>-0.274</text:p>
          </table:table-cell>
          <table:table-cell office:value-type="float" office:value="0.576">
            <text:p>0.576</text:p>
          </table:table-cell>
          <table:table-cell office:value-type="float" office:value="0.145">
            <text:p>0.145</text:p>
          </table:table-cell>
          <table:table-cell office:value-type="float" office:value="0.308">
            <text:p>0.308</text:p>
          </table:table-cell>
          <table:table-cell office:value-type="float" office:value="1.001">
            <text:p>1.001</text:p>
          </table:table-cell>
          <table:table-cell office:value-type="float" office:value="-1.412">
            <text:p>-1.412</text:p>
          </table:table-cell>
          <table:table-cell office:value-type="float" office:value="-0.306">
            <text:p>-0.306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812">
            <text:p>-2.812</text:p>
          </table:table-cell>
          <table:table-cell office:value-type="float" office:value="1.954">
            <text:p>1.954</text:p>
          </table:table-cell>
          <table:table-cell office:value-type="float" office:value="-0.661">
            <text:p>-0.661</text:p>
          </table:table-cell>
          <table:table-cell office:value-type="float" office:value="0.109">
            <text:p>0.109</text:p>
          </table:table-cell>
          <table:table-cell office:value-type="float" office:value="-0.011">
            <text:p>-0.011</text:p>
          </table:table-cell>
          <table:table-cell office:value-type="float" office:value="0.11">
            <text:p>0.11</text:p>
          </table:table-cell>
          <table:table-cell office:value-type="float" office:value="0.187">
            <text:p>0.187</text:p>
          </table:table-cell>
          <table:table-cell office:value-type="float" office:value="0.096">
            <text:p>0.096</text:p>
          </table:table-cell>
          <table:table-cell office:value-type="float" office:value="-1.538">
            <text:p>-1.538</text:p>
          </table:table-cell>
          <table:table-cell office:value-type="float" office:value="0.592">
            <text:p>0.592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76">
            <text:p>-3.76</text:p>
          </table:table-cell>
          <table:table-cell office:value-type="float" office:value="-0.32">
            <text:p>-0.32</text:p>
          </table:table-cell>
          <table:table-cell office:value-type="float" office:value="-0.24">
            <text:p>-0.24</text:p>
          </table:table-cell>
          <table:table-cell office:value-type="float" office:value="1.273">
            <text:p>1.273</text:p>
          </table:table-cell>
          <table:table-cell office:value-type="float" office:value="1.751">
            <text:p>1.751</text:p>
          </table:table-cell>
          <table:table-cell office:value-type="float" office:value="1.125">
            <text:p>1.125</text:p>
          </table:table-cell>
          <table:table-cell office:value-type="float" office:value="0.23">
            <text:p>0.23</text:p>
          </table:table-cell>
          <table:table-cell office:value-type="float" office:value="-0.723">
            <text:p>-0.723</text:p>
          </table:table-cell>
          <table:table-cell office:value-type="float" office:value="-0.501">
            <text:p>-0.501</text:p>
          </table:table-cell>
          <table:table-cell office:value-type="float" office:value="0.315">
            <text:p>0.315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152">
            <text:p>-3.152</text:p>
          </table:table-cell>
          <table:table-cell office:value-type="float" office:value="0.086">
            <text:p>0.086</text:p>
          </table:table-cell>
          <table:table-cell office:value-type="float" office:value="-0.325">
            <text:p>-0.325</text:p>
          </table:table-cell>
          <table:table-cell office:value-type="float" office:value="0.868">
            <text:p>0.868</text:p>
          </table:table-cell>
          <table:table-cell office:value-type="float" office:value="1.084">
            <text:p>1.084</text:p>
          </table:table-cell>
          <table:table-cell office:value-type="float" office:value="0.753">
            <text:p>0.753</text:p>
          </table:table-cell>
          <table:table-cell office:value-type="float" office:value="-0.522">
            <text:p>-0.522</text:p>
          </table:table-cell>
          <table:table-cell office:value-type="float" office:value="-0.005">
            <text:p>-0.005</text:p>
          </table:table-cell>
          <table:table-cell office:value-type="float" office:value="-0.821">
            <text:p>-0.821</text:p>
          </table:table-cell>
          <table:table-cell office:value-type="float" office:value="0.483">
            <text:p>0.483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558">
            <text:p>-2.558</text:p>
          </table:table-cell>
          <table:table-cell office:value-type="float" office:value="0.755">
            <text:p>0.755</text:p>
          </table:table-cell>
          <table:table-cell office:value-type="float" office:value="-0.66">
            <text:p>-0.66</text:p>
          </table:table-cell>
          <table:table-cell office:value-type="float" office:value="1.366">
            <text:p>1.366</text:p>
          </table:table-cell>
          <table:table-cell office:value-type="float" office:value="0.038">
            <text:p>0.038</text:p>
          </table:table-cell>
          <table:table-cell office:value-type="float" office:value="-0.011">
            <text:p>-0.011</text:p>
          </table:table-cell>
          <table:table-cell office:value-type="float" office:value="-0.443">
            <text:p>-0.443</text:p>
          </table:table-cell>
          <table:table-cell office:value-type="float" office:value="-0.531">
            <text:p>-0.531</text:p>
          </table:table-cell>
          <table:table-cell office:value-type="float" office:value="-0.062">
            <text:p>-0.062</text:p>
          </table:table-cell>
          <table:table-cell office:value-type="float" office:value="0.418">
            <text:p>0.418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01">
            <text:p>-2.01</text:p>
          </table:table-cell>
          <table:table-cell office:value-type="float" office:value="2.164">
            <text:p>2.164</text:p>
          </table:table-cell>
          <table:table-cell office:value-type="float" office:value="-0.626">
            <text:p>-0.626</text:p>
          </table:table-cell>
          <table:table-cell office:value-type="float" office:value="0.389">
            <text:p>0.389</text:p>
          </table:table-cell>
          <table:table-cell office:value-type="float" office:value="-0.24">
            <text:p>-0.24</text:p>
          </table:table-cell>
          <table:table-cell office:value-type="float" office:value="-0.441">
            <text:p>-0.441</text:p>
          </table:table-cell>
          <table:table-cell office:value-type="float" office:value="0.103">
            <text:p>0.103</text:p>
          </table:table-cell>
          <table:table-cell office:value-type="float" office:value="-0.27">
            <text:p>-0.27</text:p>
          </table:table-cell>
          <table:table-cell office:value-type="float" office:value="-0.647">
            <text:p>-0.647</text:p>
          </table:table-cell>
          <table:table-cell office:value-type="float" office:value="0.165">
            <text:p>0.16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601">
            <text:p>-2.601</text:p>
          </table:table-cell>
          <table:table-cell office:value-type="float" office:value="2.735">
            <text:p>2.735</text:p>
          </table:table-cell>
          <table:table-cell office:value-type="float" office:value="-0.322">
            <text:p>-0.322</text:p>
          </table:table-cell>
          <table:table-cell office:value-type="float" office:value="-0.255">
            <text:p>-0.255</text:p>
          </table:table-cell>
          <table:table-cell office:value-type="float" office:value="-1.67">
            <text:p>-1.67</text:p>
          </table:table-cell>
          <table:table-cell office:value-type="float" office:value="0.229">
            <text:p>0.229</text:p>
          </table:table-cell>
          <table:table-cell office:value-type="float" office:value="0.202">
            <text:p>0.202</text:p>
          </table:table-cell>
          <table:table-cell office:value-type="float" office:value="1.01">
            <text:p>1.01</text:p>
          </table:table-cell>
          <table:table-cell office:value-type="float" office:value="-0.871">
            <text:p>-0.871</text:p>
          </table:table-cell>
          <table:table-cell office:value-type="float" office:value="-0.461">
            <text:p>-0.461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521">
            <text:p>-2.521</text:p>
          </table:table-cell>
          <table:table-cell office:value-type="float" office:value="2.271">
            <text:p>2.271</text:p>
          </table:table-cell>
          <table:table-cell office:value-type="float" office:value="-0.277">
            <text:p>-0.277</text:p>
          </table:table-cell>
          <table:table-cell office:value-type="float" office:value="0.27">
            <text:p>0.27</text:p>
          </table:table-cell>
          <table:table-cell office:value-type="float" office:value="-0.909">
            <text:p>-0.909</text:p>
          </table:table-cell>
          <table:table-cell office:value-type="float" office:value="0.274">
            <text:p>0.274</text:p>
          </table:table-cell>
          <table:table-cell office:value-type="float" office:value="0.348">
            <text:p>0.348</text:p>
          </table:table-cell>
          <table:table-cell office:value-type="float" office:value="-0.028">
            <text:p>-0.028</text:p>
          </table:table-cell>
          <table:table-cell office:value-type="float" office:value="-1.177">
            <text:p>-1.177</text:p>
          </table:table-cell>
          <table:table-cell office:value-type="float" office:value="0.432">
            <text:p>0.43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922">
            <text:p>-2.922</text:p>
          </table:table-cell>
          <table:table-cell office:value-type="float" office:value="2.621">
            <text:p>2.621</text:p>
          </table:table-cell>
          <table:table-cell office:value-type="float" office:value="0.214">
            <text:p>0.214</text:p>
          </table:table-cell>
          <table:table-cell office:value-type="float" office:value="0.122">
            <text:p>0.122</text:p>
          </table:table-cell>
          <table:table-cell office:value-type="float" office:value="-1.477">
            <text:p>-1.477</text:p>
          </table:table-cell>
          <table:table-cell office:value-type="float" office:value="-0.173">
            <text:p>-0.173</text:p>
          </table:table-cell>
          <table:table-cell office:value-type="float" office:value="0.045">
            <text:p>0.045</text:p>
          </table:table-cell>
          <table:table-cell office:value-type="float" office:value="1.38">
            <text:p>1.38</text:p>
          </table:table-cell>
          <table:table-cell office:value-type="float" office:value="-0.635">
            <text:p>-0.635</text:p>
          </table:table-cell>
          <table:table-cell office:value-type="float" office:value="-0.757">
            <text:p>-0.757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417">
            <text:p>-4.417</text:p>
          </table:table-cell>
          <table:table-cell office:value-type="float" office:value="3.765">
            <text:p>3.765</text:p>
          </table:table-cell>
          <table:table-cell office:value-type="float" office:value="-1.225">
            <text:p>-1.225</text:p>
          </table:table-cell>
          <table:table-cell office:value-type="float" office:value="-0.853">
            <text:p>-0.853</text:p>
          </table:table-cell>
          <table:table-cell office:value-type="float" office:value="0.041">
            <text:p>0.041</text:p>
          </table:table-cell>
          <table:table-cell office:value-type="float" office:value="0.536">
            <text:p>0.536</text:p>
          </table:table-cell>
          <table:table-cell office:value-type="float" office:value="0.885">
            <text:p>0.885</text:p>
          </table:table-cell>
          <table:table-cell office:value-type="float" office:value="0.533">
            <text:p>0.533</text:p>
          </table:table-cell>
          <table:table-cell office:value-type="float" office:value="-0.757">
            <text:p>-0.757</text:p>
          </table:table-cell>
          <table:table-cell office:value-type="float" office:value="-0.789">
            <text:p>-0.789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07">
            <text:p>-4.07</text:p>
          </table:table-cell>
          <table:table-cell office:value-type="float" office:value="2.254">
            <text:p>2.254</text:p>
          </table:table-cell>
          <table:table-cell office:value-type="float" office:value="-0.28">
            <text:p>-0.28</text:p>
          </table:table-cell>
          <table:table-cell office:value-type="float" office:value="-0.722">
            <text:p>-0.722</text:p>
          </table:table-cell>
          <table:table-cell office:value-type="float" office:value="0.696">
            <text:p>0.696</text:p>
          </table:table-cell>
          <table:table-cell office:value-type="float" office:value="0.683">
            <text:p>0.683</text:p>
          </table:table-cell>
          <table:table-cell office:value-type="float" office:value="0.243">
            <text:p>0.243</text:p>
          </table:table-cell>
          <table:table-cell office:value-type="float" office:value="0.689">
            <text:p>0.689</text:p>
          </table:table-cell>
          <table:table-cell office:value-type="float" office:value="-1.45">
            <text:p>-1.45</text:p>
          </table:table-cell>
          <table:table-cell office:value-type="float" office:value="0.19">
            <text:p>0.1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5.08">
            <text:p>-5.08</text:p>
          </table:table-cell>
          <table:table-cell office:value-type="float" office:value="2.241">
            <text:p>2.241</text:p>
          </table:table-cell>
          <table:table-cell office:value-type="float" office:value="0.971">
            <text:p>0.971</text:p>
          </table:table-cell>
          <table:table-cell office:value-type="float" office:value="-0.374">
            <text:p>-0.374</text:p>
          </table:table-cell>
          <table:table-cell office:value-type="float" office:value="0.501">
            <text:p>0.501</text:p>
          </table:table-cell>
          <table:table-cell office:value-type="float" office:value="0.226">
            <text:p>0.226</text:p>
          </table:table-cell>
          <table:table-cell office:value-type="float" office:value="0.144">
            <text:p>0.144</text:p>
          </table:table-cell>
          <table:table-cell office:value-type="float" office:value="0.851">
            <text:p>0.851</text:p>
          </table:table-cell>
          <table:table-cell office:value-type="float" office:value="-1.319">
            <text:p>-1.319</text:p>
          </table:table-cell>
          <table:table-cell office:value-type="float" office:value="-0.3">
            <text:p>-0.3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93">
            <text:p>-2.93</text:p>
          </table:table-cell>
          <table:table-cell office:value-type="float" office:value="2.014">
            <text:p>2.014</text:p>
          </table:table-cell>
          <table:table-cell office:value-type="float" office:value="-0.7">
            <text:p>-0.7</text:p>
          </table:table-cell>
          <table:table-cell office:value-type="float" office:value="0.206">
            <text:p>0.206</text:p>
          </table:table-cell>
          <table:table-cell office:value-type="float" office:value="-0.088">
            <text:p>-0.088</text:p>
          </table:table-cell>
          <table:table-cell office:value-type="float" office:value="0.153">
            <text:p>0.153</text:p>
          </table:table-cell>
          <table:table-cell office:value-type="float" office:value="0.142">
            <text:p>0.142</text:p>
          </table:table-cell>
          <table:table-cell office:value-type="float" office:value="-0.031">
            <text:p>-0.031</text:p>
          </table:table-cell>
          <table:table-cell office:value-type="float" office:value="-1.437">
            <text:p>-1.437</text:p>
          </table:table-cell>
          <table:table-cell office:value-type="float" office:value="0.615">
            <text:p>0.615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4.247">
            <text:p>-4.247</text:p>
          </table:table-cell>
          <table:table-cell office:value-type="float" office:value="-0.034">
            <text:p>-0.034</text:p>
          </table:table-cell>
          <table:table-cell office:value-type="float" office:value="0.248">
            <text:p>0.248</text:p>
          </table:table-cell>
          <table:table-cell office:value-type="float" office:value="1.372">
            <text:p>1.372</text:p>
          </table:table-cell>
          <table:table-cell office:value-type="float" office:value="1.831">
            <text:p>1.831</text:p>
          </table:table-cell>
          <table:table-cell office:value-type="float" office:value="1.167">
            <text:p>1.167</text:p>
          </table:table-cell>
          <table:table-cell office:value-type="float" office:value="0.087">
            <text:p>0.087</text:p>
          </table:table-cell>
          <table:table-cell office:value-type="float" office:value="-0.518">
            <text:p>-0.518</text:p>
          </table:table-cell>
          <table:table-cell office:value-type="float" office:value="-0.316">
            <text:p>-0.316</text:p>
          </table:table-cell>
          <table:table-cell office:value-type="float" office:value="0.347">
            <text:p>0.347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183">
            <text:p>-3.183</text:p>
          </table:table-cell>
          <table:table-cell office:value-type="float" office:value="0.154">
            <text:p>0.154</text:p>
          </table:table-cell>
          <table:table-cell office:value-type="float" office:value="-0.413">
            <text:p>-0.413</text:p>
          </table:table-cell>
          <table:table-cell office:value-type="float" office:value="0.923">
            <text:p>0.923</text:p>
          </table:table-cell>
          <table:table-cell office:value-type="float" office:value="1.091">
            <text:p>1.091</text:p>
          </table:table-cell>
          <table:table-cell office:value-type="float" office:value="0.582">
            <text:p>0.582</text:p>
          </table:table-cell>
          <table:table-cell office:value-type="float" office:value="-0.447">
            <text:p>-0.447</text:p>
          </table:table-cell>
          <table:table-cell office:value-type="float" office:value="-0.085">
            <text:p>-0.085</text:p>
          </table:table-cell>
          <table:table-cell office:value-type="float" office:value="-0.904">
            <text:p>-0.904</text:p>
          </table:table-cell>
          <table:table-cell office:value-type="float" office:value="0.693">
            <text:p>0.693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514">
            <text:p>-2.514</text:p>
          </table:table-cell>
          <table:table-cell office:value-type="float" office:value="0.558">
            <text:p>0.558</text:p>
          </table:table-cell>
          <table:table-cell office:value-type="float" office:value="-0.777">
            <text:p>-0.777</text:p>
          </table:table-cell>
          <table:table-cell office:value-type="float" office:value="1.299">
            <text:p>1.299</text:p>
          </table:table-cell>
          <table:table-cell office:value-type="float" office:value="0.027">
            <text:p>0.027</text:p>
          </table:table-cell>
          <table:table-cell office:value-type="float" office:value="0.247">
            <text:p>0.247</text:p>
          </table:table-cell>
          <table:table-cell office:value-type="float" office:value="-0.487">
            <text:p>-0.487</text:p>
          </table:table-cell>
          <table:table-cell office:value-type="float" office:value="-0.653">
            <text:p>-0.653</text:p>
          </table:table-cell>
          <table:table-cell office:value-type="float" office:value="-0.028">
            <text:p>-0.028</text:p>
          </table:table-cell>
          <table:table-cell office:value-type="float" office:value="0.481">
            <text:p>0.481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041">
            <text:p>-2.041</text:p>
          </table:table-cell>
          <table:table-cell office:value-type="float" office:value="2.119">
            <text:p>2.119</text:p>
          </table:table-cell>
          <table:table-cell office:value-type="float" office:value="-0.585">
            <text:p>-0.585</text:p>
          </table:table-cell>
          <table:table-cell office:value-type="float" office:value="0.549">
            <text:p>0.549</text:p>
          </table:table-cell>
          <table:table-cell office:value-type="float" office:value="-0.43">
            <text:p>-0.43</text:p>
          </table:table-cell>
          <table:table-cell office:value-type="float" office:value="-0.291">
            <text:p>-0.291</text:p>
          </table:table-cell>
          <table:table-cell office:value-type="float" office:value="-0.002">
            <text:p>-0.002</text:p>
          </table:table-cell>
          <table:table-cell office:value-type="float" office:value="-0.234">
            <text:p>-0.234</text:p>
          </table:table-cell>
          <table:table-cell office:value-type="float" office:value="-0.751">
            <text:p>-0.751</text:p>
          </table:table-cell>
          <table:table-cell office:value-type="float" office:value="0.253">
            <text:p>0.253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64">
            <text:p>-2.64</text:p>
          </table:table-cell>
          <table:table-cell office:value-type="float" office:value="2.704">
            <text:p>2.704</text:p>
          </table:table-cell>
          <table:table-cell office:value-type="float" office:value="-0.345">
            <text:p>-0.345</text:p>
          </table:table-cell>
          <table:table-cell office:value-type="float" office:value="-0.23">
            <text:p>-0.23</text:p>
          </table:table-cell>
          <table:table-cell office:value-type="float" office:value="-1.649">
            <text:p>-1.649</text:p>
          </table:table-cell>
          <table:table-cell office:value-type="float" office:value="0.064">
            <text:p>0.064</text:p>
          </table:table-cell>
          <table:table-cell office:value-type="float" office:value="0.275">
            <text:p>0.275</text:p>
          </table:table-cell>
          <table:table-cell office:value-type="float" office:value="0.952">
            <text:p>0.952</text:p>
          </table:table-cell>
          <table:table-cell office:value-type="float" office:value="-0.651">
            <text:p>-0.651</text:p>
          </table:table-cell>
          <table:table-cell office:value-type="float" office:value="-0.571">
            <text:p>-0.571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729">
            <text:p>-2.729</text:p>
          </table:table-cell>
          <table:table-cell office:value-type="float" office:value="2.104">
            <text:p>2.104</text:p>
          </table:table-cell>
          <table:table-cell office:value-type="float" office:value="-0.505">
            <text:p>-0.505</text:p>
          </table:table-cell>
          <table:table-cell office:value-type="float" office:value="0.138">
            <text:p>0.138</text:p>
          </table:table-cell>
          <table:table-cell office:value-type="float" office:value="-0.533">
            <text:p>-0.533</text:p>
          </table:table-cell>
          <table:table-cell office:value-type="float" office:value="0.455">
            <text:p>0.455</text:p>
          </table:table-cell>
          <table:table-cell office:value-type="float" office:value="0.148">
            <text:p>0.148</text:p>
          </table:table-cell>
          <table:table-cell office:value-type="float" office:value="-0.407">
            <text:p>-0.407</text:p>
          </table:table-cell>
          <table:table-cell office:value-type="float" office:value="-1.059">
            <text:p>-1.059</text:p>
          </table:table-cell>
          <table:table-cell office:value-type="float" office:value="0.625">
            <text:p>0.62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025">
            <text:p>-3.025</text:p>
          </table:table-cell>
          <table:table-cell office:value-type="float" office:value="2.711">
            <text:p>2.711</text:p>
          </table:table-cell>
          <table:table-cell office:value-type="float" office:value="-0.147">
            <text:p>-0.147</text:p>
          </table:table-cell>
          <table:table-cell office:value-type="float" office:value="-0.034">
            <text:p>-0.034</text:p>
          </table:table-cell>
          <table:table-cell office:value-type="float" office:value="-1.34">
            <text:p>-1.34</text:p>
          </table:table-cell>
          <table:table-cell office:value-type="float" office:value="0.049">
            <text:p>0.049</text:p>
          </table:table-cell>
          <table:table-cell office:value-type="float" office:value="0.364">
            <text:p>0.364</text:p>
          </table:table-cell>
          <table:table-cell office:value-type="float" office:value="1.099">
            <text:p>1.099</text:p>
          </table:table-cell>
          <table:table-cell office:value-type="float" office:value="-1.02">
            <text:p>-1.02</text:p>
          </table:table-cell>
          <table:table-cell office:value-type="float" office:value="-0.652">
            <text:p>-0.652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415">
            <text:p>-4.415</text:p>
          </table:table-cell>
          <table:table-cell office:value-type="float" office:value="3.737">
            <text:p>3.737</text:p>
          </table:table-cell>
          <table:table-cell office:value-type="float" office:value="-1.313">
            <text:p>-1.313</text:p>
          </table:table-cell>
          <table:table-cell office:value-type="float" office:value="-0.815">
            <text:p>-0.815</text:p>
          </table:table-cell>
          <table:table-cell office:value-type="float" office:value="0.168">
            <text:p>0.168</text:p>
          </table:table-cell>
          <table:table-cell office:value-type="float" office:value="0.59">
            <text:p>0.59</text:p>
          </table:table-cell>
          <table:table-cell office:value-type="float" office:value="0.975">
            <text:p>0.975</text:p>
          </table:table-cell>
          <table:table-cell office:value-type="float" office:value="0.42">
            <text:p>0.42</text:p>
          </table:table-cell>
          <table:table-cell office:value-type="float" office:value="-0.825">
            <text:p>-0.825</text:p>
          </table:table-cell>
          <table:table-cell office:value-type="float" office:value="-0.748">
            <text:p>-0.748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036">
            <text:p>-4.036</text:p>
          </table:table-cell>
          <table:table-cell office:value-type="float" office:value="2.141">
            <text:p>2.141</text:p>
          </table:table-cell>
          <table:table-cell office:value-type="float" office:value="-0.355">
            <text:p>-0.355</text:p>
          </table:table-cell>
          <table:table-cell office:value-type="float" office:value="-0.602">
            <text:p>-0.602</text:p>
          </table:table-cell>
          <table:table-cell office:value-type="float" office:value="0.837">
            <text:p>0.837</text:p>
          </table:table-cell>
          <table:table-cell office:value-type="float" office:value="0.663">
            <text:p>0.663</text:p>
          </table:table-cell>
          <table:table-cell office:value-type="float" office:value="-0.013">
            <text:p>-0.013</text:p>
          </table:table-cell>
          <table:table-cell office:value-type="float" office:value="0.507">
            <text:p>0.507</text:p>
          </table:table-cell>
          <table:table-cell office:value-type="float" office:value="-1.412">
            <text:p>-1.412</text:p>
          </table:table-cell>
          <table:table-cell office:value-type="float" office:value="0.21">
            <text:p>0.21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5.158">
            <text:p>-5.158</text:p>
          </table:table-cell>
          <table:table-cell office:value-type="float" office:value="2.488">
            <text:p>2.488</text:p>
          </table:table-cell>
          <table:table-cell office:value-type="float" office:value="1.064">
            <text:p>1.064</text:p>
          </table:table-cell>
          <table:table-cell office:value-type="float" office:value="-0.343">
            <text:p>-0.343</text:p>
          </table:table-cell>
          <table:table-cell office:value-type="float" office:value="0.352">
            <text:p>0.352</text:p>
          </table:table-cell>
          <table:table-cell office:value-type="float" office:value="0.18">
            <text:p>0.18</text:p>
          </table:table-cell>
          <table:table-cell office:value-type="float" office:value="-0.05">
            <text:p>-0.05</text:p>
          </table:table-cell>
          <table:table-cell office:value-type="float" office:value="0.817">
            <text:p>0.817</text:p>
          </table:table-cell>
          <table:table-cell office:value-type="float" office:value="-1.308">
            <text:p>-1.308</text:p>
          </table:table-cell>
          <table:table-cell office:value-type="float" office:value="-0.249">
            <text:p>-0.24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907">
            <text:p>-2.907</text:p>
          </table:table-cell>
          <table:table-cell office:value-type="float" office:value="1.992">
            <text:p>1.992</text:p>
          </table:table-cell>
          <table:table-cell office:value-type="float" office:value="-0.904">
            <text:p>-0.904</text:p>
          </table:table-cell>
          <table:table-cell office:value-type="float" office:value="0.205">
            <text:p>0.205</text:p>
          </table:table-cell>
          <table:table-cell office:value-type="float" office:value="0.011">
            <text:p>0.011</text:p>
          </table:table-cell>
          <table:table-cell office:value-type="float" office:value="0.346">
            <text:p>0.346</text:p>
          </table:table-cell>
          <table:table-cell office:value-type="float" office:value="-0.031">
            <text:p>-0.031</text:p>
          </table:table-cell>
          <table:table-cell office:value-type="float" office:value="-0.148">
            <text:p>-0.148</text:p>
          </table:table-cell>
          <table:table-cell office:value-type="float" office:value="-1.262">
            <text:p>-1.262</text:p>
          </table:table-cell>
          <table:table-cell office:value-type="float" office:value="0.487">
            <text:p>0.487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4.687">
            <text:p>-4.687</text:p>
          </table:table-cell>
          <table:table-cell office:value-type="float" office:value="0.406">
            <text:p>0.406</text:p>
          </table:table-cell>
          <table:table-cell office:value-type="float" office:value="0.889">
            <text:p>0.889</text:p>
          </table:table-cell>
          <table:table-cell office:value-type="float" office:value="1.464">
            <text:p>1.464</text:p>
          </table:table-cell>
          <table:table-cell office:value-type="float" office:value="1.618">
            <text:p>1.618</text:p>
          </table:table-cell>
          <table:table-cell office:value-type="float" office:value="1.021">
            <text:p>1.021</text:p>
          </table:table-cell>
          <table:table-cell office:value-type="float" office:value="-0.121">
            <text:p>-0.121</text:p>
          </table:table-cell>
          <table:table-cell office:value-type="float" office:value="-0.398">
            <text:p>-0.398</text:p>
          </table:table-cell>
          <table:table-cell office:value-type="float" office:value="-0.307">
            <text:p>-0.307</text:p>
          </table:table-cell>
          <table:table-cell office:value-type="float" office:value="0.293">
            <text:p>0.293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096">
            <text:p>-3.096</text:p>
          </table:table-cell>
          <table:table-cell office:value-type="float" office:value="0.103">
            <text:p>0.103</text:p>
          </table:table-cell>
          <table:table-cell office:value-type="float" office:value="-0.452">
            <text:p>-0.452</text:p>
          </table:table-cell>
          <table:table-cell office:value-type="float" office:value="0.879">
            <text:p>0.879</text:p>
          </table:table-cell>
          <table:table-cell office:value-type="float" office:value="1.067">
            <text:p>1.067</text:p>
          </table:table-cell>
          <table:table-cell office:value-type="float" office:value="0.497">
            <text:p>0.497</text:p>
          </table:table-cell>
          <table:table-cell office:value-type="float" office:value="-0.296">
            <text:p>-0.296</text:p>
          </table:table-cell>
          <table:table-cell office:value-type="float" office:value="-0.067">
            <text:p>-0.067</text:p>
          </table:table-cell>
          <table:table-cell office:value-type="float" office:value="-0.973">
            <text:p>-0.973</text:p>
          </table:table-cell>
          <table:table-cell office:value-type="float" office:value="0.711">
            <text:p>0.711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452">
            <text:p>-2.452</text:p>
          </table:table-cell>
          <table:table-cell office:value-type="float" office:value="0.279">
            <text:p>0.279</text:p>
          </table:table-cell>
          <table:table-cell office:value-type="float" office:value="-0.805">
            <text:p>-0.805</text:p>
          </table:table-cell>
          <table:table-cell office:value-type="float" office:value="1.141">
            <text:p>1.141</text:p>
          </table:table-cell>
          <table:table-cell office:value-type="float" office:value="0.239">
            <text:p>0.239</text:p>
          </table:table-cell>
          <table:table-cell office:value-type="float" office:value="0.176">
            <text:p>0.176</text:p>
          </table:table-cell>
          <table:table-cell office:value-type="float" office:value="-0.104">
            <text:p>-0.104</text:p>
          </table:table-cell>
          <table:table-cell office:value-type="float" office:value="-0.752">
            <text:p>-0.752</text:p>
          </table:table-cell>
          <table:table-cell office:value-type="float" office:value="-0.334">
            <text:p>-0.334</text:p>
          </table:table-cell>
          <table:table-cell office:value-type="float" office:value="0.731">
            <text:p>0.731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081">
            <text:p>-2.081</text:p>
          </table:table-cell>
          <table:table-cell office:value-type="float" office:value="2.043">
            <text:p>2.043</text:p>
          </table:table-cell>
          <table:table-cell office:value-type="float" office:value="-0.521">
            <text:p>-0.521</text:p>
          </table:table-cell>
          <table:table-cell office:value-type="float" office:value="0.578">
            <text:p>0.578</text:p>
          </table:table-cell>
          <table:table-cell office:value-type="float" office:value="-0.463">
            <text:p>-0.463</text:p>
          </table:table-cell>
          <table:table-cell office:value-type="float" office:value="-0.246">
            <text:p>-0.246</text:p>
          </table:table-cell>
          <table:table-cell office:value-type="float" office:value="-0.041">
            <text:p>-0.041</text:p>
          </table:table-cell>
          <table:table-cell office:value-type="float" office:value="-0.162">
            <text:p>-0.162</text:p>
          </table:table-cell>
          <table:table-cell office:value-type="float" office:value="-0.814">
            <text:p>-0.814</text:p>
          </table:table-cell>
          <table:table-cell office:value-type="float" office:value="0.425">
            <text:p>0.42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658">
            <text:p>-2.658</text:p>
          </table:table-cell>
          <table:table-cell office:value-type="float" office:value="2.739">
            <text:p>2.739</text:p>
          </table:table-cell>
          <table:table-cell office:value-type="float" office:value="-0.382">
            <text:p>-0.382</text:p>
          </table:table-cell>
          <table:table-cell office:value-type="float" office:value="-0.31">
            <text:p>-0.31</text:p>
          </table:table-cell>
          <table:table-cell office:value-type="float" office:value="-1.64">
            <text:p>-1.64</text:p>
          </table:table-cell>
          <table:table-cell office:value-type="float" office:value="0.081">
            <text:p>0.081</text:p>
          </table:table-cell>
          <table:table-cell office:value-type="float" office:value="0.276">
            <text:p>0.276</text:p>
          </table:table-cell>
          <table:table-cell office:value-type="float" office:value="0.884">
            <text:p>0.884</text:p>
          </table:table-cell>
          <table:table-cell office:value-type="float" office:value="-0.535">
            <text:p>-0.535</text:p>
          </table:table-cell>
          <table:table-cell office:value-type="float" office:value="-0.548">
            <text:p>-0.548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982">
            <text:p>-2.982</text:p>
          </table:table-cell>
          <table:table-cell office:value-type="float" office:value="2.001">
            <text:p>2.001</text:p>
          </table:table-cell>
          <table:table-cell office:value-type="float" office:value="-0.915">
            <text:p>-0.915</text:p>
          </table:table-cell>
          <table:table-cell office:value-type="float" office:value="0.188">
            <text:p>0.188</text:p>
          </table:table-cell>
          <table:table-cell office:value-type="float" office:value="0.035">
            <text:p>0.035</text:p>
          </table:table-cell>
          <table:table-cell office:value-type="float" office:value="0.467">
            <text:p>0.467</text:p>
          </table:table-cell>
          <table:table-cell office:value-type="float" office:value="-0.13">
            <text:p>-0.13</text:p>
          </table:table-cell>
          <table:table-cell office:value-type="float" office:value="-0.689">
            <text:p>-0.689</text:p>
          </table:table-cell>
          <table:table-cell office:value-type="float" office:value="-0.684">
            <text:p>-0.684</text:p>
          </table:table-cell>
          <table:table-cell office:value-type="float" office:value="0.664">
            <text:p>0.664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098">
            <text:p>-3.098</text:p>
          </table:table-cell>
          <table:table-cell office:value-type="float" office:value="2.525">
            <text:p>2.525</text:p>
          </table:table-cell>
          <table:table-cell office:value-type="float" office:value="-0.316">
            <text:p>-0.316</text:p>
          </table:table-cell>
          <table:table-cell office:value-type="float" office:value="-0.322">
            <text:p>-0.322</text:p>
          </table:table-cell>
          <table:table-cell office:value-type="float" office:value="-1.082">
            <text:p>-1.082</text:p>
          </table:table-cell>
          <table:table-cell office:value-type="float" office:value="0.285">
            <text:p>0.285</text:p>
          </table:table-cell>
          <table:table-cell office:value-type="float" office:value="0.445">
            <text:p>0.445</text:p>
          </table:table-cell>
          <table:table-cell office:value-type="float" office:value="0.847">
            <text:p>0.847</text:p>
          </table:table-cell>
          <table:table-cell office:value-type="float" office:value="-0.951">
            <text:p>-0.951</text:p>
          </table:table-cell>
          <table:table-cell office:value-type="float" office:value="-0.707">
            <text:p>-0.707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403">
            <text:p>-4.403</text:p>
          </table:table-cell>
          <table:table-cell office:value-type="float" office:value="3.602">
            <text:p>3.602</text:p>
          </table:table-cell>
          <table:table-cell office:value-type="float" office:value="-0.945">
            <text:p>-0.945</text:p>
          </table:table-cell>
          <table:table-cell office:value-type="float" office:value="-0.934">
            <text:p>-0.934</text:p>
          </table:table-cell>
          <table:table-cell office:value-type="float" office:value="0.041">
            <text:p>0.041</text:p>
          </table:table-cell>
          <table:table-cell office:value-type="float" office:value="0.409">
            <text:p>0.409</text:p>
          </table:table-cell>
          <table:table-cell office:value-type="float" office:value="1.003">
            <text:p>1.003</text:p>
          </table:table-cell>
          <table:table-cell office:value-type="float" office:value="0.47">
            <text:p>0.47</text:p>
          </table:table-cell>
          <table:table-cell office:value-type="float" office:value="-0.477">
            <text:p>-0.477</text:p>
          </table:table-cell>
          <table:table-cell office:value-type="float" office:value="-0.621">
            <text:p>-0.621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2">
            <text:p>-4.2</text:p>
          </table:table-cell>
          <table:table-cell office:value-type="float" office:value="2.201">
            <text:p>2.201</text:p>
          </table:table-cell>
          <table:table-cell office:value-type="float" office:value="-0.31">
            <text:p>-0.31</text:p>
          </table:table-cell>
          <table:table-cell office:value-type="float" office:value="-0.392">
            <text:p>-0.392</text:p>
          </table:table-cell>
          <table:table-cell office:value-type="float" office:value="0.968">
            <text:p>0.968</text:p>
          </table:table-cell>
          <table:table-cell office:value-type="float" office:value="0.7">
            <text:p>0.7</text:p>
          </table:table-cell>
          <table:table-cell office:value-type="float" office:value="-0.328">
            <text:p>-0.328</text:p>
          </table:table-cell>
          <table:table-cell office:value-type="float" office:value="0.129">
            <text:p>0.129</text:p>
          </table:table-cell>
          <table:table-cell office:value-type="float" office:value="-0.896">
            <text:p>-0.896</text:p>
          </table:table-cell>
          <table:table-cell office:value-type="float" office:value="0.15">
            <text:p>0.15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5.211">
            <text:p>-5.211</text:p>
          </table:table-cell>
          <table:table-cell office:value-type="float" office:value="2.544">
            <text:p>2.544</text:p>
          </table:table-cell>
          <table:table-cell office:value-type="float" office:value="0.82">
            <text:p>0.82</text:p>
          </table:table-cell>
          <table:table-cell office:value-type="float" office:value="-0.333">
            <text:p>-0.333</text:p>
          </table:table-cell>
          <table:table-cell office:value-type="float" office:value="0.447">
            <text:p>0.447</text:p>
          </table:table-cell>
          <table:table-cell office:value-type="float" office:value="0.226">
            <text:p>0.226</text:p>
          </table:table-cell>
          <table:table-cell office:value-type="float" office:value="0.127">
            <text:p>0.127</text:p>
          </table:table-cell>
          <table:table-cell office:value-type="float" office:value="0.89">
            <text:p>0.89</text:p>
          </table:table-cell>
          <table:table-cell office:value-type="float" office:value="-1.389">
            <text:p>-1.389</text:p>
          </table:table-cell>
          <table:table-cell office:value-type="float" office:value="-0.304">
            <text:p>-0.304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752">
            <text:p>-2.752</text:p>
          </table:table-cell>
          <table:table-cell office:value-type="float" office:value="1.778">
            <text:p>1.778</text:p>
          </table:table-cell>
          <table:table-cell office:value-type="float" office:value="-0.718">
            <text:p>-0.718</text:p>
          </table:table-cell>
          <table:table-cell office:value-type="float" office:value="0.057">
            <text:p>0.057</text:p>
          </table:table-cell>
          <table:table-cell office:value-type="float" office:value="-0.009">
            <text:p>-0.009</text:p>
          </table:table-cell>
          <table:table-cell office:value-type="float" office:value="0.402">
            <text:p>0.402</text:p>
          </table:table-cell>
          <table:table-cell office:value-type="float" office:value="0.121">
            <text:p>0.121</text:p>
          </table:table-cell>
          <table:table-cell office:value-type="float" office:value="0.05">
            <text:p>0.05</text:p>
          </table:table-cell>
          <table:table-cell office:value-type="float" office:value="-1.435">
            <text:p>-1.435</text:p>
          </table:table-cell>
          <table:table-cell office:value-type="float" office:value="0.281">
            <text:p>0.281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5.058">
            <text:p>-5.058</text:p>
          </table:table-cell>
          <table:table-cell office:value-type="float" office:value="2.236">
            <text:p>2.236</text:p>
          </table:table-cell>
          <table:table-cell office:value-type="float" office:value="1.381">
            <text:p>1.381</text:p>
          </table:table-cell>
          <table:table-cell office:value-type="float" office:value="1.885">
            <text:p>1.885</text:p>
          </table:table-cell>
          <table:table-cell office:value-type="float" office:value="-0.259">
            <text:p>-0.259</text:p>
          </table:table-cell>
          <table:table-cell office:value-type="float" office:value="-0.483">
            <text:p>-0.483</text:p>
          </table:table-cell>
          <table:table-cell office:value-type="float" office:value="-0.562">
            <text:p>-0.562</text:p>
          </table:table-cell>
          <table:table-cell office:value-type="float" office:value="0.123">
            <text:p>0.123</text:p>
          </table:table-cell>
          <table:table-cell office:value-type="float" office:value="-0.063">
            <text:p>-0.063</text:p>
          </table:table-cell>
          <table:table-cell office:value-type="float" office:value="0.663">
            <text:p>0.663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4.181">
            <text:p>-4.181</text:p>
          </table:table-cell>
          <table:table-cell office:value-type="float" office:value="1.646">
            <text:p>1.646</text:p>
          </table:table-cell>
          <table:table-cell office:value-type="float" office:value="0.736">
            <text:p>0.736</text:p>
          </table:table-cell>
          <table:table-cell office:value-type="float" office:value="1.286">
            <text:p>1.286</text:p>
          </table:table-cell>
          <table:table-cell office:value-type="float" office:value="0.724">
            <text:p>0.724</text:p>
          </table:table-cell>
          <table:table-cell office:value-type="float" office:value="-0.511">
            <text:p>-0.511</text:p>
          </table:table-cell>
          <table:table-cell office:value-type="float" office:value="-1.126">
            <text:p>-1.126</text:p>
          </table:table-cell>
          <table:table-cell office:value-type="float" office:value="-0.45">
            <text:p>-0.45</text:p>
          </table:table-cell>
          <table:table-cell office:value-type="float" office:value="-0.648">
            <text:p>-0.648</text:p>
          </table:table-cell>
          <table:table-cell office:value-type="float" office:value="0.995">
            <text:p>0.995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753">
            <text:p>-3.753</text:p>
          </table:table-cell>
          <table:table-cell office:value-type="float" office:value="0.828">
            <text:p>0.828</text:p>
          </table:table-cell>
          <table:table-cell office:value-type="float" office:value="-0.042">
            <text:p>-0.042</text:p>
          </table:table-cell>
          <table:table-cell office:value-type="float" office:value="1.406">
            <text:p>1.406</text:p>
          </table:table-cell>
          <table:table-cell office:value-type="float" office:value="0.209">
            <text:p>0.209</text:p>
          </table:table-cell>
          <table:table-cell office:value-type="float" office:value="-0.53">
            <text:p>-0.53</text:p>
          </table:table-cell>
          <table:table-cell office:value-type="float" office:value="-0.52">
            <text:p>-0.52</text:p>
          </table:table-cell>
          <table:table-cell office:value-type="float" office:value="-0.4">
            <text:p>-0.4</text:p>
          </table:table-cell>
          <table:table-cell office:value-type="float" office:value="-0.386">
            <text:p>-0.386</text:p>
          </table:table-cell>
          <table:table-cell office:value-type="float" office:value="1.07">
            <text:p>1.07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3.494">
            <text:p>-3.494</text:p>
          </table:table-cell>
          <table:table-cell office:value-type="float" office:value="1.207">
            <text:p>1.207</text:p>
          </table:table-cell>
          <table:table-cell office:value-type="float" office:value="-0.607">
            <text:p>-0.607</text:p>
          </table:table-cell>
          <table:table-cell office:value-type="float" office:value="0.242">
            <text:p>0.242</text:p>
          </table:table-cell>
          <table:table-cell office:value-type="float" office:value="-0.43">
            <text:p>-0.43</text:p>
          </table:table-cell>
          <table:table-cell office:value-type="float" office:value="0.131">
            <text:p>0.131</text:p>
          </table:table-cell>
          <table:table-cell office:value-type="float" office:value="0.236">
            <text:p>0.236</text:p>
          </table:table-cell>
          <table:table-cell office:value-type="float" office:value="0.545">
            <text:p>0.545</text:p>
          </table:table-cell>
          <table:table-cell office:value-type="float" office:value="-0.593">
            <text:p>-0.593</text:p>
          </table:table-cell>
          <table:table-cell office:value-type="float" office:value="0.678">
            <text:p>0.678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813">
            <text:p>-2.813</text:p>
          </table:table-cell>
          <table:table-cell office:value-type="float" office:value="2.327">
            <text:p>2.327</text:p>
          </table:table-cell>
          <table:table-cell office:value-type="float" office:value="-1.246">
            <text:p>-1.246</text:p>
          </table:table-cell>
          <table:table-cell office:value-type="float" office:value="-0.184">
            <text:p>-0.184</text:p>
          </table:table-cell>
          <table:table-cell office:value-type="float" office:value="-0.755">
            <text:p>-0.755</text:p>
          </table:table-cell>
          <table:table-cell office:value-type="float" office:value="0.491">
            <text:p>0.491</text:p>
          </table:table-cell>
          <table:table-cell office:value-type="float" office:value="1.202">
            <text:p>1.202</text:p>
          </table:table-cell>
          <table:table-cell office:value-type="float" office:value="-0.558">
            <text:p>-0.558</text:p>
          </table:table-cell>
          <table:table-cell office:value-type="float" office:value="-0.669">
            <text:p>-0.669</text:p>
          </table:table-cell>
          <table:table-cell office:value-type="float" office:value="0.054">
            <text:p>0.054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3.133">
            <text:p>-3.133</text:p>
          </table:table-cell>
          <table:table-cell office:value-type="float" office:value="1.983">
            <text:p>1.983</text:p>
          </table:table-cell>
          <table:table-cell office:value-type="float" office:value="-1.398">
            <text:p>-1.398</text:p>
          </table:table-cell>
          <table:table-cell office:value-type="float" office:value="0.254">
            <text:p>0.254</text:p>
          </table:table-cell>
          <table:table-cell office:value-type="float" office:value="-0.667">
            <text:p>-0.667</text:p>
          </table:table-cell>
          <table:table-cell office:value-type="float" office:value="0.532">
            <text:p>0.532</text:p>
          </table:table-cell>
          <table:table-cell office:value-type="float" office:value="0.389">
            <text:p>0.389</text:p>
          </table:table-cell>
          <table:table-cell office:value-type="float" office:value="-0.178">
            <text:p>-0.178</text:p>
          </table:table-cell>
          <table:table-cell office:value-type="float" office:value="-0.584">
            <text:p>-0.584</text:p>
          </table:table-cell>
          <table:table-cell office:value-type="float" office:value="0.844">
            <text:p>0.844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749">
            <text:p>-3.749</text:p>
          </table:table-cell>
          <table:table-cell office:value-type="float" office:value="3.018">
            <text:p>3.018</text:p>
          </table:table-cell>
          <table:table-cell office:value-type="float" office:value="-0.755">
            <text:p>-0.755</text:p>
          </table:table-cell>
          <table:table-cell office:value-type="float" office:value="-0.452">
            <text:p>-0.452</text:p>
          </table:table-cell>
          <table:table-cell office:value-type="float" office:value="-0.666">
            <text:p>-0.666</text:p>
          </table:table-cell>
          <table:table-cell office:value-type="float" office:value="0.209">
            <text:p>0.209</text:p>
          </table:table-cell>
          <table:table-cell office:value-type="float" office:value="0.741">
            <text:p>0.741</text:p>
          </table:table-cell>
          <table:table-cell office:value-type="float" office:value="0.9">
            <text:p>0.9</text:p>
          </table:table-cell>
          <table:table-cell office:value-type="float" office:value="-1.613">
            <text:p>-1.613</text:p>
          </table:table-cell>
          <table:table-cell office:value-type="float" office:value="0.128">
            <text:p>0.128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373">
            <text:p>-4.373</text:p>
          </table:table-cell>
          <table:table-cell office:value-type="float" office:value="4.643">
            <text:p>4.643</text:p>
          </table:table-cell>
          <table:table-cell office:value-type="float" office:value="-0.792">
            <text:p>-0.792</text:p>
          </table:table-cell>
          <table:table-cell office:value-type="float" office:value="-1.332">
            <text:p>-1.332</text:p>
          </table:table-cell>
          <table:table-cell office:value-type="float" office:value="-0.202">
            <text:p>-0.202</text:p>
          </table:table-cell>
          <table:table-cell office:value-type="float" office:value="0.597">
            <text:p>0.597</text:p>
          </table:table-cell>
          <table:table-cell office:value-type="float" office:value="0.192">
            <text:p>0.192</text:p>
          </table:table-cell>
          <table:table-cell office:value-type="float" office:value="1.133">
            <text:p>1.133</text:p>
          </table:table-cell>
          <table:table-cell office:value-type="float" office:value="-1.131">
            <text:p>-1.131</text:p>
          </table:table-cell>
          <table:table-cell office:value-type="float" office:value="-0.28">
            <text:p>-0.28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468">
            <text:p>-4.468</text:p>
          </table:table-cell>
          <table:table-cell office:value-type="float" office:value="4.121">
            <text:p>4.121</text:p>
          </table:table-cell>
          <table:table-cell office:value-type="float" office:value="-0.42">
            <text:p>-0.42</text:p>
          </table:table-cell>
          <table:table-cell office:value-type="float" office:value="-1.197">
            <text:p>-1.197</text:p>
          </table:table-cell>
          <table:table-cell office:value-type="float" office:value="0.338">
            <text:p>0.338</text:p>
          </table:table-cell>
          <table:table-cell office:value-type="float" office:value="0.6">
            <text:p>0.6</text:p>
          </table:table-cell>
          <table:table-cell office:value-type="float" office:value="-0.11">
            <text:p>-0.11</text:p>
          </table:table-cell>
          <table:table-cell office:value-type="float" office:value="0.314">
            <text:p>0.314</text:p>
          </table:table-cell>
          <table:table-cell office:value-type="float" office:value="-1.248">
            <text:p>-1.248</text:p>
          </table:table-cell>
          <table:table-cell office:value-type="float" office:value="-0.012">
            <text:p>-0.012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902">
            <text:p>-4.902</text:p>
          </table:table-cell>
          <table:table-cell office:value-type="float" office:value="4.49">
            <text:p>4.49</text:p>
          </table:table-cell>
          <table:table-cell office:value-type="float" office:value="-0.564">
            <text:p>-0.564</text:p>
          </table:table-cell>
          <table:table-cell office:value-type="float" office:value="-0.536">
            <text:p>-0.536</text:p>
          </table:table-cell>
          <table:table-cell office:value-type="float" office:value="-0.164">
            <text:p>-0.164</text:p>
          </table:table-cell>
          <table:table-cell office:value-type="float" office:value="-0.298">
            <text:p>-0.298</text:p>
          </table:table-cell>
          <table:table-cell office:value-type="float" office:value="0.842">
            <text:p>0.842</text:p>
          </table:table-cell>
          <table:table-cell office:value-type="float" office:value="-0.158">
            <text:p>-0.158</text:p>
          </table:table-cell>
          <table:table-cell office:value-type="float" office:value="-0.906">
            <text:p>-0.906</text:p>
          </table:table-cell>
          <table:table-cell office:value-type="float" office:value="0.358">
            <text:p>0.358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125">
            <text:p>-4.125</text:p>
          </table:table-cell>
          <table:table-cell office:value-type="float" office:value="2.3">
            <text:p>2.3</text:p>
          </table:table-cell>
          <table:table-cell office:value-type="float" office:value="-0.167">
            <text:p>-0.167</text:p>
          </table:table-cell>
          <table:table-cell office:value-type="float" office:value="-0.27">
            <text:p>-0.27</text:p>
          </table:table-cell>
          <table:table-cell office:value-type="float" office:value="0.103">
            <text:p>0.103</text:p>
          </table:table-cell>
          <table:table-cell office:value-type="float" office:value="0.32">
            <text:p>0.32</text:p>
          </table:table-cell>
          <table:table-cell office:value-type="float" office:value="-0.467">
            <text:p>-0.467</text:p>
          </table:table-cell>
          <table:table-cell office:value-type="float" office:value="-0.254">
            <text:p>-0.254</text:p>
          </table:table-cell>
          <table:table-cell office:value-type="float" office:value="-0.415">
            <text:p>-0.415</text:p>
          </table:table-cell>
          <table:table-cell office:value-type="float" office:value="0.863">
            <text:p>0.863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5.124">
            <text:p>-5.124</text:p>
          </table:table-cell>
          <table:table-cell office:value-type="float" office:value="2.319">
            <text:p>2.319</text:p>
          </table:table-cell>
          <table:table-cell office:value-type="float" office:value="1.413">
            <text:p>1.413</text:p>
          </table:table-cell>
          <table:table-cell office:value-type="float" office:value="1.804">
            <text:p>1.804</text:p>
          </table:table-cell>
          <table:table-cell office:value-type="float" office:value="-0.277">
            <text:p>-0.277</text:p>
          </table:table-cell>
          <table:table-cell office:value-type="float" office:value="-0.33">
            <text:p>-0.33</text:p>
          </table:table-cell>
          <table:table-cell office:value-type="float" office:value="-0.746">
            <text:p>-0.746</text:p>
          </table:table-cell>
          <table:table-cell office:value-type="float" office:value="0.221">
            <text:p>0.221</text:p>
          </table:table-cell>
          <table:table-cell office:value-type="float" office:value="0.06">
            <text:p>0.06</text:p>
          </table:table-cell>
          <table:table-cell office:value-type="float" office:value="0.46">
            <text:p>0.4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4.393">
            <text:p>-4.393</text:p>
          </table:table-cell>
          <table:table-cell office:value-type="float" office:value="2.137">
            <text:p>2.137</text:p>
          </table:table-cell>
          <table:table-cell office:value-type="float" office:value="0.57">
            <text:p>0.57</text:p>
          </table:table-cell>
          <table:table-cell office:value-type="float" office:value="1.397">
            <text:p>1.397</text:p>
          </table:table-cell>
          <table:table-cell office:value-type="float" office:value="0.293">
            <text:p>0.293</text:p>
          </table:table-cell>
          <table:table-cell office:value-type="float" office:value="-0.836">
            <text:p>-0.836</text:p>
          </table:table-cell>
          <table:table-cell office:value-type="float" office:value="-0.966">
            <text:p>-0.966</text:p>
          </table:table-cell>
          <table:table-cell office:value-type="float" office:value="-0.461">
            <text:p>-0.461</text:p>
          </table:table-cell>
          <table:table-cell office:value-type="float" office:value="-0.277">
            <text:p>-0.277</text:p>
          </table:table-cell>
          <table:table-cell office:value-type="float" office:value="1.184">
            <text:p>1.184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961">
            <text:p>-3.961</text:p>
          </table:table-cell>
          <table:table-cell office:value-type="float" office:value="1.078">
            <text:p>1.078</text:p>
          </table:table-cell>
          <table:table-cell office:value-type="float" office:value="0.11">
            <text:p>0.11</text:p>
          </table:table-cell>
          <table:table-cell office:value-type="float" office:value="1.232">
            <text:p>1.232</text:p>
          </table:table-cell>
          <table:table-cell office:value-type="float" office:value="0.21">
            <text:p>0.21</text:p>
          </table:table-cell>
          <table:table-cell office:value-type="float" office:value="-0.67">
            <text:p>-0.67</text:p>
          </table:table-cell>
          <table:table-cell office:value-type="float" office:value="-0.536">
            <text:p>-0.536</text:p>
          </table:table-cell>
          <table:table-cell office:value-type="float" office:value="-0.33">
            <text:p>-0.33</text:p>
          </table:table-cell>
          <table:table-cell office:value-type="float" office:value="-0.268">
            <text:p>-0.268</text:p>
          </table:table-cell>
          <table:table-cell office:value-type="float" office:value="1.098">
            <text:p>1.098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3.654">
            <text:p>-3.654</text:p>
          </table:table-cell>
          <table:table-cell office:value-type="float" office:value="1.222">
            <text:p>1.222</text:p>
          </table:table-cell>
          <table:table-cell office:value-type="float" office:value="-0.574">
            <text:p>-0.574</text:p>
          </table:table-cell>
          <table:table-cell office:value-type="float" office:value="0.248">
            <text:p>0.248</text:p>
          </table:table-cell>
          <table:table-cell office:value-type="float" office:value="-0.299">
            <text:p>-0.299</text:p>
          </table:table-cell>
          <table:table-cell office:value-type="float" office:value="0.158">
            <text:p>0.158</text:p>
          </table:table-cell>
          <table:table-cell office:value-type="float" office:value="0.154">
            <text:p>0.154</text:p>
          </table:table-cell>
          <table:table-cell office:value-type="float" office:value="0.553">
            <text:p>0.553</text:p>
          </table:table-cell>
          <table:table-cell office:value-type="float" office:value="-0.58">
            <text:p>-0.58</text:p>
          </table:table-cell>
          <table:table-cell office:value-type="float" office:value="0.617">
            <text:p>0.617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001">
            <text:p>-3.001</text:p>
          </table:table-cell>
          <table:table-cell office:value-type="float" office:value="2.263">
            <text:p>2.263</text:p>
          </table:table-cell>
          <table:table-cell office:value-type="float" office:value="-1.178">
            <text:p>-1.178</text:p>
          </table:table-cell>
          <table:table-cell office:value-type="float" office:value="-0.116">
            <text:p>-0.116</text:p>
          </table:table-cell>
          <table:table-cell office:value-type="float" office:value="-0.922">
            <text:p>-0.922</text:p>
          </table:table-cell>
          <table:table-cell office:value-type="float" office:value="0.536">
            <text:p>0.536</text:p>
          </table:table-cell>
          <table:table-cell office:value-type="float" office:value="1.286">
            <text:p>1.286</text:p>
          </table:table-cell>
          <table:table-cell office:value-type="float" office:value="-0.506">
            <text:p>-0.506</text:p>
          </table:table-cell>
          <table:table-cell office:value-type="float" office:value="-0.566">
            <text:p>-0.566</text:p>
          </table:table-cell>
          <table:table-cell office:value-type="float" office:value="-0.102">
            <text:p>-0.102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3.417">
            <text:p>-3.417</text:p>
          </table:table-cell>
          <table:table-cell office:value-type="float" office:value="1.984">
            <text:p>1.984</text:p>
          </table:table-cell>
          <table:table-cell office:value-type="float" office:value="-1.148">
            <text:p>-1.148</text:p>
          </table:table-cell>
          <table:table-cell office:value-type="float" office:value="0.234">
            <text:p>0.234</text:p>
          </table:table-cell>
          <table:table-cell office:value-type="float" office:value="-0.778">
            <text:p>-0.778</text:p>
          </table:table-cell>
          <table:table-cell office:value-type="float" office:value="0.411">
            <text:p>0.411</text:p>
          </table:table-cell>
          <table:table-cell office:value-type="float" office:value="0.494">
            <text:p>0.494</text:p>
          </table:table-cell>
          <table:table-cell office:value-type="float" office:value="0.13">
            <text:p>0.13</text:p>
          </table:table-cell>
          <table:table-cell office:value-type="float" office:value="-0.704">
            <text:p>-0.704</text:p>
          </table:table-cell>
          <table:table-cell office:value-type="float" office:value="0.764">
            <text:p>0.764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887">
            <text:p>-3.887</text:p>
          </table:table-cell>
          <table:table-cell office:value-type="float" office:value="3.172">
            <text:p>3.172</text:p>
          </table:table-cell>
          <table:table-cell office:value-type="float" office:value="-0.739">
            <text:p>-0.739</text:p>
          </table:table-cell>
          <table:table-cell office:value-type="float" office:value="-0.69">
            <text:p>-0.69</text:p>
          </table:table-cell>
          <table:table-cell office:value-type="float" office:value="-0.548">
            <text:p>-0.548</text:p>
          </table:table-cell>
          <table:table-cell office:value-type="float" office:value="0.33">
            <text:p>0.33</text:p>
          </table:table-cell>
          <table:table-cell office:value-type="float" office:value="0.569">
            <text:p>0.569</text:p>
          </table:table-cell>
          <table:table-cell office:value-type="float" office:value="0.98">
            <text:p>0.98</text:p>
          </table:table-cell>
          <table:table-cell office:value-type="float" office:value="-1.609">
            <text:p>-1.609</text:p>
          </table:table-cell>
          <table:table-cell office:value-type="float" office:value="0.283">
            <text:p>0.283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474">
            <text:p>-4.474</text:p>
          </table:table-cell>
          <table:table-cell office:value-type="float" office:value="4.569">
            <text:p>4.569</text:p>
          </table:table-cell>
          <table:table-cell office:value-type="float" office:value="-1.069">
            <text:p>-1.069</text:p>
          </table:table-cell>
          <table:table-cell office:value-type="float" office:value="-1.409">
            <text:p>-1.409</text:p>
          </table:table-cell>
          <table:table-cell office:value-type="float" office:value="0.137">
            <text:p>0.137</text:p>
          </table:table-cell>
          <table:table-cell office:value-type="float" office:value="1.049">
            <text:p>1.049</text:p>
          </table:table-cell>
          <table:table-cell office:value-type="float" office:value="0.071">
            <text:p>0.071</text:p>
          </table:table-cell>
          <table:table-cell office:value-type="float" office:value="0.877">
            <text:p>0.877</text:p>
          </table:table-cell>
          <table:table-cell office:value-type="float" office:value="-1.355">
            <text:p>-1.355</text:p>
          </table:table-cell>
          <table:table-cell office:value-type="float" office:value="-0.167">
            <text:p>-0.167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471">
            <text:p>-4.471</text:p>
          </table:table-cell>
          <table:table-cell office:value-type="float" office:value="4.096">
            <text:p>4.096</text:p>
          </table:table-cell>
          <table:table-cell office:value-type="float" office:value="-0.809">
            <text:p>-0.809</text:p>
          </table:table-cell>
          <table:table-cell office:value-type="float" office:value="-0.881">
            <text:p>-0.881</text:p>
          </table:table-cell>
          <table:table-cell office:value-type="float" office:value="0.646">
            <text:p>0.646</text:p>
          </table:table-cell>
          <table:table-cell office:value-type="float" office:value="0.539">
            <text:p>0.539</text:p>
          </table:table-cell>
          <table:table-cell office:value-type="float" office:value="0.04">
            <text:p>0.04</text:p>
          </table:table-cell>
          <table:table-cell office:value-type="float" office:value="0.142">
            <text:p>0.142</text:p>
          </table:table-cell>
          <table:table-cell office:value-type="float" office:value="-1.555">
            <text:p>-1.555</text:p>
          </table:table-cell>
          <table:table-cell office:value-type="float" office:value="-0.023">
            <text:p>-0.023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947">
            <text:p>-4.947</text:p>
          </table:table-cell>
          <table:table-cell office:value-type="float" office:value="4.637">
            <text:p>4.637</text:p>
          </table:table-cell>
          <table:table-cell office:value-type="float" office:value="-0.444">
            <text:p>-0.444</text:p>
          </table:table-cell>
          <table:table-cell office:value-type="float" office:value="-0.953">
            <text:p>-0.953</text:p>
          </table:table-cell>
          <table:table-cell office:value-type="float" office:value="-0.119">
            <text:p>-0.119</text:p>
          </table:table-cell>
          <table:table-cell office:value-type="float" office:value="-0.249">
            <text:p>-0.249</text:p>
          </table:table-cell>
          <table:table-cell office:value-type="float" office:value="0.594">
            <text:p>0.594</text:p>
          </table:table-cell>
          <table:table-cell office:value-type="float" office:value="0.27">
            <text:p>0.27</text:p>
          </table:table-cell>
          <table:table-cell office:value-type="float" office:value="-0.783">
            <text:p>-0.783</text:p>
          </table:table-cell>
          <table:table-cell office:value-type="float" office:value="0.265">
            <text:p>0.265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173">
            <text:p>-4.173</text:p>
          </table:table-cell>
          <table:table-cell office:value-type="float" office:value="2.299">
            <text:p>2.299</text:p>
          </table:table-cell>
          <table:table-cell office:value-type="float" office:value="-0.298">
            <text:p>-0.298</text:p>
          </table:table-cell>
          <table:table-cell office:value-type="float" office:value="-0.13">
            <text:p>-0.13</text:p>
          </table:table-cell>
          <table:table-cell office:value-type="float" office:value="0.122">
            <text:p>0.122</text:p>
          </table:table-cell>
          <table:table-cell office:value-type="float" office:value="0.319">
            <text:p>0.319</text:p>
          </table:table-cell>
          <table:table-cell office:value-type="float" office:value="-0.388">
            <text:p>-0.388</text:p>
          </table:table-cell>
          <table:table-cell office:value-type="float" office:value="-0.328">
            <text:p>-0.328</text:p>
          </table:table-cell>
          <table:table-cell office:value-type="float" office:value="-0.48">
            <text:p>-0.48</text:p>
          </table:table-cell>
          <table:table-cell office:value-type="float" office:value="0.99">
            <text:p>0.99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5.131">
            <text:p>-5.131</text:p>
          </table:table-cell>
          <table:table-cell office:value-type="float" office:value="2.192">
            <text:p>2.192</text:p>
          </table:table-cell>
          <table:table-cell office:value-type="float" office:value="1.364">
            <text:p>1.364</text:p>
          </table:table-cell>
          <table:table-cell office:value-type="float" office:value="1.936">
            <text:p>1.936</text:p>
          </table:table-cell>
          <table:table-cell office:value-type="float" office:value="-0.591">
            <text:p>-0.591</text:p>
          </table:table-cell>
          <table:table-cell office:value-type="float" office:value="-0.354">
            <text:p>-0.354</text:p>
          </table:table-cell>
          <table:table-cell office:value-type="float" office:value="-0.677">
            <text:p>-0.677</text:p>
          </table:table-cell>
          <table:table-cell office:value-type="float" office:value="0.15">
            <text:p>0.15</text:p>
          </table:table-cell>
          <table:table-cell office:value-type="float" office:value="0.178">
            <text:p>0.178</text:p>
          </table:table-cell>
          <table:table-cell office:value-type="float" office:value="0.38">
            <text:p>0.38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4.395">
            <text:p>-4.395</text:p>
          </table:table-cell>
          <table:table-cell office:value-type="float" office:value="1.864">
            <text:p>1.864</text:p>
          </table:table-cell>
          <table:table-cell office:value-type="float" office:value="0.503">
            <text:p>0.503</text:p>
          </table:table-cell>
          <table:table-cell office:value-type="float" office:value="1.718">
            <text:p>1.718</text:p>
          </table:table-cell>
          <table:table-cell office:value-type="float" office:value="0.241">
            <text:p>0.241</text:p>
          </table:table-cell>
          <table:table-cell office:value-type="float" office:value="-0.817">
            <text:p>-0.817</text:p>
          </table:table-cell>
          <table:table-cell office:value-type="float" office:value="-0.672">
            <text:p>-0.672</text:p>
          </table:table-cell>
          <table:table-cell office:value-type="float" office:value="-0.687">
            <text:p>-0.687</text:p>
          </table:table-cell>
          <table:table-cell office:value-type="float" office:value="-0.449">
            <text:p>-0.449</text:p>
          </table:table-cell>
          <table:table-cell office:value-type="float" office:value="1.396">
            <text:p>1.39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4.058">
            <text:p>-4.058</text:p>
          </table:table-cell>
          <table:table-cell office:value-type="float" office:value="1.072">
            <text:p>1.072</text:p>
          </table:table-cell>
          <table:table-cell office:value-type="float" office:value="0.157">
            <text:p>0.157</text:p>
          </table:table-cell>
          <table:table-cell office:value-type="float" office:value="1.136">
            <text:p>1.136</text:p>
          </table:table-cell>
          <table:table-cell office:value-type="float" office:value="0.385">
            <text:p>0.385</text:p>
          </table:table-cell>
          <table:table-cell office:value-type="float" office:value="-0.687">
            <text:p>-0.687</text:p>
          </table:table-cell>
          <table:table-cell office:value-type="float" office:value="-0.583">
            <text:p>-0.583</text:p>
          </table:table-cell>
          <table:table-cell office:value-type="float" office:value="-0.185">
            <text:p>-0.185</text:p>
          </table:table-cell>
          <table:table-cell office:value-type="float" office:value="-0.3">
            <text:p>-0.3</text:p>
          </table:table-cell>
          <table:table-cell office:value-type="float" office:value="1.177">
            <text:p>1.177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3.631">
            <text:p>-3.631</text:p>
          </table:table-cell>
          <table:table-cell office:value-type="float" office:value="1.195">
            <text:p>1.195</text:p>
          </table:table-cell>
          <table:table-cell office:value-type="float" office:value="-0.719">
            <text:p>-0.719</text:p>
          </table:table-cell>
          <table:table-cell office:value-type="float" office:value="0.13">
            <text:p>0.13</text:p>
          </table:table-cell>
          <table:table-cell office:value-type="float" office:value="-0.065">
            <text:p>-0.065</text:p>
          </table:table-cell>
          <table:table-cell office:value-type="float" office:value="0.348">
            <text:p>0.348</text:p>
          </table:table-cell>
          <table:table-cell office:value-type="float" office:value="-0.061">
            <text:p>-0.061</text:p>
          </table:table-cell>
          <table:table-cell office:value-type="float" office:value="0.555">
            <text:p>0.555</text:p>
          </table:table-cell>
          <table:table-cell office:value-type="float" office:value="-0.594">
            <text:p>-0.594</text:p>
          </table:table-cell>
          <table:table-cell office:value-type="float" office:value="0.806">
            <text:p>0.806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434">
            <text:p>-3.434</text:p>
          </table:table-cell>
          <table:table-cell office:value-type="float" office:value="2.26">
            <text:p>2.26</text:p>
          </table:table-cell>
          <table:table-cell office:value-type="float" office:value="-1.065">
            <text:p>-1.065</text:p>
          </table:table-cell>
          <table:table-cell office:value-type="float" office:value="-0.122">
            <text:p>-0.122</text:p>
          </table:table-cell>
          <table:table-cell office:value-type="float" office:value="-0.795">
            <text:p>-0.795</text:p>
          </table:table-cell>
          <table:table-cell office:value-type="float" office:value="0.363">
            <text:p>0.363</text:p>
          </table:table-cell>
          <table:table-cell office:value-type="float" office:value="1.403">
            <text:p>1.403</text:p>
          </table:table-cell>
          <table:table-cell office:value-type="float" office:value="-0.507">
            <text:p>-0.507</text:p>
          </table:table-cell>
          <table:table-cell office:value-type="float" office:value="-0.375">
            <text:p>-0.375</text:p>
          </table:table-cell>
          <table:table-cell office:value-type="float" office:value="0.015">
            <text:p>0.015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3.765">
            <text:p>-3.765</text:p>
          </table:table-cell>
          <table:table-cell office:value-type="float" office:value="1.97">
            <text:p>1.97</text:p>
          </table:table-cell>
          <table:table-cell office:value-type="float" office:value="-0.955">
            <text:p>-0.955</text:p>
          </table:table-cell>
          <table:table-cell office:value-type="float" office:value="0.304">
            <text:p>0.304</text:p>
          </table:table-cell>
          <table:table-cell office:value-type="float" office:value="-0.735">
            <text:p>-0.735</text:p>
          </table:table-cell>
          <table:table-cell office:value-type="float" office:value="0.41">
            <text:p>0.41</text:p>
          </table:table-cell>
          <table:table-cell office:value-type="float" office:value="0.38">
            <text:p>0.38</text:p>
          </table:table-cell>
          <table:table-cell office:value-type="float" office:value="0.146">
            <text:p>0.146</text:p>
          </table:table-cell>
          <table:table-cell office:value-type="float" office:value="-0.536">
            <text:p>-0.536</text:p>
          </table:table-cell>
          <table:table-cell office:value-type="float" office:value="0.738">
            <text:p>0.738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975">
            <text:p>-3.975</text:p>
          </table:table-cell>
          <table:table-cell office:value-type="float" office:value="3.066">
            <text:p>3.066</text:p>
          </table:table-cell>
          <table:table-cell office:value-type="float" office:value="-0.506">
            <text:p>-0.506</text:p>
          </table:table-cell>
          <table:table-cell office:value-type="float" office:value="-0.827">
            <text:p>-0.827</text:p>
          </table:table-cell>
          <table:table-cell office:value-type="float" office:value="-0.478">
            <text:p>-0.478</text:p>
          </table:table-cell>
          <table:table-cell office:value-type="float" office:value="0.434">
            <text:p>0.434</text:p>
          </table:table-cell>
          <table:table-cell office:value-type="float" office:value="0.356">
            <text:p>0.356</text:p>
          </table:table-cell>
          <table:table-cell office:value-type="float" office:value="0.939">
            <text:p>0.939</text:p>
          </table:table-cell>
          <table:table-cell office:value-type="float" office:value="-1.309">
            <text:p>-1.309</text:p>
          </table:table-cell>
          <table:table-cell office:value-type="float" office:value="0.204">
            <text:p>0.204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497">
            <text:p>-4.497</text:p>
          </table:table-cell>
          <table:table-cell office:value-type="float" office:value="4.5">
            <text:p>4.5</text:p>
          </table:table-cell>
          <table:table-cell office:value-type="float" office:value="-1.446">
            <text:p>-1.446</text:p>
          </table:table-cell>
          <table:table-cell office:value-type="float" office:value="-1.127">
            <text:p>-1.127</text:p>
          </table:table-cell>
          <table:table-cell office:value-type="float" office:value="0.443">
            <text:p>0.443</text:p>
          </table:table-cell>
          <table:table-cell office:value-type="float" office:value="0.986">
            <text:p>0.986</text:p>
          </table:table-cell>
          <table:table-cell office:value-type="float" office:value="0.136">
            <text:p>0.136</text:p>
          </table:table-cell>
          <table:table-cell office:value-type="float" office:value="0.597">
            <text:p>0.597</text:p>
          </table:table-cell>
          <table:table-cell office:value-type="float" office:value="-1.087">
            <text:p>-1.087</text:p>
          </table:table-cell>
          <table:table-cell office:value-type="float" office:value="-0.073">
            <text:p>-0.073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475">
            <text:p>-4.475</text:p>
          </table:table-cell>
          <table:table-cell office:value-type="float" office:value="4.064">
            <text:p>4.064</text:p>
          </table:table-cell>
          <table:table-cell office:value-type="float" office:value="-0.927">
            <text:p>-0.927</text:p>
          </table:table-cell>
          <table:table-cell office:value-type="float" office:value="-0.678">
            <text:p>-0.678</text:p>
          </table:table-cell>
          <table:table-cell office:value-type="float" office:value="0.599">
            <text:p>0.599</text:p>
          </table:table-cell>
          <table:table-cell office:value-type="float" office:value="0.445">
            <text:p>0.445</text:p>
          </table:table-cell>
          <table:table-cell office:value-type="float" office:value="0.224">
            <text:p>0.224</text:p>
          </table:table-cell>
          <table:table-cell office:value-type="float" office:value="0.103">
            <text:p>0.103</text:p>
          </table:table-cell>
          <table:table-cell office:value-type="float" office:value="-1.336">
            <text:p>-1.336</text:p>
          </table:table-cell>
          <table:table-cell office:value-type="float" office:value="-0.192">
            <text:p>-0.192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5.011">
            <text:p>-5.011</text:p>
          </table:table-cell>
          <table:table-cell office:value-type="float" office:value="4.976">
            <text:p>4.976</text:p>
          </table:table-cell>
          <table:table-cell office:value-type="float" office:value="-0.868">
            <text:p>-0.868</text:p>
          </table:table-cell>
          <table:table-cell office:value-type="float" office:value="-1.215">
            <text:p>-1.215</text:p>
          </table:table-cell>
          <table:table-cell office:value-type="float" office:value="0.17">
            <text:p>0.17</text:p>
          </table:table-cell>
          <table:table-cell office:value-type="float" office:value="-0.018">
            <text:p>-0.018</text:p>
          </table:table-cell>
          <table:table-cell office:value-type="float" office:value="0.543">
            <text:p>0.543</text:p>
          </table:table-cell>
          <table:table-cell office:value-type="float" office:value="0.154">
            <text:p>0.154</text:p>
          </table:table-cell>
          <table:table-cell office:value-type="float" office:value="-0.841">
            <text:p>-0.841</text:p>
          </table:table-cell>
          <table:table-cell office:value-type="float" office:value="0.707">
            <text:p>0.707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151">
            <text:p>-4.151</text:p>
          </table:table-cell>
          <table:table-cell office:value-type="float" office:value="2.069">
            <text:p>2.069</text:p>
          </table:table-cell>
          <table:table-cell office:value-type="float" office:value="-0.605">
            <text:p>-0.605</text:p>
          </table:table-cell>
          <table:table-cell office:value-type="float" office:value="0.111">
            <text:p>0.111</text:p>
          </table:table-cell>
          <table:table-cell office:value-type="float" office:value="0.41">
            <text:p>0.41</text:p>
          </table:table-cell>
          <table:table-cell office:value-type="float" office:value="0.354">
            <text:p>0.354</text:p>
          </table:table-cell>
          <table:table-cell office:value-type="float" office:value="-0.284">
            <text:p>-0.284</text:p>
          </table:table-cell>
          <table:table-cell office:value-type="float" office:value="-0.381">
            <text:p>-0.381</text:p>
          </table:table-cell>
          <table:table-cell office:value-type="float" office:value="-0.507">
            <text:p>-0.507</text:p>
          </table:table-cell>
          <table:table-cell office:value-type="float" office:value="0.737">
            <text:p>0.737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5.125">
            <text:p>-5.125</text:p>
          </table:table-cell>
          <table:table-cell office:value-type="float" office:value="2.077">
            <text:p>2.077</text:p>
          </table:table-cell>
          <table:table-cell office:value-type="float" office:value="1.283">
            <text:p>1.283</text:p>
          </table:table-cell>
          <table:table-cell office:value-type="float" office:value="2.003">
            <text:p>2.003</text:p>
          </table:table-cell>
          <table:table-cell office:value-type="float" office:value="-0.734">
            <text:p>-0.734</text:p>
          </table:table-cell>
          <table:table-cell office:value-type="float" office:value="-0.513">
            <text:p>-0.513</text:p>
          </table:table-cell>
          <table:table-cell office:value-type="float" office:value="-0.557">
            <text:p>-0.557</text:p>
          </table:table-cell>
          <table:table-cell office:value-type="float" office:value="0.055">
            <text:p>0.055</text:p>
          </table:table-cell>
          <table:table-cell office:value-type="float" office:value="0.295">
            <text:p>0.295</text:p>
          </table:table-cell>
          <table:table-cell office:value-type="float" office:value="0.269">
            <text:p>0.269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4.316">
            <text:p>-4.316</text:p>
          </table:table-cell>
          <table:table-cell office:value-type="float" office:value="1.409">
            <text:p>1.409</text:p>
          </table:table-cell>
          <table:table-cell office:value-type="float" office:value="0.441">
            <text:p>0.441</text:p>
          </table:table-cell>
          <table:table-cell office:value-type="float" office:value="1.819">
            <text:p>1.819</text:p>
          </table:table-cell>
          <table:table-cell office:value-type="float" office:value="0.5">
            <text:p>0.5</text:p>
          </table:table-cell>
          <table:table-cell office:value-type="float" office:value="-0.617">
            <text:p>-0.617</text:p>
          </table:table-cell>
          <table:table-cell office:value-type="float" office:value="-0.633">
            <text:p>-0.633</text:p>
          </table:table-cell>
          <table:table-cell office:value-type="float" office:value="-0.621">
            <text:p>-0.621</text:p>
          </table:table-cell>
          <table:table-cell office:value-type="float" office:value="-0.671">
            <text:p>-0.671</text:p>
          </table:table-cell>
          <table:table-cell office:value-type="float" office:value="1.193">
            <text:p>1.193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4.149">
            <text:p>-4.149</text:p>
          </table:table-cell>
          <table:table-cell office:value-type="float" office:value="1.129">
            <text:p>1.129</text:p>
          </table:table-cell>
          <table:table-cell office:value-type="float" office:value="-0.008">
            <text:p>-0.008</text:p>
          </table:table-cell>
          <table:table-cell office:value-type="float" office:value="1.215">
            <text:p>1.215</text:p>
          </table:table-cell>
          <table:table-cell office:value-type="float" office:value="0.39">
            <text:p>0.39</text:p>
          </table:table-cell>
          <table:table-cell office:value-type="float" office:value="-0.474">
            <text:p>-0.474</text:p>
          </table:table-cell>
          <table:table-cell office:value-type="float" office:value="-0.4">
            <text:p>-0.4</text:p>
          </table:table-cell>
          <table:table-cell office:value-type="float" office:value="-0.343">
            <text:p>-0.343</text:p>
          </table:table-cell>
          <table:table-cell office:value-type="float" office:value="-0.344">
            <text:p>-0.344</text:p>
          </table:table-cell>
          <table:table-cell office:value-type="float" office:value="0.886">
            <text:p>0.886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3.581">
            <text:p>-3.581</text:p>
          </table:table-cell>
          <table:table-cell office:value-type="float" office:value="1.188">
            <text:p>1.188</text:p>
          </table:table-cell>
          <table:table-cell office:value-type="float" office:value="-0.958">
            <text:p>-0.958</text:p>
          </table:table-cell>
          <table:table-cell office:value-type="float" office:value="0.189">
            <text:p>0.189</text:p>
          </table:table-cell>
          <table:table-cell office:value-type="float" office:value="-0.077">
            <text:p>-0.077</text:p>
          </table:table-cell>
          <table:table-cell office:value-type="float" office:value="0.451">
            <text:p>0.451</text:p>
          </table:table-cell>
          <table:table-cell office:value-type="float" office:value="0.049">
            <text:p>0.049</text:p>
          </table:table-cell>
          <table:table-cell office:value-type="float" office:value="0.449">
            <text:p>0.449</text:p>
          </table:table-cell>
          <table:table-cell office:value-type="float" office:value="-0.676">
            <text:p>-0.676</text:p>
          </table:table-cell>
          <table:table-cell office:value-type="float" office:value="0.919">
            <text:p>0.919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828">
            <text:p>-3.828</text:p>
          </table:table-cell>
          <table:table-cell office:value-type="float" office:value="2.367">
            <text:p>2.367</text:p>
          </table:table-cell>
          <table:table-cell office:value-type="float" office:value="-0.836">
            <text:p>-0.836</text:p>
          </table:table-cell>
          <table:table-cell office:value-type="float" office:value="-0.343">
            <text:p>-0.343</text:p>
          </table:table-cell>
          <table:table-cell office:value-type="float" office:value="-0.466">
            <text:p>-0.466</text:p>
          </table:table-cell>
          <table:table-cell office:value-type="float" office:value="0.116">
            <text:p>0.116</text:p>
          </table:table-cell>
          <table:table-cell office:value-type="float" office:value="1.172">
            <text:p>1.172</text:p>
          </table:table-cell>
          <table:table-cell office:value-type="float" office:value="-0.175">
            <text:p>-0.175</text:p>
          </table:table-cell>
          <table:table-cell office:value-type="float" office:value="-0.275">
            <text:p>-0.275</text:p>
          </table:table-cell>
          <table:table-cell office:value-type="float" office:value="0.117">
            <text:p>0.117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3.82">
            <text:p>-3.82</text:p>
          </table:table-cell>
          <table:table-cell office:value-type="float" office:value="1.705">
            <text:p>1.705</text:p>
          </table:table-cell>
          <table:table-cell office:value-type="float" office:value="-1.13">
            <text:p>-1.13</text:p>
          </table:table-cell>
          <table:table-cell office:value-type="float" office:value="0.45">
            <text:p>0.45</text:p>
          </table:table-cell>
          <table:table-cell office:value-type="float" office:value="-0.471">
            <text:p>-0.471</text:p>
          </table:table-cell>
          <table:table-cell office:value-type="float" office:value="0.665">
            <text:p>0.665</text:p>
          </table:table-cell>
          <table:table-cell office:value-type="float" office:value="0.298">
            <text:p>0.298</text:p>
          </table:table-cell>
          <table:table-cell office:value-type="float" office:value="-0.175">
            <text:p>-0.175</text:p>
          </table:table-cell>
          <table:table-cell office:value-type="float" office:value="-0.473">
            <text:p>-0.473</text:p>
          </table:table-cell>
          <table:table-cell office:value-type="float" office:value="0.848">
            <text:p>0.848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949">
            <text:p>-3.949</text:p>
          </table:table-cell>
          <table:table-cell office:value-type="float" office:value="2.99">
            <text:p>2.99</text:p>
          </table:table-cell>
          <table:table-cell office:value-type="float" office:value="-0.643">
            <text:p>-0.643</text:p>
          </table:table-cell>
          <table:table-cell office:value-type="float" office:value="-0.986">
            <text:p>-0.986</text:p>
          </table:table-cell>
          <table:table-cell office:value-type="float" office:value="-0.175">
            <text:p>-0.175</text:p>
          </table:table-cell>
          <table:table-cell office:value-type="float" office:value="0.768">
            <text:p>0.768</text:p>
          </table:table-cell>
          <table:table-cell office:value-type="float" office:value="0.249">
            <text:p>0.249</text:p>
          </table:table-cell>
          <table:table-cell office:value-type="float" office:value="0.803">
            <text:p>0.803</text:p>
          </table:table-cell>
          <table:table-cell office:value-type="float" office:value="-1.479">
            <text:p>-1.479</text:p>
          </table:table-cell>
          <table:table-cell office:value-type="float" office:value="0.168">
            <text:p>0.168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471">
            <text:p>-4.471</text:p>
          </table:table-cell>
          <table:table-cell office:value-type="float" office:value="4.461">
            <text:p>4.461</text:p>
          </table:table-cell>
          <table:table-cell office:value-type="float" office:value="-1.887">
            <text:p>-1.887</text:p>
          </table:table-cell>
          <table:table-cell office:value-type="float" office:value="-0.799">
            <text:p>-0.799</text:p>
          </table:table-cell>
          <table:table-cell office:value-type="float" office:value="0.719">
            <text:p>0.719</text:p>
          </table:table-cell>
          <table:table-cell office:value-type="float" office:value="0.938">
            <text:p>0.938</text:p>
          </table:table-cell>
          <table:table-cell office:value-type="float" office:value="0.239">
            <text:p>0.239</text:p>
          </table:table-cell>
          <table:table-cell office:value-type="float" office:value="0.342">
            <text:p>0.342</text:p>
          </table:table-cell>
          <table:table-cell office:value-type="float" office:value="-1.036">
            <text:p>-1.036</text:p>
          </table:table-cell>
          <table:table-cell office:value-type="float" office:value="-0.06">
            <text:p>-0.06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58">
            <text:p>-4.58</text:p>
          </table:table-cell>
          <table:table-cell office:value-type="float" office:value="4.116">
            <text:p>4.116</text:p>
          </table:table-cell>
          <table:table-cell office:value-type="float" office:value="-0.753">
            <text:p>-0.753</text:p>
          </table:table-cell>
          <table:table-cell office:value-type="float" office:value="-0.849">
            <text:p>-0.849</text:p>
          </table:table-cell>
          <table:table-cell office:value-type="float" office:value="0.516">
            <text:p>0.516</text:p>
          </table:table-cell>
          <table:table-cell office:value-type="float" office:value="0.498">
            <text:p>0.498</text:p>
          </table:table-cell>
          <table:table-cell office:value-type="float" office:value="0.117">
            <text:p>0.117</text:p>
          </table:table-cell>
          <table:table-cell office:value-type="float" office:value="0.181">
            <text:p>0.181</text:p>
          </table:table-cell>
          <table:table-cell office:value-type="float" office:value="-1.256">
            <text:p>-1.256</text:p>
          </table:table-cell>
          <table:table-cell office:value-type="float" office:value="-0.119">
            <text:p>-0.11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5.049">
            <text:p>-5.049</text:p>
          </table:table-cell>
          <table:table-cell office:value-type="float" office:value="4.846">
            <text:p>4.846</text:p>
          </table:table-cell>
          <table:table-cell office:value-type="float" office:value="-0.678">
            <text:p>-0.678</text:p>
          </table:table-cell>
          <table:table-cell office:value-type="float" office:value="-0.877">
            <text:p>-0.877</text:p>
          </table:table-cell>
          <table:table-cell office:value-type="float" office:value="-0.09">
            <text:p>-0.09</text:p>
          </table:table-cell>
          <table:table-cell office:value-type="float" office:value="0.005">
            <text:p>0.005</text:p>
          </table:table-cell>
          <table:table-cell office:value-type="float" office:value="0.253">
            <text:p>0.253</text:p>
          </table:table-cell>
          <table:table-cell office:value-type="float" office:value="-0.078">
            <text:p>-0.078</text:p>
          </table:table-cell>
          <table:table-cell office:value-type="float" office:value="-0.178">
            <text:p>-0.178</text:p>
          </table:table-cell>
          <table:table-cell office:value-type="float" office:value="0.131">
            <text:p>0.131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115">
            <text:p>-4.115</text:p>
          </table:table-cell>
          <table:table-cell office:value-type="float" office:value="1.856">
            <text:p>1.856</text:p>
          </table:table-cell>
          <table:table-cell office:value-type="float" office:value="-0.738">
            <text:p>-0.738</text:p>
          </table:table-cell>
          <table:table-cell office:value-type="float" office:value="0.132">
            <text:p>0.132</text:p>
          </table:table-cell>
          <table:table-cell office:value-type="float" office:value="0.658">
            <text:p>0.658</text:p>
          </table:table-cell>
          <table:table-cell office:value-type="float" office:value="0.329">
            <text:p>0.329</text:p>
          </table:table-cell>
          <table:table-cell office:value-type="float" office:value="-0.252">
            <text:p>-0.252</text:p>
          </table:table-cell>
          <table:table-cell office:value-type="float" office:value="-0.123">
            <text:p>-0.123</text:p>
          </table:table-cell>
          <table:table-cell office:value-type="float" office:value="-0.53">
            <text:p>-0.53</text:p>
          </table:table-cell>
          <table:table-cell office:value-type="float" office:value="0.456">
            <text:p>0.456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5.143">
            <text:p>-5.143</text:p>
          </table:table-cell>
          <table:table-cell office:value-type="float" office:value="2.051">
            <text:p>2.051</text:p>
          </table:table-cell>
          <table:table-cell office:value-type="float" office:value="1.216">
            <text:p>1.216</text:p>
          </table:table-cell>
          <table:table-cell office:value-type="float" office:value="1.898">
            <text:p>1.898</text:p>
          </table:table-cell>
          <table:table-cell office:value-type="float" office:value="-0.555">
            <text:p>-0.555</text:p>
          </table:table-cell>
          <table:table-cell office:value-type="float" office:value="-0.466">
            <text:p>-0.466</text:p>
          </table:table-cell>
          <table:table-cell office:value-type="float" office:value="-0.842">
            <text:p>-0.842</text:p>
          </table:table-cell>
          <table:table-cell office:value-type="float" office:value="0.011">
            <text:p>0.011</text:p>
          </table:table-cell>
          <table:table-cell office:value-type="float" office:value="0.461">
            <text:p>0.461</text:p>
          </table:table-cell>
          <table:table-cell office:value-type="float" office:value="0.193">
            <text:p>0.193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4.403">
            <text:p>-4.403</text:p>
          </table:table-cell>
          <table:table-cell office:value-type="float" office:value="1.409">
            <text:p>1.409</text:p>
          </table:table-cell>
          <table:table-cell office:value-type="float" office:value="0.551">
            <text:p>0.551</text:p>
          </table:table-cell>
          <table:table-cell office:value-type="float" office:value="1.496">
            <text:p>1.496</text:p>
          </table:table-cell>
          <table:table-cell office:value-type="float" office:value="0.673">
            <text:p>0.673</text:p>
          </table:table-cell>
          <table:table-cell office:value-type="float" office:value="-0.616">
            <text:p>-0.616</text:p>
          </table:table-cell>
          <table:table-cell office:value-type="float" office:value="-0.787">
            <text:p>-0.787</text:p>
          </table:table-cell>
          <table:table-cell office:value-type="float" office:value="-0.382">
            <text:p>-0.382</text:p>
          </table:table-cell>
          <table:table-cell office:value-type="float" office:value="-0.696">
            <text:p>-0.696</text:p>
          </table:table-cell>
          <table:table-cell office:value-type="float" office:value="1.139">
            <text:p>1.139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4.316">
            <text:p>-4.316</text:p>
          </table:table-cell>
          <table:table-cell office:value-type="float" office:value="1.272">
            <text:p>1.272</text:p>
          </table:table-cell>
          <table:table-cell office:value-type="float" office:value="-0.087">
            <text:p>-0.087</text:p>
          </table:table-cell>
          <table:table-cell office:value-type="float" office:value="1.285">
            <text:p>1.285</text:p>
          </table:table-cell>
          <table:table-cell office:value-type="float" office:value="0.126">
            <text:p>0.126</text:p>
          </table:table-cell>
          <table:table-cell office:value-type="float" office:value="-0.128">
            <text:p>-0.128</text:p>
          </table:table-cell>
          <table:table-cell office:value-type="float" office:value="-0.286">
            <text:p>-0.286</text:p>
          </table:table-cell>
          <table:table-cell office:value-type="float" office:value="-0.463">
            <text:p>-0.463</text:p>
          </table:table-cell>
          <table:table-cell office:value-type="float" office:value="-0.294">
            <text:p>-0.294</text:p>
          </table:table-cell>
          <table:table-cell office:value-type="float" office:value="0.691">
            <text:p>0.691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3.622">
            <text:p>-3.622</text:p>
          </table:table-cell>
          <table:table-cell office:value-type="float" office:value="1.111">
            <text:p>1.111</text:p>
          </table:table-cell>
          <table:table-cell office:value-type="float" office:value="-0.972">
            <text:p>-0.972</text:p>
          </table:table-cell>
          <table:table-cell office:value-type="float" office:value="0.399">
            <text:p>0.399</text:p>
          </table:table-cell>
          <table:table-cell office:value-type="float" office:value="-0.402">
            <text:p>-0.402</text:p>
          </table:table-cell>
          <table:table-cell office:value-type="float" office:value="0.527">
            <text:p>0.527</text:p>
          </table:table-cell>
          <table:table-cell office:value-type="float" office:value="0.271">
            <text:p>0.271</text:p>
          </table:table-cell>
          <table:table-cell office:value-type="float" office:value="0.373">
            <text:p>0.373</text:p>
          </table:table-cell>
          <table:table-cell office:value-type="float" office:value="-0.716">
            <text:p>-0.716</text:p>
          </table:table-cell>
          <table:table-cell office:value-type="float" office:value="0.943">
            <text:p>0.943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85">
            <text:p>-3.85</text:p>
          </table:table-cell>
          <table:table-cell office:value-type="float" office:value="2.28">
            <text:p>2.28</text:p>
          </table:table-cell>
          <table:table-cell office:value-type="float" office:value="-1.055">
            <text:p>-1.055</text:p>
          </table:table-cell>
          <table:table-cell office:value-type="float" office:value="-0.335">
            <text:p>-0.335</text:p>
          </table:table-cell>
          <table:table-cell office:value-type="float" office:value="-0.164">
            <text:p>-0.164</text:p>
          </table:table-cell>
          <table:table-cell office:value-type="float" office:value="0.41">
            <text:p>0.41</text:p>
          </table:table-cell>
          <table:table-cell office:value-type="float" office:value="0.913">
            <text:p>0.913</text:p>
          </table:table-cell>
          <table:table-cell office:value-type="float" office:value="-0.391">
            <text:p>-0.391</text:p>
          </table:table-cell>
          <table:table-cell office:value-type="float" office:value="-0.338">
            <text:p>-0.338</text:p>
          </table:table-cell>
          <table:table-cell office:value-type="float" office:value="0.26">
            <text:p>0.26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3.962">
            <text:p>-3.962</text:p>
          </table:table-cell>
          <table:table-cell office:value-type="float" office:value="1.724">
            <text:p>1.724</text:p>
          </table:table-cell>
          <table:table-cell office:value-type="float" office:value="-1.29">
            <text:p>-1.29</text:p>
          </table:table-cell>
          <table:table-cell office:value-type="float" office:value="0.531">
            <text:p>0.531</text:p>
          </table:table-cell>
          <table:table-cell office:value-type="float" office:value="-0.17">
            <text:p>-0.17</text:p>
          </table:table-cell>
          <table:table-cell office:value-type="float" office:value="0.528">
            <text:p>0.528</text:p>
          </table:table-cell>
          <table:table-cell office:value-type="float" office:value="0.282">
            <text:p>0.282</text:p>
          </table:table-cell>
          <table:table-cell office:value-type="float" office:value="-0.149">
            <text:p>-0.149</text:p>
          </table:table-cell>
          <table:table-cell office:value-type="float" office:value="-0.603">
            <text:p>-0.603</text:p>
          </table:table-cell>
          <table:table-cell office:value-type="float" office:value="1.139">
            <text:p>1.139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894">
            <text:p>-3.894</text:p>
          </table:table-cell>
          <table:table-cell office:value-type="float" office:value="2.91">
            <text:p>2.91</text:p>
          </table:table-cell>
          <table:table-cell office:value-type="float" office:value="-0.968">
            <text:p>-0.968</text:p>
          </table:table-cell>
          <table:table-cell office:value-type="float" office:value="-0.671">
            <text:p>-0.671</text:p>
          </table:table-cell>
          <table:table-cell office:value-type="float" office:value="-0.131">
            <text:p>-0.131</text:p>
          </table:table-cell>
          <table:table-cell office:value-type="float" office:value="0.519">
            <text:p>0.519</text:p>
          </table:table-cell>
          <table:table-cell office:value-type="float" office:value="0.591">
            <text:p>0.591</text:p>
          </table:table-cell>
          <table:table-cell office:value-type="float" office:value="0.708">
            <text:p>0.708</text:p>
          </table:table-cell>
          <table:table-cell office:value-type="float" office:value="-1.515">
            <text:p>-1.515</text:p>
          </table:table-cell>
          <table:table-cell office:value-type="float" office:value="0.121">
            <text:p>0.121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469">
            <text:p>-4.469</text:p>
          </table:table-cell>
          <table:table-cell office:value-type="float" office:value="4.348">
            <text:p>4.348</text:p>
          </table:table-cell>
          <table:table-cell office:value-type="float" office:value="-1.74">
            <text:p>-1.74</text:p>
          </table:table-cell>
          <table:table-cell office:value-type="float" office:value="-0.886">
            <text:p>-0.886</text:p>
          </table:table-cell>
          <table:table-cell office:value-type="float" office:value="0.447">
            <text:p>0.447</text:p>
          </table:table-cell>
          <table:table-cell office:value-type="float" office:value="0.883">
            <text:p>0.883</text:p>
          </table:table-cell>
          <table:table-cell office:value-type="float" office:value="0.374">
            <text:p>0.374</text:p>
          </table:table-cell>
          <table:table-cell office:value-type="float" office:value="0.577">
            <text:p>0.577</text:p>
          </table:table-cell>
          <table:table-cell office:value-type="float" office:value="-0.908">
            <text:p>-0.908</text:p>
          </table:table-cell>
          <table:table-cell office:value-type="float" office:value="-0.089">
            <text:p>-0.089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661">
            <text:p>-4.661</text:p>
          </table:table-cell>
          <table:table-cell office:value-type="float" office:value="4.235">
            <text:p>4.235</text:p>
          </table:table-cell>
          <table:table-cell office:value-type="float" office:value="-0.497">
            <text:p>-0.497</text:p>
          </table:table-cell>
          <table:table-cell office:value-type="float" office:value="-1.021">
            <text:p>-1.021</text:p>
          </table:table-cell>
          <table:table-cell office:value-type="float" office:value="0.295">
            <text:p>0.295</text:p>
          </table:table-cell>
          <table:table-cell office:value-type="float" office:value="0.457">
            <text:p>0.457</text:p>
          </table:table-cell>
          <table:table-cell office:value-type="float" office:value="-0.019">
            <text:p>-0.019</text:p>
          </table:table-cell>
          <table:table-cell office:value-type="float" office:value="0.345">
            <text:p>0.345</text:p>
          </table:table-cell>
          <table:table-cell office:value-type="float" office:value="-1.355">
            <text:p>-1.355</text:p>
          </table:table-cell>
          <table:table-cell office:value-type="float" office:value="0.062">
            <text:p>0.062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5.04">
            <text:p>-5.04</text:p>
          </table:table-cell>
          <table:table-cell office:value-type="float" office:value="5.074">
            <text:p>5.074</text:p>
          </table:table-cell>
          <table:table-cell office:value-type="float" office:value="-1.721">
            <text:p>-1.721</text:p>
          </table:table-cell>
          <table:table-cell office:value-type="float" office:value="-0.264">
            <text:p>-0.264</text:p>
          </table:table-cell>
          <table:table-cell office:value-type="float" office:value="0.279">
            <text:p>0.279</text:p>
          </table:table-cell>
          <table:table-cell office:value-type="float" office:value="0.176">
            <text:p>0.176</text:p>
          </table:table-cell>
          <table:table-cell office:value-type="float" office:value="0.003">
            <text:p>0.003</text:p>
          </table:table-cell>
          <table:table-cell office:value-type="float" office:value="-0.609">
            <text:p>-0.609</text:p>
          </table:table-cell>
          <table:table-cell office:value-type="float" office:value="-0.177">
            <text:p>-0.177</text:p>
          </table:table-cell>
          <table:table-cell office:value-type="float" office:value="0.422">
            <text:p>0.422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169">
            <text:p>-4.169</text:p>
          </table:table-cell>
          <table:table-cell office:value-type="float" office:value="1.799">
            <text:p>1.799</text:p>
          </table:table-cell>
          <table:table-cell office:value-type="float" office:value="-0.621">
            <text:p>-0.621</text:p>
          </table:table-cell>
          <table:table-cell office:value-type="float" office:value="0.025">
            <text:p>0.025</text:p>
          </table:table-cell>
          <table:table-cell office:value-type="float" office:value="0.706">
            <text:p>0.706</text:p>
          </table:table-cell>
          <table:table-cell office:value-type="float" office:value="0.362">
            <text:p>0.362</text:p>
          </table:table-cell>
          <table:table-cell office:value-type="float" office:value="-0.343">
            <text:p>-0.343</text:p>
          </table:table-cell>
          <table:table-cell office:value-type="float" office:value="-0.049">
            <text:p>-0.049</text:p>
          </table:table-cell>
          <table:table-cell office:value-type="float" office:value="-0.339">
            <text:p>-0.339</text:p>
          </table:table-cell>
          <table:table-cell office:value-type="float" office:value="0.22">
            <text:p>0.22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5.105">
            <text:p>-5.105</text:p>
          </table:table-cell>
          <table:table-cell office:value-type="float" office:value="1.968">
            <text:p>1.968</text:p>
          </table:table-cell>
          <table:table-cell office:value-type="float" office:value="1.14">
            <text:p>1.14</text:p>
          </table:table-cell>
          <table:table-cell office:value-type="float" office:value="1.719">
            <text:p>1.719</text:p>
          </table:table-cell>
          <table:table-cell office:value-type="float" office:value="-0.443">
            <text:p>-0.443</text:p>
          </table:table-cell>
          <table:table-cell office:value-type="float" office:value="-0.432">
            <text:p>-0.432</text:p>
          </table:table-cell>
          <table:table-cell office:value-type="float" office:value="-0.969">
            <text:p>-0.969</text:p>
          </table:table-cell>
          <table:table-cell office:value-type="float" office:value="-0.173">
            <text:p>-0.173</text:p>
          </table:table-cell>
          <table:table-cell office:value-type="float" office:value="0.551">
            <text:p>0.551</text:p>
          </table:table-cell>
          <table:table-cell office:value-type="float" office:value="0.176">
            <text:p>0.17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4.544">
            <text:p>-4.544</text:p>
          </table:table-cell>
          <table:table-cell office:value-type="float" office:value="1.672">
            <text:p>1.672</text:p>
          </table:table-cell>
          <table:table-cell office:value-type="float" office:value="0.643">
            <text:p>0.643</text:p>
          </table:table-cell>
          <table:table-cell office:value-type="float" office:value="1.281">
            <text:p>1.281</text:p>
          </table:table-cell>
          <table:table-cell office:value-type="float" office:value="0.504">
            <text:p>0.504</text:p>
          </table:table-cell>
          <table:table-cell office:value-type="float" office:value="-0.803">
            <text:p>-0.803</text:p>
          </table:table-cell>
          <table:table-cell office:value-type="float" office:value="-0.709">
            <text:p>-0.709</text:p>
          </table:table-cell>
          <table:table-cell office:value-type="float" office:value="-0.229">
            <text:p>-0.229</text:p>
          </table:table-cell>
          <table:table-cell office:value-type="float" office:value="-0.546">
            <text:p>-0.546</text:p>
          </table:table-cell>
          <table:table-cell office:value-type="float" office:value="1.058">
            <text:p>1.058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4.426">
            <text:p>-4.426</text:p>
          </table:table-cell>
          <table:table-cell office:value-type="float" office:value="1.167">
            <text:p>1.167</text:p>
          </table:table-cell>
          <table:table-cell office:value-type="float" office:value="0.008">
            <text:p>0.008</text:p>
          </table:table-cell>
          <table:table-cell office:value-type="float" office:value="1.315">
            <text:p>1.315</text:p>
          </table:table-cell>
          <table:table-cell office:value-type="float" office:value="0.189">
            <text:p>0.189</text:p>
          </table:table-cell>
          <table:table-cell office:value-type="float" office:value="-0.297">
            <text:p>-0.297</text:p>
          </table:table-cell>
          <table:table-cell office:value-type="float" office:value="-0.124">
            <text:p>-0.124</text:p>
          </table:table-cell>
          <table:table-cell office:value-type="float" office:value="-0.244">
            <text:p>-0.244</text:p>
          </table:table-cell>
          <table:table-cell office:value-type="float" office:value="-0.423">
            <text:p>-0.423</text:p>
          </table:table-cell>
          <table:table-cell office:value-type="float" office:value="0.684">
            <text:p>0.684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3.622">
            <text:p>-3.622</text:p>
          </table:table-cell>
          <table:table-cell office:value-type="float" office:value="0.988">
            <text:p>0.988</text:p>
          </table:table-cell>
          <table:table-cell office:value-type="float" office:value="-1.108">
            <text:p>-1.108</text:p>
          </table:table-cell>
          <table:table-cell office:value-type="float" office:value="0.685">
            <text:p>0.685</text:p>
          </table:table-cell>
          <table:table-cell office:value-type="float" office:value="-0.693">
            <text:p>-0.693</text:p>
          </table:table-cell>
          <table:table-cell office:value-type="float" office:value="0.754">
            <text:p>0.754</text:p>
          </table:table-cell>
          <table:table-cell office:value-type="float" office:value="0.442">
            <text:p>0.442</text:p>
          </table:table-cell>
          <table:table-cell office:value-type="float" office:value="0.166">
            <text:p>0.166</text:p>
          </table:table-cell>
          <table:table-cell office:value-type="float" office:value="-0.458">
            <text:p>-0.458</text:p>
          </table:table-cell>
          <table:table-cell office:value-type="float" office:value="0.738">
            <text:p>0.738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597">
            <text:p>-3.597</text:p>
          </table:table-cell>
          <table:table-cell office:value-type="float" office:value="2.146">
            <text:p>2.146</text:p>
          </table:table-cell>
          <table:table-cell office:value-type="float" office:value="-1.492">
            <text:p>-1.492</text:p>
          </table:table-cell>
          <table:table-cell office:value-type="float" office:value="-0.142">
            <text:p>-0.142</text:p>
          </table:table-cell>
          <table:table-cell office:value-type="float" office:value="-0.297">
            <text:p>-0.297</text:p>
          </table:table-cell>
          <table:table-cell office:value-type="float" office:value="0.815">
            <text:p>0.815</text:p>
          </table:table-cell>
          <table:table-cell office:value-type="float" office:value="0.87">
            <text:p>0.87</text:p>
          </table:table-cell>
          <table:table-cell office:value-type="float" office:value="-0.49">
            <text:p>-0.49</text:p>
          </table:table-cell>
          <table:table-cell office:value-type="float" office:value="-0.471">
            <text:p>-0.471</text:p>
          </table:table-cell>
          <table:table-cell office:value-type="float" office:value="0.41">
            <text:p>0.41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4.122">
            <text:p>-4.122</text:p>
          </table:table-cell>
          <table:table-cell office:value-type="float" office:value="1.735">
            <text:p>1.735</text:p>
          </table:table-cell>
          <table:table-cell office:value-type="float" office:value="-1.34">
            <text:p>-1.34</text:p>
          </table:table-cell>
          <table:table-cell office:value-type="float" office:value="0.615">
            <text:p>0.615</text:p>
          </table:table-cell>
          <table:table-cell office:value-type="float" office:value="0.03">
            <text:p>0.03</text:p>
          </table:table-cell>
          <table:table-cell office:value-type="float" office:value="0.353">
            <text:p>0.353</text:p>
          </table:table-cell>
          <table:table-cell office:value-type="float" office:value="0.345">
            <text:p>0.345</text:p>
          </table:table-cell>
          <table:table-cell office:value-type="float" office:value="-0.104">
            <text:p>-0.104</text:p>
          </table:table-cell>
          <table:table-cell office:value-type="float" office:value="-0.54">
            <text:p>-0.54</text:p>
          </table:table-cell>
          <table:table-cell office:value-type="float" office:value="0.988">
            <text:p>0.988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4.065">
            <text:p>-4.065</text:p>
          </table:table-cell>
          <table:table-cell office:value-type="float" office:value="2.876">
            <text:p>2.876</text:p>
          </table:table-cell>
          <table:table-cell office:value-type="float" office:value="-0.856">
            <text:p>-0.856</text:p>
          </table:table-cell>
          <table:table-cell office:value-type="float" office:value="-0.221">
            <text:p>-0.221</text:p>
          </table:table-cell>
          <table:table-cell office:value-type="float" office:value="-0.533">
            <text:p>-0.533</text:p>
          </table:table-cell>
          <table:table-cell office:value-type="float" office:value="0.232">
            <text:p>0.232</text:p>
          </table:table-cell>
          <table:table-cell office:value-type="float" office:value="0.855">
            <text:p>0.855</text:p>
          </table:table-cell>
          <table:table-cell office:value-type="float" office:value="0.633">
            <text:p>0.633</text:p>
          </table:table-cell>
          <table:table-cell office:value-type="float" office:value="-1.452">
            <text:p>-1.452</text:p>
          </table:table-cell>
          <table:table-cell office:value-type="float" office:value="0.272">
            <text:p>0.272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513">
            <text:p>-4.513</text:p>
          </table:table-cell>
          <table:table-cell office:value-type="float" office:value="4.265">
            <text:p>4.265</text:p>
          </table:table-cell>
          <table:table-cell office:value-type="float" office:value="-1.477">
            <text:p>-1.477</text:p>
          </table:table-cell>
          <table:table-cell office:value-type="float" office:value="-1.09">
            <text:p>-1.09</text:p>
          </table:table-cell>
          <table:table-cell office:value-type="float" office:value="0.215">
            <text:p>0.215</text:p>
          </table:table-cell>
          <table:table-cell office:value-type="float" office:value="0.829">
            <text:p>0.829</text:p>
          </table:table-cell>
          <table:table-cell office:value-type="float" office:value="0.342">
            <text:p>0.342</text:p>
          </table:table-cell>
          <table:table-cell office:value-type="float" office:value="0.693">
            <text:p>0.693</text:p>
          </table:table-cell>
          <table:table-cell office:value-type="float" office:value="-0.601">
            <text:p>-0.601</text:p>
          </table:table-cell>
          <table:table-cell office:value-type="float" office:value="-0.056">
            <text:p>-0.056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651">
            <text:p>-4.651</text:p>
          </table:table-cell>
          <table:table-cell office:value-type="float" office:value="4.246">
            <text:p>4.246</text:p>
          </table:table-cell>
          <table:table-cell office:value-type="float" office:value="-0.823">
            <text:p>-0.823</text:p>
          </table:table-cell>
          <table:table-cell office:value-type="float" office:value="-0.831">
            <text:p>-0.831</text:p>
          </table:table-cell>
          <table:table-cell office:value-type="float" office:value="0.666">
            <text:p>0.666</text:p>
          </table:table-cell>
          <table:table-cell office:value-type="float" office:value="0.546">
            <text:p>0.546</text:p>
          </table:table-cell>
          <table:table-cell office:value-type="float" office:value="-0.3">
            <text:p>-0.3</text:p>
          </table:table-cell>
          <table:table-cell office:value-type="float" office:value="0.094">
            <text:p>0.094</text:p>
          </table:table-cell>
          <table:table-cell office:value-type="float" office:value="-1.343">
            <text:p>-1.343</text:p>
          </table:table-cell>
          <table:table-cell office:value-type="float" office:value="0.185">
            <text:p>0.185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5.034">
            <text:p>-5.034</text:p>
          </table:table-cell>
          <table:table-cell office:value-type="float" office:value="4.993">
            <text:p>4.993</text:p>
          </table:table-cell>
          <table:table-cell office:value-type="float" office:value="-1.633">
            <text:p>-1.633</text:p>
          </table:table-cell>
          <table:table-cell office:value-type="float" office:value="-0.285">
            <text:p>-0.285</text:p>
          </table:table-cell>
          <table:table-cell office:value-type="float" office:value="0.398">
            <text:p>0.398</text:p>
          </table:table-cell>
          <table:table-cell office:value-type="float" office:value="0.181">
            <text:p>0.181</text:p>
          </table:table-cell>
          <table:table-cell office:value-type="float" office:value="-0.211">
            <text:p>-0.211</text:p>
          </table:table-cell>
          <table:table-cell office:value-type="float" office:value="-0.508">
            <text:p>-0.508</text:p>
          </table:table-cell>
          <table:table-cell office:value-type="float" office:value="-0.283">
            <text:p>-0.283</text:p>
          </table:table-cell>
          <table:table-cell office:value-type="float" office:value="0.304">
            <text:p>0.304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261">
            <text:p>-4.261</text:p>
          </table:table-cell>
          <table:table-cell office:value-type="float" office:value="1.827">
            <text:p>1.827</text:p>
          </table:table-cell>
          <table:table-cell office:value-type="float" office:value="-0.482">
            <text:p>-0.482</text:p>
          </table:table-cell>
          <table:table-cell office:value-type="float" office:value="-0.194">
            <text:p>-0.194</text:p>
          </table:table-cell>
          <table:table-cell office:value-type="float" office:value="0.731">
            <text:p>0.731</text:p>
          </table:table-cell>
          <table:table-cell office:value-type="float" office:value="0.354">
            <text:p>0.354</text:p>
          </table:table-cell>
          <table:table-cell office:value-type="float" office:value="-0.478">
            <text:p>-0.478</text:p>
          </table:table-cell>
          <table:table-cell office:value-type="float" office:value="0.05">
            <text:p>0.05</text:p>
          </table:table-cell>
          <table:table-cell office:value-type="float" office:value="-0.112">
            <text:p>-0.112</text:p>
          </table:table-cell>
          <table:table-cell office:value-type="float" office:value="0.321">
            <text:p>0.321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1.149">
            <text:p>-1.149</text:p>
          </table:table-cell>
          <table:table-cell office:value-type="float" office:value="-0.904">
            <text:p>-0.904</text:p>
          </table:table-cell>
          <table:table-cell office:value-type="float" office:value="-1.988">
            <text:p>-1.988</text:p>
          </table:table-cell>
          <table:table-cell office:value-type="float" office:value="0.739">
            <text:p>0.739</text:p>
          </table:table-cell>
          <table:table-cell office:value-type="float" office:value="-0.06">
            <text:p>-0.06</text:p>
          </table:table-cell>
          <table:table-cell office:value-type="float" office:value="1.206">
            <text:p>1.206</text:p>
          </table:table-cell>
          <table:table-cell office:value-type="float" office:value="0.864">
            <text:p>0.864</text:p>
          </table:table-cell>
          <table:table-cell office:value-type="float" office:value="1.196">
            <text:p>1.196</text:p>
          </table:table-cell>
          <table:table-cell office:value-type="float" office:value="-0.3">
            <text:p>-0.3</text:p>
          </table:table-cell>
          <table:table-cell office:value-type="float" office:value="-0.467">
            <text:p>-0.467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613">
            <text:p>-2.613</text:p>
          </table:table-cell>
          <table:table-cell office:value-type="float" office:value="-0.092">
            <text:p>-0.092</text:p>
          </table:table-cell>
          <table:table-cell office:value-type="float" office:value="-0.54">
            <text:p>-0.54</text:p>
          </table:table-cell>
          <table:table-cell office:value-type="float" office:value="0.484">
            <text:p>0.484</text:p>
          </table:table-cell>
          <table:table-cell office:value-type="float" office:value="0.389">
            <text:p>0.389</text:p>
          </table:table-cell>
          <table:table-cell office:value-type="float" office:value="1.741">
            <text:p>1.741</text:p>
          </table:table-cell>
          <table:table-cell office:value-type="float" office:value="0.198">
            <text:p>0.198</text:p>
          </table:table-cell>
          <table:table-cell office:value-type="float" office:value="0.257">
            <text:p>0.257</text:p>
          </table:table-cell>
          <table:table-cell office:value-type="float" office:value="-0.375">
            <text:p>-0.375</text:p>
          </table:table-cell>
          <table:table-cell office:value-type="float" office:value="-0.604">
            <text:p>-0.604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505">
            <text:p>-2.505</text:p>
          </table:table-cell>
          <table:table-cell office:value-type="float" office:value="0.632">
            <text:p>0.632</text:p>
          </table:table-cell>
          <table:table-cell office:value-type="float" office:value="-0.593">
            <text:p>-0.593</text:p>
          </table:table-cell>
          <table:table-cell office:value-type="float" office:value="0.304">
            <text:p>0.304</text:p>
          </table:table-cell>
          <table:table-cell office:value-type="float" office:value="0.496">
            <text:p>0.496</text:p>
          </table:table-cell>
          <table:table-cell office:value-type="float" office:value="0.824">
            <text:p>0.824</text:p>
          </table:table-cell>
          <table:table-cell office:value-type="float" office:value="-0.162">
            <text:p>-0.162</text:p>
          </table:table-cell>
          <table:table-cell office:value-type="float" office:value="0.181">
            <text:p>0.181</text:p>
          </table:table-cell>
          <table:table-cell office:value-type="float" office:value="-0.363">
            <text:p>-0.363</text:p>
          </table:table-cell>
          <table:table-cell office:value-type="float" office:value="-0.764">
            <text:p>-0.764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768">
            <text:p>-1.768</text:p>
          </table:table-cell>
          <table:table-cell office:value-type="float" office:value="1.769">
            <text:p>1.769</text:p>
          </table:table-cell>
          <table:table-cell office:value-type="float" office:value="-1.142">
            <text:p>-1.142</text:p>
          </table:table-cell>
          <table:table-cell office:value-type="float" office:value="-0.739">
            <text:p>-0.739</text:p>
          </table:table-cell>
          <table:table-cell office:value-type="float" office:value="-0.086">
            <text:p>-0.086</text:p>
          </table:table-cell>
          <table:table-cell office:value-type="float" office:value="0.12">
            <text:p>0.12</text:p>
          </table:table-cell>
          <table:table-cell office:value-type="float" office:value="-0.23">
            <text:p>-0.23</text:p>
          </table:table-cell>
          <table:table-cell office:value-type="float" office:value="0.217">
            <text:p>0.217</text:p>
          </table:table-cell>
          <table:table-cell office:value-type="float" office:value="-0.009">
            <text:p>-0.009</text:p>
          </table:table-cell>
          <table:table-cell office:value-type="float" office:value="-0.279">
            <text:p>-0.279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671">
            <text:p>-2.671</text:p>
          </table:table-cell>
          <table:table-cell office:value-type="float" office:value="3.155">
            <text:p>3.155</text:p>
          </table:table-cell>
          <table:table-cell office:value-type="float" office:value="-0.514">
            <text:p>-0.514</text:p>
          </table:table-cell>
          <table:table-cell office:value-type="float" office:value="0.133">
            <text:p>0.133</text:p>
          </table:table-cell>
          <table:table-cell office:value-type="float" office:value="-0.964">
            <text:p>-0.964</text:p>
          </table:table-cell>
          <table:table-cell office:value-type="float" office:value="0.234">
            <text:p>0.234</text:p>
          </table:table-cell>
          <table:table-cell office:value-type="float" office:value="-0.071">
            <text:p>-0.071</text:p>
          </table:table-cell>
          <table:table-cell office:value-type="float" office:value="1.192">
            <text:p>1.192</text:p>
          </table:table-cell>
          <table:table-cell office:value-type="float" office:value="0.254">
            <text:p>0.254</text:p>
          </table:table-cell>
          <table:table-cell office:value-type="float" office:value="-0.471">
            <text:p>-0.471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509">
            <text:p>-2.509</text:p>
          </table:table-cell>
          <table:table-cell office:value-type="float" office:value="1.326">
            <text:p>1.326</text:p>
          </table:table-cell>
          <table:table-cell office:value-type="float" office:value="0.354">
            <text:p>0.354</text:p>
          </table:table-cell>
          <table:table-cell office:value-type="float" office:value="0.663">
            <text:p>0.663</text:p>
          </table:table-cell>
          <table:table-cell office:value-type="float" office:value="-0.724">
            <text:p>-0.724</text:p>
          </table:table-cell>
          <table:table-cell office:value-type="float" office:value="0.418">
            <text:p>0.418</text:p>
          </table:table-cell>
          <table:table-cell office:value-type="float" office:value="-0.496">
            <text:p>-0.496</text:p>
          </table:table-cell>
          <table:table-cell office:value-type="float" office:value="0.713">
            <text:p>0.713</text:p>
          </table:table-cell>
          <table:table-cell office:value-type="float" office:value="0.638">
            <text:p>0.638</text:p>
          </table:table-cell>
          <table:table-cell office:value-type="float" office:value="-0.204">
            <text:p>-0.204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64">
            <text:p>-2.764</text:p>
          </table:table-cell>
          <table:table-cell office:value-type="float" office:value="1.111">
            <text:p>1.111</text:p>
          </table:table-cell>
          <table:table-cell office:value-type="float" office:value="0.727">
            <text:p>0.727</text:p>
          </table:table-cell>
          <table:table-cell office:value-type="float" office:value="1.54">
            <text:p>1.54</text:p>
          </table:table-cell>
          <table:table-cell office:value-type="float" office:value="-0.855">
            <text:p>-0.855</text:p>
          </table:table-cell>
          <table:table-cell office:value-type="float" office:value="0.261">
            <text:p>0.261</text:p>
          </table:table-cell>
          <table:table-cell office:value-type="float" office:value="-1.11">
            <text:p>-1.11</text:p>
          </table:table-cell>
          <table:table-cell office:value-type="float" office:value="0.227">
            <text:p>0.227</text:p>
          </table:table-cell>
          <table:table-cell office:value-type="float" office:value="0.42">
            <text:p>0.42</text:p>
          </table:table-cell>
          <table:table-cell office:value-type="float" office:value="0.991">
            <text:p>0.991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816">
            <text:p>-3.816</text:p>
          </table:table-cell>
          <table:table-cell office:value-type="float" office:value="3.426">
            <text:p>3.426</text:p>
          </table:table-cell>
          <table:table-cell office:value-type="float" office:value="0.224">
            <text:p>0.224</text:p>
          </table:table-cell>
          <table:table-cell office:value-type="float" office:value="-0.384">
            <text:p>-0.384</text:p>
          </table:table-cell>
          <table:table-cell office:value-type="float" office:value="-1.733">
            <text:p>-1.733</text:p>
          </table:table-cell>
          <table:table-cell office:value-type="float" office:value="0.434">
            <text:p>0.434</text:p>
          </table:table-cell>
          <table:table-cell office:value-type="float" office:value="-0.322">
            <text:p>-0.322</text:p>
          </table:table-cell>
          <table:table-cell office:value-type="float" office:value="1.333">
            <text:p>1.333</text:p>
          </table:table-cell>
          <table:table-cell office:value-type="float" office:value="0.653">
            <text:p>0.653</text:p>
          </table:table-cell>
          <table:table-cell office:value-type="float" office:value="0.577">
            <text:p>0.577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839">
            <text:p>-3.839</text:p>
          </table:table-cell>
          <table:table-cell office:value-type="float" office:value="1.248">
            <text:p>1.248</text:p>
          </table:table-cell>
          <table:table-cell office:value-type="float" office:value="0.83">
            <text:p>0.83</text:p>
          </table:table-cell>
          <table:table-cell office:value-type="float" office:value="0.982">
            <text:p>0.982</text:p>
          </table:table-cell>
          <table:table-cell office:value-type="float" office:value="-1.11">
            <text:p>-1.11</text:p>
          </table:table-cell>
          <table:table-cell office:value-type="float" office:value="0.617">
            <text:p>0.617</text:p>
          </table:table-cell>
          <table:table-cell office:value-type="float" office:value="-0.751">
            <text:p>-0.751</text:p>
          </table:table-cell>
          <table:table-cell office:value-type="float" office:value="0.084">
            <text:p>0.084</text:p>
          </table:table-cell>
          <table:table-cell office:value-type="float" office:value="0.309">
            <text:p>0.309</text:p>
          </table:table-cell>
          <table:table-cell office:value-type="float" office:value="1.125">
            <text:p>1.125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982">
            <text:p>-4.982</text:p>
          </table:table-cell>
          <table:table-cell office:value-type="float" office:value="1.538">
            <text:p>1.538</text:p>
          </table:table-cell>
          <table:table-cell office:value-type="float" office:value="0.96">
            <text:p>0.96</text:p>
          </table:table-cell>
          <table:table-cell office:value-type="float" office:value="1.253">
            <text:p>1.253</text:p>
          </table:table-cell>
          <table:table-cell office:value-type="float" office:value="-0.64">
            <text:p>-0.64</text:p>
          </table:table-cell>
          <table:table-cell office:value-type="float" office:value="0.588">
            <text:p>0.588</text:p>
          </table:table-cell>
          <table:table-cell office:value-type="float" office:value="-0.484">
            <text:p>-0.484</text:p>
          </table:table-cell>
          <table:table-cell office:value-type="float" office:value="-0.31">
            <text:p>-0.31</text:p>
          </table:table-cell>
          <table:table-cell office:value-type="float" office:value="-0.246">
            <text:p>-0.246</text:p>
          </table:table-cell>
          <table:table-cell office:value-type="float" office:value="1.18">
            <text:p>1.18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895">
            <text:p>-2.895</text:p>
          </table:table-cell>
          <table:table-cell office:value-type="float" office:value="0.682">
            <text:p>0.682</text:p>
          </table:table-cell>
          <table:table-cell office:value-type="float" office:value="-0.151">
            <text:p>-0.151</text:p>
          </table:table-cell>
          <table:table-cell office:value-type="float" office:value="0.218">
            <text:p>0.218</text:p>
          </table:table-cell>
          <table:table-cell office:value-type="float" office:value="-0.689">
            <text:p>-0.689</text:p>
          </table:table-cell>
          <table:table-cell office:value-type="float" office:value="1.118">
            <text:p>1.118</text:p>
          </table:table-cell>
          <table:table-cell office:value-type="float" office:value="-0.264">
            <text:p>-0.264</text:p>
          </table:table-cell>
          <table:table-cell office:value-type="float" office:value="0.922">
            <text:p>0.922</text:p>
          </table:table-cell>
          <table:table-cell office:value-type="float" office:value="0.757">
            <text:p>0.757</text:p>
          </table:table-cell>
          <table:table-cell office:value-type="float" office:value="0.327">
            <text:p>0.327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1.093">
            <text:p>-1.093</text:p>
          </table:table-cell>
          <table:table-cell office:value-type="float" office:value="-0.922">
            <text:p>-0.922</text:p>
          </table:table-cell>
          <table:table-cell office:value-type="float" office:value="-2.091">
            <text:p>-2.091</text:p>
          </table:table-cell>
          <table:table-cell office:value-type="float" office:value="0.844">
            <text:p>0.844</text:p>
          </table:table-cell>
          <table:table-cell office:value-type="float" office:value="0.009">
            <text:p>0.009</text:p>
          </table:table-cell>
          <table:table-cell office:value-type="float" office:value="1.247">
            <text:p>1.247</text:p>
          </table:table-cell>
          <table:table-cell office:value-type="float" office:value="0.891">
            <text:p>0.891</text:p>
          </table:table-cell>
          <table:table-cell office:value-type="float" office:value="1.453">
            <text:p>1.453</text:p>
          </table:table-cell>
          <table:table-cell office:value-type="float" office:value="-0.089">
            <text:p>-0.089</text:p>
          </table:table-cell>
          <table:table-cell office:value-type="float" office:value="-0.4">
            <text:p>-0.4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499">
            <text:p>-2.499</text:p>
          </table:table-cell>
          <table:table-cell office:value-type="float" office:value="0.119">
            <text:p>0.119</text:p>
          </table:table-cell>
          <table:table-cell office:value-type="float" office:value="-0.82">
            <text:p>-0.82</text:p>
          </table:table-cell>
          <table:table-cell office:value-type="float" office:value="0.346">
            <text:p>0.346</text:p>
          </table:table-cell>
          <table:table-cell office:value-type="float" office:value="0.347">
            <text:p>0.347</text:p>
          </table:table-cell>
          <table:table-cell office:value-type="float" office:value="1.696">
            <text:p>1.696</text:p>
          </table:table-cell>
          <table:table-cell office:value-type="float" office:value="0.245">
            <text:p>0.245</text:p>
          </table:table-cell>
          <table:table-cell office:value-type="float" office:value="0.689">
            <text:p>0.689</text:p>
          </table:table-cell>
          <table:table-cell office:value-type="float" office:value="-0.084">
            <text:p>-0.084</text:p>
          </table:table-cell>
          <table:table-cell office:value-type="float" office:value="-0.596">
            <text:p>-0.59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633">
            <text:p>-2.633</text:p>
          </table:table-cell>
          <table:table-cell office:value-type="float" office:value="0.672">
            <text:p>0.672</text:p>
          </table:table-cell>
          <table:table-cell office:value-type="float" office:value="-0.372">
            <text:p>-0.372</text:p>
          </table:table-cell>
          <table:table-cell office:value-type="float" office:value="0.439">
            <text:p>0.439</text:p>
          </table:table-cell>
          <table:table-cell office:value-type="float" office:value="0.437">
            <text:p>0.437</text:p>
          </table:table-cell>
          <table:table-cell office:value-type="float" office:value="0.907">
            <text:p>0.907</text:p>
          </table:table-cell>
          <table:table-cell office:value-type="float" office:value="-0.402">
            <text:p>-0.402</text:p>
          </table:table-cell>
          <table:table-cell office:value-type="float" office:value="-0.04">
            <text:p>-0.04</text:p>
          </table:table-cell>
          <table:table-cell office:value-type="float" office:value="-0.366">
            <text:p>-0.366</text:p>
          </table:table-cell>
          <table:table-cell office:value-type="float" office:value="-0.741">
            <text:p>-0.741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707">
            <text:p>-1.707</text:p>
          </table:table-cell>
          <table:table-cell office:value-type="float" office:value="1.652">
            <text:p>1.652</text:p>
          </table:table-cell>
          <table:table-cell office:value-type="float" office:value="-1.012">
            <text:p>-1.012</text:p>
          </table:table-cell>
          <table:table-cell office:value-type="float" office:value="-0.622">
            <text:p>-0.622</text:p>
          </table:table-cell>
          <table:table-cell office:value-type="float" office:value="-0.293">
            <text:p>-0.293</text:p>
          </table:table-cell>
          <table:table-cell office:value-type="float" office:value="0.279">
            <text:p>0.279</text:p>
          </table:table-cell>
          <table:table-cell office:value-type="float" office:value="-0.276">
            <text:p>-0.276</text:p>
          </table:table-cell>
          <table:table-cell office:value-type="float" office:value="0.477">
            <text:p>0.477</text:p>
          </table:table-cell>
          <table:table-cell office:value-type="float" office:value="0.05">
            <text:p>0.05</text:p>
          </table:table-cell>
          <table:table-cell office:value-type="float" office:value="-0.2">
            <text:p>-0.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696">
            <text:p>-2.696</text:p>
          </table:table-cell>
          <table:table-cell office:value-type="float" office:value="3.129">
            <text:p>3.129</text:p>
          </table:table-cell>
          <table:table-cell office:value-type="float" office:value="-0.52">
            <text:p>-0.52</text:p>
          </table:table-cell>
          <table:table-cell office:value-type="float" office:value="0.294">
            <text:p>0.294</text:p>
          </table:table-cell>
          <table:table-cell office:value-type="float" office:value="-0.989">
            <text:p>-0.989</text:p>
          </table:table-cell>
          <table:table-cell office:value-type="float" office:value="0.019">
            <text:p>0.019</text:p>
          </table:table-cell>
          <table:table-cell office:value-type="float" office:value="-0.066">
            <text:p>-0.066</text:p>
          </table:table-cell>
          <table:table-cell office:value-type="float" office:value="1.106">
            <text:p>1.106</text:p>
          </table:table-cell>
          <table:table-cell office:value-type="float" office:value="0.361">
            <text:p>0.361</text:p>
          </table:table-cell>
          <table:table-cell office:value-type="float" office:value="-0.396">
            <text:p>-0.396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592">
            <text:p>-2.592</text:p>
          </table:table-cell>
          <table:table-cell office:value-type="float" office:value="1.617">
            <text:p>1.617</text:p>
          </table:table-cell>
          <table:table-cell office:value-type="float" office:value="0.267">
            <text:p>0.267</text:p>
          </table:table-cell>
          <table:table-cell office:value-type="float" office:value="0.38">
            <text:p>0.38</text:p>
          </table:table-cell>
          <table:table-cell office:value-type="float" office:value="-0.777">
            <text:p>-0.777</text:p>
          </table:table-cell>
          <table:table-cell office:value-type="float" office:value="0.487">
            <text:p>0.487</text:p>
          </table:table-cell>
          <table:table-cell office:value-type="float" office:value="-0.206">
            <text:p>-0.206</text:p>
          </table:table-cell>
          <table:table-cell office:value-type="float" office:value="0.733">
            <text:p>0.733</text:p>
          </table:table-cell>
          <table:table-cell office:value-type="float" office:value="0.592">
            <text:p>0.592</text:p>
          </table:table-cell>
          <table:table-cell office:value-type="float" office:value="-0.403">
            <text:p>-0.403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33">
            <text:p>-2.733</text:p>
          </table:table-cell>
          <table:table-cell office:value-type="float" office:value="1.088">
            <text:p>1.088</text:p>
          </table:table-cell>
          <table:table-cell office:value-type="float" office:value="0.761">
            <text:p>0.761</text:p>
          </table:table-cell>
          <table:table-cell office:value-type="float" office:value="1.694">
            <text:p>1.694</text:p>
          </table:table-cell>
          <table:table-cell office:value-type="float" office:value="-0.833">
            <text:p>-0.833</text:p>
          </table:table-cell>
          <table:table-cell office:value-type="float" office:value="0.292">
            <text:p>0.292</text:p>
          </table:table-cell>
          <table:table-cell office:value-type="float" office:value="-1.069">
            <text:p>-1.069</text:p>
          </table:table-cell>
          <table:table-cell office:value-type="float" office:value="0.266">
            <text:p>0.266</text:p>
          </table:table-cell>
          <table:table-cell office:value-type="float" office:value="0.369">
            <text:p>0.369</text:p>
          </table:table-cell>
          <table:table-cell office:value-type="float" office:value="1.034">
            <text:p>1.034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835">
            <text:p>-3.835</text:p>
          </table:table-cell>
          <table:table-cell office:value-type="float" office:value="3.339">
            <text:p>3.339</text:p>
          </table:table-cell>
          <table:table-cell office:value-type="float" office:value="0.29">
            <text:p>0.29</text:p>
          </table:table-cell>
          <table:table-cell office:value-type="float" office:value="-0.126">
            <text:p>-0.126</text:p>
          </table:table-cell>
          <table:table-cell office:value-type="float" office:value="-1.68">
            <text:p>-1.68</text:p>
          </table:table-cell>
          <table:table-cell office:value-type="float" office:value="0.195">
            <text:p>0.195</text:p>
          </table:table-cell>
          <table:table-cell office:value-type="float" office:value="-0.368">
            <text:p>-0.368</text:p>
          </table:table-cell>
          <table:table-cell office:value-type="float" office:value="1.328">
            <text:p>1.328</text:p>
          </table:table-cell>
          <table:table-cell office:value-type="float" office:value="0.523">
            <text:p>0.523</text:p>
          </table:table-cell>
          <table:table-cell office:value-type="float" office:value="0.861">
            <text:p>0.861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915">
            <text:p>-3.915</text:p>
          </table:table-cell>
          <table:table-cell office:value-type="float" office:value="2.158">
            <text:p>2.158</text:p>
          </table:table-cell>
          <table:table-cell office:value-type="float" office:value="0.781">
            <text:p>0.781</text:p>
          </table:table-cell>
          <table:table-cell office:value-type="float" office:value="0.643">
            <text:p>0.643</text:p>
          </table:table-cell>
          <table:table-cell office:value-type="float" office:value="-1.023">
            <text:p>-1.023</text:p>
          </table:table-cell>
          <table:table-cell office:value-type="float" office:value="0.598">
            <text:p>0.598</text:p>
          </table:table-cell>
          <table:table-cell office:value-type="float" office:value="-0.718">
            <text:p>-0.718</text:p>
          </table:table-cell>
          <table:table-cell office:value-type="float" office:value="0.274">
            <text:p>0.274</text:p>
          </table:table-cell>
          <table:table-cell office:value-type="float" office:value="0.376">
            <text:p>0.376</text:p>
          </table:table-cell>
          <table:table-cell office:value-type="float" office:value="0.77">
            <text:p>0.77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848">
            <text:p>-4.848</text:p>
          </table:table-cell>
          <table:table-cell office:value-type="float" office:value="1.115">
            <text:p>1.115</text:p>
          </table:table-cell>
          <table:table-cell office:value-type="float" office:value="0.932">
            <text:p>0.932</text:p>
          </table:table-cell>
          <table:table-cell office:value-type="float" office:value="1.615">
            <text:p>1.615</text:p>
          </table:table-cell>
          <table:table-cell office:value-type="float" office:value="-0.589">
            <text:p>-0.589</text:p>
          </table:table-cell>
          <table:table-cell office:value-type="float" office:value="0.592">
            <text:p>0.592</text:p>
          </table:table-cell>
          <table:table-cell office:value-type="float" office:value="-0.446">
            <text:p>-0.446</text:p>
          </table:table-cell>
          <table:table-cell office:value-type="float" office:value="-0.366">
            <text:p>-0.366</text:p>
          </table:table-cell>
          <table:table-cell office:value-type="float" office:value="-0.447">
            <text:p>-0.447</text:p>
          </table:table-cell>
          <table:table-cell office:value-type="float" office:value="1.294">
            <text:p>1.294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982">
            <text:p>-2.982</text:p>
          </table:table-cell>
          <table:table-cell office:value-type="float" office:value="0.522">
            <text:p>0.522</text:p>
          </table:table-cell>
          <table:table-cell office:value-type="float" office:value="-0.1">
            <text:p>-0.1</text:p>
          </table:table-cell>
          <table:table-cell office:value-type="float" office:value="0.362">
            <text:p>0.362</text:p>
          </table:table-cell>
          <table:table-cell office:value-type="float" office:value="-0.66">
            <text:p>-0.66</text:p>
          </table:table-cell>
          <table:table-cell office:value-type="float" office:value="1.115">
            <text:p>1.115</text:p>
          </table:table-cell>
          <table:table-cell office:value-type="float" office:value="-0.305">
            <text:p>-0.305</text:p>
          </table:table-cell>
          <table:table-cell office:value-type="float" office:value="0.859">
            <text:p>0.859</text:p>
          </table:table-cell>
          <table:table-cell office:value-type="float" office:value="0.637">
            <text:p>0.637</text:p>
          </table:table-cell>
          <table:table-cell office:value-type="float" office:value="0.344">
            <text:p>0.344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1.784">
            <text:p>-1.784</text:p>
          </table:table-cell>
          <table:table-cell office:value-type="float" office:value="-1.074">
            <text:p>-1.074</text:p>
          </table:table-cell>
          <table:table-cell office:value-type="float" office:value="-1.661">
            <text:p>-1.661</text:p>
          </table:table-cell>
          <table:table-cell office:value-type="float" office:value="1.324">
            <text:p>1.324</text:p>
          </table:table-cell>
          <table:table-cell office:value-type="float" office:value="0.289">
            <text:p>0.289</text:p>
          </table:table-cell>
          <table:table-cell office:value-type="float" office:value="1.303">
            <text:p>1.303</text:p>
          </table:table-cell>
          <table:table-cell office:value-type="float" office:value="0.924">
            <text:p>0.924</text:p>
          </table:table-cell>
          <table:table-cell office:value-type="float" office:value="1.307">
            <text:p>1.307</text:p>
          </table:table-cell>
          <table:table-cell office:value-type="float" office:value="-0.346">
            <text:p>-0.346</text:p>
          </table:table-cell>
          <table:table-cell office:value-type="float" office:value="-0.521">
            <text:p>-0.521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89">
            <text:p>-1.89</text:p>
          </table:table-cell>
          <table:table-cell office:value-type="float" office:value="0.207">
            <text:p>0.207</text:p>
          </table:table-cell>
          <table:table-cell office:value-type="float" office:value="-1.161">
            <text:p>-1.161</text:p>
          </table:table-cell>
          <table:table-cell office:value-type="float" office:value="0.027">
            <text:p>0.027</text:p>
          </table:table-cell>
          <table:table-cell office:value-type="float" office:value="-0.047">
            <text:p>-0.047</text:p>
          </table:table-cell>
          <table:table-cell office:value-type="float" office:value="1.581">
            <text:p>1.581</text:p>
          </table:table-cell>
          <table:table-cell office:value-type="float" office:value="0.277">
            <text:p>0.277</text:p>
          </table:table-cell>
          <table:table-cell office:value-type="float" office:value="1.129">
            <text:p>1.129</text:p>
          </table:table-cell>
          <table:table-cell office:value-type="float" office:value="0.366">
            <text:p>0.366</text:p>
          </table:table-cell>
          <table:table-cell office:value-type="float" office:value="-0.25">
            <text:p>-0.25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677">
            <text:p>-2.677</text:p>
          </table:table-cell>
          <table:table-cell office:value-type="float" office:value="0.486">
            <text:p>0.486</text:p>
          </table:table-cell>
          <table:table-cell office:value-type="float" office:value="-0.061">
            <text:p>-0.061</text:p>
          </table:table-cell>
          <table:table-cell office:value-type="float" office:value="0.517">
            <text:p>0.517</text:p>
          </table:table-cell>
          <table:table-cell office:value-type="float" office:value="0.222">
            <text:p>0.222</text:p>
          </table:table-cell>
          <table:table-cell office:value-type="float" office:value="1.102">
            <text:p>1.102</text:p>
          </table:table-cell>
          <table:table-cell office:value-type="float" office:value="-0.425">
            <text:p>-0.425</text:p>
          </table:table-cell>
          <table:table-cell office:value-type="float" office:value="-0.096">
            <text:p>-0.096</text:p>
          </table:table-cell>
          <table:table-cell office:value-type="float" office:value="-0.373">
            <text:p>-0.373</text:p>
          </table:table-cell>
          <table:table-cell office:value-type="float" office:value="-0.484">
            <text:p>-0.484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716">
            <text:p>-1.716</text:p>
          </table:table-cell>
          <table:table-cell office:value-type="float" office:value="1.186">
            <text:p>1.186</text:p>
          </table:table-cell>
          <table:table-cell office:value-type="float" office:value="-0.809">
            <text:p>-0.809</text:p>
          </table:table-cell>
          <table:table-cell office:value-type="float" office:value="-0.515">
            <text:p>-0.515</text:p>
          </table:table-cell>
          <table:table-cell office:value-type="float" office:value="-0.35">
            <text:p>-0.35</text:p>
          </table:table-cell>
          <table:table-cell office:value-type="float" office:value="0.29">
            <text:p>0.29</text:p>
          </table:table-cell>
          <table:table-cell office:value-type="float" office:value="-0.404">
            <text:p>-0.404</text:p>
          </table:table-cell>
          <table:table-cell office:value-type="float" office:value="0.678">
            <text:p>0.678</text:p>
          </table:table-cell>
          <table:table-cell office:value-type="float" office:value="0.172">
            <text:p>0.172</text:p>
          </table:table-cell>
          <table:table-cell office:value-type="float" office:value="-0.212">
            <text:p>-0.21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69">
            <text:p>-2.769</text:p>
          </table:table-cell>
          <table:table-cell office:value-type="float" office:value="2.906">
            <text:p>2.906</text:p>
          </table:table-cell>
          <table:table-cell office:value-type="float" office:value="-0.194">
            <text:p>-0.194</text:p>
          </table:table-cell>
          <table:table-cell office:value-type="float" office:value="0.349">
            <text:p>0.349</text:p>
          </table:table-cell>
          <table:table-cell office:value-type="float" office:value="-0.958">
            <text:p>-0.958</text:p>
          </table:table-cell>
          <table:table-cell office:value-type="float" office:value="0.089">
            <text:p>0.089</text:p>
          </table:table-cell>
          <table:table-cell office:value-type="float" office:value="-0.245">
            <text:p>-0.245</text:p>
          </table:table-cell>
          <table:table-cell office:value-type="float" office:value="1.004">
            <text:p>1.004</text:p>
          </table:table-cell>
          <table:table-cell office:value-type="float" office:value="0.6">
            <text:p>0.6</text:p>
          </table:table-cell>
          <table:table-cell office:value-type="float" office:value="-0.336">
            <text:p>-0.336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625">
            <text:p>-2.625</text:p>
          </table:table-cell>
          <table:table-cell office:value-type="float" office:value="1.551">
            <text:p>1.551</text:p>
          </table:table-cell>
          <table:table-cell office:value-type="float" office:value="0.298">
            <text:p>0.298</text:p>
          </table:table-cell>
          <table:table-cell office:value-type="float" office:value="0.324">
            <text:p>0.324</text:p>
          </table:table-cell>
          <table:table-cell office:value-type="float" office:value="-1.05">
            <text:p>-1.05</text:p>
          </table:table-cell>
          <table:table-cell office:value-type="float" office:value="0.746">
            <text:p>0.746</text:p>
          </table:table-cell>
          <table:table-cell office:value-type="float" office:value="0.067">
            <text:p>0.067</text:p>
          </table:table-cell>
          <table:table-cell office:value-type="float" office:value="0.603">
            <text:p>0.603</text:p>
          </table:table-cell>
          <table:table-cell office:value-type="float" office:value="0.342">
            <text:p>0.342</text:p>
          </table:table-cell>
          <table:table-cell office:value-type="float" office:value="-0.413">
            <text:p>-0.413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632">
            <text:p>-2.632</text:p>
          </table:table-cell>
          <table:table-cell office:value-type="float" office:value="0.881">
            <text:p>0.881</text:p>
          </table:table-cell>
          <table:table-cell office:value-type="float" office:value="0.71">
            <text:p>0.71</text:p>
          </table:table-cell>
          <table:table-cell office:value-type="float" office:value="1.8">
            <text:p>1.8</text:p>
          </table:table-cell>
          <table:table-cell office:value-type="float" office:value="-0.75">
            <text:p>-0.75</text:p>
          </table:table-cell>
          <table:table-cell office:value-type="float" office:value="0.33">
            <text:p>0.33</text:p>
          </table:table-cell>
          <table:table-cell office:value-type="float" office:value="-1.128">
            <text:p>-1.128</text:p>
          </table:table-cell>
          <table:table-cell office:value-type="float" office:value="0.177">
            <text:p>0.177</text:p>
          </table:table-cell>
          <table:table-cell office:value-type="float" office:value="0.339">
            <text:p>0.339</text:p>
          </table:table-cell>
          <table:table-cell office:value-type="float" office:value="1.166">
            <text:p>1.166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888">
            <text:p>-3.888</text:p>
          </table:table-cell>
          <table:table-cell office:value-type="float" office:value="3.085">
            <text:p>3.085</text:p>
          </table:table-cell>
          <table:table-cell office:value-type="float" office:value="0.436">
            <text:p>0.436</text:p>
          </table:table-cell>
          <table:table-cell office:value-type="float" office:value="0.142">
            <text:p>0.142</text:p>
          </table:table-cell>
          <table:table-cell office:value-type="float" office:value="-1.526">
            <text:p>-1.526</text:p>
          </table:table-cell>
          <table:table-cell office:value-type="float" office:value="-0.052">
            <text:p>-0.052</text:p>
          </table:table-cell>
          <table:table-cell office:value-type="float" office:value="-0.503">
            <text:p>-0.503</text:p>
          </table:table-cell>
          <table:table-cell office:value-type="float" office:value="1.085">
            <text:p>1.085</text:p>
          </table:table-cell>
          <table:table-cell office:value-type="float" office:value="0.511">
            <text:p>0.511</text:p>
          </table:table-cell>
          <table:table-cell office:value-type="float" office:value="0.976">
            <text:p>0.976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824">
            <text:p>-3.824</text:p>
          </table:table-cell>
          <table:table-cell office:value-type="float" office:value="1.832">
            <text:p>1.832</text:p>
          </table:table-cell>
          <table:table-cell office:value-type="float" office:value="1.093">
            <text:p>1.093</text:p>
          </table:table-cell>
          <table:table-cell office:value-type="float" office:value="1.024">
            <text:p>1.024</text:p>
          </table:table-cell>
          <table:table-cell office:value-type="float" office:value="-1.09">
            <text:p>-1.09</text:p>
          </table:table-cell>
          <table:table-cell office:value-type="float" office:value="0.56">
            <text:p>0.56</text:p>
          </table:table-cell>
          <table:table-cell office:value-type="float" office:value="-0.336">
            <text:p>-0.336</text:p>
          </table:table-cell>
          <table:table-cell office:value-type="float" office:value="0.299">
            <text:p>0.299</text:p>
          </table:table-cell>
          <table:table-cell office:value-type="float" office:value="0.126">
            <text:p>0.126</text:p>
          </table:table-cell>
          <table:table-cell office:value-type="float" office:value="1.005">
            <text:p>1.005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813">
            <text:p>-4.813</text:p>
          </table:table-cell>
          <table:table-cell office:value-type="float" office:value="1.042">
            <text:p>1.042</text:p>
          </table:table-cell>
          <table:table-cell office:value-type="float" office:value="0.887">
            <text:p>0.887</text:p>
          </table:table-cell>
          <table:table-cell office:value-type="float" office:value="1.661">
            <text:p>1.661</text:p>
          </table:table-cell>
          <table:table-cell office:value-type="float" office:value="-0.534">
            <text:p>-0.534</text:p>
          </table:table-cell>
          <table:table-cell office:value-type="float" office:value="0.747">
            <text:p>0.747</text:p>
          </table:table-cell>
          <table:table-cell office:value-type="float" office:value="-0.513">
            <text:p>-0.513</text:p>
          </table:table-cell>
          <table:table-cell office:value-type="float" office:value="-0.448">
            <text:p>-0.448</text:p>
          </table:table-cell>
          <table:table-cell office:value-type="float" office:value="-0.412">
            <text:p>-0.412</text:p>
          </table:table-cell>
          <table:table-cell office:value-type="float" office:value="1.214">
            <text:p>1.214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2.971">
            <text:p>-2.971</text:p>
          </table:table-cell>
          <table:table-cell office:value-type="float" office:value="0.463">
            <text:p>0.463</text:p>
          </table:table-cell>
          <table:table-cell office:value-type="float" office:value="-0.195">
            <text:p>-0.195</text:p>
          </table:table-cell>
          <table:table-cell office:value-type="float" office:value="0.323">
            <text:p>0.323</text:p>
          </table:table-cell>
          <table:table-cell office:value-type="float" office:value="-0.625">
            <text:p>-0.625</text:p>
          </table:table-cell>
          <table:table-cell office:value-type="float" office:value="0.941">
            <text:p>0.941</text:p>
          </table:table-cell>
          <table:table-cell office:value-type="float" office:value="-0.327">
            <text:p>-0.327</text:p>
          </table:table-cell>
          <table:table-cell office:value-type="float" office:value="0.78">
            <text:p>0.78</text:p>
          </table:table-cell>
          <table:table-cell office:value-type="float" office:value="0.552">
            <text:p>0.552</text:p>
          </table:table-cell>
          <table:table-cell office:value-type="float" office:value="0.436">
            <text:p>0.436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2.698">
            <text:p>-2.698</text:p>
          </table:table-cell>
          <table:table-cell office:value-type="float" office:value="-1.027">
            <text:p>-1.027</text:p>
          </table:table-cell>
          <table:table-cell office:value-type="float" office:value="-0.94">
            <text:p>-0.94</text:p>
          </table:table-cell>
          <table:table-cell office:value-type="float" office:value="1.796">
            <text:p>1.796</text:p>
          </table:table-cell>
          <table:table-cell office:value-type="float" office:value="0.392">
            <text:p>0.392</text:p>
          </table:table-cell>
          <table:table-cell office:value-type="float" office:value="1.33">
            <text:p>1.33</text:p>
          </table:table-cell>
          <table:table-cell office:value-type="float" office:value="0.866">
            <text:p>0.866</text:p>
          </table:table-cell>
          <table:table-cell office:value-type="float" office:value="0.781">
            <text:p>0.781</text:p>
          </table:table-cell>
          <table:table-cell office:value-type="float" office:value="-0.838">
            <text:p>-0.838</text:p>
          </table:table-cell>
          <table:table-cell office:value-type="float" office:value="-0.663">
            <text:p>-0.663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358">
            <text:p>-1.358</text:p>
          </table:table-cell>
          <table:table-cell office:value-type="float" office:value="0.136">
            <text:p>0.136</text:p>
          </table:table-cell>
          <table:table-cell office:value-type="float" office:value="-1.082">
            <text:p>-1.082</text:p>
          </table:table-cell>
          <table:table-cell office:value-type="float" office:value="-0.148">
            <text:p>-0.148</text:p>
          </table:table-cell>
          <table:table-cell office:value-type="float" office:value="-0.609">
            <text:p>-0.609</text:p>
          </table:table-cell>
          <table:table-cell office:value-type="float" office:value="1.464">
            <text:p>1.464</text:p>
          </table:table-cell>
          <table:table-cell office:value-type="float" office:value="0.144">
            <text:p>0.144</text:p>
          </table:table-cell>
          <table:table-cell office:value-type="float" office:value="1.149">
            <text:p>1.149</text:p>
          </table:table-cell>
          <table:table-cell office:value-type="float" office:value="0.481">
            <text:p>0.481</text:p>
          </table:table-cell>
          <table:table-cell office:value-type="float" office:value="0.119">
            <text:p>0.119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594">
            <text:p>-2.594</text:p>
          </table:table-cell>
          <table:table-cell office:value-type="float" office:value="0.621">
            <text:p>0.621</text:p>
          </table:table-cell>
          <table:table-cell office:value-type="float" office:value="-0.292">
            <text:p>-0.292</text:p>
          </table:table-cell>
          <table:table-cell office:value-type="float" office:value="0.521">
            <text:p>0.521</text:p>
          </table:table-cell>
          <table:table-cell office:value-type="float" office:value="0.26">
            <text:p>0.26</text:p>
          </table:table-cell>
          <table:table-cell office:value-type="float" office:value="1.204">
            <text:p>1.204</text:p>
          </table:table-cell>
          <table:table-cell office:value-type="float" office:value="-0.337">
            <text:p>-0.337</text:p>
          </table:table-cell>
          <table:table-cell office:value-type="float" office:value="0.261">
            <text:p>0.261</text:p>
          </table:table-cell>
          <table:table-cell office:value-type="float" office:value="-0.332">
            <text:p>-0.332</text:p>
          </table:table-cell>
          <table:table-cell office:value-type="float" office:value="-0.51">
            <text:p>-0.51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793">
            <text:p>-1.793</text:p>
          </table:table-cell>
          <table:table-cell office:value-type="float" office:value="0.925">
            <text:p>0.925</text:p>
          </table:table-cell>
          <table:table-cell office:value-type="float" office:value="-0.739">
            <text:p>-0.739</text:p>
          </table:table-cell>
          <table:table-cell office:value-type="float" office:value="-0.396">
            <text:p>-0.396</text:p>
          </table:table-cell>
          <table:table-cell office:value-type="float" office:value="-0.211">
            <text:p>-0.211</text:p>
          </table:table-cell>
          <table:table-cell office:value-type="float" office:value="0.329">
            <text:p>0.329</text:p>
          </table:table-cell>
          <table:table-cell office:value-type="float" office:value="-0.403">
            <text:p>-0.403</text:p>
          </table:table-cell>
          <table:table-cell office:value-type="float" office:value="0.604">
            <text:p>0.604</text:p>
          </table:table-cell>
          <table:table-cell office:value-type="float" office:value="0.197">
            <text:p>0.197</text:p>
          </table:table-cell>
          <table:table-cell office:value-type="float" office:value="-0.251">
            <text:p>-0.251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92">
            <text:p>-2.92</text:p>
          </table:table-cell>
          <table:table-cell office:value-type="float" office:value="2.697">
            <text:p>2.697</text:p>
          </table:table-cell>
          <table:table-cell office:value-type="float" office:value="-0.116">
            <text:p>-0.116</text:p>
          </table:table-cell>
          <table:table-cell office:value-type="float" office:value="0.451">
            <text:p>0.451</text:p>
          </table:table-cell>
          <table:table-cell office:value-type="float" office:value="-0.859">
            <text:p>-0.859</text:p>
          </table:table-cell>
          <table:table-cell office:value-type="float" office:value="-0.035">
            <text:p>-0.035</text:p>
          </table:table-cell>
          <table:table-cell office:value-type="float" office:value="-0.307">
            <text:p>-0.307</text:p>
          </table:table-cell>
          <table:table-cell office:value-type="float" office:value="0.874">
            <text:p>0.874</text:p>
          </table:table-cell>
          <table:table-cell office:value-type="float" office:value="0.622">
            <text:p>0.622</text:p>
          </table:table-cell>
          <table:table-cell office:value-type="float" office:value="-0.301">
            <text:p>-0.301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696">
            <text:p>-2.696</text:p>
          </table:table-cell>
          <table:table-cell office:value-type="float" office:value="1.26">
            <text:p>1.26</text:p>
          </table:table-cell>
          <table:table-cell office:value-type="float" office:value="0.436">
            <text:p>0.436</text:p>
          </table:table-cell>
          <table:table-cell office:value-type="float" office:value="0.657">
            <text:p>0.657</text:p>
          </table:table-cell>
          <table:table-cell office:value-type="float" office:value="-1.161">
            <text:p>-1.161</text:p>
          </table:table-cell>
          <table:table-cell office:value-type="float" office:value="0.805">
            <text:p>0.805</text:p>
          </table:table-cell>
          <table:table-cell office:value-type="float" office:value="0.062">
            <text:p>0.062</text:p>
          </table:table-cell>
          <table:table-cell office:value-type="float" office:value="0.575">
            <text:p>0.575</text:p>
          </table:table-cell>
          <table:table-cell office:value-type="float" office:value="0.182">
            <text:p>0.182</text:p>
          </table:table-cell>
          <table:table-cell office:value-type="float" office:value="-0.334">
            <text:p>-0.334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484">
            <text:p>-2.484</text:p>
          </table:table-cell>
          <table:table-cell office:value-type="float" office:value="0.559">
            <text:p>0.559</text:p>
          </table:table-cell>
          <table:table-cell office:value-type="float" office:value="0.624">
            <text:p>0.624</text:p>
          </table:table-cell>
          <table:table-cell office:value-type="float" office:value="1.951">
            <text:p>1.951</text:p>
          </table:table-cell>
          <table:table-cell office:value-type="float" office:value="-0.646">
            <text:p>-0.646</text:p>
          </table:table-cell>
          <table:table-cell office:value-type="float" office:value="0.381">
            <text:p>0.381</text:p>
          </table:table-cell>
          <table:table-cell office:value-type="float" office:value="-1.106">
            <text:p>-1.106</text:p>
          </table:table-cell>
          <table:table-cell office:value-type="float" office:value="0.036">
            <text:p>0.036</text:p>
          </table:table-cell>
          <table:table-cell office:value-type="float" office:value="0.24">
            <text:p>0.24</text:p>
          </table:table-cell>
          <table:table-cell office:value-type="float" office:value="1.291">
            <text:p>1.291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989">
            <text:p>-3.989</text:p>
          </table:table-cell>
          <table:table-cell office:value-type="float" office:value="3.049">
            <text:p>3.049</text:p>
          </table:table-cell>
          <table:table-cell office:value-type="float" office:value="0.304">
            <text:p>0.304</text:p>
          </table:table-cell>
          <table:table-cell office:value-type="float" office:value="0.209">
            <text:p>0.209</text:p>
          </table:table-cell>
          <table:table-cell office:value-type="float" office:value="-1.26">
            <text:p>-1.26</text:p>
          </table:table-cell>
          <table:table-cell office:value-type="float" office:value="-0.205">
            <text:p>-0.205</text:p>
          </table:table-cell>
          <table:table-cell office:value-type="float" office:value="-0.735">
            <text:p>-0.735</text:p>
          </table:table-cell>
          <table:table-cell office:value-type="float" office:value="0.862">
            <text:p>0.862</text:p>
          </table:table-cell>
          <table:table-cell office:value-type="float" office:value="0.551">
            <text:p>0.551</text:p>
          </table:table-cell>
          <table:table-cell office:value-type="float" office:value="1.114">
            <text:p>1.114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776">
            <text:p>-3.776</text:p>
          </table:table-cell>
          <table:table-cell office:value-type="float" office:value="1.752">
            <text:p>1.752</text:p>
          </table:table-cell>
          <table:table-cell office:value-type="float" office:value="0.92">
            <text:p>0.92</text:p>
          </table:table-cell>
          <table:table-cell office:value-type="float" office:value="0.722">
            <text:p>0.722</text:p>
          </table:table-cell>
          <table:table-cell office:value-type="float" office:value="-1.164">
            <text:p>-1.164</text:p>
          </table:table-cell>
          <table:table-cell office:value-type="float" office:value="0.774">
            <text:p>0.774</text:p>
          </table:table-cell>
          <table:table-cell office:value-type="float" office:value="-0.01">
            <text:p>-0.01</text:p>
          </table:table-cell>
          <table:table-cell office:value-type="float" office:value="0.657">
            <text:p>0.657</text:p>
          </table:table-cell>
          <table:table-cell office:value-type="float" office:value="0.248">
            <text:p>0.248</text:p>
          </table:table-cell>
          <table:table-cell office:value-type="float" office:value="1.055">
            <text:p>1.055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717">
            <text:p>-4.717</text:p>
          </table:table-cell>
          <table:table-cell office:value-type="float" office:value="0.829">
            <text:p>0.829</text:p>
          </table:table-cell>
          <table:table-cell office:value-type="float" office:value="0.853">
            <text:p>0.853</text:p>
          </table:table-cell>
          <table:table-cell office:value-type="float" office:value="1.98">
            <text:p>1.98</text:p>
          </table:table-cell>
          <table:table-cell office:value-type="float" office:value="-0.546">
            <text:p>-0.546</text:p>
          </table:table-cell>
          <table:table-cell office:value-type="float" office:value="0.688">
            <text:p>0.688</text:p>
          </table:table-cell>
          <table:table-cell office:value-type="float" office:value="-0.434">
            <text:p>-0.434</text:p>
          </table:table-cell>
          <table:table-cell office:value-type="float" office:value="-0.424">
            <text:p>-0.424</text:p>
          </table:table-cell>
          <table:table-cell office:value-type="float" office:value="-0.636">
            <text:p>-0.636</text:p>
          </table:table-cell>
          <table:table-cell office:value-type="float" office:value="1.245">
            <text:p>1.245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108">
            <text:p>-3.108</text:p>
          </table:table-cell>
          <table:table-cell office:value-type="float" office:value="0.926">
            <text:p>0.926</text:p>
          </table:table-cell>
          <table:table-cell office:value-type="float" office:value="-0.389">
            <text:p>-0.389</text:p>
          </table:table-cell>
          <table:table-cell office:value-type="float" office:value="0.249">
            <text:p>0.249</text:p>
          </table:table-cell>
          <table:table-cell office:value-type="float" office:value="-0.461">
            <text:p>-0.461</text:p>
          </table:table-cell>
          <table:table-cell office:value-type="float" office:value="0.816">
            <text:p>0.816</text:p>
          </table:table-cell>
          <table:table-cell office:value-type="float" office:value="-0.226">
            <text:p>-0.226</text:p>
          </table:table-cell>
          <table:table-cell office:value-type="float" office:value="0.818">
            <text:p>0.818</text:p>
          </table:table-cell>
          <table:table-cell office:value-type="float" office:value="0.387">
            <text:p>0.387</text:p>
          </table:table-cell>
          <table:table-cell office:value-type="float" office:value="0.303">
            <text:p>0.303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366">
            <text:p>-3.366</text:p>
          </table:table-cell>
          <table:table-cell office:value-type="float" office:value="-0.826">
            <text:p>-0.826</text:p>
          </table:table-cell>
          <table:table-cell office:value-type="float" office:value="-0.405">
            <text:p>-0.405</text:p>
          </table:table-cell>
          <table:table-cell office:value-type="float" office:value="1.643">
            <text:p>1.643</text:p>
          </table:table-cell>
          <table:table-cell office:value-type="float" office:value="0.603">
            <text:p>0.603</text:p>
          </table:table-cell>
          <table:table-cell office:value-type="float" office:value="1.226">
            <text:p>1.226</text:p>
          </table:table-cell>
          <table:table-cell office:value-type="float" office:value="0.524">
            <text:p>0.524</text:p>
          </table:table-cell>
          <table:table-cell office:value-type="float" office:value="0.293">
            <text:p>0.293</text:p>
          </table:table-cell>
          <table:table-cell office:value-type="float" office:value="-0.858">
            <text:p>-0.858</text:p>
          </table:table-cell>
          <table:table-cell office:value-type="float" office:value="-0.668">
            <text:p>-0.668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53">
            <text:p>-1.53</text:p>
          </table:table-cell>
          <table:table-cell office:value-type="float" office:value="0.029">
            <text:p>0.029</text:p>
          </table:table-cell>
          <table:table-cell office:value-type="float" office:value="-0.925">
            <text:p>-0.925</text:p>
          </table:table-cell>
          <table:table-cell office:value-type="float" office:value="0.054">
            <text:p>0.054</text:p>
          </table:table-cell>
          <table:table-cell office:value-type="float" office:value="-0.565">
            <text:p>-0.565</text:p>
          </table:table-cell>
          <table:table-cell office:value-type="float" office:value="1.593">
            <text:p>1.593</text:p>
          </table:table-cell>
          <table:table-cell office:value-type="float" office:value="0.123">
            <text:p>0.123</text:p>
          </table:table-cell>
          <table:table-cell office:value-type="float" office:value="1.117">
            <text:p>1.117</text:p>
          </table:table-cell>
          <table:table-cell office:value-type="float" office:value="0.338">
            <text:p>0.338</text:p>
          </table:table-cell>
          <table:table-cell office:value-type="float" office:value="0.026">
            <text:p>0.02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817">
            <text:p>-1.817</text:p>
          </table:table-cell>
          <table:table-cell office:value-type="float" office:value="0.559">
            <text:p>0.559</text:p>
          </table:table-cell>
          <table:table-cell office:value-type="float" office:value="-0.801">
            <text:p>-0.801</text:p>
          </table:table-cell>
          <table:table-cell office:value-type="float" office:value="0.234">
            <text:p>0.234</text:p>
          </table:table-cell>
          <table:table-cell office:value-type="float" office:value="0.011">
            <text:p>0.011</text:p>
          </table:table-cell>
          <table:table-cell office:value-type="float" office:value="1.215">
            <text:p>1.215</text:p>
          </table:table-cell>
          <table:table-cell office:value-type="float" office:value="-0.161">
            <text:p>-0.161</text:p>
          </table:table-cell>
          <table:table-cell office:value-type="float" office:value="0.809">
            <text:p>0.809</text:p>
          </table:table-cell>
          <table:table-cell office:value-type="float" office:value="0.018">
            <text:p>0.018</text:p>
          </table:table-cell>
          <table:table-cell office:value-type="float" office:value="-0.382">
            <text:p>-0.382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969">
            <text:p>-1.969</text:p>
          </table:table-cell>
          <table:table-cell office:value-type="float" office:value="0.835">
            <text:p>0.835</text:p>
          </table:table-cell>
          <table:table-cell office:value-type="float" office:value="-0.671">
            <text:p>-0.671</text:p>
          </table:table-cell>
          <table:table-cell office:value-type="float" office:value="-0.27">
            <text:p>-0.27</text:p>
          </table:table-cell>
          <table:table-cell office:value-type="float" office:value="0.028">
            <text:p>0.028</text:p>
          </table:table-cell>
          <table:table-cell office:value-type="float" office:value="0.4">
            <text:p>0.4</text:p>
          </table:table-cell>
          <table:table-cell office:value-type="float" office:value="-0.444">
            <text:p>-0.444</text:p>
          </table:table-cell>
          <table:table-cell office:value-type="float" office:value="0.53">
            <text:p>0.53</text:p>
          </table:table-cell>
          <table:table-cell office:value-type="float" office:value="0.061">
            <text:p>0.061</text:p>
          </table:table-cell>
          <table:table-cell office:value-type="float" office:value="-0.343">
            <text:p>-0.343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038">
            <text:p>-3.038</text:p>
          </table:table-cell>
          <table:table-cell office:value-type="float" office:value="2.475">
            <text:p>2.475</text:p>
          </table:table-cell>
          <table:table-cell office:value-type="float" office:value="0.024">
            <text:p>0.024</text:p>
          </table:table-cell>
          <table:table-cell office:value-type="float" office:value="0.508">
            <text:p>0.508</text:p>
          </table:table-cell>
          <table:table-cell office:value-type="float" office:value="-0.737">
            <text:p>-0.737</text:p>
          </table:table-cell>
          <table:table-cell office:value-type="float" office:value="-0.102">
            <text:p>-0.102</text:p>
          </table:table-cell>
          <table:table-cell office:value-type="float" office:value="-0.358">
            <text:p>-0.358</text:p>
          </table:table-cell>
          <table:table-cell office:value-type="float" office:value="0.706">
            <text:p>0.706</text:p>
          </table:table-cell>
          <table:table-cell office:value-type="float" office:value="0.6">
            <text:p>0.6</text:p>
          </table:table-cell>
          <table:table-cell office:value-type="float" office:value="-0.209">
            <text:p>-0.209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889">
            <text:p>-2.889</text:p>
          </table:table-cell>
          <table:table-cell office:value-type="float" office:value="1.418">
            <text:p>1.418</text:p>
          </table:table-cell>
          <table:table-cell office:value-type="float" office:value="0.409">
            <text:p>0.409</text:p>
          </table:table-cell>
          <table:table-cell office:value-type="float" office:value="0.61">
            <text:p>0.61</text:p>
          </table:table-cell>
          <table:table-cell office:value-type="float" office:value="-1.018">
            <text:p>-1.018</text:p>
          </table:table-cell>
          <table:table-cell office:value-type="float" office:value="0.992">
            <text:p>0.992</text:p>
          </table:table-cell>
          <table:table-cell office:value-type="float" office:value="0.005">
            <text:p>0.005</text:p>
          </table:table-cell>
          <table:table-cell office:value-type="float" office:value="0.518">
            <text:p>0.518</text:p>
          </table:table-cell>
          <table:table-cell office:value-type="float" office:value="-0.027">
            <text:p>-0.027</text:p>
          </table:table-cell>
          <table:table-cell office:value-type="float" office:value="-0.326">
            <text:p>-0.326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1">
            <text:p>-2.71</text:p>
          </table:table-cell>
          <table:table-cell office:value-type="float" office:value="0.809">
            <text:p>0.809</text:p>
          </table:table-cell>
          <table:table-cell office:value-type="float" office:value="0.754">
            <text:p>0.754</text:p>
          </table:table-cell>
          <table:table-cell office:value-type="float" office:value="1.903">
            <text:p>1.903</text:p>
          </table:table-cell>
          <table:table-cell office:value-type="float" office:value="-0.764">
            <text:p>-0.764</text:p>
          </table:table-cell>
          <table:table-cell office:value-type="float" office:value="0.378">
            <text:p>0.378</text:p>
          </table:table-cell>
          <table:table-cell office:value-type="float" office:value="-1.123">
            <text:p>-1.123</text:p>
          </table:table-cell>
          <table:table-cell office:value-type="float" office:value="0.162">
            <text:p>0.162</text:p>
          </table:table-cell>
          <table:table-cell office:value-type="float" office:value="0.405">
            <text:p>0.405</text:p>
          </table:table-cell>
          <table:table-cell office:value-type="float" office:value="1.163">
            <text:p>1.163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992">
            <text:p>-3.992</text:p>
          </table:table-cell>
          <table:table-cell office:value-type="float" office:value="3.342">
            <text:p>3.342</text:p>
          </table:table-cell>
          <table:table-cell office:value-type="float" office:value="0.167">
            <text:p>0.167</text:p>
          </table:table-cell>
          <table:table-cell office:value-type="float" office:value="0.086">
            <text:p>0.086</text:p>
          </table:table-cell>
          <table:table-cell office:value-type="float" office:value="-1.23">
            <text:p>-1.23</text:p>
          </table:table-cell>
          <table:table-cell office:value-type="float" office:value="-0.216">
            <text:p>-0.216</text:p>
          </table:table-cell>
          <table:table-cell office:value-type="float" office:value="-0.824">
            <text:p>-0.824</text:p>
          </table:table-cell>
          <table:table-cell office:value-type="float" office:value="0.837">
            <text:p>0.837</text:p>
          </table:table-cell>
          <table:table-cell office:value-type="float" office:value="0.521">
            <text:p>0.521</text:p>
          </table:table-cell>
          <table:table-cell office:value-type="float" office:value="0.978">
            <text:p>0.978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81">
            <text:p>-3.81</text:p>
          </table:table-cell>
          <table:table-cell office:value-type="float" office:value="1.91">
            <text:p>1.91</text:p>
          </table:table-cell>
          <table:table-cell office:value-type="float" office:value="0.527">
            <text:p>0.527</text:p>
          </table:table-cell>
          <table:table-cell office:value-type="float" office:value="0.478">
            <text:p>0.478</text:p>
          </table:table-cell>
          <table:table-cell office:value-type="float" office:value="-0.972">
            <text:p>-0.972</text:p>
          </table:table-cell>
          <table:table-cell office:value-type="float" office:value="0.945">
            <text:p>0.945</text:p>
          </table:table-cell>
          <table:table-cell office:value-type="float" office:value="-0.28">
            <text:p>-0.28</text:p>
          </table:table-cell>
          <table:table-cell office:value-type="float" office:value="0.719">
            <text:p>0.719</text:p>
          </table:table-cell>
          <table:table-cell office:value-type="float" office:value="0.482">
            <text:p>0.482</text:p>
          </table:table-cell>
          <table:table-cell office:value-type="float" office:value="0.829">
            <text:p>0.82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683">
            <text:p>-4.683</text:p>
          </table:table-cell>
          <table:table-cell office:value-type="float" office:value="0.773">
            <text:p>0.773</text:p>
          </table:table-cell>
          <table:table-cell office:value-type="float" office:value="0.888">
            <text:p>0.888</text:p>
          </table:table-cell>
          <table:table-cell office:value-type="float" office:value="2.302">
            <text:p>2.302</text:p>
          </table:table-cell>
          <table:table-cell office:value-type="float" office:value="-0.562">
            <text:p>-0.562</text:p>
          </table:table-cell>
          <table:table-cell office:value-type="float" office:value="0.395">
            <text:p>0.395</text:p>
          </table:table-cell>
          <table:table-cell office:value-type="float" office:value="-0.401">
            <text:p>-0.401</text:p>
          </table:table-cell>
          <table:table-cell office:value-type="float" office:value="-0.289">
            <text:p>-0.289</text:p>
          </table:table-cell>
          <table:table-cell office:value-type="float" office:value="-0.839">
            <text:p>-0.839</text:p>
          </table:table-cell>
          <table:table-cell office:value-type="float" office:value="1.165">
            <text:p>1.165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375">
            <text:p>-3.375</text:p>
          </table:table-cell>
          <table:table-cell office:value-type="float" office:value="1.779">
            <text:p>1.779</text:p>
          </table:table-cell>
          <table:table-cell office:value-type="float" office:value="-0.822">
            <text:p>-0.822</text:p>
          </table:table-cell>
          <table:table-cell office:value-type="float" office:value="0.382">
            <text:p>0.382</text:p>
          </table:table-cell>
          <table:table-cell office:value-type="float" office:value="-0.019">
            <text:p>-0.019</text:p>
          </table:table-cell>
          <table:table-cell office:value-type="float" office:value="0.845">
            <text:p>0.845</text:p>
          </table:table-cell>
          <table:table-cell office:value-type="float" office:value="0.123">
            <text:p>0.123</text:p>
          </table:table-cell>
          <table:table-cell office:value-type="float" office:value="0.767">
            <text:p>0.767</text:p>
          </table:table-cell>
          <table:table-cell office:value-type="float" office:value="0.223">
            <text:p>0.223</text:p>
          </table:table-cell>
          <table:table-cell office:value-type="float" office:value="-0.337">
            <text:p>-0.337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312">
            <text:p>-3.312</text:p>
          </table:table-cell>
          <table:table-cell office:value-type="float" office:value="-0.776">
            <text:p>-0.776</text:p>
          </table:table-cell>
          <table:table-cell office:value-type="float" office:value="-0.504">
            <text:p>-0.504</text:p>
          </table:table-cell>
          <table:table-cell office:value-type="float" office:value="1.39">
            <text:p>1.39</text:p>
          </table:table-cell>
          <table:table-cell office:value-type="float" office:value="0.86">
            <text:p>0.86</text:p>
          </table:table-cell>
          <table:table-cell office:value-type="float" office:value="1.257">
            <text:p>1.257</text:p>
          </table:table-cell>
          <table:table-cell office:value-type="float" office:value="0.222">
            <text:p>0.222</text:p>
          </table:table-cell>
          <table:table-cell office:value-type="float" office:value="0.314">
            <text:p>0.314</text:p>
          </table:table-cell>
          <table:table-cell office:value-type="float" office:value="-0.715">
            <text:p>-0.715</text:p>
          </table:table-cell>
          <table:table-cell office:value-type="float" office:value="-0.765">
            <text:p>-0.765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073">
            <text:p>-2.073</text:p>
          </table:table-cell>
          <table:table-cell office:value-type="float" office:value="0.088">
            <text:p>0.088</text:p>
          </table:table-cell>
          <table:table-cell office:value-type="float" office:value="-0.73">
            <text:p>-0.73</text:p>
          </table:table-cell>
          <table:table-cell office:value-type="float" office:value="0.296">
            <text:p>0.296</text:p>
          </table:table-cell>
          <table:table-cell office:value-type="float" office:value="-0.286">
            <text:p>-0.286</text:p>
          </table:table-cell>
          <table:table-cell office:value-type="float" office:value="1.75">
            <text:p>1.75</text:p>
          </table:table-cell>
          <table:table-cell office:value-type="float" office:value="0.154">
            <text:p>0.154</text:p>
          </table:table-cell>
          <table:table-cell office:value-type="float" office:value="1.078">
            <text:p>1.078</text:p>
          </table:table-cell>
          <table:table-cell office:value-type="float" office:value="0.294">
            <text:p>0.294</text:p>
          </table:table-cell>
          <table:table-cell office:value-type="float" office:value="-0.174">
            <text:p>-0.174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222">
            <text:p>-1.222</text:p>
          </table:table-cell>
          <table:table-cell office:value-type="float" office:value="0.491">
            <text:p>0.491</text:p>
          </table:table-cell>
          <table:table-cell office:value-type="float" office:value="-0.716">
            <text:p>-0.716</text:p>
          </table:table-cell>
          <table:table-cell office:value-type="float" office:value="0.004">
            <text:p>0.004</text:p>
          </table:table-cell>
          <table:table-cell office:value-type="float" office:value="-0.323">
            <text:p>-0.323</text:p>
          </table:table-cell>
          <table:table-cell office:value-type="float" office:value="1.108">
            <text:p>1.108</text:p>
          </table:table-cell>
          <table:table-cell office:value-type="float" office:value="-0.148">
            <text:p>-0.148</text:p>
          </table:table-cell>
          <table:table-cell office:value-type="float" office:value="0.773">
            <text:p>0.773</text:p>
          </table:table-cell>
          <table:table-cell office:value-type="float" office:value="0.387">
            <text:p>0.387</text:p>
          </table:table-cell>
          <table:table-cell office:value-type="float" office:value="-0.073">
            <text:p>-0.073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295">
            <text:p>-2.295</text:p>
          </table:table-cell>
          <table:table-cell office:value-type="float" office:value="0.883">
            <text:p>0.883</text:p>
          </table:table-cell>
          <table:table-cell office:value-type="float" office:value="-0.619">
            <text:p>-0.619</text:p>
          </table:table-cell>
          <table:table-cell office:value-type="float" office:value="-0.041">
            <text:p>-0.041</text:p>
          </table:table-cell>
          <table:table-cell office:value-type="float" office:value="0.143">
            <text:p>0.143</text:p>
          </table:table-cell>
          <table:table-cell office:value-type="float" office:value="0.378">
            <text:p>0.378</text:p>
          </table:table-cell>
          <table:table-cell office:value-type="float" office:value="-0.602">
            <text:p>-0.602</text:p>
          </table:table-cell>
          <table:table-cell office:value-type="float" office:value="0.335">
            <text:p>0.335</text:p>
          </table:table-cell>
          <table:table-cell office:value-type="float" office:value="-0.114">
            <text:p>-0.114</text:p>
          </table:table-cell>
          <table:table-cell office:value-type="float" office:value="-0.391">
            <text:p>-0.391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968">
            <text:p>-2.968</text:p>
          </table:table-cell>
          <table:table-cell office:value-type="float" office:value="2.149">
            <text:p>2.149</text:p>
          </table:table-cell>
          <table:table-cell office:value-type="float" office:value="0.13">
            <text:p>0.13</text:p>
          </table:table-cell>
          <table:table-cell office:value-type="float" office:value="0.676">
            <text:p>0.676</text:p>
          </table:table-cell>
          <table:table-cell office:value-type="float" office:value="-0.79">
            <text:p>-0.79</text:p>
          </table:table-cell>
          <table:table-cell office:value-type="float" office:value="0.112">
            <text:p>0.112</text:p>
          </table:table-cell>
          <table:table-cell office:value-type="float" office:value="-0.507">
            <text:p>-0.507</text:p>
          </table:table-cell>
          <table:table-cell office:value-type="float" office:value="0.762">
            <text:p>0.762</text:p>
          </table:table-cell>
          <table:table-cell office:value-type="float" office:value="0.625">
            <text:p>0.625</text:p>
          </table:table-cell>
          <table:table-cell office:value-type="float" office:value="-0.272">
            <text:p>-0.272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784">
            <text:p>-2.784</text:p>
          </table:table-cell>
          <table:table-cell office:value-type="float" office:value="1.43">
            <text:p>1.43</text:p>
          </table:table-cell>
          <table:table-cell office:value-type="float" office:value="0.145">
            <text:p>0.145</text:p>
          </table:table-cell>
          <table:table-cell office:value-type="float" office:value="0.309">
            <text:p>0.309</text:p>
          </table:table-cell>
          <table:table-cell office:value-type="float" office:value="-0.931">
            <text:p>-0.931</text:p>
          </table:table-cell>
          <table:table-cell office:value-type="float" office:value="1.342">
            <text:p>1.342</text:p>
          </table:table-cell>
          <table:table-cell office:value-type="float" office:value="0.017">
            <text:p>0.017</text:p>
          </table:table-cell>
          <table:table-cell office:value-type="float" office:value="0.589">
            <text:p>0.589</text:p>
          </table:table-cell>
          <table:table-cell office:value-type="float" office:value="-0.044">
            <text:p>-0.044</text:p>
          </table:table-cell>
          <table:table-cell office:value-type="float" office:value="-0.273">
            <text:p>-0.273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073">
            <text:p>-3.073</text:p>
          </table:table-cell>
          <table:table-cell office:value-type="float" office:value="1.532">
            <text:p>1.532</text:p>
          </table:table-cell>
          <table:table-cell office:value-type="float" office:value="0.949">
            <text:p>0.949</text:p>
          </table:table-cell>
          <table:table-cell office:value-type="float" office:value="1.541">
            <text:p>1.541</text:p>
          </table:table-cell>
          <table:table-cell office:value-type="float" office:value="-1.058">
            <text:p>-1.058</text:p>
          </table:table-cell>
          <table:table-cell office:value-type="float" office:value="0.272">
            <text:p>0.272</text:p>
          </table:table-cell>
          <table:table-cell office:value-type="float" office:value="-0.961">
            <text:p>-0.961</text:p>
          </table:table-cell>
          <table:table-cell office:value-type="float" office:value="0.449">
            <text:p>0.449</text:p>
          </table:table-cell>
          <table:table-cell office:value-type="float" office:value="0.619">
            <text:p>0.619</text:p>
          </table:table-cell>
          <table:table-cell office:value-type="float" office:value="0.969">
            <text:p>0.969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958">
            <text:p>-3.958</text:p>
          </table:table-cell>
          <table:table-cell office:value-type="float" office:value="4.132">
            <text:p>4.132</text:p>
          </table:table-cell>
          <table:table-cell office:value-type="float" office:value="-0.074">
            <text:p>-0.074</text:p>
          </table:table-cell>
          <table:table-cell office:value-type="float" office:value="-0.19">
            <text:p>-0.19</text:p>
          </table:table-cell>
          <table:table-cell office:value-type="float" office:value="-1.184">
            <text:p>-1.184</text:p>
          </table:table-cell>
          <table:table-cell office:value-type="float" office:value="-0.11">
            <text:p>-0.11</text:p>
          </table:table-cell>
          <table:table-cell office:value-type="float" office:value="-0.679">
            <text:p>-0.679</text:p>
          </table:table-cell>
          <table:table-cell office:value-type="float" office:value="1.198">
            <text:p>1.198</text:p>
          </table:table-cell>
          <table:table-cell office:value-type="float" office:value="0.442">
            <text:p>0.442</text:p>
          </table:table-cell>
          <table:table-cell office:value-type="float" office:value="0.563">
            <text:p>0.563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947">
            <text:p>-3.947</text:p>
          </table:table-cell>
          <table:table-cell office:value-type="float" office:value="2.102">
            <text:p>2.102</text:p>
          </table:table-cell>
          <table:table-cell office:value-type="float" office:value="0.305">
            <text:p>0.305</text:p>
          </table:table-cell>
          <table:table-cell office:value-type="float" office:value="0.462">
            <text:p>0.462</text:p>
          </table:table-cell>
          <table:table-cell office:value-type="float" office:value="-0.765">
            <text:p>-0.765</text:p>
          </table:table-cell>
          <table:table-cell office:value-type="float" office:value="1.037">
            <text:p>1.037</text:p>
          </table:table-cell>
          <table:table-cell office:value-type="float" office:value="-0.618">
            <text:p>-0.618</text:p>
          </table:table-cell>
          <table:table-cell office:value-type="float" office:value="0.741">
            <text:p>0.741</text:p>
          </table:table-cell>
          <table:table-cell office:value-type="float" office:value="0.345">
            <text:p>0.345</text:p>
          </table:table-cell>
          <table:table-cell office:value-type="float" office:value="0.269">
            <text:p>0.26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756">
            <text:p>-4.756</text:p>
          </table:table-cell>
          <table:table-cell office:value-type="float" office:value="0.965">
            <text:p>0.965</text:p>
          </table:table-cell>
          <table:table-cell office:value-type="float" office:value="0.959">
            <text:p>0.959</text:p>
          </table:table-cell>
          <table:table-cell office:value-type="float" office:value="2.287">
            <text:p>2.287</text:p>
          </table:table-cell>
          <table:table-cell office:value-type="float" office:value="-0.527">
            <text:p>-0.527</text:p>
          </table:table-cell>
          <table:table-cell office:value-type="float" office:value="0.454">
            <text:p>0.454</text:p>
          </table:table-cell>
          <table:table-cell office:value-type="float" office:value="-0.41">
            <text:p>-0.41</text:p>
          </table:table-cell>
          <table:table-cell office:value-type="float" office:value="-0.362">
            <text:p>-0.362</text:p>
          </table:table-cell>
          <table:table-cell office:value-type="float" office:value="-0.862">
            <text:p>-0.862</text:p>
          </table:table-cell>
          <table:table-cell office:value-type="float" office:value="1.088">
            <text:p>1.088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366">
            <text:p>-3.366</text:p>
          </table:table-cell>
          <table:table-cell office:value-type="float" office:value="1.952">
            <text:p>1.952</text:p>
          </table:table-cell>
          <table:table-cell office:value-type="float" office:value="-0.898">
            <text:p>-0.898</text:p>
          </table:table-cell>
          <table:table-cell office:value-type="float" office:value="0.258">
            <text:p>0.258</text:p>
          </table:table-cell>
          <table:table-cell office:value-type="float" office:value="0.282">
            <text:p>0.282</text:p>
          </table:table-cell>
          <table:table-cell office:value-type="float" office:value="0.835">
            <text:p>0.835</text:p>
          </table:table-cell>
          <table:table-cell office:value-type="float" office:value="0.29">
            <text:p>0.29</text:p>
          </table:table-cell>
          <table:table-cell office:value-type="float" office:value="0.681">
            <text:p>0.681</text:p>
          </table:table-cell>
          <table:table-cell office:value-type="float" office:value="0.431">
            <text:p>0.431</text:p>
          </table:table-cell>
          <table:table-cell office:value-type="float" office:value="-0.461">
            <text:p>-0.461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137">
            <text:p>-3.137</text:p>
          </table:table-cell>
          <table:table-cell office:value-type="float" office:value="0.077">
            <text:p>0.077</text:p>
          </table:table-cell>
          <table:table-cell office:value-type="float" office:value="-1.157">
            <text:p>-1.157</text:p>
          </table:table-cell>
          <table:table-cell office:value-type="float" office:value="1.589">
            <text:p>1.589</text:p>
          </table:table-cell>
          <table:table-cell office:value-type="float" office:value="0.204">
            <text:p>0.204</text:p>
          </table:table-cell>
          <table:table-cell office:value-type="float" office:value="1.898">
            <text:p>1.898</text:p>
          </table:table-cell>
          <table:table-cell office:value-type="float" office:value="0.17">
            <text:p>0.17</text:p>
          </table:table-cell>
          <table:table-cell office:value-type="float" office:value="0.676">
            <text:p>0.676</text:p>
          </table:table-cell>
          <table:table-cell office:value-type="float" office:value="-1.033">
            <text:p>-1.033</text:p>
          </table:table-cell>
          <table:table-cell office:value-type="float" office:value="-0.635">
            <text:p>-0.635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262">
            <text:p>-3.262</text:p>
          </table:table-cell>
          <table:table-cell office:value-type="float" office:value="0.956">
            <text:p>0.956</text:p>
          </table:table-cell>
          <table:table-cell office:value-type="float" office:value="-0.791">
            <text:p>-0.791</text:p>
          </table:table-cell>
          <table:table-cell office:value-type="float" office:value="1.528">
            <text:p>1.528</text:p>
          </table:table-cell>
          <table:table-cell office:value-type="float" office:value="-0.021">
            <text:p>-0.021</text:p>
          </table:table-cell>
          <table:table-cell office:value-type="float" office:value="0.977">
            <text:p>0.977</text:p>
          </table:table-cell>
          <table:table-cell office:value-type="float" office:value="-0.121">
            <text:p>-0.121</text:p>
          </table:table-cell>
          <table:table-cell office:value-type="float" office:value="0.499">
            <text:p>0.499</text:p>
          </table:table-cell>
          <table:table-cell office:value-type="float" office:value="-0.99">
            <text:p>-0.99</text:p>
          </table:table-cell>
          <table:table-cell office:value-type="float" office:value="-0.621">
            <text:p>-0.621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045">
            <text:p>-2.045</text:p>
          </table:table-cell>
          <table:table-cell office:value-type="float" office:value="0.819">
            <text:p>0.819</text:p>
          </table:table-cell>
          <table:table-cell office:value-type="float" office:value="-1.46">
            <text:p>-1.46</text:p>
          </table:table-cell>
          <table:table-cell office:value-type="float" office:value="0.652">
            <text:p>0.652</text:p>
          </table:table-cell>
          <table:table-cell office:value-type="float" office:value="-0.701">
            <text:p>-0.701</text:p>
          </table:table-cell>
          <table:table-cell office:value-type="float" office:value="0.352">
            <text:p>0.352</text:p>
          </table:table-cell>
          <table:table-cell office:value-type="float" office:value="-0.087">
            <text:p>-0.087</text:p>
          </table:table-cell>
          <table:table-cell office:value-type="float" office:value="0.793">
            <text:p>0.793</text:p>
          </table:table-cell>
          <table:table-cell office:value-type="float" office:value="-0.567">
            <text:p>-0.567</text:p>
          </table:table-cell>
          <table:table-cell office:value-type="float" office:value="-0.013">
            <text:p>-0.013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993">
            <text:p>-1.993</text:p>
          </table:table-cell>
          <table:table-cell office:value-type="float" office:value="1.725">
            <text:p>1.725</text:p>
          </table:table-cell>
          <table:table-cell office:value-type="float" office:value="-1.13">
            <text:p>-1.13</text:p>
          </table:table-cell>
          <table:table-cell office:value-type="float" office:value="0.556">
            <text:p>0.556</text:p>
          </table:table-cell>
          <table:table-cell office:value-type="float" office:value="-1.223">
            <text:p>-1.223</text:p>
          </table:table-cell>
          <table:table-cell office:value-type="float" office:value="0.485">
            <text:p>0.485</text:p>
          </table:table-cell>
          <table:table-cell office:value-type="float" office:value="0.211">
            <text:p>0.211</text:p>
          </table:table-cell>
          <table:table-cell office:value-type="float" office:value="-0.04">
            <text:p>-0.04</text:p>
          </table:table-cell>
          <table:table-cell office:value-type="float" office:value="-0.294">
            <text:p>-0.294</text:p>
          </table:table-cell>
          <table:table-cell office:value-type="float" office:value="-0.548">
            <text:p>-0.548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65">
            <text:p>-2.765</text:p>
          </table:table-cell>
          <table:table-cell office:value-type="float" office:value="2.817">
            <text:p>2.817</text:p>
          </table:table-cell>
          <table:table-cell office:value-type="float" office:value="-2.02">
            <text:p>-2.02</text:p>
          </table:table-cell>
          <table:table-cell office:value-type="float" office:value="0.213">
            <text:p>0.213</text:p>
          </table:table-cell>
          <table:table-cell office:value-type="float" office:value="-0.772">
            <text:p>-0.772</text:p>
          </table:table-cell>
          <table:table-cell office:value-type="float" office:value="0.852">
            <text:p>0.852</text:p>
          </table:table-cell>
          <table:table-cell office:value-type="float" office:value="0.252">
            <text:p>0.252</text:p>
          </table:table-cell>
          <table:table-cell office:value-type="float" office:value="-0.193">
            <text:p>-0.193</text:p>
          </table:table-cell>
          <table:table-cell office:value-type="float" office:value="-0.202">
            <text:p>-0.202</text:p>
          </table:table-cell>
          <table:table-cell office:value-type="float" office:value="-0.093">
            <text:p>-0.093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55">
            <text:p>-2.55</text:p>
          </table:table-cell>
          <table:table-cell office:value-type="float" office:value="2.391">
            <text:p>2.391</text:p>
          </table:table-cell>
          <table:table-cell office:value-type="float" office:value="-1.137">
            <text:p>-1.137</text:p>
          </table:table-cell>
          <table:table-cell office:value-type="float" office:value="0.09">
            <text:p>0.09</text:p>
          </table:table-cell>
          <table:table-cell office:value-type="float" office:value="-0.948">
            <text:p>-0.948</text:p>
          </table:table-cell>
          <table:table-cell office:value-type="float" office:value="0.217">
            <text:p>0.217</text:p>
          </table:table-cell>
          <table:table-cell office:value-type="float" office:value="0.051">
            <text:p>0.051</text:p>
          </table:table-cell>
          <table:table-cell office:value-type="float" office:value="0.723">
            <text:p>0.723</text:p>
          </table:table-cell>
          <table:table-cell office:value-type="float" office:value="-0.558">
            <text:p>-0.558</text:p>
          </table:table-cell>
          <table:table-cell office:value-type="float" office:value="-0.204">
            <text:p>-0.204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297">
            <text:p>-3.297</text:p>
          </table:table-cell>
          <table:table-cell office:value-type="float" office:value="2.88">
            <text:p>2.88</text:p>
          </table:table-cell>
          <table:table-cell office:value-type="float" office:value="-0.859">
            <text:p>-0.859</text:p>
          </table:table-cell>
          <table:table-cell office:value-type="float" office:value="-0.301">
            <text:p>-0.301</text:p>
          </table:table-cell>
          <table:table-cell office:value-type="float" office:value="-1.02">
            <text:p>-1.02</text:p>
          </table:table-cell>
          <table:table-cell office:value-type="float" office:value="0.798">
            <text:p>0.798</text:p>
          </table:table-cell>
          <table:table-cell office:value-type="float" office:value="0.288">
            <text:p>0.288</text:p>
          </table:table-cell>
          <table:table-cell office:value-type="float" office:value="0.855">
            <text:p>0.855</text:p>
          </table:table-cell>
          <table:table-cell office:value-type="float" office:value="-0.528">
            <text:p>-0.528</text:p>
          </table:table-cell>
          <table:table-cell office:value-type="float" office:value="-0.662">
            <text:p>-0.662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047">
            <text:p>-4.047</text:p>
          </table:table-cell>
          <table:table-cell office:value-type="float" office:value="3.899">
            <text:p>3.899</text:p>
          </table:table-cell>
          <table:table-cell office:value-type="float" office:value="-0.423">
            <text:p>-0.423</text:p>
          </table:table-cell>
          <table:table-cell office:value-type="float" office:value="0.147">
            <text:p>0.147</text:p>
          </table:table-cell>
          <table:table-cell office:value-type="float" office:value="-1.273">
            <text:p>-1.273</text:p>
          </table:table-cell>
          <table:table-cell office:value-type="float" office:value="0.203">
            <text:p>0.203</text:p>
          </table:table-cell>
          <table:table-cell office:value-type="float" office:value="0.317">
            <text:p>0.317</text:p>
          </table:table-cell>
          <table:table-cell office:value-type="float" office:value="0.531">
            <text:p>0.531</text:p>
          </table:table-cell>
          <table:table-cell office:value-type="float" office:value="0.584">
            <text:p>0.584</text:p>
          </table:table-cell>
          <table:table-cell office:value-type="float" office:value="-0.11">
            <text:p>-0.11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101">
            <text:p>-4.101</text:p>
          </table:table-cell>
          <table:table-cell office:value-type="float" office:value="2.84">
            <text:p>2.84</text:p>
          </table:table-cell>
          <table:table-cell office:value-type="float" office:value="-0.802">
            <text:p>-0.802</text:p>
          </table:table-cell>
          <table:table-cell office:value-type="float" office:value="0.062">
            <text:p>0.062</text:p>
          </table:table-cell>
          <table:table-cell office:value-type="float" office:value="-0.733">
            <text:p>-0.733</text:p>
          </table:table-cell>
          <table:table-cell office:value-type="float" office:value="1.304">
            <text:p>1.304</text:p>
          </table:table-cell>
          <table:table-cell office:value-type="float" office:value="-0.145">
            <text:p>-0.145</text:p>
          </table:table-cell>
          <table:table-cell office:value-type="float" office:value="0.443">
            <text:p>0.443</text:p>
          </table:table-cell>
          <table:table-cell office:value-type="float" office:value="0.049">
            <text:p>0.049</text:p>
          </table:table-cell>
          <table:table-cell office:value-type="float" office:value="-0.611">
            <text:p>-0.611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693">
            <text:p>-4.693</text:p>
          </table:table-cell>
          <table:table-cell office:value-type="float" office:value="3.146">
            <text:p>3.146</text:p>
          </table:table-cell>
          <table:table-cell office:value-type="float" office:value="-0.136">
            <text:p>-0.136</text:p>
          </table:table-cell>
          <table:table-cell office:value-type="float" office:value="0.587">
            <text:p>0.587</text:p>
          </table:table-cell>
          <table:table-cell office:value-type="float" office:value="-0.731">
            <text:p>-0.731</text:p>
          </table:table-cell>
          <table:table-cell office:value-type="float" office:value="1.055">
            <text:p>1.055</text:p>
          </table:table-cell>
          <table:table-cell office:value-type="float" office:value="-0.104">
            <text:p>-0.104</text:p>
          </table:table-cell>
          <table:table-cell office:value-type="float" office:value="-0.021">
            <text:p>-0.021</text:p>
          </table:table-cell>
          <table:table-cell office:value-type="float" office:value="0.637">
            <text:p>0.637</text:p>
          </table:table-cell>
          <table:table-cell office:value-type="float" office:value="-0.192">
            <text:p>-0.192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73">
            <text:p>-3.73</text:p>
          </table:table-cell>
          <table:table-cell office:value-type="float" office:value="1.872">
            <text:p>1.872</text:p>
          </table:table-cell>
          <table:table-cell office:value-type="float" office:value="-0.801">
            <text:p>-0.801</text:p>
          </table:table-cell>
          <table:table-cell office:value-type="float" office:value="0.555">
            <text:p>0.555</text:p>
          </table:table-cell>
          <table:table-cell office:value-type="float" office:value="-0.427">
            <text:p>-0.427</text:p>
          </table:table-cell>
          <table:table-cell office:value-type="float" office:value="0.791">
            <text:p>0.791</text:p>
          </table:table-cell>
          <table:table-cell office:value-type="float" office:value="0.196">
            <text:p>0.196</text:p>
          </table:table-cell>
          <table:table-cell office:value-type="float" office:value="0.65">
            <text:p>0.65</text:p>
          </table:table-cell>
          <table:table-cell office:value-type="float" office:value="-0.744">
            <text:p>-0.744</text:p>
          </table:table-cell>
          <table:table-cell office:value-type="float" office:value="-0.372">
            <text:p>-0.372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019">
            <text:p>-3.019</text:p>
          </table:table-cell>
          <table:table-cell office:value-type="float" office:value="0.058">
            <text:p>0.058</text:p>
          </table:table-cell>
          <table:table-cell office:value-type="float" office:value="-1.265">
            <text:p>-1.265</text:p>
          </table:table-cell>
          <table:table-cell office:value-type="float" office:value="1.497">
            <text:p>1.497</text:p>
          </table:table-cell>
          <table:table-cell office:value-type="float" office:value="0.171">
            <text:p>0.171</text:p>
          </table:table-cell>
          <table:table-cell office:value-type="float" office:value="1.997">
            <text:p>1.997</text:p>
          </table:table-cell>
          <table:table-cell office:value-type="float" office:value="0.178">
            <text:p>0.178</text:p>
          </table:table-cell>
          <table:table-cell office:value-type="float" office:value="0.847">
            <text:p>0.847</text:p>
          </table:table-cell>
          <table:table-cell office:value-type="float" office:value="-1.16">
            <text:p>-1.16</text:p>
          </table:table-cell>
          <table:table-cell office:value-type="float" office:value="-0.548">
            <text:p>-0.548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339">
            <text:p>-3.339</text:p>
          </table:table-cell>
          <table:table-cell office:value-type="float" office:value="1.004">
            <text:p>1.004</text:p>
          </table:table-cell>
          <table:table-cell office:value-type="float" office:value="-0.747">
            <text:p>-0.747</text:p>
          </table:table-cell>
          <table:table-cell office:value-type="float" office:value="1.505">
            <text:p>1.505</text:p>
          </table:table-cell>
          <table:table-cell office:value-type="float" office:value="-0.068">
            <text:p>-0.068</text:p>
          </table:table-cell>
          <table:table-cell office:value-type="float" office:value="1.007">
            <text:p>1.007</text:p>
          </table:table-cell>
          <table:table-cell office:value-type="float" office:value="-0.017">
            <text:p>-0.017</text:p>
          </table:table-cell>
          <table:table-cell office:value-type="float" office:value="0.377">
            <text:p>0.377</text:p>
          </table:table-cell>
          <table:table-cell office:value-type="float" office:value="-0.775">
            <text:p>-0.775</text:p>
          </table:table-cell>
          <table:table-cell office:value-type="float" office:value="-0.899">
            <text:p>-0.899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008">
            <text:p>-2.008</text:p>
          </table:table-cell>
          <table:table-cell office:value-type="float" office:value="0.785">
            <text:p>0.785</text:p>
          </table:table-cell>
          <table:table-cell office:value-type="float" office:value="-1.489">
            <text:p>-1.489</text:p>
          </table:table-cell>
          <table:table-cell office:value-type="float" office:value="0.654">
            <text:p>0.654</text:p>
          </table:table-cell>
          <table:table-cell office:value-type="float" office:value="-0.685">
            <text:p>-0.685</text:p>
          </table:table-cell>
          <table:table-cell office:value-type="float" office:value="0.313">
            <text:p>0.313</text:p>
          </table:table-cell>
          <table:table-cell office:value-type="float" office:value="-0.085">
            <text:p>-0.085</text:p>
          </table:table-cell>
          <table:table-cell office:value-type="float" office:value="0.856">
            <text:p>0.856</text:p>
          </table:table-cell>
          <table:table-cell office:value-type="float" office:value="-0.516">
            <text:p>-0.516</text:p>
          </table:table-cell>
          <table:table-cell office:value-type="float" office:value="-0.053">
            <text:p>-0.053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951">
            <text:p>-1.951</text:p>
          </table:table-cell>
          <table:table-cell office:value-type="float" office:value="1.684">
            <text:p>1.684</text:p>
          </table:table-cell>
          <table:table-cell office:value-type="float" office:value="-1.039">
            <text:p>-1.039</text:p>
          </table:table-cell>
          <table:table-cell office:value-type="float" office:value="0.586">
            <text:p>0.586</text:p>
          </table:table-cell>
          <table:table-cell office:value-type="float" office:value="-1.166">
            <text:p>-1.166</text:p>
          </table:table-cell>
          <table:table-cell office:value-type="float" office:value="0.345">
            <text:p>0.345</text:p>
          </table:table-cell>
          <table:table-cell office:value-type="float" office:value="0.33">
            <text:p>0.33</text:p>
          </table:table-cell>
          <table:table-cell office:value-type="float" office:value="-0.108">
            <text:p>-0.108</text:p>
          </table:table-cell>
          <table:table-cell office:value-type="float" office:value="-0.198">
            <text:p>-0.198</text:p>
          </table:table-cell>
          <table:table-cell office:value-type="float" office:value="-0.609">
            <text:p>-0.609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85">
            <text:p>-2.785</text:p>
          </table:table-cell>
          <table:table-cell office:value-type="float" office:value="2.792">
            <text:p>2.792</text:p>
          </table:table-cell>
          <table:table-cell office:value-type="float" office:value="-1.924">
            <text:p>-1.924</text:p>
          </table:table-cell>
          <table:table-cell office:value-type="float" office:value="0.225">
            <text:p>0.225</text:p>
          </table:table-cell>
          <table:table-cell office:value-type="float" office:value="-0.985">
            <text:p>-0.985</text:p>
          </table:table-cell>
          <table:table-cell office:value-type="float" office:value="1.076">
            <text:p>1.076</text:p>
          </table:table-cell>
          <table:table-cell office:value-type="float" office:value="0.07">
            <text:p>0.07</text:p>
          </table:table-cell>
          <table:table-cell office:value-type="float" office:value="-0.071">
            <text:p>-0.071</text:p>
          </table:table-cell>
          <table:table-cell office:value-type="float" office:value="-0.257">
            <text:p>-0.257</text:p>
          </table:table-cell>
          <table:table-cell office:value-type="float" office:value="-0.135">
            <text:p>-0.135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538">
            <text:p>-2.538</text:p>
          </table:table-cell>
          <table:table-cell office:value-type="float" office:value="2.351">
            <text:p>2.351</text:p>
          </table:table-cell>
          <table:table-cell office:value-type="float" office:value="-1.029">
            <text:p>-1.029</text:p>
          </table:table-cell>
          <table:table-cell office:value-type="float" office:value="0.146">
            <text:p>0.146</text:p>
          </table:table-cell>
          <table:table-cell office:value-type="float" office:value="-0.922">
            <text:p>-0.922</text:p>
          </table:table-cell>
          <table:table-cell office:value-type="float" office:value="0.201">
            <text:p>0.201</text:p>
          </table:table-cell>
          <table:table-cell office:value-type="float" office:value="-0.058">
            <text:p>-0.058</text:p>
          </table:table-cell>
          <table:table-cell office:value-type="float" office:value="0.835">
            <text:p>0.835</text:p>
          </table:table-cell>
          <table:table-cell office:value-type="float" office:value="-0.712">
            <text:p>-0.712</text:p>
          </table:table-cell>
          <table:table-cell office:value-type="float" office:value="-0.074">
            <text:p>-0.074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231">
            <text:p>-3.231</text:p>
          </table:table-cell>
          <table:table-cell office:value-type="float" office:value="3.003">
            <text:p>3.003</text:p>
          </table:table-cell>
          <table:table-cell office:value-type="float" office:value="-1.161">
            <text:p>-1.161</text:p>
          </table:table-cell>
          <table:table-cell office:value-type="float" office:value="-0.315">
            <text:p>-0.315</text:p>
          </table:table-cell>
          <table:table-cell office:value-type="float" office:value="-0.816">
            <text:p>-0.816</text:p>
          </table:table-cell>
          <table:table-cell office:value-type="float" office:value="0.87">
            <text:p>0.87</text:p>
          </table:table-cell>
          <table:table-cell office:value-type="float" office:value="0.311">
            <text:p>0.311</text:p>
          </table:table-cell>
          <table:table-cell office:value-type="float" office:value="0.677">
            <text:p>0.677</text:p>
          </table:table-cell>
          <table:table-cell office:value-type="float" office:value="-0.565">
            <text:p>-0.565</text:p>
          </table:table-cell>
          <table:table-cell office:value-type="float" office:value="-0.7">
            <text:p>-0.7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033">
            <text:p>-4.033</text:p>
          </table:table-cell>
          <table:table-cell office:value-type="float" office:value="4.071">
            <text:p>4.071</text:p>
          </table:table-cell>
          <table:table-cell office:value-type="float" office:value="-0.586">
            <text:p>-0.586</text:p>
          </table:table-cell>
          <table:table-cell office:value-type="float" office:value="0.127">
            <text:p>0.127</text:p>
          </table:table-cell>
          <table:table-cell office:value-type="float" office:value="-1.447">
            <text:p>-1.447</text:p>
          </table:table-cell>
          <table:table-cell office:value-type="float" office:value="0.62">
            <text:p>0.62</text:p>
          </table:table-cell>
          <table:table-cell office:value-type="float" office:value="0.197">
            <text:p>0.197</text:p>
          </table:table-cell>
          <table:table-cell office:value-type="float" office:value="0.711">
            <text:p>0.711</text:p>
          </table:table-cell>
          <table:table-cell office:value-type="float" office:value="0.48">
            <text:p>0.48</text:p>
          </table:table-cell>
          <table:table-cell office:value-type="float" office:value="-0.306">
            <text:p>-0.306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13">
            <text:p>-4.13</text:p>
          </table:table-cell>
          <table:table-cell office:value-type="float" office:value="3.105">
            <text:p>3.105</text:p>
          </table:table-cell>
          <table:table-cell office:value-type="float" office:value="-1.141">
            <text:p>-1.141</text:p>
          </table:table-cell>
          <table:table-cell office:value-type="float" office:value="0.183">
            <text:p>0.183</text:p>
          </table:table-cell>
          <table:table-cell office:value-type="float" office:value="-0.498">
            <text:p>-0.498</text:p>
          </table:table-cell>
          <table:table-cell office:value-type="float" office:value="1.324">
            <text:p>1.324</text:p>
          </table:table-cell>
          <table:table-cell office:value-type="float" office:value="-0.399">
            <text:p>-0.399</text:p>
          </table:table-cell>
          <table:table-cell office:value-type="float" office:value="0.675">
            <text:p>0.675</text:p>
          </table:table-cell>
          <table:table-cell office:value-type="float" office:value="-0.339">
            <text:p>-0.339</text:p>
          </table:table-cell>
          <table:table-cell office:value-type="float" office:value="-0.694">
            <text:p>-0.694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718">
            <text:p>-4.718</text:p>
          </table:table-cell>
          <table:table-cell office:value-type="float" office:value="3.281">
            <text:p>3.281</text:p>
          </table:table-cell>
          <table:table-cell office:value-type="float" office:value="-0.203">
            <text:p>-0.203</text:p>
          </table:table-cell>
          <table:table-cell office:value-type="float" office:value="0.651">
            <text:p>0.651</text:p>
          </table:table-cell>
          <table:table-cell office:value-type="float" office:value="-0.883">
            <text:p>-0.883</text:p>
          </table:table-cell>
          <table:table-cell office:value-type="float" office:value="1.413">
            <text:p>1.413</text:p>
          </table:table-cell>
          <table:table-cell office:value-type="float" office:value="-0.663">
            <text:p>-0.663</text:p>
          </table:table-cell>
          <table:table-cell office:value-type="float" office:value="0.583">
            <text:p>0.583</text:p>
          </table:table-cell>
          <table:table-cell office:value-type="float" office:value="0.237">
            <text:p>0.237</text:p>
          </table:table-cell>
          <table:table-cell office:value-type="float" office:value="-0.307">
            <text:p>-0.307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7">
            <text:p>-3.7</text:p>
          </table:table-cell>
          <table:table-cell office:value-type="float" office:value="1.841">
            <text:p>1.841</text:p>
          </table:table-cell>
          <table:table-cell office:value-type="float" office:value="-0.675">
            <text:p>-0.675</text:p>
          </table:table-cell>
          <table:table-cell office:value-type="float" office:value="0.441">
            <text:p>0.441</text:p>
          </table:table-cell>
          <table:table-cell office:value-type="float" office:value="-0.383">
            <text:p>-0.383</text:p>
          </table:table-cell>
          <table:table-cell office:value-type="float" office:value="0.89">
            <text:p>0.89</text:p>
          </table:table-cell>
          <table:table-cell office:value-type="float" office:value="0.176">
            <text:p>0.176</text:p>
          </table:table-cell>
          <table:table-cell office:value-type="float" office:value="0.594">
            <text:p>0.594</text:p>
          </table:table-cell>
          <table:table-cell office:value-type="float" office:value="-0.677">
            <text:p>-0.677</text:p>
          </table:table-cell>
          <table:table-cell office:value-type="float" office:value="-0.408">
            <text:p>-0.408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2.973">
            <text:p>-2.973</text:p>
          </table:table-cell>
          <table:table-cell office:value-type="float" office:value="0.036">
            <text:p>0.036</text:p>
          </table:table-cell>
          <table:table-cell office:value-type="float" office:value="-1.273">
            <text:p>-1.273</text:p>
          </table:table-cell>
          <table:table-cell office:value-type="float" office:value="1.519">
            <text:p>1.519</text:p>
          </table:table-cell>
          <table:table-cell office:value-type="float" office:value="0.195">
            <text:p>0.195</text:p>
          </table:table-cell>
          <table:table-cell office:value-type="float" office:value="1.98">
            <text:p>1.98</text:p>
          </table:table-cell>
          <table:table-cell office:value-type="float" office:value="0.131">
            <text:p>0.131</text:p>
          </table:table-cell>
          <table:table-cell office:value-type="float" office:value="0.832">
            <text:p>0.832</text:p>
          </table:table-cell>
          <table:table-cell office:value-type="float" office:value="-1.157">
            <text:p>-1.157</text:p>
          </table:table-cell>
          <table:table-cell office:value-type="float" office:value="-0.547">
            <text:p>-0.547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485">
            <text:p>-3.485</text:p>
          </table:table-cell>
          <table:table-cell office:value-type="float" office:value="1.092">
            <text:p>1.092</text:p>
          </table:table-cell>
          <table:table-cell office:value-type="float" office:value="-0.674">
            <text:p>-0.674</text:p>
          </table:table-cell>
          <table:table-cell office:value-type="float" office:value="1.395">
            <text:p>1.395</text:p>
          </table:table-cell>
          <table:table-cell office:value-type="float" office:value="-0.027">
            <text:p>-0.027</text:p>
          </table:table-cell>
          <table:table-cell office:value-type="float" office:value="1.039">
            <text:p>1.039</text:p>
          </table:table-cell>
          <table:table-cell office:value-type="float" office:value="-0.047">
            <text:p>-0.047</text:p>
          </table:table-cell>
          <table:table-cell office:value-type="float" office:value="0.384">
            <text:p>0.384</text:p>
          </table:table-cell>
          <table:table-cell office:value-type="float" office:value="-0.761">
            <text:p>-0.761</text:p>
          </table:table-cell>
          <table:table-cell office:value-type="float" office:value="-0.934">
            <text:p>-0.934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929">
            <text:p>-1.929</text:p>
          </table:table-cell>
          <table:table-cell office:value-type="float" office:value="0.777">
            <text:p>0.777</text:p>
          </table:table-cell>
          <table:table-cell office:value-type="float" office:value="-1.415">
            <text:p>-1.415</text:p>
          </table:table-cell>
          <table:table-cell office:value-type="float" office:value="0.598">
            <text:p>0.598</text:p>
          </table:table-cell>
          <table:table-cell office:value-type="float" office:value="-0.579">
            <text:p>-0.579</text:p>
          </table:table-cell>
          <table:table-cell office:value-type="float" office:value="0.215">
            <text:p>0.215</text:p>
          </table:table-cell>
          <table:table-cell office:value-type="float" office:value="-0.061">
            <text:p>-0.061</text:p>
          </table:table-cell>
          <table:table-cell office:value-type="float" office:value="0.733">
            <text:p>0.733</text:p>
          </table:table-cell>
          <table:table-cell office:value-type="float" office:value="-0.333">
            <text:p>-0.333</text:p>
          </table:table-cell>
          <table:table-cell office:value-type="float" office:value="-0.235">
            <text:p>-0.235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928">
            <text:p>-1.928</text:p>
          </table:table-cell>
          <table:table-cell office:value-type="float" office:value="1.578">
            <text:p>1.578</text:p>
          </table:table-cell>
          <table:table-cell office:value-type="float" office:value="-0.997">
            <text:p>-0.997</text:p>
          </table:table-cell>
          <table:table-cell office:value-type="float" office:value="0.672">
            <text:p>0.672</text:p>
          </table:table-cell>
          <table:table-cell office:value-type="float" office:value="-1.287">
            <text:p>-1.287</text:p>
          </table:table-cell>
          <table:table-cell office:value-type="float" office:value="0.381">
            <text:p>0.381</text:p>
          </table:table-cell>
          <table:table-cell office:value-type="float" office:value="0.249">
            <text:p>0.249</text:p>
          </table:table-cell>
          <table:table-cell office:value-type="float" office:value="0.006">
            <text:p>0.006</text:p>
          </table:table-cell>
          <table:table-cell office:value-type="float" office:value="-0.167">
            <text:p>-0.167</text:p>
          </table:table-cell>
          <table:table-cell office:value-type="float" office:value="-0.637">
            <text:p>-0.637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823">
            <text:p>-2.823</text:p>
          </table:table-cell>
          <table:table-cell office:value-type="float" office:value="2.743">
            <text:p>2.743</text:p>
          </table:table-cell>
          <table:table-cell office:value-type="float" office:value="-2.012">
            <text:p>-2.012</text:p>
          </table:table-cell>
          <table:table-cell office:value-type="float" office:value="0.234">
            <text:p>0.234</text:p>
          </table:table-cell>
          <table:table-cell office:value-type="float" office:value="-0.919">
            <text:p>-0.919</text:p>
          </table:table-cell>
          <table:table-cell office:value-type="float" office:value="1.103">
            <text:p>1.103</text:p>
          </table:table-cell>
          <table:table-cell office:value-type="float" office:value="0.091">
            <text:p>0.091</text:p>
          </table:table-cell>
          <table:table-cell office:value-type="float" office:value="-0.177">
            <text:p>-0.177</text:p>
          </table:table-cell>
          <table:table-cell office:value-type="float" office:value="-0.143">
            <text:p>-0.143</text:p>
          </table:table-cell>
          <table:table-cell office:value-type="float" office:value="-0.09">
            <text:p>-0.09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521">
            <text:p>-2.521</text:p>
          </table:table-cell>
          <table:table-cell office:value-type="float" office:value="2.283">
            <text:p>2.283</text:p>
          </table:table-cell>
          <table:table-cell office:value-type="float" office:value="-0.954">
            <text:p>-0.954</text:p>
          </table:table-cell>
          <table:table-cell office:value-type="float" office:value="0.232">
            <text:p>0.232</text:p>
          </table:table-cell>
          <table:table-cell office:value-type="float" office:value="-0.918">
            <text:p>-0.918</text:p>
          </table:table-cell>
          <table:table-cell office:value-type="float" office:value="0.253">
            <text:p>0.253</text:p>
          </table:table-cell>
          <table:table-cell office:value-type="float" office:value="-0.094">
            <text:p>-0.094</text:p>
          </table:table-cell>
          <table:table-cell office:value-type="float" office:value="0.833">
            <text:p>0.833</text:p>
          </table:table-cell>
          <table:table-cell office:value-type="float" office:value="-0.704">
            <text:p>-0.704</text:p>
          </table:table-cell>
          <table:table-cell office:value-type="float" office:value="-0.092">
            <text:p>-0.09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173">
            <text:p>-3.173</text:p>
          </table:table-cell>
          <table:table-cell office:value-type="float" office:value="3.166">
            <text:p>3.166</text:p>
          </table:table-cell>
          <table:table-cell office:value-type="float" office:value="-1.501">
            <text:p>-1.501</text:p>
          </table:table-cell>
          <table:table-cell office:value-type="float" office:value="-0.37">
            <text:p>-0.37</text:p>
          </table:table-cell>
          <table:table-cell office:value-type="float" office:value="-0.437">
            <text:p>-0.437</text:p>
          </table:table-cell>
          <table:table-cell office:value-type="float" office:value="0.974">
            <text:p>0.974</text:p>
          </table:table-cell>
          <table:table-cell office:value-type="float" office:value="0.179">
            <text:p>0.179</text:p>
          </table:table-cell>
          <table:table-cell office:value-type="float" office:value="0.556">
            <text:p>0.556</text:p>
          </table:table-cell>
          <table:table-cell office:value-type="float" office:value="-0.794">
            <text:p>-0.794</text:p>
          </table:table-cell>
          <table:table-cell office:value-type="float" office:value="-0.549">
            <text:p>-0.549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049">
            <text:p>-4.049</text:p>
          </table:table-cell>
          <table:table-cell office:value-type="float" office:value="4.039">
            <text:p>4.039</text:p>
          </table:table-cell>
          <table:table-cell office:value-type="float" office:value="-0.558">
            <text:p>-0.558</text:p>
          </table:table-cell>
          <table:table-cell office:value-type="float" office:value="0.064">
            <text:p>0.064</text:p>
          </table:table-cell>
          <table:table-cell office:value-type="float" office:value="-1.676">
            <text:p>-1.676</text:p>
          </table:table-cell>
          <table:table-cell office:value-type="float" office:value="1.024">
            <text:p>1.024</text:p>
          </table:table-cell>
          <table:table-cell office:value-type="float" office:value="0.047">
            <text:p>0.047</text:p>
          </table:table-cell>
          <table:table-cell office:value-type="float" office:value="1.024">
            <text:p>1.024</text:p>
          </table:table-cell>
          <table:table-cell office:value-type="float" office:value="-0.091">
            <text:p>-0.091</text:p>
          </table:table-cell>
          <table:table-cell office:value-type="float" office:value="-0.283">
            <text:p>-0.283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13">
            <text:p>-4.13</text:p>
          </table:table-cell>
          <table:table-cell office:value-type="float" office:value="3.291">
            <text:p>3.291</text:p>
          </table:table-cell>
          <table:table-cell office:value-type="float" office:value="-1.424">
            <text:p>-1.424</text:p>
          </table:table-cell>
          <table:table-cell office:value-type="float" office:value="0.359">
            <text:p>0.359</text:p>
          </table:table-cell>
          <table:table-cell office:value-type="float" office:value="-0.273">
            <text:p>-0.273</text:p>
          </table:table-cell>
          <table:table-cell office:value-type="float" office:value="1.297">
            <text:p>1.297</text:p>
          </table:table-cell>
          <table:table-cell office:value-type="float" office:value="-0.454">
            <text:p>-0.454</text:p>
          </table:table-cell>
          <table:table-cell office:value-type="float" office:value="0.62">
            <text:p>0.62</text:p>
          </table:table-cell>
          <table:table-cell office:value-type="float" office:value="-0.527">
            <text:p>-0.527</text:p>
          </table:table-cell>
          <table:table-cell office:value-type="float" office:value="-0.709">
            <text:p>-0.70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753">
            <text:p>-4.753</text:p>
          </table:table-cell>
          <table:table-cell office:value-type="float" office:value="3.421">
            <text:p>3.421</text:p>
          </table:table-cell>
          <table:table-cell office:value-type="float" office:value="-0.189">
            <text:p>-0.189</text:p>
          </table:table-cell>
          <table:table-cell office:value-type="float" office:value="0.656">
            <text:p>0.656</text:p>
          </table:table-cell>
          <table:table-cell office:value-type="float" office:value="-0.984">
            <text:p>-0.984</text:p>
          </table:table-cell>
          <table:table-cell office:value-type="float" office:value="1.443">
            <text:p>1.443</text:p>
          </table:table-cell>
          <table:table-cell office:value-type="float" office:value="-0.652">
            <text:p>-0.652</text:p>
          </table:table-cell>
          <table:table-cell office:value-type="float" office:value="0.546">
            <text:p>0.546</text:p>
          </table:table-cell>
          <table:table-cell office:value-type="float" office:value="0.123">
            <text:p>0.123</text:p>
          </table:table-cell>
          <table:table-cell office:value-type="float" office:value="-0.326">
            <text:p>-0.326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725">
            <text:p>-3.725</text:p>
          </table:table-cell>
          <table:table-cell office:value-type="float" office:value="1.904">
            <text:p>1.904</text:p>
          </table:table-cell>
          <table:table-cell office:value-type="float" office:value="-0.737">
            <text:p>-0.737</text:p>
          </table:table-cell>
          <table:table-cell office:value-type="float" office:value="0.433">
            <text:p>0.433</text:p>
          </table:table-cell>
          <table:table-cell office:value-type="float" office:value="-0.369">
            <text:p>-0.369</text:p>
          </table:table-cell>
          <table:table-cell office:value-type="float" office:value="1.047">
            <text:p>1.047</text:p>
          </table:table-cell>
          <table:table-cell office:value-type="float" office:value="0.12">
            <text:p>0.12</text:p>
          </table:table-cell>
          <table:table-cell office:value-type="float" office:value="0.425">
            <text:p>0.425</text:p>
          </table:table-cell>
          <table:table-cell office:value-type="float" office:value="-0.678">
            <text:p>-0.678</text:p>
          </table:table-cell>
          <table:table-cell office:value-type="float" office:value="-0.391">
            <text:p>-0.391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042">
            <text:p>0.042</text:p>
          </table:table-cell>
          <table:table-cell office:value-type="float" office:value="-1.238">
            <text:p>-1.238</text:p>
          </table:table-cell>
          <table:table-cell office:value-type="float" office:value="1.529">
            <text:p>1.529</text:p>
          </table:table-cell>
          <table:table-cell office:value-type="float" office:value="0.187">
            <text:p>0.187</text:p>
          </table:table-cell>
          <table:table-cell office:value-type="float" office:value="2.028">
            <text:p>2.028</text:p>
          </table:table-cell>
          <table:table-cell office:value-type="float" office:value="0.104">
            <text:p>0.104</text:p>
          </table:table-cell>
          <table:table-cell office:value-type="float" office:value="0.759">
            <text:p>0.759</text:p>
          </table:table-cell>
          <table:table-cell office:value-type="float" office:value="-1.18">
            <text:p>-1.18</text:p>
          </table:table-cell>
          <table:table-cell office:value-type="float" office:value="-0.634">
            <text:p>-0.634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587">
            <text:p>-3.587</text:p>
          </table:table-cell>
          <table:table-cell office:value-type="float" office:value="1.193">
            <text:p>1.193</text:p>
          </table:table-cell>
          <table:table-cell office:value-type="float" office:value="-0.617">
            <text:p>-0.617</text:p>
          </table:table-cell>
          <table:table-cell office:value-type="float" office:value="1.34">
            <text:p>1.34</text:p>
          </table:table-cell>
          <table:table-cell office:value-type="float" office:value="-0.022">
            <text:p>-0.022</text:p>
          </table:table-cell>
          <table:table-cell office:value-type="float" office:value="1.103">
            <text:p>1.103</text:p>
          </table:table-cell>
          <table:table-cell office:value-type="float" office:value="-0.072">
            <text:p>-0.072</text:p>
          </table:table-cell>
          <table:table-cell office:value-type="float" office:value="0.368">
            <text:p>0.368</text:p>
          </table:table-cell>
          <table:table-cell office:value-type="float" office:value="-0.854">
            <text:p>-0.854</text:p>
          </table:table-cell>
          <table:table-cell office:value-type="float" office:value="-0.767">
            <text:p>-0.767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895">
            <text:p>-1.895</text:p>
          </table:table-cell>
          <table:table-cell office:value-type="float" office:value="0.755">
            <text:p>0.755</text:p>
          </table:table-cell>
          <table:table-cell office:value-type="float" office:value="-1.388">
            <text:p>-1.388</text:p>
          </table:table-cell>
          <table:table-cell office:value-type="float" office:value="0.638">
            <text:p>0.638</text:p>
          </table:table-cell>
          <table:table-cell office:value-type="float" office:value="-0.614">
            <text:p>-0.614</text:p>
          </table:table-cell>
          <table:table-cell office:value-type="float" office:value="0.246">
            <text:p>0.246</text:p>
          </table:table-cell>
          <table:table-cell office:value-type="float" office:value="-0.033">
            <text:p>-0.033</text:p>
          </table:table-cell>
          <table:table-cell office:value-type="float" office:value="0.693">
            <text:p>0.693</text:p>
          </table:table-cell>
          <table:table-cell office:value-type="float" office:value="-0.27">
            <text:p>-0.27</text:p>
          </table:table-cell>
          <table:table-cell office:value-type="float" office:value="-0.346">
            <text:p>-0.346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925">
            <text:p>-1.925</text:p>
          </table:table-cell>
          <table:table-cell office:value-type="float" office:value="1.517">
            <text:p>1.517</text:p>
          </table:table-cell>
          <table:table-cell office:value-type="float" office:value="-0.999">
            <text:p>-0.999</text:p>
          </table:table-cell>
          <table:table-cell office:value-type="float" office:value="0.634">
            <text:p>0.634</text:p>
          </table:table-cell>
          <table:table-cell office:value-type="float" office:value="-1.27">
            <text:p>-1.27</text:p>
          </table:table-cell>
          <table:table-cell office:value-type="float" office:value="0.207">
            <text:p>0.207</text:p>
          </table:table-cell>
          <table:table-cell office:value-type="float" office:value="0.385">
            <text:p>0.385</text:p>
          </table:table-cell>
          <table:table-cell office:value-type="float" office:value="0.004">
            <text:p>0.004</text:p>
          </table:table-cell>
          <table:table-cell office:value-type="float" office:value="-0.141">
            <text:p>-0.141</text:p>
          </table:table-cell>
          <table:table-cell office:value-type="float" office:value="-0.624">
            <text:p>-0.624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97">
            <text:p>-2.797</text:p>
          </table:table-cell>
          <table:table-cell office:value-type="float" office:value="2.706">
            <text:p>2.706</text:p>
          </table:table-cell>
          <table:table-cell office:value-type="float" office:value="-1.936">
            <text:p>-1.936</text:p>
          </table:table-cell>
          <table:table-cell office:value-type="float" office:value="0.147">
            <text:p>0.147</text:p>
          </table:table-cell>
          <table:table-cell office:value-type="float" office:value="-0.921">
            <text:p>-0.921</text:p>
          </table:table-cell>
          <table:table-cell office:value-type="float" office:value="1.24">
            <text:p>1.24</text:p>
          </table:table-cell>
          <table:table-cell office:value-type="float" office:value="-0.082">
            <text:p>-0.082</text:p>
          </table:table-cell>
          <table:table-cell office:value-type="float" office:value="-0.006">
            <text:p>-0.006</text:p>
          </table:table-cell>
          <table:table-cell office:value-type="float" office:value="-0.214">
            <text:p>-0.214</text:p>
          </table:table-cell>
          <table:table-cell office:value-type="float" office:value="-0.064">
            <text:p>-0.064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561">
            <text:p>-2.561</text:p>
          </table:table-cell>
          <table:table-cell office:value-type="float" office:value="2.191">
            <text:p>2.191</text:p>
          </table:table-cell>
          <table:table-cell office:value-type="float" office:value="-0.955">
            <text:p>-0.955</text:p>
          </table:table-cell>
          <table:table-cell office:value-type="float" office:value="0.214">
            <text:p>0.214</text:p>
          </table:table-cell>
          <table:table-cell office:value-type="float" office:value="-0.841">
            <text:p>-0.841</text:p>
          </table:table-cell>
          <table:table-cell office:value-type="float" office:value="0.386">
            <text:p>0.386</text:p>
          </table:table-cell>
          <table:table-cell office:value-type="float" office:value="-0.083">
            <text:p>-0.083</text:p>
          </table:table-cell>
          <table:table-cell office:value-type="float" office:value="0.74">
            <text:p>0.74</text:p>
          </table:table-cell>
          <table:table-cell office:value-type="float" office:value="-0.612">
            <text:p>-0.612</text:p>
          </table:table-cell>
          <table:table-cell office:value-type="float" office:value="-0.196">
            <text:p>-0.196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152">
            <text:p>-3.152</text:p>
          </table:table-cell>
          <table:table-cell office:value-type="float" office:value="3.176">
            <text:p>3.176</text:p>
          </table:table-cell>
          <table:table-cell office:value-type="float" office:value="-1.573">
            <text:p>-1.573</text:p>
          </table:table-cell>
          <table:table-cell office:value-type="float" office:value="-0.204">
            <text:p>-0.204</text:p>
          </table:table-cell>
          <table:table-cell office:value-type="float" office:value="-0.485">
            <text:p>-0.485</text:p>
          </table:table-cell>
          <table:table-cell office:value-type="float" office:value="0.723">
            <text:p>0.723</text:p>
          </table:table-cell>
          <table:table-cell office:value-type="float" office:value="0.308">
            <text:p>0.308</text:p>
          </table:table-cell>
          <table:table-cell office:value-type="float" office:value="0.652">
            <text:p>0.652</text:p>
          </table:table-cell>
          <table:table-cell office:value-type="float" office:value="-0.872">
            <text:p>-0.872</text:p>
          </table:table-cell>
          <table:table-cell office:value-type="float" office:value="-0.586">
            <text:p>-0.586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064">
            <text:p>-4.064</text:p>
          </table:table-cell>
          <table:table-cell office:value-type="float" office:value="4.106">
            <text:p>4.106</text:p>
          </table:table-cell>
          <table:table-cell office:value-type="float" office:value="-0.545">
            <text:p>-0.545</text:p>
          </table:table-cell>
          <table:table-cell office:value-type="float" office:value="0.03">
            <text:p>0.03</text:p>
          </table:table-cell>
          <table:table-cell office:value-type="float" office:value="-1.645">
            <text:p>-1.645</text:p>
          </table:table-cell>
          <table:table-cell office:value-type="float" office:value="0.904">
            <text:p>0.904</text:p>
          </table:table-cell>
          <table:table-cell office:value-type="float" office:value="0.103">
            <text:p>0.103</text:p>
          </table:table-cell>
          <table:table-cell office:value-type="float" office:value="0.907">
            <text:p>0.907</text:p>
          </table:table-cell>
          <table:table-cell office:value-type="float" office:value="0.05">
            <text:p>0.05</text:p>
          </table:table-cell>
          <table:table-cell office:value-type="float" office:value="-0.322">
            <text:p>-0.322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139">
            <text:p>-4.139</text:p>
          </table:table-cell>
          <table:table-cell office:value-type="float" office:value="3.363">
            <text:p>3.363</text:p>
          </table:table-cell>
          <table:table-cell office:value-type="float" office:value="-1.464">
            <text:p>-1.464</text:p>
          </table:table-cell>
          <table:table-cell office:value-type="float" office:value="0.459">
            <text:p>0.459</text:p>
          </table:table-cell>
          <table:table-cell office:value-type="float" office:value="-0.066">
            <text:p>-0.066</text:p>
          </table:table-cell>
          <table:table-cell office:value-type="float" office:value="1.045">
            <text:p>1.045</text:p>
          </table:table-cell>
          <table:table-cell office:value-type="float" office:value="-0.146">
            <text:p>-0.146</text:p>
          </table:table-cell>
          <table:table-cell office:value-type="float" office:value="0.172">
            <text:p>0.172</text:p>
          </table:table-cell>
          <table:table-cell office:value-type="float" office:value="-0.124">
            <text:p>-0.124</text:p>
          </table:table-cell>
          <table:table-cell office:value-type="float" office:value="-0.864">
            <text:p>-0.864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782">
            <text:p>-4.782</text:p>
          </table:table-cell>
          <table:table-cell office:value-type="float" office:value="3.325">
            <text:p>3.325</text:p>
          </table:table-cell>
          <table:table-cell office:value-type="float" office:value="-0.071">
            <text:p>-0.071</text:p>
          </table:table-cell>
          <table:table-cell office:value-type="float" office:value="0.663">
            <text:p>0.663</text:p>
          </table:table-cell>
          <table:table-cell office:value-type="float" office:value="-0.913">
            <text:p>-0.913</text:p>
          </table:table-cell>
          <table:table-cell office:value-type="float" office:value="1.012">
            <text:p>1.012</text:p>
          </table:table-cell>
          <table:table-cell office:value-type="float" office:value="-0.033">
            <text:p>-0.033</text:p>
          </table:table-cell>
          <table:table-cell office:value-type="float" office:value="-0.103">
            <text:p>-0.103</text:p>
          </table:table-cell>
          <table:table-cell office:value-type="float" office:value="0.483">
            <text:p>0.483</text:p>
          </table:table-cell>
          <table:table-cell office:value-type="float" office:value="-0.202">
            <text:p>-0.202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731">
            <text:p>-3.731</text:p>
          </table:table-cell>
          <table:table-cell office:value-type="float" office:value="1.927">
            <text:p>1.927</text:p>
          </table:table-cell>
          <table:table-cell office:value-type="float" office:value="-0.705">
            <text:p>-0.705</text:p>
          </table:table-cell>
          <table:table-cell office:value-type="float" office:value="0.453">
            <text:p>0.453</text:p>
          </table:table-cell>
          <table:table-cell office:value-type="float" office:value="-0.372">
            <text:p>-0.372</text:p>
          </table:table-cell>
          <table:table-cell office:value-type="float" office:value="1.149">
            <text:p>1.149</text:p>
          </table:table-cell>
          <table:table-cell office:value-type="float" office:value="0.046">
            <text:p>0.046</text:p>
          </table:table-cell>
          <table:table-cell office:value-type="float" office:value="0.323">
            <text:p>0.323</text:p>
          </table:table-cell>
          <table:table-cell office:value-type="float" office:value="-0.627">
            <text:p>-0.627</text:p>
          </table:table-cell>
          <table:table-cell office:value-type="float" office:value="-0.331">
            <text:p>-0.331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055">
            <text:p>-3.055</text:p>
          </table:table-cell>
          <table:table-cell office:value-type="float" office:value="0.088">
            <text:p>0.088</text:p>
          </table:table-cell>
          <table:table-cell office:value-type="float" office:value="-1.217">
            <text:p>-1.217</text:p>
          </table:table-cell>
          <table:table-cell office:value-type="float" office:value="1.562">
            <text:p>1.562</text:p>
          </table:table-cell>
          <table:table-cell office:value-type="float" office:value="0.186">
            <text:p>0.186</text:p>
          </table:table-cell>
          <table:table-cell office:value-type="float" office:value="2.059">
            <text:p>2.059</text:p>
          </table:table-cell>
          <table:table-cell office:value-type="float" office:value="0.054">
            <text:p>0.054</text:p>
          </table:table-cell>
          <table:table-cell office:value-type="float" office:value="0.639">
            <text:p>0.639</text:p>
          </table:table-cell>
          <table:table-cell office:value-type="float" office:value="-1.121">
            <text:p>-1.121</text:p>
          </table:table-cell>
          <table:table-cell office:value-type="float" office:value="-0.757">
            <text:p>-0.757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711">
            <text:p>-3.711</text:p>
          </table:table-cell>
          <table:table-cell office:value-type="float" office:value="1.377">
            <text:p>1.377</text:p>
          </table:table-cell>
          <table:table-cell office:value-type="float" office:value="-0.584">
            <text:p>-0.584</text:p>
          </table:table-cell>
          <table:table-cell office:value-type="float" office:value="1.428">
            <text:p>1.428</text:p>
          </table:table-cell>
          <table:table-cell office:value-type="float" office:value="-0.033">
            <text:p>-0.033</text:p>
          </table:table-cell>
          <table:table-cell office:value-type="float" office:value="1.062">
            <text:p>1.062</text:p>
          </table:table-cell>
          <table:table-cell office:value-type="float" office:value="-0.127">
            <text:p>-0.127</text:p>
          </table:table-cell>
          <table:table-cell office:value-type="float" office:value="0.328">
            <text:p>0.328</text:p>
          </table:table-cell>
          <table:table-cell office:value-type="float" office:value="-1.092">
            <text:p>-1.092</text:p>
          </table:table-cell>
          <table:table-cell office:value-type="float" office:value="-0.565">
            <text:p>-0.565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1.926">
            <text:p>-1.926</text:p>
          </table:table-cell>
          <table:table-cell office:value-type="float" office:value="0.689">
            <text:p>0.689</text:p>
          </table:table-cell>
          <table:table-cell office:value-type="float" office:value="-1.433">
            <text:p>-1.433</text:p>
          </table:table-cell>
          <table:table-cell office:value-type="float" office:value="0.716">
            <text:p>0.716</text:p>
          </table:table-cell>
          <table:table-cell office:value-type="float" office:value="-0.588">
            <text:p>-0.588</text:p>
          </table:table-cell>
          <table:table-cell office:value-type="float" office:value="0.269">
            <text:p>0.269</text:p>
          </table:table-cell>
          <table:table-cell office:value-type="float" office:value="-0.044">
            <text:p>-0.044</text:p>
          </table:table-cell>
          <table:table-cell office:value-type="float" office:value="0.716">
            <text:p>0.716</text:p>
          </table:table-cell>
          <table:table-cell office:value-type="float" office:value="-0.245">
            <text:p>-0.245</text:p>
          </table:table-cell>
          <table:table-cell office:value-type="float" office:value="-0.285">
            <text:p>-0.285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948">
            <text:p>-1.948</text:p>
          </table:table-cell>
          <table:table-cell office:value-type="float" office:value="1.536">
            <text:p>1.536</text:p>
          </table:table-cell>
          <table:table-cell office:value-type="float" office:value="-1.012">
            <text:p>-1.012</text:p>
          </table:table-cell>
          <table:table-cell office:value-type="float" office:value="0.537">
            <text:p>0.537</text:p>
          </table:table-cell>
          <table:table-cell office:value-type="float" office:value="-1.229">
            <text:p>-1.229</text:p>
          </table:table-cell>
          <table:table-cell office:value-type="float" office:value="0.183">
            <text:p>0.183</text:p>
          </table:table-cell>
          <table:table-cell office:value-type="float" office:value="0.46">
            <text:p>0.46</text:p>
          </table:table-cell>
          <table:table-cell office:value-type="float" office:value="-0.002">
            <text:p>-0.002</text:p>
          </table:table-cell>
          <table:table-cell office:value-type="float" office:value="-0.178">
            <text:p>-0.178</text:p>
          </table:table-cell>
          <table:table-cell office:value-type="float" office:value="-0.576">
            <text:p>-0.576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8">
            <text:p>-2.8</text:p>
          </table:table-cell>
          <table:table-cell office:value-type="float" office:value="2.609">
            <text:p>2.609</text:p>
          </table:table-cell>
          <table:table-cell office:value-type="float" office:value="-1.726">
            <text:p>-1.726</text:p>
          </table:table-cell>
          <table:table-cell office:value-type="float" office:value="0.036">
            <text:p>0.036</text:p>
          </table:table-cell>
          <table:table-cell office:value-type="float" office:value="-0.941">
            <text:p>-0.941</text:p>
          </table:table-cell>
          <table:table-cell office:value-type="float" office:value="1.039">
            <text:p>1.039</text:p>
          </table:table-cell>
          <table:table-cell office:value-type="float" office:value="0.191">
            <text:p>0.191</text:p>
          </table:table-cell>
          <table:table-cell office:value-type="float" office:value="0.044">
            <text:p>0.044</text:p>
          </table:table-cell>
          <table:table-cell office:value-type="float" office:value="-0.165">
            <text:p>-0.165</text:p>
          </table:table-cell>
          <table:table-cell office:value-type="float" office:value="-0.234">
            <text:p>-0.234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691">
            <text:p>-2.691</text:p>
          </table:table-cell>
          <table:table-cell office:value-type="float" office:value="2.111">
            <text:p>2.111</text:p>
          </table:table-cell>
          <table:table-cell office:value-type="float" office:value="-1.067">
            <text:p>-1.067</text:p>
          </table:table-cell>
          <table:table-cell office:value-type="float" office:value="0.174">
            <text:p>0.174</text:p>
          </table:table-cell>
          <table:table-cell office:value-type="float" office:value="-0.649">
            <text:p>-0.649</text:p>
          </table:table-cell>
          <table:table-cell office:value-type="float" office:value="0.431">
            <text:p>0.431</text:p>
          </table:table-cell>
          <table:table-cell office:value-type="float" office:value="-0.017">
            <text:p>-0.017</text:p>
          </table:table-cell>
          <table:table-cell office:value-type="float" office:value="0.655">
            <text:p>0.655</text:p>
          </table:table-cell>
          <table:table-cell office:value-type="float" office:value="-0.498">
            <text:p>-0.498</text:p>
          </table:table-cell>
          <table:table-cell office:value-type="float" office:value="-0.292">
            <text:p>-0.29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19">
            <text:p>-3.19</text:p>
          </table:table-cell>
          <table:table-cell office:value-type="float" office:value="3.101">
            <text:p>3.101</text:p>
          </table:table-cell>
          <table:table-cell office:value-type="float" office:value="-1.659">
            <text:p>-1.659</text:p>
          </table:table-cell>
          <table:table-cell office:value-type="float" office:value="-0.182">
            <text:p>-0.182</text:p>
          </table:table-cell>
          <table:table-cell office:value-type="float" office:value="-0.436">
            <text:p>-0.436</text:p>
          </table:table-cell>
          <table:table-cell office:value-type="float" office:value="0.828">
            <text:p>0.828</text:p>
          </table:table-cell>
          <table:table-cell office:value-type="float" office:value="0.272">
            <text:p>0.272</text:p>
          </table:table-cell>
          <table:table-cell office:value-type="float" office:value="0.502">
            <text:p>0.502</text:p>
          </table:table-cell>
          <table:table-cell office:value-type="float" office:value="-0.857">
            <text:p>-0.857</text:p>
          </table:table-cell>
          <table:table-cell office:value-type="float" office:value="-0.516">
            <text:p>-0.516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074">
            <text:p>-4.074</text:p>
          </table:table-cell>
          <table:table-cell office:value-type="float" office:value="4.187">
            <text:p>4.187</text:p>
          </table:table-cell>
          <table:table-cell office:value-type="float" office:value="-0.555">
            <text:p>-0.555</text:p>
          </table:table-cell>
          <table:table-cell office:value-type="float" office:value="0.052">
            <text:p>0.052</text:p>
          </table:table-cell>
          <table:table-cell office:value-type="float" office:value="-1.603">
            <text:p>-1.603</text:p>
          </table:table-cell>
          <table:table-cell office:value-type="float" office:value="0.73">
            <text:p>0.73</text:p>
          </table:table-cell>
          <table:table-cell office:value-type="float" office:value="-0.061">
            <text:p>-0.061</text:p>
          </table:table-cell>
          <table:table-cell office:value-type="float" office:value="0.981">
            <text:p>0.981</text:p>
          </table:table-cell>
          <table:table-cell office:value-type="float" office:value="0.249">
            <text:p>0.249</text:p>
          </table:table-cell>
          <table:table-cell office:value-type="float" office:value="-0.25">
            <text:p>-0.25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174">
            <text:p>-4.174</text:p>
          </table:table-cell>
          <table:table-cell office:value-type="float" office:value="3.54">
            <text:p>3.54</text:p>
          </table:table-cell>
          <table:table-cell office:value-type="float" office:value="-1.43">
            <text:p>-1.43</text:p>
          </table:table-cell>
          <table:table-cell office:value-type="float" office:value="0.417">
            <text:p>0.417</text:p>
          </table:table-cell>
          <table:table-cell office:value-type="float" office:value="0.267">
            <text:p>0.267</text:p>
          </table:table-cell>
          <table:table-cell office:value-type="float" office:value="0.918">
            <text:p>0.918</text:p>
          </table:table-cell>
          <table:table-cell office:value-type="float" office:value="-0.118">
            <text:p>-0.118</text:p>
          </table:table-cell>
          <table:table-cell office:value-type="float" office:value="-0.267">
            <text:p>-0.267</text:p>
          </table:table-cell>
          <table:table-cell office:value-type="float" office:value="-0.162">
            <text:p>-0.162</text:p>
          </table:table-cell>
          <table:table-cell office:value-type="float" office:value="-0.71">
            <text:p>-0.71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827">
            <text:p>-4.827</text:p>
          </table:table-cell>
          <table:table-cell office:value-type="float" office:value="3.391">
            <text:p>3.391</text:p>
          </table:table-cell>
          <table:table-cell office:value-type="float" office:value="-0.099">
            <text:p>-0.099</text:p>
          </table:table-cell>
          <table:table-cell office:value-type="float" office:value="0.599">
            <text:p>0.599</text:p>
          </table:table-cell>
          <table:table-cell office:value-type="float" office:value="-0.723">
            <text:p>-0.723</text:p>
          </table:table-cell>
          <table:table-cell office:value-type="float" office:value="0.741">
            <text:p>0.741</text:p>
          </table:table-cell>
          <table:table-cell office:value-type="float" office:value="0.089">
            <text:p>0.089</text:p>
          </table:table-cell>
          <table:table-cell office:value-type="float" office:value="-0.214">
            <text:p>-0.214</text:p>
          </table:table-cell>
          <table:table-cell office:value-type="float" office:value="0.518">
            <text:p>0.518</text:p>
          </table:table-cell>
          <table:table-cell office:value-type="float" office:value="-0.074">
            <text:p>-0.074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735">
            <text:p>-3.735</text:p>
          </table:table-cell>
          <table:table-cell office:value-type="float" office:value="2.096">
            <text:p>2.096</text:p>
          </table:table-cell>
          <table:table-cell office:value-type="float" office:value="-0.818">
            <text:p>-0.818</text:p>
          </table:table-cell>
          <table:table-cell office:value-type="float" office:value="0.463">
            <text:p>0.463</text:p>
          </table:table-cell>
          <table:table-cell office:value-type="float" office:value="-0.221">
            <text:p>-0.221</text:p>
          </table:table-cell>
          <table:table-cell office:value-type="float" office:value="1.144">
            <text:p>1.144</text:p>
          </table:table-cell>
          <table:table-cell office:value-type="float" office:value="0.023">
            <text:p>0.023</text:p>
          </table:table-cell>
          <table:table-cell office:value-type="float" office:value="0.224">
            <text:p>0.224</text:p>
          </table:table-cell>
          <table:table-cell office:value-type="float" office:value="-0.745">
            <text:p>-0.745</text:p>
          </table:table-cell>
          <table:table-cell office:value-type="float" office:value="-0.325">
            <text:p>-0.325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117">
            <text:p>-3.117</text:p>
          </table:table-cell>
          <table:table-cell office:value-type="float" office:value="0.146">
            <text:p>0.146</text:p>
          </table:table-cell>
          <table:table-cell office:value-type="float" office:value="-1.228">
            <text:p>-1.228</text:p>
          </table:table-cell>
          <table:table-cell office:value-type="float" office:value="1.635">
            <text:p>1.635</text:p>
          </table:table-cell>
          <table:table-cell office:value-type="float" office:value="0.223">
            <text:p>0.223</text:p>
          </table:table-cell>
          <table:table-cell office:value-type="float" office:value="2.026">
            <text:p>2.026</text:p>
          </table:table-cell>
          <table:table-cell office:value-type="float" office:value="0.036">
            <text:p>0.036</text:p>
          </table:table-cell>
          <table:table-cell office:value-type="float" office:value="0.569">
            <text:p>0.569</text:p>
          </table:table-cell>
          <table:table-cell office:value-type="float" office:value="-1.15">
            <text:p>-1.15</text:p>
          </table:table-cell>
          <table:table-cell office:value-type="float" office:value="-0.767">
            <text:p>-0.767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871">
            <text:p>-3.871</text:p>
          </table:table-cell>
          <table:table-cell office:value-type="float" office:value="1.694">
            <text:p>1.694</text:p>
          </table:table-cell>
          <table:table-cell office:value-type="float" office:value="-0.606">
            <text:p>-0.606</text:p>
          </table:table-cell>
          <table:table-cell office:value-type="float" office:value="1.428">
            <text:p>1.428</text:p>
          </table:table-cell>
          <table:table-cell office:value-type="float" office:value="0.044">
            <text:p>0.044</text:p>
          </table:table-cell>
          <table:table-cell office:value-type="float" office:value="0.844">
            <text:p>0.844</text:p>
          </table:table-cell>
          <table:table-cell office:value-type="float" office:value="-0.013">
            <text:p>-0.013</text:p>
          </table:table-cell>
          <table:table-cell office:value-type="float" office:value="0.126">
            <text:p>0.126</text:p>
          </table:table-cell>
          <table:table-cell office:value-type="float" office:value="-1.218">
            <text:p>-1.218</text:p>
          </table:table-cell>
          <table:table-cell office:value-type="float" office:value="-0.553">
            <text:p>-0.553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029">
            <text:p>-2.029</text:p>
          </table:table-cell>
          <table:table-cell office:value-type="float" office:value="0.698">
            <text:p>0.698</text:p>
          </table:table-cell>
          <table:table-cell office:value-type="float" office:value="-1.482">
            <text:p>-1.482</text:p>
          </table:table-cell>
          <table:table-cell office:value-type="float" office:value="0.813">
            <text:p>0.813</text:p>
          </table:table-cell>
          <table:table-cell office:value-type="float" office:value="-0.681">
            <text:p>-0.681</text:p>
          </table:table-cell>
          <table:table-cell office:value-type="float" office:value="0.422">
            <text:p>0.422</text:p>
          </table:table-cell>
          <table:table-cell office:value-type="float" office:value="0.016">
            <text:p>0.016</text:p>
          </table:table-cell>
          <table:table-cell office:value-type="float" office:value="0.751">
            <text:p>0.751</text:p>
          </table:table-cell>
          <table:table-cell office:value-type="float" office:value="-0.3">
            <text:p>-0.3</text:p>
          </table:table-cell>
          <table:table-cell office:value-type="float" office:value="-0.237">
            <text:p>-0.237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998">
            <text:p>-1.998</text:p>
          </table:table-cell>
          <table:table-cell office:value-type="float" office:value="1.497">
            <text:p>1.497</text:p>
          </table:table-cell>
          <table:table-cell office:value-type="float" office:value="-1.005">
            <text:p>-1.005</text:p>
          </table:table-cell>
          <table:table-cell office:value-type="float" office:value="0.519">
            <text:p>0.519</text:p>
          </table:table-cell>
          <table:table-cell office:value-type="float" office:value="-1.236">
            <text:p>-1.236</text:p>
          </table:table-cell>
          <table:table-cell office:value-type="float" office:value="0.398">
            <text:p>0.398</text:p>
          </table:table-cell>
          <table:table-cell office:value-type="float" office:value="0.273">
            <text:p>0.273</text:p>
          </table:table-cell>
          <table:table-cell office:value-type="float" office:value="0.151">
            <text:p>0.151</text:p>
          </table:table-cell>
          <table:table-cell office:value-type="float" office:value="-0.319">
            <text:p>-0.319</text:p>
          </table:table-cell>
          <table:table-cell office:value-type="float" office:value="-0.49">
            <text:p>-0.49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914">
            <text:p>-2.914</text:p>
          </table:table-cell>
          <table:table-cell office:value-type="float" office:value="2.541">
            <text:p>2.541</text:p>
          </table:table-cell>
          <table:table-cell office:value-type="float" office:value="-1.567">
            <text:p>-1.567</text:p>
          </table:table-cell>
          <table:table-cell office:value-type="float" office:value="0.067">
            <text:p>0.067</text:p>
          </table:table-cell>
          <table:table-cell office:value-type="float" office:value="-1.051">
            <text:p>-1.051</text:p>
          </table:table-cell>
          <table:table-cell office:value-type="float" office:value="1.207">
            <text:p>1.207</text:p>
          </table:table-cell>
          <table:table-cell office:value-type="float" office:value="0.006">
            <text:p>0.006</text:p>
          </table:table-cell>
          <table:table-cell office:value-type="float" office:value="0.289">
            <text:p>0.289</text:p>
          </table:table-cell>
          <table:table-cell office:value-type="float" office:value="-0.325">
            <text:p>-0.325</text:p>
          </table:table-cell>
          <table:table-cell office:value-type="float" office:value="-0.343">
            <text:p>-0.343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937">
            <text:p>-2.937</text:p>
          </table:table-cell>
          <table:table-cell office:value-type="float" office:value="2.183">
            <text:p>2.183</text:p>
          </table:table-cell>
          <table:table-cell office:value-type="float" office:value="-1.291">
            <text:p>-1.291</text:p>
          </table:table-cell>
          <table:table-cell office:value-type="float" office:value="0.355">
            <text:p>0.355</text:p>
          </table:table-cell>
          <table:table-cell office:value-type="float" office:value="-0.372">
            <text:p>-0.372</text:p>
          </table:table-cell>
          <table:table-cell office:value-type="float" office:value="0.57">
            <text:p>0.57</text:p>
          </table:table-cell>
          <table:table-cell office:value-type="float" office:value="0.045">
            <text:p>0.045</text:p>
          </table:table-cell>
          <table:table-cell office:value-type="float" office:value="0.452">
            <text:p>0.452</text:p>
          </table:table-cell>
          <table:table-cell office:value-type="float" office:value="-0.705">
            <text:p>-0.705</text:p>
          </table:table-cell>
          <table:table-cell office:value-type="float" office:value="-0.263">
            <text:p>-0.263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239">
            <text:p>-3.239</text:p>
          </table:table-cell>
          <table:table-cell office:value-type="float" office:value="2.916">
            <text:p>2.916</text:p>
          </table:table-cell>
          <table:table-cell office:value-type="float" office:value="-1.406">
            <text:p>-1.406</text:p>
          </table:table-cell>
          <table:table-cell office:value-type="float" office:value="-0.455">
            <text:p>-0.455</text:p>
          </table:table-cell>
          <table:table-cell office:value-type="float" office:value="-0.454">
            <text:p>-0.454</text:p>
          </table:table-cell>
          <table:table-cell office:value-type="float" office:value="1.219">
            <text:p>1.219</text:p>
          </table:table-cell>
          <table:table-cell office:value-type="float" office:value="0.078">
            <text:p>0.078</text:p>
          </table:table-cell>
          <table:table-cell office:value-type="float" office:value="0.383">
            <text:p>0.383</text:p>
          </table:table-cell>
          <table:table-cell office:value-type="float" office:value="-0.776">
            <text:p>-0.776</text:p>
          </table:table-cell>
          <table:table-cell office:value-type="float" office:value="-0.413">
            <text:p>-0.413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069">
            <text:p>-4.069</text:p>
          </table:table-cell>
          <table:table-cell office:value-type="float" office:value="4.205">
            <text:p>4.205</text:p>
          </table:table-cell>
          <table:table-cell office:value-type="float" office:value="-0.614">
            <text:p>-0.614</text:p>
          </table:table-cell>
          <table:table-cell office:value-type="float" office:value="-0.06">
            <text:p>-0.06</text:p>
          </table:table-cell>
          <table:table-cell office:value-type="float" office:value="-1.462">
            <text:p>-1.462</text:p>
          </table:table-cell>
          <table:table-cell office:value-type="float" office:value="0.476">
            <text:p>0.476</text:p>
          </table:table-cell>
          <table:table-cell office:value-type="float" office:value="0.381">
            <text:p>0.381</text:p>
          </table:table-cell>
          <table:table-cell office:value-type="float" office:value="0.589">
            <text:p>0.589</text:p>
          </table:table-cell>
          <table:table-cell office:value-type="float" office:value="0.405">
            <text:p>0.405</text:p>
          </table:table-cell>
          <table:table-cell office:value-type="float" office:value="-0.259">
            <text:p>-0.259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235">
            <text:p>-4.235</text:p>
          </table:table-cell>
          <table:table-cell office:value-type="float" office:value="3.775">
            <text:p>3.775</text:p>
          </table:table-cell>
          <table:table-cell office:value-type="float" office:value="-1.593">
            <text:p>-1.593</text:p>
          </table:table-cell>
          <table:table-cell office:value-type="float" office:value="0.814">
            <text:p>0.814</text:p>
          </table:table-cell>
          <table:table-cell office:value-type="float" office:value="0.288">
            <text:p>0.288</text:p>
          </table:table-cell>
          <table:table-cell office:value-type="float" office:value="0.805">
            <text:p>0.805</text:p>
          </table:table-cell>
          <table:table-cell office:value-type="float" office:value="-0.566">
            <text:p>-0.566</text:p>
          </table:table-cell>
          <table:table-cell office:value-type="float" office:value="-0.247">
            <text:p>-0.247</text:p>
          </table:table-cell>
          <table:table-cell office:value-type="float" office:value="-0.409">
            <text:p>-0.409</text:p>
          </table:table-cell>
          <table:table-cell office:value-type="float" office:value="-0.556">
            <text:p>-0.556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884">
            <text:p>-4.884</text:p>
          </table:table-cell>
          <table:table-cell office:value-type="float" office:value="3.63">
            <text:p>3.63</text:p>
          </table:table-cell>
          <table:table-cell office:value-type="float" office:value="-0.279">
            <text:p>-0.279</text:p>
          </table:table-cell>
          <table:table-cell office:value-type="float" office:value="0.496">
            <text:p>0.496</text:p>
          </table:table-cell>
          <table:table-cell office:value-type="float" office:value="-0.67">
            <text:p>-0.67</text:p>
          </table:table-cell>
          <table:table-cell office:value-type="float" office:value="0.792">
            <text:p>0.792</text:p>
          </table:table-cell>
          <table:table-cell office:value-type="float" office:value="-0.005">
            <text:p>-0.005</text:p>
          </table:table-cell>
          <table:table-cell office:value-type="float" office:value="-0.137">
            <text:p>-0.137</text:p>
          </table:table-cell>
          <table:table-cell office:value-type="float" office:value="0.532">
            <text:p>0.532</text:p>
          </table:table-cell>
          <table:table-cell office:value-type="float" office:value="-0.184">
            <text:p>-0.184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756">
            <text:p>-3.756</text:p>
          </table:table-cell>
          <table:table-cell office:value-type="float" office:value="2.204">
            <text:p>2.204</text:p>
          </table:table-cell>
          <table:table-cell office:value-type="float" office:value="-0.716">
            <text:p>-0.716</text:p>
          </table:table-cell>
          <table:table-cell office:value-type="float" office:value="0.529">
            <text:p>0.529</text:p>
          </table:table-cell>
          <table:table-cell office:value-type="float" office:value="-0.284">
            <text:p>-0.284</text:p>
          </table:table-cell>
          <table:table-cell office:value-type="float" office:value="1.121">
            <text:p>1.121</text:p>
          </table:table-cell>
          <table:table-cell office:value-type="float" office:value="0.022">
            <text:p>0.022</text:p>
          </table:table-cell>
          <table:table-cell office:value-type="float" office:value="0.127">
            <text:p>0.127</text:p>
          </table:table-cell>
          <table:table-cell office:value-type="float" office:value="-0.782">
            <text:p>-0.782</text:p>
          </table:table-cell>
          <table:table-cell office:value-type="float" office:value="-0.394">
            <text:p>-0.394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4.066">
            <text:p>-4.066</text:p>
          </table:table-cell>
          <table:table-cell office:value-type="float" office:value="0.398">
            <text:p>0.398</text:p>
          </table:table-cell>
          <table:table-cell office:value-type="float" office:value="-0.382">
            <text:p>-0.382</text:p>
          </table:table-cell>
          <table:table-cell office:value-type="float" office:value="1.679">
            <text:p>1.679</text:p>
          </table:table-cell>
          <table:table-cell office:value-type="float" office:value="0.121">
            <text:p>0.121</text:p>
          </table:table-cell>
          <table:table-cell office:value-type="float" office:value="1.617">
            <text:p>1.617</text:p>
          </table:table-cell>
          <table:table-cell office:value-type="float" office:value="0.504">
            <text:p>0.504</text:p>
          </table:table-cell>
          <table:table-cell office:value-type="float" office:value="-0.315">
            <text:p>-0.315</text:p>
          </table:table-cell>
          <table:table-cell office:value-type="float" office:value="-0.226">
            <text:p>-0.226</text:p>
          </table:table-cell>
          <table:table-cell office:value-type="float" office:value="-0.873">
            <text:p>-0.873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966">
            <text:p>-2.966</text:p>
          </table:table-cell>
          <table:table-cell office:value-type="float" office:value="0.659">
            <text:p>0.659</text:p>
          </table:table-cell>
          <table:table-cell office:value-type="float" office:value="-1.057">
            <text:p>-1.057</text:p>
          </table:table-cell>
          <table:table-cell office:value-type="float" office:value="1.36">
            <text:p>1.36</text:p>
          </table:table-cell>
          <table:table-cell office:value-type="float" office:value="0.152">
            <text:p>0.152</text:p>
          </table:table-cell>
          <table:table-cell office:value-type="float" office:value="1.435">
            <text:p>1.435</text:p>
          </table:table-cell>
          <table:table-cell office:value-type="float" office:value="0.197">
            <text:p>0.197</text:p>
          </table:table-cell>
          <table:table-cell office:value-type="float" office:value="0.926">
            <text:p>0.926</text:p>
          </table:table-cell>
          <table:table-cell office:value-type="float" office:value="-0.45">
            <text:p>-0.45</text:p>
          </table:table-cell>
          <table:table-cell office:value-type="float" office:value="-0.637">
            <text:p>-0.637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695">
            <text:p>-2.695</text:p>
          </table:table-cell>
          <table:table-cell office:value-type="float" office:value="1.119">
            <text:p>1.119</text:p>
          </table:table-cell>
          <table:table-cell office:value-type="float" office:value="-0.986">
            <text:p>-0.986</text:p>
          </table:table-cell>
          <table:table-cell office:value-type="float" office:value="0.172">
            <text:p>0.172</text:p>
          </table:table-cell>
          <table:table-cell office:value-type="float" office:value="0.499">
            <text:p>0.499</text:p>
          </table:table-cell>
          <table:table-cell office:value-type="float" office:value="0.372">
            <text:p>0.372</text:p>
          </table:table-cell>
          <table:table-cell office:value-type="float" office:value="0.088">
            <text:p>0.088</text:p>
          </table:table-cell>
          <table:table-cell office:value-type="float" office:value="0.63">
            <text:p>0.63</text:p>
          </table:table-cell>
          <table:table-cell office:value-type="float" office:value="-0.721">
            <text:p>-0.721</text:p>
          </table:table-cell>
          <table:table-cell office:value-type="float" office:value="-0.256">
            <text:p>-0.256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482">
            <text:p>-2.482</text:p>
          </table:table-cell>
          <table:table-cell office:value-type="float" office:value="1.896">
            <text:p>1.896</text:p>
          </table:table-cell>
          <table:table-cell office:value-type="float" office:value="-1.289">
            <text:p>-1.289</text:p>
          </table:table-cell>
          <table:table-cell office:value-type="float" office:value="0.112">
            <text:p>0.112</text:p>
          </table:table-cell>
          <table:table-cell office:value-type="float" office:value="0.285">
            <text:p>0.285</text:p>
          </table:table-cell>
          <table:table-cell office:value-type="float" office:value="0.096">
            <text:p>0.096</text:p>
          </table:table-cell>
          <table:table-cell office:value-type="float" office:value="0.022">
            <text:p>0.022</text:p>
          </table:table-cell>
          <table:table-cell office:value-type="float" office:value="0.832">
            <text:p>0.832</text:p>
          </table:table-cell>
          <table:table-cell office:value-type="float" office:value="-0.333">
            <text:p>-0.333</text:p>
          </table:table-cell>
          <table:table-cell office:value-type="float" office:value="-0.764">
            <text:p>-0.764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42">
            <text:p>-2.742</text:p>
          </table:table-cell>
          <table:table-cell office:value-type="float" office:value="2.729">
            <text:p>2.729</text:p>
          </table:table-cell>
          <table:table-cell office:value-type="float" office:value="-0.129">
            <text:p>-0.129</text:p>
          </table:table-cell>
          <table:table-cell office:value-type="float" office:value="-0.49">
            <text:p>-0.49</text:p>
          </table:table-cell>
          <table:table-cell office:value-type="float" office:value="-0.573">
            <text:p>-0.573</text:p>
          </table:table-cell>
          <table:table-cell office:value-type="float" office:value="0.868">
            <text:p>0.868</text:p>
          </table:table-cell>
          <table:table-cell office:value-type="float" office:value="0.07">
            <text:p>0.07</text:p>
          </table:table-cell>
          <table:table-cell office:value-type="float" office:value="0.771">
            <text:p>0.771</text:p>
          </table:table-cell>
          <table:table-cell office:value-type="float" office:value="0.053">
            <text:p>0.053</text:p>
          </table:table-cell>
          <table:table-cell office:value-type="float" office:value="-0.939">
            <text:p>-0.939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434">
            <text:p>-2.434</text:p>
          </table:table-cell>
          <table:table-cell office:value-type="float" office:value="2.903">
            <text:p>2.903</text:p>
          </table:table-cell>
          <table:table-cell office:value-type="float" office:value="-1.341">
            <text:p>-1.341</text:p>
          </table:table-cell>
          <table:table-cell office:value-type="float" office:value="-0.411">
            <text:p>-0.411</text:p>
          </table:table-cell>
          <table:table-cell office:value-type="float" office:value="0.372">
            <text:p>0.372</text:p>
          </table:table-cell>
          <table:table-cell office:value-type="float" office:value="0.843">
            <text:p>0.843</text:p>
          </table:table-cell>
          <table:table-cell office:value-type="float" office:value="-0.022">
            <text:p>-0.022</text:p>
          </table:table-cell>
          <table:table-cell office:value-type="float" office:value="0.336">
            <text:p>0.336</text:p>
          </table:table-cell>
          <table:table-cell office:value-type="float" office:value="0.123">
            <text:p>0.123</text:p>
          </table:table-cell>
          <table:table-cell office:value-type="float" office:value="-0.747">
            <text:p>-0.747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973">
            <text:p>-2.973</text:p>
          </table:table-cell>
          <table:table-cell office:value-type="float" office:value="3.557">
            <text:p>3.557</text:p>
          </table:table-cell>
          <table:table-cell office:value-type="float" office:value="-0.396">
            <text:p>-0.396</text:p>
          </table:table-cell>
          <table:table-cell office:value-type="float" office:value="-0.719">
            <text:p>-0.719</text:p>
          </table:table-cell>
          <table:table-cell office:value-type="float" office:value="-0.669">
            <text:p>-0.669</text:p>
          </table:table-cell>
          <table:table-cell office:value-type="float" office:value="0.923">
            <text:p>0.923</text:p>
          </table:table-cell>
          <table:table-cell office:value-type="float" office:value="0.293">
            <text:p>0.293</text:p>
          </table:table-cell>
          <table:table-cell office:value-type="float" office:value="1.009">
            <text:p>1.009</text:p>
          </table:table-cell>
          <table:table-cell office:value-type="float" office:value="0.14">
            <text:p>0.14</text:p>
          </table:table-cell>
          <table:table-cell office:value-type="float" office:value="-1.098">
            <text:p>-1.098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103">
            <text:p>-4.103</text:p>
          </table:table-cell>
          <table:table-cell office:value-type="float" office:value="3.812">
            <text:p>3.812</text:p>
          </table:table-cell>
          <table:table-cell office:value-type="float" office:value="0.255">
            <text:p>0.255</text:p>
          </table:table-cell>
          <table:table-cell office:value-type="float" office:value="-0.103">
            <text:p>-0.103</text:p>
          </table:table-cell>
          <table:table-cell office:value-type="float" office:value="-0.994">
            <text:p>-0.994</text:p>
          </table:table-cell>
          <table:table-cell office:value-type="float" office:value="0.097">
            <text:p>0.097</text:p>
          </table:table-cell>
          <table:table-cell office:value-type="float" office:value="-0.345">
            <text:p>-0.345</text:p>
          </table:table-cell>
          <table:table-cell office:value-type="float" office:value="2.039">
            <text:p>2.039</text:p>
          </table:table-cell>
          <table:table-cell office:value-type="float" office:value="0.02">
            <text:p>0.02</text:p>
          </table:table-cell>
          <table:table-cell office:value-type="float" office:value="-0.43">
            <text:p>-0.43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863">
            <text:p>-3.863</text:p>
          </table:table-cell>
          <table:table-cell office:value-type="float" office:value="3.245">
            <text:p>3.245</text:p>
          </table:table-cell>
          <table:table-cell office:value-type="float" office:value="-0.996">
            <text:p>-0.996</text:p>
          </table:table-cell>
          <table:table-cell office:value-type="float" office:value="0.486">
            <text:p>0.486</text:p>
          </table:table-cell>
          <table:table-cell office:value-type="float" office:value="-0.348">
            <text:p>-0.348</text:p>
          </table:table-cell>
          <table:table-cell office:value-type="float" office:value="0.19">
            <text:p>0.19</text:p>
          </table:table-cell>
          <table:table-cell office:value-type="float" office:value="0.558">
            <text:p>0.558</text:p>
          </table:table-cell>
          <table:table-cell office:value-type="float" office:value="1.342">
            <text:p>1.342</text:p>
          </table:table-cell>
          <table:table-cell office:value-type="float" office:value="0.176">
            <text:p>0.176</text:p>
          </table:table-cell>
          <table:table-cell office:value-type="float" office:value="-0.318">
            <text:p>-0.318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611">
            <text:p>-4.611</text:p>
          </table:table-cell>
          <table:table-cell office:value-type="float" office:value="2.962">
            <text:p>2.962</text:p>
          </table:table-cell>
          <table:table-cell office:value-type="float" office:value="-0.856">
            <text:p>-0.856</text:p>
          </table:table-cell>
          <table:table-cell office:value-type="float" office:value="1.161">
            <text:p>1.161</text:p>
          </table:table-cell>
          <table:table-cell office:value-type="float" office:value="-0.612">
            <text:p>-0.612</text:p>
          </table:table-cell>
          <table:table-cell office:value-type="float" office:value="0.469">
            <text:p>0.469</text:p>
          </table:table-cell>
          <table:table-cell office:value-type="float" office:value="0.162">
            <text:p>0.162</text:p>
          </table:table-cell>
          <table:table-cell office:value-type="float" office:value="0.705">
            <text:p>0.705</text:p>
          </table:table-cell>
          <table:table-cell office:value-type="float" office:value="0.37">
            <text:p>0.37</text:p>
          </table:table-cell>
          <table:table-cell office:value-type="float" office:value="-0.916">
            <text:p>-0.916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548">
            <text:p>-3.548</text:p>
          </table:table-cell>
          <table:table-cell office:value-type="float" office:value="1.611">
            <text:p>1.611</text:p>
          </table:table-cell>
          <table:table-cell office:value-type="float" office:value="-0.85">
            <text:p>-0.85</text:p>
          </table:table-cell>
          <table:table-cell office:value-type="float" office:value="0.374">
            <text:p>0.374</text:p>
          </table:table-cell>
          <table:table-cell office:value-type="float" office:value="0.168">
            <text:p>0.168</text:p>
          </table:table-cell>
          <table:table-cell office:value-type="float" office:value="0.318">
            <text:p>0.318</text:p>
          </table:table-cell>
          <table:table-cell office:value-type="float" office:value="0.463">
            <text:p>0.463</text:p>
          </table:table-cell>
          <table:table-cell office:value-type="float" office:value="0.863">
            <text:p>0.863</text:p>
          </table:table-cell>
          <table:table-cell office:value-type="float" office:value="-1.131">
            <text:p>-1.131</text:p>
          </table:table-cell>
          <table:table-cell office:value-type="float" office:value="-0.334">
            <text:p>-0.334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4.052">
            <text:p>-4.052</text:p>
          </table:table-cell>
          <table:table-cell office:value-type="float" office:value="0.35">
            <text:p>0.35</text:p>
          </table:table-cell>
          <table:table-cell office:value-type="float" office:value="-0.314">
            <text:p>-0.314</text:p>
          </table:table-cell>
          <table:table-cell office:value-type="float" office:value="1.734">
            <text:p>1.734</text:p>
          </table:table-cell>
          <table:table-cell office:value-type="float" office:value="0.127">
            <text:p>0.127</text:p>
          </table:table-cell>
          <table:table-cell office:value-type="float" office:value="1.667">
            <text:p>1.667</text:p>
          </table:table-cell>
          <table:table-cell office:value-type="float" office:value="0.512">
            <text:p>0.512</text:p>
          </table:table-cell>
          <table:table-cell office:value-type="float" office:value="-0.377">
            <text:p>-0.377</text:p>
          </table:table-cell>
          <table:table-cell office:value-type="float" office:value="-0.358">
            <text:p>-0.358</text:p>
          </table:table-cell>
          <table:table-cell office:value-type="float" office:value="-0.855">
            <text:p>-0.855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034">
            <text:p>-3.034</text:p>
          </table:table-cell>
          <table:table-cell office:value-type="float" office:value="0.694">
            <text:p>0.694</text:p>
          </table:table-cell>
          <table:table-cell office:value-type="float" office:value="-1.007">
            <text:p>-1.007</text:p>
          </table:table-cell>
          <table:table-cell office:value-type="float" office:value="1.453">
            <text:p>1.453</text:p>
          </table:table-cell>
          <table:table-cell office:value-type="float" office:value="0.155">
            <text:p>0.155</text:p>
          </table:table-cell>
          <table:table-cell office:value-type="float" office:value="1.48">
            <text:p>1.48</text:p>
          </table:table-cell>
          <table:table-cell office:value-type="float" office:value="0.179">
            <text:p>0.179</text:p>
          </table:table-cell>
          <table:table-cell office:value-type="float" office:value="1.005">
            <text:p>1.005</text:p>
          </table:table-cell>
          <table:table-cell office:value-type="float" office:value="-0.54">
            <text:p>-0.54</text:p>
          </table:table-cell>
          <table:table-cell office:value-type="float" office:value="-0.563">
            <text:p>-0.563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667">
            <text:p>-2.667</text:p>
          </table:table-cell>
          <table:table-cell office:value-type="float" office:value="1.132">
            <text:p>1.132</text:p>
          </table:table-cell>
          <table:table-cell office:value-type="float" office:value="-1.054">
            <text:p>-1.054</text:p>
          </table:table-cell>
          <table:table-cell office:value-type="float" office:value="0.232">
            <text:p>0.232</text:p>
          </table:table-cell>
          <table:table-cell office:value-type="float" office:value="0.537">
            <text:p>0.537</text:p>
          </table:table-cell>
          <table:table-cell office:value-type="float" office:value="0.352">
            <text:p>0.352</text:p>
          </table:table-cell>
          <table:table-cell office:value-type="float" office:value="0.163">
            <text:p>0.163</text:p>
          </table:table-cell>
          <table:table-cell office:value-type="float" office:value="0.55">
            <text:p>0.55</text:p>
          </table:table-cell>
          <table:table-cell office:value-type="float" office:value="-0.688">
            <text:p>-0.688</text:p>
          </table:table-cell>
          <table:table-cell office:value-type="float" office:value="-0.295">
            <text:p>-0.295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395">
            <text:p>-2.395</text:p>
          </table:table-cell>
          <table:table-cell office:value-type="float" office:value="1.929">
            <text:p>1.929</text:p>
          </table:table-cell>
          <table:table-cell office:value-type="float" office:value="-1.496">
            <text:p>-1.496</text:p>
          </table:table-cell>
          <table:table-cell office:value-type="float" office:value="0.372">
            <text:p>0.372</text:p>
          </table:table-cell>
          <table:table-cell office:value-type="float" office:value="0.065">
            <text:p>0.065</text:p>
          </table:table-cell>
          <table:table-cell office:value-type="float" office:value="0.009">
            <text:p>0.009</text:p>
          </table:table-cell>
          <table:table-cell office:value-type="float" office:value="0.149">
            <text:p>0.149</text:p>
          </table:table-cell>
          <table:table-cell office:value-type="float" office:value="0.813">
            <text:p>0.813</text:p>
          </table:table-cell>
          <table:table-cell office:value-type="float" office:value="-0.484">
            <text:p>-0.484</text:p>
          </table:table-cell>
          <table:table-cell office:value-type="float" office:value="-0.672">
            <text:p>-0.67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58">
            <text:p>-2.758</text:p>
          </table:table-cell>
          <table:table-cell office:value-type="float" office:value="2.839">
            <text:p>2.839</text:p>
          </table:table-cell>
          <table:table-cell office:value-type="float" office:value="-0.282">
            <text:p>-0.282</text:p>
          </table:table-cell>
          <table:table-cell office:value-type="float" office:value="-0.449">
            <text:p>-0.449</text:p>
          </table:table-cell>
          <table:table-cell office:value-type="float" office:value="-0.485">
            <text:p>-0.485</text:p>
          </table:table-cell>
          <table:table-cell office:value-type="float" office:value="0.788">
            <text:p>0.788</text:p>
          </table:table-cell>
          <table:table-cell office:value-type="float" office:value="0.12">
            <text:p>0.12</text:p>
          </table:table-cell>
          <table:table-cell office:value-type="float" office:value="0.792">
            <text:p>0.792</text:p>
          </table:table-cell>
          <table:table-cell office:value-type="float" office:value="0.023">
            <text:p>0.023</text:p>
          </table:table-cell>
          <table:table-cell office:value-type="float" office:value="-0.949">
            <text:p>-0.949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464">
            <text:p>-2.464</text:p>
          </table:table-cell>
          <table:table-cell office:value-type="float" office:value="2.755">
            <text:p>2.755</text:p>
          </table:table-cell>
          <table:table-cell office:value-type="float" office:value="-0.975">
            <text:p>-0.975</text:p>
          </table:table-cell>
          <table:table-cell office:value-type="float" office:value="-0.651">
            <text:p>-0.651</text:p>
          </table:table-cell>
          <table:table-cell office:value-type="float" office:value="0.158">
            <text:p>0.158</text:p>
          </table:table-cell>
          <table:table-cell office:value-type="float" office:value="1.047">
            <text:p>1.047</text:p>
          </table:table-cell>
          <table:table-cell office:value-type="float" office:value="-0.145">
            <text:p>-0.145</text:p>
          </table:table-cell>
          <table:table-cell office:value-type="float" office:value="0.203">
            <text:p>0.203</text:p>
          </table:table-cell>
          <table:table-cell office:value-type="float" office:value="0.246">
            <text:p>0.246</text:p>
          </table:table-cell>
          <table:table-cell office:value-type="float" office:value="-0.745">
            <text:p>-0.74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045">
            <text:p>-3.045</text:p>
          </table:table-cell>
          <table:table-cell office:value-type="float" office:value="3.312">
            <text:p>3.312</text:p>
          </table:table-cell>
          <table:table-cell office:value-type="float" office:value="0.171">
            <text:p>0.171</text:p>
          </table:table-cell>
          <table:table-cell office:value-type="float" office:value="-0.605">
            <text:p>-0.605</text:p>
          </table:table-cell>
          <table:table-cell office:value-type="float" office:value="-1.027">
            <text:p>-1.027</text:p>
          </table:table-cell>
          <table:table-cell office:value-type="float" office:value="0.924">
            <text:p>0.924</text:p>
          </table:table-cell>
          <table:table-cell office:value-type="float" office:value="0.353">
            <text:p>0.353</text:p>
          </table:table-cell>
          <table:table-cell office:value-type="float" office:value="0.897">
            <text:p>0.897</text:p>
          </table:table-cell>
          <table:table-cell office:value-type="float" office:value="0.365">
            <text:p>0.365</text:p>
          </table:table-cell>
          <table:table-cell office:value-type="float" office:value="-0.871">
            <text:p>-0.871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089">
            <text:p>-4.089</text:p>
          </table:table-cell>
          <table:table-cell office:value-type="float" office:value="3.712">
            <text:p>3.712</text:p>
          </table:table-cell>
          <table:table-cell office:value-type="float" office:value="0.315">
            <text:p>0.315</text:p>
          </table:table-cell>
          <table:table-cell office:value-type="float" office:value="-0.05">
            <text:p>-0.05</text:p>
          </table:table-cell>
          <table:table-cell office:value-type="float" office:value="-0.929">
            <text:p>-0.929</text:p>
          </table:table-cell>
          <table:table-cell office:value-type="float" office:value="0.018">
            <text:p>0.018</text:p>
          </table:table-cell>
          <table:table-cell office:value-type="float" office:value="-0.35">
            <text:p>-0.35</text:p>
          </table:table-cell>
          <table:table-cell office:value-type="float" office:value="1.77">
            <text:p>1.77</text:p>
          </table:table-cell>
          <table:table-cell office:value-type="float" office:value="0.244">
            <text:p>0.244</text:p>
          </table:table-cell>
          <table:table-cell office:value-type="float" office:value="-0.301">
            <text:p>-0.301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989">
            <text:p>-3.989</text:p>
          </table:table-cell>
          <table:table-cell office:value-type="float" office:value="3.582">
            <text:p>3.582</text:p>
          </table:table-cell>
          <table:table-cell office:value-type="float" office:value="-1.1">
            <text:p>-1.1</text:p>
          </table:table-cell>
          <table:table-cell office:value-type="float" office:value="0.374">
            <text:p>0.374</text:p>
          </table:table-cell>
          <table:table-cell office:value-type="float" office:value="-0.12">
            <text:p>-0.12</text:p>
          </table:table-cell>
          <table:table-cell office:value-type="float" office:value="0.291">
            <text:p>0.291</text:p>
          </table:table-cell>
          <table:table-cell office:value-type="float" office:value="0.663">
            <text:p>0.663</text:p>
          </table:table-cell>
          <table:table-cell office:value-type="float" office:value="0.96">
            <text:p>0.96</text:p>
          </table:table-cell>
          <table:table-cell office:value-type="float" office:value="0.023">
            <text:p>0.023</text:p>
          </table:table-cell>
          <table:table-cell office:value-type="float" office:value="-0.477">
            <text:p>-0.477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602">
            <text:p>-4.602</text:p>
          </table:table-cell>
          <table:table-cell office:value-type="float" office:value="3.043">
            <text:p>3.043</text:p>
          </table:table-cell>
          <table:table-cell office:value-type="float" office:value="-0.959">
            <text:p>-0.959</text:p>
          </table:table-cell>
          <table:table-cell office:value-type="float" office:value="0.828">
            <text:p>0.828</text:p>
          </table:table-cell>
          <table:table-cell office:value-type="float" office:value="-0.298">
            <text:p>-0.298</text:p>
          </table:table-cell>
          <table:table-cell office:value-type="float" office:value="0.315">
            <text:p>0.315</text:p>
          </table:table-cell>
          <table:table-cell office:value-type="float" office:value="0.423">
            <text:p>0.423</text:p>
          </table:table-cell>
          <table:table-cell office:value-type="float" office:value="0.57">
            <text:p>0.57</text:p>
          </table:table-cell>
          <table:table-cell office:value-type="float" office:value="0.387">
            <text:p>0.387</text:p>
          </table:table-cell>
          <table:table-cell office:value-type="float" office:value="-0.617">
            <text:p>-0.617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707">
            <text:p>-3.707</text:p>
          </table:table-cell>
          <table:table-cell office:value-type="float" office:value="1.486">
            <text:p>1.486</text:p>
          </table:table-cell>
          <table:table-cell office:value-type="float" office:value="-0.494">
            <text:p>-0.494</text:p>
          </table:table-cell>
          <table:table-cell office:value-type="float" office:value="0.402">
            <text:p>0.402</text:p>
          </table:table-cell>
          <table:table-cell office:value-type="float" office:value="0.183">
            <text:p>0.183</text:p>
          </table:table-cell>
          <table:table-cell office:value-type="float" office:value="0.186">
            <text:p>0.186</text:p>
          </table:table-cell>
          <table:table-cell office:value-type="float" office:value="0.234">
            <text:p>0.234</text:p>
          </table:table-cell>
          <table:table-cell office:value-type="float" office:value="1.029">
            <text:p>1.029</text:p>
          </table:table-cell>
          <table:table-cell office:value-type="float" office:value="-0.856">
            <text:p>-0.856</text:p>
          </table:table-cell>
          <table:table-cell office:value-type="float" office:value="-0.408">
            <text:p>-0.408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894">
            <text:p>-3.894</text:p>
          </table:table-cell>
          <table:table-cell office:value-type="float" office:value="0.117">
            <text:p>0.117</text:p>
          </table:table-cell>
          <table:table-cell office:value-type="float" office:value="-0.407">
            <text:p>-0.407</text:p>
          </table:table-cell>
          <table:table-cell office:value-type="float" office:value="1.973">
            <text:p>1.973</text:p>
          </table:table-cell>
          <table:table-cell office:value-type="float" office:value="0.043">
            <text:p>0.043</text:p>
          </table:table-cell>
          <table:table-cell office:value-type="float" office:value="1.891">
            <text:p>1.891</text:p>
          </table:table-cell>
          <table:table-cell office:value-type="float" office:value="0.411">
            <text:p>0.411</text:p>
          </table:table-cell>
          <table:table-cell office:value-type="float" office:value="-0.095">
            <text:p>-0.095</text:p>
          </table:table-cell>
          <table:table-cell office:value-type="float" office:value="-0.436">
            <text:p>-0.436</text:p>
          </table:table-cell>
          <table:table-cell office:value-type="float" office:value="-1.015">
            <text:p>-1.015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053">
            <text:p>-3.053</text:p>
          </table:table-cell>
          <table:table-cell office:value-type="float" office:value="0.716">
            <text:p>0.716</text:p>
          </table:table-cell>
          <table:table-cell office:value-type="float" office:value="-1.024">
            <text:p>-1.024</text:p>
          </table:table-cell>
          <table:table-cell office:value-type="float" office:value="1.422">
            <text:p>1.422</text:p>
          </table:table-cell>
          <table:table-cell office:value-type="float" office:value="0.184">
            <text:p>0.184</text:p>
          </table:table-cell>
          <table:table-cell office:value-type="float" office:value="1.473">
            <text:p>1.473</text:p>
          </table:table-cell>
          <table:table-cell office:value-type="float" office:value="0.261">
            <text:p>0.261</text:p>
          </table:table-cell>
          <table:table-cell office:value-type="float" office:value="0.983">
            <text:p>0.983</text:p>
          </table:table-cell>
          <table:table-cell office:value-type="float" office:value="-0.431">
            <text:p>-0.431</text:p>
          </table:table-cell>
          <table:table-cell office:value-type="float" office:value="-0.717">
            <text:p>-0.717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615">
            <text:p>-2.615</text:p>
          </table:table-cell>
          <table:table-cell office:value-type="float" office:value="1.185">
            <text:p>1.185</text:p>
          </table:table-cell>
          <table:table-cell office:value-type="float" office:value="-1.162">
            <text:p>-1.162</text:p>
          </table:table-cell>
          <table:table-cell office:value-type="float" office:value="0.395">
            <text:p>0.395</text:p>
          </table:table-cell>
          <table:table-cell office:value-type="float" office:value="0.459">
            <text:p>0.459</text:p>
          </table:table-cell>
          <table:table-cell office:value-type="float" office:value="0.345">
            <text:p>0.345</text:p>
          </table:table-cell>
          <table:table-cell office:value-type="float" office:value="0.298">
            <text:p>0.298</text:p>
          </table:table-cell>
          <table:table-cell office:value-type="float" office:value="0.456">
            <text:p>0.456</text:p>
          </table:table-cell>
          <table:table-cell office:value-type="float" office:value="-0.62">
            <text:p>-0.62</text:p>
          </table:table-cell>
          <table:table-cell office:value-type="float" office:value="-0.307">
            <text:p>-0.307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303">
            <text:p>-2.303</text:p>
          </table:table-cell>
          <table:table-cell office:value-type="float" office:value="1.954">
            <text:p>1.954</text:p>
          </table:table-cell>
          <table:table-cell office:value-type="float" office:value="-1.493">
            <text:p>-1.493</text:p>
          </table:table-cell>
          <table:table-cell office:value-type="float" office:value="0.305">
            <text:p>0.305</text:p>
          </table:table-cell>
          <table:table-cell office:value-type="float" office:value="0.047">
            <text:p>0.047</text:p>
          </table:table-cell>
          <table:table-cell office:value-type="float" office:value="0.056">
            <text:p>0.056</text:p>
          </table:table-cell>
          <table:table-cell office:value-type="float" office:value="0.026">
            <text:p>0.026</text:p>
          </table:table-cell>
          <table:table-cell office:value-type="float" office:value="0.902">
            <text:p>0.902</text:p>
          </table:table-cell>
          <table:table-cell office:value-type="float" office:value="-0.522">
            <text:p>-0.522</text:p>
          </table:table-cell>
          <table:table-cell office:value-type="float" office:value="-0.645">
            <text:p>-0.64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9">
            <text:p>-2.79</text:p>
          </table:table-cell>
          <table:table-cell office:value-type="float" office:value="2.665">
            <text:p>2.665</text:p>
          </table:table-cell>
          <table:table-cell office:value-type="float" office:value="0.036">
            <text:p>0.036</text:p>
          </table:table-cell>
          <table:table-cell office:value-type="float" office:value="-0.44">
            <text:p>-0.44</text:p>
          </table:table-cell>
          <table:table-cell office:value-type="float" office:value="-0.604">
            <text:p>-0.604</text:p>
          </table:table-cell>
          <table:table-cell office:value-type="float" office:value="0.811">
            <text:p>0.811</text:p>
          </table:table-cell>
          <table:table-cell office:value-type="float" office:value="0.098">
            <text:p>0.098</text:p>
          </table:table-cell>
          <table:table-cell office:value-type="float" office:value="0.723">
            <text:p>0.723</text:p>
          </table:table-cell>
          <table:table-cell office:value-type="float" office:value="0.134">
            <text:p>0.134</text:p>
          </table:table-cell>
          <table:table-cell office:value-type="float" office:value="-0.91">
            <text:p>-0.91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445">
            <text:p>-2.445</text:p>
          </table:table-cell>
          <table:table-cell office:value-type="float" office:value="2.678">
            <text:p>2.678</text:p>
          </table:table-cell>
          <table:table-cell office:value-type="float" office:value="-0.816">
            <text:p>-0.816</text:p>
          </table:table-cell>
          <table:table-cell office:value-type="float" office:value="-0.743">
            <text:p>-0.743</text:p>
          </table:table-cell>
          <table:table-cell office:value-type="float" office:value="0.076">
            <text:p>0.076</text:p>
          </table:table-cell>
          <table:table-cell office:value-type="float" office:value="1.117">
            <text:p>1.117</text:p>
          </table:table-cell>
          <table:table-cell office:value-type="float" office:value="-0.057">
            <text:p>-0.057</text:p>
          </table:table-cell>
          <table:table-cell office:value-type="float" office:value="0.018">
            <text:p>0.018</text:p>
          </table:table-cell>
          <table:table-cell office:value-type="float" office:value="0.281">
            <text:p>0.281</text:p>
          </table:table-cell>
          <table:table-cell office:value-type="float" office:value="-0.72">
            <text:p>-0.7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024">
            <text:p>-3.024</text:p>
          </table:table-cell>
          <table:table-cell office:value-type="float" office:value="3.26">
            <text:p>3.26</text:p>
          </table:table-cell>
          <table:table-cell office:value-type="float" office:value="0.35">
            <text:p>0.35</text:p>
          </table:table-cell>
          <table:table-cell office:value-type="float" office:value="-0.577">
            <text:p>-0.577</text:p>
          </table:table-cell>
          <table:table-cell office:value-type="float" office:value="-1.183">
            <text:p>-1.183</text:p>
          </table:table-cell>
          <table:table-cell office:value-type="float" office:value="0.872">
            <text:p>0.872</text:p>
          </table:table-cell>
          <table:table-cell office:value-type="float" office:value="0.556">
            <text:p>0.556</text:p>
          </table:table-cell>
          <table:table-cell office:value-type="float" office:value="0.762">
            <text:p>0.762</text:p>
          </table:table-cell>
          <table:table-cell office:value-type="float" office:value="0.395">
            <text:p>0.395</text:p>
          </table:table-cell>
          <table:table-cell office:value-type="float" office:value="-0.665">
            <text:p>-0.665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983">
            <text:p>-3.983</text:p>
          </table:table-cell>
          <table:table-cell office:value-type="float" office:value="3.695">
            <text:p>3.695</text:p>
          </table:table-cell>
          <table:table-cell office:value-type="float" office:value="0.096">
            <text:p>0.096</text:p>
          </table:table-cell>
          <table:table-cell office:value-type="float" office:value="-0.333">
            <text:p>-0.333</text:p>
          </table:table-cell>
          <table:table-cell office:value-type="float" office:value="-1.01">
            <text:p>-1.01</text:p>
          </table:table-cell>
          <table:table-cell office:value-type="float" office:value="0.169">
            <text:p>0.169</text:p>
          </table:table-cell>
          <table:table-cell office:value-type="float" office:value="-0.108">
            <text:p>-0.108</text:p>
          </table:table-cell>
          <table:table-cell office:value-type="float" office:value="1.674">
            <text:p>1.674</text:p>
          </table:table-cell>
          <table:table-cell office:value-type="float" office:value="0.262">
            <text:p>0.262</text:p>
          </table:table-cell>
          <table:table-cell office:value-type="float" office:value="-0.231">
            <text:p>-0.231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96">
            <text:p>-3.96</text:p>
          </table:table-cell>
          <table:table-cell office:value-type="float" office:value="3.373">
            <text:p>3.373</text:p>
          </table:table-cell>
          <table:table-cell office:value-type="float" office:value="-1.235">
            <text:p>-1.235</text:p>
          </table:table-cell>
          <table:table-cell office:value-type="float" office:value="0.152">
            <text:p>0.152</text:p>
          </table:table-cell>
          <table:table-cell office:value-type="float" office:value="0.031">
            <text:p>0.031</text:p>
          </table:table-cell>
          <table:table-cell office:value-type="float" office:value="0.664">
            <text:p>0.664</text:p>
          </table:table-cell>
          <table:table-cell office:value-type="float" office:value="0.558">
            <text:p>0.558</text:p>
          </table:table-cell>
          <table:table-cell office:value-type="float" office:value="0.841">
            <text:p>0.841</text:p>
          </table:table-cell>
          <table:table-cell office:value-type="float" office:value="-0.133">
            <text:p>-0.133</text:p>
          </table:table-cell>
          <table:table-cell office:value-type="float" office:value="-0.317">
            <text:p>-0.317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617">
            <text:p>-4.617</text:p>
          </table:table-cell>
          <table:table-cell office:value-type="float" office:value="3.033">
            <text:p>3.033</text:p>
          </table:table-cell>
          <table:table-cell office:value-type="float" office:value="-0.909">
            <text:p>-0.909</text:p>
          </table:table-cell>
          <table:table-cell office:value-type="float" office:value="0.604">
            <text:p>0.604</text:p>
          </table:table-cell>
          <table:table-cell office:value-type="float" office:value="-0.341">
            <text:p>-0.341</text:p>
          </table:table-cell>
          <table:table-cell office:value-type="float" office:value="0.636">
            <text:p>0.636</text:p>
          </table:table-cell>
          <table:table-cell office:value-type="float" office:value="0.294">
            <text:p>0.294</text:p>
          </table:table-cell>
          <table:table-cell office:value-type="float" office:value="0.527">
            <text:p>0.527</text:p>
          </table:table-cell>
          <table:table-cell office:value-type="float" office:value="0.48">
            <text:p>0.48</text:p>
          </table:table-cell>
          <table:table-cell office:value-type="float" office:value="-0.558">
            <text:p>-0.558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789">
            <text:p>-3.789</text:p>
          </table:table-cell>
          <table:table-cell office:value-type="float" office:value="1.42">
            <text:p>1.42</text:p>
          </table:table-cell>
          <table:table-cell office:value-type="float" office:value="-0.372">
            <text:p>-0.372</text:p>
          </table:table-cell>
          <table:table-cell office:value-type="float" office:value="0.568">
            <text:p>0.568</text:p>
          </table:table-cell>
          <table:table-cell office:value-type="float" office:value="0.123">
            <text:p>0.123</text:p>
          </table:table-cell>
          <table:table-cell office:value-type="float" office:value="0.185">
            <text:p>0.185</text:p>
          </table:table-cell>
          <table:table-cell office:value-type="float" office:value="0.078">
            <text:p>0.078</text:p>
          </table:table-cell>
          <table:table-cell office:value-type="float" office:value="1.006">
            <text:p>1.006</text:p>
          </table:table-cell>
          <table:table-cell office:value-type="float" office:value="-0.722">
            <text:p>-0.722</text:p>
          </table:table-cell>
          <table:table-cell office:value-type="float" office:value="-0.391">
            <text:p>-0.391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676">
            <text:p>-3.676</text:p>
          </table:table-cell>
          <table:table-cell office:value-type="float" office:value="-0.185">
            <text:p>-0.185</text:p>
          </table:table-cell>
          <table:table-cell office:value-type="float" office:value="-0.563">
            <text:p>-0.563</text:p>
          </table:table-cell>
          <table:table-cell office:value-type="float" office:value="2.377">
            <text:p>2.377</text:p>
          </table:table-cell>
          <table:table-cell office:value-type="float" office:value="0.096">
            <text:p>0.096</text:p>
          </table:table-cell>
          <table:table-cell office:value-type="float" office:value="1.854">
            <text:p>1.854</text:p>
          </table:table-cell>
          <table:table-cell office:value-type="float" office:value="0.303">
            <text:p>0.303</text:p>
          </table:table-cell>
          <table:table-cell office:value-type="float" office:value="0.296">
            <text:p>0.296</text:p>
          </table:table-cell>
          <table:table-cell office:value-type="float" office:value="-0.358">
            <text:p>-0.358</text:p>
          </table:table-cell>
          <table:table-cell office:value-type="float" office:value="-1.205">
            <text:p>-1.205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033">
            <text:p>-3.033</text:p>
          </table:table-cell>
          <table:table-cell office:value-type="float" office:value="0.7">
            <text:p>0.7</text:p>
          </table:table-cell>
          <table:table-cell office:value-type="float" office:value="-1.077">
            <text:p>-1.077</text:p>
          </table:table-cell>
          <table:table-cell office:value-type="float" office:value="1.266">
            <text:p>1.266</text:p>
          </table:table-cell>
          <table:table-cell office:value-type="float" office:value="0.196">
            <text:p>0.196</text:p>
          </table:table-cell>
          <table:table-cell office:value-type="float" office:value="1.453">
            <text:p>1.453</text:p>
          </table:table-cell>
          <table:table-cell office:value-type="float" office:value="0.317">
            <text:p>0.317</text:p>
          </table:table-cell>
          <table:table-cell office:value-type="float" office:value="0.947">
            <text:p>0.947</text:p>
          </table:table-cell>
          <table:table-cell office:value-type="float" office:value="-0.324">
            <text:p>-0.324</text:p>
          </table:table-cell>
          <table:table-cell office:value-type="float" office:value="-0.828">
            <text:p>-0.828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6">
            <text:p>-2.6</text:p>
          </table:table-cell>
          <table:table-cell office:value-type="float" office:value="1.219">
            <text:p>1.219</text:p>
          </table:table-cell>
          <table:table-cell office:value-type="float" office:value="-1.315">
            <text:p>-1.315</text:p>
          </table:table-cell>
          <table:table-cell office:value-type="float" office:value="0.589">
            <text:p>0.589</text:p>
          </table:table-cell>
          <table:table-cell office:value-type="float" office:value="0.311">
            <text:p>0.311</text:p>
          </table:table-cell>
          <table:table-cell office:value-type="float" office:value="0.364">
            <text:p>0.364</text:p>
          </table:table-cell>
          <table:table-cell office:value-type="float" office:value="0.451">
            <text:p>0.451</text:p>
          </table:table-cell>
          <table:table-cell office:value-type="float" office:value="0.35">
            <text:p>0.35</text:p>
          </table:table-cell>
          <table:table-cell office:value-type="float" office:value="-0.556">
            <text:p>-0.556</text:p>
          </table:table-cell>
          <table:table-cell office:value-type="float" office:value="-0.314">
            <text:p>-0.314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316">
            <text:p>-2.316</text:p>
          </table:table-cell>
          <table:table-cell office:value-type="float" office:value="2.007">
            <text:p>2.007</text:p>
          </table:table-cell>
          <table:table-cell office:value-type="float" office:value="-1.365">
            <text:p>-1.365</text:p>
          </table:table-cell>
          <table:table-cell office:value-type="float" office:value="0.181">
            <text:p>0.181</text:p>
          </table:table-cell>
          <table:table-cell office:value-type="float" office:value="0.206">
            <text:p>0.206</text:p>
          </table:table-cell>
          <table:table-cell office:value-type="float" office:value="0.071">
            <text:p>0.071</text:p>
          </table:table-cell>
          <table:table-cell office:value-type="float" office:value="0.037">
            <text:p>0.037</text:p>
          </table:table-cell>
          <table:table-cell office:value-type="float" office:value="0.814">
            <text:p>0.814</text:p>
          </table:table-cell>
          <table:table-cell office:value-type="float" office:value="-0.332">
            <text:p>-0.332</text:p>
          </table:table-cell>
          <table:table-cell office:value-type="float" office:value="-0.753">
            <text:p>-0.753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">
            <text:p>-2.7</text:p>
          </table:table-cell>
          <table:table-cell office:value-type="float" office:value="2.686">
            <text:p>2.686</text:p>
          </table:table-cell>
          <table:table-cell office:value-type="float" office:value="-0.043">
            <text:p>-0.043</text:p>
          </table:table-cell>
          <table:table-cell office:value-type="float" office:value="-0.528">
            <text:p>-0.528</text:p>
          </table:table-cell>
          <table:table-cell office:value-type="float" office:value="-0.626">
            <text:p>-0.626</text:p>
          </table:table-cell>
          <table:table-cell office:value-type="float" office:value="0.917">
            <text:p>0.917</text:p>
          </table:table-cell>
          <table:table-cell office:value-type="float" office:value="0.167">
            <text:p>0.167</text:p>
          </table:table-cell>
          <table:table-cell office:value-type="float" office:value="0.652">
            <text:p>0.652</text:p>
          </table:table-cell>
          <table:table-cell office:value-type="float" office:value="0.1">
            <text:p>0.1</text:p>
          </table:table-cell>
          <table:table-cell office:value-type="float" office:value="-0.937">
            <text:p>-0.937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444">
            <text:p>-2.444</text:p>
          </table:table-cell>
          <table:table-cell office:value-type="float" office:value="2.529">
            <text:p>2.529</text:p>
          </table:table-cell>
          <table:table-cell office:value-type="float" office:value="-0.487">
            <text:p>-0.487</text:p>
          </table:table-cell>
          <table:table-cell office:value-type="float" office:value="-0.814">
            <text:p>-0.814</text:p>
          </table:table-cell>
          <table:table-cell office:value-type="float" office:value="-0.151">
            <text:p>-0.151</text:p>
          </table:table-cell>
          <table:table-cell office:value-type="float" office:value="1.285">
            <text:p>1.285</text:p>
          </table:table-cell>
          <table:table-cell office:value-type="float" office:value="0.077">
            <text:p>0.077</text:p>
          </table:table-cell>
          <table:table-cell office:value-type="float" office:value="-0.064">
            <text:p>-0.064</text:p>
          </table:table-cell>
          <table:table-cell office:value-type="float" office:value="0.287">
            <text:p>0.287</text:p>
          </table:table-cell>
          <table:table-cell office:value-type="float" office:value="-0.638">
            <text:p>-0.638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969">
            <text:p>-2.969</text:p>
          </table:table-cell>
          <table:table-cell office:value-type="float" office:value="3.128">
            <text:p>3.128</text:p>
          </table:table-cell>
          <table:table-cell office:value-type="float" office:value="0.504">
            <text:p>0.504</text:p>
          </table:table-cell>
          <table:table-cell office:value-type="float" office:value="-0.487">
            <text:p>-0.487</text:p>
          </table:table-cell>
          <table:table-cell office:value-type="float" office:value="-1.371">
            <text:p>-1.371</text:p>
          </table:table-cell>
          <table:table-cell office:value-type="float" office:value="0.704">
            <text:p>0.704</text:p>
          </table:table-cell>
          <table:table-cell office:value-type="float" office:value="0.66">
            <text:p>0.66</text:p>
          </table:table-cell>
          <table:table-cell office:value-type="float" office:value="0.676">
            <text:p>0.676</text:p>
          </table:table-cell>
          <table:table-cell office:value-type="float" office:value="0.469">
            <text:p>0.469</text:p>
          </table:table-cell>
          <table:table-cell office:value-type="float" office:value="-0.525">
            <text:p>-0.525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878">
            <text:p>-3.878</text:p>
          </table:table-cell>
          <table:table-cell office:value-type="float" office:value="3.816">
            <text:p>3.816</text:p>
          </table:table-cell>
          <table:table-cell office:value-type="float" office:value="-0.155">
            <text:p>-0.155</text:p>
          </table:table-cell>
          <table:table-cell office:value-type="float" office:value="-0.668">
            <text:p>-0.668</text:p>
          </table:table-cell>
          <table:table-cell office:value-type="float" office:value="-1.207">
            <text:p>-1.207</text:p>
          </table:table-cell>
          <table:table-cell office:value-type="float" office:value="0.541">
            <text:p>0.541</text:p>
          </table:table-cell>
          <table:table-cell office:value-type="float" office:value="0.022">
            <text:p>0.022</text:p>
          </table:table-cell>
          <table:table-cell office:value-type="float" office:value="1.972">
            <text:p>1.972</text:p>
          </table:table-cell>
          <table:table-cell office:value-type="float" office:value="-0.029">
            <text:p>-0.029</text:p>
          </table:table-cell>
          <table:table-cell office:value-type="float" office:value="-0.29">
            <text:p>-0.29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896">
            <text:p>-3.896</text:p>
          </table:table-cell>
          <table:table-cell office:value-type="float" office:value="2.768">
            <text:p>2.768</text:p>
          </table:table-cell>
          <table:table-cell office:value-type="float" office:value="-0.816">
            <text:p>-0.816</text:p>
          </table:table-cell>
          <table:table-cell office:value-type="float" office:value="-0.014">
            <text:p>-0.014</text:p>
          </table:table-cell>
          <table:table-cell office:value-type="float" office:value="-0.125">
            <text:p>-0.125</text:p>
          </table:table-cell>
          <table:table-cell office:value-type="float" office:value="0.168">
            <text:p>0.168</text:p>
          </table:table-cell>
          <table:table-cell office:value-type="float" office:value="0.307">
            <text:p>0.307</text:p>
          </table:table-cell>
          <table:table-cell office:value-type="float" office:value="1.203">
            <text:p>1.203</text:p>
          </table:table-cell>
          <table:table-cell office:value-type="float" office:value="0.246">
            <text:p>0.246</text:p>
          </table:table-cell>
          <table:table-cell office:value-type="float" office:value="-0.118">
            <text:p>-0.118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717">
            <text:p>-4.717</text:p>
          </table:table-cell>
          <table:table-cell office:value-type="float" office:value="3.059">
            <text:p>3.059</text:p>
          </table:table-cell>
          <table:table-cell office:value-type="float" office:value="-0.682">
            <text:p>-0.682</text:p>
          </table:table-cell>
          <table:table-cell office:value-type="float" office:value="0.532">
            <text:p>0.532</text:p>
          </table:table-cell>
          <table:table-cell office:value-type="float" office:value="-0.48">
            <text:p>-0.48</text:p>
          </table:table-cell>
          <table:table-cell office:value-type="float" office:value="0.731">
            <text:p>0.731</text:p>
          </table:table-cell>
          <table:table-cell office:value-type="float" office:value="0.174">
            <text:p>0.174</text:p>
          </table:table-cell>
          <table:table-cell office:value-type="float" office:value="0.493">
            <text:p>0.493</text:p>
          </table:table-cell>
          <table:table-cell office:value-type="float" office:value="0.635">
            <text:p>0.635</text:p>
          </table:table-cell>
          <table:table-cell office:value-type="float" office:value="-0.473">
            <text:p>-0.473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689">
            <text:p>-3.689</text:p>
          </table:table-cell>
          <table:table-cell office:value-type="float" office:value="1.367">
            <text:p>1.367</text:p>
          </table:table-cell>
          <table:table-cell office:value-type="float" office:value="-0.389">
            <text:p>-0.389</text:p>
          </table:table-cell>
          <table:table-cell office:value-type="float" office:value="0.376">
            <text:p>0.376</text:p>
          </table:table-cell>
          <table:table-cell office:value-type="float" office:value="0.136">
            <text:p>0.136</text:p>
          </table:table-cell>
          <table:table-cell office:value-type="float" office:value="0.343">
            <text:p>0.343</text:p>
          </table:table-cell>
          <table:table-cell office:value-type="float" office:value="0.156">
            <text:p>0.156</text:p>
          </table:table-cell>
          <table:table-cell office:value-type="float" office:value="1.01">
            <text:p>1.01</text:p>
          </table:table-cell>
          <table:table-cell office:value-type="float" office:value="-0.611">
            <text:p>-0.611</text:p>
          </table:table-cell>
          <table:table-cell office:value-type="float" office:value="-0.551">
            <text:p>-0.551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644">
            <text:p>-3.644</text:p>
          </table:table-cell>
          <table:table-cell office:value-type="float" office:value="-0.215">
            <text:p>-0.215</text:p>
          </table:table-cell>
          <table:table-cell office:value-type="float" office:value="-0.579">
            <text:p>-0.579</text:p>
          </table:table-cell>
          <table:table-cell office:value-type="float" office:value="2.307">
            <text:p>2.307</text:p>
          </table:table-cell>
          <table:table-cell office:value-type="float" office:value="0.046">
            <text:p>0.046</text:p>
          </table:table-cell>
          <table:table-cell office:value-type="float" office:value="1.945">
            <text:p>1.945</text:p>
          </table:table-cell>
          <table:table-cell office:value-type="float" office:value="0.28">
            <text:p>0.28</text:p>
          </table:table-cell>
          <table:table-cell office:value-type="float" office:value="0.272">
            <text:p>0.272</text:p>
          </table:table-cell>
          <table:table-cell office:value-type="float" office:value="-0.539">
            <text:p>-0.539</text:p>
          </table:table-cell>
          <table:table-cell office:value-type="float" office:value="-1.226">
            <text:p>-1.22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034">
            <text:p>-3.034</text:p>
          </table:table-cell>
          <table:table-cell office:value-type="float" office:value="0.452">
            <text:p>0.452</text:p>
          </table:table-cell>
          <table:table-cell office:value-type="float" office:value="-0.946">
            <text:p>-0.946</text:p>
          </table:table-cell>
          <table:table-cell office:value-type="float" office:value="0.931">
            <text:p>0.931</text:p>
          </table:table-cell>
          <table:table-cell office:value-type="float" office:value="0.128">
            <text:p>0.128</text:p>
          </table:table-cell>
          <table:table-cell office:value-type="float" office:value="1.514">
            <text:p>1.514</text:p>
          </table:table-cell>
          <table:table-cell office:value-type="float" office:value="0.142">
            <text:p>0.142</text:p>
          </table:table-cell>
          <table:table-cell office:value-type="float" office:value="0.932">
            <text:p>0.932</text:p>
          </table:table-cell>
          <table:table-cell office:value-type="float" office:value="-0.104">
            <text:p>-0.104</text:p>
          </table:table-cell>
          <table:table-cell office:value-type="float" office:value="-0.974">
            <text:p>-0.974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817">
            <text:p>-2.817</text:p>
          </table:table-cell>
          <table:table-cell office:value-type="float" office:value="1.268">
            <text:p>1.268</text:p>
          </table:table-cell>
          <table:table-cell office:value-type="float" office:value="-1.127">
            <text:p>-1.127</text:p>
          </table:table-cell>
          <table:table-cell office:value-type="float" office:value="0.707">
            <text:p>0.707</text:p>
          </table:table-cell>
          <table:table-cell office:value-type="float" office:value="0.399">
            <text:p>0.399</text:p>
          </table:table-cell>
          <table:table-cell office:value-type="float" office:value="0.406">
            <text:p>0.406</text:p>
          </table:table-cell>
          <table:table-cell office:value-type="float" office:value="0.289">
            <text:p>0.289</text:p>
          </table:table-cell>
          <table:table-cell office:value-type="float" office:value="0.319">
            <text:p>0.319</text:p>
          </table:table-cell>
          <table:table-cell office:value-type="float" office:value="-0.691">
            <text:p>-0.691</text:p>
          </table:table-cell>
          <table:table-cell office:value-type="float" office:value="-0.379">
            <text:p>-0.379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382">
            <text:p>-2.382</text:p>
          </table:table-cell>
          <table:table-cell office:value-type="float" office:value="1.984">
            <text:p>1.984</text:p>
          </table:table-cell>
          <table:table-cell office:value-type="float" office:value="-1.096">
            <text:p>-1.096</text:p>
          </table:table-cell>
          <table:table-cell office:value-type="float" office:value="-0.103">
            <text:p>-0.103</text:p>
          </table:table-cell>
          <table:table-cell office:value-type="float" office:value="0.369">
            <text:p>0.369</text:p>
          </table:table-cell>
          <table:table-cell office:value-type="float" office:value="0.204">
            <text:p>0.204</text:p>
          </table:table-cell>
          <table:table-cell office:value-type="float" office:value="-0.125">
            <text:p>-0.125</text:p>
          </table:table-cell>
          <table:table-cell office:value-type="float" office:value="0.752">
            <text:p>0.752</text:p>
          </table:table-cell>
          <table:table-cell office:value-type="float" office:value="-0.136">
            <text:p>-0.136</text:p>
          </table:table-cell>
          <table:table-cell office:value-type="float" office:value="-0.959">
            <text:p>-0.959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54">
            <text:p>-2.54</text:p>
          </table:table-cell>
          <table:table-cell office:value-type="float" office:value="2.925">
            <text:p>2.925</text:p>
          </table:table-cell>
          <table:table-cell office:value-type="float" office:value="-0.377">
            <text:p>-0.377</text:p>
          </table:table-cell>
          <table:table-cell office:value-type="float" office:value="-0.745">
            <text:p>-0.745</text:p>
          </table:table-cell>
          <table:table-cell office:value-type="float" office:value="-0.562">
            <text:p>-0.562</text:p>
          </table:table-cell>
          <table:table-cell office:value-type="float" office:value="0.981">
            <text:p>0.981</text:p>
          </table:table-cell>
          <table:table-cell office:value-type="float" office:value="0.303">
            <text:p>0.303</text:p>
          </table:table-cell>
          <table:table-cell office:value-type="float" office:value="0.539">
            <text:p>0.539</text:p>
          </table:table-cell>
          <table:table-cell office:value-type="float" office:value="0.127">
            <text:p>0.127</text:p>
          </table:table-cell>
          <table:table-cell office:value-type="float" office:value="-0.959">
            <text:p>-0.959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505">
            <text:p>-2.505</text:p>
          </table:table-cell>
          <table:table-cell office:value-type="float" office:value="2.358">
            <text:p>2.358</text:p>
          </table:table-cell>
          <table:table-cell office:value-type="float" office:value="-0.184">
            <text:p>-0.184</text:p>
          </table:table-cell>
          <table:table-cell office:value-type="float" office:value="-0.792">
            <text:p>-0.792</text:p>
          </table:table-cell>
          <table:table-cell office:value-type="float" office:value="-0.316">
            <text:p>-0.316</text:p>
          </table:table-cell>
          <table:table-cell office:value-type="float" office:value="1.363">
            <text:p>1.363</text:p>
          </table:table-cell>
          <table:table-cell office:value-type="float" office:value="0.302">
            <text:p>0.302</text:p>
          </table:table-cell>
          <table:table-cell office:value-type="float" office:value="-0.121">
            <text:p>-0.121</text:p>
          </table:table-cell>
          <table:table-cell office:value-type="float" office:value="0.214">
            <text:p>0.214</text:p>
          </table:table-cell>
          <table:table-cell office:value-type="float" office:value="-0.622">
            <text:p>-0.62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951">
            <text:p>-2.951</text:p>
          </table:table-cell>
          <table:table-cell office:value-type="float" office:value="2.64">
            <text:p>2.64</text:p>
          </table:table-cell>
          <table:table-cell office:value-type="float" office:value="0.832">
            <text:p>0.832</text:p>
          </table:table-cell>
          <table:table-cell office:value-type="float" office:value="-0.387">
            <text:p>-0.387</text:p>
          </table:table-cell>
          <table:table-cell office:value-type="float" office:value="-1.502">
            <text:p>-1.502</text:p>
          </table:table-cell>
          <table:table-cell office:value-type="float" office:value="0.272">
            <text:p>0.272</text:p>
          </table:table-cell>
          <table:table-cell office:value-type="float" office:value="0.756">
            <text:p>0.756</text:p>
          </table:table-cell>
          <table:table-cell office:value-type="float" office:value="0.538">
            <text:p>0.538</text:p>
          </table:table-cell>
          <table:table-cell office:value-type="float" office:value="0.616">
            <text:p>0.616</text:p>
          </table:table-cell>
          <table:table-cell office:value-type="float" office:value="-0.399">
            <text:p>-0.399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979">
            <text:p>-3.979</text:p>
          </table:table-cell>
          <table:table-cell office:value-type="float" office:value="3.661">
            <text:p>3.661</text:p>
          </table:table-cell>
          <table:table-cell office:value-type="float" office:value="0.169">
            <text:p>0.169</text:p>
          </table:table-cell>
          <table:table-cell office:value-type="float" office:value="-0.598">
            <text:p>-0.598</text:p>
          </table:table-cell>
          <table:table-cell office:value-type="float" office:value="-1.412">
            <text:p>-1.412</text:p>
          </table:table-cell>
          <table:table-cell office:value-type="float" office:value="0.569">
            <text:p>0.569</text:p>
          </table:table-cell>
          <table:table-cell office:value-type="float" office:value="0.009">
            <text:p>0.009</text:p>
          </table:table-cell>
          <table:table-cell office:value-type="float" office:value="1.939">
            <text:p>1.939</text:p>
          </table:table-cell>
          <table:table-cell office:value-type="float" office:value="0.094">
            <text:p>0.094</text:p>
          </table:table-cell>
          <table:table-cell office:value-type="float" office:value="-0.149">
            <text:p>-0.149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083">
            <text:p>-4.083</text:p>
          </table:table-cell>
          <table:table-cell office:value-type="float" office:value="2.315">
            <text:p>2.315</text:p>
          </table:table-cell>
          <table:table-cell office:value-type="float" office:value="-0.375">
            <text:p>-0.375</text:p>
          </table:table-cell>
          <table:table-cell office:value-type="float" office:value="0.52">
            <text:p>0.52</text:p>
          </table:table-cell>
          <table:table-cell office:value-type="float" office:value="-0.019">
            <text:p>-0.019</text:p>
          </table:table-cell>
          <table:table-cell office:value-type="float" office:value="-0.211">
            <text:p>-0.211</text:p>
          </table:table-cell>
          <table:table-cell office:value-type="float" office:value="-0.172">
            <text:p>-0.172</text:p>
          </table:table-cell>
          <table:table-cell office:value-type="float" office:value="1.054">
            <text:p>1.054</text:p>
          </table:table-cell>
          <table:table-cell office:value-type="float" office:value="0.387">
            <text:p>0.387</text:p>
          </table:table-cell>
          <table:table-cell office:value-type="float" office:value="0.168">
            <text:p>0.168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805">
            <text:p>-4.805</text:p>
          </table:table-cell>
          <table:table-cell office:value-type="float" office:value="3.228">
            <text:p>3.228</text:p>
          </table:table-cell>
          <table:table-cell office:value-type="float" office:value="-0.501">
            <text:p>-0.501</text:p>
          </table:table-cell>
          <table:table-cell office:value-type="float" office:value="0.602">
            <text:p>0.602</text:p>
          </table:table-cell>
          <table:table-cell office:value-type="float" office:value="-0.532">
            <text:p>-0.532</text:p>
          </table:table-cell>
          <table:table-cell office:value-type="float" office:value="0.745">
            <text:p>0.745</text:p>
          </table:table-cell>
          <table:table-cell office:value-type="float" office:value="0.09">
            <text:p>0.09</text:p>
          </table:table-cell>
          <table:table-cell office:value-type="float" office:value="0.445">
            <text:p>0.445</text:p>
          </table:table-cell>
          <table:table-cell office:value-type="float" office:value="0.756">
            <text:p>0.756</text:p>
          </table:table-cell>
          <table:table-cell office:value-type="float" office:value="-0.42">
            <text:p>-0.42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661">
            <text:p>-3.661</text:p>
          </table:table-cell>
          <table:table-cell office:value-type="float" office:value="1.292">
            <text:p>1.292</text:p>
          </table:table-cell>
          <table:table-cell office:value-type="float" office:value="-0.433">
            <text:p>-0.433</text:p>
          </table:table-cell>
          <table:table-cell office:value-type="float" office:value="0.34">
            <text:p>0.34</text:p>
          </table:table-cell>
          <table:table-cell office:value-type="float" office:value="0.098">
            <text:p>0.098</text:p>
          </table:table-cell>
          <table:table-cell office:value-type="float" office:value="0.363">
            <text:p>0.363</text:p>
          </table:table-cell>
          <table:table-cell office:value-type="float" office:value="0.246">
            <text:p>0.246</text:p>
          </table:table-cell>
          <table:table-cell office:value-type="float" office:value="0.911">
            <text:p>0.911</text:p>
          </table:table-cell>
          <table:table-cell office:value-type="float" office:value="-0.415">
            <text:p>-0.415</text:p>
          </table:table-cell>
          <table:table-cell office:value-type="float" office:value="-0.507">
            <text:p>-0.507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337">
            <text:p>-3.337</text:p>
          </table:table-cell>
          <table:table-cell office:value-type="float" office:value="-0.347">
            <text:p>-0.347</text:p>
          </table:table-cell>
          <table:table-cell office:value-type="float" office:value="-0.79">
            <text:p>-0.79</text:p>
          </table:table-cell>
          <table:table-cell office:value-type="float" office:value="2.129">
            <text:p>2.129</text:p>
          </table:table-cell>
          <table:table-cell office:value-type="float" office:value="-0.058">
            <text:p>-0.058</text:p>
          </table:table-cell>
          <table:table-cell office:value-type="float" office:value="2.079">
            <text:p>2.079</text:p>
          </table:table-cell>
          <table:table-cell office:value-type="float" office:value="0.295">
            <text:p>0.295</text:p>
          </table:table-cell>
          <table:table-cell office:value-type="float" office:value="0.246">
            <text:p>0.246</text:p>
          </table:table-cell>
          <table:table-cell office:value-type="float" office:value="-0.687">
            <text:p>-0.687</text:p>
          </table:table-cell>
          <table:table-cell office:value-type="float" office:value="-1.241">
            <text:p>-1.241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">
            <text:p>-3</text:p>
          </table:table-cell>
          <table:table-cell office:value-type="float" office:value="0.217">
            <text:p>0.217</text:p>
          </table:table-cell>
          <table:table-cell office:value-type="float" office:value="-0.855">
            <text:p>-0.855</text:p>
          </table:table-cell>
          <table:table-cell office:value-type="float" office:value="0.803">
            <text:p>0.803</text:p>
          </table:table-cell>
          <table:table-cell office:value-type="float" office:value="-0.008">
            <text:p>-0.008</text:p>
          </table:table-cell>
          <table:table-cell office:value-type="float" office:value="1.795">
            <text:p>1.795</text:p>
          </table:table-cell>
          <table:table-cell office:value-type="float" office:value="-0.01">
            <text:p>-0.01</text:p>
          </table:table-cell>
          <table:table-cell office:value-type="float" office:value="1.07">
            <text:p>1.07</text:p>
          </table:table-cell>
          <table:table-cell office:value-type="float" office:value="-0.061">
            <text:p>-0.061</text:p>
          </table:table-cell>
          <table:table-cell office:value-type="float" office:value="-1.046">
            <text:p>-1.04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047">
            <text:p>-3.047</text:p>
          </table:table-cell>
          <table:table-cell office:value-type="float" office:value="1.267">
            <text:p>1.267</text:p>
          </table:table-cell>
          <table:table-cell office:value-type="float" office:value="-0.799">
            <text:p>-0.799</text:p>
          </table:table-cell>
          <table:table-cell office:value-type="float" office:value="0.507">
            <text:p>0.507</text:p>
          </table:table-cell>
          <table:table-cell office:value-type="float" office:value="0.524">
            <text:p>0.524</text:p>
          </table:table-cell>
          <table:table-cell office:value-type="float" office:value="0.507">
            <text:p>0.507</text:p>
          </table:table-cell>
          <table:table-cell office:value-type="float" office:value="0.044">
            <text:p>0.044</text:p>
          </table:table-cell>
          <table:table-cell office:value-type="float" office:value="0.302">
            <text:p>0.302</text:p>
          </table:table-cell>
          <table:table-cell office:value-type="float" office:value="-0.731">
            <text:p>-0.731</text:p>
          </table:table-cell>
          <table:table-cell office:value-type="float" office:value="-0.431">
            <text:p>-0.431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45">
            <text:p>-2.45</text:p>
          </table:table-cell>
          <table:table-cell office:value-type="float" office:value="1.993">
            <text:p>1.993</text:p>
          </table:table-cell>
          <table:table-cell office:value-type="float" office:value="-1.08">
            <text:p>-1.08</text:p>
          </table:table-cell>
          <table:table-cell office:value-type="float" office:value="-0.09">
            <text:p>-0.09</text:p>
          </table:table-cell>
          <table:table-cell office:value-type="float" office:value="0.367">
            <text:p>0.367</text:p>
          </table:table-cell>
          <table:table-cell office:value-type="float" office:value="0.324">
            <text:p>0.324</text:p>
          </table:table-cell>
          <table:table-cell office:value-type="float" office:value="-0.164">
            <text:p>-0.164</text:p>
          </table:table-cell>
          <table:table-cell office:value-type="float" office:value="0.684">
            <text:p>0.684</text:p>
          </table:table-cell>
          <table:table-cell office:value-type="float" office:value="-0.181">
            <text:p>-0.181</text:p>
          </table:table-cell>
          <table:table-cell office:value-type="float" office:value="-1.013">
            <text:p>-1.013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544">
            <text:p>-2.544</text:p>
          </table:table-cell>
          <table:table-cell office:value-type="float" office:value="2.725">
            <text:p>2.725</text:p>
          </table:table-cell>
          <table:table-cell office:value-type="float" office:value="-0.067">
            <text:p>-0.067</text:p>
          </table:table-cell>
          <table:table-cell office:value-type="float" office:value="-0.787">
            <text:p>-0.787</text:p>
          </table:table-cell>
          <table:table-cell office:value-type="float" office:value="-0.903">
            <text:p>-0.903</text:p>
          </table:table-cell>
          <table:table-cell office:value-type="float" office:value="0.97">
            <text:p>0.97</text:p>
          </table:table-cell>
          <table:table-cell office:value-type="float" office:value="0.524">
            <text:p>0.524</text:p>
          </table:table-cell>
          <table:table-cell office:value-type="float" office:value="0.32">
            <text:p>0.32</text:p>
          </table:table-cell>
          <table:table-cell office:value-type="float" office:value="0.283">
            <text:p>0.283</text:p>
          </table:table-cell>
          <table:table-cell office:value-type="float" office:value="-0.822">
            <text:p>-0.822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703">
            <text:p>-2.703</text:p>
          </table:table-cell>
          <table:table-cell office:value-type="float" office:value="2.066">
            <text:p>2.066</text:p>
          </table:table-cell>
          <table:table-cell office:value-type="float" office:value="0.205">
            <text:p>0.205</text:p>
          </table:table-cell>
          <table:table-cell office:value-type="float" office:value="-0.63">
            <text:p>-0.63</text:p>
          </table:table-cell>
          <table:table-cell office:value-type="float" office:value="-0.345">
            <text:p>-0.345</text:p>
          </table:table-cell>
          <table:table-cell office:value-type="float" office:value="1.229">
            <text:p>1.229</text:p>
          </table:table-cell>
          <table:table-cell office:value-type="float" office:value="0.403">
            <text:p>0.403</text:p>
          </table:table-cell>
          <table:table-cell office:value-type="float" office:value="-0.032">
            <text:p>-0.032</text:p>
          </table:table-cell>
          <table:table-cell office:value-type="float" office:value="0.247">
            <text:p>0.247</text:p>
          </table:table-cell>
          <table:table-cell office:value-type="float" office:value="-0.696">
            <text:p>-0.696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015">
            <text:p>-3.015</text:p>
          </table:table-cell>
          <table:table-cell office:value-type="float" office:value="2.219">
            <text:p>2.219</text:p>
          </table:table-cell>
          <table:table-cell office:value-type="float" office:value="0.996">
            <text:p>0.996</text:p>
          </table:table-cell>
          <table:table-cell office:value-type="float" office:value="-0.455">
            <text:p>-0.455</text:p>
          </table:table-cell>
          <table:table-cell office:value-type="float" office:value="-1.514">
            <text:p>-1.514</text:p>
          </table:table-cell>
          <table:table-cell office:value-type="float" office:value="0.047">
            <text:p>0.047</text:p>
          </table:table-cell>
          <table:table-cell office:value-type="float" office:value="0.864">
            <text:p>0.864</text:p>
          </table:table-cell>
          <table:table-cell office:value-type="float" office:value="0.468">
            <text:p>0.468</text:p>
          </table:table-cell>
          <table:table-cell office:value-type="float" office:value="0.657">
            <text:p>0.657</text:p>
          </table:table-cell>
          <table:table-cell office:value-type="float" office:value="-0.343">
            <text:p>-0.343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122">
            <text:p>-4.122</text:p>
          </table:table-cell>
          <table:table-cell office:value-type="float" office:value="3.177">
            <text:p>3.177</text:p>
          </table:table-cell>
          <table:table-cell office:value-type="float" office:value="0.529">
            <text:p>0.529</text:p>
          </table:table-cell>
          <table:table-cell office:value-type="float" office:value="-0.176">
            <text:p>-0.176</text:p>
          </table:table-cell>
          <table:table-cell office:value-type="float" office:value="-1.307">
            <text:p>-1.307</text:p>
          </table:table-cell>
          <table:table-cell office:value-type="float" office:value="0.132">
            <text:p>0.132</text:p>
          </table:table-cell>
          <table:table-cell office:value-type="float" office:value="-0.279">
            <text:p>-0.279</text:p>
          </table:table-cell>
          <table:table-cell office:value-type="float" office:value="1.353">
            <text:p>1.353</text:p>
          </table:table-cell>
          <table:table-cell office:value-type="float" office:value="0.458">
            <text:p>0.458</text:p>
          </table:table-cell>
          <table:table-cell office:value-type="float" office:value="-0.009">
            <text:p>-0.009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047">
            <text:p>-4.047</text:p>
          </table:table-cell>
          <table:table-cell office:value-type="float" office:value="2.626">
            <text:p>2.626</text:p>
          </table:table-cell>
          <table:table-cell office:value-type="float" office:value="-0.597">
            <text:p>-0.597</text:p>
          </table:table-cell>
          <table:table-cell office:value-type="float" office:value="0.823">
            <text:p>0.823</text:p>
          </table:table-cell>
          <table:table-cell office:value-type="float" office:value="-0.266">
            <text:p>-0.266</text:p>
          </table:table-cell>
          <table:table-cell office:value-type="float" office:value="0.048">
            <text:p>0.048</text:p>
          </table:table-cell>
          <table:table-cell office:value-type="float" office:value="0.049">
            <text:p>0.049</text:p>
          </table:table-cell>
          <table:table-cell office:value-type="float" office:value="0.882">
            <text:p>0.882</text:p>
          </table:table-cell>
          <table:table-cell office:value-type="float" office:value="0.359">
            <text:p>0.359</text:p>
          </table:table-cell>
          <table:table-cell office:value-type="float" office:value="-0.203">
            <text:p>-0.203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893">
            <text:p>-4.893</text:p>
          </table:table-cell>
          <table:table-cell office:value-type="float" office:value="3.37">
            <text:p>3.37</text:p>
          </table:table-cell>
          <table:table-cell office:value-type="float" office:value="-0.464">
            <text:p>-0.464</text:p>
          </table:table-cell>
          <table:table-cell office:value-type="float" office:value="0.538">
            <text:p>0.538</text:p>
          </table:table-cell>
          <table:table-cell office:value-type="float" office:value="-0.327">
            <text:p>-0.327</text:p>
          </table:table-cell>
          <table:table-cell office:value-type="float" office:value="0.496">
            <text:p>0.496</text:p>
          </table:table-cell>
          <table:table-cell office:value-type="float" office:value="0.27">
            <text:p>0.27</text:p>
          </table:table-cell>
          <table:table-cell office:value-type="float" office:value="0.47">
            <text:p>0.47</text:p>
          </table:table-cell>
          <table:table-cell office:value-type="float" office:value="0.742">
            <text:p>0.742</text:p>
          </table:table-cell>
          <table:table-cell office:value-type="float" office:value="-0.141">
            <text:p>-0.141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664">
            <text:p>-3.664</text:p>
          </table:table-cell>
          <table:table-cell office:value-type="float" office:value="1.119">
            <text:p>1.119</text:p>
          </table:table-cell>
          <table:table-cell office:value-type="float" office:value="-0.459">
            <text:p>-0.459</text:p>
          </table:table-cell>
          <table:table-cell office:value-type="float" office:value="0.482">
            <text:p>0.482</text:p>
          </table:table-cell>
          <table:table-cell office:value-type="float" office:value="0.082">
            <text:p>0.082</text:p>
          </table:table-cell>
          <table:table-cell office:value-type="float" office:value="0.221">
            <text:p>0.221</text:p>
          </table:table-cell>
          <table:table-cell office:value-type="float" office:value="0.185">
            <text:p>0.185</text:p>
          </table:table-cell>
          <table:table-cell office:value-type="float" office:value="0.861">
            <text:p>0.861</text:p>
          </table:table-cell>
          <table:table-cell office:value-type="float" office:value="-0.237">
            <text:p>-0.237</text:p>
          </table:table-cell>
          <table:table-cell office:value-type="float" office:value="-0.413">
            <text:p>-0.413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2.463">
            <text:p>-2.463</text:p>
          </table:table-cell>
          <table:table-cell office:value-type="float" office:value="-0.197">
            <text:p>-0.197</text:p>
          </table:table-cell>
          <table:table-cell office:value-type="float" office:value="-1.264">
            <text:p>-1.264</text:p>
          </table:table-cell>
          <table:table-cell office:value-type="float" office:value="1.15">
            <text:p>1.15</text:p>
          </table:table-cell>
          <table:table-cell office:value-type="float" office:value="0.234">
            <text:p>0.234</text:p>
          </table:table-cell>
          <table:table-cell office:value-type="float" office:value="1.833">
            <text:p>1.833</text:p>
          </table:table-cell>
          <table:table-cell office:value-type="float" office:value="0.066">
            <text:p>0.066</text:p>
          </table:table-cell>
          <table:table-cell office:value-type="float" office:value="0.738">
            <text:p>0.738</text:p>
          </table:table-cell>
          <table:table-cell office:value-type="float" office:value="-1.382">
            <text:p>-1.382</text:p>
          </table:table-cell>
          <table:table-cell office:value-type="float" office:value="-0.498">
            <text:p>-0.498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913">
            <text:p>-2.913</text:p>
          </table:table-cell>
          <table:table-cell office:value-type="float" office:value="0.757">
            <text:p>0.757</text:p>
          </table:table-cell>
          <table:table-cell office:value-type="float" office:value="-0.819">
            <text:p>-0.819</text:p>
          </table:table-cell>
          <table:table-cell office:value-type="float" office:value="1.245">
            <text:p>1.245</text:p>
          </table:table-cell>
          <table:table-cell office:value-type="float" office:value="0.419">
            <text:p>0.419</text:p>
          </table:table-cell>
          <table:table-cell office:value-type="float" office:value="1.17">
            <text:p>1.17</text:p>
          </table:table-cell>
          <table:table-cell office:value-type="float" office:value="0.051">
            <text:p>0.051</text:p>
          </table:table-cell>
          <table:table-cell office:value-type="float" office:value="0.328">
            <text:p>0.328</text:p>
          </table:table-cell>
          <table:table-cell office:value-type="float" office:value="-0.96">
            <text:p>-0.96</text:p>
          </table:table-cell>
          <table:table-cell office:value-type="float" office:value="-0.614">
            <text:p>-0.614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012">
            <text:p>-2.012</text:p>
          </table:table-cell>
          <table:table-cell office:value-type="float" office:value="1.134">
            <text:p>1.134</text:p>
          </table:table-cell>
          <table:table-cell office:value-type="float" office:value="-1.029">
            <text:p>-1.029</text:p>
          </table:table-cell>
          <table:table-cell office:value-type="float" office:value="0.205">
            <text:p>0.205</text:p>
          </table:table-cell>
          <table:table-cell office:value-type="float" office:value="0.661">
            <text:p>0.661</text:p>
          </table:table-cell>
          <table:table-cell office:value-type="float" office:value="0.359">
            <text:p>0.359</text:p>
          </table:table-cell>
          <table:table-cell office:value-type="float" office:value="0.456">
            <text:p>0.456</text:p>
          </table:table-cell>
          <table:table-cell office:value-type="float" office:value="0.372">
            <text:p>0.372</text:p>
          </table:table-cell>
          <table:table-cell office:value-type="float" office:value="-0.939">
            <text:p>-0.939</text:p>
          </table:table-cell>
          <table:table-cell office:value-type="float" office:value="-0.613">
            <text:p>-0.613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101">
            <text:p>-2.101</text:p>
          </table:table-cell>
          <table:table-cell office:value-type="float" office:value="1.502">
            <text:p>1.502</text:p>
          </table:table-cell>
          <table:table-cell office:value-type="float" office:value="-0.322">
            <text:p>-0.322</text:p>
          </table:table-cell>
          <table:table-cell office:value-type="float" office:value="-0.363">
            <text:p>-0.363</text:p>
          </table:table-cell>
          <table:table-cell office:value-type="float" office:value="0.026">
            <text:p>0.026</text:p>
          </table:table-cell>
          <table:table-cell office:value-type="float" office:value="0.116">
            <text:p>0.116</text:p>
          </table:table-cell>
          <table:table-cell office:value-type="float" office:value="0.162">
            <text:p>0.162</text:p>
          </table:table-cell>
          <table:table-cell office:value-type="float" office:value="-0.074">
            <text:p>-0.074</text:p>
          </table:table-cell>
          <table:table-cell office:value-type="float" office:value="-0.106">
            <text:p>-0.106</text:p>
          </table:table-cell>
          <table:table-cell office:value-type="float" office:value="-0.397">
            <text:p>-0.397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565">
            <text:p>-2.565</text:p>
          </table:table-cell>
          <table:table-cell office:value-type="float" office:value="1.871">
            <text:p>1.871</text:p>
          </table:table-cell>
          <table:table-cell office:value-type="float" office:value="-0.269">
            <text:p>-0.269</text:p>
          </table:table-cell>
          <table:table-cell office:value-type="float" office:value="0.187">
            <text:p>0.187</text:p>
          </table:table-cell>
          <table:table-cell office:value-type="float" office:value="-0.656">
            <text:p>-0.656</text:p>
          </table:table-cell>
          <table:table-cell office:value-type="float" office:value="0.267">
            <text:p>0.267</text:p>
          </table:table-cell>
          <table:table-cell office:value-type="float" office:value="-0.328">
            <text:p>-0.328</text:p>
          </table:table-cell>
          <table:table-cell office:value-type="float" office:value="0.184">
            <text:p>0.184</text:p>
          </table:table-cell>
          <table:table-cell office:value-type="float" office:value="0.348">
            <text:p>0.348</text:p>
          </table:table-cell>
          <table:table-cell office:value-type="float" office:value="-0.511">
            <text:p>-0.511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346">
            <text:p>-2.346</text:p>
          </table:table-cell>
          <table:table-cell office:value-type="float" office:value="1.604">
            <text:p>1.604</text:p>
          </table:table-cell>
          <table:table-cell office:value-type="float" office:value="-0.283">
            <text:p>-0.283</text:p>
          </table:table-cell>
          <table:table-cell office:value-type="float" office:value="0.393">
            <text:p>0.393</text:p>
          </table:table-cell>
          <table:table-cell office:value-type="float" office:value="-0.416">
            <text:p>-0.416</text:p>
          </table:table-cell>
          <table:table-cell office:value-type="float" office:value="0.268">
            <text:p>0.268</text:p>
          </table:table-cell>
          <table:table-cell office:value-type="float" office:value="-0.463">
            <text:p>-0.463</text:p>
          </table:table-cell>
          <table:table-cell office:value-type="float" office:value="0.387">
            <text:p>0.387</text:p>
          </table:table-cell>
          <table:table-cell office:value-type="float" office:value="0.253">
            <text:p>0.253</text:p>
          </table:table-cell>
          <table:table-cell office:value-type="float" office:value="-0.504">
            <text:p>-0.504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008">
            <text:p>-3.008</text:p>
          </table:table-cell>
          <table:table-cell office:value-type="float" office:value="2.882">
            <text:p>2.882</text:p>
          </table:table-cell>
          <table:table-cell office:value-type="float" office:value="-0.9">
            <text:p>-0.9</text:p>
          </table:table-cell>
          <table:table-cell office:value-type="float" office:value="0.214">
            <text:p>0.214</text:p>
          </table:table-cell>
          <table:table-cell office:value-type="float" office:value="-0.565">
            <text:p>-0.565</text:p>
          </table:table-cell>
          <table:table-cell office:value-type="float" office:value="-0.197">
            <text:p>-0.197</text:p>
          </table:table-cell>
          <table:table-cell office:value-type="float" office:value="0.449">
            <text:p>0.449</text:p>
          </table:table-cell>
          <table:table-cell office:value-type="float" office:value="0.305">
            <text:p>0.305</text:p>
          </table:table-cell>
          <table:table-cell office:value-type="float" office:value="0.413">
            <text:p>0.413</text:p>
          </table:table-cell>
          <table:table-cell office:value-type="float" office:value="-0.3">
            <text:p>-0.3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823">
            <text:p>-3.823</text:p>
          </table:table-cell>
          <table:table-cell office:value-type="float" office:value="3.536">
            <text:p>3.536</text:p>
          </table:table-cell>
          <table:table-cell office:value-type="float" office:value="-2.07">
            <text:p>-2.07</text:p>
          </table:table-cell>
          <table:table-cell office:value-type="float" office:value="0.245">
            <text:p>0.245</text:p>
          </table:table-cell>
          <table:table-cell office:value-type="float" office:value="-0.442">
            <text:p>-0.442</text:p>
          </table:table-cell>
          <table:table-cell office:value-type="float" office:value="1.125">
            <text:p>1.125</text:p>
          </table:table-cell>
          <table:table-cell office:value-type="float" office:value="0.73">
            <text:p>0.73</text:p>
          </table:table-cell>
          <table:table-cell office:value-type="float" office:value="0.538">
            <text:p>0.538</text:p>
          </table:table-cell>
          <table:table-cell office:value-type="float" office:value="-0.006">
            <text:p>-0.006</text:p>
          </table:table-cell>
          <table:table-cell office:value-type="float" office:value="-0.64">
            <text:p>-0.64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019">
            <text:p>-4.019</text:p>
          </table:table-cell>
          <table:table-cell office:value-type="float" office:value="3.52">
            <text:p>3.52</text:p>
          </table:table-cell>
          <table:table-cell office:value-type="float" office:value="-1.058">
            <text:p>-1.058</text:p>
          </table:table-cell>
          <table:table-cell office:value-type="float" office:value="-0.2">
            <text:p>-0.2</text:p>
          </table:table-cell>
          <table:table-cell office:value-type="float" office:value="-0.545">
            <text:p>-0.545</text:p>
          </table:table-cell>
          <table:table-cell office:value-type="float" office:value="1.348">
            <text:p>1.348</text:p>
          </table:table-cell>
          <table:table-cell office:value-type="float" office:value="0.351">
            <text:p>0.351</text:p>
          </table:table-cell>
          <table:table-cell office:value-type="float" office:value="0.82">
            <text:p>0.82</text:p>
          </table:table-cell>
          <table:table-cell office:value-type="float" office:value="-0.868">
            <text:p>-0.868</text:p>
          </table:table-cell>
          <table:table-cell office:value-type="float" office:value="-0.434">
            <text:p>-0.434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022">
            <text:p>-4.022</text:p>
          </table:table-cell>
          <table:table-cell office:value-type="float" office:value="0.941">
            <text:p>0.941</text:p>
          </table:table-cell>
          <table:table-cell office:value-type="float" office:value="-0.623">
            <text:p>-0.623</text:p>
          </table:table-cell>
          <table:table-cell office:value-type="float" office:value="1.461">
            <text:p>1.461</text:p>
          </table:table-cell>
          <table:table-cell office:value-type="float" office:value="0.02">
            <text:p>0.02</text:p>
          </table:table-cell>
          <table:table-cell office:value-type="float" office:value="1.904">
            <text:p>1.904</text:p>
          </table:table-cell>
          <table:table-cell office:value-type="float" office:value="-0.074">
            <text:p>-0.074</text:p>
          </table:table-cell>
          <table:table-cell office:value-type="float" office:value="0.464">
            <text:p>0.464</text:p>
          </table:table-cell>
          <table:table-cell office:value-type="float" office:value="-0.541">
            <text:p>-0.541</text:p>
          </table:table-cell>
          <table:table-cell office:value-type="float" office:value="-0.211">
            <text:p>-0.211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209">
            <text:p>-3.209</text:p>
          </table:table-cell>
          <table:table-cell office:value-type="float" office:value="1.85">
            <text:p>1.85</text:p>
          </table:table-cell>
          <table:table-cell office:value-type="float" office:value="-0.394">
            <text:p>-0.394</text:p>
          </table:table-cell>
          <table:table-cell office:value-type="float" office:value="0.555">
            <text:p>0.555</text:p>
          </table:table-cell>
          <table:table-cell office:value-type="float" office:value="0.425">
            <text:p>0.425</text:p>
          </table:table-cell>
          <table:table-cell office:value-type="float" office:value="0.313">
            <text:p>0.313</text:p>
          </table:table-cell>
          <table:table-cell office:value-type="float" office:value="0.067">
            <text:p>0.067</text:p>
          </table:table-cell>
          <table:table-cell office:value-type="float" office:value="0.077">
            <text:p>0.077</text:p>
          </table:table-cell>
          <table:table-cell office:value-type="float" office:value="-0.163">
            <text:p>-0.163</text:p>
          </table:table-cell>
          <table:table-cell office:value-type="float" office:value="-0.944">
            <text:p>-0.944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2.377">
            <text:p>-2.377</text:p>
          </table:table-cell>
          <table:table-cell office:value-type="float" office:value="-0.266">
            <text:p>-0.266</text:p>
          </table:table-cell>
          <table:table-cell office:value-type="float" office:value="-1.371">
            <text:p>-1.371</text:p>
          </table:table-cell>
          <table:table-cell office:value-type="float" office:value="1.09">
            <text:p>1.09</text:p>
          </table:table-cell>
          <table:table-cell office:value-type="float" office:value="0.24">
            <text:p>0.24</text:p>
          </table:table-cell>
          <table:table-cell office:value-type="float" office:value="1.843">
            <text:p>1.843</text:p>
          </table:table-cell>
          <table:table-cell office:value-type="float" office:value="0.107">
            <text:p>0.107</text:p>
          </table:table-cell>
          <table:table-cell office:value-type="float" office:value="0.702">
            <text:p>0.702</text:p>
          </table:table-cell>
          <table:table-cell office:value-type="float" office:value="-1.256">
            <text:p>-1.256</text:p>
          </table:table-cell>
          <table:table-cell office:value-type="float" office:value="-0.62">
            <text:p>-0.62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961">
            <text:p>-2.961</text:p>
          </table:table-cell>
          <table:table-cell office:value-type="float" office:value="0.766">
            <text:p>0.766</text:p>
          </table:table-cell>
          <table:table-cell office:value-type="float" office:value="-0.8">
            <text:p>-0.8</text:p>
          </table:table-cell>
          <table:table-cell office:value-type="float" office:value="0.962">
            <text:p>0.962</text:p>
          </table:table-cell>
          <table:table-cell office:value-type="float" office:value="0.658">
            <text:p>0.658</text:p>
          </table:table-cell>
          <table:table-cell office:value-type="float" office:value="1.012">
            <text:p>1.012</text:p>
          </table:table-cell>
          <table:table-cell office:value-type="float" office:value="0.347">
            <text:p>0.347</text:p>
          </table:table-cell>
          <table:table-cell office:value-type="float" office:value="-0.015">
            <text:p>-0.015</text:p>
          </table:table-cell>
          <table:table-cell office:value-type="float" office:value="-0.425">
            <text:p>-0.425</text:p>
          </table:table-cell>
          <table:table-cell office:value-type="float" office:value="-0.746">
            <text:p>-0.74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207">
            <text:p>-2.207</text:p>
          </table:table-cell>
          <table:table-cell office:value-type="float" office:value="1.09">
            <text:p>1.09</text:p>
          </table:table-cell>
          <table:table-cell office:value-type="float" office:value="-0.627">
            <text:p>-0.627</text:p>
          </table:table-cell>
          <table:table-cell office:value-type="float" office:value="0.024">
            <text:p>0.024</text:p>
          </table:table-cell>
          <table:table-cell office:value-type="float" office:value="0.912">
            <text:p>0.912</text:p>
          </table:table-cell>
          <table:table-cell office:value-type="float" office:value="0.662">
            <text:p>0.662</text:p>
          </table:table-cell>
          <table:table-cell office:value-type="float" office:value="0.241">
            <text:p>0.241</text:p>
          </table:table-cell>
          <table:table-cell office:value-type="float" office:value="0.348">
            <text:p>0.348</text:p>
          </table:table-cell>
          <table:table-cell office:value-type="float" office:value="-0.702">
            <text:p>-0.702</text:p>
          </table:table-cell>
          <table:table-cell office:value-type="float" office:value="-0.912">
            <text:p>-0.912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131">
            <text:p>-2.131</text:p>
          </table:table-cell>
          <table:table-cell office:value-type="float" office:value="1.487">
            <text:p>1.487</text:p>
          </table:table-cell>
          <table:table-cell office:value-type="float" office:value="-0.302">
            <text:p>-0.302</text:p>
          </table:table-cell>
          <table:table-cell office:value-type="float" office:value="-0.272">
            <text:p>-0.272</text:p>
          </table:table-cell>
          <table:table-cell office:value-type="float" office:value="0.012">
            <text:p>0.012</text:p>
          </table:table-cell>
          <table:table-cell office:value-type="float" office:value="0.067">
            <text:p>0.067</text:p>
          </table:table-cell>
          <table:table-cell office:value-type="float" office:value="0.149">
            <text:p>0.149</text:p>
          </table:table-cell>
          <table:table-cell office:value-type="float" office:value="0.022">
            <text:p>0.022</text:p>
          </table:table-cell>
          <table:table-cell office:value-type="float" office:value="-0.133">
            <text:p>-0.133</text:p>
          </table:table-cell>
          <table:table-cell office:value-type="float" office:value="-0.322">
            <text:p>-0.32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596">
            <text:p>-2.596</text:p>
          </table:table-cell>
          <table:table-cell office:value-type="float" office:value="1.867">
            <text:p>1.867</text:p>
          </table:table-cell>
          <table:table-cell office:value-type="float" office:value="-0.208">
            <text:p>-0.208</text:p>
          </table:table-cell>
          <table:table-cell office:value-type="float" office:value="0.208">
            <text:p>0.208</text:p>
          </table:table-cell>
          <table:table-cell office:value-type="float" office:value="-0.574">
            <text:p>-0.574</text:p>
          </table:table-cell>
          <table:table-cell office:value-type="float" office:value="0.146">
            <text:p>0.146</text:p>
          </table:table-cell>
          <table:table-cell office:value-type="float" office:value="-0.214">
            <text:p>-0.214</text:p>
          </table:table-cell>
          <table:table-cell office:value-type="float" office:value="0.116">
            <text:p>0.116</text:p>
          </table:table-cell>
          <table:table-cell office:value-type="float" office:value="0.395">
            <text:p>0.395</text:p>
          </table:table-cell>
          <table:table-cell office:value-type="float" office:value="-0.541">
            <text:p>-0.541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378">
            <text:p>-2.378</text:p>
          </table:table-cell>
          <table:table-cell office:value-type="float" office:value="1.568">
            <text:p>1.568</text:p>
          </table:table-cell>
          <table:table-cell office:value-type="float" office:value="-0.243">
            <text:p>-0.243</text:p>
          </table:table-cell>
          <table:table-cell office:value-type="float" office:value="0.407">
            <text:p>0.407</text:p>
          </table:table-cell>
          <table:table-cell office:value-type="float" office:value="-0.428">
            <text:p>-0.428</text:p>
          </table:table-cell>
          <table:table-cell office:value-type="float" office:value="0.229">
            <text:p>0.229</text:p>
          </table:table-cell>
          <table:table-cell office:value-type="float" office:value="-0.293">
            <text:p>-0.293</text:p>
          </table:table-cell>
          <table:table-cell office:value-type="float" office:value="0.297">
            <text:p>0.297</text:p>
          </table:table-cell>
          <table:table-cell office:value-type="float" office:value="0.372">
            <text:p>0.372</text:p>
          </table:table-cell>
          <table:table-cell office:value-type="float" office:value="-0.512">
            <text:p>-0.51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117">
            <text:p>-3.117</text:p>
          </table:table-cell>
          <table:table-cell office:value-type="float" office:value="2.876">
            <text:p>2.876</text:p>
          </table:table-cell>
          <table:table-cell office:value-type="float" office:value="-0.746">
            <text:p>-0.746</text:p>
          </table:table-cell>
          <table:table-cell office:value-type="float" office:value="-0.047">
            <text:p>-0.047</text:p>
          </table:table-cell>
          <table:table-cell office:value-type="float" office:value="-0.427">
            <text:p>-0.427</text:p>
          </table:table-cell>
          <table:table-cell office:value-type="float" office:value="-0.053">
            <text:p>-0.053</text:p>
          </table:table-cell>
          <table:table-cell office:value-type="float" office:value="0.453">
            <text:p>0.453</text:p>
          </table:table-cell>
          <table:table-cell office:value-type="float" office:value="0.305">
            <text:p>0.305</text:p>
          </table:table-cell>
          <table:table-cell office:value-type="float" office:value="0.541">
            <text:p>0.541</text:p>
          </table:table-cell>
          <table:table-cell office:value-type="float" office:value="-0.489">
            <text:p>-0.489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911">
            <text:p>-3.911</text:p>
          </table:table-cell>
          <table:table-cell office:value-type="float" office:value="3.703">
            <text:p>3.703</text:p>
          </table:table-cell>
          <table:table-cell office:value-type="float" office:value="-1.965">
            <text:p>-1.965</text:p>
          </table:table-cell>
          <table:table-cell office:value-type="float" office:value="0.132">
            <text:p>0.132</text:p>
          </table:table-cell>
          <table:table-cell office:value-type="float" office:value="-0.209">
            <text:p>-0.209</text:p>
          </table:table-cell>
          <table:table-cell office:value-type="float" office:value="0.929">
            <text:p>0.929</text:p>
          </table:table-cell>
          <table:table-cell office:value-type="float" office:value="0.811">
            <text:p>0.811</text:p>
          </table:table-cell>
          <table:table-cell office:value-type="float" office:value="0.495">
            <text:p>0.495</text:p>
          </table:table-cell>
          <table:table-cell office:value-type="float" office:value="-0.142">
            <text:p>-0.142</text:p>
          </table:table-cell>
          <table:table-cell office:value-type="float" office:value="-0.519">
            <text:p>-0.519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135">
            <text:p>-4.135</text:p>
          </table:table-cell>
          <table:table-cell office:value-type="float" office:value="3.651">
            <text:p>3.651</text:p>
          </table:table-cell>
          <table:table-cell office:value-type="float" office:value="-0.751">
            <text:p>-0.751</text:p>
          </table:table-cell>
          <table:table-cell office:value-type="float" office:value="-0.066">
            <text:p>-0.066</text:p>
          </table:table-cell>
          <table:table-cell office:value-type="float" office:value="-0.789">
            <text:p>-0.789</text:p>
          </table:table-cell>
          <table:table-cell office:value-type="float" office:value="1.131">
            <text:p>1.131</text:p>
          </table:table-cell>
          <table:table-cell office:value-type="float" office:value="0.496">
            <text:p>0.496</text:p>
          </table:table-cell>
          <table:table-cell office:value-type="float" office:value="0.788">
            <text:p>0.788</text:p>
          </table:table-cell>
          <table:table-cell office:value-type="float" office:value="-0.883">
            <text:p>-0.883</text:p>
          </table:table-cell>
          <table:table-cell office:value-type="float" office:value="-0.351">
            <text:p>-0.351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028">
            <text:p>-4.028</text:p>
          </table:table-cell>
          <table:table-cell office:value-type="float" office:value="0.982">
            <text:p>0.982</text:p>
          </table:table-cell>
          <table:table-cell office:value-type="float" office:value="-0.648">
            <text:p>-0.648</text:p>
          </table:table-cell>
          <table:table-cell office:value-type="float" office:value="1.478">
            <text:p>1.478</text:p>
          </table:table-cell>
          <table:table-cell office:value-type="float" office:value="-0.048">
            <text:p>-0.048</text:p>
          </table:table-cell>
          <table:table-cell office:value-type="float" office:value="2.108">
            <text:p>2.108</text:p>
          </table:table-cell>
          <table:table-cell office:value-type="float" office:value="-0.146">
            <text:p>-0.146</text:p>
          </table:table-cell>
          <table:table-cell office:value-type="float" office:value="0.467">
            <text:p>0.467</text:p>
          </table:table-cell>
          <table:table-cell office:value-type="float" office:value="-0.654">
            <text:p>-0.654</text:p>
          </table:table-cell>
          <table:table-cell office:value-type="float" office:value="-0.193">
            <text:p>-0.193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265">
            <text:p>-3.265</text:p>
          </table:table-cell>
          <table:table-cell office:value-type="float" office:value="1.933">
            <text:p>1.933</text:p>
          </table:table-cell>
          <table:table-cell office:value-type="float" office:value="-0.316">
            <text:p>-0.316</text:p>
          </table:table-cell>
          <table:table-cell office:value-type="float" office:value="0.602">
            <text:p>0.602</text:p>
          </table:table-cell>
          <table:table-cell office:value-type="float" office:value="0.438">
            <text:p>0.438</text:p>
          </table:table-cell>
          <table:table-cell office:value-type="float" office:value="0.336">
            <text:p>0.336</text:p>
          </table:table-cell>
          <table:table-cell office:value-type="float" office:value="0.048">
            <text:p>0.048</text:p>
          </table:table-cell>
          <table:table-cell office:value-type="float" office:value="0.134">
            <text:p>0.134</text:p>
          </table:table-cell>
          <table:table-cell office:value-type="float" office:value="-0.16">
            <text:p>-0.16</text:p>
          </table:table-cell>
          <table:table-cell office:value-type="float" office:value="-0.991">
            <text:p>-0.991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2.382">
            <text:p>-2.382</text:p>
          </table:table-cell>
          <table:table-cell office:value-type="float" office:value="-0.294">
            <text:p>-0.294</text:p>
          </table:table-cell>
          <table:table-cell office:value-type="float" office:value="-1.397">
            <text:p>-1.397</text:p>
          </table:table-cell>
          <table:table-cell office:value-type="float" office:value="1.051">
            <text:p>1.051</text:p>
          </table:table-cell>
          <table:table-cell office:value-type="float" office:value="0.211">
            <text:p>0.211</text:p>
          </table:table-cell>
          <table:table-cell office:value-type="float" office:value="1.901">
            <text:p>1.901</text:p>
          </table:table-cell>
          <table:table-cell office:value-type="float" office:value="0.151">
            <text:p>0.151</text:p>
          </table:table-cell>
          <table:table-cell office:value-type="float" office:value="0.654">
            <text:p>0.654</text:p>
          </table:table-cell>
          <table:table-cell office:value-type="float" office:value="-1.286">
            <text:p>-1.286</text:p>
          </table:table-cell>
          <table:table-cell office:value-type="float" office:value="-0.609">
            <text:p>-0.609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941">
            <text:p>-2.941</text:p>
          </table:table-cell>
          <table:table-cell office:value-type="float" office:value="0.71">
            <text:p>0.71</text:p>
          </table:table-cell>
          <table:table-cell office:value-type="float" office:value="-0.855">
            <text:p>-0.855</text:p>
          </table:table-cell>
          <table:table-cell office:value-type="float" office:value="0.902">
            <text:p>0.902</text:p>
          </table:table-cell>
          <table:table-cell office:value-type="float" office:value="0.635">
            <text:p>0.635</text:p>
          </table:table-cell>
          <table:table-cell office:value-type="float" office:value="0.924">
            <text:p>0.924</text:p>
          </table:table-cell>
          <table:table-cell office:value-type="float" office:value="0.466">
            <text:p>0.466</text:p>
          </table:table-cell>
          <table:table-cell office:value-type="float" office:value="0.01">
            <text:p>0.01</text:p>
          </table:table-cell>
          <table:table-cell office:value-type="float" office:value="-0.342">
            <text:p>-0.342</text:p>
          </table:table-cell>
          <table:table-cell office:value-type="float" office:value="-0.588">
            <text:p>-0.588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306">
            <text:p>-2.306</text:p>
          </table:table-cell>
          <table:table-cell office:value-type="float" office:value="1.086">
            <text:p>1.086</text:p>
          </table:table-cell>
          <table:table-cell office:value-type="float" office:value="-0.59">
            <text:p>-0.59</text:p>
          </table:table-cell>
          <table:table-cell office:value-type="float" office:value="0.106">
            <text:p>0.106</text:p>
          </table:table-cell>
          <table:table-cell office:value-type="float" office:value="0.931">
            <text:p>0.931</text:p>
          </table:table-cell>
          <table:table-cell office:value-type="float" office:value="0.733">
            <text:p>0.733</text:p>
          </table:table-cell>
          <table:table-cell office:value-type="float" office:value="0.213">
            <text:p>0.213</text:p>
          </table:table-cell>
          <table:table-cell office:value-type="float" office:value="0.274">
            <text:p>0.274</text:p>
          </table:table-cell>
          <table:table-cell office:value-type="float" office:value="-0.684">
            <text:p>-0.684</text:p>
          </table:table-cell>
          <table:table-cell office:value-type="float" office:value="-0.911">
            <text:p>-0.911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162">
            <text:p>-2.162</text:p>
          </table:table-cell>
          <table:table-cell office:value-type="float" office:value="1.533">
            <text:p>1.533</text:p>
          </table:table-cell>
          <table:table-cell office:value-type="float" office:value="-0.267">
            <text:p>-0.267</text:p>
          </table:table-cell>
          <table:table-cell office:value-type="float" office:value="-0.287">
            <text:p>-0.287</text:p>
          </table:table-cell>
          <table:table-cell office:value-type="float" office:value="-0.026">
            <text:p>-0.026</text:p>
          </table:table-cell>
          <table:table-cell office:value-type="float" office:value="0.122">
            <text:p>0.122</text:p>
          </table:table-cell>
          <table:table-cell office:value-type="float" office:value="0.168">
            <text:p>0.168</text:p>
          </table:table-cell>
          <table:table-cell office:value-type="float" office:value="-0.024">
            <text:p>-0.024</text:p>
          </table:table-cell>
          <table:table-cell office:value-type="float" office:value="-0.268">
            <text:p>-0.268</text:p>
          </table:table-cell>
          <table:table-cell office:value-type="float" office:value="-0.27">
            <text:p>-0.27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639">
            <text:p>-2.639</text:p>
          </table:table-cell>
          <table:table-cell office:value-type="float" office:value="1.88">
            <text:p>1.88</text:p>
          </table:table-cell>
          <table:table-cell office:value-type="float" office:value="-0.389">
            <text:p>-0.389</text:p>
          </table:table-cell>
          <table:table-cell office:value-type="float" office:value="0.204">
            <text:p>0.204</text:p>
          </table:table-cell>
          <table:table-cell office:value-type="float" office:value="-0.571">
            <text:p>-0.571</text:p>
          </table:table-cell>
          <table:table-cell office:value-type="float" office:value="0.094">
            <text:p>0.094</text:p>
          </table:table-cell>
          <table:table-cell office:value-type="float" office:value="-0.233">
            <text:p>-0.233</text:p>
          </table:table-cell>
          <table:table-cell office:value-type="float" office:value="0.279">
            <text:p>0.279</text:p>
          </table:table-cell>
          <table:table-cell office:value-type="float" office:value="0.426">
            <text:p>0.426</text:p>
          </table:table-cell>
          <table:table-cell office:value-type="float" office:value="-0.598">
            <text:p>-0.598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458">
            <text:p>-2.458</text:p>
          </table:table-cell>
          <table:table-cell office:value-type="float" office:value="1.586">
            <text:p>1.586</text:p>
          </table:table-cell>
          <table:table-cell office:value-type="float" office:value="-0.359">
            <text:p>-0.359</text:p>
          </table:table-cell>
          <table:table-cell office:value-type="float" office:value="0.376">
            <text:p>0.376</text:p>
          </table:table-cell>
          <table:table-cell office:value-type="float" office:value="-0.244">
            <text:p>-0.244</text:p>
          </table:table-cell>
          <table:table-cell office:value-type="float" office:value="0.134">
            <text:p>0.134</text:p>
          </table:table-cell>
          <table:table-cell office:value-type="float" office:value="-0.163">
            <text:p>-0.163</text:p>
          </table:table-cell>
          <table:table-cell office:value-type="float" office:value="0.298">
            <text:p>0.298</text:p>
          </table:table-cell>
          <table:table-cell office:value-type="float" office:value="0.444">
            <text:p>0.444</text:p>
          </table:table-cell>
          <table:table-cell office:value-type="float" office:value="-0.711">
            <text:p>-0.711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242">
            <text:p>-3.242</text:p>
          </table:table-cell>
          <table:table-cell office:value-type="float" office:value="2.901">
            <text:p>2.901</text:p>
          </table:table-cell>
          <table:table-cell office:value-type="float" office:value="-0.632">
            <text:p>-0.632</text:p>
          </table:table-cell>
          <table:table-cell office:value-type="float" office:value="-0.332">
            <text:p>-0.332</text:p>
          </table:table-cell>
          <table:table-cell office:value-type="float" office:value="-0.421">
            <text:p>-0.421</text:p>
          </table:table-cell>
          <table:table-cell office:value-type="float" office:value="0.226">
            <text:p>0.226</text:p>
          </table:table-cell>
          <table:table-cell office:value-type="float" office:value="0.536">
            <text:p>0.536</text:p>
          </table:table-cell>
          <table:table-cell office:value-type="float" office:value="0.142">
            <text:p>0.142</text:p>
          </table:table-cell>
          <table:table-cell office:value-type="float" office:value="0.623">
            <text:p>0.623</text:p>
          </table:table-cell>
          <table:table-cell office:value-type="float" office:value="-0.616">
            <text:p>-0.616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977">
            <text:p>-3.977</text:p>
          </table:table-cell>
          <table:table-cell office:value-type="float" office:value="3.684">
            <text:p>3.684</text:p>
          </table:table-cell>
          <table:table-cell office:value-type="float" office:value="-1.242">
            <text:p>-1.242</text:p>
          </table:table-cell>
          <table:table-cell office:value-type="float" office:value="-0.364">
            <text:p>-0.364</text:p>
          </table:table-cell>
          <table:table-cell office:value-type="float" office:value="-0.217">
            <text:p>-0.217</text:p>
          </table:table-cell>
          <table:table-cell office:value-type="float" office:value="0.594">
            <text:p>0.594</text:p>
          </table:table-cell>
          <table:table-cell office:value-type="float" office:value="0.759">
            <text:p>0.759</text:p>
          </table:table-cell>
          <table:table-cell office:value-type="float" office:value="0.6">
            <text:p>0.6</text:p>
          </table:table-cell>
          <table:table-cell office:value-type="float" office:value="0.069">
            <text:p>0.069</text:p>
          </table:table-cell>
          <table:table-cell office:value-type="float" office:value="-0.25">
            <text:p>-0.25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094">
            <text:p>-4.094</text:p>
          </table:table-cell>
          <table:table-cell office:value-type="float" office:value="3.586">
            <text:p>3.586</text:p>
          </table:table-cell>
          <table:table-cell office:value-type="float" office:value="-0.845">
            <text:p>-0.845</text:p>
          </table:table-cell>
          <table:table-cell office:value-type="float" office:value="-0.026">
            <text:p>-0.026</text:p>
          </table:table-cell>
          <table:table-cell office:value-type="float" office:value="-0.538">
            <text:p>-0.538</text:p>
          </table:table-cell>
          <table:table-cell office:value-type="float" office:value="0.964">
            <text:p>0.964</text:p>
          </table:table-cell>
          <table:table-cell office:value-type="float" office:value="0.666">
            <text:p>0.666</text:p>
          </table:table-cell>
          <table:table-cell office:value-type="float" office:value="0.647">
            <text:p>0.647</text:p>
          </table:table-cell>
          <table:table-cell office:value-type="float" office:value="-0.412">
            <text:p>-0.412</text:p>
          </table:table-cell>
          <table:table-cell office:value-type="float" office:value="-0.477">
            <text:p>-0.477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138">
            <text:p>-4.138</text:p>
          </table:table-cell>
          <table:table-cell office:value-type="float" office:value="1.128">
            <text:p>1.128</text:p>
          </table:table-cell>
          <table:table-cell office:value-type="float" office:value="-0.601">
            <text:p>-0.601</text:p>
          </table:table-cell>
          <table:table-cell office:value-type="float" office:value="1.553">
            <text:p>1.553</text:p>
          </table:table-cell>
          <table:table-cell office:value-type="float" office:value="-0.019">
            <text:p>-0.019</text:p>
          </table:table-cell>
          <table:table-cell office:value-type="float" office:value="2.039">
            <text:p>2.039</text:p>
          </table:table-cell>
          <table:table-cell office:value-type="float" office:value="-0.176">
            <text:p>-0.176</text:p>
          </table:table-cell>
          <table:table-cell office:value-type="float" office:value="0.262">
            <text:p>0.262</text:p>
          </table:table-cell>
          <table:table-cell office:value-type="float" office:value="-0.551">
            <text:p>-0.551</text:p>
          </table:table-cell>
          <table:table-cell office:value-type="float" office:value="-0.362">
            <text:p>-0.362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242">
            <text:p>-3.242</text:p>
          </table:table-cell>
          <table:table-cell office:value-type="float" office:value="1.802">
            <text:p>1.802</text:p>
          </table:table-cell>
          <table:table-cell office:value-type="float" office:value="-0.482">
            <text:p>-0.482</text:p>
          </table:table-cell>
          <table:table-cell office:value-type="float" office:value="0.699">
            <text:p>0.699</text:p>
          </table:table-cell>
          <table:table-cell office:value-type="float" office:value="0.424">
            <text:p>0.424</text:p>
          </table:table-cell>
          <table:table-cell office:value-type="float" office:value="0.337">
            <text:p>0.337</text:p>
          </table:table-cell>
          <table:table-cell office:value-type="float" office:value="0.115">
            <text:p>0.115</text:p>
          </table:table-cell>
          <table:table-cell office:value-type="float" office:value="0.272">
            <text:p>0.272</text:p>
          </table:table-cell>
          <table:table-cell office:value-type="float" office:value="-0.205">
            <text:p>-0.205</text:p>
          </table:table-cell>
          <table:table-cell office:value-type="float" office:value="-1.074">
            <text:p>-1.074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2.453">
            <text:p>-2.453</text:p>
          </table:table-cell>
          <table:table-cell office:value-type="float" office:value="-0.32">
            <text:p>-0.32</text:p>
          </table:table-cell>
          <table:table-cell office:value-type="float" office:value="-1.368">
            <text:p>-1.368</text:p>
          </table:table-cell>
          <table:table-cell office:value-type="float" office:value="1.04">
            <text:p>1.04</text:p>
          </table:table-cell>
          <table:table-cell office:value-type="float" office:value="0.174">
            <text:p>0.174</text:p>
          </table:table-cell>
          <table:table-cell office:value-type="float" office:value="1.985">
            <text:p>1.985</text:p>
          </table:table-cell>
          <table:table-cell office:value-type="float" office:value="0.158">
            <text:p>0.158</text:p>
          </table:table-cell>
          <table:table-cell office:value-type="float" office:value="0.59">
            <text:p>0.59</text:p>
          </table:table-cell>
          <table:table-cell office:value-type="float" office:value="-1.318">
            <text:p>-1.318</text:p>
          </table:table-cell>
          <table:table-cell office:value-type="float" office:value="-0.587">
            <text:p>-0.587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957">
            <text:p>-2.957</text:p>
          </table:table-cell>
          <table:table-cell office:value-type="float" office:value="0.596">
            <text:p>0.596</text:p>
          </table:table-cell>
          <table:table-cell office:value-type="float" office:value="-0.756">
            <text:p>-0.756</text:p>
          </table:table-cell>
          <table:table-cell office:value-type="float" office:value="0.89">
            <text:p>0.89</text:p>
          </table:table-cell>
          <table:table-cell office:value-type="float" office:value="0.58">
            <text:p>0.58</text:p>
          </table:table-cell>
          <table:table-cell office:value-type="float" office:value="0.836">
            <text:p>0.836</text:p>
          </table:table-cell>
          <table:table-cell office:value-type="float" office:value="0.543">
            <text:p>0.543</text:p>
          </table:table-cell>
          <table:table-cell office:value-type="float" office:value="0.036">
            <text:p>0.036</text:p>
          </table:table-cell>
          <table:table-cell office:value-type="float" office:value="-0.232">
            <text:p>-0.232</text:p>
          </table:table-cell>
          <table:table-cell office:value-type="float" office:value="-0.579">
            <text:p>-0.579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289">
            <text:p>-2.289</text:p>
          </table:table-cell>
          <table:table-cell office:value-type="float" office:value="1.106">
            <text:p>1.106</text:p>
          </table:table-cell>
          <table:table-cell office:value-type="float" office:value="-0.816">
            <text:p>-0.816</text:p>
          </table:table-cell>
          <table:table-cell office:value-type="float" office:value="0.228">
            <text:p>0.228</text:p>
          </table:table-cell>
          <table:table-cell office:value-type="float" office:value="0.867">
            <text:p>0.867</text:p>
          </table:table-cell>
          <table:table-cell office:value-type="float" office:value="0.616">
            <text:p>0.616</text:p>
          </table:table-cell>
          <table:table-cell office:value-type="float" office:value="0.338">
            <text:p>0.338</text:p>
          </table:table-cell>
          <table:table-cell office:value-type="float" office:value="0.298">
            <text:p>0.298</text:p>
          </table:table-cell>
          <table:table-cell office:value-type="float" office:value="-0.843">
            <text:p>-0.843</text:p>
          </table:table-cell>
          <table:table-cell office:value-type="float" office:value="-0.832">
            <text:p>-0.832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175">
            <text:p>-2.175</text:p>
          </table:table-cell>
          <table:table-cell office:value-type="float" office:value="1.631">
            <text:p>1.631</text:p>
          </table:table-cell>
          <table:table-cell office:value-type="float" office:value="-0.331">
            <text:p>-0.331</text:p>
          </table:table-cell>
          <table:table-cell office:value-type="float" office:value="-0.203">
            <text:p>-0.203</text:p>
          </table:table-cell>
          <table:table-cell office:value-type="float" office:value="-0.159">
            <text:p>-0.159</text:p>
          </table:table-cell>
          <table:table-cell office:value-type="float" office:value="0.246">
            <text:p>0.246</text:p>
          </table:table-cell>
          <table:table-cell office:value-type="float" office:value="0.18">
            <text:p>0.18</text:p>
          </table:table-cell>
          <table:table-cell office:value-type="float" office:value="-0.093">
            <text:p>-0.093</text:p>
          </table:table-cell>
          <table:table-cell office:value-type="float" office:value="-0.351">
            <text:p>-0.351</text:p>
          </table:table-cell>
          <table:table-cell office:value-type="float" office:value="-0.267">
            <text:p>-0.267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23">
            <text:p>-2.723</text:p>
          </table:table-cell>
          <table:table-cell office:value-type="float" office:value="1.975">
            <text:p>1.975</text:p>
          </table:table-cell>
          <table:table-cell office:value-type="float" office:value="-0.636">
            <text:p>-0.636</text:p>
          </table:table-cell>
          <table:table-cell office:value-type="float" office:value="0.336">
            <text:p>0.336</text:p>
          </table:table-cell>
          <table:table-cell office:value-type="float" office:value="-0.677">
            <text:p>-0.677</text:p>
          </table:table-cell>
          <table:table-cell office:value-type="float" office:value="0.156">
            <text:p>0.156</text:p>
          </table:table-cell>
          <table:table-cell office:value-type="float" office:value="-0.342">
            <text:p>-0.342</text:p>
          </table:table-cell>
          <table:table-cell office:value-type="float" office:value="0.479">
            <text:p>0.479</text:p>
          </table:table-cell>
          <table:table-cell office:value-type="float" office:value="0.381">
            <text:p>0.381</text:p>
          </table:table-cell>
          <table:table-cell office:value-type="float" office:value="-0.729">
            <text:p>-0.729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58">
            <text:p>-2.58</text:p>
          </table:table-cell>
          <table:table-cell office:value-type="float" office:value="1.608">
            <text:p>1.608</text:p>
          </table:table-cell>
          <table:table-cell office:value-type="float" office:value="-0.311">
            <text:p>-0.311</text:p>
          </table:table-cell>
          <table:table-cell office:value-type="float" office:value="0.273">
            <text:p>0.273</text:p>
          </table:table-cell>
          <table:table-cell office:value-type="float" office:value="-0.148">
            <text:p>-0.148</text:p>
          </table:table-cell>
          <table:table-cell office:value-type="float" office:value="0.262">
            <text:p>0.262</text:p>
          </table:table-cell>
          <table:table-cell office:value-type="float" office:value="-0.062">
            <text:p>-0.062</text:p>
          </table:table-cell>
          <table:table-cell office:value-type="float" office:value="0.167">
            <text:p>0.167</text:p>
          </table:table-cell>
          <table:table-cell office:value-type="float" office:value="0.337">
            <text:p>0.337</text:p>
          </table:table-cell>
          <table:table-cell office:value-type="float" office:value="-0.692">
            <text:p>-0.69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311">
            <text:p>-3.311</text:p>
          </table:table-cell>
          <table:table-cell office:value-type="float" office:value="2.946">
            <text:p>2.946</text:p>
          </table:table-cell>
          <table:table-cell office:value-type="float" office:value="-0.808">
            <text:p>-0.808</text:p>
          </table:table-cell>
          <table:table-cell office:value-type="float" office:value="-0.3">
            <text:p>-0.3</text:p>
          </table:table-cell>
          <table:table-cell office:value-type="float" office:value="-0.457">
            <text:p>-0.457</text:p>
          </table:table-cell>
          <table:table-cell office:value-type="float" office:value="0.324">
            <text:p>0.324</text:p>
          </table:table-cell>
          <table:table-cell office:value-type="float" office:value="0.515">
            <text:p>0.515</text:p>
          </table:table-cell>
          <table:table-cell office:value-type="float" office:value="0.149">
            <text:p>0.149</text:p>
          </table:table-cell>
          <table:table-cell office:value-type="float" office:value="0.533">
            <text:p>0.533</text:p>
          </table:table-cell>
          <table:table-cell office:value-type="float" office:value="-0.718">
            <text:p>-0.718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052">
            <text:p>-4.052</text:p>
          </table:table-cell>
          <table:table-cell office:value-type="float" office:value="3.747">
            <text:p>3.747</text:p>
          </table:table-cell>
          <table:table-cell office:value-type="float" office:value="-1.24">
            <text:p>-1.24</text:p>
          </table:table-cell>
          <table:table-cell office:value-type="float" office:value="-0.299">
            <text:p>-0.299</text:p>
          </table:table-cell>
          <table:table-cell office:value-type="float" office:value="-0.426">
            <text:p>-0.426</text:p>
          </table:table-cell>
          <table:table-cell office:value-type="float" office:value="0.917">
            <text:p>0.917</text:p>
          </table:table-cell>
          <table:table-cell office:value-type="float" office:value="0.517">
            <text:p>0.517</text:p>
          </table:table-cell>
          <table:table-cell office:value-type="float" office:value="0.716">
            <text:p>0.716</text:p>
          </table:table-cell>
          <table:table-cell office:value-type="float" office:value="-0.21">
            <text:p>-0.21</text:p>
          </table:table-cell>
          <table:table-cell office:value-type="float" office:value="-0.125">
            <text:p>-0.125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039">
            <text:p>-4.039</text:p>
          </table:table-cell>
          <table:table-cell office:value-type="float" office:value="3.506">
            <text:p>3.506</text:p>
          </table:table-cell>
          <table:table-cell office:value-type="float" office:value="-0.964">
            <text:p>-0.964</text:p>
          </table:table-cell>
          <table:table-cell office:value-type="float" office:value="0.041">
            <text:p>0.041</text:p>
          </table:table-cell>
          <table:table-cell office:value-type="float" office:value="-0.4">
            <text:p>-0.4</text:p>
          </table:table-cell>
          <table:table-cell office:value-type="float" office:value="0.976">
            <text:p>0.976</text:p>
          </table:table-cell>
          <table:table-cell office:value-type="float" office:value="0.65">
            <text:p>0.65</text:p>
          </table:table-cell>
          <table:table-cell office:value-type="float" office:value="0.659">
            <text:p>0.659</text:p>
          </table:table-cell>
          <table:table-cell office:value-type="float" office:value="-0.216">
            <text:p>-0.216</text:p>
          </table:table-cell>
          <table:table-cell office:value-type="float" office:value="-0.327">
            <text:p>-0.327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319">
            <text:p>-4.319</text:p>
          </table:table-cell>
          <table:table-cell office:value-type="float" office:value="1.338">
            <text:p>1.338</text:p>
          </table:table-cell>
          <table:table-cell office:value-type="float" office:value="-0.549">
            <text:p>-0.549</text:p>
          </table:table-cell>
          <table:table-cell office:value-type="float" office:value="1.678">
            <text:p>1.678</text:p>
          </table:table-cell>
          <table:table-cell office:value-type="float" office:value="0.027">
            <text:p>0.027</text:p>
          </table:table-cell>
          <table:table-cell office:value-type="float" office:value="1.922">
            <text:p>1.922</text:p>
          </table:table-cell>
          <table:table-cell office:value-type="float" office:value="-0.228">
            <text:p>-0.228</text:p>
          </table:table-cell>
          <table:table-cell office:value-type="float" office:value="0.161">
            <text:p>0.161</text:p>
          </table:table-cell>
          <table:table-cell office:value-type="float" office:value="-0.47">
            <text:p>-0.47</text:p>
          </table:table-cell>
          <table:table-cell office:value-type="float" office:value="-0.442">
            <text:p>-0.442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329">
            <text:p>-3.329</text:p>
          </table:table-cell>
          <table:table-cell office:value-type="float" office:value="1.788">
            <text:p>1.788</text:p>
          </table:table-cell>
          <table:table-cell office:value-type="float" office:value="-0.517">
            <text:p>-0.517</text:p>
          </table:table-cell>
          <table:table-cell office:value-type="float" office:value="0.597">
            <text:p>0.597</text:p>
          </table:table-cell>
          <table:table-cell office:value-type="float" office:value="0.503">
            <text:p>0.503</text:p>
          </table:table-cell>
          <table:table-cell office:value-type="float" office:value="0.278">
            <text:p>0.278</text:p>
          </table:table-cell>
          <table:table-cell office:value-type="float" office:value="0.121">
            <text:p>0.121</text:p>
          </table:table-cell>
          <table:table-cell office:value-type="float" office:value="0.176">
            <text:p>0.176</text:p>
          </table:table-cell>
          <table:table-cell office:value-type="float" office:value="-0.159">
            <text:p>-0.159</text:p>
          </table:table-cell>
          <table:table-cell office:value-type="float" office:value="-0.98">
            <text:p>-0.98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2.46">
            <text:p>-2.46</text:p>
          </table:table-cell>
          <table:table-cell office:value-type="float" office:value="-0.325">
            <text:p>-0.325</text:p>
          </table:table-cell>
          <table:table-cell office:value-type="float" office:value="-1.404">
            <text:p>-1.404</text:p>
          </table:table-cell>
          <table:table-cell office:value-type="float" office:value="0.928">
            <text:p>0.928</text:p>
          </table:table-cell>
          <table:table-cell office:value-type="float" office:value="0.122">
            <text:p>0.122</text:p>
          </table:table-cell>
          <table:table-cell office:value-type="float" office:value="2.049">
            <text:p>2.049</text:p>
          </table:table-cell>
          <table:table-cell office:value-type="float" office:value="0.274">
            <text:p>0.274</text:p>
          </table:table-cell>
          <table:table-cell office:value-type="float" office:value="0.532">
            <text:p>0.532</text:p>
          </table:table-cell>
          <table:table-cell office:value-type="float" office:value="-1.113">
            <text:p>-1.113</text:p>
          </table:table-cell>
          <table:table-cell office:value-type="float" office:value="-0.769">
            <text:p>-0.769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904">
            <text:p>-2.904</text:p>
          </table:table-cell>
          <table:table-cell office:value-type="float" office:value="0.458">
            <text:p>0.458</text:p>
          </table:table-cell>
          <table:table-cell office:value-type="float" office:value="-0.656">
            <text:p>-0.656</text:p>
          </table:table-cell>
          <table:table-cell office:value-type="float" office:value="0.832">
            <text:p>0.832</text:p>
          </table:table-cell>
          <table:table-cell office:value-type="float" office:value="0.61">
            <text:p>0.61</text:p>
          </table:table-cell>
          <table:table-cell office:value-type="float" office:value="0.805">
            <text:p>0.805</text:p>
          </table:table-cell>
          <table:table-cell office:value-type="float" office:value="0.568">
            <text:p>0.568</text:p>
          </table:table-cell>
          <table:table-cell office:value-type="float" office:value="0.041">
            <text:p>0.041</text:p>
          </table:table-cell>
          <table:table-cell office:value-type="float" office:value="-0.114">
            <text:p>-0.114</text:p>
          </table:table-cell>
          <table:table-cell office:value-type="float" office:value="-0.615">
            <text:p>-0.615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318">
            <text:p>-2.318</text:p>
          </table:table-cell>
          <table:table-cell office:value-type="float" office:value="1.097">
            <text:p>1.097</text:p>
          </table:table-cell>
          <table:table-cell office:value-type="float" office:value="-0.832">
            <text:p>-0.832</text:p>
          </table:table-cell>
          <table:table-cell office:value-type="float" office:value="0.26">
            <text:p>0.26</text:p>
          </table:table-cell>
          <table:table-cell office:value-type="float" office:value="0.821">
            <text:p>0.821</text:p>
          </table:table-cell>
          <table:table-cell office:value-type="float" office:value="0.588">
            <text:p>0.588</text:p>
          </table:table-cell>
          <table:table-cell office:value-type="float" office:value="0.402">
            <text:p>0.402</text:p>
          </table:table-cell>
          <table:table-cell office:value-type="float" office:value="0.327">
            <text:p>0.327</text:p>
          </table:table-cell>
          <table:table-cell office:value-type="float" office:value="-0.852">
            <text:p>-0.852</text:p>
          </table:table-cell>
          <table:table-cell office:value-type="float" office:value="-0.773">
            <text:p>-0.773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147">
            <text:p>-2.147</text:p>
          </table:table-cell>
          <table:table-cell office:value-type="float" office:value="1.655">
            <text:p>1.655</text:p>
          </table:table-cell>
          <table:table-cell office:value-type="float" office:value="-0.355">
            <text:p>-0.355</text:p>
          </table:table-cell>
          <table:table-cell office:value-type="float" office:value="-0.082">
            <text:p>-0.082</text:p>
          </table:table-cell>
          <table:table-cell office:value-type="float" office:value="-0.194">
            <text:p>-0.194</text:p>
          </table:table-cell>
          <table:table-cell office:value-type="float" office:value="0.296">
            <text:p>0.296</text:p>
          </table:table-cell>
          <table:table-cell office:value-type="float" office:value="0.146">
            <text:p>0.146</text:p>
          </table:table-cell>
          <table:table-cell office:value-type="float" office:value="-0.083">
            <text:p>-0.083</text:p>
          </table:table-cell>
          <table:table-cell office:value-type="float" office:value="-0.314">
            <text:p>-0.314</text:p>
          </table:table-cell>
          <table:table-cell office:value-type="float" office:value="-0.308">
            <text:p>-0.308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33">
            <text:p>-2.733</text:p>
          </table:table-cell>
          <table:table-cell office:value-type="float" office:value="2.026">
            <text:p>2.026</text:p>
          </table:table-cell>
          <table:table-cell office:value-type="float" office:value="-0.71">
            <text:p>-0.71</text:p>
          </table:table-cell>
          <table:table-cell office:value-type="float" office:value="0.377">
            <text:p>0.377</text:p>
          </table:table-cell>
          <table:table-cell office:value-type="float" office:value="-0.774">
            <text:p>-0.774</text:p>
          </table:table-cell>
          <table:table-cell office:value-type="float" office:value="0.284">
            <text:p>0.284</text:p>
          </table:table-cell>
          <table:table-cell office:value-type="float" office:value="-0.469">
            <text:p>-0.469</text:p>
          </table:table-cell>
          <table:table-cell office:value-type="float" office:value="0.693">
            <text:p>0.693</text:p>
          </table:table-cell>
          <table:table-cell office:value-type="float" office:value="0.205">
            <text:p>0.205</text:p>
          </table:table-cell>
          <table:table-cell office:value-type="float" office:value="-0.74">
            <text:p>-0.74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729">
            <text:p>-2.729</text:p>
          </table:table-cell>
          <table:table-cell office:value-type="float" office:value="1.595">
            <text:p>1.595</text:p>
          </table:table-cell>
          <table:table-cell office:value-type="float" office:value="-0.15">
            <text:p>-0.15</text:p>
          </table:table-cell>
          <table:table-cell office:value-type="float" office:value="0.167">
            <text:p>0.167</text:p>
          </table:table-cell>
          <table:table-cell office:value-type="float" office:value="0.015">
            <text:p>0.015</text:p>
          </table:table-cell>
          <table:table-cell office:value-type="float" office:value="0.377">
            <text:p>0.377</text:p>
          </table:table-cell>
          <table:table-cell office:value-type="float" office:value="0.083">
            <text:p>0.083</text:p>
          </table:table-cell>
          <table:table-cell office:value-type="float" office:value="-0.038">
            <text:p>-0.038</text:p>
          </table:table-cell>
          <table:table-cell office:value-type="float" office:value="0.166">
            <text:p>0.166</text:p>
          </table:table-cell>
          <table:table-cell office:value-type="float" office:value="-0.672">
            <text:p>-0.67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338">
            <text:p>-3.338</text:p>
          </table:table-cell>
          <table:table-cell office:value-type="float" office:value="3.033">
            <text:p>3.033</text:p>
          </table:table-cell>
          <table:table-cell office:value-type="float" office:value="-1.189">
            <text:p>-1.189</text:p>
          </table:table-cell>
          <table:table-cell office:value-type="float" office:value="-0.269">
            <text:p>-0.269</text:p>
          </table:table-cell>
          <table:table-cell office:value-type="float" office:value="-0.364">
            <text:p>-0.364</text:p>
          </table:table-cell>
          <table:table-cell office:value-type="float" office:value="0.544">
            <text:p>0.544</text:p>
          </table:table-cell>
          <table:table-cell office:value-type="float" office:value="0.491">
            <text:p>0.491</text:p>
          </table:table-cell>
          <table:table-cell office:value-type="float" office:value="0.148">
            <text:p>0.148</text:p>
          </table:table-cell>
          <table:table-cell office:value-type="float" office:value="0.365">
            <text:p>0.365</text:p>
          </table:table-cell>
          <table:table-cell office:value-type="float" office:value="-0.931">
            <text:p>-0.931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048">
            <text:p>-4.048</text:p>
          </table:table-cell>
          <table:table-cell office:value-type="float" office:value="3.753">
            <text:p>3.753</text:p>
          </table:table-cell>
          <table:table-cell office:value-type="float" office:value="-1.15">
            <text:p>-1.15</text:p>
          </table:table-cell>
          <table:table-cell office:value-type="float" office:value="-0.209">
            <text:p>-0.209</text:p>
          </table:table-cell>
          <table:table-cell office:value-type="float" office:value="-0.53">
            <text:p>-0.53</text:p>
          </table:table-cell>
          <table:table-cell office:value-type="float" office:value="0.871">
            <text:p>0.871</text:p>
          </table:table-cell>
          <table:table-cell office:value-type="float" office:value="0.445">
            <text:p>0.445</text:p>
          </table:table-cell>
          <table:table-cell office:value-type="float" office:value="0.716">
            <text:p>0.716</text:p>
          </table:table-cell>
          <table:table-cell office:value-type="float" office:value="-0.131">
            <text:p>-0.131</text:p>
          </table:table-cell>
          <table:table-cell office:value-type="float" office:value="0.139">
            <text:p>0.139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142">
            <text:p>-4.142</text:p>
          </table:table-cell>
          <table:table-cell office:value-type="float" office:value="3.454">
            <text:p>3.454</text:p>
          </table:table-cell>
          <table:table-cell office:value-type="float" office:value="-0.653">
            <text:p>-0.653</text:p>
          </table:table-cell>
          <table:table-cell office:value-type="float" office:value="0.271">
            <text:p>0.271</text:p>
          </table:table-cell>
          <table:table-cell office:value-type="float" office:value="-0.598">
            <text:p>-0.598</text:p>
          </table:table-cell>
          <table:table-cell office:value-type="float" office:value="0.793">
            <text:p>0.793</text:p>
          </table:table-cell>
          <table:table-cell office:value-type="float" office:value="0.563">
            <text:p>0.563</text:p>
          </table:table-cell>
          <table:table-cell office:value-type="float" office:value="0.52">
            <text:p>0.52</text:p>
          </table:table-cell>
          <table:table-cell office:value-type="float" office:value="-0.118">
            <text:p>-0.118</text:p>
          </table:table-cell>
          <table:table-cell office:value-type="float" office:value="-0.33">
            <text:p>-0.33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457">
            <text:p>-4.457</text:p>
          </table:table-cell>
          <table:table-cell office:value-type="float" office:value="1.512">
            <text:p>1.512</text:p>
          </table:table-cell>
          <table:table-cell office:value-type="float" office:value="-0.514">
            <text:p>-0.514</text:p>
          </table:table-cell>
          <table:table-cell office:value-type="float" office:value="1.764">
            <text:p>1.764</text:p>
          </table:table-cell>
          <table:table-cell office:value-type="float" office:value="0.063">
            <text:p>0.063</text:p>
          </table:table-cell>
          <table:table-cell office:value-type="float" office:value="1.86">
            <text:p>1.86</text:p>
          </table:table-cell>
          <table:table-cell office:value-type="float" office:value="-0.332">
            <text:p>-0.332</text:p>
          </table:table-cell>
          <table:table-cell office:value-type="float" office:value="0.189">
            <text:p>0.189</text:p>
          </table:table-cell>
          <table:table-cell office:value-type="float" office:value="-0.521">
            <text:p>-0.521</text:p>
          </table:table-cell>
          <table:table-cell office:value-type="float" office:value="-0.415">
            <text:p>-0.415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407">
            <text:p>-3.407</text:p>
          </table:table-cell>
          <table:table-cell office:value-type="float" office:value="1.821">
            <text:p>1.821</text:p>
          </table:table-cell>
          <table:table-cell office:value-type="float" office:value="-0.675">
            <text:p>-0.675</text:p>
          </table:table-cell>
          <table:table-cell office:value-type="float" office:value="0.765">
            <text:p>0.765</text:p>
          </table:table-cell>
          <table:table-cell office:value-type="float" office:value="0.256">
            <text:p>0.256</text:p>
          </table:table-cell>
          <table:table-cell office:value-type="float" office:value="0.469">
            <text:p>0.469</text:p>
          </table:table-cell>
          <table:table-cell office:value-type="float" office:value="-0.09">
            <text:p>-0.09</text:p>
          </table:table-cell>
          <table:table-cell office:value-type="float" office:value="0.322">
            <text:p>0.322</text:p>
          </table:table-cell>
          <table:table-cell office:value-type="float" office:value="-0.387">
            <text:p>-0.387</text:p>
          </table:table-cell>
          <table:table-cell office:value-type="float" office:value="-0.968">
            <text:p>-0.968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2.391">
            <text:p>-2.391</text:p>
          </table:table-cell>
          <table:table-cell office:value-type="float" office:value="-0.347">
            <text:p>-0.347</text:p>
          </table:table-cell>
          <table:table-cell office:value-type="float" office:value="-1.474">
            <text:p>-1.474</text:p>
          </table:table-cell>
          <table:table-cell office:value-type="float" office:value="0.843">
            <text:p>0.843</text:p>
          </table:table-cell>
          <table:table-cell office:value-type="float" office:value="0.089">
            <text:p>0.089</text:p>
          </table:table-cell>
          <table:table-cell office:value-type="float" office:value="2.021">
            <text:p>2.021</text:p>
          </table:table-cell>
          <table:table-cell office:value-type="float" office:value="0.417">
            <text:p>0.417</text:p>
          </table:table-cell>
          <table:table-cell office:value-type="float" office:value="0.502">
            <text:p>0.502</text:p>
          </table:table-cell>
          <table:table-cell office:value-type="float" office:value="-0.86">
            <text:p>-0.86</text:p>
          </table:table-cell>
          <table:table-cell office:value-type="float" office:value="-0.978">
            <text:p>-0.978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919">
            <text:p>-2.919</text:p>
          </table:table-cell>
          <table:table-cell office:value-type="float" office:value="0.463">
            <text:p>0.463</text:p>
          </table:table-cell>
          <table:table-cell office:value-type="float" office:value="-0.716">
            <text:p>-0.716</text:p>
          </table:table-cell>
          <table:table-cell office:value-type="float" office:value="0.957">
            <text:p>0.957</text:p>
          </table:table-cell>
          <table:table-cell office:value-type="float" office:value="0.635">
            <text:p>0.635</text:p>
          </table:table-cell>
          <table:table-cell office:value-type="float" office:value="0.833">
            <text:p>0.833</text:p>
          </table:table-cell>
          <table:table-cell office:value-type="float" office:value="0.501">
            <text:p>0.501</text:p>
          </table:table-cell>
          <table:table-cell office:value-type="float" office:value="0.048">
            <text:p>0.048</text:p>
          </table:table-cell>
          <table:table-cell office:value-type="float" office:value="-0.134">
            <text:p>-0.134</text:p>
          </table:table-cell>
          <table:table-cell office:value-type="float" office:value="-0.638">
            <text:p>-0.638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385">
            <text:p>-2.385</text:p>
          </table:table-cell>
          <table:table-cell office:value-type="float" office:value="1.01">
            <text:p>1.01</text:p>
          </table:table-cell>
          <table:table-cell office:value-type="float" office:value="-0.754">
            <text:p>-0.754</text:p>
          </table:table-cell>
          <table:table-cell office:value-type="float" office:value="0.37">
            <text:p>0.37</text:p>
          </table:table-cell>
          <table:table-cell office:value-type="float" office:value="0.785">
            <text:p>0.785</text:p>
          </table:table-cell>
          <table:table-cell office:value-type="float" office:value="0.471">
            <text:p>0.471</text:p>
          </table:table-cell>
          <table:table-cell office:value-type="float" office:value="0.415">
            <text:p>0.415</text:p>
          </table:table-cell>
          <table:table-cell office:value-type="float" office:value="0.318">
            <text:p>0.318</text:p>
          </table:table-cell>
          <table:table-cell office:value-type="float" office:value="-0.797">
            <text:p>-0.797</text:p>
          </table:table-cell>
          <table:table-cell office:value-type="float" office:value="-0.679">
            <text:p>-0.679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104">
            <text:p>-2.104</text:p>
          </table:table-cell>
          <table:table-cell office:value-type="float" office:value="1.6">
            <text:p>1.6</text:p>
          </table:table-cell>
          <table:table-cell office:value-type="float" office:value="-0.297">
            <text:p>-0.297</text:p>
          </table:table-cell>
          <table:table-cell office:value-type="float" office:value="-0.071">
            <text:p>-0.071</text:p>
          </table:table-cell>
          <table:table-cell office:value-type="float" office:value="-0.172">
            <text:p>-0.172</text:p>
          </table:table-cell>
          <table:table-cell office:value-type="float" office:value="0.285">
            <text:p>0.285</text:p>
          </table:table-cell>
          <table:table-cell office:value-type="float" office:value="0.152">
            <text:p>0.152</text:p>
          </table:table-cell>
          <table:table-cell office:value-type="float" office:value="-0.089">
            <text:p>-0.089</text:p>
          </table:table-cell>
          <table:table-cell office:value-type="float" office:value="-0.296">
            <text:p>-0.296</text:p>
          </table:table-cell>
          <table:table-cell office:value-type="float" office:value="-0.37">
            <text:p>-0.37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06">
            <text:p>-2.706</text:p>
          </table:table-cell>
          <table:table-cell office:value-type="float" office:value="2.07">
            <text:p>2.07</text:p>
          </table:table-cell>
          <table:table-cell office:value-type="float" office:value="-0.691">
            <text:p>-0.691</text:p>
          </table:table-cell>
          <table:table-cell office:value-type="float" office:value="0.31">
            <text:p>0.31</text:p>
          </table:table-cell>
          <table:table-cell office:value-type="float" office:value="-0.745">
            <text:p>-0.745</text:p>
          </table:table-cell>
          <table:table-cell office:value-type="float" office:value="0.266">
            <text:p>0.266</text:p>
          </table:table-cell>
          <table:table-cell office:value-type="float" office:value="-0.413">
            <text:p>-0.413</text:p>
          </table:table-cell>
          <table:table-cell office:value-type="float" office:value="0.602">
            <text:p>0.602</text:p>
          </table:table-cell>
          <table:table-cell office:value-type="float" office:value="0.36">
            <text:p>0.36</text:p>
          </table:table-cell>
          <table:table-cell office:value-type="float" office:value="-0.713">
            <text:p>-0.713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855">
            <text:p>-2.855</text:p>
          </table:table-cell>
          <table:table-cell office:value-type="float" office:value="1.587">
            <text:p>1.587</text:p>
          </table:table-cell>
          <table:table-cell office:value-type="float" office:value="-0.03">
            <text:p>-0.03</text:p>
          </table:table-cell>
          <table:table-cell office:value-type="float" office:value="0.202">
            <text:p>0.202</text:p>
          </table:table-cell>
          <table:table-cell office:value-type="float" office:value="0.165">
            <text:p>0.165</text:p>
          </table:table-cell>
          <table:table-cell office:value-type="float" office:value="0.445">
            <text:p>0.445</text:p>
          </table:table-cell>
          <table:table-cell office:value-type="float" office:value="0.207">
            <text:p>0.207</text:p>
          </table:table-cell>
          <table:table-cell office:value-type="float" office:value="-0.067">
            <text:p>-0.067</text:p>
          </table:table-cell>
          <table:table-cell office:value-type="float" office:value="-0.013">
            <text:p>-0.013</text:p>
          </table:table-cell>
          <table:table-cell office:value-type="float" office:value="-0.712">
            <text:p>-0.71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339">
            <text:p>-3.339</text:p>
          </table:table-cell>
          <table:table-cell office:value-type="float" office:value="3.011">
            <text:p>3.011</text:p>
          </table:table-cell>
          <table:table-cell office:value-type="float" office:value="-1.264">
            <text:p>-1.264</text:p>
          </table:table-cell>
          <table:table-cell office:value-type="float" office:value="-0.343">
            <text:p>-0.343</text:p>
          </table:table-cell>
          <table:table-cell office:value-type="float" office:value="-0.119">
            <text:p>-0.119</text:p>
          </table:table-cell>
          <table:table-cell office:value-type="float" office:value="0.498">
            <text:p>0.498</text:p>
          </table:table-cell>
          <table:table-cell office:value-type="float" office:value="0.589">
            <text:p>0.589</text:p>
          </table:table-cell>
          <table:table-cell office:value-type="float" office:value="0.078">
            <text:p>0.078</text:p>
          </table:table-cell>
          <table:table-cell office:value-type="float" office:value="0.221">
            <text:p>0.221</text:p>
          </table:table-cell>
          <table:table-cell office:value-type="float" office:value="-0.822">
            <text:p>-0.822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4.039">
            <text:p>-4.039</text:p>
          </table:table-cell>
          <table:table-cell office:value-type="float" office:value="3.689">
            <text:p>3.689</text:p>
          </table:table-cell>
          <table:table-cell office:value-type="float" office:value="-1.007">
            <text:p>-1.007</text:p>
          </table:table-cell>
          <table:table-cell office:value-type="float" office:value="-0.139">
            <text:p>-0.139</text:p>
          </table:table-cell>
          <table:table-cell office:value-type="float" office:value="-0.542">
            <text:p>-0.542</text:p>
          </table:table-cell>
          <table:table-cell office:value-type="float" office:value="0.587">
            <text:p>0.587</text:p>
          </table:table-cell>
          <table:table-cell office:value-type="float" office:value="0.535">
            <text:p>0.535</text:p>
          </table:table-cell>
          <table:table-cell office:value-type="float" office:value="0.465">
            <text:p>0.465</text:p>
          </table:table-cell>
          <table:table-cell office:value-type="float" office:value="0.194">
            <text:p>0.194</text:p>
          </table:table-cell>
          <table:table-cell office:value-type="float" office:value="0.168">
            <text:p>0.168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172">
            <text:p>-4.172</text:p>
          </table:table-cell>
          <table:table-cell office:value-type="float" office:value="3.07">
            <text:p>3.07</text:p>
          </table:table-cell>
          <table:table-cell office:value-type="float" office:value="-0.781">
            <text:p>-0.781</text:p>
          </table:table-cell>
          <table:table-cell office:value-type="float" office:value="0.516">
            <text:p>0.516</text:p>
          </table:table-cell>
          <table:table-cell office:value-type="float" office:value="-0.627">
            <text:p>-0.627</text:p>
          </table:table-cell>
          <table:table-cell office:value-type="float" office:value="1.006">
            <text:p>1.006</text:p>
          </table:table-cell>
          <table:table-cell office:value-type="float" office:value="0.531">
            <text:p>0.531</text:p>
          </table:table-cell>
          <table:table-cell office:value-type="float" office:value="0.441">
            <text:p>0.441</text:p>
          </table:table-cell>
          <table:table-cell office:value-type="float" office:value="-0.102">
            <text:p>-0.102</text:p>
          </table:table-cell>
          <table:table-cell office:value-type="float" office:value="-0.456">
            <text:p>-0.456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494">
            <text:p>-4.494</text:p>
          </table:table-cell>
          <table:table-cell office:value-type="float" office:value="1.535">
            <text:p>1.535</text:p>
          </table:table-cell>
          <table:table-cell office:value-type="float" office:value="-0.495">
            <text:p>-0.495</text:p>
          </table:table-cell>
          <table:table-cell office:value-type="float" office:value="1.715">
            <text:p>1.715</text:p>
          </table:table-cell>
          <table:table-cell office:value-type="float" office:value="0.044">
            <text:p>0.044</text:p>
          </table:table-cell>
          <table:table-cell office:value-type="float" office:value="1.892">
            <text:p>1.892</text:p>
          </table:table-cell>
          <table:table-cell office:value-type="float" office:value="-0.367">
            <text:p>-0.367</text:p>
          </table:table-cell>
          <table:table-cell office:value-type="float" office:value="0.362">
            <text:p>0.362</text:p>
          </table:table-cell>
          <table:table-cell office:value-type="float" office:value="-0.583">
            <text:p>-0.583</text:p>
          </table:table-cell>
          <table:table-cell office:value-type="float" office:value="-0.291">
            <text:p>-0.291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285">
            <text:p>-3.285</text:p>
          </table:table-cell>
          <table:table-cell office:value-type="float" office:value="1.547">
            <text:p>1.547</text:p>
          </table:table-cell>
          <table:table-cell office:value-type="float" office:value="-0.897">
            <text:p>-0.897</text:p>
          </table:table-cell>
          <table:table-cell office:value-type="float" office:value="0.917">
            <text:p>0.917</text:p>
          </table:table-cell>
          <table:table-cell office:value-type="float" office:value="0.127">
            <text:p>0.127</text:p>
          </table:table-cell>
          <table:table-cell office:value-type="float" office:value="0.402">
            <text:p>0.402</text:p>
          </table:table-cell>
          <table:table-cell office:value-type="float" office:value="-0.011">
            <text:p>-0.011</text:p>
          </table:table-cell>
          <table:table-cell office:value-type="float" office:value="0.502">
            <text:p>0.502</text:p>
          </table:table-cell>
          <table:table-cell office:value-type="float" office:value="-0.557">
            <text:p>-0.557</text:p>
          </table:table-cell>
          <table:table-cell office:value-type="float" office:value="-0.715">
            <text:p>-0.715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415">
            <text:p>-3.415</text:p>
          </table:table-cell>
          <table:table-cell office:value-type="float" office:value="-0.538">
            <text:p>-0.538</text:p>
          </table:table-cell>
          <table:table-cell office:value-type="float" office:value="0.241">
            <text:p>0.241</text:p>
          </table:table-cell>
          <table:table-cell office:value-type="float" office:value="2.038">
            <text:p>2.038</text:p>
          </table:table-cell>
          <table:table-cell office:value-type="float" office:value="0.622">
            <text:p>0.622</text:p>
          </table:table-cell>
          <table:table-cell office:value-type="float" office:value="1.027">
            <text:p>1.027</text:p>
          </table:table-cell>
          <table:table-cell office:value-type="float" office:value="-0.701">
            <text:p>-0.701</text:p>
          </table:table-cell>
          <table:table-cell office:value-type="float" office:value="-0.66">
            <text:p>-0.66</text:p>
          </table:table-cell>
          <table:table-cell office:value-type="float" office:value="-0.418">
            <text:p>-0.418</text:p>
          </table:table-cell>
          <table:table-cell office:value-type="float" office:value="0.781">
            <text:p>0.781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439">
            <text:p>-3.439</text:p>
          </table:table-cell>
          <table:table-cell office:value-type="float" office:value="1.007">
            <text:p>1.007</text:p>
          </table:table-cell>
          <table:table-cell office:value-type="float" office:value="0.02">
            <text:p>0.02</text:p>
          </table:table-cell>
          <table:table-cell office:value-type="float" office:value="1.491">
            <text:p>1.491</text:p>
          </table:table-cell>
          <table:table-cell office:value-type="float" office:value="0.777">
            <text:p>0.777</text:p>
          </table:table-cell>
          <table:table-cell office:value-type="float" office:value="0.257">
            <text:p>0.257</text:p>
          </table:table-cell>
          <table:table-cell office:value-type="float" office:value="-0.777">
            <text:p>-0.777</text:p>
          </table:table-cell>
          <table:table-cell office:value-type="float" office:value="-0.282">
            <text:p>-0.282</text:p>
          </table:table-cell>
          <table:table-cell office:value-type="float" office:value="-0.707">
            <text:p>-0.707</text:p>
          </table:table-cell>
          <table:table-cell office:value-type="float" office:value="0.746">
            <text:p>0.74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814">
            <text:p>-2.814</text:p>
          </table:table-cell>
          <table:table-cell office:value-type="float" office:value="1.515">
            <text:p>1.515</text:p>
          </table:table-cell>
          <table:table-cell office:value-type="float" office:value="-0.088">
            <text:p>-0.088</text:p>
          </table:table-cell>
          <table:table-cell office:value-type="float" office:value="0.597">
            <text:p>0.597</text:p>
          </table:table-cell>
          <table:table-cell office:value-type="float" office:value="-0.033">
            <text:p>-0.033</text:p>
          </table:table-cell>
          <table:table-cell office:value-type="float" office:value="-0.29">
            <text:p>-0.29</text:p>
          </table:table-cell>
          <table:table-cell office:value-type="float" office:value="-0.445">
            <text:p>-0.445</text:p>
          </table:table-cell>
          <table:table-cell office:value-type="float" office:value="0.113">
            <text:p>0.113</text:p>
          </table:table-cell>
          <table:table-cell office:value-type="float" office:value="-0.136">
            <text:p>-0.136</text:p>
          </table:table-cell>
          <table:table-cell office:value-type="float" office:value="0.662">
            <text:p>0.662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027">
            <text:p>-2.027</text:p>
          </table:table-cell>
          <table:table-cell office:value-type="float" office:value="2.157">
            <text:p>2.157</text:p>
          </table:table-cell>
          <table:table-cell office:value-type="float" office:value="-0.297">
            <text:p>-0.297</text:p>
          </table:table-cell>
          <table:table-cell office:value-type="float" office:value="-0.211">
            <text:p>-0.211</text:p>
          </table:table-cell>
          <table:table-cell office:value-type="float" office:value="-0.266">
            <text:p>-0.266</text:p>
          </table:table-cell>
          <table:table-cell office:value-type="float" office:value="0.086">
            <text:p>0.086</text:p>
          </table:table-cell>
          <table:table-cell office:value-type="float" office:value="-0.176">
            <text:p>-0.176</text:p>
          </table:table-cell>
          <table:table-cell office:value-type="float" office:value="-0.179">
            <text:p>-0.179</text:p>
          </table:table-cell>
          <table:table-cell office:value-type="float" office:value="-0.283">
            <text:p>-0.283</text:p>
          </table:table-cell>
          <table:table-cell office:value-type="float" office:value="0.292">
            <text:p>0.29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263">
            <text:p>-2.263</text:p>
          </table:table-cell>
          <table:table-cell office:value-type="float" office:value="3.344">
            <text:p>3.344</text:p>
          </table:table-cell>
          <table:table-cell office:value-type="float" office:value="-1.165">
            <text:p>-1.165</text:p>
          </table:table-cell>
          <table:table-cell office:value-type="float" office:value="-0.625">
            <text:p>-0.625</text:p>
          </table:table-cell>
          <table:table-cell office:value-type="float" office:value="-0.159">
            <text:p>-0.159</text:p>
          </table:table-cell>
          <table:table-cell office:value-type="float" office:value="0.926">
            <text:p>0.926</text:p>
          </table:table-cell>
          <table:table-cell office:value-type="float" office:value="0.13">
            <text:p>0.13</text:p>
          </table:table-cell>
          <table:table-cell office:value-type="float" office:value="-0.33">
            <text:p>-0.33</text:p>
          </table:table-cell>
          <table:table-cell office:value-type="float" office:value="-0.783">
            <text:p>-0.783</text:p>
          </table:table-cell>
          <table:table-cell office:value-type="float" office:value="0.31">
            <text:p>0.31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594">
            <text:p>-2.594</text:p>
          </table:table-cell>
          <table:table-cell office:value-type="float" office:value="2.584">
            <text:p>2.584</text:p>
          </table:table-cell>
          <table:table-cell office:value-type="float" office:value="-0.37">
            <text:p>-0.37</text:p>
          </table:table-cell>
          <table:table-cell office:value-type="float" office:value="-0.524">
            <text:p>-0.524</text:p>
          </table:table-cell>
          <table:table-cell office:value-type="float" office:value="-0.177">
            <text:p>-0.177</text:p>
          </table:table-cell>
          <table:table-cell office:value-type="float" office:value="0.515">
            <text:p>0.515</text:p>
          </table:table-cell>
          <table:table-cell office:value-type="float" office:value="-0.137">
            <text:p>-0.137</text:p>
          </table:table-cell>
          <table:table-cell office:value-type="float" office:value="0.095">
            <text:p>0.095</text:p>
          </table:table-cell>
          <table:table-cell office:value-type="float" office:value="-0.731">
            <text:p>-0.731</text:p>
          </table:table-cell>
          <table:table-cell office:value-type="float" office:value="0.072">
            <text:p>0.07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02">
            <text:p>-2.702</text:p>
          </table:table-cell>
          <table:table-cell office:value-type="float" office:value="3.596">
            <text:p>3.596</text:p>
          </table:table-cell>
          <table:table-cell office:value-type="float" office:value="-0.57">
            <text:p>-0.57</text:p>
          </table:table-cell>
          <table:table-cell office:value-type="float" office:value="-1.041">
            <text:p>-1.041</text:p>
          </table:table-cell>
          <table:table-cell office:value-type="float" office:value="-0.709">
            <text:p>-0.709</text:p>
          </table:table-cell>
          <table:table-cell office:value-type="float" office:value="1.009">
            <text:p>1.009</text:p>
          </table:table-cell>
          <table:table-cell office:value-type="float" office:value="0.403">
            <text:p>0.403</text:p>
          </table:table-cell>
          <table:table-cell office:value-type="float" office:value="0.426">
            <text:p>0.426</text:p>
          </table:table-cell>
          <table:table-cell office:value-type="float" office:value="-1.013">
            <text:p>-1.013</text:p>
          </table:table-cell>
          <table:table-cell office:value-type="float" office:value="-0.009">
            <text:p>-0.009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44">
            <text:p>-3.44</text:p>
          </table:table-cell>
          <table:table-cell office:value-type="float" office:value="3.203">
            <text:p>3.203</text:p>
          </table:table-cell>
          <table:table-cell office:value-type="float" office:value="-0.698">
            <text:p>-0.698</text:p>
          </table:table-cell>
          <table:table-cell office:value-type="float" office:value="-0.86">
            <text:p>-0.86</text:p>
          </table:table-cell>
          <table:table-cell office:value-type="float" office:value="-0.542">
            <text:p>-0.542</text:p>
          </table:table-cell>
          <table:table-cell office:value-type="float" office:value="1.503">
            <text:p>1.503</text:p>
          </table:table-cell>
          <table:table-cell office:value-type="float" office:value="0.922">
            <text:p>0.922</text:p>
          </table:table-cell>
          <table:table-cell office:value-type="float" office:value="0.467">
            <text:p>0.467</text:p>
          </table:table-cell>
          <table:table-cell office:value-type="float" office:value="-0.183">
            <text:p>-0.183</text:p>
          </table:table-cell>
          <table:table-cell office:value-type="float" office:value="-0.919">
            <text:p>-0.919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961">
            <text:p>-3.961</text:p>
          </table:table-cell>
          <table:table-cell office:value-type="float" office:value="4.144">
            <text:p>4.144</text:p>
          </table:table-cell>
          <table:table-cell office:value-type="float" office:value="-0.934">
            <text:p>-0.934</text:p>
          </table:table-cell>
          <table:table-cell office:value-type="float" office:value="-0.089">
            <text:p>-0.089</text:p>
          </table:table-cell>
          <table:table-cell office:value-type="float" office:value="-0.612">
            <text:p>-0.612</text:p>
          </table:table-cell>
          <table:table-cell office:value-type="float" office:value="0.787">
            <text:p>0.787</text:p>
          </table:table-cell>
          <table:table-cell office:value-type="float" office:value="0.326">
            <text:p>0.326</text:p>
          </table:table-cell>
          <table:table-cell office:value-type="float" office:value="0.182">
            <text:p>0.182</text:p>
          </table:table-cell>
          <table:table-cell office:value-type="float" office:value="-0.487">
            <text:p>-0.487</text:p>
          </table:table-cell>
          <table:table-cell office:value-type="float" office:value="-0.719">
            <text:p>-0.71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471">
            <text:p>-4.471</text:p>
          </table:table-cell>
          <table:table-cell office:value-type="float" office:value="3.192">
            <text:p>3.192</text:p>
          </table:table-cell>
          <table:table-cell office:value-type="float" office:value="-0.161">
            <text:p>-0.161</text:p>
          </table:table-cell>
          <table:table-cell office:value-type="float" office:value="0.117">
            <text:p>0.117</text:p>
          </table:table-cell>
          <table:table-cell office:value-type="float" office:value="-0.327">
            <text:p>-0.327</text:p>
          </table:table-cell>
          <table:table-cell office:value-type="float" office:value="0.406">
            <text:p>0.406</text:p>
          </table:table-cell>
          <table:table-cell office:value-type="float" office:value="-0.201">
            <text:p>-0.201</text:p>
          </table:table-cell>
          <table:table-cell office:value-type="float" office:value="0.919">
            <text:p>0.919</text:p>
          </table:table-cell>
          <table:table-cell office:value-type="float" office:value="-0.716">
            <text:p>-0.716</text:p>
          </table:table-cell>
          <table:table-cell office:value-type="float" office:value="-0.933">
            <text:p>-0.933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012">
            <text:p>-3.012</text:p>
          </table:table-cell>
          <table:table-cell office:value-type="float" office:value="2.252">
            <text:p>2.252</text:p>
          </table:table-cell>
          <table:table-cell office:value-type="float" office:value="-0.806">
            <text:p>-0.806</text:p>
          </table:table-cell>
          <table:table-cell office:value-type="float" office:value="0.389">
            <text:p>0.389</text:p>
          </table:table-cell>
          <table:table-cell office:value-type="float" office:value="-0.11">
            <text:p>-0.11</text:p>
          </table:table-cell>
          <table:table-cell office:value-type="float" office:value="0.649">
            <text:p>0.649</text:p>
          </table:table-cell>
          <table:table-cell office:value-type="float" office:value="-0.328">
            <text:p>-0.328</text:p>
          </table:table-cell>
          <table:table-cell office:value-type="float" office:value="0.321">
            <text:p>0.321</text:p>
          </table:table-cell>
          <table:table-cell office:value-type="float" office:value="-0.559">
            <text:p>-0.559</text:p>
          </table:table-cell>
          <table:table-cell office:value-type="float" office:value="0.234">
            <text:p>0.234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705">
            <text:p>-3.705</text:p>
          </table:table-cell>
          <table:table-cell office:value-type="float" office:value="-0.204">
            <text:p>-0.204</text:p>
          </table:table-cell>
          <table:table-cell office:value-type="float" office:value="0.274">
            <text:p>0.274</text:p>
          </table:table-cell>
          <table:table-cell office:value-type="float" office:value="1.569">
            <text:p>1.569</text:p>
          </table:table-cell>
          <table:table-cell office:value-type="float" office:value="0.883">
            <text:p>0.883</text:p>
          </table:table-cell>
          <table:table-cell office:value-type="float" office:value="1.366">
            <text:p>1.366</text:p>
          </table:table-cell>
          <table:table-cell office:value-type="float" office:value="-0.94">
            <text:p>-0.94</text:p>
          </table:table-cell>
          <table:table-cell office:value-type="float" office:value="-0.691">
            <text:p>-0.691</text:p>
          </table:table-cell>
          <table:table-cell office:value-type="float" office:value="-0.162">
            <text:p>-0.162</text:p>
          </table:table-cell>
          <table:table-cell office:value-type="float" office:value="0.598">
            <text:p>0.598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303">
            <text:p>-3.303</text:p>
          </table:table-cell>
          <table:table-cell office:value-type="float" office:value="0.702">
            <text:p>0.702</text:p>
          </table:table-cell>
          <table:table-cell office:value-type="float" office:value="-0.209">
            <text:p>-0.209</text:p>
          </table:table-cell>
          <table:table-cell office:value-type="float" office:value="1.627">
            <text:p>1.627</text:p>
          </table:table-cell>
          <table:table-cell office:value-type="float" office:value="0.818">
            <text:p>0.818</text:p>
          </table:table-cell>
          <table:table-cell office:value-type="float" office:value="0.287">
            <text:p>0.287</text:p>
          </table:table-cell>
          <table:table-cell office:value-type="float" office:value="-0.541">
            <text:p>-0.541</text:p>
          </table:table-cell>
          <table:table-cell office:value-type="float" office:value="-0.198">
            <text:p>-0.198</text:p>
          </table:table-cell>
          <table:table-cell office:value-type="float" office:value="-0.717">
            <text:p>-0.717</text:p>
          </table:table-cell>
          <table:table-cell office:value-type="float" office:value="0.768">
            <text:p>0.768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64">
            <text:p>-2.64</text:p>
          </table:table-cell>
          <table:table-cell office:value-type="float" office:value="1.322">
            <text:p>1.322</text:p>
          </table:table-cell>
          <table:table-cell office:value-type="float" office:value="-0.111">
            <text:p>-0.111</text:p>
          </table:table-cell>
          <table:table-cell office:value-type="float" office:value="0.861">
            <text:p>0.861</text:p>
          </table:table-cell>
          <table:table-cell office:value-type="float" office:value="0.026">
            <text:p>0.026</text:p>
          </table:table-cell>
          <table:table-cell office:value-type="float" office:value="-0.354">
            <text:p>-0.354</text:p>
          </table:table-cell>
          <table:table-cell office:value-type="float" office:value="-0.425">
            <text:p>-0.425</text:p>
          </table:table-cell>
          <table:table-cell office:value-type="float" office:value="0.083">
            <text:p>0.083</text:p>
          </table:table-cell>
          <table:table-cell office:value-type="float" office:value="-0.235">
            <text:p>-0.235</text:p>
          </table:table-cell>
          <table:table-cell office:value-type="float" office:value="0.781">
            <text:p>0.781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948">
            <text:p>-1.948</text:p>
          </table:table-cell>
          <table:table-cell office:value-type="float" office:value="2.143">
            <text:p>2.143</text:p>
          </table:table-cell>
          <table:table-cell office:value-type="float" office:value="-0.068">
            <text:p>-0.068</text:p>
          </table:table-cell>
          <table:table-cell office:value-type="float" office:value="-0.211">
            <text:p>-0.211</text:p>
          </table:table-cell>
          <table:table-cell office:value-type="float" office:value="-0.238">
            <text:p>-0.238</text:p>
          </table:table-cell>
          <table:table-cell office:value-type="float" office:value="0.263">
            <text:p>0.263</text:p>
          </table:table-cell>
          <table:table-cell office:value-type="float" office:value="-0.27">
            <text:p>-0.27</text:p>
          </table:table-cell>
          <table:table-cell office:value-type="float" office:value="-0.238">
            <text:p>-0.238</text:p>
          </table:table-cell>
          <table:table-cell office:value-type="float" office:value="-0.342">
            <text:p>-0.342</text:p>
          </table:table-cell>
          <table:table-cell office:value-type="float" office:value="0.147">
            <text:p>0.147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247">
            <text:p>-2.247</text:p>
          </table:table-cell>
          <table:table-cell office:value-type="float" office:value="3.42">
            <text:p>3.42</text:p>
          </table:table-cell>
          <table:table-cell office:value-type="float" office:value="-0.887">
            <text:p>-0.887</text:p>
          </table:table-cell>
          <table:table-cell office:value-type="float" office:value="-0.823">
            <text:p>-0.823</text:p>
          </table:table-cell>
          <table:table-cell office:value-type="float" office:value="-0.297">
            <text:p>-0.297</text:p>
          </table:table-cell>
          <table:table-cell office:value-type="float" office:value="0.774">
            <text:p>0.774</text:p>
          </table:table-cell>
          <table:table-cell office:value-type="float" office:value="0.185">
            <text:p>0.185</text:p>
          </table:table-cell>
          <table:table-cell office:value-type="float" office:value="-0.242">
            <text:p>-0.242</text:p>
          </table:table-cell>
          <table:table-cell office:value-type="float" office:value="-0.79">
            <text:p>-0.79</text:p>
          </table:table-cell>
          <table:table-cell office:value-type="float" office:value="0.046">
            <text:p>0.046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489">
            <text:p>-2.489</text:p>
          </table:table-cell>
          <table:table-cell office:value-type="float" office:value="2.401">
            <text:p>2.401</text:p>
          </table:table-cell>
          <table:table-cell office:value-type="float" office:value="-0.44">
            <text:p>-0.44</text:p>
          </table:table-cell>
          <table:table-cell office:value-type="float" office:value="-0.367">
            <text:p>-0.367</text:p>
          </table:table-cell>
          <table:table-cell office:value-type="float" office:value="-0.069">
            <text:p>-0.069</text:p>
          </table:table-cell>
          <table:table-cell office:value-type="float" office:value="0.533">
            <text:p>0.533</text:p>
          </table:table-cell>
          <table:table-cell office:value-type="float" office:value="0.011">
            <text:p>0.011</text:p>
          </table:table-cell>
          <table:table-cell office:value-type="float" office:value="0.118">
            <text:p>0.118</text:p>
          </table:table-cell>
          <table:table-cell office:value-type="float" office:value="-0.621">
            <text:p>-0.621</text:p>
          </table:table-cell>
          <table:table-cell office:value-type="float" office:value="-0.188">
            <text:p>-0.188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776">
            <text:p>-2.776</text:p>
          </table:table-cell>
          <table:table-cell office:value-type="float" office:value="3.557">
            <text:p>3.557</text:p>
          </table:table-cell>
          <table:table-cell office:value-type="float" office:value="-0.435">
            <text:p>-0.435</text:p>
          </table:table-cell>
          <table:table-cell office:value-type="float" office:value="-1.044">
            <text:p>-1.044</text:p>
          </table:table-cell>
          <table:table-cell office:value-type="float" office:value="-0.572">
            <text:p>-0.572</text:p>
          </table:table-cell>
          <table:table-cell office:value-type="float" office:value="1.273">
            <text:p>1.273</text:p>
          </table:table-cell>
          <table:table-cell office:value-type="float" office:value="0.221">
            <text:p>0.221</text:p>
          </table:table-cell>
          <table:table-cell office:value-type="float" office:value="0.295">
            <text:p>0.295</text:p>
          </table:table-cell>
          <table:table-cell office:value-type="float" office:value="-0.986">
            <text:p>-0.986</text:p>
          </table:table-cell>
          <table:table-cell office:value-type="float" office:value="-0.04">
            <text:p>-0.04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356">
            <text:p>-3.356</text:p>
          </table:table-cell>
          <table:table-cell office:value-type="float" office:value="3.236">
            <text:p>3.236</text:p>
          </table:table-cell>
          <table:table-cell office:value-type="float" office:value="-0.653">
            <text:p>-0.653</text:p>
          </table:table-cell>
          <table:table-cell office:value-type="float" office:value="-0.9">
            <text:p>-0.9</text:p>
          </table:table-cell>
          <table:table-cell office:value-type="float" office:value="-0.661">
            <text:p>-0.661</text:p>
          </table:table-cell>
          <table:table-cell office:value-type="float" office:value="1.43">
            <text:p>1.43</text:p>
          </table:table-cell>
          <table:table-cell office:value-type="float" office:value="0.901">
            <text:p>0.901</text:p>
          </table:table-cell>
          <table:table-cell office:value-type="float" office:value="0.395">
            <text:p>0.395</text:p>
          </table:table-cell>
          <table:table-cell office:value-type="float" office:value="-0.139">
            <text:p>-0.139</text:p>
          </table:table-cell>
          <table:table-cell office:value-type="float" office:value="-0.726">
            <text:p>-0.726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909">
            <text:p>-3.909</text:p>
          </table:table-cell>
          <table:table-cell office:value-type="float" office:value="3.674">
            <text:p>3.674</text:p>
          </table:table-cell>
          <table:table-cell office:value-type="float" office:value="-0.648">
            <text:p>-0.648</text:p>
          </table:table-cell>
          <table:table-cell office:value-type="float" office:value="0.088">
            <text:p>0.088</text:p>
          </table:table-cell>
          <table:table-cell office:value-type="float" office:value="-0.365">
            <text:p>-0.365</text:p>
          </table:table-cell>
          <table:table-cell office:value-type="float" office:value="0.199">
            <text:p>0.199</text:p>
          </table:table-cell>
          <table:table-cell office:value-type="float" office:value="0.424">
            <text:p>0.424</text:p>
          </table:table-cell>
          <table:table-cell office:value-type="float" office:value="0.336">
            <text:p>0.336</text:p>
          </table:table-cell>
          <table:table-cell office:value-type="float" office:value="-0.012">
            <text:p>-0.012</text:p>
          </table:table-cell>
          <table:table-cell office:value-type="float" office:value="-0.252">
            <text:p>-0.252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386">
            <text:p>-4.386</text:p>
          </table:table-cell>
          <table:table-cell office:value-type="float" office:value="3.055">
            <text:p>3.055</text:p>
          </table:table-cell>
          <table:table-cell office:value-type="float" office:value="0.075">
            <text:p>0.075</text:p>
          </table:table-cell>
          <table:table-cell office:value-type="float" office:value="-0.018">
            <text:p>-0.018</text:p>
          </table:table-cell>
          <table:table-cell office:value-type="float" office:value="-0.436">
            <text:p>-0.436</text:p>
          </table:table-cell>
          <table:table-cell office:value-type="float" office:value="0.566">
            <text:p>0.566</text:p>
          </table:table-cell>
          <table:table-cell office:value-type="float" office:value="-0.288">
            <text:p>-0.288</text:p>
          </table:table-cell>
          <table:table-cell office:value-type="float" office:value="0.936">
            <text:p>0.936</text:p>
          </table:table-cell>
          <table:table-cell office:value-type="float" office:value="-0.577">
            <text:p>-0.577</text:p>
          </table:table-cell>
          <table:table-cell office:value-type="float" office:value="-1.01">
            <text:p>-1.01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067">
            <text:p>-3.067</text:p>
          </table:table-cell>
          <table:table-cell office:value-type="float" office:value="2.549">
            <text:p>2.549</text:p>
          </table:table-cell>
          <table:table-cell office:value-type="float" office:value="-0.851">
            <text:p>-0.851</text:p>
          </table:table-cell>
          <table:table-cell office:value-type="float" office:value="0.505">
            <text:p>0.505</text:p>
          </table:table-cell>
          <table:table-cell office:value-type="float" office:value="0.044">
            <text:p>0.044</text:p>
          </table:table-cell>
          <table:table-cell office:value-type="float" office:value="0.574">
            <text:p>0.574</text:p>
          </table:table-cell>
          <table:table-cell office:value-type="float" office:value="-0.377">
            <text:p>-0.377</text:p>
          </table:table-cell>
          <table:table-cell office:value-type="float" office:value="0.147">
            <text:p>0.147</text:p>
          </table:table-cell>
          <table:table-cell office:value-type="float" office:value="-0.606">
            <text:p>-0.606</text:p>
          </table:table-cell>
          <table:table-cell office:value-type="float" office:value="0.189">
            <text:p>0.189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699">
            <text:p>-3.699</text:p>
          </table:table-cell>
          <table:table-cell office:value-type="float" office:value="-0.251">
            <text:p>-0.251</text:p>
          </table:table-cell>
          <table:table-cell office:value-type="float" office:value="0.268">
            <text:p>0.268</text:p>
          </table:table-cell>
          <table:table-cell office:value-type="float" office:value="1.585">
            <text:p>1.585</text:p>
          </table:table-cell>
          <table:table-cell office:value-type="float" office:value="0.85">
            <text:p>0.85</text:p>
          </table:table-cell>
          <table:table-cell office:value-type="float" office:value="1.381">
            <text:p>1.381</text:p>
          </table:table-cell>
          <table:table-cell office:value-type="float" office:value="-0.867">
            <text:p>-0.867</text:p>
          </table:table-cell>
          <table:table-cell office:value-type="float" office:value="-0.71">
            <text:p>-0.71</text:p>
          </table:table-cell>
          <table:table-cell office:value-type="float" office:value="-0.19">
            <text:p>-0.19</text:p>
          </table:table-cell>
          <table:table-cell office:value-type="float" office:value="0.567">
            <text:p>0.567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266">
            <text:p>-3.266</text:p>
          </table:table-cell>
          <table:table-cell office:value-type="float" office:value="0.577">
            <text:p>0.577</text:p>
          </table:table-cell>
          <table:table-cell office:value-type="float" office:value="-0.261">
            <text:p>-0.261</text:p>
          </table:table-cell>
          <table:table-cell office:value-type="float" office:value="1.481">
            <text:p>1.481</text:p>
          </table:table-cell>
          <table:table-cell office:value-type="float" office:value="0.874">
            <text:p>0.874</text:p>
          </table:table-cell>
          <table:table-cell office:value-type="float" office:value="0.301">
            <text:p>0.301</text:p>
          </table:table-cell>
          <table:table-cell office:value-type="float" office:value="-0.496">
            <text:p>-0.496</text:p>
          </table:table-cell>
          <table:table-cell office:value-type="float" office:value="-0.012">
            <text:p>-0.012</text:p>
          </table:table-cell>
          <table:table-cell office:value-type="float" office:value="-0.623">
            <text:p>-0.623</text:p>
          </table:table-cell>
          <table:table-cell office:value-type="float" office:value="0.879">
            <text:p>0.879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676">
            <text:p>-2.676</text:p>
          </table:table-cell>
          <table:table-cell office:value-type="float" office:value="1.411">
            <text:p>1.411</text:p>
          </table:table-cell>
          <table:table-cell office:value-type="float" office:value="-0.098">
            <text:p>-0.098</text:p>
          </table:table-cell>
          <table:table-cell office:value-type="float" office:value="1.047">
            <text:p>1.047</text:p>
          </table:table-cell>
          <table:table-cell office:value-type="float" office:value="-0.04">
            <text:p>-0.04</text:p>
          </table:table-cell>
          <table:table-cell office:value-type="float" office:value="-0.131">
            <text:p>-0.131</text:p>
          </table:table-cell>
          <table:table-cell office:value-type="float" office:value="-0.56">
            <text:p>-0.56</text:p>
          </table:table-cell>
          <table:table-cell office:value-type="float" office:value="-0.03">
            <text:p>-0.03</text:p>
          </table:table-cell>
          <table:table-cell office:value-type="float" office:value="-0.192">
            <text:p>-0.192</text:p>
          </table:table-cell>
          <table:table-cell office:value-type="float" office:value="0.705">
            <text:p>0.705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899">
            <text:p>-1.899</text:p>
          </table:table-cell>
          <table:table-cell office:value-type="float" office:value="2.135">
            <text:p>2.135</text:p>
          </table:table-cell>
          <table:table-cell office:value-type="float" office:value="0.092">
            <text:p>0.092</text:p>
          </table:table-cell>
          <table:table-cell office:value-type="float" office:value="-0.11">
            <text:p>-0.11</text:p>
          </table:table-cell>
          <table:table-cell office:value-type="float" office:value="-0.145">
            <text:p>-0.145</text:p>
          </table:table-cell>
          <table:table-cell office:value-type="float" office:value="0.081">
            <text:p>0.081</text:p>
          </table:table-cell>
          <table:table-cell office:value-type="float" office:value="-0.067">
            <text:p>-0.067</text:p>
          </table:table-cell>
          <table:table-cell office:value-type="float" office:value="-0.104">
            <text:p>-0.104</text:p>
          </table:table-cell>
          <table:table-cell office:value-type="float" office:value="-0.408">
            <text:p>-0.408</text:p>
          </table:table-cell>
          <table:table-cell office:value-type="float" office:value="-0.099">
            <text:p>-0.099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305">
            <text:p>-2.305</text:p>
          </table:table-cell>
          <table:table-cell office:value-type="float" office:value="3.625">
            <text:p>3.625</text:p>
          </table:table-cell>
          <table:table-cell office:value-type="float" office:value="-1.203">
            <text:p>-1.203</text:p>
          </table:table-cell>
          <table:table-cell office:value-type="float" office:value="-0.665">
            <text:p>-0.665</text:p>
          </table:table-cell>
          <table:table-cell office:value-type="float" office:value="-0.296">
            <text:p>-0.296</text:p>
          </table:table-cell>
          <table:table-cell office:value-type="float" office:value="0.775">
            <text:p>0.775</text:p>
          </table:table-cell>
          <table:table-cell office:value-type="float" office:value="0.197">
            <text:p>0.197</text:p>
          </table:table-cell>
          <table:table-cell office:value-type="float" office:value="-0.282">
            <text:p>-0.282</text:p>
          </table:table-cell>
          <table:table-cell office:value-type="float" office:value="-0.842">
            <text:p>-0.842</text:p>
          </table:table-cell>
          <table:table-cell office:value-type="float" office:value="0.188">
            <text:p>0.188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489">
            <text:p>-2.489</text:p>
          </table:table-cell>
          <table:table-cell office:value-type="float" office:value="2.379">
            <text:p>2.379</text:p>
          </table:table-cell>
          <table:table-cell office:value-type="float" office:value="-0.523">
            <text:p>-0.523</text:p>
          </table:table-cell>
          <table:table-cell office:value-type="float" office:value="-0.158">
            <text:p>-0.158</text:p>
          </table:table-cell>
          <table:table-cell office:value-type="float" office:value="-0.178">
            <text:p>-0.178</text:p>
          </table:table-cell>
          <table:table-cell office:value-type="float" office:value="0.406">
            <text:p>0.406</text:p>
          </table:table-cell>
          <table:table-cell office:value-type="float" office:value="0.198">
            <text:p>0.198</text:p>
          </table:table-cell>
          <table:table-cell office:value-type="float" office:value="0.059">
            <text:p>0.059</text:p>
          </table:table-cell>
          <table:table-cell office:value-type="float" office:value="-0.589">
            <text:p>-0.589</text:p>
          </table:table-cell>
          <table:table-cell office:value-type="float" office:value="-0.256">
            <text:p>-0.256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898">
            <text:p>-2.898</text:p>
          </table:table-cell>
          <table:table-cell office:value-type="float" office:value="3.393">
            <text:p>3.393</text:p>
          </table:table-cell>
          <table:table-cell office:value-type="float" office:value="-0.409">
            <text:p>-0.409</text:p>
          </table:table-cell>
          <table:table-cell office:value-type="float" office:value="-0.993">
            <text:p>-0.993</text:p>
          </table:table-cell>
          <table:table-cell office:value-type="float" office:value="-0.587">
            <text:p>-0.587</text:p>
          </table:table-cell>
          <table:table-cell office:value-type="float" office:value="1.322">
            <text:p>1.322</text:p>
          </table:table-cell>
          <table:table-cell office:value-type="float" office:value="0.24">
            <text:p>0.24</text:p>
          </table:table-cell>
          <table:table-cell office:value-type="float" office:value="0.231">
            <text:p>0.231</text:p>
          </table:table-cell>
          <table:table-cell office:value-type="float" office:value="-1.068">
            <text:p>-1.068</text:p>
          </table:table-cell>
          <table:table-cell office:value-type="float" office:value="-0.094">
            <text:p>-0.094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376">
            <text:p>-3.376</text:p>
          </table:table-cell>
          <table:table-cell office:value-type="float" office:value="3.327">
            <text:p>3.327</text:p>
          </table:table-cell>
          <table:table-cell office:value-type="float" office:value="-0.797">
            <text:p>-0.797</text:p>
          </table:table-cell>
          <table:table-cell office:value-type="float" office:value="-0.849">
            <text:p>-0.849</text:p>
          </table:table-cell>
          <table:table-cell office:value-type="float" office:value="-0.681">
            <text:p>-0.681</text:p>
          </table:table-cell>
          <table:table-cell office:value-type="float" office:value="1.198">
            <text:p>1.198</text:p>
          </table:table-cell>
          <table:table-cell office:value-type="float" office:value="0.838">
            <text:p>0.838</text:p>
          </table:table-cell>
          <table:table-cell office:value-type="float" office:value="0.244">
            <text:p>0.244</text:p>
          </table:table-cell>
          <table:table-cell office:value-type="float" office:value="-0.298">
            <text:p>-0.298</text:p>
          </table:table-cell>
          <table:table-cell office:value-type="float" office:value="-0.618">
            <text:p>-0.618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828">
            <text:p>-3.828</text:p>
          </table:table-cell>
          <table:table-cell office:value-type="float" office:value="3.188">
            <text:p>3.188</text:p>
          </table:table-cell>
          <table:table-cell office:value-type="float" office:value="-0.388">
            <text:p>-0.388</text:p>
          </table:table-cell>
          <table:table-cell office:value-type="float" office:value="0.055">
            <text:p>0.055</text:p>
          </table:table-cell>
          <table:table-cell office:value-type="float" office:value="-0.185">
            <text:p>-0.185</text:p>
          </table:table-cell>
          <table:table-cell office:value-type="float" office:value="-0.029">
            <text:p>-0.029</text:p>
          </table:table-cell>
          <table:table-cell office:value-type="float" office:value="0.503">
            <text:p>0.503</text:p>
          </table:table-cell>
          <table:table-cell office:value-type="float" office:value="0.273">
            <text:p>0.273</text:p>
          </table:table-cell>
          <table:table-cell office:value-type="float" office:value="0.326">
            <text:p>0.326</text:p>
          </table:table-cell>
          <table:table-cell office:value-type="float" office:value="0.1">
            <text:p>0.1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283">
            <text:p>-4.283</text:p>
          </table:table-cell>
          <table:table-cell office:value-type="float" office:value="2.829">
            <text:p>2.829</text:p>
          </table:table-cell>
          <table:table-cell office:value-type="float" office:value="0.296">
            <text:p>0.296</text:p>
          </table:table-cell>
          <table:table-cell office:value-type="float" office:value="0.086">
            <text:p>0.086</text:p>
          </table:table-cell>
          <table:table-cell office:value-type="float" office:value="-0.544">
            <text:p>-0.544</text:p>
          </table:table-cell>
          <table:table-cell office:value-type="float" office:value="0.501">
            <text:p>0.501</text:p>
          </table:table-cell>
          <table:table-cell office:value-type="float" office:value="-0.317">
            <text:p>-0.317</text:p>
          </table:table-cell>
          <table:table-cell office:value-type="float" office:value="0.995">
            <text:p>0.995</text:p>
          </table:table-cell>
          <table:table-cell office:value-type="float" office:value="-0.34">
            <text:p>-0.34</text:p>
          </table:table-cell>
          <table:table-cell office:value-type="float" office:value="-1.113">
            <text:p>-1.113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189">
            <text:p>-3.189</text:p>
          </table:table-cell>
          <table:table-cell office:value-type="float" office:value="2.62">
            <text:p>2.62</text:p>
          </table:table-cell>
          <table:table-cell office:value-type="float" office:value="-0.833">
            <text:p>-0.833</text:p>
          </table:table-cell>
          <table:table-cell office:value-type="float" office:value="0.45">
            <text:p>0.45</text:p>
          </table:table-cell>
          <table:table-cell office:value-type="float" office:value="0.009">
            <text:p>0.009</text:p>
          </table:table-cell>
          <table:table-cell office:value-type="float" office:value="0.444">
            <text:p>0.444</text:p>
          </table:table-cell>
          <table:table-cell office:value-type="float" office:value="-0.348">
            <text:p>-0.348</text:p>
          </table:table-cell>
          <table:table-cell office:value-type="float" office:value="0.126">
            <text:p>0.126</text:p>
          </table:table-cell>
          <table:table-cell office:value-type="float" office:value="-0.614">
            <text:p>-0.614</text:p>
          </table:table-cell>
          <table:table-cell office:value-type="float" office:value="0.081">
            <text:p>0.081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49">
            <text:p>-3.49</text:p>
          </table:table-cell>
          <table:table-cell office:value-type="float" office:value="-0.474">
            <text:p>-0.474</text:p>
          </table:table-cell>
          <table:table-cell office:value-type="float" office:value="0.187">
            <text:p>0.187</text:p>
          </table:table-cell>
          <table:table-cell office:value-type="float" office:value="1.747">
            <text:p>1.747</text:p>
          </table:table-cell>
          <table:table-cell office:value-type="float" office:value="0.733">
            <text:p>0.733</text:p>
          </table:table-cell>
          <table:table-cell office:value-type="float" office:value="1.307">
            <text:p>1.307</text:p>
          </table:table-cell>
          <table:table-cell office:value-type="float" office:value="-0.816">
            <text:p>-0.816</text:p>
          </table:table-cell>
          <table:table-cell office:value-type="float" office:value="-0.787">
            <text:p>-0.787</text:p>
          </table:table-cell>
          <table:table-cell office:value-type="float" office:value="-0.222">
            <text:p>-0.222</text:p>
          </table:table-cell>
          <table:table-cell office:value-type="float" office:value="0.41">
            <text:p>0.41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155">
            <text:p>-3.155</text:p>
          </table:table-cell>
          <table:table-cell office:value-type="float" office:value="0.613">
            <text:p>0.613</text:p>
          </table:table-cell>
          <table:table-cell office:value-type="float" office:value="-0.285">
            <text:p>-0.285</text:p>
          </table:table-cell>
          <table:table-cell office:value-type="float" office:value="1.287">
            <text:p>1.287</text:p>
          </table:table-cell>
          <table:table-cell office:value-type="float" office:value="0.882">
            <text:p>0.882</text:p>
          </table:table-cell>
          <table:table-cell office:value-type="float" office:value="0.337">
            <text:p>0.337</text:p>
          </table:table-cell>
          <table:table-cell office:value-type="float" office:value="-0.624">
            <text:p>-0.624</text:p>
          </table:table-cell>
          <table:table-cell office:value-type="float" office:value="0.067">
            <text:p>0.067</text:p>
          </table:table-cell>
          <table:table-cell office:value-type="float" office:value="-0.516">
            <text:p>-0.516</text:p>
          </table:table-cell>
          <table:table-cell office:value-type="float" office:value="0.891">
            <text:p>0.891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762">
            <text:p>-2.762</text:p>
          </table:table-cell>
          <table:table-cell office:value-type="float" office:value="1.51">
            <text:p>1.51</text:p>
          </table:table-cell>
          <table:table-cell office:value-type="float" office:value="-0.145">
            <text:p>-0.145</text:p>
          </table:table-cell>
          <table:table-cell office:value-type="float" office:value="1.157">
            <text:p>1.157</text:p>
          </table:table-cell>
          <table:table-cell office:value-type="float" office:value="-0.256">
            <text:p>-0.256</text:p>
          </table:table-cell>
          <table:table-cell office:value-type="float" office:value="0.041">
            <text:p>0.041</text:p>
          </table:table-cell>
          <table:table-cell office:value-type="float" office:value="-0.647">
            <text:p>-0.647</text:p>
          </table:table-cell>
          <table:table-cell office:value-type="float" office:value="-0.324">
            <text:p>-0.324</text:p>
          </table:table-cell>
          <table:table-cell office:value-type="float" office:value="-0.128">
            <text:p>-0.128</text:p>
          </table:table-cell>
          <table:table-cell office:value-type="float" office:value="0.806">
            <text:p>0.806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1.959">
            <text:p>-1.959</text:p>
          </table:table-cell>
          <table:table-cell office:value-type="float" office:value="2.285">
            <text:p>2.285</text:p>
          </table:table-cell>
          <table:table-cell office:value-type="float" office:value="-0.089">
            <text:p>-0.089</text:p>
          </table:table-cell>
          <table:table-cell office:value-type="float" office:value="-0.262">
            <text:p>-0.262</text:p>
          </table:table-cell>
          <table:table-cell office:value-type="float" office:value="-0.013">
            <text:p>-0.013</text:p>
          </table:table-cell>
          <table:table-cell office:value-type="float" office:value="0.019">
            <text:p>0.019</text:p>
          </table:table-cell>
          <table:table-cell office:value-type="float" office:value="-0.233">
            <text:p>-0.233</text:p>
          </table:table-cell>
          <table:table-cell office:value-type="float" office:value="-0.068">
            <text:p>-0.068</text:p>
          </table:table-cell>
          <table:table-cell office:value-type="float" office:value="-0.268">
            <text:p>-0.268</text:p>
          </table:table-cell>
          <table:table-cell office:value-type="float" office:value="-0.022">
            <text:p>-0.02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364">
            <text:p>-2.364</text:p>
          </table:table-cell>
          <table:table-cell office:value-type="float" office:value="3.743">
            <text:p>3.743</text:p>
          </table:table-cell>
          <table:table-cell office:value-type="float" office:value="-1.393">
            <text:p>-1.393</text:p>
          </table:table-cell>
          <table:table-cell office:value-type="float" office:value="-0.361">
            <text:p>-0.361</text:p>
          </table:table-cell>
          <table:table-cell office:value-type="float" office:value="-0.354">
            <text:p>-0.354</text:p>
          </table:table-cell>
          <table:table-cell office:value-type="float" office:value="1.004">
            <text:p>1.004</text:p>
          </table:table-cell>
          <table:table-cell office:value-type="float" office:value="0.208">
            <text:p>0.208</text:p>
          </table:table-cell>
          <table:table-cell office:value-type="float" office:value="-0.376">
            <text:p>-0.376</text:p>
          </table:table-cell>
          <table:table-cell office:value-type="float" office:value="-1.046">
            <text:p>-1.046</text:p>
          </table:table-cell>
          <table:table-cell office:value-type="float" office:value="0.722">
            <text:p>0.722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577">
            <text:p>-2.577</text:p>
          </table:table-cell>
          <table:table-cell office:value-type="float" office:value="2.449">
            <text:p>2.449</text:p>
          </table:table-cell>
          <table:table-cell office:value-type="float" office:value="-0.38">
            <text:p>-0.38</text:p>
          </table:table-cell>
          <table:table-cell office:value-type="float" office:value="0.174">
            <text:p>0.174</text:p>
          </table:table-cell>
          <table:table-cell office:value-type="float" office:value="-0.41">
            <text:p>-0.41</text:p>
          </table:table-cell>
          <table:table-cell office:value-type="float" office:value="0.383">
            <text:p>0.383</text:p>
          </table:table-cell>
          <table:table-cell office:value-type="float" office:value="0.19">
            <text:p>0.19</text:p>
          </table:table-cell>
          <table:table-cell office:value-type="float" office:value="0.097">
            <text:p>0.097</text:p>
          </table:table-cell>
          <table:table-cell office:value-type="float" office:value="-0.489">
            <text:p>-0.489</text:p>
          </table:table-cell>
          <table:table-cell office:value-type="float" office:value="-0.084">
            <text:p>-0.084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919">
            <text:p>-2.919</text:p>
          </table:table-cell>
          <table:table-cell office:value-type="float" office:value="3.48">
            <text:p>3.48</text:p>
          </table:table-cell>
          <table:table-cell office:value-type="float" office:value="-0.823">
            <text:p>-0.823</text:p>
          </table:table-cell>
          <table:table-cell office:value-type="float" office:value="-0.751">
            <text:p>-0.751</text:p>
          </table:table-cell>
          <table:table-cell office:value-type="float" office:value="-0.416">
            <text:p>-0.416</text:p>
          </table:table-cell>
          <table:table-cell office:value-type="float" office:value="1.045">
            <text:p>1.045</text:p>
          </table:table-cell>
          <table:table-cell office:value-type="float" office:value="0.609">
            <text:p>0.609</text:p>
          </table:table-cell>
          <table:table-cell office:value-type="float" office:value="0.18">
            <text:p>0.18</text:p>
          </table:table-cell>
          <table:table-cell office:value-type="float" office:value="-1.172">
            <text:p>-1.172</text:p>
          </table:table-cell>
          <table:table-cell office:value-type="float" office:value="0.123">
            <text:p>0.123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387">
            <text:p>-3.387</text:p>
          </table:table-cell>
          <table:table-cell office:value-type="float" office:value="3.286">
            <text:p>3.286</text:p>
          </table:table-cell>
          <table:table-cell office:value-type="float" office:value="-0.747">
            <text:p>-0.747</text:p>
          </table:table-cell>
          <table:table-cell office:value-type="float" office:value="-0.699">
            <text:p>-0.699</text:p>
          </table:table-cell>
          <table:table-cell office:value-type="float" office:value="-0.9">
            <text:p>-0.9</text:p>
          </table:table-cell>
          <table:table-cell office:value-type="float" office:value="0.891">
            <text:p>0.891</text:p>
          </table:table-cell>
          <table:table-cell office:value-type="float" office:value="0.875">
            <text:p>0.875</text:p>
          </table:table-cell>
          <table:table-cell office:value-type="float" office:value="0.46">
            <text:p>0.46</text:p>
          </table:table-cell>
          <table:table-cell office:value-type="float" office:value="-0.457">
            <text:p>-0.457</text:p>
          </table:table-cell>
          <table:table-cell office:value-type="float" office:value="-0.636">
            <text:p>-0.636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818">
            <text:p>-3.818</text:p>
          </table:table-cell>
          <table:table-cell office:value-type="float" office:value="3.159">
            <text:p>3.159</text:p>
          </table:table-cell>
          <table:table-cell office:value-type="float" office:value="-0.298">
            <text:p>-0.298</text:p>
          </table:table-cell>
          <table:table-cell office:value-type="float" office:value="-0.058">
            <text:p>-0.058</text:p>
          </table:table-cell>
          <table:table-cell office:value-type="float" office:value="-0.348">
            <text:p>-0.348</text:p>
          </table:table-cell>
          <table:table-cell office:value-type="float" office:value="0.194">
            <text:p>0.194</text:p>
          </table:table-cell>
          <table:table-cell office:value-type="float" office:value="0.593">
            <text:p>0.593</text:p>
          </table:table-cell>
          <table:table-cell office:value-type="float" office:value="0.211">
            <text:p>0.211</text:p>
          </table:table-cell>
          <table:table-cell office:value-type="float" office:value="0.531">
            <text:p>0.531</text:p>
          </table:table-cell>
          <table:table-cell office:value-type="float" office:value="-0.014">
            <text:p>-0.014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299">
            <text:p>-4.299</text:p>
          </table:table-cell>
          <table:table-cell office:value-type="float" office:value="2.775">
            <text:p>2.775</text:p>
          </table:table-cell>
          <table:table-cell office:value-type="float" office:value="0.244">
            <text:p>0.244</text:p>
          </table:table-cell>
          <table:table-cell office:value-type="float" office:value="0.177">
            <text:p>0.177</text:p>
          </table:table-cell>
          <table:table-cell office:value-type="float" office:value="-0.436">
            <text:p>-0.436</text:p>
          </table:table-cell>
          <table:table-cell office:value-type="float" office:value="0.261">
            <text:p>0.261</text:p>
          </table:table-cell>
          <table:table-cell office:value-type="float" office:value="-0.308">
            <text:p>-0.308</text:p>
          </table:table-cell>
          <table:table-cell office:value-type="float" office:value="1.175">
            <text:p>1.175</text:p>
          </table:table-cell>
          <table:table-cell office:value-type="float" office:value="-0.227">
            <text:p>-0.227</text:p>
          </table:table-cell>
          <table:table-cell office:value-type="float" office:value="-1.115">
            <text:p>-1.115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269">
            <text:p>-3.269</text:p>
          </table:table-cell>
          <table:table-cell office:value-type="float" office:value="2.489">
            <text:p>2.489</text:p>
          </table:table-cell>
          <table:table-cell office:value-type="float" office:value="-0.76">
            <text:p>-0.76</text:p>
          </table:table-cell>
          <table:table-cell office:value-type="float" office:value="0.352">
            <text:p>0.352</text:p>
          </table:table-cell>
          <table:table-cell office:value-type="float" office:value="-0.092">
            <text:p>-0.092</text:p>
          </table:table-cell>
          <table:table-cell office:value-type="float" office:value="0.432">
            <text:p>0.432</text:p>
          </table:table-cell>
          <table:table-cell office:value-type="float" office:value="-0.27">
            <text:p>-0.27</text:p>
          </table:table-cell>
          <table:table-cell office:value-type="float" office:value="0.242">
            <text:p>0.242</text:p>
          </table:table-cell>
          <table:table-cell office:value-type="float" office:value="-0.523">
            <text:p>-0.523</text:p>
          </table:table-cell>
          <table:table-cell office:value-type="float" office:value="0.01">
            <text:p>0.01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2.852">
            <text:p>-2.852</text:p>
          </table:table-cell>
          <table:table-cell office:value-type="float" office:value="-0.805">
            <text:p>-0.805</text:p>
          </table:table-cell>
          <table:table-cell office:value-type="float" office:value="-0.313">
            <text:p>-0.313</text:p>
          </table:table-cell>
          <table:table-cell office:value-type="float" office:value="1.565">
            <text:p>1.565</text:p>
          </table:table-cell>
          <table:table-cell office:value-type="float" office:value="0.688">
            <text:p>0.688</text:p>
          </table:table-cell>
          <table:table-cell office:value-type="float" office:value="1.467">
            <text:p>1.467</text:p>
          </table:table-cell>
          <table:table-cell office:value-type="float" office:value="-0.664">
            <text:p>-0.664</text:p>
          </table:table-cell>
          <table:table-cell office:value-type="float" office:value="-0.916">
            <text:p>-0.916</text:p>
          </table:table-cell>
          <table:table-cell office:value-type="float" office:value="-0.279">
            <text:p>-0.279</text:p>
          </table:table-cell>
          <table:table-cell office:value-type="float" office:value="0.489">
            <text:p>0.489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379">
            <text:p>-3.379</text:p>
          </table:table-cell>
          <table:table-cell office:value-type="float" office:value="0.95">
            <text:p>0.95</text:p>
          </table:table-cell>
          <table:table-cell office:value-type="float" office:value="-0.06">
            <text:p>-0.06</text:p>
          </table:table-cell>
          <table:table-cell office:value-type="float" office:value="1.47">
            <text:p>1.47</text:p>
          </table:table-cell>
          <table:table-cell office:value-type="float" office:value="0.538">
            <text:p>0.538</text:p>
          </table:table-cell>
          <table:table-cell office:value-type="float" office:value="0.051">
            <text:p>0.051</text:p>
          </table:table-cell>
          <table:table-cell office:value-type="float" office:value="-0.681">
            <text:p>-0.681</text:p>
          </table:table-cell>
          <table:table-cell office:value-type="float" office:value="-0.098">
            <text:p>-0.098</text:p>
          </table:table-cell>
          <table:table-cell office:value-type="float" office:value="-0.405">
            <text:p>-0.405</text:p>
          </table:table-cell>
          <table:table-cell office:value-type="float" office:value="0.912">
            <text:p>0.912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836">
            <text:p>-2.836</text:p>
          </table:table-cell>
          <table:table-cell office:value-type="float" office:value="1.561">
            <text:p>1.561</text:p>
          </table:table-cell>
          <table:table-cell office:value-type="float" office:value="-0.076">
            <text:p>-0.076</text:p>
          </table:table-cell>
          <table:table-cell office:value-type="float" office:value="1.229">
            <text:p>1.229</text:p>
          </table:table-cell>
          <table:table-cell office:value-type="float" office:value="-0.291">
            <text:p>-0.291</text:p>
          </table:table-cell>
          <table:table-cell office:value-type="float" office:value="-0.036">
            <text:p>-0.036</text:p>
          </table:table-cell>
          <table:table-cell office:value-type="float" office:value="-0.369">
            <text:p>-0.369</text:p>
          </table:table-cell>
          <table:table-cell office:value-type="float" office:value="-0.393">
            <text:p>-0.393</text:p>
          </table:table-cell>
          <table:table-cell office:value-type="float" office:value="-0.181">
            <text:p>-0.181</text:p>
          </table:table-cell>
          <table:table-cell office:value-type="float" office:value="0.85">
            <text:p>0.85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021">
            <text:p>-2.021</text:p>
          </table:table-cell>
          <table:table-cell office:value-type="float" office:value="2.493">
            <text:p>2.493</text:p>
          </table:table-cell>
          <table:table-cell office:value-type="float" office:value="-0.416">
            <text:p>-0.416</text:p>
          </table:table-cell>
          <table:table-cell office:value-type="float" office:value="-0.116">
            <text:p>-0.116</text:p>
          </table:table-cell>
          <table:table-cell office:value-type="float" office:value="0.094">
            <text:p>0.094</text:p>
          </table:table-cell>
          <table:table-cell office:value-type="float" office:value="-0.033">
            <text:p>-0.033</text:p>
          </table:table-cell>
          <table:table-cell office:value-type="float" office:value="-0.4">
            <text:p>-0.4</text:p>
          </table:table-cell>
          <table:table-cell office:value-type="float" office:value="-0.08">
            <text:p>-0.08</text:p>
          </table:table-cell>
          <table:table-cell office:value-type="float" office:value="-0.136">
            <text:p>-0.136</text:p>
          </table:table-cell>
          <table:table-cell office:value-type="float" office:value="0.069">
            <text:p>0.069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411">
            <text:p>-2.411</text:p>
          </table:table-cell>
          <table:table-cell office:value-type="float" office:value="3.85">
            <text:p>3.85</text:p>
          </table:table-cell>
          <table:table-cell office:value-type="float" office:value="-1.405">
            <text:p>-1.405</text:p>
          </table:table-cell>
          <table:table-cell office:value-type="float" office:value="-0.302">
            <text:p>-0.302</text:p>
          </table:table-cell>
          <table:table-cell office:value-type="float" office:value="-0.398">
            <text:p>-0.398</text:p>
          </table:table-cell>
          <table:table-cell office:value-type="float" office:value="1.069">
            <text:p>1.069</text:p>
          </table:table-cell>
          <table:table-cell office:value-type="float" office:value="0.216">
            <text:p>0.216</text:p>
          </table:table-cell>
          <table:table-cell office:value-type="float" office:value="-0.291">
            <text:p>-0.291</text:p>
          </table:table-cell>
          <table:table-cell office:value-type="float" office:value="-1.116">
            <text:p>-1.116</text:p>
          </table:table-cell>
          <table:table-cell office:value-type="float" office:value="1.043">
            <text:p>1.043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708">
            <text:p>-2.708</text:p>
          </table:table-cell>
          <table:table-cell office:value-type="float" office:value="2.56">
            <text:p>2.56</text:p>
          </table:table-cell>
          <table:table-cell office:value-type="float" office:value="-0.439">
            <text:p>-0.439</text:p>
          </table:table-cell>
          <table:table-cell office:value-type="float" office:value="0.324">
            <text:p>0.324</text:p>
          </table:table-cell>
          <table:table-cell office:value-type="float" office:value="-0.348">
            <text:p>-0.348</text:p>
          </table:table-cell>
          <table:table-cell office:value-type="float" office:value="0.429">
            <text:p>0.429</text:p>
          </table:table-cell>
          <table:table-cell office:value-type="float" office:value="0.091">
            <text:p>0.091</text:p>
          </table:table-cell>
          <table:table-cell office:value-type="float" office:value="-0.037">
            <text:p>-0.037</text:p>
          </table:table-cell>
          <table:table-cell office:value-type="float" office:value="-0.434">
            <text:p>-0.434</text:p>
          </table:table-cell>
          <table:table-cell office:value-type="float" office:value="0.344">
            <text:p>0.344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883">
            <text:p>-2.883</text:p>
          </table:table-cell>
          <table:table-cell office:value-type="float" office:value="3.576">
            <text:p>3.576</text:p>
          </table:table-cell>
          <table:table-cell office:value-type="float" office:value="-1.198">
            <text:p>-1.198</text:p>
          </table:table-cell>
          <table:table-cell office:value-type="float" office:value="-0.562">
            <text:p>-0.562</text:p>
          </table:table-cell>
          <table:table-cell office:value-type="float" office:value="-0.162">
            <text:p>-0.162</text:p>
          </table:table-cell>
          <table:table-cell office:value-type="float" office:value="0.974">
            <text:p>0.974</text:p>
          </table:table-cell>
          <table:table-cell office:value-type="float" office:value="0.764">
            <text:p>0.764</text:p>
          </table:table-cell>
          <table:table-cell office:value-type="float" office:value="-0.03">
            <text:p>-0.03</text:p>
          </table:table-cell>
          <table:table-cell office:value-type="float" office:value="-1.023">
            <text:p>-1.023</text:p>
          </table:table-cell>
          <table:table-cell office:value-type="float" office:value="0.346">
            <text:p>0.346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39">
            <text:p>-3.39</text:p>
          </table:table-cell>
          <table:table-cell office:value-type="float" office:value="3.422">
            <text:p>3.422</text:p>
          </table:table-cell>
          <table:table-cell office:value-type="float" office:value="-0.718">
            <text:p>-0.718</text:p>
          </table:table-cell>
          <table:table-cell office:value-type="float" office:value="-0.667">
            <text:p>-0.667</text:p>
          </table:table-cell>
          <table:table-cell office:value-type="float" office:value="-0.871">
            <text:p>-0.871</text:p>
          </table:table-cell>
          <table:table-cell office:value-type="float" office:value="0.788">
            <text:p>0.788</text:p>
          </table:table-cell>
          <table:table-cell office:value-type="float" office:value="0.959">
            <text:p>0.959</text:p>
          </table:table-cell>
          <table:table-cell office:value-type="float" office:value="0.555">
            <text:p>0.555</text:p>
          </table:table-cell>
          <table:table-cell office:value-type="float" office:value="-0.482">
            <text:p>-0.482</text:p>
          </table:table-cell>
          <table:table-cell office:value-type="float" office:value="-0.724">
            <text:p>-0.724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972">
            <text:p>-3.972</text:p>
          </table:table-cell>
          <table:table-cell office:value-type="float" office:value="3.24">
            <text:p>3.24</text:p>
          </table:table-cell>
          <table:table-cell office:value-type="float" office:value="-0.829">
            <text:p>-0.829</text:p>
          </table:table-cell>
          <table:table-cell office:value-type="float" office:value="0.069">
            <text:p>0.069</text:p>
          </table:table-cell>
          <table:table-cell office:value-type="float" office:value="-0.617">
            <text:p>-0.617</text:p>
          </table:table-cell>
          <table:table-cell office:value-type="float" office:value="0.977">
            <text:p>0.977</text:p>
          </table:table-cell>
          <table:table-cell office:value-type="float" office:value="0.532">
            <text:p>0.532</text:p>
          </table:table-cell>
          <table:table-cell office:value-type="float" office:value="0.498">
            <text:p>0.498</text:p>
          </table:table-cell>
          <table:table-cell office:value-type="float" office:value="-0.191">
            <text:p>-0.191</text:p>
          </table:table-cell>
          <table:table-cell office:value-type="float" office:value="-0.91">
            <text:p>-0.91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513">
            <text:p>-4.513</text:p>
          </table:table-cell>
          <table:table-cell office:value-type="float" office:value="3.08">
            <text:p>3.08</text:p>
          </table:table-cell>
          <table:table-cell office:value-type="float" office:value="0.068">
            <text:p>0.068</text:p>
          </table:table-cell>
          <table:table-cell office:value-type="float" office:value="0.05">
            <text:p>0.05</text:p>
          </table:table-cell>
          <table:table-cell office:value-type="float" office:value="-0.484">
            <text:p>-0.484</text:p>
          </table:table-cell>
          <table:table-cell office:value-type="float" office:value="0.341">
            <text:p>0.341</text:p>
          </table:table-cell>
          <table:table-cell office:value-type="float" office:value="-0.257">
            <text:p>-0.257</text:p>
          </table:table-cell>
          <table:table-cell office:value-type="float" office:value="1.302">
            <text:p>1.302</text:p>
          </table:table-cell>
          <table:table-cell office:value-type="float" office:value="-0.517">
            <text:p>-0.517</text:p>
          </table:table-cell>
          <table:table-cell office:value-type="float" office:value="-1.057">
            <text:p>-1.057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292">
            <text:p>-3.292</text:p>
          </table:table-cell>
          <table:table-cell office:value-type="float" office:value="2.595">
            <text:p>2.595</text:p>
          </table:table-cell>
          <table:table-cell office:value-type="float" office:value="-0.578">
            <text:p>-0.578</text:p>
          </table:table-cell>
          <table:table-cell office:value-type="float" office:value="0.42">
            <text:p>0.42</text:p>
          </table:table-cell>
          <table:table-cell office:value-type="float" office:value="-0.233">
            <text:p>-0.233</text:p>
          </table:table-cell>
          <table:table-cell office:value-type="float" office:value="0.391">
            <text:p>0.391</text:p>
          </table:table-cell>
          <table:table-cell office:value-type="float" office:value="-0.241">
            <text:p>-0.241</text:p>
          </table:table-cell>
          <table:table-cell office:value-type="float" office:value="0.437">
            <text:p>0.437</text:p>
          </table:table-cell>
          <table:table-cell office:value-type="float" office:value="-0.541">
            <text:p>-0.541</text:p>
          </table:table-cell>
          <table:table-cell office:value-type="float" office:value="-0.021">
            <text:p>-0.021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2.527">
            <text:p>-2.527</text:p>
          </table:table-cell>
          <table:table-cell office:value-type="float" office:value="-0.926">
            <text:p>-0.926</text:p>
          </table:table-cell>
          <table:table-cell office:value-type="float" office:value="-0.571">
            <text:p>-0.571</text:p>
          </table:table-cell>
          <table:table-cell office:value-type="float" office:value="1.613">
            <text:p>1.613</text:p>
          </table:table-cell>
          <table:table-cell office:value-type="float" office:value="0.628">
            <text:p>0.628</text:p>
          </table:table-cell>
          <table:table-cell office:value-type="float" office:value="1.229">
            <text:p>1.229</text:p>
          </table:table-cell>
          <table:table-cell office:value-type="float" office:value="-0.687">
            <text:p>-0.687</text:p>
          </table:table-cell>
          <table:table-cell office:value-type="float" office:value="-0.808">
            <text:p>-0.808</text:p>
          </table:table-cell>
          <table:table-cell office:value-type="float" office:value="-0.354">
            <text:p>-0.354</text:p>
          </table:table-cell>
          <table:table-cell office:value-type="float" office:value="0.625">
            <text:p>0.625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498">
            <text:p>-3.498</text:p>
          </table:table-cell>
          <table:table-cell office:value-type="float" office:value="1.669">
            <text:p>1.669</text:p>
          </table:table-cell>
          <table:table-cell office:value-type="float" office:value="0.076">
            <text:p>0.076</text:p>
          </table:table-cell>
          <table:table-cell office:value-type="float" office:value="1.53">
            <text:p>1.53</text:p>
          </table:table-cell>
          <table:table-cell office:value-type="float" office:value="0.38">
            <text:p>0.38</text:p>
          </table:table-cell>
          <table:table-cell office:value-type="float" office:value="-0.135">
            <text:p>-0.135</text:p>
          </table:table-cell>
          <table:table-cell office:value-type="float" office:value="-0.814">
            <text:p>-0.814</text:p>
          </table:table-cell>
          <table:table-cell office:value-type="float" office:value="-0.208">
            <text:p>-0.208</text:p>
          </table:table-cell>
          <table:table-cell office:value-type="float" office:value="-0.307">
            <text:p>-0.307</text:p>
          </table:table-cell>
          <table:table-cell office:value-type="float" office:value="1.053">
            <text:p>1.053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851">
            <text:p>-2.851</text:p>
          </table:table-cell>
          <table:table-cell office:value-type="float" office:value="1.412">
            <text:p>1.412</text:p>
          </table:table-cell>
          <table:table-cell office:value-type="float" office:value="-0.184">
            <text:p>-0.184</text:p>
          </table:table-cell>
          <table:table-cell office:value-type="float" office:value="1.281">
            <text:p>1.281</text:p>
          </table:table-cell>
          <table:table-cell office:value-type="float" office:value="0">
            <text:p>0</text:p>
          </table:table-cell>
          <table:table-cell office:value-type="float" office:value="-0.146">
            <text:p>-0.146</text:p>
          </table:table-cell>
          <table:table-cell office:value-type="float" office:value="-0.172">
            <text:p>-0.172</text:p>
          </table:table-cell>
          <table:table-cell office:value-type="float" office:value="-0.419">
            <text:p>-0.419</text:p>
          </table:table-cell>
          <table:table-cell office:value-type="float" office:value="-0.307">
            <text:p>-0.307</text:p>
          </table:table-cell>
          <table:table-cell office:value-type="float" office:value="0.874">
            <text:p>0.874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026">
            <text:p>-2.026</text:p>
          </table:table-cell>
          <table:table-cell office:value-type="float" office:value="2.433">
            <text:p>2.433</text:p>
          </table:table-cell>
          <table:table-cell office:value-type="float" office:value="-0.411">
            <text:p>-0.411</text:p>
          </table:table-cell>
          <table:table-cell office:value-type="float" office:value="0.064">
            <text:p>0.064</text:p>
          </table:table-cell>
          <table:table-cell office:value-type="float" office:value="0.223">
            <text:p>0.223</text:p>
          </table:table-cell>
          <table:table-cell office:value-type="float" office:value="-0.027">
            <text:p>-0.027</text:p>
          </table:table-cell>
          <table:table-cell office:value-type="float" office:value="-0.424">
            <text:p>-0.424</text:p>
          </table:table-cell>
          <table:table-cell office:value-type="float" office:value="-0.009">
            <text:p>-0.009</text:p>
          </table:table-cell>
          <table:table-cell office:value-type="float" office:value="-0.305">
            <text:p>-0.305</text:p>
          </table:table-cell>
          <table:table-cell office:value-type="float" office:value="0.345">
            <text:p>0.34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46">
            <text:p>-2.46</text:p>
          </table:table-cell>
          <table:table-cell office:value-type="float" office:value="3.706">
            <text:p>3.706</text:p>
          </table:table-cell>
          <table:table-cell office:value-type="float" office:value="-1.304">
            <text:p>-1.304</text:p>
          </table:table-cell>
          <table:table-cell office:value-type="float" office:value="-0.339">
            <text:p>-0.339</text:p>
          </table:table-cell>
          <table:table-cell office:value-type="float" office:value="-0.487">
            <text:p>-0.487</text:p>
          </table:table-cell>
          <table:table-cell office:value-type="float" office:value="1.125">
            <text:p>1.125</text:p>
          </table:table-cell>
          <table:table-cell office:value-type="float" office:value="0.187">
            <text:p>0.187</text:p>
          </table:table-cell>
          <table:table-cell office:value-type="float" office:value="-0.211">
            <text:p>-0.211</text:p>
          </table:table-cell>
          <table:table-cell office:value-type="float" office:value="-1.068">
            <text:p>-1.068</text:p>
          </table:table-cell>
          <table:table-cell office:value-type="float" office:value="0.944">
            <text:p>0.944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879">
            <text:p>-2.879</text:p>
          </table:table-cell>
          <table:table-cell office:value-type="float" office:value="2.662">
            <text:p>2.662</text:p>
          </table:table-cell>
          <table:table-cell office:value-type="float" office:value="-0.572">
            <text:p>-0.572</text:p>
          </table:table-cell>
          <table:table-cell office:value-type="float" office:value="0.425">
            <text:p>0.425</text:p>
          </table:table-cell>
          <table:table-cell office:value-type="float" office:value="-0.248">
            <text:p>-0.248</text:p>
          </table:table-cell>
          <table:table-cell office:value-type="float" office:value="0.213">
            <text:p>0.213</text:p>
          </table:table-cell>
          <table:table-cell office:value-type="float" office:value="0.176">
            <text:p>0.176</text:p>
          </table:table-cell>
          <table:table-cell office:value-type="float" office:value="-0.281">
            <text:p>-0.281</text:p>
          </table:table-cell>
          <table:table-cell office:value-type="float" office:value="-0.404">
            <text:p>-0.404</text:p>
          </table:table-cell>
          <table:table-cell office:value-type="float" office:value="0.605">
            <text:p>0.60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818">
            <text:p>-2.818</text:p>
          </table:table-cell>
          <table:table-cell office:value-type="float" office:value="3.685">
            <text:p>3.685</text:p>
          </table:table-cell>
          <table:table-cell office:value-type="float" office:value="-1.413">
            <text:p>-1.413</text:p>
          </table:table-cell>
          <table:table-cell office:value-type="float" office:value="-0.558">
            <text:p>-0.558</text:p>
          </table:table-cell>
          <table:table-cell office:value-type="float" office:value="0.025">
            <text:p>0.025</text:p>
          </table:table-cell>
          <table:table-cell office:value-type="float" office:value="0.871">
            <text:p>0.871</text:p>
          </table:table-cell>
          <table:table-cell office:value-type="float" office:value="0.688">
            <text:p>0.688</text:p>
          </table:table-cell>
          <table:table-cell office:value-type="float" office:value="-0.144">
            <text:p>-0.144</text:p>
          </table:table-cell>
          <table:table-cell office:value-type="float" office:value="-0.93">
            <text:p>-0.93</text:p>
          </table:table-cell>
          <table:table-cell office:value-type="float" office:value="0.282">
            <text:p>0.282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396">
            <text:p>-3.396</text:p>
          </table:table-cell>
          <table:table-cell office:value-type="float" office:value="3.867">
            <text:p>3.867</text:p>
          </table:table-cell>
          <table:table-cell office:value-type="float" office:value="-1.029">
            <text:p>-1.029</text:p>
          </table:table-cell>
          <table:table-cell office:value-type="float" office:value="-0.603">
            <text:p>-0.603</text:p>
          </table:table-cell>
          <table:table-cell office:value-type="float" office:value="-0.573">
            <text:p>-0.573</text:p>
          </table:table-cell>
          <table:table-cell office:value-type="float" office:value="0.78">
            <text:p>0.78</text:p>
          </table:table-cell>
          <table:table-cell office:value-type="float" office:value="1.209">
            <text:p>1.209</text:p>
          </table:table-cell>
          <table:table-cell office:value-type="float" office:value="0.228">
            <text:p>0.228</text:p>
          </table:table-cell>
          <table:table-cell office:value-type="float" office:value="-0.673">
            <text:p>-0.673</text:p>
          </table:table-cell>
          <table:table-cell office:value-type="float" office:value="-0.562">
            <text:p>-0.562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905">
            <text:p>-3.905</text:p>
          </table:table-cell>
          <table:table-cell office:value-type="float" office:value="3.147">
            <text:p>3.147</text:p>
          </table:table-cell>
          <table:table-cell office:value-type="float" office:value="-1.259">
            <text:p>-1.259</text:p>
          </table:table-cell>
          <table:table-cell office:value-type="float" office:value="0.304">
            <text:p>0.304</text:p>
          </table:table-cell>
          <table:table-cell office:value-type="float" office:value="-0.216">
            <text:p>-0.216</text:p>
          </table:table-cell>
          <table:table-cell office:value-type="float" office:value="1.055">
            <text:p>1.055</text:p>
          </table:table-cell>
          <table:table-cell office:value-type="float" office:value="0.578">
            <text:p>0.578</text:p>
          </table:table-cell>
          <table:table-cell office:value-type="float" office:value="0.353">
            <text:p>0.353</text:p>
          </table:table-cell>
          <table:table-cell office:value-type="float" office:value="-0.517">
            <text:p>-0.517</text:p>
          </table:table-cell>
          <table:table-cell office:value-type="float" office:value="-0.871">
            <text:p>-0.871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568">
            <text:p>-4.568</text:p>
          </table:table-cell>
          <table:table-cell office:value-type="float" office:value="3.344">
            <text:p>3.344</text:p>
          </table:table-cell>
          <table:table-cell office:value-type="float" office:value="-0.005">
            <text:p>-0.005</text:p>
          </table:table-cell>
          <table:table-cell office:value-type="float" office:value="-0.092">
            <text:p>-0.092</text:p>
          </table:table-cell>
          <table:table-cell office:value-type="float" office:value="-0.546">
            <text:p>-0.546</text:p>
          </table:table-cell>
          <table:table-cell office:value-type="float" office:value="0.479">
            <text:p>0.479</text:p>
          </table:table-cell>
          <table:table-cell office:value-type="float" office:value="-0.168">
            <text:p>-0.168</text:p>
          </table:table-cell>
          <table:table-cell office:value-type="float" office:value="1.186">
            <text:p>1.186</text:p>
          </table:table-cell>
          <table:table-cell office:value-type="float" office:value="-0.565">
            <text:p>-0.565</text:p>
          </table:table-cell>
          <table:table-cell office:value-type="float" office:value="-1.025">
            <text:p>-1.025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35">
            <text:p>-3.35</text:p>
          </table:table-cell>
          <table:table-cell office:value-type="float" office:value="2.713">
            <text:p>2.713</text:p>
          </table:table-cell>
          <table:table-cell office:value-type="float" office:value="-0.472">
            <text:p>-0.472</text:p>
          </table:table-cell>
          <table:table-cell office:value-type="float" office:value="0.4">
            <text:p>0.4</text:p>
          </table:table-cell>
          <table:table-cell office:value-type="float" office:value="-0.196">
            <text:p>-0.196</text:p>
          </table:table-cell>
          <table:table-cell office:value-type="float" office:value="0.248">
            <text:p>0.248</text:p>
          </table:table-cell>
          <table:table-cell office:value-type="float" office:value="-0.224">
            <text:p>-0.224</text:p>
          </table:table-cell>
          <table:table-cell office:value-type="float" office:value="0.53">
            <text:p>0.53</text:p>
          </table:table-cell>
          <table:table-cell office:value-type="float" office:value="-0.358">
            <text:p>-0.358</text:p>
          </table:table-cell>
          <table:table-cell office:value-type="float" office:value="-0.091">
            <text:p>-0.091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4.711">
            <text:p>-4.711</text:p>
          </table:table-cell>
          <table:table-cell office:value-type="float" office:value="1.166">
            <text:p>1.166</text:p>
          </table:table-cell>
          <table:table-cell office:value-type="float" office:value="1.244">
            <text:p>1.244</text:p>
          </table:table-cell>
          <table:table-cell office:value-type="float" office:value="1.746">
            <text:p>1.746</text:p>
          </table:table-cell>
          <table:table-cell office:value-type="float" office:value="0.311">
            <text:p>0.311</text:p>
          </table:table-cell>
          <table:table-cell office:value-type="float" office:value="-0.305">
            <text:p>-0.305</text:p>
          </table:table-cell>
          <table:table-cell office:value-type="float" office:value="-0.691">
            <text:p>-0.691</text:p>
          </table:table-cell>
          <table:table-cell office:value-type="float" office:value="-0.137">
            <text:p>-0.137</text:p>
          </table:table-cell>
          <table:table-cell office:value-type="float" office:value="-0.288">
            <text:p>-0.288</text:p>
          </table:table-cell>
          <table:table-cell office:value-type="float" office:value="1.023">
            <text:p>1.023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4.057">
            <text:p>-4.057</text:p>
          </table:table-cell>
          <table:table-cell office:value-type="float" office:value="1.925">
            <text:p>1.925</text:p>
          </table:table-cell>
          <table:table-cell office:value-type="float" office:value="0.521">
            <text:p>0.521</text:p>
          </table:table-cell>
          <table:table-cell office:value-type="float" office:value="1.331">
            <text:p>1.331</text:p>
          </table:table-cell>
          <table:table-cell office:value-type="float" office:value="0.273">
            <text:p>0.273</text:p>
          </table:table-cell>
          <table:table-cell office:value-type="float" office:value="-0.167">
            <text:p>-0.167</text:p>
          </table:table-cell>
          <table:table-cell office:value-type="float" office:value="-0.365">
            <text:p>-0.365</text:p>
          </table:table-cell>
          <table:table-cell office:value-type="float" office:value="-0.665">
            <text:p>-0.665</text:p>
          </table:table-cell>
          <table:table-cell office:value-type="float" office:value="-0.512">
            <text:p>-0.512</text:p>
          </table:table-cell>
          <table:table-cell office:value-type="float" office:value="0.716">
            <text:p>0.71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097">
            <text:p>-3.097</text:p>
          </table:table-cell>
          <table:table-cell office:value-type="float" office:value="1.385">
            <text:p>1.385</text:p>
          </table:table-cell>
          <table:table-cell office:value-type="float" office:value="-0.173">
            <text:p>-0.173</text:p>
          </table:table-cell>
          <table:table-cell office:value-type="float" office:value="1.392">
            <text:p>1.392</text:p>
          </table:table-cell>
          <table:table-cell office:value-type="float" office:value="-0.613">
            <text:p>-0.613</text:p>
          </table:table-cell>
          <table:table-cell office:value-type="float" office:value="-0.143">
            <text:p>-0.143</text:p>
          </table:table-cell>
          <table:table-cell office:value-type="float" office:value="-0.014">
            <text:p>-0.014</text:p>
          </table:table-cell>
          <table:table-cell office:value-type="float" office:value="-0.565">
            <text:p>-0.565</text:p>
          </table:table-cell>
          <table:table-cell office:value-type="float" office:value="-0.065">
            <text:p>-0.065</text:p>
          </table:table-cell>
          <table:table-cell office:value-type="float" office:value="1.129">
            <text:p>1.129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931">
            <text:p>-2.931</text:p>
          </table:table-cell>
          <table:table-cell office:value-type="float" office:value="1.85">
            <text:p>1.85</text:p>
          </table:table-cell>
          <table:table-cell office:value-type="float" office:value="-0.896">
            <text:p>-0.896</text:p>
          </table:table-cell>
          <table:table-cell office:value-type="float" office:value="0.685">
            <text:p>0.685</text:p>
          </table:table-cell>
          <table:table-cell office:value-type="float" office:value="-1">
            <text:p>-1</text:p>
          </table:table-cell>
          <table:table-cell office:value-type="float" office:value="0.504">
            <text:p>0.504</text:p>
          </table:table-cell>
          <table:table-cell office:value-type="float" office:value="0.212">
            <text:p>0.212</text:p>
          </table:table-cell>
          <table:table-cell office:value-type="float" office:value="-0.276">
            <text:p>-0.276</text:p>
          </table:table-cell>
          <table:table-cell office:value-type="float" office:value="-0.203">
            <text:p>-0.203</text:p>
          </table:table-cell>
          <table:table-cell office:value-type="float" office:value="0.595">
            <text:p>0.59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942">
            <text:p>-2.942</text:p>
          </table:table-cell>
          <table:table-cell office:value-type="float" office:value="2.642">
            <text:p>2.642</text:p>
          </table:table-cell>
          <table:table-cell office:value-type="float" office:value="-1.217">
            <text:p>-1.217</text:p>
          </table:table-cell>
          <table:table-cell office:value-type="float" office:value="0.384">
            <text:p>0.384</text:p>
          </table:table-cell>
          <table:table-cell office:value-type="float" office:value="-0.994">
            <text:p>-0.994</text:p>
          </table:table-cell>
          <table:table-cell office:value-type="float" office:value="1.467">
            <text:p>1.467</text:p>
          </table:table-cell>
          <table:table-cell office:value-type="float" office:value="0.134">
            <text:p>0.134</text:p>
          </table:table-cell>
          <table:table-cell office:value-type="float" office:value="-0.458">
            <text:p>-0.458</text:p>
          </table:table-cell>
          <table:table-cell office:value-type="float" office:value="-0.465">
            <text:p>-0.465</text:p>
          </table:table-cell>
          <table:table-cell office:value-type="float" office:value="0.646">
            <text:p>0.646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3.065">
            <text:p>-3.065</text:p>
          </table:table-cell>
          <table:table-cell office:value-type="float" office:value="1.781">
            <text:p>1.781</text:p>
          </table:table-cell>
          <table:table-cell office:value-type="float" office:value="-0.915">
            <text:p>-0.915</text:p>
          </table:table-cell>
          <table:table-cell office:value-type="float" office:value="0.698">
            <text:p>0.698</text:p>
          </table:table-cell>
          <table:table-cell office:value-type="float" office:value="0.175">
            <text:p>0.175</text:p>
          </table:table-cell>
          <table:table-cell office:value-type="float" office:value="0.662">
            <text:p>0.662</text:p>
          </table:table-cell>
          <table:table-cell office:value-type="float" office:value="-0.086">
            <text:p>-0.086</text:p>
          </table:table-cell>
          <table:table-cell office:value-type="float" office:value="-0.361">
            <text:p>-0.361</text:p>
          </table:table-cell>
          <table:table-cell office:value-type="float" office:value="-0.774">
            <text:p>-0.774</text:p>
          </table:table-cell>
          <table:table-cell office:value-type="float" office:value="0.951">
            <text:p>0.951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318">
            <text:p>-3.318</text:p>
          </table:table-cell>
          <table:table-cell office:value-type="float" office:value="3.395">
            <text:p>3.395</text:p>
          </table:table-cell>
          <table:table-cell office:value-type="float" office:value="-1.706">
            <text:p>-1.706</text:p>
          </table:table-cell>
          <table:table-cell office:value-type="float" office:value="0.753">
            <text:p>0.753</text:p>
          </table:table-cell>
          <table:table-cell office:value-type="float" office:value="-0.214">
            <text:p>-0.214</text:p>
          </table:table-cell>
          <table:table-cell office:value-type="float" office:value="1.431">
            <text:p>1.431</text:p>
          </table:table-cell>
          <table:table-cell office:value-type="float" office:value="0">
            <text:p>0</text:p>
          </table:table-cell>
          <table:table-cell office:value-type="float" office:value="-0.192">
            <text:p>-0.192</text:p>
          </table:table-cell>
          <table:table-cell office:value-type="float" office:value="-1.33">
            <text:p>-1.33</text:p>
          </table:table-cell>
          <table:table-cell office:value-type="float" office:value="0.03">
            <text:p>0.03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747">
            <text:p>-3.747</text:p>
          </table:table-cell>
          <table:table-cell office:value-type="float" office:value="4.267">
            <text:p>4.267</text:p>
          </table:table-cell>
          <table:table-cell office:value-type="float" office:value="-1.847">
            <text:p>-1.847</text:p>
          </table:table-cell>
          <table:table-cell office:value-type="float" office:value="-0.235">
            <text:p>-0.235</text:p>
          </table:table-cell>
          <table:table-cell office:value-type="float" office:value="0.38">
            <text:p>0.38</text:p>
          </table:table-cell>
          <table:table-cell office:value-type="float" office:value="0.885">
            <text:p>0.885</text:p>
          </table:table-cell>
          <table:table-cell office:value-type="float" office:value="-0.049">
            <text:p>-0.049</text:p>
          </table:table-cell>
          <table:table-cell office:value-type="float" office:value="-0.258">
            <text:p>-0.258</text:p>
          </table:table-cell>
          <table:table-cell office:value-type="float" office:value="-0.772">
            <text:p>-0.772</text:p>
          </table:table-cell>
          <table:table-cell office:value-type="float" office:value="-0.11">
            <text:p>-0.11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039">
            <text:p>-4.039</text:p>
          </table:table-cell>
          <table:table-cell office:value-type="float" office:value="2.061">
            <text:p>2.061</text:p>
          </table:table-cell>
          <table:table-cell office:value-type="float" office:value="-0.727">
            <text:p>-0.727</text:p>
          </table:table-cell>
          <table:table-cell office:value-type="float" office:value="0.888">
            <text:p>0.888</text:p>
          </table:table-cell>
          <table:table-cell office:value-type="float" office:value="0.302">
            <text:p>0.302</text:p>
          </table:table-cell>
          <table:table-cell office:value-type="float" office:value="0.413">
            <text:p>0.413</text:p>
          </table:table-cell>
          <table:table-cell office:value-type="float" office:value="-0.381">
            <text:p>-0.381</text:p>
          </table:table-cell>
          <table:table-cell office:value-type="float" office:value="-0.194">
            <text:p>-0.194</text:p>
          </table:table-cell>
          <table:table-cell office:value-type="float" office:value="-0.614">
            <text:p>-0.614</text:p>
          </table:table-cell>
          <table:table-cell office:value-type="float" office:value="0.41">
            <text:p>0.41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08">
            <text:p>-4.08</text:p>
          </table:table-cell>
          <table:table-cell office:value-type="float" office:value="2.242">
            <text:p>2.242</text:p>
          </table:table-cell>
          <table:table-cell office:value-type="float" office:value="-0.28">
            <text:p>-0.28</text:p>
          </table:table-cell>
          <table:table-cell office:value-type="float" office:value="1.876">
            <text:p>1.876</text:p>
          </table:table-cell>
          <table:table-cell office:value-type="float" office:value="0.72">
            <text:p>0.72</text:p>
          </table:table-cell>
          <table:table-cell office:value-type="float" office:value="-0.292">
            <text:p>-0.292</text:p>
          </table:table-cell>
          <table:table-cell office:value-type="float" office:value="-0.537">
            <text:p>-0.537</text:p>
          </table:table-cell>
          <table:table-cell office:value-type="float" office:value="-0.54">
            <text:p>-0.54</text:p>
          </table:table-cell>
          <table:table-cell office:value-type="float" office:value="-0.663">
            <text:p>-0.663</text:p>
          </table:table-cell>
          <table:table-cell office:value-type="float" office:value="0.238">
            <text:p>0.238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483">
            <text:p>-3.483</text:p>
          </table:table-cell>
          <table:table-cell office:value-type="float" office:value="2.628">
            <text:p>2.628</text:p>
          </table:table-cell>
          <table:table-cell office:value-type="float" office:value="-0.383">
            <text:p>-0.383</text:p>
          </table:table-cell>
          <table:table-cell office:value-type="float" office:value="0.838">
            <text:p>0.838</text:p>
          </table:table-cell>
          <table:table-cell office:value-type="float" office:value="0.2">
            <text:p>0.2</text:p>
          </table:table-cell>
          <table:table-cell office:value-type="float" office:value="0.102">
            <text:p>0.102</text:p>
          </table:table-cell>
          <table:table-cell office:value-type="float" office:value="-0.162">
            <text:p>-0.162</text:p>
          </table:table-cell>
          <table:table-cell office:value-type="float" office:value="-0.547">
            <text:p>-0.547</text:p>
          </table:table-cell>
          <table:table-cell office:value-type="float" office:value="-0.791">
            <text:p>-0.791</text:p>
          </table:table-cell>
          <table:table-cell office:value-type="float" office:value="1.018">
            <text:p>1.018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4.689">
            <text:p>-4.689</text:p>
          </table:table-cell>
          <table:table-cell office:value-type="float" office:value="1.015">
            <text:p>1.015</text:p>
          </table:table-cell>
          <table:table-cell office:value-type="float" office:value="1.312">
            <text:p>1.312</text:p>
          </table:table-cell>
          <table:table-cell office:value-type="float" office:value="1.802">
            <text:p>1.802</text:p>
          </table:table-cell>
          <table:table-cell office:value-type="float" office:value="0.313">
            <text:p>0.313</text:p>
          </table:table-cell>
          <table:table-cell office:value-type="float" office:value="-0.405">
            <text:p>-0.405</text:p>
          </table:table-cell>
          <table:table-cell office:value-type="float" office:value="-0.663">
            <text:p>-0.663</text:p>
          </table:table-cell>
          <table:table-cell office:value-type="float" office:value="0.106">
            <text:p>0.106</text:p>
          </table:table-cell>
          <table:table-cell office:value-type="float" office:value="-0.325">
            <text:p>-0.325</text:p>
          </table:table-cell>
          <table:table-cell office:value-type="float" office:value="0.838">
            <text:p>0.838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4.013">
            <text:p>-4.013</text:p>
          </table:table-cell>
          <table:table-cell office:value-type="float" office:value="2.101">
            <text:p>2.101</text:p>
          </table:table-cell>
          <table:table-cell office:value-type="float" office:value="0.295">
            <text:p>0.295</text:p>
          </table:table-cell>
          <table:table-cell office:value-type="float" office:value="1.292">
            <text:p>1.292</text:p>
          </table:table-cell>
          <table:table-cell office:value-type="float" office:value="0.45">
            <text:p>0.45</text:p>
          </table:table-cell>
          <table:table-cell office:value-type="float" office:value="-0.024">
            <text:p>-0.024</text:p>
          </table:table-cell>
          <table:table-cell office:value-type="float" office:value="-0.565">
            <text:p>-0.565</text:p>
          </table:table-cell>
          <table:table-cell office:value-type="float" office:value="-0.588">
            <text:p>-0.588</text:p>
          </table:table-cell>
          <table:table-cell office:value-type="float" office:value="-0.343">
            <text:p>-0.343</text:p>
          </table:table-cell>
          <table:table-cell office:value-type="float" office:value="0.695">
            <text:p>0.695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972">
            <text:p>-2.972</text:p>
          </table:table-cell>
          <table:table-cell office:value-type="float" office:value="1.151">
            <text:p>1.151</text:p>
          </table:table-cell>
          <table:table-cell office:value-type="float" office:value="-0.293">
            <text:p>-0.293</text:p>
          </table:table-cell>
          <table:table-cell office:value-type="float" office:value="1.609">
            <text:p>1.609</text:p>
          </table:table-cell>
          <table:table-cell office:value-type="float" office:value="-0.724">
            <text:p>-0.724</text:p>
          </table:table-cell>
          <table:table-cell office:value-type="float" office:value="0.123">
            <text:p>0.123</text:p>
          </table:table-cell>
          <table:table-cell office:value-type="float" office:value="-0.087">
            <text:p>-0.087</text:p>
          </table:table-cell>
          <table:table-cell office:value-type="float" office:value="-0.801">
            <text:p>-0.801</text:p>
          </table:table-cell>
          <table:table-cell office:value-type="float" office:value="0.04">
            <text:p>0.04</text:p>
          </table:table-cell>
          <table:table-cell office:value-type="float" office:value="1.07">
            <text:p>1.07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3.029">
            <text:p>-3.029</text:p>
          </table:table-cell>
          <table:table-cell office:value-type="float" office:value="1.747">
            <text:p>1.747</text:p>
          </table:table-cell>
          <table:table-cell office:value-type="float" office:value="-0.899">
            <text:p>-0.899</text:p>
          </table:table-cell>
          <table:table-cell office:value-type="float" office:value="0.674">
            <text:p>0.674</text:p>
          </table:table-cell>
          <table:table-cell office:value-type="float" office:value="-1.046">
            <text:p>-1.046</text:p>
          </table:table-cell>
          <table:table-cell office:value-type="float" office:value="0.558">
            <text:p>0.558</text:p>
          </table:table-cell>
          <table:table-cell office:value-type="float" office:value="0.204">
            <text:p>0.204</text:p>
          </table:table-cell>
          <table:table-cell office:value-type="float" office:value="-0.155">
            <text:p>-0.155</text:p>
          </table:table-cell>
          <table:table-cell office:value-type="float" office:value="-0.237">
            <text:p>-0.237</text:p>
          </table:table-cell>
          <table:table-cell office:value-type="float" office:value="0.655">
            <text:p>0.65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926">
            <text:p>-2.926</text:p>
          </table:table-cell>
          <table:table-cell office:value-type="float" office:value="2.673">
            <text:p>2.673</text:p>
          </table:table-cell>
          <table:table-cell office:value-type="float" office:value="-1.242">
            <text:p>-1.242</text:p>
          </table:table-cell>
          <table:table-cell office:value-type="float" office:value="0.396">
            <text:p>0.396</text:p>
          </table:table-cell>
          <table:table-cell office:value-type="float" office:value="-1.029">
            <text:p>-1.029</text:p>
          </table:table-cell>
          <table:table-cell office:value-type="float" office:value="1.548">
            <text:p>1.548</text:p>
          </table:table-cell>
          <table:table-cell office:value-type="float" office:value="0.05">
            <text:p>0.05</text:p>
          </table:table-cell>
          <table:table-cell office:value-type="float" office:value="-0.592">
            <text:p>-0.592</text:p>
          </table:table-cell>
          <table:table-cell office:value-type="float" office:value="-0.331">
            <text:p>-0.331</text:p>
          </table:table-cell>
          <table:table-cell office:value-type="float" office:value="0.595">
            <text:p>0.595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3.075">
            <text:p>-3.075</text:p>
          </table:table-cell>
          <table:table-cell office:value-type="float" office:value="1.824">
            <text:p>1.824</text:p>
          </table:table-cell>
          <table:table-cell office:value-type="float" office:value="-0.905">
            <text:p>-0.905</text:p>
          </table:table-cell>
          <table:table-cell office:value-type="float" office:value="0.727">
            <text:p>0.727</text:p>
          </table:table-cell>
          <table:table-cell office:value-type="float" office:value="0.155">
            <text:p>0.155</text:p>
          </table:table-cell>
          <table:table-cell office:value-type="float" office:value="0.608">
            <text:p>0.608</text:p>
          </table:table-cell>
          <table:table-cell office:value-type="float" office:value="-0.075">
            <text:p>-0.075</text:p>
          </table:table-cell>
          <table:table-cell office:value-type="float" office:value="-0.377">
            <text:p>-0.377</text:p>
          </table:table-cell>
          <table:table-cell office:value-type="float" office:value="-0.74">
            <text:p>-0.74</text:p>
          </table:table-cell>
          <table:table-cell office:value-type="float" office:value="0.852">
            <text:p>0.85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4">
            <text:p>-3.4</text:p>
          </table:table-cell>
          <table:table-cell office:value-type="float" office:value="3.441">
            <text:p>3.441</text:p>
          </table:table-cell>
          <table:table-cell office:value-type="float" office:value="-1.805">
            <text:p>-1.805</text:p>
          </table:table-cell>
          <table:table-cell office:value-type="float" office:value="0.814">
            <text:p>0.814</text:p>
          </table:table-cell>
          <table:table-cell office:value-type="float" office:value="-0.162">
            <text:p>-0.162</text:p>
          </table:table-cell>
          <table:table-cell office:value-type="float" office:value="1.445">
            <text:p>1.445</text:p>
          </table:table-cell>
          <table:table-cell office:value-type="float" office:value="-0.11">
            <text:p>-0.11</text:p>
          </table:table-cell>
          <table:table-cell office:value-type="float" office:value="-0.499">
            <text:p>-0.499</text:p>
          </table:table-cell>
          <table:table-cell office:value-type="float" office:value="-1.201">
            <text:p>-1.201</text:p>
          </table:table-cell>
          <table:table-cell office:value-type="float" office:value="-0.046">
            <text:p>-0.046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797">
            <text:p>-3.797</text:p>
          </table:table-cell>
          <table:table-cell office:value-type="float" office:value="4.314">
            <text:p>4.314</text:p>
          </table:table-cell>
          <table:table-cell office:value-type="float" office:value="-1.596">
            <text:p>-1.596</text:p>
          </table:table-cell>
          <table:table-cell office:value-type="float" office:value="-0.476">
            <text:p>-0.476</text:p>
          </table:table-cell>
          <table:table-cell office:value-type="float" office:value="0.044">
            <text:p>0.044</text:p>
          </table:table-cell>
          <table:table-cell office:value-type="float" office:value="0.903">
            <text:p>0.903</text:p>
          </table:table-cell>
          <table:table-cell office:value-type="float" office:value="0.129">
            <text:p>0.129</text:p>
          </table:table-cell>
          <table:table-cell office:value-type="float" office:value="-0.141">
            <text:p>-0.141</text:p>
          </table:table-cell>
          <table:table-cell office:value-type="float" office:value="-0.646">
            <text:p>-0.646</text:p>
          </table:table-cell>
          <table:table-cell office:value-type="float" office:value="-0.318">
            <text:p>-0.318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083">
            <text:p>-4.083</text:p>
          </table:table-cell>
          <table:table-cell office:value-type="float" office:value="2.193">
            <text:p>2.193</text:p>
          </table:table-cell>
          <table:table-cell office:value-type="float" office:value="-0.492">
            <text:p>-0.492</text:p>
          </table:table-cell>
          <table:table-cell office:value-type="float" office:value="0.695">
            <text:p>0.695</text:p>
          </table:table-cell>
          <table:table-cell office:value-type="float" office:value="0.251">
            <text:p>0.251</text:p>
          </table:table-cell>
          <table:table-cell office:value-type="float" office:value="0.423">
            <text:p>0.423</text:p>
          </table:table-cell>
          <table:table-cell office:value-type="float" office:value="-0.558">
            <text:p>-0.558</text:p>
          </table:table-cell>
          <table:table-cell office:value-type="float" office:value="-0.123">
            <text:p>-0.123</text:p>
          </table:table-cell>
          <table:table-cell office:value-type="float" office:value="-0.53">
            <text:p>-0.53</text:p>
          </table:table-cell>
          <table:table-cell office:value-type="float" office:value="0.376">
            <text:p>0.376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045">
            <text:p>-4.045</text:p>
          </table:table-cell>
          <table:table-cell office:value-type="float" office:value="2.377">
            <text:p>2.377</text:p>
          </table:table-cell>
          <table:table-cell office:value-type="float" office:value="-0.3">
            <text:p>-0.3</text:p>
          </table:table-cell>
          <table:table-cell office:value-type="float" office:value="2.002">
            <text:p>2.002</text:p>
          </table:table-cell>
          <table:table-cell office:value-type="float" office:value="0.826">
            <text:p>0.826</text:p>
          </table:table-cell>
          <table:table-cell office:value-type="float" office:value="-0.18">
            <text:p>-0.18</text:p>
          </table:table-cell>
          <table:table-cell office:value-type="float" office:value="-0.768">
            <text:p>-0.768</text:p>
          </table:table-cell>
          <table:table-cell office:value-type="float" office:value="-0.408">
            <text:p>-0.408</text:p>
          </table:table-cell>
          <table:table-cell office:value-type="float" office:value="-0.787">
            <text:p>-0.787</text:p>
          </table:table-cell>
          <table:table-cell office:value-type="float" office:value="0.156">
            <text:p>0.156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455">
            <text:p>-3.455</text:p>
          </table:table-cell>
          <table:table-cell office:value-type="float" office:value="2.561">
            <text:p>2.561</text:p>
          </table:table-cell>
          <table:table-cell office:value-type="float" office:value="-0.421">
            <text:p>-0.421</text:p>
          </table:table-cell>
          <table:table-cell office:value-type="float" office:value="0.847">
            <text:p>0.847</text:p>
          </table:table-cell>
          <table:table-cell office:value-type="float" office:value="0.33">
            <text:p>0.33</text:p>
          </table:table-cell>
          <table:table-cell office:value-type="float" office:value="0.057">
            <text:p>0.057</text:p>
          </table:table-cell>
          <table:table-cell office:value-type="float" office:value="-0.177">
            <text:p>-0.177</text:p>
          </table:table-cell>
          <table:table-cell office:value-type="float" office:value="-0.494">
            <text:p>-0.494</text:p>
          </table:table-cell>
          <table:table-cell office:value-type="float" office:value="-0.786">
            <text:p>-0.786</text:p>
          </table:table-cell>
          <table:table-cell office:value-type="float" office:value="0.951">
            <text:p>0.951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4.756">
            <text:p>-4.756</text:p>
          </table:table-cell>
          <table:table-cell office:value-type="float" office:value="1.197">
            <text:p>1.197</text:p>
          </table:table-cell>
          <table:table-cell office:value-type="float" office:value="1.431">
            <text:p>1.431</text:p>
          </table:table-cell>
          <table:table-cell office:value-type="float" office:value="1.54">
            <text:p>1.54</text:p>
          </table:table-cell>
          <table:table-cell office:value-type="float" office:value="0.262">
            <text:p>0.262</text:p>
          </table:table-cell>
          <table:table-cell office:value-type="float" office:value="-0.277">
            <text:p>-0.277</text:p>
          </table:table-cell>
          <table:table-cell office:value-type="float" office:value="-0.741">
            <text:p>-0.741</text:p>
          </table:table-cell>
          <table:table-cell office:value-type="float" office:value="0.075">
            <text:p>0.075</text:p>
          </table:table-cell>
          <table:table-cell office:value-type="float" office:value="-0.26">
            <text:p>-0.26</text:p>
          </table:table-cell>
          <table:table-cell office:value-type="float" office:value="0.876">
            <text:p>0.87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999">
            <text:p>-3.999</text:p>
          </table:table-cell>
          <table:table-cell office:value-type="float" office:value="2.138">
            <text:p>2.138</text:p>
          </table:table-cell>
          <table:table-cell office:value-type="float" office:value="0.295">
            <text:p>0.295</text:p>
          </table:table-cell>
          <table:table-cell office:value-type="float" office:value="1.086">
            <text:p>1.086</text:p>
          </table:table-cell>
          <table:table-cell office:value-type="float" office:value="0.699">
            <text:p>0.699</text:p>
          </table:table-cell>
          <table:table-cell office:value-type="float" office:value="-0.127">
            <text:p>-0.127</text:p>
          </table:table-cell>
          <table:table-cell office:value-type="float" office:value="-0.634">
            <text:p>-0.634</text:p>
          </table:table-cell>
          <table:table-cell office:value-type="float" office:value="-0.4">
            <text:p>-0.4</text:p>
          </table:table-cell>
          <table:table-cell office:value-type="float" office:value="-0.505">
            <text:p>-0.505</text:p>
          </table:table-cell>
          <table:table-cell office:value-type="float" office:value="0.856">
            <text:p>0.85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964">
            <text:p>-2.964</text:p>
          </table:table-cell>
          <table:table-cell office:value-type="float" office:value="1.154">
            <text:p>1.154</text:p>
          </table:table-cell>
          <table:table-cell office:value-type="float" office:value="-0.373">
            <text:p>-0.373</text:p>
          </table:table-cell>
          <table:table-cell office:value-type="float" office:value="1.511">
            <text:p>1.511</text:p>
          </table:table-cell>
          <table:table-cell office:value-type="float" office:value="-0.583">
            <text:p>-0.583</text:p>
          </table:table-cell>
          <table:table-cell office:value-type="float" office:value="0.152">
            <text:p>0.152</text:p>
          </table:table-cell>
          <table:table-cell office:value-type="float" office:value="-0.012">
            <text:p>-0.012</text:p>
          </table:table-cell>
          <table:table-cell office:value-type="float" office:value="-0.949">
            <text:p>-0.949</text:p>
          </table:table-cell>
          <table:table-cell office:value-type="float" office:value="-0.054">
            <text:p>-0.054</text:p>
          </table:table-cell>
          <table:table-cell office:value-type="float" office:value="1.16">
            <text:p>1.16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3.053">
            <text:p>-3.053</text:p>
          </table:table-cell>
          <table:table-cell office:value-type="float" office:value="1.518">
            <text:p>1.518</text:p>
          </table:table-cell>
          <table:table-cell office:value-type="float" office:value="-0.729">
            <text:p>-0.729</text:p>
          </table:table-cell>
          <table:table-cell office:value-type="float" office:value="0.828">
            <text:p>0.828</text:p>
          </table:table-cell>
          <table:table-cell office:value-type="float" office:value="-1.211">
            <text:p>-1.211</text:p>
          </table:table-cell>
          <table:table-cell office:value-type="float" office:value="0.499">
            <text:p>0.499</text:p>
          </table:table-cell>
          <table:table-cell office:value-type="float" office:value="0.326">
            <text:p>0.326</text:p>
          </table:table-cell>
          <table:table-cell office:value-type="float" office:value="-0.136">
            <text:p>-0.136</text:p>
          </table:table-cell>
          <table:table-cell office:value-type="float" office:value="-0.263">
            <text:p>-0.263</text:p>
          </table:table-cell>
          <table:table-cell office:value-type="float" office:value="0.75">
            <text:p>0.7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967">
            <text:p>-2.967</text:p>
          </table:table-cell>
          <table:table-cell office:value-type="float" office:value="2.781">
            <text:p>2.781</text:p>
          </table:table-cell>
          <table:table-cell office:value-type="float" office:value="-1.277">
            <text:p>-1.277</text:p>
          </table:table-cell>
          <table:table-cell office:value-type="float" office:value="0.354">
            <text:p>0.354</text:p>
          </table:table-cell>
          <table:table-cell office:value-type="float" office:value="-0.936">
            <text:p>-0.936</text:p>
          </table:table-cell>
          <table:table-cell office:value-type="float" office:value="1.505">
            <text:p>1.505</text:p>
          </table:table-cell>
          <table:table-cell office:value-type="float" office:value="-0.004">
            <text:p>-0.004</text:p>
          </table:table-cell>
          <table:table-cell office:value-type="float" office:value="-0.418">
            <text:p>-0.418</text:p>
          </table:table-cell>
          <table:table-cell office:value-type="float" office:value="-0.56">
            <text:p>-0.56</text:p>
          </table:table-cell>
          <table:table-cell office:value-type="float" office:value="0.725">
            <text:p>0.725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3.206">
            <text:p>-3.206</text:p>
          </table:table-cell>
          <table:table-cell office:value-type="float" office:value="1.899">
            <text:p>1.899</text:p>
          </table:table-cell>
          <table:table-cell office:value-type="float" office:value="-0.933">
            <text:p>-0.933</text:p>
          </table:table-cell>
          <table:table-cell office:value-type="float" office:value="0.733">
            <text:p>0.733</text:p>
          </table:table-cell>
          <table:table-cell office:value-type="float" office:value="0.261">
            <text:p>0.261</text:p>
          </table:table-cell>
          <table:table-cell office:value-type="float" office:value="0.565">
            <text:p>0.565</text:p>
          </table:table-cell>
          <table:table-cell office:value-type="float" office:value="-0.225">
            <text:p>-0.225</text:p>
          </table:table-cell>
          <table:table-cell office:value-type="float" office:value="-0.339">
            <text:p>-0.339</text:p>
          </table:table-cell>
          <table:table-cell office:value-type="float" office:value="-0.677">
            <text:p>-0.677</text:p>
          </table:table-cell>
          <table:table-cell office:value-type="float" office:value="0.765">
            <text:p>0.76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492">
            <text:p>-3.492</text:p>
          </table:table-cell>
          <table:table-cell office:value-type="float" office:value="3.446">
            <text:p>3.446</text:p>
          </table:table-cell>
          <table:table-cell office:value-type="float" office:value="-1.734">
            <text:p>-1.734</text:p>
          </table:table-cell>
          <table:table-cell office:value-type="float" office:value="0.705">
            <text:p>0.705</text:p>
          </table:table-cell>
          <table:table-cell office:value-type="float" office:value="-0.23">
            <text:p>-0.23</text:p>
          </table:table-cell>
          <table:table-cell office:value-type="float" office:value="1.339">
            <text:p>1.339</text:p>
          </table:table-cell>
          <table:table-cell office:value-type="float" office:value="0.092">
            <text:p>0.092</text:p>
          </table:table-cell>
          <table:table-cell office:value-type="float" office:value="-0.698">
            <text:p>-0.698</text:p>
          </table:table-cell>
          <table:table-cell office:value-type="float" office:value="-1.143">
            <text:p>-1.143</text:p>
          </table:table-cell>
          <table:table-cell office:value-type="float" office:value="-0.05">
            <text:p>-0.05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847">
            <text:p>-3.847</text:p>
          </table:table-cell>
          <table:table-cell office:value-type="float" office:value="4.268">
            <text:p>4.268</text:p>
          </table:table-cell>
          <table:table-cell office:value-type="float" office:value="-1.521">
            <text:p>-1.521</text:p>
          </table:table-cell>
          <table:table-cell office:value-type="float" office:value="-0.465">
            <text:p>-0.465</text:p>
          </table:table-cell>
          <table:table-cell office:value-type="float" office:value="-0.23">
            <text:p>-0.23</text:p>
          </table:table-cell>
          <table:table-cell office:value-type="float" office:value="1.067">
            <text:p>1.067</text:p>
          </table:table-cell>
          <table:table-cell office:value-type="float" office:value="-0.02">
            <text:p>-0.02</text:p>
          </table:table-cell>
          <table:table-cell office:value-type="float" office:value="0.005">
            <text:p>0.005</text:p>
          </table:table-cell>
          <table:table-cell office:value-type="float" office:value="-0.577">
            <text:p>-0.577</text:p>
          </table:table-cell>
          <table:table-cell office:value-type="float" office:value="-0.509">
            <text:p>-0.509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4.052">
            <text:p>-4.052</text:p>
          </table:table-cell>
          <table:table-cell office:value-type="float" office:value="2.335">
            <text:p>2.335</text:p>
          </table:table-cell>
          <table:table-cell office:value-type="float" office:value="-0.415">
            <text:p>-0.415</text:p>
          </table:table-cell>
          <table:table-cell office:value-type="float" office:value="0.732">
            <text:p>0.732</text:p>
          </table:table-cell>
          <table:table-cell office:value-type="float" office:value="0.234">
            <text:p>0.234</text:p>
          </table:table-cell>
          <table:table-cell office:value-type="float" office:value="0.426">
            <text:p>0.426</text:p>
          </table:table-cell>
          <table:table-cell office:value-type="float" office:value="-0.49">
            <text:p>-0.49</text:p>
          </table:table-cell>
          <table:table-cell office:value-type="float" office:value="-0.218">
            <text:p>-0.218</text:p>
          </table:table-cell>
          <table:table-cell office:value-type="float" office:value="-0.618">
            <text:p>-0.618</text:p>
          </table:table-cell>
          <table:table-cell office:value-type="float" office:value="0.34">
            <text:p>0.34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001">
            <text:p>-4.001</text:p>
          </table:table-cell>
          <table:table-cell office:value-type="float" office:value="2.284">
            <text:p>2.284</text:p>
          </table:table-cell>
          <table:table-cell office:value-type="float" office:value="-0.365">
            <text:p>-0.365</text:p>
          </table:table-cell>
          <table:table-cell office:value-type="float" office:value="2.106">
            <text:p>2.106</text:p>
          </table:table-cell>
          <table:table-cell office:value-type="float" office:value="1.006">
            <text:p>1.006</text:p>
          </table:table-cell>
          <table:table-cell office:value-type="float" office:value="-0.028">
            <text:p>-0.028</text:p>
          </table:table-cell>
          <table:table-cell office:value-type="float" office:value="-0.825">
            <text:p>-0.825</text:p>
          </table:table-cell>
          <table:table-cell office:value-type="float" office:value="-0.39">
            <text:p>-0.39</text:p>
          </table:table-cell>
          <table:table-cell office:value-type="float" office:value="-0.898">
            <text:p>-0.898</text:p>
          </table:table-cell>
          <table:table-cell office:value-type="float" office:value="0.099">
            <text:p>0.09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446">
            <text:p>-3.446</text:p>
          </table:table-cell>
          <table:table-cell office:value-type="float" office:value="2.44">
            <text:p>2.44</text:p>
          </table:table-cell>
          <table:table-cell office:value-type="float" office:value="-0.37">
            <text:p>-0.37</text:p>
          </table:table-cell>
          <table:table-cell office:value-type="float" office:value="0.926">
            <text:p>0.926</text:p>
          </table:table-cell>
          <table:table-cell office:value-type="float" office:value="0.194">
            <text:p>0.194</text:p>
          </table:table-cell>
          <table:table-cell office:value-type="float" office:value="0.141">
            <text:p>0.141</text:p>
          </table:table-cell>
          <table:table-cell office:value-type="float" office:value="-0.098">
            <text:p>-0.098</text:p>
          </table:table-cell>
          <table:table-cell office:value-type="float" office:value="-0.557">
            <text:p>-0.557</text:p>
          </table:table-cell>
          <table:table-cell office:value-type="float" office:value="-0.889">
            <text:p>-0.889</text:p>
          </table:table-cell>
          <table:table-cell office:value-type="float" office:value="0.985">
            <text:p>0.985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4.763">
            <text:p>-4.763</text:p>
          </table:table-cell>
          <table:table-cell office:value-type="float" office:value="1.305">
            <text:p>1.305</text:p>
          </table:table-cell>
          <table:table-cell office:value-type="float" office:value="1.231">
            <text:p>1.231</text:p>
          </table:table-cell>
          <table:table-cell office:value-type="float" office:value="1.548">
            <text:p>1.548</text:p>
          </table:table-cell>
          <table:table-cell office:value-type="float" office:value="0.308">
            <text:p>0.308</text:p>
          </table:table-cell>
          <table:table-cell office:value-type="float" office:value="-0.152">
            <text:p>-0.152</text:p>
          </table:table-cell>
          <table:table-cell office:value-type="float" office:value="-0.792">
            <text:p>-0.792</text:p>
          </table:table-cell>
          <table:table-cell office:value-type="float" office:value="-0.124">
            <text:p>-0.124</text:p>
          </table:table-cell>
          <table:table-cell office:value-type="float" office:value="-0.107">
            <text:p>-0.107</text:p>
          </table:table-cell>
          <table:table-cell office:value-type="float" office:value="0.885">
            <text:p>0.885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99">
            <text:p>-3.99</text:p>
          </table:table-cell>
          <table:table-cell office:value-type="float" office:value="2.008">
            <text:p>2.008</text:p>
          </table:table-cell>
          <table:table-cell office:value-type="float" office:value="0.503">
            <text:p>0.503</text:p>
          </table:table-cell>
          <table:table-cell office:value-type="float" office:value="0.845">
            <text:p>0.845</text:p>
          </table:table-cell>
          <table:table-cell office:value-type="float" office:value="0.774">
            <text:p>0.774</text:p>
          </table:table-cell>
          <table:table-cell office:value-type="float" office:value="-0.114">
            <text:p>-0.114</text:p>
          </table:table-cell>
          <table:table-cell office:value-type="float" office:value="-0.641">
            <text:p>-0.641</text:p>
          </table:table-cell>
          <table:table-cell office:value-type="float" office:value="-0.282">
            <text:p>-0.282</text:p>
          </table:table-cell>
          <table:table-cell office:value-type="float" office:value="-0.734">
            <text:p>-0.734</text:p>
          </table:table-cell>
          <table:table-cell office:value-type="float" office:value="0.877">
            <text:p>0.877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965">
            <text:p>-2.965</text:p>
          </table:table-cell>
          <table:table-cell office:value-type="float" office:value="1.124">
            <text:p>1.124</text:p>
          </table:table-cell>
          <table:table-cell office:value-type="float" office:value="-0.349">
            <text:p>-0.349</text:p>
          </table:table-cell>
          <table:table-cell office:value-type="float" office:value="1.581">
            <text:p>1.581</text:p>
          </table:table-cell>
          <table:table-cell office:value-type="float" office:value="-0.666">
            <text:p>-0.666</text:p>
          </table:table-cell>
          <table:table-cell office:value-type="float" office:value="0.125">
            <text:p>0.125</text:p>
          </table:table-cell>
          <table:table-cell office:value-type="float" office:value="-0.025">
            <text:p>-0.025</text:p>
          </table:table-cell>
          <table:table-cell office:value-type="float" office:value="-0.887">
            <text:p>-0.887</text:p>
          </table:table-cell>
          <table:table-cell office:value-type="float" office:value="-0.13">
            <text:p>-0.13</text:p>
          </table:table-cell>
          <table:table-cell office:value-type="float" office:value="1.11">
            <text:p>1.11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3.055">
            <text:p>-3.055</text:p>
          </table:table-cell>
          <table:table-cell office:value-type="float" office:value="1.4">
            <text:p>1.4</text:p>
          </table:table-cell>
          <table:table-cell office:value-type="float" office:value="-0.686">
            <text:p>-0.686</text:p>
          </table:table-cell>
          <table:table-cell office:value-type="float" office:value="0.964">
            <text:p>0.964</text:p>
          </table:table-cell>
          <table:table-cell office:value-type="float" office:value="-1.29">
            <text:p>-1.29</text:p>
          </table:table-cell>
          <table:table-cell office:value-type="float" office:value="0.545">
            <text:p>0.545</text:p>
          </table:table-cell>
          <table:table-cell office:value-type="float" office:value="0.337">
            <text:p>0.337</text:p>
          </table:table-cell>
          <table:table-cell office:value-type="float" office:value="-0.299">
            <text:p>-0.299</text:p>
          </table:table-cell>
          <table:table-cell office:value-type="float" office:value="-0.173">
            <text:p>-0.173</text:p>
          </table:table-cell>
          <table:table-cell office:value-type="float" office:value="0.69">
            <text:p>0.69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964">
            <text:p>-2.964</text:p>
          </table:table-cell>
          <table:table-cell office:value-type="float" office:value="2.811">
            <text:p>2.811</text:p>
          </table:table-cell>
          <table:table-cell office:value-type="float" office:value="-1.317">
            <text:p>-1.317</text:p>
          </table:table-cell>
          <table:table-cell office:value-type="float" office:value="0.324">
            <text:p>0.324</text:p>
          </table:table-cell>
          <table:table-cell office:value-type="float" office:value="-0.781">
            <text:p>-0.781</text:p>
          </table:table-cell>
          <table:table-cell office:value-type="float" office:value="1.369">
            <text:p>1.369</text:p>
          </table:table-cell>
          <table:table-cell office:value-type="float" office:value="0.127">
            <text:p>0.127</text:p>
          </table:table-cell>
          <table:table-cell office:value-type="float" office:value="-0.368">
            <text:p>-0.368</text:p>
          </table:table-cell>
          <table:table-cell office:value-type="float" office:value="-0.677">
            <text:p>-0.677</text:p>
          </table:table-cell>
          <table:table-cell office:value-type="float" office:value="0.493">
            <text:p>0.493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3.371">
            <text:p>-3.371</text:p>
          </table:table-cell>
          <table:table-cell office:value-type="float" office:value="2.007">
            <text:p>2.007</text:p>
          </table:table-cell>
          <table:table-cell office:value-type="float" office:value="-0.919">
            <text:p>-0.919</text:p>
          </table:table-cell>
          <table:table-cell office:value-type="float" office:value="0.843">
            <text:p>0.843</text:p>
          </table:table-cell>
          <table:table-cell office:value-type="float" office:value="0.221">
            <text:p>0.221</text:p>
          </table:table-cell>
          <table:table-cell office:value-type="float" office:value="0.541">
            <text:p>0.541</text:p>
          </table:table-cell>
          <table:table-cell office:value-type="float" office:value="-0.317">
            <text:p>-0.317</text:p>
          </table:table-cell>
          <table:table-cell office:value-type="float" office:value="-0.37">
            <text:p>-0.37</text:p>
          </table:table-cell>
          <table:table-cell office:value-type="float" office:value="-0.5">
            <text:p>-0.5</text:p>
          </table:table-cell>
          <table:table-cell office:value-type="float" office:value="0.652">
            <text:p>0.65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554">
            <text:p>-3.554</text:p>
          </table:table-cell>
          <table:table-cell office:value-type="float" office:value="3.386">
            <text:p>3.386</text:p>
          </table:table-cell>
          <table:table-cell office:value-type="float" office:value="-1.703">
            <text:p>-1.703</text:p>
          </table:table-cell>
          <table:table-cell office:value-type="float" office:value="0.555">
            <text:p>0.555</text:p>
          </table:table-cell>
          <table:table-cell office:value-type="float" office:value="-0.072">
            <text:p>-0.072</text:p>
          </table:table-cell>
          <table:table-cell office:value-type="float" office:value="1.073">
            <text:p>1.073</text:p>
          </table:table-cell>
          <table:table-cell office:value-type="float" office:value="0.237">
            <text:p>0.237</text:p>
          </table:table-cell>
          <table:table-cell office:value-type="float" office:value="-0.625">
            <text:p>-0.625</text:p>
          </table:table-cell>
          <table:table-cell office:value-type="float" office:value="-1.067">
            <text:p>-1.067</text:p>
          </table:table-cell>
          <table:table-cell office:value-type="float" office:value="-0.176">
            <text:p>-0.176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852">
            <text:p>-3.852</text:p>
          </table:table-cell>
          <table:table-cell office:value-type="float" office:value="4.214">
            <text:p>4.214</text:p>
          </table:table-cell>
          <table:table-cell office:value-type="float" office:value="-1.556">
            <text:p>-1.556</text:p>
          </table:table-cell>
          <table:table-cell office:value-type="float" office:value="-0.336">
            <text:p>-0.336</text:p>
          </table:table-cell>
          <table:table-cell office:value-type="float" office:value="-0.305">
            <text:p>-0.305</text:p>
          </table:table-cell>
          <table:table-cell office:value-type="float" office:value="1.133">
            <text:p>1.133</text:p>
          </table:table-cell>
          <table:table-cell office:value-type="float" office:value="-0.152">
            <text:p>-0.152</text:p>
          </table:table-cell>
          <table:table-cell office:value-type="float" office:value="0.237">
            <text:p>0.237</text:p>
          </table:table-cell>
          <table:table-cell office:value-type="float" office:value="-0.915">
            <text:p>-0.915</text:p>
          </table:table-cell>
          <table:table-cell office:value-type="float" office:value="-0.445">
            <text:p>-0.445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963">
            <text:p>-3.963</text:p>
          </table:table-cell>
          <table:table-cell office:value-type="float" office:value="2.272">
            <text:p>2.272</text:p>
          </table:table-cell>
          <table:table-cell office:value-type="float" office:value="-0.534">
            <text:p>-0.534</text:p>
          </table:table-cell>
          <table:table-cell office:value-type="float" office:value="0.977">
            <text:p>0.977</text:p>
          </table:table-cell>
          <table:table-cell office:value-type="float" office:value="0.329">
            <text:p>0.329</text:p>
          </table:table-cell>
          <table:table-cell office:value-type="float" office:value="0.514">
            <text:p>0.514</text:p>
          </table:table-cell>
          <table:table-cell office:value-type="float" office:value="-0.363">
            <text:p>-0.363</text:p>
          </table:table-cell>
          <table:table-cell office:value-type="float" office:value="-0.425">
            <text:p>-0.425</text:p>
          </table:table-cell>
          <table:table-cell office:value-type="float" office:value="-0.712">
            <text:p>-0.712</text:p>
          </table:table-cell>
          <table:table-cell office:value-type="float" office:value="0.41">
            <text:p>0.41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985">
            <text:p>-3.985</text:p>
          </table:table-cell>
          <table:table-cell office:value-type="float" office:value="2.192">
            <text:p>2.192</text:p>
          </table:table-cell>
          <table:table-cell office:value-type="float" office:value="-0.426">
            <text:p>-0.426</text:p>
          </table:table-cell>
          <table:table-cell office:value-type="float" office:value="2.163">
            <text:p>2.163</text:p>
          </table:table-cell>
          <table:table-cell office:value-type="float" office:value="1.114">
            <text:p>1.114</text:p>
          </table:table-cell>
          <table:table-cell office:value-type="float" office:value="0.016">
            <text:p>0.016</text:p>
          </table:table-cell>
          <table:table-cell office:value-type="float" office:value="-0.846">
            <text:p>-0.846</text:p>
          </table:table-cell>
          <table:table-cell office:value-type="float" office:value="-0.468">
            <text:p>-0.468</text:p>
          </table:table-cell>
          <table:table-cell office:value-type="float" office:value="-0.858">
            <text:p>-0.858</text:p>
          </table:table-cell>
          <table:table-cell office:value-type="float" office:value="0.037">
            <text:p>0.037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51">
            <text:p>-3.51</text:p>
          </table:table-cell>
          <table:table-cell office:value-type="float" office:value="2.535">
            <text:p>2.535</text:p>
          </table:table-cell>
          <table:table-cell office:value-type="float" office:value="-0.26">
            <text:p>-0.26</text:p>
          </table:table-cell>
          <table:table-cell office:value-type="float" office:value="0.946">
            <text:p>0.946</text:p>
          </table:table-cell>
          <table:table-cell office:value-type="float" office:value="-0.072">
            <text:p>-0.072</text:p>
          </table:table-cell>
          <table:table-cell office:value-type="float" office:value="0.159">
            <text:p>0.159</text:p>
          </table:table-cell>
          <table:table-cell office:value-type="float" office:value="-0.112">
            <text:p>-0.112</text:p>
          </table:table-cell>
          <table:table-cell office:value-type="float" office:value="-0.657">
            <text:p>-0.657</text:p>
          </table:table-cell>
          <table:table-cell office:value-type="float" office:value="-0.789">
            <text:p>-0.789</text:p>
          </table:table-cell>
          <table:table-cell office:value-type="float" office:value="0.914">
            <text:p>0.914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4.754">
            <text:p>-4.754</text:p>
          </table:table-cell>
          <table:table-cell office:value-type="float" office:value="1.329">
            <text:p>1.329</text:p>
          </table:table-cell>
          <table:table-cell office:value-type="float" office:value="1.09">
            <text:p>1.09</text:p>
          </table:table-cell>
          <table:table-cell office:value-type="float" office:value="1.765">
            <text:p>1.765</text:p>
          </table:table-cell>
          <table:table-cell office:value-type="float" office:value="0.217">
            <text:p>0.217</text:p>
          </table:table-cell>
          <table:table-cell office:value-type="float" office:value="-0.198">
            <text:p>-0.198</text:p>
          </table:table-cell>
          <table:table-cell office:value-type="float" office:value="-0.782">
            <text:p>-0.782</text:p>
          </table:table-cell>
          <table:table-cell office:value-type="float" office:value="-0.154">
            <text:p>-0.154</text:p>
          </table:table-cell>
          <table:table-cell office:value-type="float" office:value="0.023">
            <text:p>0.023</text:p>
          </table:table-cell>
          <table:table-cell office:value-type="float" office:value="0.85">
            <text:p>0.85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966">
            <text:p>-3.966</text:p>
          </table:table-cell>
          <table:table-cell office:value-type="float" office:value="2.003">
            <text:p>2.003</text:p>
          </table:table-cell>
          <table:table-cell office:value-type="float" office:value="0.391">
            <text:p>0.391</text:p>
          </table:table-cell>
          <table:table-cell office:value-type="float" office:value="1.034">
            <text:p>1.034</text:p>
          </table:table-cell>
          <table:table-cell office:value-type="float" office:value="0.659">
            <text:p>0.659</text:p>
          </table:table-cell>
          <table:table-cell office:value-type="float" office:value="-0.191">
            <text:p>-0.191</text:p>
          </table:table-cell>
          <table:table-cell office:value-type="float" office:value="-0.448">
            <text:p>-0.448</text:p>
          </table:table-cell>
          <table:table-cell office:value-type="float" office:value="-0.397">
            <text:p>-0.397</text:p>
          </table:table-cell>
          <table:table-cell office:value-type="float" office:value="-0.769">
            <text:p>-0.769</text:p>
          </table:table-cell>
          <table:table-cell office:value-type="float" office:value="0.969">
            <text:p>0.969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2.959">
            <text:p>-2.959</text:p>
          </table:table-cell>
          <table:table-cell office:value-type="float" office:value="1.061">
            <text:p>1.061</text:p>
          </table:table-cell>
          <table:table-cell office:value-type="float" office:value="-0.351">
            <text:p>-0.351</text:p>
          </table:table-cell>
          <table:table-cell office:value-type="float" office:value="1.745">
            <text:p>1.745</text:p>
          </table:table-cell>
          <table:table-cell office:value-type="float" office:value="-0.851">
            <text:p>-0.851</text:p>
          </table:table-cell>
          <table:table-cell office:value-type="float" office:value="0.344">
            <text:p>0.344</text:p>
          </table:table-cell>
          <table:table-cell office:value-type="float" office:value="-0.373">
            <text:p>-0.373</text:p>
          </table:table-cell>
          <table:table-cell office:value-type="float" office:value="-0.729">
            <text:p>-0.729</text:p>
          </table:table-cell>
          <table:table-cell office:value-type="float" office:value="0.048">
            <text:p>0.048</text:p>
          </table:table-cell>
          <table:table-cell office:value-type="float" office:value="0.815">
            <text:p>0.815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3.194">
            <text:p>-3.194</text:p>
          </table:table-cell>
          <table:table-cell office:value-type="float" office:value="1.589">
            <text:p>1.589</text:p>
          </table:table-cell>
          <table:table-cell office:value-type="float" office:value="-0.774">
            <text:p>-0.774</text:p>
          </table:table-cell>
          <table:table-cell office:value-type="float" office:value="0.814">
            <text:p>0.814</text:p>
          </table:table-cell>
          <table:table-cell office:value-type="float" office:value="-1.087">
            <text:p>-1.087</text:p>
          </table:table-cell>
          <table:table-cell office:value-type="float" office:value="0.618">
            <text:p>0.618</text:p>
          </table:table-cell>
          <table:table-cell office:value-type="float" office:value="0.218">
            <text:p>0.218</text:p>
          </table:table-cell>
          <table:table-cell office:value-type="float" office:value="-0.45">
            <text:p>-0.45</text:p>
          </table:table-cell>
          <table:table-cell office:value-type="float" office:value="-0.003">
            <text:p>-0.003</text:p>
          </table:table-cell>
          <table:table-cell office:value-type="float" office:value="0.526">
            <text:p>0.526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928">
            <text:p>-2.928</text:p>
          </table:table-cell>
          <table:table-cell office:value-type="float" office:value="2.83">
            <text:p>2.83</text:p>
          </table:table-cell>
          <table:table-cell office:value-type="float" office:value="-1.361">
            <text:p>-1.361</text:p>
          </table:table-cell>
          <table:table-cell office:value-type="float" office:value="0.323">
            <text:p>0.323</text:p>
          </table:table-cell>
          <table:table-cell office:value-type="float" office:value="-0.739">
            <text:p>-0.739</text:p>
          </table:table-cell>
          <table:table-cell office:value-type="float" office:value="1.431">
            <text:p>1.431</text:p>
          </table:table-cell>
          <table:table-cell office:value-type="float" office:value="0.002">
            <text:p>0.002</text:p>
          </table:table-cell>
          <table:table-cell office:value-type="float" office:value="-0.172">
            <text:p>-0.172</text:p>
          </table:table-cell>
          <table:table-cell office:value-type="float" office:value="-0.939">
            <text:p>-0.939</text:p>
          </table:table-cell>
          <table:table-cell office:value-type="float" office:value="0.607">
            <text:p>0.607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3.456">
            <text:p>-3.456</text:p>
          </table:table-cell>
          <table:table-cell office:value-type="float" office:value="2.027">
            <text:p>2.027</text:p>
          </table:table-cell>
          <table:table-cell office:value-type="float" office:value="-0.862">
            <text:p>-0.862</text:p>
          </table:table-cell>
          <table:table-cell office:value-type="float" office:value="0.887">
            <text:p>0.887</text:p>
          </table:table-cell>
          <table:table-cell office:value-type="float" office:value="0.281">
            <text:p>0.281</text:p>
          </table:table-cell>
          <table:table-cell office:value-type="float" office:value="0.435">
            <text:p>0.435</text:p>
          </table:table-cell>
          <table:table-cell office:value-type="float" office:value="-0.307">
            <text:p>-0.307</text:p>
          </table:table-cell>
          <table:table-cell office:value-type="float" office:value="-0.387">
            <text:p>-0.387</text:p>
          </table:table-cell>
          <table:table-cell office:value-type="float" office:value="-0.6">
            <text:p>-0.6</text:p>
          </table:table-cell>
          <table:table-cell office:value-type="float" office:value="0.725">
            <text:p>0.725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52">
            <text:p>-3.52</text:p>
          </table:table-cell>
          <table:table-cell office:value-type="float" office:value="3.318">
            <text:p>3.318</text:p>
          </table:table-cell>
          <table:table-cell office:value-type="float" office:value="-1.867">
            <text:p>-1.867</text:p>
          </table:table-cell>
          <table:table-cell office:value-type="float" office:value="0.691">
            <text:p>0.691</text:p>
          </table:table-cell>
          <table:table-cell office:value-type="float" office:value="0.263">
            <text:p>0.263</text:p>
          </table:table-cell>
          <table:table-cell office:value-type="float" office:value="0.822">
            <text:p>0.822</text:p>
          </table:table-cell>
          <table:table-cell office:value-type="float" office:value="0.14">
            <text:p>0.14</text:p>
          </table:table-cell>
          <table:table-cell office:value-type="float" office:value="-0.62">
            <text:p>-0.62</text:p>
          </table:table-cell>
          <table:table-cell office:value-type="float" office:value="-1.098">
            <text:p>-1.098</text:p>
          </table:table-cell>
          <table:table-cell office:value-type="float" office:value="0.083">
            <text:p>0.083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838">
            <text:p>-3.838</text:p>
          </table:table-cell>
          <table:table-cell office:value-type="float" office:value="4.252">
            <text:p>4.252</text:p>
          </table:table-cell>
          <table:table-cell office:value-type="float" office:value="-1.621">
            <text:p>-1.621</text:p>
          </table:table-cell>
          <table:table-cell office:value-type="float" office:value="-0.219">
            <text:p>-0.219</text:p>
          </table:table-cell>
          <table:table-cell office:value-type="float" office:value="-0.281">
            <text:p>-0.281</text:p>
          </table:table-cell>
          <table:table-cell office:value-type="float" office:value="0.856">
            <text:p>0.856</text:p>
          </table:table-cell>
          <table:table-cell office:value-type="float" office:value="0.154">
            <text:p>0.154</text:p>
          </table:table-cell>
          <table:table-cell office:value-type="float" office:value="0.133">
            <text:p>0.133</text:p>
          </table:table-cell>
          <table:table-cell office:value-type="float" office:value="-0.92">
            <text:p>-0.92</text:p>
          </table:table-cell>
          <table:table-cell office:value-type="float" office:value="-0.454">
            <text:p>-0.454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857">
            <text:p>-3.857</text:p>
          </table:table-cell>
          <table:table-cell office:value-type="float" office:value="2.133">
            <text:p>2.133</text:p>
          </table:table-cell>
          <table:table-cell office:value-type="float" office:value="-0.58">
            <text:p>-0.58</text:p>
          </table:table-cell>
          <table:table-cell office:value-type="float" office:value="0.996">
            <text:p>0.996</text:p>
          </table:table-cell>
          <table:table-cell office:value-type="float" office:value="0.502">
            <text:p>0.502</text:p>
          </table:table-cell>
          <table:table-cell office:value-type="float" office:value="0.65">
            <text:p>0.65</text:p>
          </table:table-cell>
          <table:table-cell office:value-type="float" office:value="-0.283">
            <text:p>-0.283</text:p>
          </table:table-cell>
          <table:table-cell office:value-type="float" office:value="-0.468">
            <text:p>-0.468</text:p>
          </table:table-cell>
          <table:table-cell office:value-type="float" office:value="-0.983">
            <text:p>-0.983</text:p>
          </table:table-cell>
          <table:table-cell office:value-type="float" office:value="0.613">
            <text:p>0.613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062">
            <text:p>-4.062</text:p>
          </table:table-cell>
          <table:table-cell office:value-type="float" office:value="2.358">
            <text:p>2.358</text:p>
          </table:table-cell>
          <table:table-cell office:value-type="float" office:value="-0.31">
            <text:p>-0.31</text:p>
          </table:table-cell>
          <table:table-cell office:value-type="float" office:value="1.895">
            <text:p>1.895</text:p>
          </table:table-cell>
          <table:table-cell office:value-type="float" office:value="1.095">
            <text:p>1.095</text:p>
          </table:table-cell>
          <table:table-cell office:value-type="float" office:value="0.049">
            <text:p>0.049</text:p>
          </table:table-cell>
          <table:table-cell office:value-type="float" office:value="-0.87">
            <text:p>-0.87</text:p>
          </table:table-cell>
          <table:table-cell office:value-type="float" office:value="-0.524">
            <text:p>-0.524</text:p>
          </table:table-cell>
          <table:table-cell office:value-type="float" office:value="-0.98">
            <text:p>-0.98</text:p>
          </table:table-cell>
          <table:table-cell office:value-type="float" office:value="-0.065">
            <text:p>-0.065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591">
            <text:p>-3.591</text:p>
          </table:table-cell>
          <table:table-cell office:value-type="float" office:value="2.78">
            <text:p>2.78</text:p>
          </table:table-cell>
          <table:table-cell office:value-type="float" office:value="-0.301">
            <text:p>-0.301</text:p>
          </table:table-cell>
          <table:table-cell office:value-type="float" office:value="0.812">
            <text:p>0.812</text:p>
          </table:table-cell>
          <table:table-cell office:value-type="float" office:value="-0.008">
            <text:p>-0.008</text:p>
          </table:table-cell>
          <table:table-cell office:value-type="float" office:value="-0.019">
            <text:p>-0.019</text:p>
          </table:table-cell>
          <table:table-cell office:value-type="float" office:value="-0.268">
            <text:p>-0.268</text:p>
          </table:table-cell>
          <table:table-cell office:value-type="float" office:value="-0.564">
            <text:p>-0.564</text:p>
          </table:table-cell>
          <table:table-cell office:value-type="float" office:value="-0.788">
            <text:p>-0.788</text:p>
          </table:table-cell>
          <table:table-cell office:value-type="float" office:value="0.948">
            <text:p>0.948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4.687">
            <text:p>-4.687</text:p>
          </table:table-cell>
          <table:table-cell office:value-type="float" office:value="1.152">
            <text:p>1.152</text:p>
          </table:table-cell>
          <table:table-cell office:value-type="float" office:value="1.089">
            <text:p>1.089</text:p>
          </table:table-cell>
          <table:table-cell office:value-type="float" office:value="1.915">
            <text:p>1.915</text:p>
          </table:table-cell>
          <table:table-cell office:value-type="float" office:value="0.201">
            <text:p>0.201</text:p>
          </table:table-cell>
          <table:table-cell office:value-type="float" office:value="-0.296">
            <text:p>-0.296</text:p>
          </table:table-cell>
          <table:table-cell office:value-type="float" office:value="-0.692">
            <text:p>-0.692</text:p>
          </table:table-cell>
          <table:table-cell office:value-type="float" office:value="-0.105">
            <text:p>-0.105</text:p>
          </table:table-cell>
          <table:table-cell office:value-type="float" office:value="-0.143">
            <text:p>-0.143</text:p>
          </table:table-cell>
          <table:table-cell office:value-type="float" office:value="0.884">
            <text:p>0.884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917">
            <text:p>-3.917</text:p>
          </table:table-cell>
          <table:table-cell office:value-type="float" office:value="1.925">
            <text:p>1.925</text:p>
          </table:table-cell>
          <table:table-cell office:value-type="float" office:value="0.267">
            <text:p>0.267</text:p>
          </table:table-cell>
          <table:table-cell office:value-type="float" office:value="1.361">
            <text:p>1.361</text:p>
          </table:table-cell>
          <table:table-cell office:value-type="float" office:value="0.453">
            <text:p>0.453</text:p>
          </table:table-cell>
          <table:table-cell office:value-type="float" office:value="-0.19">
            <text:p>-0.19</text:p>
          </table:table-cell>
          <table:table-cell office:value-type="float" office:value="-0.242">
            <text:p>-0.242</text:p>
          </table:table-cell>
          <table:table-cell office:value-type="float" office:value="-0.633">
            <text:p>-0.633</text:p>
          </table:table-cell>
          <table:table-cell office:value-type="float" office:value="-0.62">
            <text:p>-0.62</text:p>
          </table:table-cell>
          <table:table-cell office:value-type="float" office:value="1.039">
            <text:p>1.039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004">
            <text:p>-3.004</text:p>
          </table:table-cell>
          <table:table-cell office:value-type="float" office:value="1.09">
            <text:p>1.09</text:p>
          </table:table-cell>
          <table:table-cell office:value-type="float" office:value="-0.328">
            <text:p>-0.328</text:p>
          </table:table-cell>
          <table:table-cell office:value-type="float" office:value="1.652">
            <text:p>1.652</text:p>
          </table:table-cell>
          <table:table-cell office:value-type="float" office:value="-0.679">
            <text:p>-0.679</text:p>
          </table:table-cell>
          <table:table-cell office:value-type="float" office:value="0.287">
            <text:p>0.287</text:p>
          </table:table-cell>
          <table:table-cell office:value-type="float" office:value="-0.297">
            <text:p>-0.297</text:p>
          </table:table-cell>
          <table:table-cell office:value-type="float" office:value="-0.695">
            <text:p>-0.695</text:p>
          </table:table-cell>
          <table:table-cell office:value-type="float" office:value="-0.145">
            <text:p>-0.145</text:p>
          </table:table-cell>
          <table:table-cell office:value-type="float" office:value="0.71">
            <text:p>0.71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3.341">
            <text:p>-3.341</text:p>
          </table:table-cell>
          <table:table-cell office:value-type="float" office:value="1.714">
            <text:p>1.714</text:p>
          </table:table-cell>
          <table:table-cell office:value-type="float" office:value="-0.773">
            <text:p>-0.773</text:p>
          </table:table-cell>
          <table:table-cell office:value-type="float" office:value="0.771">
            <text:p>0.771</text:p>
          </table:table-cell>
          <table:table-cell office:value-type="float" office:value="-0.976">
            <text:p>-0.976</text:p>
          </table:table-cell>
          <table:table-cell office:value-type="float" office:value="0.625">
            <text:p>0.625</text:p>
          </table:table-cell>
          <table:table-cell office:value-type="float" office:value="0.078">
            <text:p>0.078</text:p>
          </table:table-cell>
          <table:table-cell office:value-type="float" office:value="-0.438">
            <text:p>-0.438</text:p>
          </table:table-cell>
          <table:table-cell office:value-type="float" office:value="-0.084">
            <text:p>-0.084</text:p>
          </table:table-cell>
          <table:table-cell office:value-type="float" office:value="0.607">
            <text:p>0.607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2.902">
            <text:p>-2.902</text:p>
          </table:table-cell>
          <table:table-cell office:value-type="float" office:value="2.796">
            <text:p>2.796</text:p>
          </table:table-cell>
          <table:table-cell office:value-type="float" office:value="-1.199">
            <text:p>-1.199</text:p>
          </table:table-cell>
          <table:table-cell office:value-type="float" office:value="0.234">
            <text:p>0.234</text:p>
          </table:table-cell>
          <table:table-cell office:value-type="float" office:value="-0.821">
            <text:p>-0.821</text:p>
          </table:table-cell>
          <table:table-cell office:value-type="float" office:value="1.257">
            <text:p>1.257</text:p>
          </table:table-cell>
          <table:table-cell office:value-type="float" office:value="0.263">
            <text:p>0.263</text:p>
          </table:table-cell>
          <table:table-cell office:value-type="float" office:value="-0.075">
            <text:p>-0.075</text:p>
          </table:table-cell>
          <table:table-cell office:value-type="float" office:value="-1.103">
            <text:p>-1.103</text:p>
          </table:table-cell>
          <table:table-cell office:value-type="float" office:value="0.417">
            <text:p>0.417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3.567">
            <text:p>-3.567</text:p>
          </table:table-cell>
          <table:table-cell office:value-type="float" office:value="2.081">
            <text:p>2.081</text:p>
          </table:table-cell>
          <table:table-cell office:value-type="float" office:value="-0.579">
            <text:p>-0.579</text:p>
          </table:table-cell>
          <table:table-cell office:value-type="float" office:value="0.845">
            <text:p>0.845</text:p>
          </table:table-cell>
          <table:table-cell office:value-type="float" office:value="0.126">
            <text:p>0.126</text:p>
          </table:table-cell>
          <table:table-cell office:value-type="float" office:value="0.381">
            <text:p>0.381</text:p>
          </table:table-cell>
          <table:table-cell office:value-type="float" office:value="-0.179">
            <text:p>-0.179</text:p>
          </table:table-cell>
          <table:table-cell office:value-type="float" office:value="-0.51">
            <text:p>-0.51</text:p>
          </table:table-cell>
          <table:table-cell office:value-type="float" office:value="-0.846">
            <text:p>-0.846</text:p>
          </table:table-cell>
          <table:table-cell office:value-type="float" office:value="0.987">
            <text:p>0.987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57">
            <text:p>-3.57</text:p>
          </table:table-cell>
          <table:table-cell office:value-type="float" office:value="3.41">
            <text:p>3.41</text:p>
          </table:table-cell>
          <table:table-cell office:value-type="float" office:value="-1.576">
            <text:p>-1.576</text:p>
          </table:table-cell>
          <table:table-cell office:value-type="float" office:value="0.563">
            <text:p>0.563</text:p>
          </table:table-cell>
          <table:table-cell office:value-type="float" office:value="0.002">
            <text:p>0.002</text:p>
          </table:table-cell>
          <table:table-cell office:value-type="float" office:value="0.759">
            <text:p>0.759</text:p>
          </table:table-cell>
          <table:table-cell office:value-type="float" office:value="0.285">
            <text:p>0.285</text:p>
          </table:table-cell>
          <table:table-cell office:value-type="float" office:value="-0.466">
            <text:p>-0.466</text:p>
          </table:table-cell>
          <table:table-cell office:value-type="float" office:value="-1.409">
            <text:p>-1.409</text:p>
          </table:table-cell>
          <table:table-cell office:value-type="float" office:value="0.586">
            <text:p>0.586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792">
            <text:p>-3.792</text:p>
          </table:table-cell>
          <table:table-cell office:value-type="float" office:value="4.29">
            <text:p>4.29</text:p>
          </table:table-cell>
          <table:table-cell office:value-type="float" office:value="-1.531">
            <text:p>-1.531</text:p>
          </table:table-cell>
          <table:table-cell office:value-type="float" office:value="-0.125">
            <text:p>-0.125</text:p>
          </table:table-cell>
          <table:table-cell office:value-type="float" office:value="-0.312">
            <text:p>-0.312</text:p>
          </table:table-cell>
          <table:table-cell office:value-type="float" office:value="0.624">
            <text:p>0.624</text:p>
          </table:table-cell>
          <table:table-cell office:value-type="float" office:value="0.324">
            <text:p>0.324</text:p>
          </table:table-cell>
          <table:table-cell office:value-type="float" office:value="-0.053">
            <text:p>-0.053</text:p>
          </table:table-cell>
          <table:table-cell office:value-type="float" office:value="-0.942">
            <text:p>-0.942</text:p>
          </table:table-cell>
          <table:table-cell office:value-type="float" office:value="-0.301">
            <text:p>-0.301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862">
            <text:p>-3.862</text:p>
          </table:table-cell>
          <table:table-cell office:value-type="float" office:value="2.109">
            <text:p>2.109</text:p>
          </table:table-cell>
          <table:table-cell office:value-type="float" office:value="-0.65">
            <text:p>-0.65</text:p>
          </table:table-cell>
          <table:table-cell office:value-type="float" office:value="0.99">
            <text:p>0.99</text:p>
          </table:table-cell>
          <table:table-cell office:value-type="float" office:value="0.724">
            <text:p>0.724</text:p>
          </table:table-cell>
          <table:table-cell office:value-type="float" office:value="0.641">
            <text:p>0.641</text:p>
          </table:table-cell>
          <table:table-cell office:value-type="float" office:value="-0.293">
            <text:p>-0.293</text:p>
          </table:table-cell>
          <table:table-cell office:value-type="float" office:value="-0.519">
            <text:p>-0.519</text:p>
          </table:table-cell>
          <table:table-cell office:value-type="float" office:value="-1.055">
            <text:p>-1.055</text:p>
          </table:table-cell>
          <table:table-cell office:value-type="float" office:value="0.653">
            <text:p>0.653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118">
            <text:p>-4.118</text:p>
          </table:table-cell>
          <table:table-cell office:value-type="float" office:value="2.542">
            <text:p>2.542</text:p>
          </table:table-cell>
          <table:table-cell office:value-type="float" office:value="-0.2">
            <text:p>-0.2</text:p>
          </table:table-cell>
          <table:table-cell office:value-type="float" office:value="1.616">
            <text:p>1.616</text:p>
          </table:table-cell>
          <table:table-cell office:value-type="float" office:value="1.106">
            <text:p>1.106</text:p>
          </table:table-cell>
          <table:table-cell office:value-type="float" office:value="-0.06">
            <text:p>-0.06</text:p>
          </table:table-cell>
          <table:table-cell office:value-type="float" office:value="-0.728">
            <text:p>-0.728</text:p>
          </table:table-cell>
          <table:table-cell office:value-type="float" office:value="-0.544">
            <text:p>-0.544</text:p>
          </table:table-cell>
          <table:table-cell office:value-type="float" office:value="-0.912">
            <text:p>-0.912</text:p>
          </table:table-cell>
          <table:table-cell office:value-type="float" office:value="-0.101">
            <text:p>-0.101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636">
            <text:p>-3.636</text:p>
          </table:table-cell>
          <table:table-cell office:value-type="float" office:value="2.719">
            <text:p>2.719</text:p>
          </table:table-cell>
          <table:table-cell office:value-type="float" office:value="-0.178">
            <text:p>-0.178</text:p>
          </table:table-cell>
          <table:table-cell office:value-type="float" office:value="0.665">
            <text:p>0.665</text:p>
          </table:table-cell>
          <table:table-cell office:value-type="float" office:value="0.099">
            <text:p>0.099</text:p>
          </table:table-cell>
          <table:table-cell office:value-type="float" office:value="-0.084">
            <text:p>-0.084</text:p>
          </table:table-cell>
          <table:table-cell office:value-type="float" office:value="-0.333">
            <text:p>-0.333</text:p>
          </table:table-cell>
          <table:table-cell office:value-type="float" office:value="-0.362">
            <text:p>-0.362</text:p>
          </table:table-cell>
          <table:table-cell office:value-type="float" office:value="-1.049">
            <text:p>-1.049</text:p>
          </table:table-cell>
          <table:table-cell office:value-type="float" office:value="0.978">
            <text:p>0.978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4.047">
            <text:p>-4.047</text:p>
          </table:table-cell>
          <table:table-cell office:value-type="float" office:value="0.913">
            <text:p>0.913</text:p>
          </table:table-cell>
          <table:table-cell office:value-type="float" office:value="0.734">
            <text:p>0.734</text:p>
          </table:table-cell>
          <table:table-cell office:value-type="float" office:value="1.479">
            <text:p>1.479</text:p>
          </table:table-cell>
          <table:table-cell office:value-type="float" office:value="0.258">
            <text:p>0.258</text:p>
          </table:table-cell>
          <table:table-cell office:value-type="float" office:value="0.206">
            <text:p>0.206</text:p>
          </table:table-cell>
          <table:table-cell office:value-type="float" office:value="-1.117">
            <text:p>-1.117</text:p>
          </table:table-cell>
          <table:table-cell office:value-type="float" office:value="-0.423">
            <text:p>-0.423</text:p>
          </table:table-cell>
          <table:table-cell office:value-type="float" office:value="-0.336">
            <text:p>-0.336</text:p>
          </table:table-cell>
          <table:table-cell office:value-type="float" office:value="0.982">
            <text:p>0.982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811">
            <text:p>-3.811</text:p>
          </table:table-cell>
          <table:table-cell office:value-type="float" office:value="2.123">
            <text:p>2.123</text:p>
          </table:table-cell>
          <table:table-cell office:value-type="float" office:value="0.278">
            <text:p>0.278</text:p>
          </table:table-cell>
          <table:table-cell office:value-type="float" office:value="1.552">
            <text:p>1.552</text:p>
          </table:table-cell>
          <table:table-cell office:value-type="float" office:value="0.754">
            <text:p>0.754</text:p>
          </table:table-cell>
          <table:table-cell office:value-type="float" office:value="0.492">
            <text:p>0.492</text:p>
          </table:table-cell>
          <table:table-cell office:value-type="float" office:value="-0.584">
            <text:p>-0.584</text:p>
          </table:table-cell>
          <table:table-cell office:value-type="float" office:value="-0.433">
            <text:p>-0.433</text:p>
          </table:table-cell>
          <table:table-cell office:value-type="float" office:value="-0.988">
            <text:p>-0.988</text:p>
          </table:table-cell>
          <table:table-cell office:value-type="float" office:value="0.652">
            <text:p>0.652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441">
            <text:p>-3.441</text:p>
          </table:table-cell>
          <table:table-cell office:value-type="float" office:value="1.975">
            <text:p>1.975</text:p>
          </table:table-cell>
          <table:table-cell office:value-type="float" office:value="-0.395">
            <text:p>-0.395</text:p>
          </table:table-cell>
          <table:table-cell office:value-type="float" office:value="1.024">
            <text:p>1.024</text:p>
          </table:table-cell>
          <table:table-cell office:value-type="float" office:value="-0.052">
            <text:p>-0.052</text:p>
          </table:table-cell>
          <table:table-cell office:value-type="float" office:value="-0.167">
            <text:p>-0.167</text:p>
          </table:table-cell>
          <table:table-cell office:value-type="float" office:value="-0.445">
            <text:p>-0.445</text:p>
          </table:table-cell>
          <table:table-cell office:value-type="float" office:value="0.168">
            <text:p>0.168</text:p>
          </table:table-cell>
          <table:table-cell office:value-type="float" office:value="-0.684">
            <text:p>-0.684</text:p>
          </table:table-cell>
          <table:table-cell office:value-type="float" office:value="1.04">
            <text:p>1.04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584">
            <text:p>-2.584</text:p>
          </table:table-cell>
          <table:table-cell office:value-type="float" office:value="2.091">
            <text:p>2.091</text:p>
          </table:table-cell>
          <table:table-cell office:value-type="float" office:value="-1.451">
            <text:p>-1.451</text:p>
          </table:table-cell>
          <table:table-cell office:value-type="float" office:value="0.889">
            <text:p>0.889</text:p>
          </table:table-cell>
          <table:table-cell office:value-type="float" office:value="-0.464">
            <text:p>-0.464</text:p>
          </table:table-cell>
          <table:table-cell office:value-type="float" office:value="0.285">
            <text:p>0.285</text:p>
          </table:table-cell>
          <table:table-cell office:value-type="float" office:value="-0.213">
            <text:p>-0.213</text:p>
          </table:table-cell>
          <table:table-cell office:value-type="float" office:value="-0.245">
            <text:p>-0.245</text:p>
          </table:table-cell>
          <table:table-cell office:value-type="float" office:value="-0.138">
            <text:p>-0.138</text:p>
          </table:table-cell>
          <table:table-cell office:value-type="float" office:value="1.206">
            <text:p>1.206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119">
            <text:p>-3.119</text:p>
          </table:table-cell>
          <table:table-cell office:value-type="float" office:value="3.135">
            <text:p>3.135</text:p>
          </table:table-cell>
          <table:table-cell office:value-type="float" office:value="-1.466">
            <text:p>-1.466</text:p>
          </table:table-cell>
          <table:table-cell office:value-type="float" office:value="-0.352">
            <text:p>-0.352</text:p>
          </table:table-cell>
          <table:table-cell office:value-type="float" office:value="-0.023">
            <text:p>-0.023</text:p>
          </table:table-cell>
          <table:table-cell office:value-type="float" office:value="0.752">
            <text:p>0.752</text:p>
          </table:table-cell>
          <table:table-cell office:value-type="float" office:value="0.143">
            <text:p>0.143</text:p>
          </table:table-cell>
          <table:table-cell office:value-type="float" office:value="-0.231">
            <text:p>-0.231</text:p>
          </table:table-cell>
          <table:table-cell office:value-type="float" office:value="-0.376">
            <text:p>-0.376</text:p>
          </table:table-cell>
          <table:table-cell office:value-type="float" office:value="0.721">
            <text:p>0.721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871">
            <text:p>-2.871</text:p>
          </table:table-cell>
          <table:table-cell office:value-type="float" office:value="3.13">
            <text:p>3.13</text:p>
          </table:table-cell>
          <table:table-cell office:value-type="float" office:value="-1.3">
            <text:p>-1.3</text:p>
          </table:table-cell>
          <table:table-cell office:value-type="float" office:value="0.008">
            <text:p>0.008</text:p>
          </table:table-cell>
          <table:table-cell office:value-type="float" office:value="-0.288">
            <text:p>-0.288</text:p>
          </table:table-cell>
          <table:table-cell office:value-type="float" office:value="0.483">
            <text:p>0.483</text:p>
          </table:table-cell>
          <table:table-cell office:value-type="float" office:value="0.258">
            <text:p>0.258</text:p>
          </table:table-cell>
          <table:table-cell office:value-type="float" office:value="-0.342">
            <text:p>-0.342</text:p>
          </table:table-cell>
          <table:table-cell office:value-type="float" office:value="-0.614">
            <text:p>-0.614</text:p>
          </table:table-cell>
          <table:table-cell office:value-type="float" office:value="0.83">
            <text:p>0.83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059">
            <text:p>-3.059</text:p>
          </table:table-cell>
          <table:table-cell office:value-type="float" office:value="2.895">
            <text:p>2.895</text:p>
          </table:table-cell>
          <table:table-cell office:value-type="float" office:value="-0.847">
            <text:p>-0.847</text:p>
          </table:table-cell>
          <table:table-cell office:value-type="float" office:value="-0.364">
            <text:p>-0.364</text:p>
          </table:table-cell>
          <table:table-cell office:value-type="float" office:value="-0.484">
            <text:p>-0.484</text:p>
          </table:table-cell>
          <table:table-cell office:value-type="float" office:value="1.025">
            <text:p>1.025</text:p>
          </table:table-cell>
          <table:table-cell office:value-type="float" office:value="0.502">
            <text:p>0.502</text:p>
          </table:table-cell>
          <table:table-cell office:value-type="float" office:value="0.506">
            <text:p>0.506</text:p>
          </table:table-cell>
          <table:table-cell office:value-type="float" office:value="-0.733">
            <text:p>-0.733</text:p>
          </table:table-cell>
          <table:table-cell office:value-type="float" office:value="0.078">
            <text:p>0.078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642">
            <text:p>-3.642</text:p>
          </table:table-cell>
          <table:table-cell office:value-type="float" office:value="3.582">
            <text:p>3.582</text:p>
          </table:table-cell>
          <table:table-cell office:value-type="float" office:value="-1.031">
            <text:p>-1.031</text:p>
          </table:table-cell>
          <table:table-cell office:value-type="float" office:value="-0.761">
            <text:p>-0.761</text:p>
          </table:table-cell>
          <table:table-cell office:value-type="float" office:value="0.046">
            <text:p>0.046</text:p>
          </table:table-cell>
          <table:table-cell office:value-type="float" office:value="1.255">
            <text:p>1.255</text:p>
          </table:table-cell>
          <table:table-cell office:value-type="float" office:value="0.841">
            <text:p>0.841</text:p>
          </table:table-cell>
          <table:table-cell office:value-type="float" office:value="0.512">
            <text:p>0.512</text:p>
          </table:table-cell>
          <table:table-cell office:value-type="float" office:value="-0.259">
            <text:p>-0.259</text:p>
          </table:table-cell>
          <table:table-cell office:value-type="float" office:value="-0.447">
            <text:p>-0.447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977">
            <text:p>-3.977</text:p>
          </table:table-cell>
          <table:table-cell office:value-type="float" office:value="2.976">
            <text:p>2.976</text:p>
          </table:table-cell>
          <table:table-cell office:value-type="float" office:value="0.309">
            <text:p>0.309</text:p>
          </table:table-cell>
          <table:table-cell office:value-type="float" office:value="-0.259">
            <text:p>-0.259</text:p>
          </table:table-cell>
          <table:table-cell office:value-type="float" office:value="0.026">
            <text:p>0.026</text:p>
          </table:table-cell>
          <table:table-cell office:value-type="float" office:value="0.816">
            <text:p>0.816</text:p>
          </table:table-cell>
          <table:table-cell office:value-type="float" office:value="-0.317">
            <text:p>-0.317</text:p>
          </table:table-cell>
          <table:table-cell office:value-type="float" office:value="0.492">
            <text:p>0.492</text:p>
          </table:table-cell>
          <table:table-cell office:value-type="float" office:value="-0.674">
            <text:p>-0.674</text:p>
          </table:table-cell>
          <table:table-cell office:value-type="float" office:value="-0.659">
            <text:p>-0.65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008">
            <text:p>-4.008</text:p>
          </table:table-cell>
          <table:table-cell office:value-type="float" office:value="2.141">
            <text:p>2.141</text:p>
          </table:table-cell>
          <table:table-cell office:value-type="float" office:value="-0.18">
            <text:p>-0.18</text:p>
          </table:table-cell>
          <table:table-cell office:value-type="float" office:value="1.041">
            <text:p>1.041</text:p>
          </table:table-cell>
          <table:table-cell office:value-type="float" office:value="0.688">
            <text:p>0.688</text:p>
          </table:table-cell>
          <table:table-cell office:value-type="float" office:value="0.712">
            <text:p>0.712</text:p>
          </table:table-cell>
          <table:table-cell office:value-type="float" office:value="-0.879">
            <text:p>-0.879</text:p>
          </table:table-cell>
          <table:table-cell office:value-type="float" office:value="-0.201">
            <text:p>-0.201</text:p>
          </table:table-cell>
          <table:table-cell office:value-type="float" office:value="-1.066">
            <text:p>-1.066</text:p>
          </table:table-cell>
          <table:table-cell office:value-type="float" office:value="-0.549">
            <text:p>-0.54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451">
            <text:p>-3.451</text:p>
          </table:table-cell>
          <table:table-cell office:value-type="float" office:value="2.257">
            <text:p>2.257</text:p>
          </table:table-cell>
          <table:table-cell office:value-type="float" office:value="-0.845">
            <text:p>-0.845</text:p>
          </table:table-cell>
          <table:table-cell office:value-type="float" office:value="0.432">
            <text:p>0.432</text:p>
          </table:table-cell>
          <table:table-cell office:value-type="float" office:value="0.486">
            <text:p>0.486</text:p>
          </table:table-cell>
          <table:table-cell office:value-type="float" office:value="0.266">
            <text:p>0.266</text:p>
          </table:table-cell>
          <table:table-cell office:value-type="float" office:value="-0.215">
            <text:p>-0.215</text:p>
          </table:table-cell>
          <table:table-cell office:value-type="float" office:value="0.006">
            <text:p>0.006</text:p>
          </table:table-cell>
          <table:table-cell office:value-type="float" office:value="-1.082">
            <text:p>-1.082</text:p>
          </table:table-cell>
          <table:table-cell office:value-type="float" office:value="0.759">
            <text:p>0.759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836">
            <text:p>-3.836</text:p>
          </table:table-cell>
          <table:table-cell office:value-type="float" office:value="0.508">
            <text:p>0.508</text:p>
          </table:table-cell>
          <table:table-cell office:value-type="float" office:value="0.645">
            <text:p>0.645</text:p>
          </table:table-cell>
          <table:table-cell office:value-type="float" office:value="1.721">
            <text:p>1.721</text:p>
          </table:table-cell>
          <table:table-cell office:value-type="float" office:value="0.28">
            <text:p>0.28</text:p>
          </table:table-cell>
          <table:table-cell office:value-type="float" office:value="0.303">
            <text:p>0.303</text:p>
          </table:table-cell>
          <table:table-cell office:value-type="float" office:value="-0.911">
            <text:p>-0.911</text:p>
          </table:table-cell>
          <table:table-cell office:value-type="float" office:value="-0.592">
            <text:p>-0.592</text:p>
          </table:table-cell>
          <table:table-cell office:value-type="float" office:value="-0.631">
            <text:p>-0.631</text:p>
          </table:table-cell>
          <table:table-cell office:value-type="float" office:value="1.023">
            <text:p>1.023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709">
            <text:p>-3.709</text:p>
          </table:table-cell>
          <table:table-cell office:value-type="float" office:value="1.665">
            <text:p>1.665</text:p>
          </table:table-cell>
          <table:table-cell office:value-type="float" office:value="0.138">
            <text:p>0.138</text:p>
          </table:table-cell>
          <table:table-cell office:value-type="float" office:value="1.551">
            <text:p>1.551</text:p>
          </table:table-cell>
          <table:table-cell office:value-type="float" office:value="0.975">
            <text:p>0.975</text:p>
          </table:table-cell>
          <table:table-cell office:value-type="float" office:value="0.923">
            <text:p>0.923</text:p>
          </table:table-cell>
          <table:table-cell office:value-type="float" office:value="-0.396">
            <text:p>-0.396</text:p>
          </table:table-cell>
          <table:table-cell office:value-type="float" office:value="-0.234">
            <text:p>-0.234</text:p>
          </table:table-cell>
          <table:table-cell office:value-type="float" office:value="-1.154">
            <text:p>-1.154</text:p>
          </table:table-cell>
          <table:table-cell office:value-type="float" office:value="0.736">
            <text:p>0.736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369">
            <text:p>-3.369</text:p>
          </table:table-cell>
          <table:table-cell office:value-type="float" office:value="1.784">
            <text:p>1.784</text:p>
          </table:table-cell>
          <table:table-cell office:value-type="float" office:value="-0.603">
            <text:p>-0.603</text:p>
          </table:table-cell>
          <table:table-cell office:value-type="float" office:value="1.303">
            <text:p>1.303</text:p>
          </table:table-cell>
          <table:table-cell office:value-type="float" office:value="0.007">
            <text:p>0.007</text:p>
          </table:table-cell>
          <table:table-cell office:value-type="float" office:value="-0.044">
            <text:p>-0.044</text:p>
          </table:table-cell>
          <table:table-cell office:value-type="float" office:value="-0.459">
            <text:p>-0.459</text:p>
          </table:table-cell>
          <table:table-cell office:value-type="float" office:value="-0.012">
            <text:p>-0.012</text:p>
          </table:table-cell>
          <table:table-cell office:value-type="float" office:value="-0.591">
            <text:p>-0.591</text:p>
          </table:table-cell>
          <table:table-cell office:value-type="float" office:value="1.047">
            <text:p>1.047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627">
            <text:p>-2.627</text:p>
          </table:table-cell>
          <table:table-cell office:value-type="float" office:value="2.089">
            <text:p>2.089</text:p>
          </table:table-cell>
          <table:table-cell office:value-type="float" office:value="-1.434">
            <text:p>-1.434</text:p>
          </table:table-cell>
          <table:table-cell office:value-type="float" office:value="0.937">
            <text:p>0.937</text:p>
          </table:table-cell>
          <table:table-cell office:value-type="float" office:value="-0.615">
            <text:p>-0.615</text:p>
          </table:table-cell>
          <table:table-cell office:value-type="float" office:value="0.43">
            <text:p>0.43</text:p>
          </table:table-cell>
          <table:table-cell office:value-type="float" office:value="-0.311">
            <text:p>-0.311</text:p>
          </table:table-cell>
          <table:table-cell office:value-type="float" office:value="-0.203">
            <text:p>-0.203</text:p>
          </table:table-cell>
          <table:table-cell office:value-type="float" office:value="0.038">
            <text:p>0.038</text:p>
          </table:table-cell>
          <table:table-cell office:value-type="float" office:value="0.933">
            <text:p>0.933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074">
            <text:p>-3.074</text:p>
          </table:table-cell>
          <table:table-cell office:value-type="float" office:value="3.062">
            <text:p>3.062</text:p>
          </table:table-cell>
          <table:table-cell office:value-type="float" office:value="-1.47">
            <text:p>-1.47</text:p>
          </table:table-cell>
          <table:table-cell office:value-type="float" office:value="-0.379">
            <text:p>-0.379</text:p>
          </table:table-cell>
          <table:table-cell office:value-type="float" office:value="0.233">
            <text:p>0.233</text:p>
          </table:table-cell>
          <table:table-cell office:value-type="float" office:value="0.789">
            <text:p>0.789</text:p>
          </table:table-cell>
          <table:table-cell office:value-type="float" office:value="-0.099">
            <text:p>-0.099</text:p>
          </table:table-cell>
          <table:table-cell office:value-type="float" office:value="-0.135">
            <text:p>-0.135</text:p>
          </table:table-cell>
          <table:table-cell office:value-type="float" office:value="-0.395">
            <text:p>-0.395</text:p>
          </table:table-cell>
          <table:table-cell office:value-type="float" office:value="0.572">
            <text:p>0.572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902">
            <text:p>-2.902</text:p>
          </table:table-cell>
          <table:table-cell office:value-type="float" office:value="2.988">
            <text:p>2.988</text:p>
          </table:table-cell>
          <table:table-cell office:value-type="float" office:value="-1.152">
            <text:p>-1.152</text:p>
          </table:table-cell>
          <table:table-cell office:value-type="float" office:value="0.057">
            <text:p>0.057</text:p>
          </table:table-cell>
          <table:table-cell office:value-type="float" office:value="-0.477">
            <text:p>-0.477</text:p>
          </table:table-cell>
          <table:table-cell office:value-type="float" office:value="0.622">
            <text:p>0.622</text:p>
          </table:table-cell>
          <table:table-cell office:value-type="float" office:value="0.338">
            <text:p>0.338</text:p>
          </table:table-cell>
          <table:table-cell office:value-type="float" office:value="-0.368">
            <text:p>-0.368</text:p>
          </table:table-cell>
          <table:table-cell office:value-type="float" office:value="-0.689">
            <text:p>-0.689</text:p>
          </table:table-cell>
          <table:table-cell office:value-type="float" office:value="0.793">
            <text:p>0.793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027">
            <text:p>-3.027</text:p>
          </table:table-cell>
          <table:table-cell office:value-type="float" office:value="2.903">
            <text:p>2.903</text:p>
          </table:table-cell>
          <table:table-cell office:value-type="float" office:value="-0.799">
            <text:p>-0.799</text:p>
          </table:table-cell>
          <table:table-cell office:value-type="float" office:value="-0.452">
            <text:p>-0.452</text:p>
          </table:table-cell>
          <table:table-cell office:value-type="float" office:value="-0.503">
            <text:p>-0.503</text:p>
          </table:table-cell>
          <table:table-cell office:value-type="float" office:value="1.044">
            <text:p>1.044</text:p>
          </table:table-cell>
          <table:table-cell office:value-type="float" office:value="0.679">
            <text:p>0.679</text:p>
          </table:table-cell>
          <table:table-cell office:value-type="float" office:value="0.483">
            <text:p>0.483</text:p>
          </table:table-cell>
          <table:table-cell office:value-type="float" office:value="-0.776">
            <text:p>-0.776</text:p>
          </table:table-cell>
          <table:table-cell office:value-type="float" office:value="-0.062">
            <text:p>-0.062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634">
            <text:p>-3.634</text:p>
          </table:table-cell>
          <table:table-cell office:value-type="float" office:value="3.589">
            <text:p>3.589</text:p>
          </table:table-cell>
          <table:table-cell office:value-type="float" office:value="-1.075">
            <text:p>-1.075</text:p>
          </table:table-cell>
          <table:table-cell office:value-type="float" office:value="-0.709">
            <text:p>-0.709</text:p>
          </table:table-cell>
          <table:table-cell office:value-type="float" office:value="0.058">
            <text:p>0.058</text:p>
          </table:table-cell>
          <table:table-cell office:value-type="float" office:value="1.051">
            <text:p>1.051</text:p>
          </table:table-cell>
          <table:table-cell office:value-type="float" office:value="0.878">
            <text:p>0.878</text:p>
          </table:table-cell>
          <table:table-cell office:value-type="float" office:value="0.627">
            <text:p>0.627</text:p>
          </table:table-cell>
          <table:table-cell office:value-type="float" office:value="-0.111">
            <text:p>-0.111</text:p>
          </table:table-cell>
          <table:table-cell office:value-type="float" office:value="-0.437">
            <text:p>-0.437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924">
            <text:p>-3.924</text:p>
          </table:table-cell>
          <table:table-cell office:value-type="float" office:value="2.726">
            <text:p>2.726</text:p>
          </table:table-cell>
          <table:table-cell office:value-type="float" office:value="0.414">
            <text:p>0.414</text:p>
          </table:table-cell>
          <table:table-cell office:value-type="float" office:value="-0.155">
            <text:p>-0.155</text:p>
          </table:table-cell>
          <table:table-cell office:value-type="float" office:value="-0.02">
            <text:p>-0.02</text:p>
          </table:table-cell>
          <table:table-cell office:value-type="float" office:value="0.893">
            <text:p>0.893</text:p>
          </table:table-cell>
          <table:table-cell office:value-type="float" office:value="-0.188">
            <text:p>-0.188</text:p>
          </table:table-cell>
          <table:table-cell office:value-type="float" office:value="0.552">
            <text:p>0.552</text:p>
          </table:table-cell>
          <table:table-cell office:value-type="float" office:value="-0.507">
            <text:p>-0.507</text:p>
          </table:table-cell>
          <table:table-cell office:value-type="float" office:value="-0.617">
            <text:p>-0.617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049">
            <text:p>-4.049</text:p>
          </table:table-cell>
          <table:table-cell office:value-type="float" office:value="2.223">
            <text:p>2.223</text:p>
          </table:table-cell>
          <table:table-cell office:value-type="float" office:value="-0.076">
            <text:p>-0.076</text:p>
          </table:table-cell>
          <table:table-cell office:value-type="float" office:value="0.928">
            <text:p>0.928</text:p>
          </table:table-cell>
          <table:table-cell office:value-type="float" office:value="0.692">
            <text:p>0.692</text:p>
          </table:table-cell>
          <table:table-cell office:value-type="float" office:value="0.731">
            <text:p>0.731</text:p>
          </table:table-cell>
          <table:table-cell office:value-type="float" office:value="-0.931">
            <text:p>-0.931</text:p>
          </table:table-cell>
          <table:table-cell office:value-type="float" office:value="-0.141">
            <text:p>-0.141</text:p>
          </table:table-cell>
          <table:table-cell office:value-type="float" office:value="-1.087">
            <text:p>-1.087</text:p>
          </table:table-cell>
          <table:table-cell office:value-type="float" office:value="-0.584">
            <text:p>-0.584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432">
            <text:p>-3.432</text:p>
          </table:table-cell>
          <table:table-cell office:value-type="float" office:value="2.235">
            <text:p>2.235</text:p>
          </table:table-cell>
          <table:table-cell office:value-type="float" office:value="-0.753">
            <text:p>-0.753</text:p>
          </table:table-cell>
          <table:table-cell office:value-type="float" office:value="0.361">
            <text:p>0.361</text:p>
          </table:table-cell>
          <table:table-cell office:value-type="float" office:value="0.435">
            <text:p>0.435</text:p>
          </table:table-cell>
          <table:table-cell office:value-type="float" office:value="0.425">
            <text:p>0.425</text:p>
          </table:table-cell>
          <table:table-cell office:value-type="float" office:value="-0.193">
            <text:p>-0.193</text:p>
          </table:table-cell>
          <table:table-cell office:value-type="float" office:value="0.012">
            <text:p>0.012</text:p>
          </table:table-cell>
          <table:table-cell office:value-type="float" office:value="-1.166">
            <text:p>-1.166</text:p>
          </table:table-cell>
          <table:table-cell office:value-type="float" office:value="0.794">
            <text:p>0.794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661">
            <text:p>-3.661</text:p>
          </table:table-cell>
          <table:table-cell office:value-type="float" office:value="0.3">
            <text:p>0.3</text:p>
          </table:table-cell>
          <table:table-cell office:value-type="float" office:value="0.53">
            <text:p>0.53</text:p>
          </table:table-cell>
          <table:table-cell office:value-type="float" office:value="1.816">
            <text:p>1.816</text:p>
          </table:table-cell>
          <table:table-cell office:value-type="float" office:value="0.333">
            <text:p>0.333</text:p>
          </table:table-cell>
          <table:table-cell office:value-type="float" office:value="0.444">
            <text:p>0.444</text:p>
          </table:table-cell>
          <table:table-cell office:value-type="float" office:value="-0.858">
            <text:p>-0.858</text:p>
          </table:table-cell>
          <table:table-cell office:value-type="float" office:value="-0.732">
            <text:p>-0.732</text:p>
          </table:table-cell>
          <table:table-cell office:value-type="float" office:value="-0.809">
            <text:p>-0.809</text:p>
          </table:table-cell>
          <table:table-cell office:value-type="float" office:value="0.995">
            <text:p>0.995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674">
            <text:p>-3.674</text:p>
          </table:table-cell>
          <table:table-cell office:value-type="float" office:value="1.513">
            <text:p>1.513</text:p>
          </table:table-cell>
          <table:table-cell office:value-type="float" office:value="0.038">
            <text:p>0.038</text:p>
          </table:table-cell>
          <table:table-cell office:value-type="float" office:value="1.604">
            <text:p>1.604</text:p>
          </table:table-cell>
          <table:table-cell office:value-type="float" office:value="0.907">
            <text:p>0.907</text:p>
          </table:table-cell>
          <table:table-cell office:value-type="float" office:value="1.045">
            <text:p>1.045</text:p>
          </table:table-cell>
          <table:table-cell office:value-type="float" office:value="-0.166">
            <text:p>-0.166</text:p>
          </table:table-cell>
          <table:table-cell office:value-type="float" office:value="-0.295">
            <text:p>-0.295</text:p>
          </table:table-cell>
          <table:table-cell office:value-type="float" office:value="-1.13">
            <text:p>-1.13</text:p>
          </table:table-cell>
          <table:table-cell office:value-type="float" office:value="0.594">
            <text:p>0.594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242">
            <text:p>-3.242</text:p>
          </table:table-cell>
          <table:table-cell office:value-type="float" office:value="1.615">
            <text:p>1.615</text:p>
          </table:table-cell>
          <table:table-cell office:value-type="float" office:value="-0.829">
            <text:p>-0.829</text:p>
          </table:table-cell>
          <table:table-cell office:value-type="float" office:value="1.589">
            <text:p>1.589</text:p>
          </table:table-cell>
          <table:table-cell office:value-type="float" office:value="0.09">
            <text:p>0.09</text:p>
          </table:table-cell>
          <table:table-cell office:value-type="float" office:value="0.051">
            <text:p>0.051</text:p>
          </table:table-cell>
          <table:table-cell office:value-type="float" office:value="-0.504">
            <text:p>-0.504</text:p>
          </table:table-cell>
          <table:table-cell office:value-type="float" office:value="-0.211">
            <text:p>-0.211</text:p>
          </table:table-cell>
          <table:table-cell office:value-type="float" office:value="-0.513">
            <text:p>-0.513</text:p>
          </table:table-cell>
          <table:table-cell office:value-type="float" office:value="1.005">
            <text:p>1.005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634">
            <text:p>-2.634</text:p>
          </table:table-cell>
          <table:table-cell office:value-type="float" office:value="2.076">
            <text:p>2.076</text:p>
          </table:table-cell>
          <table:table-cell office:value-type="float" office:value="-1.32">
            <text:p>-1.32</text:p>
          </table:table-cell>
          <table:table-cell office:value-type="float" office:value="0.833">
            <text:p>0.833</text:p>
          </table:table-cell>
          <table:table-cell office:value-type="float" office:value="-0.547">
            <text:p>-0.547</text:p>
          </table:table-cell>
          <table:table-cell office:value-type="float" office:value="0.287">
            <text:p>0.287</text:p>
          </table:table-cell>
          <table:table-cell office:value-type="float" office:value="-0.173">
            <text:p>-0.173</text:p>
          </table:table-cell>
          <table:table-cell office:value-type="float" office:value="-0.203">
            <text:p>-0.203</text:p>
          </table:table-cell>
          <table:table-cell office:value-type="float" office:value="-0.001">
            <text:p>-0.001</text:p>
          </table:table-cell>
          <table:table-cell office:value-type="float" office:value="0.802">
            <text:p>0.80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052">
            <text:p>-3.052</text:p>
          </table:table-cell>
          <table:table-cell office:value-type="float" office:value="3.059">
            <text:p>3.059</text:p>
          </table:table-cell>
          <table:table-cell office:value-type="float" office:value="-1.668">
            <text:p>-1.668</text:p>
          </table:table-cell>
          <table:table-cell office:value-type="float" office:value="-0.208">
            <text:p>-0.208</text:p>
          </table:table-cell>
          <table:table-cell office:value-type="float" office:value="0.466">
            <text:p>0.466</text:p>
          </table:table-cell>
          <table:table-cell office:value-type="float" office:value="0.724">
            <text:p>0.724</text:p>
          </table:table-cell>
          <table:table-cell office:value-type="float" office:value="-0.237">
            <text:p>-0.237</text:p>
          </table:table-cell>
          <table:table-cell office:value-type="float" office:value="-0.175">
            <text:p>-0.175</text:p>
          </table:table-cell>
          <table:table-cell office:value-type="float" office:value="-0.315">
            <text:p>-0.315</text:p>
          </table:table-cell>
          <table:table-cell office:value-type="float" office:value="0.411">
            <text:p>0.411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918">
            <text:p>-2.918</text:p>
          </table:table-cell>
          <table:table-cell office:value-type="float" office:value="2.897">
            <text:p>2.897</text:p>
          </table:table-cell>
          <table:table-cell office:value-type="float" office:value="-1.069">
            <text:p>-1.069</text:p>
          </table:table-cell>
          <table:table-cell office:value-type="float" office:value="-0.077">
            <text:p>-0.077</text:p>
          </table:table-cell>
          <table:table-cell office:value-type="float" office:value="-0.261">
            <text:p>-0.261</text:p>
          </table:table-cell>
          <table:table-cell office:value-type="float" office:value="0.55">
            <text:p>0.55</text:p>
          </table:table-cell>
          <table:table-cell office:value-type="float" office:value="0.317">
            <text:p>0.317</text:p>
          </table:table-cell>
          <table:table-cell office:value-type="float" office:value="-0.322">
            <text:p>-0.322</text:p>
          </table:table-cell>
          <table:table-cell office:value-type="float" office:value="-0.776">
            <text:p>-0.776</text:p>
          </table:table-cell>
          <table:table-cell office:value-type="float" office:value="0.79">
            <text:p>0.79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048">
            <text:p>-3.048</text:p>
          </table:table-cell>
          <table:table-cell office:value-type="float" office:value="2.817">
            <text:p>2.817</text:p>
          </table:table-cell>
          <table:table-cell office:value-type="float" office:value="-0.703">
            <text:p>-0.703</text:p>
          </table:table-cell>
          <table:table-cell office:value-type="float" office:value="-0.396">
            <text:p>-0.396</text:p>
          </table:table-cell>
          <table:table-cell office:value-type="float" office:value="-0.639">
            <text:p>-0.639</text:p>
          </table:table-cell>
          <table:table-cell office:value-type="float" office:value="0.92">
            <text:p>0.92</text:p>
          </table:table-cell>
          <table:table-cell office:value-type="float" office:value="0.674">
            <text:p>0.674</text:p>
          </table:table-cell>
          <table:table-cell office:value-type="float" office:value="0.686">
            <text:p>0.686</text:p>
          </table:table-cell>
          <table:table-cell office:value-type="float" office:value="-0.611">
            <text:p>-0.611</text:p>
          </table:table-cell>
          <table:table-cell office:value-type="float" office:value="-0.053">
            <text:p>-0.053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66">
            <text:p>-3.66</text:p>
          </table:table-cell>
          <table:table-cell office:value-type="float" office:value="3.618">
            <text:p>3.618</text:p>
          </table:table-cell>
          <table:table-cell office:value-type="float" office:value="-1.051">
            <text:p>-1.051</text:p>
          </table:table-cell>
          <table:table-cell office:value-type="float" office:value="-0.748">
            <text:p>-0.748</text:p>
          </table:table-cell>
          <table:table-cell office:value-type="float" office:value="0.08">
            <text:p>0.08</text:p>
          </table:table-cell>
          <table:table-cell office:value-type="float" office:value="1.022">
            <text:p>1.022</text:p>
          </table:table-cell>
          <table:table-cell office:value-type="float" office:value="0.914">
            <text:p>0.914</text:p>
          </table:table-cell>
          <table:table-cell office:value-type="float" office:value="0.613">
            <text:p>0.613</text:p>
          </table:table-cell>
          <table:table-cell office:value-type="float" office:value="0.023">
            <text:p>0.023</text:p>
          </table:table-cell>
          <table:table-cell office:value-type="float" office:value="-0.448">
            <text:p>-0.448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919">
            <text:p>-3.919</text:p>
          </table:table-cell>
          <table:table-cell office:value-type="float" office:value="2.575">
            <text:p>2.575</text:p>
          </table:table-cell>
          <table:table-cell office:value-type="float" office:value="0.471">
            <text:p>0.471</text:p>
          </table:table-cell>
          <table:table-cell office:value-type="float" office:value="-0.064">
            <text:p>-0.064</text:p>
          </table:table-cell>
          <table:table-cell office:value-type="float" office:value="-0.042">
            <text:p>-0.042</text:p>
          </table:table-cell>
          <table:table-cell office:value-type="float" office:value="0.88">
            <text:p>0.88</text:p>
          </table:table-cell>
          <table:table-cell office:value-type="float" office:value="-0.128">
            <text:p>-0.128</text:p>
          </table:table-cell>
          <table:table-cell office:value-type="float" office:value="0.612">
            <text:p>0.612</text:p>
          </table:table-cell>
          <table:table-cell office:value-type="float" office:value="-0.504">
            <text:p>-0.504</text:p>
          </table:table-cell>
          <table:table-cell office:value-type="float" office:value="-0.539">
            <text:p>-0.53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094">
            <text:p>-4.094</text:p>
          </table:table-cell>
          <table:table-cell office:value-type="float" office:value="2.499">
            <text:p>2.499</text:p>
          </table:table-cell>
          <table:table-cell office:value-type="float" office:value="-0.149">
            <text:p>-0.149</text:p>
          </table:table-cell>
          <table:table-cell office:value-type="float" office:value="1.017">
            <text:p>1.017</text:p>
          </table:table-cell>
          <table:table-cell office:value-type="float" office:value="0.683">
            <text:p>0.683</text:p>
          </table:table-cell>
          <table:table-cell office:value-type="float" office:value="0.536">
            <text:p>0.536</text:p>
          </table:table-cell>
          <table:table-cell office:value-type="float" office:value="-1.023">
            <text:p>-1.023</text:p>
          </table:table-cell>
          <table:table-cell office:value-type="float" office:value="-0.127">
            <text:p>-0.127</text:p>
          </table:table-cell>
          <table:table-cell office:value-type="float" office:value="-1.142">
            <text:p>-1.142</text:p>
          </table:table-cell>
          <table:table-cell office:value-type="float" office:value="-0.421">
            <text:p>-0.421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396">
            <text:p>-3.396</text:p>
          </table:table-cell>
          <table:table-cell office:value-type="float" office:value="2.257">
            <text:p>2.257</text:p>
          </table:table-cell>
          <table:table-cell office:value-type="float" office:value="-0.602">
            <text:p>-0.602</text:p>
          </table:table-cell>
          <table:table-cell office:value-type="float" office:value="0.407">
            <text:p>0.407</text:p>
          </table:table-cell>
          <table:table-cell office:value-type="float" office:value="0.204">
            <text:p>0.204</text:p>
          </table:table-cell>
          <table:table-cell office:value-type="float" office:value="0.366">
            <text:p>0.366</text:p>
          </table:table-cell>
          <table:table-cell office:value-type="float" office:value="0.067">
            <text:p>0.067</text:p>
          </table:table-cell>
          <table:table-cell office:value-type="float" office:value="0.044">
            <text:p>0.044</text:p>
          </table:table-cell>
          <table:table-cell office:value-type="float" office:value="-1.352">
            <text:p>-1.352</text:p>
          </table:table-cell>
          <table:table-cell office:value-type="float" office:value="0.871">
            <text:p>0.871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572">
            <text:p>-3.572</text:p>
          </table:table-cell>
          <table:table-cell office:value-type="float" office:value="0.228">
            <text:p>0.228</text:p>
          </table:table-cell>
          <table:table-cell office:value-type="float" office:value="0.52">
            <text:p>0.52</text:p>
          </table:table-cell>
          <table:table-cell office:value-type="float" office:value="1.791">
            <text:p>1.791</text:p>
          </table:table-cell>
          <table:table-cell office:value-type="float" office:value="0.382">
            <text:p>0.382</text:p>
          </table:table-cell>
          <table:table-cell office:value-type="float" office:value="0.573">
            <text:p>0.573</text:p>
          </table:table-cell>
          <table:table-cell office:value-type="float" office:value="-0.961">
            <text:p>-0.961</text:p>
          </table:table-cell>
          <table:table-cell office:value-type="float" office:value="-0.74">
            <text:p>-0.74</text:p>
          </table:table-cell>
          <table:table-cell office:value-type="float" office:value="-0.936">
            <text:p>-0.936</text:p>
          </table:table-cell>
          <table:table-cell office:value-type="float" office:value="1.007">
            <text:p>1.007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584">
            <text:p>-3.584</text:p>
          </table:table-cell>
          <table:table-cell office:value-type="float" office:value="1.252">
            <text:p>1.252</text:p>
          </table:table-cell>
          <table:table-cell office:value-type="float" office:value="-0.062">
            <text:p>-0.062</text:p>
          </table:table-cell>
          <table:table-cell office:value-type="float" office:value="1.646">
            <text:p>1.646</text:p>
          </table:table-cell>
          <table:table-cell office:value-type="float" office:value="0.787">
            <text:p>0.787</text:p>
          </table:table-cell>
          <table:table-cell office:value-type="float" office:value="1.134">
            <text:p>1.134</text:p>
          </table:table-cell>
          <table:table-cell office:value-type="float" office:value="0.096">
            <text:p>0.096</text:p>
          </table:table-cell>
          <table:table-cell office:value-type="float" office:value="-0.292">
            <text:p>-0.292</text:p>
          </table:table-cell>
          <table:table-cell office:value-type="float" office:value="-1.133">
            <text:p>-1.133</text:p>
          </table:table-cell>
          <table:table-cell office:value-type="float" office:value="0.472">
            <text:p>0.472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232">
            <text:p>-3.232</text:p>
          </table:table-cell>
          <table:table-cell office:value-type="float" office:value="1.551">
            <text:p>1.551</text:p>
          </table:table-cell>
          <table:table-cell office:value-type="float" office:value="-0.832">
            <text:p>-0.832</text:p>
          </table:table-cell>
          <table:table-cell office:value-type="float" office:value="1.674">
            <text:p>1.674</text:p>
          </table:table-cell>
          <table:table-cell office:value-type="float" office:value="-0.042">
            <text:p>-0.042</text:p>
          </table:table-cell>
          <table:table-cell office:value-type="float" office:value="0.296">
            <text:p>0.296</text:p>
          </table:table-cell>
          <table:table-cell office:value-type="float" office:value="-0.553">
            <text:p>-0.553</text:p>
          </table:table-cell>
          <table:table-cell office:value-type="float" office:value="-0.443">
            <text:p>-0.443</text:p>
          </table:table-cell>
          <table:table-cell office:value-type="float" office:value="-0.413">
            <text:p>-0.413</text:p>
          </table:table-cell>
          <table:table-cell office:value-type="float" office:value="0.96">
            <text:p>0.96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643">
            <text:p>-2.643</text:p>
          </table:table-cell>
          <table:table-cell office:value-type="float" office:value="2.021">
            <text:p>2.021</text:p>
          </table:table-cell>
          <table:table-cell office:value-type="float" office:value="-1.265">
            <text:p>-1.265</text:p>
          </table:table-cell>
          <table:table-cell office:value-type="float" office:value="0.759">
            <text:p>0.759</text:p>
          </table:table-cell>
          <table:table-cell office:value-type="float" office:value="-0.442">
            <text:p>-0.442</text:p>
          </table:table-cell>
          <table:table-cell office:value-type="float" office:value="0.159">
            <text:p>0.159</text:p>
          </table:table-cell>
          <table:table-cell office:value-type="float" office:value="-0.032">
            <text:p>-0.032</text:p>
          </table:table-cell>
          <table:table-cell office:value-type="float" office:value="-0.145">
            <text:p>-0.145</text:p>
          </table:table-cell>
          <table:table-cell office:value-type="float" office:value="-0.164">
            <text:p>-0.164</text:p>
          </table:table-cell>
          <table:table-cell office:value-type="float" office:value="0.86">
            <text:p>0.86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05">
            <text:p>-3.05</text:p>
          </table:table-cell>
          <table:table-cell office:value-type="float" office:value="3.055">
            <text:p>3.055</text:p>
          </table:table-cell>
          <table:table-cell office:value-type="float" office:value="-1.598">
            <text:p>-1.598</text:p>
          </table:table-cell>
          <table:table-cell office:value-type="float" office:value="-0.12">
            <text:p>-0.12</text:p>
          </table:table-cell>
          <table:table-cell office:value-type="float" office:value="0.144">
            <text:p>0.144</text:p>
          </table:table-cell>
          <table:table-cell office:value-type="float" office:value="0.757">
            <text:p>0.757</text:p>
          </table:table-cell>
          <table:table-cell office:value-type="float" office:value="0.119">
            <text:p>0.119</text:p>
          </table:table-cell>
          <table:table-cell office:value-type="float" office:value="-0.397">
            <text:p>-0.397</text:p>
          </table:table-cell>
          <table:table-cell office:value-type="float" office:value="-0.396">
            <text:p>-0.396</text:p>
          </table:table-cell>
          <table:table-cell office:value-type="float" office:value="0.477">
            <text:p>0.477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938">
            <text:p>-2.938</text:p>
          </table:table-cell>
          <table:table-cell office:value-type="float" office:value="2.782">
            <text:p>2.782</text:p>
          </table:table-cell>
          <table:table-cell office:value-type="float" office:value="-1.111">
            <text:p>-1.111</text:p>
          </table:table-cell>
          <table:table-cell office:value-type="float" office:value="-0.076">
            <text:p>-0.076</text:p>
          </table:table-cell>
          <table:table-cell office:value-type="float" office:value="0">
            <text:p>0</text:p>
          </table:table-cell>
          <table:table-cell office:value-type="float" office:value="0.582">
            <text:p>0.582</text:p>
          </table:table-cell>
          <table:table-cell office:value-type="float" office:value="0.252">
            <text:p>0.252</text:p>
          </table:table-cell>
          <table:table-cell office:value-type="float" office:value="-0.4">
            <text:p>-0.4</text:p>
          </table:table-cell>
          <table:table-cell office:value-type="float" office:value="-0.773">
            <text:p>-0.773</text:p>
          </table:table-cell>
          <table:table-cell office:value-type="float" office:value="0.838">
            <text:p>0.838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095">
            <text:p>-3.095</text:p>
          </table:table-cell>
          <table:table-cell office:value-type="float" office:value="2.851">
            <text:p>2.851</text:p>
          </table:table-cell>
          <table:table-cell office:value-type="float" office:value="-0.816">
            <text:p>-0.816</text:p>
          </table:table-cell>
          <table:table-cell office:value-type="float" office:value="-0.396">
            <text:p>-0.396</text:p>
          </table:table-cell>
          <table:table-cell office:value-type="float" office:value="-0.603">
            <text:p>-0.603</text:p>
          </table:table-cell>
          <table:table-cell office:value-type="float" office:value="1.09">
            <text:p>1.09</text:p>
          </table:table-cell>
          <table:table-cell office:value-type="float" office:value="0.567">
            <text:p>0.567</text:p>
          </table:table-cell>
          <table:table-cell office:value-type="float" office:value="0.743">
            <text:p>0.743</text:p>
          </table:table-cell>
          <table:table-cell office:value-type="float" office:value="-0.677">
            <text:p>-0.677</text:p>
          </table:table-cell>
          <table:table-cell office:value-type="float" office:value="0.052">
            <text:p>0.052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706">
            <text:p>-3.706</text:p>
          </table:table-cell>
          <table:table-cell office:value-type="float" office:value="3.627">
            <text:p>3.627</text:p>
          </table:table-cell>
          <table:table-cell office:value-type="float" office:value="-0.889">
            <text:p>-0.889</text:p>
          </table:table-cell>
          <table:table-cell office:value-type="float" office:value="-0.789">
            <text:p>-0.789</text:p>
          </table:table-cell>
          <table:table-cell office:value-type="float" office:value="-0.093">
            <text:p>-0.093</text:p>
          </table:table-cell>
          <table:table-cell office:value-type="float" office:value="1.223">
            <text:p>1.223</text:p>
          </table:table-cell>
          <table:table-cell office:value-type="float" office:value="0.814">
            <text:p>0.814</text:p>
          </table:table-cell>
          <table:table-cell office:value-type="float" office:value="0.563">
            <text:p>0.563</text:p>
          </table:table-cell>
          <table:table-cell office:value-type="float" office:value="0.062">
            <text:p>0.062</text:p>
          </table:table-cell>
          <table:table-cell office:value-type="float" office:value="-0.449">
            <text:p>-0.449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946">
            <text:p>-3.946</text:p>
          </table:table-cell>
          <table:table-cell office:value-type="float" office:value="2.545">
            <text:p>2.545</text:p>
          </table:table-cell>
          <table:table-cell office:value-type="float" office:value="0.447">
            <text:p>0.447</text:p>
          </table:table-cell>
          <table:table-cell office:value-type="float" office:value="-0.001">
            <text:p>-0.001</text:p>
          </table:table-cell>
          <table:table-cell office:value-type="float" office:value="0.043">
            <text:p>0.043</text:p>
          </table:table-cell>
          <table:table-cell office:value-type="float" office:value="0.788">
            <text:p>0.788</text:p>
          </table:table-cell>
          <table:table-cell office:value-type="float" office:value="-0.102">
            <text:p>-0.102</text:p>
          </table:table-cell>
          <table:table-cell office:value-type="float" office:value="0.68">
            <text:p>0.68</text:p>
          </table:table-cell>
          <table:table-cell office:value-type="float" office:value="-0.637">
            <text:p>-0.637</text:p>
          </table:table-cell>
          <table:table-cell office:value-type="float" office:value="-0.545">
            <text:p>-0.545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145">
            <text:p>-4.145</text:p>
          </table:table-cell>
          <table:table-cell office:value-type="float" office:value="2.739">
            <text:p>2.739</text:p>
          </table:table-cell>
          <table:table-cell office:value-type="float" office:value="-0.115">
            <text:p>-0.115</text:p>
          </table:table-cell>
          <table:table-cell office:value-type="float" office:value="0.907">
            <text:p>0.907</text:p>
          </table:table-cell>
          <table:table-cell office:value-type="float" office:value="0.669">
            <text:p>0.669</text:p>
          </table:table-cell>
          <table:table-cell office:value-type="float" office:value="0.478">
            <text:p>0.478</text:p>
          </table:table-cell>
          <table:table-cell office:value-type="float" office:value="-1.183">
            <text:p>-1.183</text:p>
          </table:table-cell>
          <table:table-cell office:value-type="float" office:value="-0.24">
            <text:p>-0.24</text:p>
          </table:table-cell>
          <table:table-cell office:value-type="float" office:value="-0.887">
            <text:p>-0.887</text:p>
          </table:table-cell>
          <table:table-cell office:value-type="float" office:value="-0.365">
            <text:p>-0.365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325">
            <text:p>-3.325</text:p>
          </table:table-cell>
          <table:table-cell office:value-type="float" office:value="2.141">
            <text:p>2.141</text:p>
          </table:table-cell>
          <table:table-cell office:value-type="float" office:value="-0.528">
            <text:p>-0.528</text:p>
          </table:table-cell>
          <table:table-cell office:value-type="float" office:value="0.439">
            <text:p>0.439</text:p>
          </table:table-cell>
          <table:table-cell office:value-type="float" office:value="0.099">
            <text:p>0.099</text:p>
          </table:table-cell>
          <table:table-cell office:value-type="float" office:value="0.321">
            <text:p>0.321</text:p>
          </table:table-cell>
          <table:table-cell office:value-type="float" office:value="0.217">
            <text:p>0.217</text:p>
          </table:table-cell>
          <table:table-cell office:value-type="float" office:value="0.135">
            <text:p>0.135</text:p>
          </table:table-cell>
          <table:table-cell office:value-type="float" office:value="-1.388">
            <text:p>-1.388</text:p>
          </table:table-cell>
          <table:table-cell office:value-type="float" office:value="0.746">
            <text:p>0.746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461">
            <text:p>-3.461</text:p>
          </table:table-cell>
          <table:table-cell office:value-type="float" office:value="0.04">
            <text:p>0.04</text:p>
          </table:table-cell>
          <table:table-cell office:value-type="float" office:value="0.553">
            <text:p>0.553</text:p>
          </table:table-cell>
          <table:table-cell office:value-type="float" office:value="1.854">
            <text:p>1.854</text:p>
          </table:table-cell>
          <table:table-cell office:value-type="float" office:value="0.386">
            <text:p>0.386</text:p>
          </table:table-cell>
          <table:table-cell office:value-type="float" office:value="0.568">
            <text:p>0.568</text:p>
          </table:table-cell>
          <table:table-cell office:value-type="float" office:value="-1.003">
            <text:p>-1.003</text:p>
          </table:table-cell>
          <table:table-cell office:value-type="float" office:value="-0.638">
            <text:p>-0.638</text:p>
          </table:table-cell>
          <table:table-cell office:value-type="float" office:value="-1.04">
            <text:p>-1.04</text:p>
          </table:table-cell>
          <table:table-cell office:value-type="float" office:value="1.051">
            <text:p>1.051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546">
            <text:p>-3.546</text:p>
          </table:table-cell>
          <table:table-cell office:value-type="float" office:value="1.064">
            <text:p>1.064</text:p>
          </table:table-cell>
          <table:table-cell office:value-type="float" office:value="-0.006">
            <text:p>-0.006</text:p>
          </table:table-cell>
          <table:table-cell office:value-type="float" office:value="1.455">
            <text:p>1.455</text:p>
          </table:table-cell>
          <table:table-cell office:value-type="float" office:value="0.847">
            <text:p>0.847</text:p>
          </table:table-cell>
          <table:table-cell office:value-type="float" office:value="1.117">
            <text:p>1.117</text:p>
          </table:table-cell>
          <table:table-cell office:value-type="float" office:value="0.073">
            <text:p>0.073</text:p>
          </table:table-cell>
          <table:table-cell office:value-type="float" office:value="-0.025">
            <text:p>-0.025</text:p>
          </table:table-cell>
          <table:table-cell office:value-type="float" office:value="-1.318">
            <text:p>-1.318</text:p>
          </table:table-cell>
          <table:table-cell office:value-type="float" office:value="0.557">
            <text:p>0.557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32">
            <text:p>-3.32</text:p>
          </table:table-cell>
          <table:table-cell office:value-type="float" office:value="1.553">
            <text:p>1.553</text:p>
          </table:table-cell>
          <table:table-cell office:value-type="float" office:value="-0.586">
            <text:p>-0.586</text:p>
          </table:table-cell>
          <table:table-cell office:value-type="float" office:value="1.688">
            <text:p>1.688</text:p>
          </table:table-cell>
          <table:table-cell office:value-type="float" office:value="-0.262">
            <text:p>-0.262</text:p>
          </table:table-cell>
          <table:table-cell office:value-type="float" office:value="0.392">
            <text:p>0.392</text:p>
          </table:table-cell>
          <table:table-cell office:value-type="float" office:value="-0.478">
            <text:p>-0.478</text:p>
          </table:table-cell>
          <table:table-cell office:value-type="float" office:value="-0.461">
            <text:p>-0.461</text:p>
          </table:table-cell>
          <table:table-cell office:value-type="float" office:value="-0.522">
            <text:p>-0.522</text:p>
          </table:table-cell>
          <table:table-cell office:value-type="float" office:value="0.929">
            <text:p>0.929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71">
            <text:p>-2.71</text:p>
          </table:table-cell>
          <table:table-cell office:value-type="float" office:value="1.943">
            <text:p>1.943</text:p>
          </table:table-cell>
          <table:table-cell office:value-type="float" office:value="-1.247">
            <text:p>-1.247</text:p>
          </table:table-cell>
          <table:table-cell office:value-type="float" office:value="0.772">
            <text:p>0.772</text:p>
          </table:table-cell>
          <table:table-cell office:value-type="float" office:value="-0.345">
            <text:p>-0.345</text:p>
          </table:table-cell>
          <table:table-cell office:value-type="float" office:value="0.107">
            <text:p>0.107</text:p>
          </table:table-cell>
          <table:table-cell office:value-type="float" office:value="-0.062">
            <text:p>-0.062</text:p>
          </table:table-cell>
          <table:table-cell office:value-type="float" office:value="0.04">
            <text:p>0.04</text:p>
          </table:table-cell>
          <table:table-cell office:value-type="float" office:value="-0.322">
            <text:p>-0.322</text:p>
          </table:table-cell>
          <table:table-cell office:value-type="float" office:value="1.018">
            <text:p>1.018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018">
            <text:p>-3.018</text:p>
          </table:table-cell>
          <table:table-cell office:value-type="float" office:value="3.014">
            <text:p>3.014</text:p>
          </table:table-cell>
          <table:table-cell office:value-type="float" office:value="-1.486">
            <text:p>-1.486</text:p>
          </table:table-cell>
          <table:table-cell office:value-type="float" office:value="-0.105">
            <text:p>-0.105</text:p>
          </table:table-cell>
          <table:table-cell office:value-type="float" office:value="-0.131">
            <text:p>-0.131</text:p>
          </table:table-cell>
          <table:table-cell office:value-type="float" office:value="0.929">
            <text:p>0.929</text:p>
          </table:table-cell>
          <table:table-cell office:value-type="float" office:value="0.226">
            <text:p>0.226</text:p>
          </table:table-cell>
          <table:table-cell office:value-type="float" office:value="-0.463">
            <text:p>-0.463</text:p>
          </table:table-cell>
          <table:table-cell office:value-type="float" office:value="-0.555">
            <text:p>-0.555</text:p>
          </table:table-cell>
          <table:table-cell office:value-type="float" office:value="0.598">
            <text:p>0.598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904">
            <text:p>-2.904</text:p>
          </table:table-cell>
          <table:table-cell office:value-type="float" office:value="2.741">
            <text:p>2.741</text:p>
          </table:table-cell>
          <table:table-cell office:value-type="float" office:value="-1.123">
            <text:p>-1.123</text:p>
          </table:table-cell>
          <table:table-cell office:value-type="float" office:value="0.014">
            <text:p>0.014</text:p>
          </table:table-cell>
          <table:table-cell office:value-type="float" office:value="0.071">
            <text:p>0.071</text:p>
          </table:table-cell>
          <table:table-cell office:value-type="float" office:value="0.654">
            <text:p>0.654</text:p>
          </table:table-cell>
          <table:table-cell office:value-type="float" office:value="0.212">
            <text:p>0.212</text:p>
          </table:table-cell>
          <table:table-cell office:value-type="float" office:value="-0.454">
            <text:p>-0.454</text:p>
          </table:table-cell>
          <table:table-cell office:value-type="float" office:value="-0.815">
            <text:p>-0.815</text:p>
          </table:table-cell>
          <table:table-cell office:value-type="float" office:value="0.752">
            <text:p>0.75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176">
            <text:p>-3.176</text:p>
          </table:table-cell>
          <table:table-cell office:value-type="float" office:value="2.997">
            <text:p>2.997</text:p>
          </table:table-cell>
          <table:table-cell office:value-type="float" office:value="-1.098">
            <text:p>-1.098</text:p>
          </table:table-cell>
          <table:table-cell office:value-type="float" office:value="-0.371">
            <text:p>-0.371</text:p>
          </table:table-cell>
          <table:table-cell office:value-type="float" office:value="-0.418">
            <text:p>-0.418</text:p>
          </table:table-cell>
          <table:table-cell office:value-type="float" office:value="1.318">
            <text:p>1.318</text:p>
          </table:table-cell>
          <table:table-cell office:value-type="float" office:value="0.48">
            <text:p>0.48</text:p>
          </table:table-cell>
          <table:table-cell office:value-type="float" office:value="0.472">
            <text:p>0.472</text:p>
          </table:table-cell>
          <table:table-cell office:value-type="float" office:value="-0.814">
            <text:p>-0.814</text:p>
          </table:table-cell>
          <table:table-cell office:value-type="float" office:value="0.106">
            <text:p>0.106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743">
            <text:p>-3.743</text:p>
          </table:table-cell>
          <table:table-cell office:value-type="float" office:value="3.629">
            <text:p>3.629</text:p>
          </table:table-cell>
          <table:table-cell office:value-type="float" office:value="-0.874">
            <text:p>-0.874</text:p>
          </table:table-cell>
          <table:table-cell office:value-type="float" office:value="-0.79">
            <text:p>-0.79</text:p>
          </table:table-cell>
          <table:table-cell office:value-type="float" office:value="-0.312">
            <text:p>-0.312</text:p>
          </table:table-cell>
          <table:table-cell office:value-type="float" office:value="1.759">
            <text:p>1.759</text:p>
          </table:table-cell>
          <table:table-cell office:value-type="float" office:value="0.679">
            <text:p>0.679</text:p>
          </table:table-cell>
          <table:table-cell office:value-type="float" office:value="0.565">
            <text:p>0.565</text:p>
          </table:table-cell>
          <table:table-cell office:value-type="float" office:value="-0.521">
            <text:p>-0.521</text:p>
          </table:table-cell>
          <table:table-cell office:value-type="float" office:value="-0.485">
            <text:p>-0.485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952">
            <text:p>-3.952</text:p>
          </table:table-cell>
          <table:table-cell office:value-type="float" office:value="2.489">
            <text:p>2.489</text:p>
          </table:table-cell>
          <table:table-cell office:value-type="float" office:value="0.287">
            <text:p>0.287</text:p>
          </table:table-cell>
          <table:table-cell office:value-type="float" office:value="0.012">
            <text:p>0.012</text:p>
          </table:table-cell>
          <table:table-cell office:value-type="float" office:value="0.141">
            <text:p>0.141</text:p>
          </table:table-cell>
          <table:table-cell office:value-type="float" office:value="0.892">
            <text:p>0.892</text:p>
          </table:table-cell>
          <table:table-cell office:value-type="float" office:value="-0.087">
            <text:p>-0.087</text:p>
          </table:table-cell>
          <table:table-cell office:value-type="float" office:value="0.613">
            <text:p>0.613</text:p>
          </table:table-cell>
          <table:table-cell office:value-type="float" office:value="-0.685">
            <text:p>-0.685</text:p>
          </table:table-cell>
          <table:table-cell office:value-type="float" office:value="-0.623">
            <text:p>-0.623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211">
            <text:p>-4.211</text:p>
          </table:table-cell>
          <table:table-cell office:value-type="float" office:value="2.811">
            <text:p>2.811</text:p>
          </table:table-cell>
          <table:table-cell office:value-type="float" office:value="0.016">
            <text:p>0.016</text:p>
          </table:table-cell>
          <table:table-cell office:value-type="float" office:value="0.799">
            <text:p>0.799</text:p>
          </table:table-cell>
          <table:table-cell office:value-type="float" office:value="0.514">
            <text:p>0.514</text:p>
          </table:table-cell>
          <table:table-cell office:value-type="float" office:value="0.496">
            <text:p>0.496</text:p>
          </table:table-cell>
          <table:table-cell office:value-type="float" office:value="-1.219">
            <text:p>-1.219</text:p>
          </table:table-cell>
          <table:table-cell office:value-type="float" office:value="-0.238">
            <text:p>-0.238</text:p>
          </table:table-cell>
          <table:table-cell office:value-type="float" office:value="-0.798">
            <text:p>-0.798</text:p>
          </table:table-cell>
          <table:table-cell office:value-type="float" office:value="-0.392">
            <text:p>-0.392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309">
            <text:p>-3.309</text:p>
          </table:table-cell>
          <table:table-cell office:value-type="float" office:value="2.256">
            <text:p>2.256</text:p>
          </table:table-cell>
          <table:table-cell office:value-type="float" office:value="-0.615">
            <text:p>-0.615</text:p>
          </table:table-cell>
          <table:table-cell office:value-type="float" office:value="0.365">
            <text:p>0.365</text:p>
          </table:table-cell>
          <table:table-cell office:value-type="float" office:value="0.251">
            <text:p>0.251</text:p>
          </table:table-cell>
          <table:table-cell office:value-type="float" office:value="0.439">
            <text:p>0.439</text:p>
          </table:table-cell>
          <table:table-cell office:value-type="float" office:value="0.011">
            <text:p>0.011</text:p>
          </table:table-cell>
          <table:table-cell office:value-type="float" office:value="0.119">
            <text:p>0.119</text:p>
          </table:table-cell>
          <table:table-cell office:value-type="float" office:value="-1.219">
            <text:p>-1.219</text:p>
          </table:table-cell>
          <table:table-cell office:value-type="float" office:value="0.695">
            <text:p>0.695</text:p>
          </table:table-cell>
          <table:table-cell office:value-type="string">
            <text:p>hed</text:p>
          </table:table-cell>
        </table:table-row>
        <table:table-row table:style-name="ro1">
          <table:table-cell office:value-type="float" office:value="-3.5">
            <text:p>-3.5</text:p>
          </table:table-cell>
          <table:table-cell office:value-type="float" office:value="0.068">
            <text:p>0.068</text:p>
          </table:table-cell>
          <table:table-cell office:value-type="float" office:value="0.533">
            <text:p>0.533</text:p>
          </table:table-cell>
          <table:table-cell office:value-type="float" office:value="1.876">
            <text:p>1.876</text:p>
          </table:table-cell>
          <table:table-cell office:value-type="float" office:value="0.363">
            <text:p>0.363</text:p>
          </table:table-cell>
          <table:table-cell office:value-type="float" office:value="0.542">
            <text:p>0.542</text:p>
          </table:table-cell>
          <table:table-cell office:value-type="float" office:value="-0.982">
            <text:p>-0.982</text:p>
          </table:table-cell>
          <table:table-cell office:value-type="float" office:value="-0.671">
            <text:p>-0.671</text:p>
          </table:table-cell>
          <table:table-cell office:value-type="float" office:value="-1.006">
            <text:p>-1.006</text:p>
          </table:table-cell>
          <table:table-cell office:value-type="float" office:value="1.101">
            <text:p>1.101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62">
            <text:p>-3.62</text:p>
          </table:table-cell>
          <table:table-cell office:value-type="float" office:value="1.066">
            <text:p>1.066</text:p>
          </table:table-cell>
          <table:table-cell office:value-type="float" office:value="0.158">
            <text:p>0.158</text:p>
          </table:table-cell>
          <table:table-cell office:value-type="float" office:value="1.393">
            <text:p>1.393</text:p>
          </table:table-cell>
          <table:table-cell office:value-type="float" office:value="0.879">
            <text:p>0.879</text:p>
          </table:table-cell>
          <table:table-cell office:value-type="float" office:value="1.02">
            <text:p>1.02</text:p>
          </table:table-cell>
          <table:table-cell office:value-type="float" office:value="-0.09">
            <text:p>-0.09</text:p>
          </table:table-cell>
          <table:table-cell office:value-type="float" office:value="0.087">
            <text:p>0.087</text:p>
          </table:table-cell>
          <table:table-cell office:value-type="float" office:value="-1.333">
            <text:p>-1.333</text:p>
          </table:table-cell>
          <table:table-cell office:value-type="float" office:value="0.585">
            <text:p>0.585</text:p>
          </table:table-cell>
          <table:table-cell office:value-type="string">
            <text:p>hId</text:p>
          </table:table-cell>
        </table:table-row>
        <table:table-row table:style-name="ro2">
          <table:table-cell office:value-type="float" office:value="-3.468">
            <text:p>-3.468</text:p>
          </table:table-cell>
          <table:table-cell office:value-type="float" office:value="1.81">
            <text:p>1.81</text:p>
          </table:table-cell>
          <table:table-cell office:value-type="float" office:value="-0.39">
            <text:p>-0.39</text:p>
          </table:table-cell>
          <table:table-cell office:value-type="float" office:value="1.55">
            <text:p>1.55</text:p>
          </table:table-cell>
          <table:table-cell office:value-type="float" office:value="-0.084">
            <text:p>-0.084</text:p>
          </table:table-cell>
          <table:table-cell office:value-type="float" office:value="-0.008">
            <text:p>-0.008</text:p>
          </table:table-cell>
          <table:table-cell office:value-type="float" office:value="-0.482">
            <text:p>-0.482</text:p>
          </table:table-cell>
          <table:table-cell office:value-type="float" office:value="-0.231">
            <text:p>-0.231</text:p>
          </table:table-cell>
          <table:table-cell office:value-type="float" office:value="-0.724">
            <text:p>-0.724</text:p>
          </table:table-cell>
          <table:table-cell office:value-type="float" office:value="0.967">
            <text:p>0.967</text:p>
          </table:table-cell>
          <table:table-cell office:value-type="string">
            <text:p>hEd</text:p>
          </table:table-cell>
        </table:table-row>
        <table:table-row table:style-name="ro2">
          <table:table-cell office:value-type="float" office:value="-2.795">
            <text:p>-2.795</text:p>
          </table:table-cell>
          <table:table-cell office:value-type="float" office:value="1.957">
            <text:p>1.957</text:p>
          </table:table-cell>
          <table:table-cell office:value-type="float" office:value="-1.259">
            <text:p>-1.259</text:p>
          </table:table-cell>
          <table:table-cell office:value-type="float" office:value="0.79">
            <text:p>0.79</text:p>
          </table:table-cell>
          <table:table-cell office:value-type="float" office:value="-0.274">
            <text:p>-0.274</text:p>
          </table:table-cell>
          <table:table-cell office:value-type="float" office:value="0.078">
            <text:p>0.078</text:p>
          </table:table-cell>
          <table:table-cell office:value-type="float" office:value="-0.114">
            <text:p>-0.114</text:p>
          </table:table-cell>
          <table:table-cell office:value-type="float" office:value="0.005">
            <text:p>0.005</text:p>
          </table:table-cell>
          <table:table-cell office:value-type="float" office:value="-0.309">
            <text:p>-0.309</text:p>
          </table:table-cell>
          <table:table-cell office:value-type="float" office:value="1.142">
            <text:p>1.142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002">
            <text:p>-3.002</text:p>
          </table:table-cell>
          <table:table-cell office:value-type="float" office:value="2.944">
            <text:p>2.944</text:p>
          </table:table-cell>
          <table:table-cell office:value-type="float" office:value="-1.379">
            <text:p>-1.379</text:p>
          </table:table-cell>
          <table:table-cell office:value-type="float" office:value="-0.188">
            <text:p>-0.188</text:p>
          </table:table-cell>
          <table:table-cell office:value-type="float" office:value="-0.131">
            <text:p>-0.131</text:p>
          </table:table-cell>
          <table:table-cell office:value-type="float" office:value="0.957">
            <text:p>0.957</text:p>
          </table:table-cell>
          <table:table-cell office:value-type="float" office:value="0.346">
            <text:p>0.346</text:p>
          </table:table-cell>
          <table:table-cell office:value-type="float" office:value="-0.392">
            <text:p>-0.392</text:p>
          </table:table-cell>
          <table:table-cell office:value-type="float" office:value="-0.711">
            <text:p>-0.711</text:p>
          </table:table-cell>
          <table:table-cell office:value-type="float" office:value="0.617">
            <text:p>0.617</text:p>
          </table:table-cell>
          <table:table-cell office:value-type="string">
            <text:p>hYd</text:p>
          </table:table-cell>
        </table:table-row>
        <table:table-row table:style-name="ro1">
          <table:table-cell office:value-type="float" office:value="-2.924">
            <text:p>-2.924</text:p>
          </table:table-cell>
          <table:table-cell office:value-type="float" office:value="2.731">
            <text:p>2.731</text:p>
          </table:table-cell>
          <table:table-cell office:value-type="float" office:value="-1.138">
            <text:p>-1.138</text:p>
          </table:table-cell>
          <table:table-cell office:value-type="float" office:value="0.066">
            <text:p>0.066</text:p>
          </table:table-cell>
          <table:table-cell office:value-type="float" office:value="0.1">
            <text:p>0.1</text:p>
          </table:table-cell>
          <table:table-cell office:value-type="float" office:value="0.683">
            <text:p>0.683</text:p>
          </table:table-cell>
          <table:table-cell office:value-type="float" office:value="0.162">
            <text:p>0.162</text:p>
          </table:table-cell>
          <table:table-cell office:value-type="float" office:value="-0.399">
            <text:p>-0.399</text:p>
          </table:table-cell>
          <table:table-cell office:value-type="float" office:value="-0.882">
            <text:p>-0.882</text:p>
          </table:table-cell>
          <table:table-cell office:value-type="float" office:value="0.827">
            <text:p>0.827</text:p>
          </table:table-cell>
          <table:table-cell office:value-type="string">
            <text:p>had</text:p>
          </table:table-cell>
        </table:table-row>
        <table:table-row table:style-name="ro2">
          <table:table-cell office:value-type="float" office:value="-3.239">
            <text:p>-3.239</text:p>
          </table:table-cell>
          <table:table-cell office:value-type="float" office:value="3.083">
            <text:p>3.083</text:p>
          </table:table-cell>
          <table:table-cell office:value-type="float" office:value="-1.427">
            <text:p>-1.427</text:p>
          </table:table-cell>
          <table:table-cell office:value-type="float" office:value="-0.202">
            <text:p>-0.202</text:p>
          </table:table-cell>
          <table:table-cell office:value-type="float" office:value="-0.282">
            <text:p>-0.282</text:p>
          </table:table-cell>
          <table:table-cell office:value-type="float" office:value="1.421">
            <text:p>1.421</text:p>
          </table:table-cell>
          <table:table-cell office:value-type="float" office:value="0.576">
            <text:p>0.576</text:p>
          </table:table-cell>
          <table:table-cell office:value-type="float" office:value="0.068">
            <text:p>0.068</text:p>
          </table:table-cell>
          <table:table-cell office:value-type="float" office:value="-0.914">
            <text:p>-0.914</text:p>
          </table:table-cell>
          <table:table-cell office:value-type="float" office:value="0.147">
            <text:p>0.147</text:p>
          </table:table-cell>
          <table:table-cell office:value-type="string">
            <text:p>hOd</text:p>
          </table:table-cell>
        </table:table-row>
        <table:table-row table:style-name="ro1">
          <table:table-cell office:value-type="float" office:value="-3.753">
            <text:p>-3.753</text:p>
          </table:table-cell>
          <table:table-cell office:value-type="float" office:value="3.605">
            <text:p>3.605</text:p>
          </table:table-cell>
          <table:table-cell office:value-type="float" office:value="-0.899">
            <text:p>-0.899</text:p>
          </table:table-cell>
          <table:table-cell office:value-type="float" office:value="-0.747">
            <text:p>-0.747</text:p>
          </table:table-cell>
          <table:table-cell office:value-type="float" office:value="-0.401">
            <text:p>-0.401</text:p>
          </table:table-cell>
          <table:table-cell office:value-type="float" office:value="1.765">
            <text:p>1.765</text:p>
          </table:table-cell>
          <table:table-cell office:value-type="float" office:value="0.62">
            <text:p>0.62</text:p>
          </table:table-cell>
          <table:table-cell office:value-type="float" office:value="0.754">
            <text:p>0.754</text:p>
          </table:table-cell>
          <table:table-cell office:value-type="float" office:value="-0.835">
            <text:p>-0.835</text:p>
          </table:table-cell>
          <table:table-cell office:value-type="float" office:value="-0.301">
            <text:p>-0.301</text:p>
          </table:table-cell>
          <table:table-cell office:value-type="string">
            <text:p>hod</text:p>
          </table:table-cell>
        </table:table-row>
        <table:table-row table:style-name="ro2">
          <table:table-cell office:value-type="float" office:value="-3.98">
            <text:p>-3.98</text:p>
          </table:table-cell>
          <table:table-cell office:value-type="float" office:value="2.459">
            <text:p>2.459</text:p>
          </table:table-cell>
          <table:table-cell office:value-type="float" office:value="0.068">
            <text:p>0.068</text:p>
          </table:table-cell>
          <table:table-cell office:value-type="float" office:value="0.023">
            <text:p>0.023</text:p>
          </table:table-cell>
          <table:table-cell office:value-type="float" office:value="0.237">
            <text:p>0.237</text:p>
          </table:table-cell>
          <table:table-cell office:value-type="float" office:value="1.029">
            <text:p>1.029</text:p>
          </table:table-cell>
          <table:table-cell office:value-type="float" office:value="-0.189">
            <text:p>-0.189</text:p>
          </table:table-cell>
          <table:table-cell office:value-type="float" office:value="0.521">
            <text:p>0.521</text:p>
          </table:table-cell>
          <table:table-cell office:value-type="float" office:value="-0.773">
            <text:p>-0.773</text:p>
          </table:table-cell>
          <table:table-cell office:value-type="float" office:value="-0.5">
            <text:p>-0.5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4.264">
            <text:p>-4.264</text:p>
          </table:table-cell>
          <table:table-cell office:value-type="float" office:value="2.925">
            <text:p>2.925</text:p>
          </table:table-cell>
          <table:table-cell office:value-type="float" office:value="0.065">
            <text:p>0.065</text:p>
          </table:table-cell>
          <table:table-cell office:value-type="float" office:value="0.794">
            <text:p>0.794</text:p>
          </table:table-cell>
          <table:table-cell office:value-type="float" office:value="0.323">
            <text:p>0.323</text:p>
          </table:table-cell>
          <table:table-cell office:value-type="float" office:value="0.515">
            <text:p>0.515</text:p>
          </table:table-cell>
          <table:table-cell office:value-type="float" office:value="-1.282">
            <text:p>-1.282</text:p>
          </table:table-cell>
          <table:table-cell office:value-type="float" office:value="-0.14">
            <text:p>-0.14</text:p>
          </table:table-cell>
          <table:table-cell office:value-type="float" office:value="-0.863">
            <text:p>-0.863</text:p>
          </table:table-cell>
          <table:table-cell office:value-type="float" office:value="-0.39">
            <text:p>-0.39</text:p>
          </table:table-cell>
          <table:table-cell office:value-type="string">
            <text:p>hud</text:p>
          </table:table-cell>
        </table:table-row>
        <table:table-row table:style-name="ro2">
          <table:table-cell office:value-type="float" office:value="-3.291">
            <text:p>-3.291</text:p>
          </table:table-cell>
          <table:table-cell office:value-type="float" office:value="2.324">
            <text:p>2.324</text:p>
          </table:table-cell>
          <table:table-cell office:value-type="float" office:value="-0.679">
            <text:p>-0.679</text:p>
          </table:table-cell>
          <table:table-cell office:value-type="float" office:value="0.285">
            <text:p>0.285</text:p>
          </table:table-cell>
          <table:table-cell office:value-type="float" office:value="0.441">
            <text:p>0.441</text:p>
          </table:table-cell>
          <table:table-cell office:value-type="float" office:value="0.557">
            <text:p>0.557</text:p>
          </table:table-cell>
          <table:table-cell office:value-type="float" office:value="-0.227">
            <text:p>-0.227</text:p>
          </table:table-cell>
          <table:table-cell office:value-type="float" office:value="0.115">
            <text:p>0.115</text:p>
          </table:table-cell>
          <table:table-cell office:value-type="float" office:value="-1.046">
            <text:p>-1.046</text:p>
          </table:table-cell>
          <table:table-cell office:value-type="float" office:value="0.697">
            <text:p>0.697</text:p>
          </table:table-cell>
          <table:table-cell office:value-type="string">
            <text:p>hed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Clarkson</meta:initial-creator>
    <meta:creation-date>2013-02-16T09:44:18</meta:creation-date>
    <meta:generator>LibreOffice/3.5$Linux_X86_64 LibreOffice_project/350m1$Build-2</meta:generator>
    <meta:document-statistic meta:table-count="3" meta:cell-count="10890" meta:object-count="0"/>
  </office:meta>
</office:document-meta>
</file>